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24cm" svg:height="15.2cm" svg:x="12.713cm" svg:y="0.445cm">
            <draw:object draw:notify-on-update-of-ranges="LOGGER00.B1:LOGGER00.B1 LOGGER00.B2:LOGGER00.B1359 LOGGER00.C1:LOGGER00.C1 LOGGER00.C2:LOGGER00.C13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7" calcext:value-type="float">
            <text:p>1.37</text:p>
          </table:table-cell>
          <table:table-cell office:value-type="float" office:value="136.6" calcext:value-type="float">
            <text:p>136.6</text:p>
          </table:table-cell>
          <table:table-cell office:value-type="float" office:value="186.55" calcext:value-type="float">
            <text:p>186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[.A3]/1000/(60*60*24)" office:value-type="time" office:time-value="PT00H00M15.711S" calcext:value-type="time">
            <text:p>00:00:16</text:p>
          </table:table-cell>
          <table:table-cell office:value-type="float" office:value="1.35" calcext:value-type="float">
            <text:p>1.35</text:p>
          </table:table-cell>
          <table:table-cell office:value-type="float" office:value="136" calcext:value-type="float">
            <text:p>136</text:p>
          </table:table-cell>
          <table:table-cell office:value-type="float" office:value="184.09" calcext:value-type="float">
            <text:p>184.09</text:p>
          </table:table-cell>
          <table:table-cell office:value-type="float" office:value="0.59" calcext:value-type="float">
            <text:p>0.5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1711" calcext:value-type="float">
            <text:p>31711</text:p>
          </table:table-cell>
          <table:table-cell table:formula="of:=[.A4]/1000/(60*60*24)" office:value-type="time" office:time-value="PT00H00M31.711S" calcext:value-type="time">
            <text:p>00:00:32</text:p>
          </table:table-cell>
          <table:table-cell office:value-type="float" office:value="1.35" calcext:value-type="float">
            <text:p>1.35</text:p>
          </table:table-cell>
          <table:table-cell office:value-type="float" office:value="135.6" calcext:value-type="float">
            <text:p>135.6</text:p>
          </table:table-cell>
          <table:table-cell office:value-type="float" office:value="183.54" calcext:value-type="float">
            <text:p>183.54</text:p>
          </table:table-cell>
          <table:table-cell office:value-type="float" office:value="1.2" calcext:value-type="float">
            <text:p>1.2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47711" calcext:value-type="float">
            <text:p>47711</text:p>
          </table:table-cell>
          <table:table-cell table:formula="of:=[.A5]/1000/(60*60*24)" office:value-type="time" office:time-value="PT00H00M47.711S" calcext:value-type="time">
            <text:p>00:00:48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2.73" calcext:value-type="float">
            <text:p>182.73</text:p>
          </table:table-cell>
          <table:table-cell office:value-type="float" office:value="1.8" calcext:value-type="float">
            <text:p>1.8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63711" calcext:value-type="float">
            <text:p>63711</text:p>
          </table:table-cell>
          <table:table-cell table:formula="of:=[.A6]/1000/(60*60*24)" office:value-type="time" office:time-value="PT00H01M03.711S" calcext:value-type="time">
            <text:p>00:01:04</text:p>
          </table:table-cell>
          <table:table-cell office:value-type="float" office:value="1.35" calcext:value-type="float">
            <text:p>1.35</text:p>
          </table:table-cell>
          <table:table-cell office:value-type="float" office:value="135.2" calcext:value-type="float">
            <text:p>135.2</text:p>
          </table:table-cell>
          <table:table-cell office:value-type="float" office:value="182.46" calcext:value-type="float">
            <text:p>182.46</text:p>
          </table:table-cell>
          <table:table-cell office:value-type="float" office:value="2.4" calcext:value-type="float">
            <text:p>2.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79711" calcext:value-type="float">
            <text:p>79711</text:p>
          </table:table-cell>
          <table:table-cell table:formula="of:=[.A7]/1000/(60*60*24)" office:value-type="time" office:time-value="PT00H01M19.711S" calcext:value-type="time">
            <text:p>00:01:20</text:p>
          </table:table-cell>
          <table:table-cell office:value-type="float" office:value="1.35" calcext:value-type="float">
            <text:p>1.35</text:p>
          </table:table-cell>
          <table:table-cell office:value-type="float" office:value="135" calcext:value-type="float">
            <text:p>135</text:p>
          </table:table-cell>
          <table:table-cell office:value-type="float" office:value="181.64" calcext:value-type="float">
            <text:p>181.64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95711" calcext:value-type="float">
            <text:p>95711</text:p>
          </table:table-cell>
          <table:table-cell table:formula="of:=[.A8]/1000/(60*60*24)" office:value-type="time" office:time-value="PT00H01M35.711S" calcext:value-type="time">
            <text:p>00:01:36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3.6" calcext:value-type="float">
            <text:p>3.6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11711" calcext:value-type="float">
            <text:p>111711</text:p>
          </table:table-cell>
          <table:table-cell table:formula="of:=[.A9]/1000/(60*60*24)" office:value-type="time" office:time-value="PT00H01M51.711S" calcext:value-type="time">
            <text:p>00:01:52</text:p>
          </table:table-cell>
          <table:table-cell office:value-type="float" office:value="1.34" calcext:value-type="float">
            <text:p>1.34</text:p>
          </table:table-cell>
          <table:table-cell office:value-type="float" office:value="134.7" calcext:value-type="float">
            <text:p>134.7</text:p>
          </table:table-cell>
          <table:table-cell office:value-type="float" office:value="180.7" calcext:value-type="float">
            <text:p>180.7</text:p>
          </table:table-cell>
          <table:table-cell office:value-type="float" office:value="4.2" calcext:value-type="float">
            <text:p>4.2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127711" calcext:value-type="float">
            <text:p>127711</text:p>
          </table:table-cell>
          <table:table-cell table:formula="of:=[.A10]/1000/(60*60*24)" office:value-type="time" office:time-value="PT00H02M07.711S" calcext:value-type="time">
            <text:p>00:02:08</text:p>
          </table:table-cell>
          <table:table-cell office:value-type="float" office:value="1.34" calcext:value-type="float">
            <text:p>1.34</text:p>
          </table:table-cell>
          <table:table-cell office:value-type="float" office:value="134.5" calcext:value-type="float">
            <text:p>134.5</text:p>
          </table:table-cell>
          <table:table-cell office:value-type="float" office:value="180.43" calcext:value-type="float">
            <text:p>180.43</text:p>
          </table:table-cell>
          <table:table-cell office:value-type="float" office:value="4.8" calcext:value-type="float">
            <text:p>4.8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143711" calcext:value-type="float">
            <text:p>143711</text:p>
          </table:table-cell>
          <table:table-cell table:formula="of:=[.A11]/1000/(60*60*24)" office:value-type="time" office:time-value="PT00H02M23.711S" calcext:value-type="time">
            <text:p>00:02:24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80.29" calcext:value-type="float">
            <text:p>180.29</text:p>
          </table:table-cell>
          <table:table-cell office:value-type="float" office:value="5.4" calcext:value-type="float">
            <text:p>5.4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159711" calcext:value-type="float">
            <text:p>159711</text:p>
          </table:table-cell>
          <table:table-cell table:formula="of:=[.A12]/1000/(60*60*24)" office:value-type="time" office:time-value="PT00H02M39.711S" calcext:value-type="time">
            <text:p>00:02:40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79.62" calcext:value-type="float">
            <text:p>179.62</text:p>
          </table:table-cell>
          <table:table-cell office:value-type="float" office:value="5.99" calcext:value-type="float">
            <text:p>5.9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175711" calcext:value-type="float">
            <text:p>175711</text:p>
          </table:table-cell>
          <table:table-cell table:formula="of:=[.A13]/1000/(60*60*24)" office:value-type="time" office:time-value="PT00H02M55.711S" calcext:value-type="time">
            <text:p>00:02:56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office:value-type="float" office:value="6.59" calcext:value-type="float">
            <text:p>6.59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191711" calcext:value-type="float">
            <text:p>191711</text:p>
          </table:table-cell>
          <table:table-cell table:formula="of:=[.A14]/1000/(60*60*24)" office:value-type="time" office:time-value="PT00H03M11.711S" calcext:value-type="time">
            <text:p>00:03:12</text:p>
          </table:table-cell>
          <table:table-cell office:value-type="float" office:value="1.33" calcext:value-type="float">
            <text:p>1.33</text:p>
          </table:table-cell>
          <table:table-cell office:value-type="float" office:value="134" calcext:value-type="float">
            <text:p>134</text:p>
          </table:table-cell>
          <table:table-cell office:value-type="float" office:value="178.67" calcext:value-type="float">
            <text:p>178.67</text:p>
          </table:table-cell>
          <table:table-cell office:value-type="float" office:value="7.18" calcext:value-type="float">
            <text:p>7.18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07711" calcext:value-type="float">
            <text:p>207711</text:p>
          </table:table-cell>
          <table:table-cell table:formula="of:=[.A15]/1000/(60*60*24)" office:value-type="time" office:time-value="PT00H03M27.711S" calcext:value-type="time">
            <text:p>00:03:28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1" calcext:value-type="float">
            <text:p>178.41</text:p>
          </table:table-cell>
          <table:table-cell office:value-type="float" office:value="7.78" calcext:value-type="float">
            <text:p>7.78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223711" calcext:value-type="float">
            <text:p>223711</text:p>
          </table:table-cell>
          <table:table-cell table:formula="of:=[.A16]/1000/(60*60*24)" office:value-type="time" office:time-value="PT00H03M43.711S" calcext:value-type="time">
            <text:p>00:03:44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" calcext:value-type="float">
            <text:p>178.4</text:p>
          </table:table-cell>
          <table:table-cell office:value-type="float" office:value="8.37" calcext:value-type="float">
            <text:p>8.37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239711" calcext:value-type="float">
            <text:p>239711</text:p>
          </table:table-cell>
          <table:table-cell table:formula="of:=[.A17]/1000/(60*60*24)" office:value-type="time" office:time-value="PT00H03M59.711S" calcext:value-type="time">
            <text:p>00:04:00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8.27" calcext:value-type="float">
            <text:p>178.27</text:p>
          </table:table-cell>
          <table:table-cell office:value-type="float" office:value="8.97" calcext:value-type="float">
            <text:p>8.97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255711" calcext:value-type="float">
            <text:p>255711</text:p>
          </table:table-cell>
          <table:table-cell table:formula="of:=[.A18]/1000/(60*60*24)" office:value-type="time" office:time-value="PT00H04M15.711S" calcext:value-type="time">
            <text:p>00:04:16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9.56" calcext:value-type="float">
            <text:p>9.56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271711" calcext:value-type="float">
            <text:p>271711</text:p>
          </table:table-cell>
          <table:table-cell table:formula="of:=[.A19]/1000/(60*60*24)" office:value-type="time" office:time-value="PT00H04M31.711S" calcext:value-type="time">
            <text:p>00:04:32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10.16" calcext:value-type="float">
            <text:p>10.16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 office:value-type="float" office:value="287711" calcext:value-type="float">
            <text:p>287711</text:p>
          </table:table-cell>
          <table:table-cell table:formula="of:=[.A20]/1000/(60*60*24)" office:value-type="time" office:time-value="PT00H04M47.711S" calcext:value-type="time">
            <text:p>00:04:48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10.75" calcext:value-type="float">
            <text:p>10.75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float" office:value="303711" calcext:value-type="float">
            <text:p>303711</text:p>
          </table:table-cell>
          <table:table-cell table:formula="of:=[.A21]/1000/(60*60*24)" office:value-type="time" office:time-value="PT00H05M03.711S" calcext:value-type="time">
            <text:p>00:05:04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7" calcext:value-type="float">
            <text:p>177.07</text:p>
          </table:table-cell>
          <table:table-cell office:value-type="float" office:value="11.34" calcext:value-type="float">
            <text:p>11.34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319711" calcext:value-type="float">
            <text:p>319711</text:p>
          </table:table-cell>
          <table:table-cell table:formula="of:=[.A22]/1000/(60*60*24)" office:value-type="time" office:time-value="PT00H05M19.711S" calcext:value-type="time">
            <text:p>00:05:20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11.93" calcext:value-type="float">
            <text:p>11.93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float" office:value="335711" calcext:value-type="float">
            <text:p>335711</text:p>
          </table:table-cell>
          <table:table-cell table:formula="of:=[.A23]/1000/(60*60*24)" office:value-type="time" office:time-value="PT00H05M35.711S" calcext:value-type="time">
            <text:p>00:05:36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93" calcext:value-type="float">
            <text:p>176.93</text:p>
          </table:table-cell>
          <table:table-cell office:value-type="float" office:value="12.52" calcext:value-type="float">
            <text:p>12.52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1">
          <table:table-cell office:value-type="float" office:value="351711" calcext:value-type="float">
            <text:p>351711</text:p>
          </table:table-cell>
          <table:table-cell table:formula="of:=[.A24]/1000/(60*60*24)" office:value-type="time" office:time-value="PT00H05M51.711S" calcext:value-type="time">
            <text:p>00:05:52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13.12" calcext:value-type="float">
            <text:p>13.12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office:value-type="float" office:value="367711" calcext:value-type="float">
            <text:p>367711</text:p>
          </table:table-cell>
          <table:table-cell table:formula="of:=[.A25]/1000/(60*60*24)" office:value-type="time" office:time-value="PT00H06M07.711S" calcext:value-type="time">
            <text:p>00:06:08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13.71" calcext:value-type="float">
            <text:p>13.71</text:p>
          </table:table-cell>
          <table:table-cell office:value-type="float" office:value="18.34" calcext:value-type="float">
            <text:p>18.34</text:p>
          </table:table-cell>
        </table:table-row>
        <table:table-row table:style-name="ro1">
          <table:table-cell office:value-type="float" office:value="383711" calcext:value-type="float">
            <text:p>383711</text:p>
          </table:table-cell>
          <table:table-cell table:formula="of:=[.A26]/1000/(60*60*24)" office:value-type="time" office:time-value="PT00H06M23.711S" calcext:value-type="time">
            <text:p>00:06:24</text:p>
          </table:table-cell>
          <table:table-cell office:value-type="float" office:value="1.32" calcext:value-type="float">
            <text:p>1.32</text:p>
          </table:table-cell>
          <table:table-cell office:value-type="float" office:value="132.8" calcext:value-type="float">
            <text:p>132.8</text:p>
          </table:table-cell>
          <table:table-cell office:value-type="float" office:value="175.47" calcext:value-type="float">
            <text:p>175.47</text:p>
          </table:table-cell>
          <table:table-cell office:value-type="float" office:value="14.3" calcext:value-type="float">
            <text:p>14.3</text:p>
          </table:table-cell>
          <table:table-cell office:value-type="float" office:value="19.12" calcext:value-type="float">
            <text:p>19.12</text:p>
          </table:table-cell>
        </table:table-row>
        <table:table-row table:style-name="ro1">
          <table:table-cell office:value-type="float" office:value="399711" calcext:value-type="float">
            <text:p>399711</text:p>
          </table:table-cell>
          <table:table-cell table:formula="of:=[.A27]/1000/(60*60*24)" office:value-type="time" office:time-value="PT00H06M39.711S" calcext:value-type="time">
            <text:p>00:06:40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14.89" calcext:value-type="float">
            <text:p>14.8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415711" calcext:value-type="float">
            <text:p>415711</text:p>
          </table:table-cell>
          <table:table-cell table:formula="of:=[.A28]/1000/(60*60*24)" office:value-type="time" office:time-value="PT00H06M55.711S" calcext:value-type="time">
            <text:p>00:06:56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15.48" calcext:value-type="float">
            <text:p>15.48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431711" calcext:value-type="float">
            <text:p>431711</text:p>
          </table:table-cell>
          <table:table-cell table:formula="of:=[.A29]/1000/(60*60*24)" office:value-type="time" office:time-value="PT00H07M11.711S" calcext:value-type="time">
            <text:p>00:07:12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16.07" calcext:value-type="float">
            <text:p>16.07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float" office:value="447711" calcext:value-type="float">
            <text:p>447711</text:p>
          </table:table-cell>
          <table:table-cell table:formula="of:=[.A30]/1000/(60*60*24)" office:value-type="time" office:time-value="PT00H07M27.711S" calcext:value-type="time">
            <text:p>00:07:28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16.66" calcext:value-type="float">
            <text:p>16.66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463711" calcext:value-type="float">
            <text:p>463711</text:p>
          </table:table-cell>
          <table:table-cell table:formula="of:=[.A31]/1000/(60*60*24)" office:value-type="time" office:time-value="PT00H07M43.711S" calcext:value-type="time">
            <text:p>00:07:44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17.24" calcext:value-type="float">
            <text:p>17.24</text:p>
          </table:table-cell>
          <table:table-cell office:value-type="float" office:value="23.02" calcext:value-type="float">
            <text:p>23.02</text:p>
          </table:table-cell>
        </table:table-row>
        <table:table-row table:style-name="ro1">
          <table:table-cell office:value-type="float" office:value="479711" calcext:value-type="float">
            <text:p>479711</text:p>
          </table:table-cell>
          <table:table-cell table:formula="of:=[.A32]/1000/(60*60*24)" office:value-type="time" office:time-value="PT00H07M59.711S" calcext:value-type="time">
            <text:p>00:08:00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4.53" calcext:value-type="float">
            <text:p>174.53</text:p>
          </table:table-cell>
          <table:table-cell office:value-type="float" office:value="17.83" calcext:value-type="float">
            <text:p>17.83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float" office:value="495711" calcext:value-type="float">
            <text:p>495711</text:p>
          </table:table-cell>
          <table:table-cell table:formula="of:=[.A33]/1000/(60*60*24)" office:value-type="time" office:time-value="PT00H08M15.711S" calcext:value-type="time">
            <text:p>00:08:16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8" calcext:value-type="float">
            <text:p>174.8</text:p>
          </table:table-cell>
          <table:table-cell office:value-type="float" office:value="18.42" calcext:value-type="float">
            <text:p>18.42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float" office:value="511711" calcext:value-type="float">
            <text:p>511711</text:p>
          </table:table-cell>
          <table:table-cell table:formula="of:=[.A34]/1000/(60*60*24)" office:value-type="time" office:time-value="PT00H08M31.711S" calcext:value-type="time">
            <text:p>00:08:32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19.01" calcext:value-type="float">
            <text:p>19.01</text:p>
          </table:table-cell>
          <table:table-cell office:value-type="float" office:value="25.34" calcext:value-type="float">
            <text:p>25.34</text:p>
          </table:table-cell>
        </table:table-row>
        <table:table-row table:style-name="ro1">
          <table:table-cell office:value-type="float" office:value="527711" calcext:value-type="float">
            <text:p>527711</text:p>
          </table:table-cell>
          <table:table-cell table:formula="of:=[.A35]/1000/(60*60*24)" office:value-type="time" office:time-value="PT00H08M47.711S" calcext:value-type="time">
            <text:p>00:08:48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19.6" calcext:value-type="float">
            <text:p>19.6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float" office:value="543711" calcext:value-type="float">
            <text:p>543711</text:p>
          </table:table-cell>
          <table:table-cell table:formula="of:=[.A36]/1000/(60*60*24)" office:value-type="time" office:time-value="PT00H09M03.711S" calcext:value-type="time">
            <text:p>00:09:04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20.18" calcext:value-type="float">
            <text:p>20.18</text:p>
          </table:table-cell>
          <table:table-cell office:value-type="float" office:value="26.89" calcext:value-type="float">
            <text:p>26.89</text:p>
          </table:table-cell>
        </table:table-row>
        <table:table-row table:style-name="ro1">
          <table:table-cell office:value-type="float" office:value="559710" calcext:value-type="float">
            <text:p>559710</text:p>
          </table:table-cell>
          <table:table-cell table:formula="of:=[.A37]/1000/(60*60*24)" office:value-type="time" office:time-value="PT00H09M19.71S" calcext:value-type="time">
            <text:p>00:09:20</text:p>
          </table:table-cell>
          <table:table-cell office:value-type="float" office:value="1.31" calcext:value-type="float">
            <text:p>1.31</text:p>
          </table:table-cell>
          <table:table-cell office:value-type="float" office:value="132" calcext:value-type="float">
            <text:p>132</text:p>
          </table:table-cell>
          <table:table-cell office:value-type="float" office:value="173.34" calcext:value-type="float">
            <text:p>173.34</text:p>
          </table:table-cell>
          <table:table-cell office:value-type="float" office:value="20.77" calcext:value-type="float">
            <text:p>20.77</text:p>
          </table:table-cell>
          <table:table-cell office:value-type="float" office:value="27.67" calcext:value-type="float">
            <text:p>27.67</text:p>
          </table:table-cell>
        </table:table-row>
        <table:table-row table:style-name="ro1">
          <table:table-cell office:value-type="float" office:value="575711" calcext:value-type="float">
            <text:p>575711</text:p>
          </table:table-cell>
          <table:table-cell table:formula="of:=[.A38]/1000/(60*60*24)" office:value-type="time" office:time-value="PT00H09M35.711S" calcext:value-type="time">
            <text:p>00:09:36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21.36" calcext:value-type="float">
            <text:p>21.36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float" office:value="591711" calcext:value-type="float">
            <text:p>591711</text:p>
          </table:table-cell>
          <table:table-cell table:formula="of:=[.A39]/1000/(60*60*24)" office:value-type="time" office:time-value="PT00H09M51.711S" calcext:value-type="time">
            <text:p>00:09:52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21.94" calcext:value-type="float">
            <text:p>21.94</text:p>
          </table:table-cell>
          <table:table-cell office:value-type="float" office:value="29.21" calcext:value-type="float">
            <text:p>29.21</text:p>
          </table:table-cell>
        </table:table-row>
        <table:table-row table:style-name="ro1">
          <table:table-cell office:value-type="float" office:value="607711" calcext:value-type="float">
            <text:p>607711</text:p>
          </table:table-cell>
          <table:table-cell table:formula="of:=[.A40]/1000/(60*60*24)" office:value-type="time" office:time-value="PT00H10M07.711S" calcext:value-type="time">
            <text:p>00:10:08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22.53" calcext:value-type="float">
            <text:p>22.53</text:p>
          </table:table-cell>
          <table:table-cell office:value-type="float" office:value="29.98" calcext:value-type="float">
            <text:p>29.98</text:p>
          </table:table-cell>
        </table:table-row>
        <table:table-row table:style-name="ro1">
          <table:table-cell office:value-type="float" office:value="623711" calcext:value-type="float">
            <text:p>623711</text:p>
          </table:table-cell>
          <table:table-cell table:formula="of:=[.A41]/1000/(60*60*24)" office:value-type="time" office:time-value="PT00H10M23.711S" calcext:value-type="time">
            <text:p>00:10:24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23.12" calcext:value-type="float">
            <text:p>23.12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639711" calcext:value-type="float">
            <text:p>639711</text:p>
          </table:table-cell>
          <table:table-cell table:formula="of:=[.A42]/1000/(60*60*24)" office:value-type="time" office:time-value="PT00H10M39.711S" calcext:value-type="time">
            <text:p>00:10:40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23.7" calcext:value-type="float">
            <text:p>23.7</text:p>
          </table:table-cell>
          <table:table-cell office:value-type="float" office:value="31.52" calcext:value-type="float">
            <text:p>31.52</text:p>
          </table:table-cell>
        </table:table-row>
        <table:table-row table:style-name="ro1">
          <table:table-cell office:value-type="float" office:value="655711" calcext:value-type="float">
            <text:p>655711</text:p>
          </table:table-cell>
          <table:table-cell table:formula="of:=[.A43]/1000/(60*60*24)" office:value-type="time" office:time-value="PT00H10M55.711S" calcext:value-type="time">
            <text:p>00:10:56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24.29" calcext:value-type="float">
            <text:p>24.29</text:p>
          </table:table-cell>
          <table:table-cell office:value-type="float" office:value="32.29" calcext:value-type="float">
            <text:p>32.29</text:p>
          </table:table-cell>
        </table:table-row>
        <table:table-row table:style-name="ro1">
          <table:table-cell office:value-type="float" office:value="671711" calcext:value-type="float">
            <text:p>671711</text:p>
          </table:table-cell>
          <table:table-cell table:formula="of:=[.A44]/1000/(60*60*24)" office:value-type="time" office:time-value="PT00H11M11.711S" calcext:value-type="time">
            <text:p>00:11:12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24.87" calcext:value-type="float">
            <text:p>24.87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687711" calcext:value-type="float">
            <text:p>687711</text:p>
          </table:table-cell>
          <table:table-cell table:formula="of:=[.A45]/1000/(60*60*24)" office:value-type="time" office:time-value="PT00H11M27.711S" calcext:value-type="time">
            <text:p>00:11:28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25.46" calcext:value-type="float">
            <text:p>25.46</text:p>
          </table:table-cell>
          <table:table-cell office:value-type="float" office:value="33.82" calcext:value-type="float">
            <text:p>33.82</text:p>
          </table:table-cell>
        </table:table-row>
        <table:table-row table:style-name="ro1">
          <table:table-cell office:value-type="float" office:value="703711" calcext:value-type="float">
            <text:p>703711</text:p>
          </table:table-cell>
          <table:table-cell table:formula="of:=[.A46]/1000/(60*60*24)" office:value-type="time" office:time-value="PT00H11M43.711S" calcext:value-type="time">
            <text:p>00:11:44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26.04" calcext:value-type="float">
            <text:p>26.04</text:p>
          </table:table-cell>
          <table:table-cell office:value-type="float" office:value="34.59" calcext:value-type="float">
            <text:p>34.59</text:p>
          </table:table-cell>
        </table:table-row>
        <table:table-row table:style-name="ro1">
          <table:table-cell office:value-type="float" office:value="719711" calcext:value-type="float">
            <text:p>719711</text:p>
          </table:table-cell>
          <table:table-cell table:formula="of:=[.A47]/1000/(60*60*24)" office:value-type="time" office:time-value="PT00H11M59.711S" calcext:value-type="time">
            <text:p>00:12:00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26.63" calcext:value-type="float">
            <text:p>26.63</text:p>
          </table:table-cell>
          <table:table-cell office:value-type="float" office:value="35.35" calcext:value-type="float">
            <text:p>35.35</text:p>
          </table:table-cell>
        </table:table-row>
        <table:table-row table:style-name="ro1">
          <table:table-cell office:value-type="float" office:value="735711" calcext:value-type="float">
            <text:p>735711</text:p>
          </table:table-cell>
          <table:table-cell table:formula="of:=[.A48]/1000/(60*60*24)" office:value-type="time" office:time-value="PT00H12M15.711S" calcext:value-type="time">
            <text:p>00:12:16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27.21" calcext:value-type="float">
            <text:p>27.21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751711" calcext:value-type="float">
            <text:p>751711</text:p>
          </table:table-cell>
          <table:table-cell table:formula="of:=[.A49]/1000/(60*60*24)" office:value-type="time" office:time-value="PT00H12M31.711S" calcext:value-type="time">
            <text:p>00:12:32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27.79" calcext:value-type="float">
            <text:p>27.79</text:p>
          </table:table-cell>
          <table:table-cell office:value-type="float" office:value="36.88" calcext:value-type="float">
            <text:p>36.88</text:p>
          </table:table-cell>
        </table:table-row>
        <table:table-row table:style-name="ro1">
          <table:table-cell office:value-type="float" office:value="767711" calcext:value-type="float">
            <text:p>767711</text:p>
          </table:table-cell>
          <table:table-cell table:formula="of:=[.A50]/1000/(60*60*24)" office:value-type="time" office:time-value="PT00H12M47.711S" calcext:value-type="time">
            <text:p>00:12:48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28.38" calcext:value-type="float">
            <text:p>28.38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783711" calcext:value-type="float">
            <text:p>783711</text:p>
          </table:table-cell>
          <table:table-cell table:formula="of:=[.A51]/1000/(60*60*24)" office:value-type="time" office:time-value="PT00H13M03.711S" calcext:value-type="time">
            <text:p>00:13:04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28.96" calcext:value-type="float">
            <text:p>28.96</text:p>
          </table:table-cell>
          <table:table-cell office:value-type="float" office:value="38.41" calcext:value-type="float">
            <text:p>38.41</text:p>
          </table:table-cell>
        </table:table-row>
        <table:table-row table:style-name="ro1">
          <table:table-cell office:value-type="float" office:value="799711" calcext:value-type="float">
            <text:p>799711</text:p>
          </table:table-cell>
          <table:table-cell table:formula="of:=[.A52]/1000/(60*60*24)" office:value-type="time" office:time-value="PT00H13M19.711S" calcext:value-type="time">
            <text:p>00:13:20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29.54" calcext:value-type="float">
            <text:p>29.54</text:p>
          </table:table-cell>
          <table:table-cell office:value-type="float" office:value="39.17" calcext:value-type="float">
            <text:p>39.17</text:p>
          </table:table-cell>
        </table:table-row>
        <table:table-row table:style-name="ro1">
          <table:table-cell office:value-type="float" office:value="815711" calcext:value-type="float">
            <text:p>815711</text:p>
          </table:table-cell>
          <table:table-cell table:formula="of:=[.A53]/1000/(60*60*24)" office:value-type="time" office:time-value="PT00H13M35.711S" calcext:value-type="time">
            <text:p>00:13:36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62" calcext:value-type="float">
            <text:p>171.62</text:p>
          </table:table-cell>
          <table:table-cell office:value-type="float" office:value="30.13" calcext:value-type="float">
            <text:p>30.13</text:p>
          </table:table-cell>
          <table:table-cell office:value-type="float" office:value="39.94" calcext:value-type="float">
            <text:p>39.94</text:p>
          </table:table-cell>
        </table:table-row>
        <table:table-row table:style-name="ro1">
          <table:table-cell office:value-type="float" office:value="831711" calcext:value-type="float">
            <text:p>831711</text:p>
          </table:table-cell>
          <table:table-cell table:formula="of:=[.A54]/1000/(60*60*24)" office:value-type="time" office:time-value="PT00H13M51.711S" calcext:value-type="time">
            <text:p>00:13:52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30.71" calcext:value-type="float">
            <text:p>30.71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847711" calcext:value-type="float">
            <text:p>847711</text:p>
          </table:table-cell>
          <table:table-cell table:formula="of:=[.A55]/1000/(60*60*24)" office:value-type="time" office:time-value="PT00H14M07.711S" calcext:value-type="time">
            <text:p>00:14:08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31.29" calcext:value-type="float">
            <text:p>31.29</text:p>
          </table:table-cell>
          <table:table-cell office:value-type="float" office:value="41.46" calcext:value-type="float">
            <text:p>41.46</text:p>
          </table:table-cell>
        </table:table-row>
        <table:table-row table:style-name="ro1">
          <table:table-cell office:value-type="float" office:value="863710" calcext:value-type="float">
            <text:p>863710</text:p>
          </table:table-cell>
          <table:table-cell table:formula="of:=[.A56]/1000/(60*60*24)" office:value-type="time" office:time-value="PT00H14M23.71S" calcext:value-type="time">
            <text:p>00:14:24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31.88" calcext:value-type="float">
            <text:p>31.88</text:p>
          </table:table-cell>
          <table:table-cell office:value-type="float" office:value="42.22" calcext:value-type="float">
            <text:p>42.22</text:p>
          </table:table-cell>
        </table:table-row>
        <table:table-row table:style-name="ro1">
          <table:table-cell office:value-type="float" office:value="879711" calcext:value-type="float">
            <text:p>879711</text:p>
          </table:table-cell>
          <table:table-cell table:formula="of:=[.A57]/1000/(60*60*24)" office:value-type="time" office:time-value="PT00H14M39.711S" calcext:value-type="time">
            <text:p>00:14:40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32.46" calcext:value-type="float">
            <text:p>32.46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 office:value-type="float" office:value="895710" calcext:value-type="float">
            <text:p>895710</text:p>
          </table:table-cell>
          <table:table-cell table:formula="of:=[.A58]/1000/(60*60*24)" office:value-type="time" office:time-value="PT00H14M55.71S" calcext:value-type="time">
            <text:p>00:14:56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33.04" calcext:value-type="float">
            <text:p>33.04</text:p>
          </table:table-cell>
          <table:table-cell office:value-type="float" office:value="43.74" calcext:value-type="float">
            <text:p>43.74</text:p>
          </table:table-cell>
        </table:table-row>
        <table:table-row table:style-name="ro1">
          <table:table-cell office:value-type="float" office:value="911711" calcext:value-type="float">
            <text:p>911711</text:p>
          </table:table-cell>
          <table:table-cell table:formula="of:=[.A59]/1000/(60*60*24)" office:value-type="time" office:time-value="PT00H15M11.711S" calcext:value-type="time">
            <text:p>00:15:12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33.62" calcext:value-type="float">
            <text:p>33.62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927711" calcext:value-type="float">
            <text:p>927711</text:p>
          </table:table-cell>
          <table:table-cell table:formula="of:=[.A60]/1000/(60*60*24)" office:value-type="time" office:time-value="PT00H15M27.711S" calcext:value-type="time">
            <text:p>00:15:28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34.2" calcext:value-type="float">
            <text:p>34.2</text:p>
          </table:table-cell>
          <table:table-cell office:value-type="float" office:value="45.25" calcext:value-type="float">
            <text:p>45.25</text:p>
          </table:table-cell>
        </table:table-row>
        <table:table-row table:style-name="ro1">
          <table:table-cell office:value-type="float" office:value="943711" calcext:value-type="float">
            <text:p>943711</text:p>
          </table:table-cell>
          <table:table-cell table:formula="of:=[.A61]/1000/(60*60*24)" office:value-type="time" office:time-value="PT00H15M43.711S" calcext:value-type="time">
            <text:p>00:15:44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34.78" calcext:value-type="float">
            <text:p>34.78</text:p>
          </table:table-cell>
          <table:table-cell office:value-type="float" office:value="46.01" calcext:value-type="float">
            <text:p>46.01</text:p>
          </table:table-cell>
        </table:table-row>
        <table:table-row table:style-name="ro1">
          <table:table-cell office:value-type="float" office:value="959711" calcext:value-type="float">
            <text:p>959711</text:p>
          </table:table-cell>
          <table:table-cell table:formula="of:=[.A62]/1000/(60*60*24)" office:value-type="time" office:time-value="PT00H15M59.711S" calcext:value-type="time">
            <text:p>00:16:00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35.36" calcext:value-type="float">
            <text:p>35.36</text:p>
          </table:table-cell>
          <table:table-cell office:value-type="float" office:value="46.77" calcext:value-type="float">
            <text:p>46.77</text:p>
          </table:table-cell>
        </table:table-row>
        <table:table-row table:style-name="ro1">
          <table:table-cell office:value-type="float" office:value="975711" calcext:value-type="float">
            <text:p>975711</text:p>
          </table:table-cell>
          <table:table-cell table:formula="of:=[.A63]/1000/(60*60*24)" office:value-type="time" office:time-value="PT00H16M15.711S" calcext:value-type="time">
            <text:p>00:16:16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35.95" calcext:value-type="float">
            <text:p>35.95</text:p>
          </table:table-cell>
          <table:table-cell office:value-type="float" office:value="47.52" calcext:value-type="float">
            <text:p>47.52</text:p>
          </table:table-cell>
        </table:table-row>
        <table:table-row table:style-name="ro1">
          <table:table-cell office:value-type="float" office:value="991711" calcext:value-type="float">
            <text:p>991711</text:p>
          </table:table-cell>
          <table:table-cell table:formula="of:=[.A64]/1000/(60*60*24)" office:value-type="time" office:time-value="PT00H16M31.711S" calcext:value-type="time">
            <text:p>00:16:32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36.53" calcext:value-type="float">
            <text:p>36.53</text:p>
          </table:table-cell>
          <table:table-cell office:value-type="float" office:value="48.28" calcext:value-type="float">
            <text:p>48.28</text:p>
          </table:table-cell>
        </table:table-row>
        <table:table-row table:style-name="ro1">
          <table:table-cell office:value-type="float" office:value="1007711" calcext:value-type="float">
            <text:p>1007711</text:p>
          </table:table-cell>
          <table:table-cell table:formula="of:=[.A65]/1000/(60*60*24)" office:value-type="time" office:time-value="PT00H16M47.711S" calcext:value-type="time">
            <text:p>00:16:48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37.11" calcext:value-type="float">
            <text:p>37.11</text:p>
          </table:table-cell>
          <table:table-cell office:value-type="float" office:value="49.03" calcext:value-type="float">
            <text:p>49.03</text:p>
          </table:table-cell>
        </table:table-row>
        <table:table-row table:style-name="ro1">
          <table:table-cell office:value-type="float" office:value="1023711" calcext:value-type="float">
            <text:p>1023711</text:p>
          </table:table-cell>
          <table:table-cell table:formula="of:=[.A66]/1000/(60*60*24)" office:value-type="time" office:time-value="PT00H17M03.711S" calcext:value-type="time">
            <text:p>00:17:04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37.69" calcext:value-type="float">
            <text:p>37.69</text:p>
          </table:table-cell>
          <table:table-cell office:value-type="float" office:value="49.79" calcext:value-type="float">
            <text:p>49.79</text:p>
          </table:table-cell>
        </table:table-row>
        <table:table-row table:style-name="ro1">
          <table:table-cell office:value-type="float" office:value="1039711" calcext:value-type="float">
            <text:p>1039711</text:p>
          </table:table-cell>
          <table:table-cell table:formula="of:=[.A67]/1000/(60*60*24)" office:value-type="time" office:time-value="PT00H17M19.711S" calcext:value-type="time">
            <text:p>00:17:20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27" calcext:value-type="float">
            <text:p>169.27</text:p>
          </table:table-cell>
          <table:table-cell office:value-type="float" office:value="38.27" calcext:value-type="float">
            <text:p>38.27</text:p>
          </table:table-cell>
          <table:table-cell office:value-type="float" office:value="50.54" calcext:value-type="float">
            <text:p>50.54</text:p>
          </table:table-cell>
        </table:table-row>
        <table:table-row table:style-name="ro1">
          <table:table-cell office:value-type="float" office:value="1055711" calcext:value-type="float">
            <text:p>1055711</text:p>
          </table:table-cell>
          <table:table-cell table:formula="of:=[.A68]/1000/(60*60*24)" office:value-type="time" office:time-value="PT00H17M35.711S" calcext:value-type="time">
            <text:p>00:17:36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38.85" calcext:value-type="float">
            <text:p>38.85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1071711" calcext:value-type="float">
            <text:p>1071711</text:p>
          </table:table-cell>
          <table:table-cell table:formula="of:=[.A69]/1000/(60*60*24)" office:value-type="time" office:time-value="PT00H17M51.711S" calcext:value-type="time">
            <text:p>00:17:52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39.43" calcext:value-type="float">
            <text:p>39.43</text:p>
          </table:table-cell>
          <table:table-cell office:value-type="float" office:value="52.05" calcext:value-type="float">
            <text:p>52.05</text:p>
          </table:table-cell>
        </table:table-row>
        <table:table-row table:style-name="ro1">
          <table:table-cell office:value-type="float" office:value="1087711" calcext:value-type="float">
            <text:p>1087711</text:p>
          </table:table-cell>
          <table:table-cell table:formula="of:=[.A70]/1000/(60*60*24)" office:value-type="time" office:time-value="PT00H18M07.711S" calcext:value-type="time">
            <text:p>00:18:08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1103711" calcext:value-type="float">
            <text:p>1103711</text:p>
          </table:table-cell>
          <table:table-cell table:formula="of:=[.A71]/1000/(60*60*24)" office:value-type="time" office:time-value="PT00H18M23.711S" calcext:value-type="time">
            <text:p>00:18:24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.52" calcext:value-type="float">
            <text:p>169.52</text:p>
          </table:table-cell>
          <table:table-cell office:value-type="float" office:value="40.58" calcext:value-type="float">
            <text:p>40.58</text:p>
          </table:table-cell>
          <table:table-cell office:value-type="float" office:value="53.55" calcext:value-type="float">
            <text:p>53.55</text:p>
          </table:table-cell>
        </table:table-row>
        <table:table-row table:style-name="ro1">
          <table:table-cell office:value-type="float" office:value="1119711" calcext:value-type="float">
            <text:p>1119711</text:p>
          </table:table-cell>
          <table:table-cell table:formula="of:=[.A72]/1000/(60*60*24)" office:value-type="time" office:time-value="PT00H18M39.711S" calcext:value-type="time">
            <text:p>00:18:40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41.16" calcext:value-type="float">
            <text:p>41.16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float" office:value="1135711" calcext:value-type="float">
            <text:p>1135711</text:p>
          </table:table-cell>
          <table:table-cell table:formula="of:=[.A73]/1000/(60*60*24)" office:value-type="time" office:time-value="PT00H18M55.711S" calcext:value-type="time">
            <text:p>00:18:56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41.74" calcext:value-type="float">
            <text:p>41.74</text:p>
          </table:table-cell>
          <table:table-cell office:value-type="float" office:value="55.06" calcext:value-type="float">
            <text:p>55.06</text:p>
          </table:table-cell>
        </table:table-row>
        <table:table-row table:style-name="ro1">
          <table:table-cell office:value-type="float" office:value="1151711" calcext:value-type="float">
            <text:p>1151711</text:p>
          </table:table-cell>
          <table:table-cell table:formula="of:=[.A74]/1000/(60*60*24)" office:value-type="time" office:time-value="PT00H19M11.711S" calcext:value-type="time">
            <text:p>00:19:12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42.32" calcext:value-type="float">
            <text:p>42.32</text:p>
          </table:table-cell>
          <table:table-cell office:value-type="float" office:value="55.81" calcext:value-type="float">
            <text:p>55.81</text:p>
          </table:table-cell>
        </table:table-row>
        <table:table-row table:style-name="ro1">
          <table:table-cell office:value-type="float" office:value="1167711" calcext:value-type="float">
            <text:p>1167711</text:p>
          </table:table-cell>
          <table:table-cell table:formula="of:=[.A75]/1000/(60*60*24)" office:value-type="time" office:time-value="PT00H19M27.711S" calcext:value-type="time">
            <text:p>00:19:28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42.9" calcext:value-type="float">
            <text:p>42.9</text:p>
          </table:table-cell>
          <table:table-cell office:value-type="float" office:value="56.56" calcext:value-type="float">
            <text:p>56.56</text:p>
          </table:table-cell>
        </table:table-row>
        <table:table-row table:style-name="ro1">
          <table:table-cell office:value-type="float" office:value="1183711" calcext:value-type="float">
            <text:p>1183711</text:p>
          </table:table-cell>
          <table:table-cell table:formula="of:=[.A76]/1000/(60*60*24)" office:value-type="time" office:time-value="PT00H19M43.711S" calcext:value-type="time">
            <text:p>00:19:44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43.48" calcext:value-type="float">
            <text:p>43.48</text:p>
          </table:table-cell>
          <table:table-cell office:value-type="float" office:value="57.31" calcext:value-type="float">
            <text:p>57.31</text:p>
          </table:table-cell>
        </table:table-row>
        <table:table-row table:style-name="ro1">
          <table:table-cell office:value-type="float" office:value="1199711" calcext:value-type="float">
            <text:p>1199711</text:p>
          </table:table-cell>
          <table:table-cell table:formula="of:=[.A77]/1000/(60*60*24)" office:value-type="time" office:time-value="PT00H19M59.711S" calcext:value-type="time">
            <text:p>00:20:00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44.05" calcext:value-type="float">
            <text:p>44.05</text:p>
          </table:table-cell>
          <table:table-cell office:value-type="float" office:value="58.05" calcext:value-type="float">
            <text:p>58.05</text:p>
          </table:table-cell>
        </table:table-row>
        <table:table-row table:style-name="ro1">
          <table:table-cell office:value-type="float" office:value="1215711" calcext:value-type="float">
            <text:p>1215711</text:p>
          </table:table-cell>
          <table:table-cell table:formula="of:=[.A78]/1000/(60*60*24)" office:value-type="time" office:time-value="PT00H20M15.711S" calcext:value-type="time">
            <text:p>00:20:16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44.63" calcext:value-type="float">
            <text:p>44.63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231711" calcext:value-type="float">
            <text:p>1231711</text:p>
          </table:table-cell>
          <table:table-cell table:formula="of:=[.A79]/1000/(60*60*24)" office:value-type="time" office:time-value="PT00H20M31.711S" calcext:value-type="time">
            <text:p>00:20:32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45.21" calcext:value-type="float">
            <text:p>45.21</text:p>
          </table:table-cell>
          <table:table-cell office:value-type="float" office:value="59.55" calcext:value-type="float">
            <text:p>59.55</text:p>
          </table:table-cell>
        </table:table-row>
        <table:table-row table:style-name="ro1">
          <table:table-cell office:value-type="float" office:value="1247711" calcext:value-type="float">
            <text:p>1247711</text:p>
          </table:table-cell>
          <table:table-cell table:formula="of:=[.A80]/1000/(60*60*24)" office:value-type="time" office:time-value="PT00H20M47.711S" calcext:value-type="time">
            <text:p>00:20:48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45.79" calcext:value-type="float">
            <text:p>45.79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1263711" calcext:value-type="float">
            <text:p>1263711</text:p>
          </table:table-cell>
          <table:table-cell table:formula="of:=[.A81]/1000/(60*60*24)" office:value-type="time" office:time-value="PT00H21M03.711S" calcext:value-type="time">
            <text:p>00:21:04</text:p>
          </table:table-cell>
          <table:table-cell office:value-type="float" office:value="1.3" calcext:value-type="float">
            <text:p>1.3</text:p>
          </table:table-cell>
          <table:table-cell office:value-type="float" office:value="129.8" calcext:value-type="float">
            <text:p>129.8</text:p>
          </table:table-cell>
          <table:table-cell office:value-type="float" office:value="168.35" calcext:value-type="float">
            <text:p>168.35</text:p>
          </table:table-cell>
          <table:table-cell office:value-type="float" office:value="46.36" calcext:value-type="float">
            <text:p>46.36</text:p>
          </table:table-cell>
          <table:table-cell office:value-type="float" office:value="61.04" calcext:value-type="float">
            <text:p>61.04</text:p>
          </table:table-cell>
        </table:table-row>
        <table:table-row table:style-name="ro1">
          <table:table-cell office:value-type="float" office:value="1279711" calcext:value-type="float">
            <text:p>1279711</text:p>
          </table:table-cell>
          <table:table-cell table:formula="of:=[.A82]/1000/(60*60*24)" office:value-type="time" office:time-value="PT00H21M19.711S" calcext:value-type="time">
            <text:p>00:21:20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46.94" calcext:value-type="float">
            <text:p>46.94</text:p>
          </table:table-cell>
          <table:table-cell office:value-type="float" office:value="61.79" calcext:value-type="float">
            <text:p>61.79</text:p>
          </table:table-cell>
        </table:table-row>
        <table:table-row table:style-name="ro1">
          <table:table-cell office:value-type="float" office:value="1295711" calcext:value-type="float">
            <text:p>1295711</text:p>
          </table:table-cell>
          <table:table-cell table:formula="of:=[.A83]/1000/(60*60*24)" office:value-type="time" office:time-value="PT00H21M35.711S" calcext:value-type="time">
            <text:p>00:21:36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47.52" calcext:value-type="float">
            <text:p>47.52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1">
          <table:table-cell office:value-type="float" office:value="1311711" calcext:value-type="float">
            <text:p>1311711</text:p>
          </table:table-cell>
          <table:table-cell table:formula="of:=[.A84]/1000/(60*60*24)" office:value-type="time" office:time-value="PT00H21M51.711S" calcext:value-type="time">
            <text:p>00:21:52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48.09" calcext:value-type="float">
            <text:p>48.09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float" office:value="1327711" calcext:value-type="float">
            <text:p>1327711</text:p>
          </table:table-cell>
          <table:table-cell table:formula="of:=[.A85]/1000/(60*60*24)" office:value-type="time" office:time-value="PT00H22M07.711S" calcext:value-type="time">
            <text:p>00:22:08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48.67" calcext:value-type="float">
            <text:p>48.67</text:p>
          </table:table-cell>
          <table:table-cell office:value-type="float" office:value="64.03" calcext:value-type="float">
            <text:p>64.03</text:p>
          </table:table-cell>
        </table:table-row>
        <table:table-row table:style-name="ro1">
          <table:table-cell office:value-type="float" office:value="1343711" calcext:value-type="float">
            <text:p>1343711</text:p>
          </table:table-cell>
          <table:table-cell table:formula="of:=[.A86]/1000/(60*60*24)" office:value-type="time" office:time-value="PT00H22M23.711S" calcext:value-type="time">
            <text:p>00:22:24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49.25" calcext:value-type="float">
            <text:p>49.25</text:p>
          </table:table-cell>
          <table:table-cell office:value-type="float" office:value="64.77" calcext:value-type="float">
            <text:p>64.77</text:p>
          </table:table-cell>
        </table:table-row>
        <table:table-row table:style-name="ro1">
          <table:table-cell office:value-type="float" office:value="1359711" calcext:value-type="float">
            <text:p>1359711</text:p>
          </table:table-cell>
          <table:table-cell table:formula="of:=[.A87]/1000/(60*60*24)" office:value-type="time" office:time-value="PT00H22M39.711S" calcext:value-type="time">
            <text:p>00:22:40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49.82" calcext:value-type="float">
            <text:p>49.82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1375711" calcext:value-type="float">
            <text:p>1375711</text:p>
          </table:table-cell>
          <table:table-cell table:formula="of:=[.A88]/1000/(60*60*24)" office:value-type="time" office:time-value="PT00H22M55.711S" calcext:value-type="time">
            <text:p>00:22:56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50.4" calcext:value-type="float">
            <text:p>50.4</text:p>
          </table:table-cell>
          <table:table-cell office:value-type="float" office:value="66.26" calcext:value-type="float">
            <text:p>66.26</text:p>
          </table:table-cell>
        </table:table-row>
        <table:table-row table:style-name="ro1">
          <table:table-cell office:value-type="float" office:value="1391711" calcext:value-type="float">
            <text:p>1391711</text:p>
          </table:table-cell>
          <table:table-cell table:formula="of:=[.A89]/1000/(60*60*24)" office:value-type="time" office:time-value="PT00H23M11.711S" calcext:value-type="time">
            <text:p>00:23:12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50.98" calcext:value-type="float">
            <text:p>50.9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07711" calcext:value-type="float">
            <text:p>1407711</text:p>
          </table:table-cell>
          <table:table-cell table:formula="of:=[.A90]/1000/(60*60*24)" office:value-type="time" office:time-value="PT00H23M27.711S" calcext:value-type="time">
            <text:p>00:23:28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51.55" calcext:value-type="float">
            <text:p>51.55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1423711" calcext:value-type="float">
            <text:p>1423711</text:p>
          </table:table-cell>
          <table:table-cell table:formula="of:=[.A91]/1000/(60*60*24)" office:value-type="time" office:time-value="PT00H23M43.711S" calcext:value-type="time">
            <text:p>00:23:44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52.13" calcext:value-type="float">
            <text:p>52.13</text:p>
          </table:table-cell>
          <table:table-cell office:value-type="float" office:value="68.49" calcext:value-type="float">
            <text:p>68.49</text:p>
          </table:table-cell>
        </table:table-row>
        <table:table-row table:style-name="ro1">
          <table:table-cell office:value-type="float" office:value="1439711" calcext:value-type="float">
            <text:p>1439711</text:p>
          </table:table-cell>
          <table:table-cell table:formula="of:=[.A92]/1000/(60*60*24)" office:value-type="time" office:time-value="PT00H23M59.711S" calcext:value-type="time">
            <text:p>00:24:00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52.7" calcext:value-type="float">
            <text:p>52.7</text:p>
          </table:table-cell>
          <table:table-cell office:value-type="float" office:value="69.23" calcext:value-type="float">
            <text:p>69.23</text:p>
          </table:table-cell>
        </table:table-row>
        <table:table-row table:style-name="ro1">
          <table:table-cell office:value-type="float" office:value="1455711" calcext:value-type="float">
            <text:p>1455711</text:p>
          </table:table-cell>
          <table:table-cell table:formula="of:=[.A93]/1000/(60*60*24)" office:value-type="time" office:time-value="PT00H24M15.711S" calcext:value-type="time">
            <text:p>00:24:16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53.28" calcext:value-type="float">
            <text:p>53.28</text:p>
          </table:table-cell>
          <table:table-cell office:value-type="float" office:value="69.97" calcext:value-type="float">
            <text:p>69.97</text:p>
          </table:table-cell>
        </table:table-row>
        <table:table-row table:style-name="ro1">
          <table:table-cell office:value-type="float" office:value="1471711" calcext:value-type="float">
            <text:p>1471711</text:p>
          </table:table-cell>
          <table:table-cell table:formula="of:=[.A94]/1000/(60*60*24)" office:value-type="time" office:time-value="PT00H24M31.711S" calcext:value-type="time">
            <text:p>00:24:32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53.85" calcext:value-type="float">
            <text:p>53.85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1487711" calcext:value-type="float">
            <text:p>1487711</text:p>
          </table:table-cell>
          <table:table-cell table:formula="of:=[.A95]/1000/(60*60*24)" office:value-type="time" office:time-value="PT00H24M47.711S" calcext:value-type="time">
            <text:p>00:24:48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54.43" calcext:value-type="float">
            <text:p>54.43</text:p>
          </table:table-cell>
          <table:table-cell office:value-type="float" office:value="71.45" calcext:value-type="float">
            <text:p>71.45</text:p>
          </table:table-cell>
        </table:table-row>
        <table:table-row table:style-name="ro1">
          <table:table-cell office:value-type="float" office:value="1503711" calcext:value-type="float">
            <text:p>1503711</text:p>
          </table:table-cell>
          <table:table-cell table:formula="of:=[.A96]/1000/(60*60*24)" office:value-type="time" office:time-value="PT00H25M03.711S" calcext:value-type="time">
            <text:p>00:25:04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55" calcext:value-type="float">
            <text:p>55</text:p>
          </table:table-cell>
          <table:table-cell office:value-type="float" office:value="72.19" calcext:value-type="float">
            <text:p>72.19</text:p>
          </table:table-cell>
        </table:table-row>
        <table:table-row table:style-name="ro1">
          <table:table-cell office:value-type="float" office:value="1519711" calcext:value-type="float">
            <text:p>1519711</text:p>
          </table:table-cell>
          <table:table-cell table:formula="of:=[.A97]/1000/(60*60*24)" office:value-type="time" office:time-value="PT00H25M19.711S" calcext:value-type="time">
            <text:p>00:25:20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55.57" calcext:value-type="float">
            <text:p>55.57</text:p>
          </table:table-cell>
          <table:table-cell office:value-type="float" office:value="72.93" calcext:value-type="float">
            <text:p>72.93</text:p>
          </table:table-cell>
        </table:table-row>
        <table:table-row table:style-name="ro1">
          <table:table-cell office:value-type="float" office:value="1535711" calcext:value-type="float">
            <text:p>1535711</text:p>
          </table:table-cell>
          <table:table-cell table:formula="of:=[.A98]/1000/(60*60*24)" office:value-type="time" office:time-value="PT00H25M35.711S" calcext:value-type="time">
            <text:p>00:25:36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56.15" calcext:value-type="float">
            <text:p>56.15</text:p>
          </table:table-cell>
          <table:table-cell office:value-type="float" office:value="73.67" calcext:value-type="float">
            <text:p>73.67</text:p>
          </table:table-cell>
        </table:table-row>
        <table:table-row table:style-name="ro1">
          <table:table-cell office:value-type="float" office:value="1551711" calcext:value-type="float">
            <text:p>1551711</text:p>
          </table:table-cell>
          <table:table-cell table:formula="of:=[.A99]/1000/(60*60*24)" office:value-type="time" office:time-value="PT00H25M51.711S" calcext:value-type="time">
            <text:p>00:25:52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56.72" calcext:value-type="float">
            <text:p>56.72</text:p>
          </table:table-cell>
          <table:table-cell office:value-type="float" office:value="74.41" calcext:value-type="float">
            <text:p>74.41</text:p>
          </table:table-cell>
        </table:table-row>
        <table:table-row table:style-name="ro1">
          <table:table-cell office:value-type="float" office:value="1567711" calcext:value-type="float">
            <text:p>1567711</text:p>
          </table:table-cell>
          <table:table-cell table:formula="of:=[.A100]/1000/(60*60*24)" office:value-type="time" office:time-value="PT00H26M07.711S" calcext:value-type="time">
            <text:p>00:26:08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57.3" calcext:value-type="float">
            <text:p>57.3</text:p>
          </table:table-cell>
          <table:table-cell office:value-type="float" office:value="75.14" calcext:value-type="float">
            <text:p>75.14</text:p>
          </table:table-cell>
        </table:table-row>
        <table:table-row table:style-name="ro1">
          <table:table-cell office:value-type="float" office:value="1583711" calcext:value-type="float">
            <text:p>1583711</text:p>
          </table:table-cell>
          <table:table-cell table:formula="of:=[.A101]/1000/(60*60*24)" office:value-type="time" office:time-value="PT00H26M23.711S" calcext:value-type="time">
            <text:p>00:26:24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57.87" calcext:value-type="float">
            <text:p>57.87</text:p>
          </table:table-cell>
          <table:table-cell office:value-type="float" office:value="75.88" calcext:value-type="float">
            <text:p>75.88</text:p>
          </table:table-cell>
        </table:table-row>
        <table:table-row table:style-name="ro1">
          <table:table-cell office:value-type="float" office:value="1599711" calcext:value-type="float">
            <text:p>1599711</text:p>
          </table:table-cell>
          <table:table-cell table:formula="of:=[.A102]/1000/(60*60*24)" office:value-type="time" office:time-value="PT00H26M39.711S" calcext:value-type="time">
            <text:p>00:26:40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58.44" calcext:value-type="float">
            <text:p>58.44</text:p>
          </table:table-cell>
          <table:table-cell office:value-type="float" office:value="76.62" calcext:value-type="float">
            <text:p>76.62</text:p>
          </table:table-cell>
        </table:table-row>
        <table:table-row table:style-name="ro1">
          <table:table-cell office:value-type="float" office:value="1615711" calcext:value-type="float">
            <text:p>1615711</text:p>
          </table:table-cell>
          <table:table-cell table:formula="of:=[.A103]/1000/(60*60*24)" office:value-type="time" office:time-value="PT00H26M55.711S" calcext:value-type="time">
            <text:p>00:26:56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59.02" calcext:value-type="float">
            <text:p>59.02</text:p>
          </table:table-cell>
          <table:table-cell office:value-type="float" office:value="77.36" calcext:value-type="float">
            <text:p>77.36</text:p>
          </table:table-cell>
        </table:table-row>
        <table:table-row table:style-name="ro1">
          <table:table-cell office:value-type="float" office:value="1631711" calcext:value-type="float">
            <text:p>1631711</text:p>
          </table:table-cell>
          <table:table-cell table:formula="of:=[.A104]/1000/(60*60*24)" office:value-type="time" office:time-value="PT00H27M11.711S" calcext:value-type="time">
            <text:p>00:27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59.59" calcext:value-type="float">
            <text:p>59.59</text:p>
          </table:table-cell>
          <table:table-cell office:value-type="float" office:value="78.09" calcext:value-type="float">
            <text:p>78.09</text:p>
          </table:table-cell>
        </table:table-row>
        <table:table-row table:style-name="ro1">
          <table:table-cell office:value-type="float" office:value="1647711" calcext:value-type="float">
            <text:p>1647711</text:p>
          </table:table-cell>
          <table:table-cell table:formula="of:=[.A105]/1000/(60*60*24)" office:value-type="time" office:time-value="PT00H27M27.711S" calcext:value-type="time">
            <text:p>00:27:28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60.16" calcext:value-type="float">
            <text:p>60.16</text:p>
          </table:table-cell>
          <table:table-cell office:value-type="float" office:value="78.83" calcext:value-type="float">
            <text:p>78.83</text:p>
          </table:table-cell>
        </table:table-row>
        <table:table-row table:style-name="ro1">
          <table:table-cell office:value-type="float" office:value="1663711" calcext:value-type="float">
            <text:p>1663711</text:p>
          </table:table-cell>
          <table:table-cell table:formula="of:=[.A106]/1000/(60*60*24)" office:value-type="time" office:time-value="PT00H27M43.711S" calcext:value-type="time">
            <text:p>00:27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60.74" calcext:value-type="float">
            <text:p>60.74</text:p>
          </table:table-cell>
          <table:table-cell office:value-type="float" office:value="79.56" calcext:value-type="float">
            <text:p>79.56</text:p>
          </table:table-cell>
        </table:table-row>
        <table:table-row table:style-name="ro1">
          <table:table-cell office:value-type="float" office:value="1679710" calcext:value-type="float">
            <text:p>1679710</text:p>
          </table:table-cell>
          <table:table-cell table:formula="of:=[.A107]/1000/(60*60*24)" office:value-type="time" office:time-value="PT00H27M59.71S" calcext:value-type="time">
            <text:p>00:28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11" calcext:value-type="float">
            <text:p>165.11</text:p>
          </table:table-cell>
          <table:table-cell office:value-type="float" office:value="61.31" calcext:value-type="float">
            <text:p>61.31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695711" calcext:value-type="float">
            <text:p>1695711</text:p>
          </table:table-cell>
          <table:table-cell table:formula="of:=[.A108]/1000/(60*60*24)" office:value-type="time" office:time-value="PT00H28M15.711S" calcext:value-type="time">
            <text:p>00:28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61.88" calcext:value-type="float">
            <text:p>61.88</text:p>
          </table:table-cell>
          <table:table-cell office:value-type="float" office:value="81.04" calcext:value-type="float">
            <text:p>81.04</text:p>
          </table:table-cell>
        </table:table-row>
        <table:table-row table:style-name="ro1">
          <table:table-cell office:value-type="float" office:value="1711711" calcext:value-type="float">
            <text:p>1711711</text:p>
          </table:table-cell>
          <table:table-cell table:formula="of:=[.A109]/1000/(60*60*24)" office:value-type="time" office:time-value="PT00H28M31.711S" calcext:value-type="time">
            <text:p>00:28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62.46" calcext:value-type="float">
            <text:p>62.46</text:p>
          </table:table-cell>
          <table:table-cell office:value-type="float" office:value="81.77" calcext:value-type="float">
            <text:p>81.77</text:p>
          </table:table-cell>
        </table:table-row>
        <table:table-row table:style-name="ro1">
          <table:table-cell office:value-type="float" office:value="1727711" calcext:value-type="float">
            <text:p>1727711</text:p>
          </table:table-cell>
          <table:table-cell table:formula="of:=[.A110]/1000/(60*60*24)" office:value-type="time" office:time-value="PT00H28M47.711S" calcext:value-type="time">
            <text:p>00:28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63.03" calcext:value-type="float">
            <text:p>63.03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1743711" calcext:value-type="float">
            <text:p>1743711</text:p>
          </table:table-cell>
          <table:table-cell table:formula="of:=[.A111]/1000/(60*60*24)" office:value-type="time" office:time-value="PT00H29M03.711S" calcext:value-type="time">
            <text:p>00:29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63.6" calcext:value-type="float">
            <text:p>63.6</text:p>
          </table:table-cell>
          <table:table-cell office:value-type="float" office:value="83.24" calcext:value-type="float">
            <text:p>83.24</text:p>
          </table:table-cell>
        </table:table-row>
        <table:table-row table:style-name="ro1">
          <table:table-cell office:value-type="float" office:value="1759711" calcext:value-type="float">
            <text:p>1759711</text:p>
          </table:table-cell>
          <table:table-cell table:formula="of:=[.A112]/1000/(60*60*24)" office:value-type="time" office:time-value="PT00H29M19.711S" calcext:value-type="time">
            <text:p>00:29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64.17" calcext:value-type="float">
            <text:p>64.17</text:p>
          </table:table-cell>
          <table:table-cell office:value-type="float" office:value="83.97" calcext:value-type="float">
            <text:p>83.97</text:p>
          </table:table-cell>
        </table:table-row>
        <table:table-row table:style-name="ro1">
          <table:table-cell office:value-type="float" office:value="1775711" calcext:value-type="float">
            <text:p>1775711</text:p>
          </table:table-cell>
          <table:table-cell table:formula="of:=[.A113]/1000/(60*60*24)" office:value-type="time" office:time-value="PT00H29M35.711S" calcext:value-type="time">
            <text:p>00:29:36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64.74" calcext:value-type="float">
            <text:p>64.74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float" office:value="1791711" calcext:value-type="float">
            <text:p>1791711</text:p>
          </table:table-cell>
          <table:table-cell table:formula="of:=[.A114]/1000/(60*60*24)" office:value-type="time" office:time-value="PT00H29M51.711S" calcext:value-type="time">
            <text:p>00:29:52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65.32" calcext:value-type="float">
            <text:p>65.32</text:p>
          </table:table-cell>
          <table:table-cell office:value-type="float" office:value="85.43" calcext:value-type="float">
            <text:p>85.43</text:p>
          </table:table-cell>
        </table:table-row>
        <table:table-row table:style-name="ro1">
          <table:table-cell office:value-type="float" office:value="1807711" calcext:value-type="float">
            <text:p>1807711</text:p>
          </table:table-cell>
          <table:table-cell table:formula="of:=[.A115]/1000/(60*60*24)" office:value-type="time" office:time-value="PT00H30M07.711S" calcext:value-type="time">
            <text:p>00:30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65.89" calcext:value-type="float">
            <text:p>65.89</text:p>
          </table:table-cell>
          <table:table-cell office:value-type="float" office:value="86.17" calcext:value-type="float">
            <text:p>86.17</text:p>
          </table:table-cell>
        </table:table-row>
        <table:table-row table:style-name="ro1">
          <table:table-cell office:value-type="float" office:value="1823711" calcext:value-type="float">
            <text:p>1823711</text:p>
          </table:table-cell>
          <table:table-cell table:formula="of:=[.A116]/1000/(60*60*24)" office:value-type="time" office:time-value="PT00H30M23.711S" calcext:value-type="time">
            <text:p>00:30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66.46" calcext:value-type="float">
            <text:p>66.46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float" office:value="1839711" calcext:value-type="float">
            <text:p>1839711</text:p>
          </table:table-cell>
          <table:table-cell table:formula="of:=[.A117]/1000/(60*60*24)" office:value-type="time" office:time-value="PT00H30M39.711S" calcext:value-type="time">
            <text:p>00:30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67.03" calcext:value-type="float">
            <text:p>67.03</text:p>
          </table:table-cell>
          <table:table-cell office:value-type="float" office:value="87.63" calcext:value-type="float">
            <text:p>87.63</text:p>
          </table:table-cell>
        </table:table-row>
        <table:table-row table:style-name="ro1">
          <table:table-cell office:value-type="float" office:value="1855711" calcext:value-type="float">
            <text:p>1855711</text:p>
          </table:table-cell>
          <table:table-cell table:formula="of:=[.A118]/1000/(60*60*24)" office:value-type="time" office:time-value="PT00H30M55.711S" calcext:value-type="time">
            <text:p>00:30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67.6" calcext:value-type="float">
            <text:p>67.6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office:value-type="float" office:value="1871711" calcext:value-type="float">
            <text:p>1871711</text:p>
          </table:table-cell>
          <table:table-cell table:formula="of:=[.A119]/1000/(60*60*24)" office:value-type="time" office:time-value="PT00H31M11.711S" calcext:value-type="time">
            <text:p>00:31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68.17" calcext:value-type="float">
            <text:p>68.17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1887711" calcext:value-type="float">
            <text:p>1887711</text:p>
          </table:table-cell>
          <table:table-cell table:formula="of:=[.A120]/1000/(60*60*24)" office:value-type="time" office:time-value="PT00H31M27.711S" calcext:value-type="time">
            <text:p>00:31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68.74" calcext:value-type="float">
            <text:p>68.74</text:p>
          </table:table-cell>
          <table:table-cell office:value-type="float" office:value="89.82" calcext:value-type="float">
            <text:p>89.82</text:p>
          </table:table-cell>
        </table:table-row>
        <table:table-row table:style-name="ro1">
          <table:table-cell office:value-type="float" office:value="1903711" calcext:value-type="float">
            <text:p>1903711</text:p>
          </table:table-cell>
          <table:table-cell table:formula="of:=[.A121]/1000/(60*60*24)" office:value-type="time" office:time-value="PT00H31M43.711S" calcext:value-type="time">
            <text:p>00:31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69.31" calcext:value-type="float">
            <text:p>69.31</text:p>
          </table:table-cell>
          <table:table-cell office:value-type="float" office:value="90.55" calcext:value-type="float">
            <text:p>90.55</text:p>
          </table:table-cell>
        </table:table-row>
        <table:table-row table:style-name="ro1">
          <table:table-cell office:value-type="float" office:value="1919711" calcext:value-type="float">
            <text:p>1919711</text:p>
          </table:table-cell>
          <table:table-cell table:formula="of:=[.A122]/1000/(60*60*24)" office:value-type="time" office:time-value="PT00H31M59.711S" calcext:value-type="time">
            <text:p>00:32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69.88" calcext:value-type="float">
            <text:p>69.88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935711" calcext:value-type="float">
            <text:p>1935711</text:p>
          </table:table-cell>
          <table:table-cell table:formula="of:=[.A123]/1000/(60*60*24)" office:value-type="time" office:time-value="PT00H32M15.711S" calcext:value-type="time">
            <text:p>00:32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70.45" calcext:value-type="float">
            <text:p>70.45</text:p>
          </table:table-cell>
          <table:table-cell office:value-type="float" office:value="92.01" calcext:value-type="float">
            <text:p>92.01</text:p>
          </table:table-cell>
        </table:table-row>
        <table:table-row table:style-name="ro1">
          <table:table-cell office:value-type="float" office:value="1951711" calcext:value-type="float">
            <text:p>1951711</text:p>
          </table:table-cell>
          <table:table-cell table:formula="of:=[.A124]/1000/(60*60*24)" office:value-type="time" office:time-value="PT00H32M31.711S" calcext:value-type="time">
            <text:p>00:32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4.33" calcext:value-type="float">
            <text:p>164.33</text:p>
          </table:table-cell>
          <table:table-cell office:value-type="float" office:value="71.02" calcext:value-type="float">
            <text:p>71.02</text:p>
          </table:table-cell>
          <table:table-cell office:value-type="float" office:value="92.74" calcext:value-type="float">
            <text:p>92.74</text:p>
          </table:table-cell>
        </table:table-row>
        <table:table-row table:style-name="ro1">
          <table:table-cell office:value-type="float" office:value="1967711" calcext:value-type="float">
            <text:p>1967711</text:p>
          </table:table-cell>
          <table:table-cell table:formula="of:=[.A125]/1000/(60*60*24)" office:value-type="time" office:time-value="PT00H32M47.711S" calcext:value-type="time">
            <text:p>00:32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71.6" calcext:value-type="float">
            <text:p>71.6</text:p>
          </table:table-cell>
          <table:table-cell office:value-type="float" office:value="93.47" calcext:value-type="float">
            <text:p>93.47</text:p>
          </table:table-cell>
        </table:table-row>
        <table:table-row table:style-name="ro1">
          <table:table-cell office:value-type="float" office:value="1983711" calcext:value-type="float">
            <text:p>1983711</text:p>
          </table:table-cell>
          <table:table-cell table:formula="of:=[.A126]/1000/(60*60*24)" office:value-type="time" office:time-value="PT00H33M03.711S" calcext:value-type="time">
            <text:p>00:33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72.16" calcext:value-type="float">
            <text:p>72.16</text:p>
          </table:table-cell>
          <table:table-cell office:value-type="float" office:value="94.19" calcext:value-type="float">
            <text:p>94.19</text:p>
          </table:table-cell>
        </table:table-row>
        <table:table-row table:style-name="ro1">
          <table:table-cell office:value-type="float" office:value="1999711" calcext:value-type="float">
            <text:p>1999711</text:p>
          </table:table-cell>
          <table:table-cell table:formula="of:=[.A127]/1000/(60*60*24)" office:value-type="time" office:time-value="PT00H33M19.711S" calcext:value-type="time">
            <text:p>00:33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72.73" calcext:value-type="float">
            <text:p>72.73</text:p>
          </table:table-cell>
          <table:table-cell office:value-type="float" office:value="94.92" calcext:value-type="float">
            <text:p>94.92</text:p>
          </table:table-cell>
        </table:table-row>
        <table:table-row table:style-name="ro1">
          <table:table-cell office:value-type="float" office:value="2015711" calcext:value-type="float">
            <text:p>2015711</text:p>
          </table:table-cell>
          <table:table-cell table:formula="of:=[.A128]/1000/(60*60*24)" office:value-type="time" office:time-value="PT00H33M35.711S" calcext:value-type="time">
            <text:p>00:33:36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73.3" calcext:value-type="float">
            <text:p>73.3</text:p>
          </table:table-cell>
          <table:table-cell office:value-type="float" office:value="95.65" calcext:value-type="float">
            <text:p>95.65</text:p>
          </table:table-cell>
        </table:table-row>
        <table:table-row table:style-name="ro1">
          <table:table-cell office:value-type="float" office:value="2031711" calcext:value-type="float">
            <text:p>2031711</text:p>
          </table:table-cell>
          <table:table-cell table:formula="of:=[.A129]/1000/(60*60*24)" office:value-type="time" office:time-value="PT00H33M51.711S" calcext:value-type="time">
            <text:p>00:33:52</text:p>
          </table:table-cell>
          <table:table-cell office:value-type="float" office:value="1.27" calcext:value-type="float">
            <text:p>1.27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05" calcext:value-type="float">
            <text:p>163.05</text:p>
          </table:table-cell>
          <table:table-cell office:value-type="float" office:value="73.87" calcext:value-type="float">
            <text:p>73.87</text:p>
          </table:table-cell>
          <table:table-cell office:value-type="float" office:value="96.38" calcext:value-type="float">
            <text:p>96.38</text:p>
          </table:table-cell>
        </table:table-row>
        <table:table-row table:style-name="ro1">
          <table:table-cell office:value-type="float" office:value="2047711" calcext:value-type="float">
            <text:p>2047711</text:p>
          </table:table-cell>
          <table:table-cell table:formula="of:=[.A130]/1000/(60*60*24)" office:value-type="time" office:time-value="PT00H34M07.711S" calcext:value-type="time">
            <text:p>00:34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74.44" calcext:value-type="float">
            <text:p>74.44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2063711" calcext:value-type="float">
            <text:p>2063711</text:p>
          </table:table-cell>
          <table:table-cell table:formula="of:=[.A131]/1000/(60*60*24)" office:value-type="time" office:time-value="PT00H34M23.711S" calcext:value-type="time">
            <text:p>00:34:24</text:p>
          </table:table-cell>
          <table:table-cell office:value-type="float" office:value="1.27" calcext:value-type="float">
            <text:p>1.27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05" calcext:value-type="float">
            <text:p>163.05</text:p>
          </table:table-cell>
          <table:table-cell office:value-type="float" office:value="75.01" calcext:value-type="float">
            <text:p>75.01</text:p>
          </table:table-cell>
          <table:table-cell office:value-type="float" office:value="97.83" calcext:value-type="float">
            <text:p>97.83</text:p>
          </table:table-cell>
        </table:table-row>
        <table:table-row table:style-name="ro1">
          <table:table-cell office:value-type="float" office:value="2079711" calcext:value-type="float">
            <text:p>2079711</text:p>
          </table:table-cell>
          <table:table-cell table:formula="of:=[.A132]/1000/(60*60*24)" office:value-type="time" office:time-value="PT00H34M39.711S" calcext:value-type="time">
            <text:p>00:34:40</text:p>
          </table:table-cell>
          <table:table-cell office:value-type="float" office:value="1.27" calcext:value-type="float">
            <text:p>1.27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05" calcext:value-type="float">
            <text:p>163.05</text:p>
          </table:table-cell>
          <table:table-cell office:value-type="float" office:value="75.58" calcext:value-type="float">
            <text:p>75.58</text:p>
          </table:table-cell>
          <table:table-cell office:value-type="float" office:value="98.55" calcext:value-type="float">
            <text:p>98.55</text:p>
          </table:table-cell>
        </table:table-row>
        <table:table-row table:style-name="ro1">
          <table:table-cell office:value-type="float" office:value="2095711" calcext:value-type="float">
            <text:p>2095711</text:p>
          </table:table-cell>
          <table:table-cell table:formula="of:=[.A133]/1000/(60*60*24)" office:value-type="time" office:time-value="PT00H34M55.711S" calcext:value-type="time">
            <text:p>00:34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76.15" calcext:value-type="float">
            <text:p>76.15</text:p>
          </table:table-cell>
          <table:table-cell office:value-type="float" office:value="99.28" calcext:value-type="float">
            <text:p>99.28</text:p>
          </table:table-cell>
        </table:table-row>
        <table:table-row table:style-name="ro1">
          <table:table-cell office:value-type="float" office:value="2111710" calcext:value-type="float">
            <text:p>2111710</text:p>
          </table:table-cell>
          <table:table-cell table:formula="of:=[.A134]/1000/(60*60*24)" office:value-type="time" office:time-value="PT00H35M11.71S" calcext:value-type="time">
            <text:p>00:35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76.72" calcext:value-type="float">
            <text:p>76.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27711" calcext:value-type="float">
            <text:p>2127711</text:p>
          </table:table-cell>
          <table:table-cell table:formula="of:=[.A135]/1000/(60*60*24)" office:value-type="time" office:time-value="PT00H35M27.711S" calcext:value-type="time">
            <text:p>00:35:28</text:p>
          </table:table-cell>
          <table:table-cell office:value-type="float" office:value="1.28" calcext:value-type="float">
            <text:p>1.28</text:p>
          </table:table-cell>
          <table:table-cell office:value-type="float" office:value="127.9" calcext:value-type="float">
            <text:p>127.9</text:p>
          </table:table-cell>
          <table:table-cell office:value-type="float" office:value="163.3" calcext:value-type="float">
            <text:p>163.3</text:p>
          </table:table-cell>
          <table:table-cell office:value-type="float" office:value="77.29" calcext:value-type="float">
            <text:p>77.29</text:p>
          </table:table-cell>
          <table:table-cell office:value-type="float" office:value="100.73" calcext:value-type="float">
            <text:p>100.73</text:p>
          </table:table-cell>
        </table:table-row>
        <table:table-row table:style-name="ro1">
          <table:table-cell office:value-type="float" office:value="2143711" calcext:value-type="float">
            <text:p>2143711</text:p>
          </table:table-cell>
          <table:table-cell table:formula="of:=[.A136]/1000/(60*60*24)" office:value-type="time" office:time-value="PT00H35M43.711S" calcext:value-type="time">
            <text:p>00:35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77.86" calcext:value-type="float">
            <text:p>77.86</text:p>
          </table:table-cell>
          <table:table-cell office:value-type="float" office:value="101.45" calcext:value-type="float">
            <text:p>101.45</text:p>
          </table:table-cell>
        </table:table-row>
        <table:table-row table:style-name="ro1">
          <table:table-cell office:value-type="float" office:value="2159711" calcext:value-type="float">
            <text:p>2159711</text:p>
          </table:table-cell>
          <table:table-cell table:formula="of:=[.A137]/1000/(60*60*24)" office:value-type="time" office:time-value="PT00H35M59.711S" calcext:value-type="time">
            <text:p>00:36:00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78.43" calcext:value-type="float">
            <text:p>78.43</text:p>
          </table:table-cell>
          <table:table-cell office:value-type="float" office:value="102.18" calcext:value-type="float">
            <text:p>102.18</text:p>
          </table:table-cell>
        </table:table-row>
        <table:table-row table:style-name="ro1">
          <table:table-cell office:value-type="float" office:value="2175711" calcext:value-type="float">
            <text:p>2175711</text:p>
          </table:table-cell>
          <table:table-cell table:formula="of:=[.A138]/1000/(60*60*24)" office:value-type="time" office:time-value="PT00H36M15.711S" calcext:value-type="time">
            <text:p>00:36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78.99" calcext:value-type="float">
            <text:p>78.99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2191711" calcext:value-type="float">
            <text:p>2191711</text:p>
          </table:table-cell>
          <table:table-cell table:formula="of:=[.A139]/1000/(60*60*24)" office:value-type="time" office:time-value="PT00H36M31.711S" calcext:value-type="time">
            <text:p>00:36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79.56" calcext:value-type="float">
            <text:p>79.56</text:p>
          </table:table-cell>
          <table:table-cell office:value-type="float" office:value="103.62" calcext:value-type="float">
            <text:p>103.62</text:p>
          </table:table-cell>
        </table:table-row>
        <table:table-row table:style-name="ro1">
          <table:table-cell office:value-type="float" office:value="2207711" calcext:value-type="float">
            <text:p>2207711</text:p>
          </table:table-cell>
          <table:table-cell table:formula="of:=[.A140]/1000/(60*60*24)" office:value-type="time" office:time-value="PT00H36M47.711S" calcext:value-type="time">
            <text:p>00:36:48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80.13" calcext:value-type="float">
            <text:p>80.13</text:p>
          </table:table-cell>
          <table:table-cell office:value-type="float" office:value="104.35" calcext:value-type="float">
            <text:p>104.35</text:p>
          </table:table-cell>
        </table:table-row>
        <table:table-row table:style-name="ro1">
          <table:table-cell office:value-type="float" office:value="2223711" calcext:value-type="float">
            <text:p>2223711</text:p>
          </table:table-cell>
          <table:table-cell table:formula="of:=[.A141]/1000/(60*60*24)" office:value-type="time" office:time-value="PT00H37M03.711S" calcext:value-type="time">
            <text:p>00:37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80.7" calcext:value-type="float">
            <text:p>80.7</text:p>
          </table:table-cell>
          <table:table-cell office:value-type="float" office:value="105.07" calcext:value-type="float">
            <text:p>105.07</text:p>
          </table:table-cell>
        </table:table-row>
        <table:table-row table:style-name="ro1">
          <table:table-cell office:value-type="float" office:value="2239710" calcext:value-type="float">
            <text:p>2239710</text:p>
          </table:table-cell>
          <table:table-cell table:formula="of:=[.A142]/1000/(60*60*24)" office:value-type="time" office:time-value="PT00H37M19.71S" calcext:value-type="time">
            <text:p>00:37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81.27" calcext:value-type="float">
            <text:p>81.27</text:p>
          </table:table-cell>
          <table:table-cell office:value-type="float" office:value="105.79" calcext:value-type="float">
            <text:p>105.79</text:p>
          </table:table-cell>
        </table:table-row>
        <table:table-row table:style-name="ro1">
          <table:table-cell office:value-type="float" office:value="2255711" calcext:value-type="float">
            <text:p>2255711</text:p>
          </table:table-cell>
          <table:table-cell table:formula="of:=[.A143]/1000/(60*60*24)" office:value-type="time" office:time-value="PT00H37M35.711S" calcext:value-type="time">
            <text:p>00:37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81.83" calcext:value-type="float">
            <text:p>81.83</text:p>
          </table:table-cell>
          <table:table-cell office:value-type="float" office:value="106.51" calcext:value-type="float">
            <text:p>106.51</text:p>
          </table:table-cell>
        </table:table-row>
        <table:table-row table:style-name="ro1">
          <table:table-cell office:value-type="float" office:value="2271711" calcext:value-type="float">
            <text:p>2271711</text:p>
          </table:table-cell>
          <table:table-cell table:formula="of:=[.A144]/1000/(60*60*24)" office:value-type="time" office:time-value="PT00H37M51.711S" calcext:value-type="time">
            <text:p>00:37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82.4" calcext:value-type="float">
            <text:p>82.4</text:p>
          </table:table-cell>
          <table:table-cell office:value-type="float" office:value="107.23" calcext:value-type="float">
            <text:p>107.23</text:p>
          </table:table-cell>
        </table:table-row>
        <table:table-row table:style-name="ro1">
          <table:table-cell office:value-type="float" office:value="2287710" calcext:value-type="float">
            <text:p>2287710</text:p>
          </table:table-cell>
          <table:table-cell table:formula="of:=[.A145]/1000/(60*60*24)" office:value-type="time" office:time-value="PT00H38M07.71S" calcext:value-type="time">
            <text:p>00:38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82.97" calcext:value-type="float">
            <text:p>82.97</text:p>
          </table:table-cell>
          <table:table-cell office:value-type="float" office:value="107.96" calcext:value-type="float">
            <text:p>107.96</text:p>
          </table:table-cell>
        </table:table-row>
        <table:table-row table:style-name="ro1">
          <table:table-cell office:value-type="float" office:value="2303711" calcext:value-type="float">
            <text:p>2303711</text:p>
          </table:table-cell>
          <table:table-cell table:formula="of:=[.A146]/1000/(60*60*24)" office:value-type="time" office:time-value="PT00H38M23.711S" calcext:value-type="time">
            <text:p>00:38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83.54" calcext:value-type="float">
            <text:p>83.54</text:p>
          </table:table-cell>
          <table:table-cell office:value-type="float" office:value="108.68" calcext:value-type="float">
            <text:p>108.68</text:p>
          </table:table-cell>
        </table:table-row>
        <table:table-row table:style-name="ro1">
          <table:table-cell office:value-type="float" office:value="2319711" calcext:value-type="float">
            <text:p>2319711</text:p>
          </table:table-cell>
          <table:table-cell table:formula="of:=[.A147]/1000/(60*60*24)" office:value-type="time" office:time-value="PT00H38M39.711S" calcext:value-type="time">
            <text:p>00:38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84.1" calcext:value-type="float">
            <text:p>84.1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2335711" calcext:value-type="float">
            <text:p>2335711</text:p>
          </table:table-cell>
          <table:table-cell table:formula="of:=[.A148]/1000/(60*60*24)" office:value-type="time" office:time-value="PT00H38M55.711S" calcext:value-type="time">
            <text:p>00:38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84.67" calcext:value-type="float">
            <text:p>84.67</text:p>
          </table:table-cell>
          <table:table-cell office:value-type="float" office:value="110.12" calcext:value-type="float">
            <text:p>110.12</text:p>
          </table:table-cell>
        </table:table-row>
        <table:table-row table:style-name="ro1">
          <table:table-cell office:value-type="float" office:value="2351711" calcext:value-type="float">
            <text:p>2351711</text:p>
          </table:table-cell>
          <table:table-cell table:formula="of:=[.A149]/1000/(60*60*24)" office:value-type="time" office:time-value="PT00H39M11.711S" calcext:value-type="time">
            <text:p>00:39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85.24" calcext:value-type="float">
            <text:p>85.24</text:p>
          </table:table-cell>
          <table:table-cell office:value-type="float" office:value="110.84" calcext:value-type="float">
            <text:p>110.84</text:p>
          </table:table-cell>
        </table:table-row>
        <table:table-row table:style-name="ro1">
          <table:table-cell office:value-type="float" office:value="2367711" calcext:value-type="float">
            <text:p>2367711</text:p>
          </table:table-cell>
          <table:table-cell table:formula="of:=[.A150]/1000/(60*60*24)" office:value-type="time" office:time-value="PT00H39M27.711S" calcext:value-type="time">
            <text:p>00:39:28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85.81" calcext:value-type="float">
            <text:p>85.81</text:p>
          </table:table-cell>
          <table:table-cell office:value-type="float" office:value="111.56" calcext:value-type="float">
            <text:p>111.56</text:p>
          </table:table-cell>
        </table:table-row>
        <table:table-row table:style-name="ro1">
          <table:table-cell office:value-type="float" office:value="2383711" calcext:value-type="float">
            <text:p>2383711</text:p>
          </table:table-cell>
          <table:table-cell table:formula="of:=[.A151]/1000/(60*60*24)" office:value-type="time" office:time-value="PT00H39M43.711S" calcext:value-type="time">
            <text:p>00:39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86.37" calcext:value-type="float">
            <text:p>86.37</text:p>
          </table:table-cell>
          <table:table-cell office:value-type="float" office:value="112.28" calcext:value-type="float">
            <text:p>112.28</text:p>
          </table:table-cell>
        </table:table-row>
        <table:table-row table:style-name="ro1">
          <table:table-cell office:value-type="float" office:value="2399711" calcext:value-type="float">
            <text:p>2399711</text:p>
          </table:table-cell>
          <table:table-cell table:formula="of:=[.A152]/1000/(60*60*24)" office:value-type="time" office:time-value="PT00H39M59.711S" calcext:value-type="time">
            <text:p>00:40:00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86.94" calcext:value-type="float">
            <text:p>86.9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15711" calcext:value-type="float">
            <text:p>2415711</text:p>
          </table:table-cell>
          <table:table-cell table:formula="of:=[.A153]/1000/(60*60*24)" office:value-type="time" office:time-value="PT00H40M15.711S" calcext:value-type="time">
            <text:p>00:40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87.51" calcext:value-type="float">
            <text:p>87.51</text:p>
          </table:table-cell>
          <table:table-cell office:value-type="float" office:value="113.72" calcext:value-type="float">
            <text:p>113.72</text:p>
          </table:table-cell>
        </table:table-row>
        <table:table-row table:style-name="ro1">
          <table:table-cell office:value-type="float" office:value="2431711" calcext:value-type="float">
            <text:p>2431711</text:p>
          </table:table-cell>
          <table:table-cell table:formula="of:=[.A154]/1000/(60*60*24)" office:value-type="time" office:time-value="PT00H40M31.711S" calcext:value-type="time">
            <text:p>00:40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88.07" calcext:value-type="float">
            <text:p>88.07</text:p>
          </table:table-cell>
          <table:table-cell office:value-type="float" office:value="114.44" calcext:value-type="float">
            <text:p>114.44</text:p>
          </table:table-cell>
        </table:table-row>
        <table:table-row table:style-name="ro1">
          <table:table-cell office:value-type="float" office:value="2447711" calcext:value-type="float">
            <text:p>2447711</text:p>
          </table:table-cell>
          <table:table-cell table:formula="of:=[.A155]/1000/(60*60*24)" office:value-type="time" office:time-value="PT00H40M47.711S" calcext:value-type="time">
            <text:p>00:40:48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88.64" calcext:value-type="float">
            <text:p>88.64</text:p>
          </table:table-cell>
          <table:table-cell office:value-type="float" office:value="115.15" calcext:value-type="float">
            <text:p>115.15</text:p>
          </table:table-cell>
        </table:table-row>
        <table:table-row table:style-name="ro1">
          <table:table-cell office:value-type="float" office:value="2463711" calcext:value-type="float">
            <text:p>2463711</text:p>
          </table:table-cell>
          <table:table-cell table:formula="of:=[.A156]/1000/(60*60*24)" office:value-type="time" office:time-value="PT00H41M03.711S" calcext:value-type="time">
            <text:p>00:41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6" calcext:value-type="float">
            <text:p>161.76</text:p>
          </table:table-cell>
          <table:table-cell office:value-type="float" office:value="89.2" calcext:value-type="float">
            <text:p>89.2</text:p>
          </table:table-cell>
          <table:table-cell office:value-type="float" office:value="115.87" calcext:value-type="float">
            <text:p>115.87</text:p>
          </table:table-cell>
        </table:table-row>
        <table:table-row table:style-name="ro1">
          <table:table-cell office:value-type="float" office:value="2479711" calcext:value-type="float">
            <text:p>2479711</text:p>
          </table:table-cell>
          <table:table-cell table:formula="of:=[.A157]/1000/(60*60*24)" office:value-type="time" office:time-value="PT00H41M19.711S" calcext:value-type="time">
            <text:p>00:41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89.77" calcext:value-type="float">
            <text:p>89.77</text:p>
          </table:table-cell>
          <table:table-cell office:value-type="float" office:value="116.59" calcext:value-type="float">
            <text:p>116.59</text:p>
          </table:table-cell>
        </table:table-row>
        <table:table-row table:style-name="ro1">
          <table:table-cell office:value-type="float" office:value="2495711" calcext:value-type="float">
            <text:p>2495711</text:p>
          </table:table-cell>
          <table:table-cell table:formula="of:=[.A158]/1000/(60*60*24)" office:value-type="time" office:time-value="PT00H41M35.711S" calcext:value-type="time">
            <text:p>00:41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90.34" calcext:value-type="float">
            <text:p>90.34</text:p>
          </table:table-cell>
          <table:table-cell office:value-type="float" office:value="117.31" calcext:value-type="float">
            <text:p>117.31</text:p>
          </table:table-cell>
        </table:table-row>
        <table:table-row table:style-name="ro1">
          <table:table-cell office:value-type="float" office:value="2511711" calcext:value-type="float">
            <text:p>2511711</text:p>
          </table:table-cell>
          <table:table-cell table:formula="of:=[.A159]/1000/(60*60*24)" office:value-type="time" office:time-value="PT00H41M51.711S" calcext:value-type="time">
            <text:p>00:41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90.9" calcext:value-type="float">
            <text:p>90.9</text:p>
          </table:table-cell>
          <table:table-cell office:value-type="float" office:value="118.03" calcext:value-type="float">
            <text:p>118.03</text:p>
          </table:table-cell>
        </table:table-row>
        <table:table-row table:style-name="ro1">
          <table:table-cell office:value-type="float" office:value="2527711" calcext:value-type="float">
            <text:p>2527711</text:p>
          </table:table-cell>
          <table:table-cell table:formula="of:=[.A160]/1000/(60*60*24)" office:value-type="time" office:time-value="PT00H42M07.711S" calcext:value-type="time">
            <text:p>00:42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91.47" calcext:value-type="float">
            <text:p>91.47</text:p>
          </table:table-cell>
          <table:table-cell office:value-type="float" office:value="118.74" calcext:value-type="float">
            <text:p>118.74</text:p>
          </table:table-cell>
        </table:table-row>
        <table:table-row table:style-name="ro1">
          <table:table-cell office:value-type="float" office:value="2543711" calcext:value-type="float">
            <text:p>2543711</text:p>
          </table:table-cell>
          <table:table-cell table:formula="of:=[.A161]/1000/(60*60*24)" office:value-type="time" office:time-value="PT00H42M23.711S" calcext:value-type="time">
            <text:p>00:42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92.03" calcext:value-type="float">
            <text:p>92.03</text:p>
          </table:table-cell>
          <table:table-cell office:value-type="float" office:value="119.46" calcext:value-type="float">
            <text:p>119.46</text:p>
          </table:table-cell>
        </table:table-row>
        <table:table-row table:style-name="ro1">
          <table:table-cell office:value-type="float" office:value="2559711" calcext:value-type="float">
            <text:p>2559711</text:p>
          </table:table-cell>
          <table:table-cell table:formula="of:=[.A162]/1000/(60*60*24)" office:value-type="time" office:time-value="PT00H42M39.711S" calcext:value-type="time">
            <text:p>00:42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92.6" calcext:value-type="float">
            <text:p>92.6</text:p>
          </table:table-cell>
          <table:table-cell office:value-type="float" office:value="120.18" calcext:value-type="float">
            <text:p>120.18</text:p>
          </table:table-cell>
        </table:table-row>
        <table:table-row table:style-name="ro1">
          <table:table-cell office:value-type="float" office:value="2575710" calcext:value-type="float">
            <text:p>2575710</text:p>
          </table:table-cell>
          <table:table-cell table:formula="of:=[.A163]/1000/(60*60*24)" office:value-type="time" office:time-value="PT00H42M55.71S" calcext:value-type="time">
            <text:p>00:42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93.16" calcext:value-type="float">
            <text:p>93.16</text:p>
          </table:table-cell>
          <table:table-cell office:value-type="float" office:value="120.89" calcext:value-type="float">
            <text:p>120.89</text:p>
          </table:table-cell>
        </table:table-row>
        <table:table-row table:style-name="ro1">
          <table:table-cell office:value-type="float" office:value="2591711" calcext:value-type="float">
            <text:p>2591711</text:p>
          </table:table-cell>
          <table:table-cell table:formula="of:=[.A164]/1000/(60*60*24)" office:value-type="time" office:time-value="PT00H43M11.711S" calcext:value-type="time">
            <text:p>00:43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93.73" calcext:value-type="float">
            <text:p>93.73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2607711" calcext:value-type="float">
            <text:p>2607711</text:p>
          </table:table-cell>
          <table:table-cell table:formula="of:=[.A165]/1000/(60*60*24)" office:value-type="time" office:time-value="PT00H43M27.711S" calcext:value-type="time">
            <text:p>00:43:28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94.29" calcext:value-type="float">
            <text:p>94.29</text:p>
          </table:table-cell>
          <table:table-cell office:value-type="float" office:value="122.32" calcext:value-type="float">
            <text:p>122.32</text:p>
          </table:table-cell>
        </table:table-row>
        <table:table-row table:style-name="ro1">
          <table:table-cell office:value-type="float" office:value="2623711" calcext:value-type="float">
            <text:p>2623711</text:p>
          </table:table-cell>
          <table:table-cell table:formula="of:=[.A166]/1000/(60*60*24)" office:value-type="time" office:time-value="PT00H43M43.711S" calcext:value-type="time">
            <text:p>00:43:44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94.86" calcext:value-type="float">
            <text:p>94.86</text:p>
          </table:table-cell>
          <table:table-cell office:value-type="float" office:value="123.04" calcext:value-type="float">
            <text:p>123.04</text:p>
          </table:table-cell>
        </table:table-row>
        <table:table-row table:style-name="ro1">
          <table:table-cell office:value-type="float" office:value="2639711" calcext:value-type="float">
            <text:p>2639711</text:p>
          </table:table-cell>
          <table:table-cell table:formula="of:=[.A167]/1000/(60*60*24)" office:value-type="time" office:time-value="PT00H43M59.711S" calcext:value-type="time">
            <text:p>00:44:00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95.43" calcext:value-type="float">
            <text:p>95.43</text:p>
          </table:table-cell>
          <table:table-cell office:value-type="float" office:value="123.75" calcext:value-type="float">
            <text:p>123.75</text:p>
          </table:table-cell>
        </table:table-row>
        <table:table-row table:style-name="ro1">
          <table:table-cell office:value-type="float" office:value="2655711" calcext:value-type="float">
            <text:p>2655711</text:p>
          </table:table-cell>
          <table:table-cell table:formula="of:=[.A168]/1000/(60*60*24)" office:value-type="time" office:time-value="PT00H44M15.711S" calcext:value-type="time">
            <text:p>00:44:16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95.99" calcext:value-type="float">
            <text:p>95.99</text:p>
          </table:table-cell>
          <table:table-cell office:value-type="float" office:value="124.47" calcext:value-type="float">
            <text:p>124.47</text:p>
          </table:table-cell>
        </table:table-row>
        <table:table-row table:style-name="ro1">
          <table:table-cell office:value-type="float" office:value="2671711" calcext:value-type="float">
            <text:p>2671711</text:p>
          </table:table-cell>
          <table:table-cell table:formula="of:=[.A169]/1000/(60*60*24)" office:value-type="time" office:time-value="PT00H44M31.711S" calcext:value-type="time">
            <text:p>00:44:32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96.55" calcext:value-type="float">
            <text:p>96.55</text:p>
          </table:table-cell>
          <table:table-cell office:value-type="float" office:value="125.18" calcext:value-type="float">
            <text:p>125.18</text:p>
          </table:table-cell>
        </table:table-row>
        <table:table-row table:style-name="ro1">
          <table:table-cell office:value-type="float" office:value="2687711" calcext:value-type="float">
            <text:p>2687711</text:p>
          </table:table-cell>
          <table:table-cell table:formula="of:=[.A170]/1000/(60*60*24)" office:value-type="time" office:time-value="PT00H44M47.711S" calcext:value-type="time">
            <text:p>00:44:48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97.12" calcext:value-type="float">
            <text:p>97.12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float" office:value="2703711" calcext:value-type="float">
            <text:p>2703711</text:p>
          </table:table-cell>
          <table:table-cell table:formula="of:=[.A171]/1000/(60*60*24)" office:value-type="time" office:time-value="PT00H45M03.711S" calcext:value-type="time">
            <text:p>00:45:04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97.68" calcext:value-type="float">
            <text:p>97.68</text:p>
          </table:table-cell>
          <table:table-cell office:value-type="float" office:value="126.61" calcext:value-type="float">
            <text:p>126.61</text:p>
          </table:table-cell>
        </table:table-row>
        <table:table-row table:style-name="ro1">
          <table:table-cell office:value-type="float" office:value="2719711" calcext:value-type="float">
            <text:p>2719711</text:p>
          </table:table-cell>
          <table:table-cell table:formula="of:=[.A172]/1000/(60*60*24)" office:value-type="time" office:time-value="PT00H45M19.711S" calcext:value-type="time">
            <text:p>00:45:20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98.25" calcext:value-type="float">
            <text:p>98.25</text:p>
          </table:table-cell>
          <table:table-cell office:value-type="float" office:value="127.32" calcext:value-type="float">
            <text:p>127.32</text:p>
          </table:table-cell>
        </table:table-row>
        <table:table-row table:style-name="ro1">
          <table:table-cell office:value-type="float" office:value="2735711" calcext:value-type="float">
            <text:p>2735711</text:p>
          </table:table-cell>
          <table:table-cell table:formula="of:=[.A173]/1000/(60*60*24)" office:value-type="time" office:time-value="PT00H45M35.711S" calcext:value-type="time">
            <text:p>00:45:36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98.81" calcext:value-type="float">
            <text:p>98.81</text:p>
          </table:table-cell>
          <table:table-cell office:value-type="float" office:value="128.04" calcext:value-type="float">
            <text:p>128.04</text:p>
          </table:table-cell>
        </table:table-row>
        <table:table-row table:style-name="ro1">
          <table:table-cell office:value-type="float" office:value="2751711" calcext:value-type="float">
            <text:p>2751711</text:p>
          </table:table-cell>
          <table:table-cell table:formula="of:=[.A174]/1000/(60*60*24)" office:value-type="time" office:time-value="PT00H45M51.711S" calcext:value-type="time">
            <text:p>00:45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99.38" calcext:value-type="float">
            <text:p>99.38</text:p>
          </table:table-cell>
          <table:table-cell office:value-type="float" office:value="128.75" calcext:value-type="float">
            <text:p>128.75</text:p>
          </table:table-cell>
        </table:table-row>
        <table:table-row table:style-name="ro1">
          <table:table-cell office:value-type="float" office:value="2767711" calcext:value-type="float">
            <text:p>2767711</text:p>
          </table:table-cell>
          <table:table-cell table:formula="of:=[.A175]/1000/(60*60*24)" office:value-type="time" office:time-value="PT00H46M07.711S" calcext:value-type="time">
            <text:p>00:46:08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99.94" calcext:value-type="float">
            <text:p>99.94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1">
          <table:table-cell office:value-type="float" office:value="2783711" calcext:value-type="float">
            <text:p>2783711</text:p>
          </table:table-cell>
          <table:table-cell table:formula="of:=[.A176]/1000/(60*60*24)" office:value-type="time" office:time-value="PT00H46M23.711S" calcext:value-type="time">
            <text:p>00:46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00.51" calcext:value-type="float">
            <text:p>100.51</text:p>
          </table:table-cell>
          <table:table-cell office:value-type="float" office:value="130.18" calcext:value-type="float">
            <text:p>130.18</text:p>
          </table:table-cell>
        </table:table-row>
        <table:table-row table:style-name="ro1">
          <table:table-cell office:value-type="float" office:value="2799711" calcext:value-type="float">
            <text:p>2799711</text:p>
          </table:table-cell>
          <table:table-cell table:formula="of:=[.A177]/1000/(60*60*24)" office:value-type="time" office:time-value="PT00H46M39.711S" calcext:value-type="time">
            <text:p>00:46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01.07" calcext:value-type="float">
            <text:p>101.07</text:p>
          </table:table-cell>
          <table:table-cell office:value-type="float" office:value="130.89" calcext:value-type="float">
            <text:p>130.89</text:p>
          </table:table-cell>
        </table:table-row>
        <table:table-row table:style-name="ro1">
          <table:table-cell office:value-type="float" office:value="2815711" calcext:value-type="float">
            <text:p>2815711</text:p>
          </table:table-cell>
          <table:table-cell table:formula="of:=[.A178]/1000/(60*60*24)" office:value-type="time" office:time-value="PT00H46M55.711S" calcext:value-type="time">
            <text:p>00:46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101.63" calcext:value-type="float">
            <text:p>101.63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float" office:value="2831711" calcext:value-type="float">
            <text:p>2831711</text:p>
          </table:table-cell>
          <table:table-cell table:formula="of:=[.A179]/1000/(60*60*24)" office:value-type="time" office:time-value="PT00H47M11.711S" calcext:value-type="time">
            <text:p>00:47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6" calcext:value-type="float">
            <text:p>159.86</text:p>
          </table:table-cell>
          <table:table-cell office:value-type="float" office:value="102.2" calcext:value-type="float">
            <text:p>102.2</text:p>
          </table:table-cell>
          <table:table-cell office:value-type="float" office:value="132.31" calcext:value-type="float">
            <text:p>132.31</text:p>
          </table:table-cell>
        </table:table-row>
        <table:table-row table:style-name="ro1">
          <table:table-cell office:value-type="float" office:value="2847711" calcext:value-type="float">
            <text:p>2847711</text:p>
          </table:table-cell>
          <table:table-cell table:formula="of:=[.A180]/1000/(60*60*24)" office:value-type="time" office:time-value="PT00H47M27.711S" calcext:value-type="time">
            <text:p>00:47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02.76" calcext:value-type="float">
            <text:p>102.76</text:p>
          </table:table-cell>
          <table:table-cell office:value-type="float" office:value="133.03" calcext:value-type="float">
            <text:p>133.03</text:p>
          </table:table-cell>
        </table:table-row>
        <table:table-row table:style-name="ro1">
          <table:table-cell office:value-type="float" office:value="2863711" calcext:value-type="float">
            <text:p>2863711</text:p>
          </table:table-cell>
          <table:table-cell table:formula="of:=[.A181]/1000/(60*60*24)" office:value-type="time" office:time-value="PT00H47M43.711S" calcext:value-type="time">
            <text:p>00:47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103.32" calcext:value-type="float">
            <text:p>103.32</text:p>
          </table:table-cell>
          <table:table-cell office:value-type="float" office:value="133.74" calcext:value-type="float">
            <text:p>133.74</text:p>
          </table:table-cell>
        </table:table-row>
        <table:table-row table:style-name="ro1">
          <table:table-cell office:value-type="float" office:value="2879711" calcext:value-type="float">
            <text:p>2879711</text:p>
          </table:table-cell>
          <table:table-cell table:formula="of:=[.A182]/1000/(60*60*24)" office:value-type="time" office:time-value="PT00H47M59.711S" calcext:value-type="time">
            <text:p>00:48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103.89" calcext:value-type="float">
            <text:p>103.89</text:p>
          </table:table-cell>
          <table:table-cell office:value-type="float" office:value="134.45" calcext:value-type="float">
            <text:p>134.45</text:p>
          </table:table-cell>
        </table:table-row>
        <table:table-row table:style-name="ro1">
          <table:table-cell office:value-type="float" office:value="2895711" calcext:value-type="float">
            <text:p>2895711</text:p>
          </table:table-cell>
          <table:table-cell table:formula="of:=[.A183]/1000/(60*60*24)" office:value-type="time" office:time-value="PT00H48M15.711S" calcext:value-type="time">
            <text:p>00:48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04.45" calcext:value-type="float">
            <text:p>104.45</text:p>
          </table:table-cell>
          <table:table-cell office:value-type="float" office:value="135.16" calcext:value-type="float">
            <text:p>135.16</text:p>
          </table:table-cell>
        </table:table-row>
        <table:table-row table:style-name="ro1">
          <table:table-cell office:value-type="float" office:value="2911711" calcext:value-type="float">
            <text:p>2911711</text:p>
          </table:table-cell>
          <table:table-cell table:formula="of:=[.A184]/1000/(60*60*24)" office:value-type="time" office:time-value="PT00H48M31.711S" calcext:value-type="time">
            <text:p>00:48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60.23" calcext:value-type="float">
            <text:p>160.23</text:p>
          </table:table-cell>
          <table:table-cell office:value-type="float" office:value="105.02" calcext:value-type="float">
            <text:p>105.02</text:p>
          </table:table-cell>
          <table:table-cell office:value-type="float" office:value="135.87" calcext:value-type="float">
            <text:p>135.87</text:p>
          </table:table-cell>
        </table:table-row>
        <table:table-row table:style-name="ro1">
          <table:table-cell office:value-type="float" office:value="2927711" calcext:value-type="float">
            <text:p>2927711</text:p>
          </table:table-cell>
          <table:table-cell table:formula="of:=[.A185]/1000/(60*60*24)" office:value-type="time" office:time-value="PT00H48M47.711S" calcext:value-type="time">
            <text:p>00:48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05.58" calcext:value-type="float">
            <text:p>105.58</text:p>
          </table:table-cell>
          <table:table-cell office:value-type="float" office:value="136.58" calcext:value-type="float">
            <text:p>136.58</text:p>
          </table:table-cell>
        </table:table-row>
        <table:table-row table:style-name="ro1">
          <table:table-cell office:value-type="float" office:value="2943711" calcext:value-type="float">
            <text:p>2943711</text:p>
          </table:table-cell>
          <table:table-cell table:formula="of:=[.A186]/1000/(60*60*24)" office:value-type="time" office:time-value="PT00H49M03.711S" calcext:value-type="time">
            <text:p>00:49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06.14" calcext:value-type="float">
            <text:p>106.14</text:p>
          </table:table-cell>
          <table:table-cell office:value-type="float" office:value="137.29" calcext:value-type="float">
            <text:p>137.29</text:p>
          </table:table-cell>
        </table:table-row>
        <table:table-row table:style-name="ro1">
          <table:table-cell office:value-type="float" office:value="2959711" calcext:value-type="float">
            <text:p>2959711</text:p>
          </table:table-cell>
          <table:table-cell table:formula="of:=[.A187]/1000/(60*60*24)" office:value-type="time" office:time-value="PT00H49M19.711S" calcext:value-type="time">
            <text:p>00:49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06.7" calcext:value-type="float">
            <text:p>106.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975711" calcext:value-type="float">
            <text:p>2975711</text:p>
          </table:table-cell>
          <table:table-cell table:formula="of:=[.A188]/1000/(60*60*24)" office:value-type="time" office:time-value="PT00H49M35.711S" calcext:value-type="time">
            <text:p>00:49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38.71" calcext:value-type="float">
            <text:p>138.71</text:p>
          </table:table-cell>
        </table:table-row>
        <table:table-row table:style-name="ro1">
          <table:table-cell office:value-type="float" office:value="2991711" calcext:value-type="float">
            <text:p>2991711</text:p>
          </table:table-cell>
          <table:table-cell table:formula="of:=[.A189]/1000/(60*60*24)" office:value-type="time" office:time-value="PT00H49M51.711S" calcext:value-type="time">
            <text:p>00:49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07.83" calcext:value-type="float">
            <text:p>107.83</text:p>
          </table:table-cell>
          <table:table-cell office:value-type="float" office:value="139.42" calcext:value-type="float">
            <text:p>139.42</text:p>
          </table:table-cell>
        </table:table-row>
        <table:table-row table:style-name="ro1">
          <table:table-cell office:value-type="float" office:value="3007711" calcext:value-type="float">
            <text:p>3007711</text:p>
          </table:table-cell>
          <table:table-cell table:formula="of:=[.A190]/1000/(60*60*24)" office:value-type="time" office:time-value="PT00H50M07.711S" calcext:value-type="time">
            <text:p>00:50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08.39" calcext:value-type="float">
            <text:p>108.39</text:p>
          </table:table-cell>
          <table:table-cell office:value-type="float" office:value="140.13" calcext:value-type="float">
            <text:p>140.13</text:p>
          </table:table-cell>
        </table:table-row>
        <table:table-row table:style-name="ro1">
          <table:table-cell office:value-type="float" office:value="3023711" calcext:value-type="float">
            <text:p>3023711</text:p>
          </table:table-cell>
          <table:table-cell table:formula="of:=[.A191]/1000/(60*60*24)" office:value-type="time" office:time-value="PT00H50M23.711S" calcext:value-type="time">
            <text:p>00:50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08.96" calcext:value-type="float">
            <text:p>108.96</text:p>
          </table:table-cell>
          <table:table-cell office:value-type="float" office:value="140.84" calcext:value-type="float">
            <text:p>140.84</text:p>
          </table:table-cell>
        </table:table-row>
        <table:table-row table:style-name="ro1">
          <table:table-cell office:value-type="float" office:value="3039711" calcext:value-type="float">
            <text:p>3039711</text:p>
          </table:table-cell>
          <table:table-cell table:formula="of:=[.A192]/1000/(60*60*24)" office:value-type="time" office:time-value="PT00H50M39.711S" calcext:value-type="time">
            <text:p>00:50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09.52" calcext:value-type="float">
            <text:p>109.52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office:value-type="float" office:value="3055711" calcext:value-type="float">
            <text:p>3055711</text:p>
          </table:table-cell>
          <table:table-cell table:formula="of:=[.A193]/1000/(60*60*24)" office:value-type="time" office:time-value="PT00H50M55.711S" calcext:value-type="time">
            <text:p>00:50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10.08" calcext:value-type="float">
            <text:p>110.08</text:p>
          </table:table-cell>
          <table:table-cell office:value-type="float" office:value="142.26" calcext:value-type="float">
            <text:p>142.26</text:p>
          </table:table-cell>
        </table:table-row>
        <table:table-row table:style-name="ro1">
          <table:table-cell office:value-type="float" office:value="3071711" calcext:value-type="float">
            <text:p>3071711</text:p>
          </table:table-cell>
          <table:table-cell table:formula="of:=[.A194]/1000/(60*60*24)" office:value-type="time" office:time-value="PT00H51M11.711S" calcext:value-type="time">
            <text:p>00:51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10.64" calcext:value-type="float">
            <text:p>110.64</text:p>
          </table:table-cell>
          <table:table-cell office:value-type="float" office:value="142.97" calcext:value-type="float">
            <text:p>142.97</text:p>
          </table:table-cell>
        </table:table-row>
        <table:table-row table:style-name="ro1">
          <table:table-cell office:value-type="float" office:value="3087711" calcext:value-type="float">
            <text:p>3087711</text:p>
          </table:table-cell>
          <table:table-cell table:formula="of:=[.A195]/1000/(60*60*24)" office:value-type="time" office:time-value="PT00H51M27.711S" calcext:value-type="time">
            <text:p>00:51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11.21" calcext:value-type="float">
            <text:p>111.21</text:p>
          </table:table-cell>
          <table:table-cell office:value-type="float" office:value="143.67" calcext:value-type="float">
            <text:p>143.67</text:p>
          </table:table-cell>
        </table:table-row>
        <table:table-row table:style-name="ro1">
          <table:table-cell office:value-type="float" office:value="3103711" calcext:value-type="float">
            <text:p>3103711</text:p>
          </table:table-cell>
          <table:table-cell table:formula="of:=[.A196]/1000/(60*60*24)" office:value-type="time" office:time-value="PT00H51M43.711S" calcext:value-type="time">
            <text:p>00:51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11.77" calcext:value-type="float">
            <text:p>111.77</text:p>
          </table:table-cell>
          <table:table-cell office:value-type="float" office:value="144.38" calcext:value-type="float">
            <text:p>144.38</text:p>
          </table:table-cell>
        </table:table-row>
        <table:table-row table:style-name="ro1">
          <table:table-cell office:value-type="float" office:value="3119711" calcext:value-type="float">
            <text:p>3119711</text:p>
          </table:table-cell>
          <table:table-cell table:formula="of:=[.A197]/1000/(60*60*24)" office:value-type="time" office:time-value="PT00H51M59.711S" calcext:value-type="time">
            <text:p>00:52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12.33" calcext:value-type="float">
            <text:p>112.33</text:p>
          </table:table-cell>
          <table:table-cell office:value-type="float" office:value="145.09" calcext:value-type="float">
            <text:p>145.09</text:p>
          </table:table-cell>
        </table:table-row>
        <table:table-row table:style-name="ro1">
          <table:table-cell office:value-type="float" office:value="3135711" calcext:value-type="float">
            <text:p>3135711</text:p>
          </table:table-cell>
          <table:table-cell table:formula="of:=[.A198]/1000/(60*60*24)" office:value-type="time" office:time-value="PT00H52M15.711S" calcext:value-type="time">
            <text:p>00:52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12.89" calcext:value-type="float">
            <text:p>112.89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3151711" calcext:value-type="float">
            <text:p>3151711</text:p>
          </table:table-cell>
          <table:table-cell table:formula="of:=[.A199]/1000/(60*60*24)" office:value-type="time" office:time-value="PT00H52M31.711S" calcext:value-type="time">
            <text:p>00:52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5" calcext:value-type="float">
            <text:p>159.35</text:p>
          </table:table-cell>
          <table:table-cell office:value-type="float" office:value="113.46" calcext:value-type="float">
            <text:p>113.46</text:p>
          </table:table-cell>
          <table:table-cell office:value-type="float" office:value="146.51" calcext:value-type="float">
            <text:p>146.51</text:p>
          </table:table-cell>
        </table:table-row>
        <table:table-row table:style-name="ro1">
          <table:table-cell office:value-type="float" office:value="3167711" calcext:value-type="float">
            <text:p>3167711</text:p>
          </table:table-cell>
          <table:table-cell table:formula="of:=[.A200]/1000/(60*60*24)" office:value-type="time" office:time-value="PT00H52M47.711S" calcext:value-type="time">
            <text:p>00:52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14.02" calcext:value-type="float">
            <text:p>114.02</text:p>
          </table:table-cell>
          <table:table-cell office:value-type="float" office:value="147.22" calcext:value-type="float">
            <text:p>147.22</text:p>
          </table:table-cell>
        </table:table-row>
        <table:table-row table:style-name="ro1">
          <table:table-cell office:value-type="float" office:value="3183711" calcext:value-type="float">
            <text:p>3183711</text:p>
          </table:table-cell>
          <table:table-cell table:formula="of:=[.A201]/1000/(60*60*24)" office:value-type="time" office:time-value="PT00H53M03.711S" calcext:value-type="time">
            <text:p>00:53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14.58" calcext:value-type="float">
            <text:p>114.58</text:p>
          </table:table-cell>
          <table:table-cell office:value-type="float" office:value="147.92" calcext:value-type="float">
            <text:p>147.92</text:p>
          </table:table-cell>
        </table:table-row>
        <table:table-row table:style-name="ro1">
          <table:table-cell office:value-type="float" office:value="3199711" calcext:value-type="float">
            <text:p>3199711</text:p>
          </table:table-cell>
          <table:table-cell table:formula="of:=[.A202]/1000/(60*60*24)" office:value-type="time" office:time-value="PT00H53M19.711S" calcext:value-type="time">
            <text:p>00:53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15.14" calcext:value-type="float">
            <text:p>115.14</text:p>
          </table:table-cell>
          <table:table-cell office:value-type="float" office:value="148.63" calcext:value-type="float">
            <text:p>148.63</text:p>
          </table:table-cell>
        </table:table-row>
        <table:table-row table:style-name="ro1">
          <table:table-cell office:value-type="float" office:value="3215711" calcext:value-type="float">
            <text:p>3215711</text:p>
          </table:table-cell>
          <table:table-cell table:formula="of:=[.A203]/1000/(60*60*24)" office:value-type="time" office:time-value="PT00H53M35.711S" calcext:value-type="time">
            <text:p>00:53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15.7" calcext:value-type="float">
            <text:p>115.7</text:p>
          </table:table-cell>
          <table:table-cell office:value-type="float" office:value="149.34" calcext:value-type="float">
            <text:p>149.34</text:p>
          </table:table-cell>
        </table:table-row>
        <table:table-row table:style-name="ro1">
          <table:table-cell office:value-type="float" office:value="3231711" calcext:value-type="float">
            <text:p>3231711</text:p>
          </table:table-cell>
          <table:table-cell table:formula="of:=[.A204]/1000/(60*60*24)" office:value-type="time" office:time-value="PT00H53M51.711S" calcext:value-type="time">
            <text:p>00:53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16.26" calcext:value-type="float">
            <text:p>116.26</text:p>
          </table:table-cell>
          <table:table-cell office:value-type="float" office:value="150.05" calcext:value-type="float">
            <text:p>150.05</text:p>
          </table:table-cell>
        </table:table-row>
        <table:table-row table:style-name="ro1">
          <table:table-cell office:value-type="float" office:value="3247711" calcext:value-type="float">
            <text:p>3247711</text:p>
          </table:table-cell>
          <table:table-cell table:formula="of:=[.A205]/1000/(60*60*24)" office:value-type="time" office:time-value="PT00H54M07.711S" calcext:value-type="time">
            <text:p>00:54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16.83" calcext:value-type="float">
            <text:p>116.83</text:p>
          </table:table-cell>
          <table:table-cell office:value-type="float" office:value="150.75" calcext:value-type="float">
            <text:p>150.75</text:p>
          </table:table-cell>
        </table:table-row>
        <table:table-row table:style-name="ro1">
          <table:table-cell office:value-type="float" office:value="3263711" calcext:value-type="float">
            <text:p>3263711</text:p>
          </table:table-cell>
          <table:table-cell table:formula="of:=[.A206]/1000/(60*60*24)" office:value-type="time" office:time-value="PT00H54M23.711S" calcext:value-type="time">
            <text:p>00:54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17.39" calcext:value-type="float">
            <text:p>117.39</text:p>
          </table:table-cell>
          <table:table-cell office:value-type="float" office:value="151.46" calcext:value-type="float">
            <text:p>151.46</text:p>
          </table:table-cell>
        </table:table-row>
        <table:table-row table:style-name="ro1">
          <table:table-cell office:value-type="float" office:value="3279711" calcext:value-type="float">
            <text:p>3279711</text:p>
          </table:table-cell>
          <table:table-cell table:formula="of:=[.A207]/1000/(60*60*24)" office:value-type="time" office:time-value="PT00H54M39.711S" calcext:value-type="time">
            <text:p>00:54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17.95" calcext:value-type="float">
            <text:p>117.95</text:p>
          </table:table-cell>
          <table:table-cell office:value-type="float" office:value="152.16" calcext:value-type="float">
            <text:p>152.16</text:p>
          </table:table-cell>
        </table:table-row>
        <table:table-row table:style-name="ro1">
          <table:table-cell office:value-type="float" office:value="3295711" calcext:value-type="float">
            <text:p>3295711</text:p>
          </table:table-cell>
          <table:table-cell table:formula="of:=[.A208]/1000/(60*60*24)" office:value-type="time" office:time-value="PT00H54M55.711S" calcext:value-type="time">
            <text:p>00:54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18.51" calcext:value-type="float">
            <text:p>118.51</text:p>
          </table:table-cell>
          <table:table-cell office:value-type="float" office:value="152.87" calcext:value-type="float">
            <text:p>152.87</text:p>
          </table:table-cell>
        </table:table-row>
        <table:table-row table:style-name="ro1">
          <table:table-cell office:value-type="float" office:value="3311711" calcext:value-type="float">
            <text:p>3311711</text:p>
          </table:table-cell>
          <table:table-cell table:formula="of:=[.A209]/1000/(60*60*24)" office:value-type="time" office:time-value="PT00H55M11.711S" calcext:value-type="time">
            <text:p>00:55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9.22" calcext:value-type="float">
            <text:p>159.22</text:p>
          </table:table-cell>
          <table:table-cell office:value-type="float" office:value="119.07" calcext:value-type="float">
            <text:p>119.07</text:p>
          </table:table-cell>
          <table:table-cell office:value-type="float" office:value="153.57" calcext:value-type="float">
            <text:p>153.57</text:p>
          </table:table-cell>
        </table:table-row>
        <table:table-row table:style-name="ro1">
          <table:table-cell office:value-type="float" office:value="3327711" calcext:value-type="float">
            <text:p>3327711</text:p>
          </table:table-cell>
          <table:table-cell table:formula="of:=[.A210]/1000/(60*60*24)" office:value-type="time" office:time-value="PT00H55M27.711S" calcext:value-type="time">
            <text:p>00:55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19.63" calcext:value-type="float">
            <text:p>119.63</text:p>
          </table:table-cell>
          <table:table-cell office:value-type="float" office:value="154.28" calcext:value-type="float">
            <text:p>154.28</text:p>
          </table:table-cell>
        </table:table-row>
        <table:table-row table:style-name="ro1">
          <table:table-cell office:value-type="float" office:value="3343711" calcext:value-type="float">
            <text:p>3343711</text:p>
          </table:table-cell>
          <table:table-cell table:formula="of:=[.A211]/1000/(60*60*24)" office:value-type="time" office:time-value="PT00H55M43.711S" calcext:value-type="time">
            <text:p>00:55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20.19" calcext:value-type="float">
            <text:p>120.19</text:p>
          </table:table-cell>
          <table:table-cell office:value-type="float" office:value="154.99" calcext:value-type="float">
            <text:p>154.99</text:p>
          </table:table-cell>
        </table:table-row>
        <table:table-row table:style-name="ro1">
          <table:table-cell office:value-type="float" office:value="3359711" calcext:value-type="float">
            <text:p>3359711</text:p>
          </table:table-cell>
          <table:table-cell table:formula="of:=[.A212]/1000/(60*60*24)" office:value-type="time" office:time-value="PT00H55M59.711S" calcext:value-type="time">
            <text:p>00:56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20.76" calcext:value-type="float">
            <text:p>120.76</text:p>
          </table:table-cell>
          <table:table-cell office:value-type="float" office:value="155.69" calcext:value-type="float">
            <text:p>155.69</text:p>
          </table:table-cell>
        </table:table-row>
        <table:table-row table:style-name="ro1">
          <table:table-cell office:value-type="float" office:value="3375711" calcext:value-type="float">
            <text:p>3375711</text:p>
          </table:table-cell>
          <table:table-cell table:formula="of:=[.A213]/1000/(60*60*24)" office:value-type="time" office:time-value="PT00H56M15.711S" calcext:value-type="time">
            <text:p>00:56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21.32" calcext:value-type="float">
            <text:p>121.32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3391711" calcext:value-type="float">
            <text:p>3391711</text:p>
          </table:table-cell>
          <table:table-cell table:formula="of:=[.A214]/1000/(60*60*24)" office:value-type="time" office:time-value="PT00H56M31.711S" calcext:value-type="time">
            <text:p>00:56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21.88" calcext:value-type="float">
            <text:p>121.88</text:p>
          </table:table-cell>
          <table:table-cell office:value-type="float" office:value="157.1" calcext:value-type="float">
            <text:p>157.1</text:p>
          </table:table-cell>
        </table:table-row>
        <table:table-row table:style-name="ro1">
          <table:table-cell office:value-type="float" office:value="3407711" calcext:value-type="float">
            <text:p>3407711</text:p>
          </table:table-cell>
          <table:table-cell table:formula="of:=[.A215]/1000/(60*60*24)" office:value-type="time" office:time-value="PT00H56M47.711S" calcext:value-type="time">
            <text:p>00:56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22.44" calcext:value-type="float">
            <text:p>122.44</text:p>
          </table:table-cell>
          <table:table-cell office:value-type="float" office:value="157.81" calcext:value-type="float">
            <text:p>157.81</text:p>
          </table:table-cell>
        </table:table-row>
        <table:table-row table:style-name="ro1">
          <table:table-cell office:value-type="float" office:value="3423711" calcext:value-type="float">
            <text:p>3423711</text:p>
          </table:table-cell>
          <table:table-cell table:formula="of:=[.A216]/1000/(60*60*24)" office:value-type="time" office:time-value="PT00H57M03.711S" calcext:value-type="time">
            <text:p>00:57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23" calcext:value-type="float">
            <text:p>123</text:p>
          </table:table-cell>
          <table:table-cell office:value-type="float" office:value="158.51" calcext:value-type="float">
            <text:p>158.51</text:p>
          </table:table-cell>
        </table:table-row>
        <table:table-row table:style-name="ro1">
          <table:table-cell office:value-type="float" office:value="3439711" calcext:value-type="float">
            <text:p>3439711</text:p>
          </table:table-cell>
          <table:table-cell table:formula="of:=[.A217]/1000/(60*60*24)" office:value-type="time" office:time-value="PT00H57M19.711S" calcext:value-type="time">
            <text:p>00:57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23.56" calcext:value-type="float">
            <text:p>123.56</text:p>
          </table:table-cell>
          <table:table-cell office:value-type="float" office:value="159.22" calcext:value-type="float">
            <text:p>159.22</text:p>
          </table:table-cell>
        </table:table-row>
        <table:table-row table:style-name="ro1">
          <table:table-cell office:value-type="float" office:value="3455711" calcext:value-type="float">
            <text:p>3455711</text:p>
          </table:table-cell>
          <table:table-cell table:formula="of:=[.A218]/1000/(60*60*24)" office:value-type="time" office:time-value="PT00H57M35.711S" calcext:value-type="time">
            <text:p>00:57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24.12" calcext:value-type="float">
            <text:p>124.12</text:p>
          </table:table-cell>
          <table:table-cell office:value-type="float" office:value="159.92" calcext:value-type="float">
            <text:p>159.92</text:p>
          </table:table-cell>
        </table:table-row>
        <table:table-row table:style-name="ro1">
          <table:table-cell office:value-type="float" office:value="3471711" calcext:value-type="float">
            <text:p>3471711</text:p>
          </table:table-cell>
          <table:table-cell table:formula="of:=[.A219]/1000/(60*60*24)" office:value-type="time" office:time-value="PT00H57M51.711S" calcext:value-type="time">
            <text:p>00:57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124.68" calcext:value-type="float">
            <text:p>124.68</text:p>
          </table:table-cell>
          <table:table-cell office:value-type="float" office:value="160.62" calcext:value-type="float">
            <text:p>160.62</text:p>
          </table:table-cell>
        </table:table-row>
        <table:table-row table:style-name="ro1">
          <table:table-cell office:value-type="float" office:value="3487711" calcext:value-type="float">
            <text:p>3487711</text:p>
          </table:table-cell>
          <table:table-cell table:formula="of:=[.A220]/1000/(60*60*24)" office:value-type="time" office:time-value="PT00H58M07.711S" calcext:value-type="time">
            <text:p>00:58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125.24" calcext:value-type="float">
            <text:p>125.24</text:p>
          </table:table-cell>
          <table:table-cell office:value-type="float" office:value="161.33" calcext:value-type="float">
            <text:p>161.33</text:p>
          </table:table-cell>
        </table:table-row>
        <table:table-row table:style-name="ro1">
          <table:table-cell office:value-type="float" office:value="3503711" calcext:value-type="float">
            <text:p>3503711</text:p>
          </table:table-cell>
          <table:table-cell table:formula="of:=[.A221]/1000/(60*60*24)" office:value-type="time" office:time-value="PT00H58M23.711S" calcext:value-type="time">
            <text:p>00:58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25.8" calcext:value-type="float">
            <text:p>125.8</text:p>
          </table:table-cell>
          <table:table-cell office:value-type="float" office:value="162.03" calcext:value-type="float">
            <text:p>162.03</text:p>
          </table:table-cell>
        </table:table-row>
        <table:table-row table:style-name="ro1">
          <table:table-cell office:value-type="float" office:value="3519711" calcext:value-type="float">
            <text:p>3519711</text:p>
          </table:table-cell>
          <table:table-cell table:formula="of:=[.A222]/1000/(60*60*24)" office:value-type="time" office:time-value="PT00H58M39.711S" calcext:value-type="time">
            <text:p>00:58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26.36" calcext:value-type="float">
            <text:p>126.36</text:p>
          </table:table-cell>
          <table:table-cell office:value-type="float" office:value="162.74" calcext:value-type="float">
            <text:p>162.74</text:p>
          </table:table-cell>
        </table:table-row>
        <table:table-row table:style-name="ro1">
          <table:table-cell office:value-type="float" office:value="3535711" calcext:value-type="float">
            <text:p>3535711</text:p>
          </table:table-cell>
          <table:table-cell table:formula="of:=[.A223]/1000/(60*60*24)" office:value-type="time" office:time-value="PT00H58M55.711S" calcext:value-type="time">
            <text:p>00:58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26.92" calcext:value-type="float">
            <text:p>126.92</text:p>
          </table:table-cell>
          <table:table-cell office:value-type="float" office:value="163.44" calcext:value-type="float">
            <text:p>163.44</text:p>
          </table:table-cell>
        </table:table-row>
        <table:table-row table:style-name="ro1">
          <table:table-cell office:value-type="float" office:value="3551711" calcext:value-type="float">
            <text:p>3551711</text:p>
          </table:table-cell>
          <table:table-cell table:formula="of:=[.A224]/1000/(60*60*24)" office:value-type="time" office:time-value="PT00H59M11.711S" calcext:value-type="time">
            <text:p>00:59:12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27.48" calcext:value-type="float">
            <text:p>127.48</text:p>
          </table:table-cell>
          <table:table-cell office:value-type="float" office:value="164.15" calcext:value-type="float">
            <text:p>164.15</text:p>
          </table:table-cell>
        </table:table-row>
        <table:table-row table:style-name="ro1">
          <table:table-cell office:value-type="float" office:value="3567711" calcext:value-type="float">
            <text:p>3567711</text:p>
          </table:table-cell>
          <table:table-cell table:formula="of:=[.A225]/1000/(60*60*24)" office:value-type="time" office:time-value="PT00H59M27.711S" calcext:value-type="time">
            <text:p>00:59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28.04" calcext:value-type="float">
            <text:p>128.04</text:p>
          </table:table-cell>
          <table:table-cell office:value-type="float" office:value="164.85" calcext:value-type="float">
            <text:p>164.85</text:p>
          </table:table-cell>
        </table:table-row>
        <table:table-row table:style-name="ro1">
          <table:table-cell office:value-type="float" office:value="3583711" calcext:value-type="float">
            <text:p>3583711</text:p>
          </table:table-cell>
          <table:table-cell table:formula="of:=[.A226]/1000/(60*60*24)" office:value-type="time" office:time-value="PT00H59M43.711S" calcext:value-type="time">
            <text:p>00:59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28.6" calcext:value-type="float">
            <text:p>128.6</text:p>
          </table:table-cell>
          <table:table-cell office:value-type="float" office:value="165.55" calcext:value-type="float">
            <text:p>165.55</text:p>
          </table:table-cell>
        </table:table-row>
        <table:table-row table:style-name="ro1">
          <table:table-cell office:value-type="float" office:value="3599711" calcext:value-type="float">
            <text:p>3599711</text:p>
          </table:table-cell>
          <table:table-cell table:formula="of:=[.A227]/1000/(60*60*24)" office:value-type="time" office:time-value="PT00H59M59.711S" calcext:value-type="time">
            <text:p>01:00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29.16" calcext:value-type="float">
            <text:p>129.16</text:p>
          </table:table-cell>
          <table:table-cell office:value-type="float" office:value="166.26" calcext:value-type="float">
            <text:p>166.26</text:p>
          </table:table-cell>
        </table:table-row>
        <table:table-row table:style-name="ro1">
          <table:table-cell office:value-type="float" office:value="3615711" calcext:value-type="float">
            <text:p>3615711</text:p>
          </table:table-cell>
          <table:table-cell table:formula="of:=[.A228]/1000/(60*60*24)" office:value-type="time" office:time-value="PT01H00M15.711S" calcext:value-type="time">
            <text:p>01:00:16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29.72" calcext:value-type="float">
            <text:p>129.72</text:p>
          </table:table-cell>
          <table:table-cell office:value-type="float" office:value="166.96" calcext:value-type="float">
            <text:p>166.96</text:p>
          </table:table-cell>
        </table:table-row>
        <table:table-row table:style-name="ro1">
          <table:table-cell office:value-type="float" office:value="3631711" calcext:value-type="float">
            <text:p>3631711</text:p>
          </table:table-cell>
          <table:table-cell table:formula="of:=[.A229]/1000/(60*60*24)" office:value-type="time" office:time-value="PT01H00M31.711S" calcext:value-type="time">
            <text:p>01:00:32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30.28" calcext:value-type="float">
            <text:p>130.28</text:p>
          </table:table-cell>
          <table:table-cell office:value-type="float" office:value="167.66" calcext:value-type="float">
            <text:p>167.66</text:p>
          </table:table-cell>
        </table:table-row>
        <table:table-row table:style-name="ro1">
          <table:table-cell office:value-type="float" office:value="3647711" calcext:value-type="float">
            <text:p>3647711</text:p>
          </table:table-cell>
          <table:table-cell table:formula="of:=[.A230]/1000/(60*60*24)" office:value-type="time" office:time-value="PT01H00M47.711S" calcext:value-type="time">
            <text:p>01:00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30.84" calcext:value-type="float">
            <text:p>130.84</text:p>
          </table:table-cell>
          <table:table-cell office:value-type="float" office:value="168.36" calcext:value-type="float">
            <text:p>168.36</text:p>
          </table:table-cell>
        </table:table-row>
        <table:table-row table:style-name="ro1">
          <table:table-cell office:value-type="float" office:value="3663711" calcext:value-type="float">
            <text:p>3663711</text:p>
          </table:table-cell>
          <table:table-cell table:formula="of:=[.A231]/1000/(60*60*24)" office:value-type="time" office:time-value="PT01H01M03.711S" calcext:value-type="time">
            <text:p>01:01:04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31.4" calcext:value-type="float">
            <text:p>131.4</text:p>
          </table:table-cell>
          <table:table-cell office:value-type="float" office:value="169.06" calcext:value-type="float">
            <text:p>169.06</text:p>
          </table:table-cell>
        </table:table-row>
        <table:table-row table:style-name="ro1">
          <table:table-cell office:value-type="float" office:value="3679711" calcext:value-type="float">
            <text:p>3679711</text:p>
          </table:table-cell>
          <table:table-cell table:formula="of:=[.A232]/1000/(60*60*24)" office:value-type="time" office:time-value="PT01H01M19.711S" calcext:value-type="time">
            <text:p>01:01:20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31.96" calcext:value-type="float">
            <text:p>131.96</text:p>
          </table:table-cell>
          <table:table-cell office:value-type="float" office:value="169.77" calcext:value-type="float">
            <text:p>169.77</text:p>
          </table:table-cell>
        </table:table-row>
        <table:table-row table:style-name="ro1">
          <table:table-cell office:value-type="float" office:value="3695711" calcext:value-type="float">
            <text:p>3695711</text:p>
          </table:table-cell>
          <table:table-cell table:formula="of:=[.A233]/1000/(60*60*24)" office:value-type="time" office:time-value="PT01H01M35.711S" calcext:value-type="time">
            <text:p>01:01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32.52" calcext:value-type="float">
            <text:p>132.52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float" office:value="3711711" calcext:value-type="float">
            <text:p>3711711</text:p>
          </table:table-cell>
          <table:table-cell table:formula="of:=[.A234]/1000/(60*60*24)" office:value-type="time" office:time-value="PT01H01M51.711S" calcext:value-type="time">
            <text:p>01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33.08" calcext:value-type="float">
            <text:p>133.08</text:p>
          </table:table-cell>
          <table:table-cell office:value-type="float" office:value="171.17" calcext:value-type="float">
            <text:p>171.17</text:p>
          </table:table-cell>
        </table:table-row>
        <table:table-row table:style-name="ro1">
          <table:table-cell office:value-type="float" office:value="3727711" calcext:value-type="float">
            <text:p>3727711</text:p>
          </table:table-cell>
          <table:table-cell table:formula="of:=[.A235]/1000/(60*60*24)" office:value-type="time" office:time-value="PT01H02M07.711S" calcext:value-type="time">
            <text:p>01:02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33.64" calcext:value-type="float">
            <text:p>133.64</text:p>
          </table:table-cell>
          <table:table-cell office:value-type="float" office:value="171.87" calcext:value-type="float">
            <text:p>171.87</text:p>
          </table:table-cell>
        </table:table-row>
        <table:table-row table:style-name="ro1">
          <table:table-cell office:value-type="float" office:value="3743711" calcext:value-type="float">
            <text:p>3743711</text:p>
          </table:table-cell>
          <table:table-cell table:formula="of:=[.A236]/1000/(60*60*24)" office:value-type="time" office:time-value="PT01H02M23.711S" calcext:value-type="time">
            <text:p>01:02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34.2" calcext:value-type="float">
            <text:p>134.2</text:p>
          </table:table-cell>
          <table:table-cell office:value-type="float" office:value="172.57" calcext:value-type="float">
            <text:p>172.57</text:p>
          </table:table-cell>
        </table:table-row>
        <table:table-row table:style-name="ro1">
          <table:table-cell office:value-type="float" office:value="3759711" calcext:value-type="float">
            <text:p>3759711</text:p>
          </table:table-cell>
          <table:table-cell table:formula="of:=[.A237]/1000/(60*60*24)" office:value-type="time" office:time-value="PT01H02M39.711S" calcext:value-type="time">
            <text:p>01:02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34.76" calcext:value-type="float">
            <text:p>134.76</text:p>
          </table:table-cell>
          <table:table-cell office:value-type="float" office:value="173.28" calcext:value-type="float">
            <text:p>173.28</text:p>
          </table:table-cell>
        </table:table-row>
        <table:table-row table:style-name="ro1">
          <table:table-cell office:value-type="float" office:value="3775711" calcext:value-type="float">
            <text:p>3775711</text:p>
          </table:table-cell>
          <table:table-cell table:formula="of:=[.A238]/1000/(60*60*24)" office:value-type="time" office:time-value="PT01H02M55.711S" calcext:value-type="time">
            <text:p>01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35.32" calcext:value-type="float">
            <text:p>135.32</text:p>
          </table:table-cell>
          <table:table-cell office:value-type="float" office:value="173.98" calcext:value-type="float">
            <text:p>173.98</text:p>
          </table:table-cell>
        </table:table-row>
        <table:table-row table:style-name="ro1">
          <table:table-cell office:value-type="float" office:value="3791711" calcext:value-type="float">
            <text:p>3791711</text:p>
          </table:table-cell>
          <table:table-cell table:formula="of:=[.A239]/1000/(60*60*24)" office:value-type="time" office:time-value="PT01H03M11.711S" calcext:value-type="time">
            <text:p>01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35.88" calcext:value-type="float">
            <text:p>135.88</text:p>
          </table:table-cell>
          <table:table-cell office:value-type="float" office:value="174.68" calcext:value-type="float">
            <text:p>174.68</text:p>
          </table:table-cell>
        </table:table-row>
        <table:table-row table:style-name="ro1">
          <table:table-cell office:value-type="float" office:value="3807711" calcext:value-type="float">
            <text:p>3807711</text:p>
          </table:table-cell>
          <table:table-cell table:formula="of:=[.A240]/1000/(60*60*24)" office:value-type="time" office:time-value="PT01H03M27.711S" calcext:value-type="time">
            <text:p>01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36.44" calcext:value-type="float">
            <text:p>136.44</text:p>
          </table:table-cell>
          <table:table-cell office:value-type="float" office:value="175.38" calcext:value-type="float">
            <text:p>175.38</text:p>
          </table:table-cell>
        </table:table-row>
        <table:table-row table:style-name="ro1">
          <table:table-cell office:value-type="float" office:value="3823711" calcext:value-type="float">
            <text:p>3823711</text:p>
          </table:table-cell>
          <table:table-cell table:formula="of:=[.A241]/1000/(60*60*24)" office:value-type="time" office:time-value="PT01H03M43.711S" calcext:value-type="time">
            <text:p>01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37" calcext:value-type="float">
            <text:p>137</text:p>
          </table:table-cell>
          <table:table-cell office:value-type="float" office:value="176.08" calcext:value-type="float">
            <text:p>176.08</text:p>
          </table:table-cell>
        </table:table-row>
        <table:table-row table:style-name="ro1">
          <table:table-cell office:value-type="float" office:value="3839711" calcext:value-type="float">
            <text:p>3839711</text:p>
          </table:table-cell>
          <table:table-cell table:formula="of:=[.A242]/1000/(60*60*24)" office:value-type="time" office:time-value="PT01H03M59.711S" calcext:value-type="time">
            <text:p>01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37.56" calcext:value-type="float">
            <text:p>137.56</text:p>
          </table:table-cell>
          <table:table-cell office:value-type="float" office:value="176.78" calcext:value-type="float">
            <text:p>176.78</text:p>
          </table:table-cell>
        </table:table-row>
        <table:table-row table:style-name="ro1">
          <table:table-cell office:value-type="float" office:value="3855711" calcext:value-type="float">
            <text:p>3855711</text:p>
          </table:table-cell>
          <table:table-cell table:formula="of:=[.A243]/1000/(60*60*24)" office:value-type="time" office:time-value="PT01H04M15.711S" calcext:value-type="time">
            <text:p>01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38.12" calcext:value-type="float">
            <text:p>138.12</text:p>
          </table:table-cell>
          <table:table-cell office:value-type="float" office:value="177.48" calcext:value-type="float">
            <text:p>177.48</text:p>
          </table:table-cell>
        </table:table-row>
        <table:table-row table:style-name="ro1">
          <table:table-cell office:value-type="float" office:value="3871711" calcext:value-type="float">
            <text:p>3871711</text:p>
          </table:table-cell>
          <table:table-cell table:formula="of:=[.A244]/1000/(60*60*24)" office:value-type="time" office:time-value="PT01H04M31.711S" calcext:value-type="time">
            <text:p>01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38.68" calcext:value-type="float">
            <text:p>138.68</text:p>
          </table:table-cell>
          <table:table-cell office:value-type="float" office:value="178.18" calcext:value-type="float">
            <text:p>178.18</text:p>
          </table:table-cell>
        </table:table-row>
        <table:table-row table:style-name="ro1">
          <table:table-cell office:value-type="float" office:value="3887711" calcext:value-type="float">
            <text:p>3887711</text:p>
          </table:table-cell>
          <table:table-cell table:formula="of:=[.A245]/1000/(60*60*24)" office:value-type="time" office:time-value="PT01H04M47.711S" calcext:value-type="time">
            <text:p>01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39.24" calcext:value-type="float">
            <text:p>139.24</text:p>
          </table:table-cell>
          <table:table-cell office:value-type="float" office:value="178.88" calcext:value-type="float">
            <text:p>178.88</text:p>
          </table:table-cell>
        </table:table-row>
        <table:table-row table:style-name="ro1">
          <table:table-cell office:value-type="float" office:value="3903711" calcext:value-type="float">
            <text:p>3903711</text:p>
          </table:table-cell>
          <table:table-cell table:formula="of:=[.A246]/1000/(60*60*24)" office:value-type="time" office:time-value="PT01H05M03.711S" calcext:value-type="time">
            <text:p>01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39.8" calcext:value-type="float">
            <text:p>139.8</text:p>
          </table:table-cell>
          <table:table-cell office:value-type="float" office:value="179.58" calcext:value-type="float">
            <text:p>179.58</text:p>
          </table:table-cell>
        </table:table-row>
        <table:table-row table:style-name="ro1">
          <table:table-cell office:value-type="float" office:value="3919711" calcext:value-type="float">
            <text:p>3919711</text:p>
          </table:table-cell>
          <table:table-cell table:formula="of:=[.A247]/1000/(60*60*24)" office:value-type="time" office:time-value="PT01H05M19.711S" calcext:value-type="time">
            <text:p>01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40.36" calcext:value-type="float">
            <text:p>140.36</text:p>
          </table:table-cell>
          <table:table-cell office:value-type="float" office:value="180.28" calcext:value-type="float">
            <text:p>180.28</text:p>
          </table:table-cell>
        </table:table-row>
        <table:table-row table:style-name="ro1">
          <table:table-cell office:value-type="float" office:value="3935711" calcext:value-type="float">
            <text:p>3935711</text:p>
          </table:table-cell>
          <table:table-cell table:formula="of:=[.A248]/1000/(60*60*24)" office:value-type="time" office:time-value="PT01H05M35.711S" calcext:value-type="time">
            <text:p>01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40.92" calcext:value-type="float">
            <text:p>140.92</text:p>
          </table:table-cell>
          <table:table-cell office:value-type="float" office:value="180.98" calcext:value-type="float">
            <text:p>180.98</text:p>
          </table:table-cell>
        </table:table-row>
        <table:table-row table:style-name="ro1">
          <table:table-cell office:value-type="float" office:value="3951711" calcext:value-type="float">
            <text:p>3951711</text:p>
          </table:table-cell>
          <table:table-cell table:formula="of:=[.A249]/1000/(60*60*24)" office:value-type="time" office:time-value="PT01H05M51.711S" calcext:value-type="time">
            <text:p>01:05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41.48" calcext:value-type="float">
            <text:p>141.48</text:p>
          </table:table-cell>
          <table:table-cell office:value-type="float" office:value="181.68" calcext:value-type="float">
            <text:p>181.68</text:p>
          </table:table-cell>
        </table:table-row>
        <table:table-row table:style-name="ro1">
          <table:table-cell office:value-type="float" office:value="3967711" calcext:value-type="float">
            <text:p>3967711</text:p>
          </table:table-cell>
          <table:table-cell table:formula="of:=[.A250]/1000/(60*60*24)" office:value-type="time" office:time-value="PT01H06M07.711S" calcext:value-type="time">
            <text:p>01:06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42.03" calcext:value-type="float">
            <text:p>142.03</text:p>
          </table:table-cell>
          <table:table-cell office:value-type="float" office:value="182.38" calcext:value-type="float">
            <text:p>182.38</text:p>
          </table:table-cell>
        </table:table-row>
        <table:table-row table:style-name="ro1">
          <table:table-cell office:value-type="float" office:value="3983711" calcext:value-type="float">
            <text:p>3983711</text:p>
          </table:table-cell>
          <table:table-cell table:formula="of:=[.A251]/1000/(60*60*24)" office:value-type="time" office:time-value="PT01H06M23.711S" calcext:value-type="time">
            <text:p>01:06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42.59" calcext:value-type="float">
            <text:p>142.59</text:p>
          </table:table-cell>
          <table:table-cell office:value-type="float" office:value="183.08" calcext:value-type="float">
            <text:p>183.08</text:p>
          </table:table-cell>
        </table:table-row>
        <table:table-row table:style-name="ro1">
          <table:table-cell office:value-type="float" office:value="3999711" calcext:value-type="float">
            <text:p>3999711</text:p>
          </table:table-cell>
          <table:table-cell table:formula="of:=[.A252]/1000/(60*60*24)" office:value-type="time" office:time-value="PT01H06M39.711S" calcext:value-type="time">
            <text:p>01:06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43.15" calcext:value-type="float">
            <text:p>143.15</text:p>
          </table:table-cell>
          <table:table-cell office:value-type="float" office:value="183.78" calcext:value-type="float">
            <text:p>183.78</text:p>
          </table:table-cell>
        </table:table-row>
        <table:table-row table:style-name="ro1">
          <table:table-cell office:value-type="float" office:value="4015711" calcext:value-type="float">
            <text:p>4015711</text:p>
          </table:table-cell>
          <table:table-cell table:formula="of:=[.A253]/1000/(60*60*24)" office:value-type="time" office:time-value="PT01H06M55.711S" calcext:value-type="time">
            <text:p>01:06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3.71" calcext:value-type="float">
            <text:p>143.71</text:p>
          </table:table-cell>
          <table:table-cell office:value-type="float" office:value="184.48" calcext:value-type="float">
            <text:p>184.48</text:p>
          </table:table-cell>
        </table:table-row>
        <table:table-row table:style-name="ro1">
          <table:table-cell office:value-type="float" office:value="4031711" calcext:value-type="float">
            <text:p>4031711</text:p>
          </table:table-cell>
          <table:table-cell table:formula="of:=[.A254]/1000/(60*60*24)" office:value-type="time" office:time-value="PT01H07M11.711S" calcext:value-type="time">
            <text:p>01:07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44.27" calcext:value-type="float">
            <text:p>144.27</text:p>
          </table:table-cell>
          <table:table-cell office:value-type="float" office:value="185.18" calcext:value-type="float">
            <text:p>185.18</text:p>
          </table:table-cell>
        </table:table-row>
        <table:table-row table:style-name="ro1">
          <table:table-cell office:value-type="float" office:value="4047711" calcext:value-type="float">
            <text:p>4047711</text:p>
          </table:table-cell>
          <table:table-cell table:formula="of:=[.A255]/1000/(60*60*24)" office:value-type="time" office:time-value="PT01H07M27.711S" calcext:value-type="time">
            <text:p>01:07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4.83" calcext:value-type="float">
            <text:p>144.83</text:p>
          </table:table-cell>
          <table:table-cell office:value-type="float" office:value="185.88" calcext:value-type="float">
            <text:p>185.88</text:p>
          </table:table-cell>
        </table:table-row>
        <table:table-row table:style-name="ro1">
          <table:table-cell office:value-type="float" office:value="4063711" calcext:value-type="float">
            <text:p>4063711</text:p>
          </table:table-cell>
          <table:table-cell table:formula="of:=[.A256]/1000/(60*60*24)" office:value-type="time" office:time-value="PT01H07M43.711S" calcext:value-type="time">
            <text:p>01:07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5.39" calcext:value-type="float">
            <text:p>145.39</text:p>
          </table:table-cell>
          <table:table-cell office:value-type="float" office:value="186.58" calcext:value-type="float">
            <text:p>186.58</text:p>
          </table:table-cell>
        </table:table-row>
        <table:table-row table:style-name="ro1">
          <table:table-cell office:value-type="float" office:value="4079711" calcext:value-type="float">
            <text:p>4079711</text:p>
          </table:table-cell>
          <table:table-cell table:formula="of:=[.A257]/1000/(60*60*24)" office:value-type="time" office:time-value="PT01H07M59.711S" calcext:value-type="time">
            <text:p>01:08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5.95" calcext:value-type="float">
            <text:p>145.95</text:p>
          </table:table-cell>
          <table:table-cell office:value-type="float" office:value="187.28" calcext:value-type="float">
            <text:p>187.28</text:p>
          </table:table-cell>
        </table:table-row>
        <table:table-row table:style-name="ro1">
          <table:table-cell office:value-type="float" office:value="4095711" calcext:value-type="float">
            <text:p>4095711</text:p>
          </table:table-cell>
          <table:table-cell table:formula="of:=[.A258]/1000/(60*60*24)" office:value-type="time" office:time-value="PT01H08M15.711S" calcext:value-type="time">
            <text:p>01:08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6.5" calcext:value-type="float">
            <text:p>146.5</text:p>
          </table:table-cell>
          <table:table-cell office:value-type="float" office:value="187.98" calcext:value-type="float">
            <text:p>187.98</text:p>
          </table:table-cell>
        </table:table-row>
        <table:table-row table:style-name="ro1">
          <table:table-cell office:value-type="float" office:value="4111711" calcext:value-type="float">
            <text:p>4111711</text:p>
          </table:table-cell>
          <table:table-cell table:formula="of:=[.A259]/1000/(60*60*24)" office:value-type="time" office:time-value="PT01H08M31.711S" calcext:value-type="time">
            <text:p>01:08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47.06" calcext:value-type="float">
            <text:p>147.06</text:p>
          </table:table-cell>
          <table:table-cell office:value-type="float" office:value="188.68" calcext:value-type="float">
            <text:p>188.68</text:p>
          </table:table-cell>
        </table:table-row>
        <table:table-row table:style-name="ro1">
          <table:table-cell office:value-type="float" office:value="4127711" calcext:value-type="float">
            <text:p>4127711</text:p>
          </table:table-cell>
          <table:table-cell table:formula="of:=[.A260]/1000/(60*60*24)" office:value-type="time" office:time-value="PT01H08M47.711S" calcext:value-type="time">
            <text:p>01:08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7.62" calcext:value-type="float">
            <text:p>147.62</text:p>
          </table:table-cell>
          <table:table-cell office:value-type="float" office:value="189.38" calcext:value-type="float">
            <text:p>189.38</text:p>
          </table:table-cell>
        </table:table-row>
        <table:table-row table:style-name="ro1">
          <table:table-cell office:value-type="float" office:value="4143711" calcext:value-type="float">
            <text:p>4143711</text:p>
          </table:table-cell>
          <table:table-cell table:formula="of:=[.A261]/1000/(60*60*24)" office:value-type="time" office:time-value="PT01H09M03.711S" calcext:value-type="time">
            <text:p>01:09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48.18" calcext:value-type="float">
            <text:p>148.18</text:p>
          </table:table-cell>
          <table:table-cell office:value-type="float" office:value="190.08" calcext:value-type="float">
            <text:p>190.08</text:p>
          </table:table-cell>
        </table:table-row>
        <table:table-row table:style-name="ro1">
          <table:table-cell office:value-type="float" office:value="4159711" calcext:value-type="float">
            <text:p>4159711</text:p>
          </table:table-cell>
          <table:table-cell table:formula="of:=[.A262]/1000/(60*60*24)" office:value-type="time" office:time-value="PT01H09M19.711S" calcext:value-type="time">
            <text:p>01:09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0.78" calcext:value-type="float">
            <text:p>190.78</text:p>
          </table:table-cell>
        </table:table-row>
        <table:table-row table:style-name="ro1">
          <table:table-cell office:value-type="float" office:value="4175711" calcext:value-type="float">
            <text:p>4175711</text:p>
          </table:table-cell>
          <table:table-cell table:formula="of:=[.A263]/1000/(60*60*24)" office:value-type="time" office:time-value="PT01H09M35.711S" calcext:value-type="time">
            <text:p>01:09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49.3" calcext:value-type="float">
            <text:p>149.3</text:p>
          </table:table-cell>
          <table:table-cell office:value-type="float" office:value="191.47" calcext:value-type="float">
            <text:p>191.47</text:p>
          </table:table-cell>
        </table:table-row>
        <table:table-row table:style-name="ro1">
          <table:table-cell office:value-type="float" office:value="4191711" calcext:value-type="float">
            <text:p>4191711</text:p>
          </table:table-cell>
          <table:table-cell table:formula="of:=[.A264]/1000/(60*60*24)" office:value-type="time" office:time-value="PT01H09M51.711S" calcext:value-type="time">
            <text:p>01:09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9.85" calcext:value-type="float">
            <text:p>149.85</text:p>
          </table:table-cell>
          <table:table-cell office:value-type="float" office:value="192.17" calcext:value-type="float">
            <text:p>192.17</text:p>
          </table:table-cell>
        </table:table-row>
        <table:table-row table:style-name="ro1">
          <table:table-cell office:value-type="float" office:value="4207711" calcext:value-type="float">
            <text:p>4207711</text:p>
          </table:table-cell>
          <table:table-cell table:formula="of:=[.A265]/1000/(60*60*24)" office:value-type="time" office:time-value="PT01H10M07.711S" calcext:value-type="time">
            <text:p>01:10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0.41" calcext:value-type="float">
            <text:p>150.41</text:p>
          </table:table-cell>
          <table:table-cell office:value-type="float" office:value="192.87" calcext:value-type="float">
            <text:p>192.87</text:p>
          </table:table-cell>
        </table:table-row>
        <table:table-row table:style-name="ro1">
          <table:table-cell office:value-type="float" office:value="4223711" calcext:value-type="float">
            <text:p>4223711</text:p>
          </table:table-cell>
          <table:table-cell table:formula="of:=[.A266]/1000/(60*60*24)" office:value-type="time" office:time-value="PT01H10M23.711S" calcext:value-type="time">
            <text:p>01:10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0.97" calcext:value-type="float">
            <text:p>150.97</text:p>
          </table:table-cell>
          <table:table-cell office:value-type="float" office:value="193.57" calcext:value-type="float">
            <text:p>193.57</text:p>
          </table:table-cell>
        </table:table-row>
        <table:table-row table:style-name="ro1">
          <table:table-cell office:value-type="float" office:value="4239711" calcext:value-type="float">
            <text:p>4239711</text:p>
          </table:table-cell>
          <table:table-cell table:formula="of:=[.A267]/1000/(60*60*24)" office:value-type="time" office:time-value="PT01H10M39.711S" calcext:value-type="time">
            <text:p>01:10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1.53" calcext:value-type="float">
            <text:p>151.53</text:p>
          </table:table-cell>
          <table:table-cell office:value-type="float" office:value="194.27" calcext:value-type="float">
            <text:p>194.27</text:p>
          </table:table-cell>
        </table:table-row>
        <table:table-row table:style-name="ro1">
          <table:table-cell office:value-type="float" office:value="4255711" calcext:value-type="float">
            <text:p>4255711</text:p>
          </table:table-cell>
          <table:table-cell table:formula="of:=[.A268]/1000/(60*60*24)" office:value-type="time" office:time-value="PT01H10M55.711S" calcext:value-type="time">
            <text:p>01:10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7.2" calcext:value-type="float">
            <text:p>157.2</text:p>
          </table:table-cell>
          <table:table-cell office:value-type="float" office:value="152.09" calcext:value-type="float">
            <text:p>152.09</text:p>
          </table:table-cell>
          <table:table-cell office:value-type="float" office:value="194.96" calcext:value-type="float">
            <text:p>194.96</text:p>
          </table:table-cell>
        </table:table-row>
        <table:table-row table:style-name="ro1">
          <table:table-cell office:value-type="float" office:value="4271711" calcext:value-type="float">
            <text:p>4271711</text:p>
          </table:table-cell>
          <table:table-cell table:formula="of:=[.A269]/1000/(60*60*24)" office:value-type="time" office:time-value="PT01H11M11.711S" calcext:value-type="time">
            <text:p>01:11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52.65" calcext:value-type="float">
            <text:p>152.65</text:p>
          </table:table-cell>
          <table:table-cell office:value-type="float" office:value="195.66" calcext:value-type="float">
            <text:p>195.66</text:p>
          </table:table-cell>
        </table:table-row>
        <table:table-row table:style-name="ro1">
          <table:table-cell office:value-type="float" office:value="4287711" calcext:value-type="float">
            <text:p>4287711</text:p>
          </table:table-cell>
          <table:table-cell table:formula="of:=[.A270]/1000/(60*60*24)" office:value-type="time" office:time-value="PT01H11M27.711S" calcext:value-type="time">
            <text:p>01:11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3.2" calcext:value-type="float">
            <text:p>153.2</text:p>
          </table:table-cell>
          <table:table-cell office:value-type="float" office:value="196.36" calcext:value-type="float">
            <text:p>196.36</text:p>
          </table:table-cell>
        </table:table-row>
        <table:table-row table:style-name="ro1">
          <table:table-cell office:value-type="float" office:value="4303711" calcext:value-type="float">
            <text:p>4303711</text:p>
          </table:table-cell>
          <table:table-cell table:formula="of:=[.A271]/1000/(60*60*24)" office:value-type="time" office:time-value="PT01H11M43.711S" calcext:value-type="time">
            <text:p>01:11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53.76" calcext:value-type="float">
            <text:p>153.76</text:p>
          </table:table-cell>
          <table:table-cell office:value-type="float" office:value="197.06" calcext:value-type="float">
            <text:p>197.06</text:p>
          </table:table-cell>
        </table:table-row>
        <table:table-row table:style-name="ro1">
          <table:table-cell office:value-type="float" office:value="4319711" calcext:value-type="float">
            <text:p>4319711</text:p>
          </table:table-cell>
          <table:table-cell table:formula="of:=[.A272]/1000/(60*60*24)" office:value-type="time" office:time-value="PT01H11M59.711S" calcext:value-type="time">
            <text:p>01:12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4.32" calcext:value-type="float">
            <text:p>154.32</text:p>
          </table:table-cell>
          <table:table-cell office:value-type="float" office:value="197.76" calcext:value-type="float">
            <text:p>197.76</text:p>
          </table:table-cell>
        </table:table-row>
        <table:table-row table:style-name="ro1">
          <table:table-cell office:value-type="float" office:value="4335711" calcext:value-type="float">
            <text:p>4335711</text:p>
          </table:table-cell>
          <table:table-cell table:formula="of:=[.A273]/1000/(60*60*24)" office:value-type="time" office:time-value="PT01H12M15.711S" calcext:value-type="time">
            <text:p>01:12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4.88" calcext:value-type="float">
            <text:p>154.88</text:p>
          </table:table-cell>
          <table:table-cell office:value-type="float" office:value="198.45" calcext:value-type="float">
            <text:p>198.45</text:p>
          </table:table-cell>
        </table:table-row>
        <table:table-row table:style-name="ro1">
          <table:table-cell office:value-type="float" office:value="4351711" calcext:value-type="float">
            <text:p>4351711</text:p>
          </table:table-cell>
          <table:table-cell table:formula="of:=[.A274]/1000/(60*60*24)" office:value-type="time" office:time-value="PT01H12M31.711S" calcext:value-type="time">
            <text:p>01:12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9.15" calcext:value-type="float">
            <text:p>199.15</text:p>
          </table:table-cell>
        </table:table-row>
        <table:table-row table:style-name="ro1">
          <table:table-cell office:value-type="float" office:value="4367711" calcext:value-type="float">
            <text:p>4367711</text:p>
          </table:table-cell>
          <table:table-cell table:formula="of:=[.A275]/1000/(60*60*24)" office:value-type="time" office:time-value="PT01H12M47.711S" calcext:value-type="time">
            <text:p>01:12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5.99" calcext:value-type="float">
            <text:p>155.99</text:p>
          </table:table-cell>
          <table:table-cell office:value-type="float" office:value="199.85" calcext:value-type="float">
            <text:p>199.85</text:p>
          </table:table-cell>
        </table:table-row>
        <table:table-row table:style-name="ro1">
          <table:table-cell office:value-type="float" office:value="4383711" calcext:value-type="float">
            <text:p>4383711</text:p>
          </table:table-cell>
          <table:table-cell table:formula="of:=[.A276]/1000/(60*60*24)" office:value-type="time" office:time-value="PT01H13M03.711S" calcext:value-type="time">
            <text:p>01:13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6.55" calcext:value-type="float">
            <text:p>156.55</text:p>
          </table:table-cell>
          <table:table-cell office:value-type="float" office:value="200.54" calcext:value-type="float">
            <text:p>200.54</text:p>
          </table:table-cell>
        </table:table-row>
        <table:table-row table:style-name="ro1">
          <table:table-cell office:value-type="float" office:value="4399711" calcext:value-type="float">
            <text:p>4399711</text:p>
          </table:table-cell>
          <table:table-cell table:formula="of:=[.A277]/1000/(60*60*24)" office:value-type="time" office:time-value="PT01H13M19.711S" calcext:value-type="time">
            <text:p>01:13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7.11" calcext:value-type="float">
            <text:p>157.11</text:p>
          </table:table-cell>
          <table:table-cell office:value-type="float" office:value="201.24" calcext:value-type="float">
            <text:p>201.24</text:p>
          </table:table-cell>
        </table:table-row>
        <table:table-row table:style-name="ro1">
          <table:table-cell office:value-type="float" office:value="4415711" calcext:value-type="float">
            <text:p>4415711</text:p>
          </table:table-cell>
          <table:table-cell table:formula="of:=[.A278]/1000/(60*60*24)" office:value-type="time" office:time-value="PT01H13M35.711S" calcext:value-type="time">
            <text:p>01:13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7.67" calcext:value-type="float">
            <text:p>157.67</text:p>
          </table:table-cell>
          <table:table-cell office:value-type="float" office:value="201.94" calcext:value-type="float">
            <text:p>201.94</text:p>
          </table:table-cell>
        </table:table-row>
        <table:table-row table:style-name="ro1">
          <table:table-cell office:value-type="float" office:value="4431711" calcext:value-type="float">
            <text:p>4431711</text:p>
          </table:table-cell>
          <table:table-cell table:formula="of:=[.A279]/1000/(60*60*24)" office:value-type="time" office:time-value="PT01H13M51.711S" calcext:value-type="time">
            <text:p>01:13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8.23" calcext:value-type="float">
            <text:p>158.23</text:p>
          </table:table-cell>
          <table:table-cell office:value-type="float" office:value="202.63" calcext:value-type="float">
            <text:p>202.63</text:p>
          </table:table-cell>
        </table:table-row>
        <table:table-row table:style-name="ro1">
          <table:table-cell office:value-type="float" office:value="4447711" calcext:value-type="float">
            <text:p>4447711</text:p>
          </table:table-cell>
          <table:table-cell table:formula="of:=[.A280]/1000/(60*60*24)" office:value-type="time" office:time-value="PT01H14M07.711S" calcext:value-type="time">
            <text:p>01:14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8.78" calcext:value-type="float">
            <text:p>158.78</text:p>
          </table:table-cell>
          <table:table-cell office:value-type="float" office:value="203.33" calcext:value-type="float">
            <text:p>203.33</text:p>
          </table:table-cell>
        </table:table-row>
        <table:table-row table:style-name="ro1">
          <table:table-cell office:value-type="float" office:value="4463711" calcext:value-type="float">
            <text:p>4463711</text:p>
          </table:table-cell>
          <table:table-cell table:formula="of:=[.A281]/1000/(60*60*24)" office:value-type="time" office:time-value="PT01H14M23.711S" calcext:value-type="time">
            <text:p>01:14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9.34" calcext:value-type="float">
            <text:p>159.34</text:p>
          </table:table-cell>
          <table:table-cell office:value-type="float" office:value="204.03" calcext:value-type="float">
            <text:p>204.03</text:p>
          </table:table-cell>
        </table:table-row>
        <table:table-row table:style-name="ro1">
          <table:table-cell office:value-type="float" office:value="4479711" calcext:value-type="float">
            <text:p>4479711</text:p>
          </table:table-cell>
          <table:table-cell table:formula="of:=[.A282]/1000/(60*60*24)" office:value-type="time" office:time-value="PT01H14M39.711S" calcext:value-type="time">
            <text:p>01:14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9.9" calcext:value-type="float">
            <text:p>159.9</text:p>
          </table:table-cell>
          <table:table-cell office:value-type="float" office:value="204.72" calcext:value-type="float">
            <text:p>204.72</text:p>
          </table:table-cell>
        </table:table-row>
        <table:table-row table:style-name="ro1">
          <table:table-cell office:value-type="float" office:value="4495711" calcext:value-type="float">
            <text:p>4495711</text:p>
          </table:table-cell>
          <table:table-cell table:formula="of:=[.A283]/1000/(60*60*24)" office:value-type="time" office:time-value="PT01H14M55.711S" calcext:value-type="time">
            <text:p>01:14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60.46" calcext:value-type="float">
            <text:p>160.46</text:p>
          </table:table-cell>
          <table:table-cell office:value-type="float" office:value="205.42" calcext:value-type="float">
            <text:p>205.42</text:p>
          </table:table-cell>
        </table:table-row>
        <table:table-row table:style-name="ro1">
          <table:table-cell office:value-type="float" office:value="4511710" calcext:value-type="float">
            <text:p>4511710</text:p>
          </table:table-cell>
          <table:table-cell table:formula="of:=[.A284]/1000/(60*60*24)" office:value-type="time" office:time-value="PT01H15M11.71S" calcext:value-type="time">
            <text:p>01:15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61.01" calcext:value-type="float">
            <text:p>161.01</text:p>
          </table:table-cell>
          <table:table-cell office:value-type="float" office:value="206.12" calcext:value-type="float">
            <text:p>206.12</text:p>
          </table:table-cell>
        </table:table-row>
        <table:table-row table:style-name="ro1">
          <table:table-cell office:value-type="float" office:value="4527711" calcext:value-type="float">
            <text:p>4527711</text:p>
          </table:table-cell>
          <table:table-cell table:formula="of:=[.A285]/1000/(60*60*24)" office:value-type="time" office:time-value="PT01H15M27.711S" calcext:value-type="time">
            <text:p>01:15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61.57" calcext:value-type="float">
            <text:p>161.57</text:p>
          </table:table-cell>
          <table:table-cell office:value-type="float" office:value="206.81" calcext:value-type="float">
            <text:p>206.81</text:p>
          </table:table-cell>
        </table:table-row>
        <table:table-row table:style-name="ro1">
          <table:table-cell office:value-type="float" office:value="4543711" calcext:value-type="float">
            <text:p>4543711</text:p>
          </table:table-cell>
          <table:table-cell table:formula="of:=[.A286]/1000/(60*60*24)" office:value-type="time" office:time-value="PT01H15M43.711S" calcext:value-type="time">
            <text:p>01:15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2.13" calcext:value-type="float">
            <text:p>162.13</text:p>
          </table:table-cell>
          <table:table-cell office:value-type="float" office:value="207.51" calcext:value-type="float">
            <text:p>207.51</text:p>
          </table:table-cell>
        </table:table-row>
        <table:table-row table:style-name="ro1">
          <table:table-cell office:value-type="float" office:value="4559711" calcext:value-type="float">
            <text:p>4559711</text:p>
          </table:table-cell>
          <table:table-cell table:formula="of:=[.A287]/1000/(60*60*24)" office:value-type="time" office:time-value="PT01H15M59.711S" calcext:value-type="time">
            <text:p>01:16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2.69" calcext:value-type="float">
            <text:p>162.69</text:p>
          </table:table-cell>
          <table:table-cell office:value-type="float" office:value="208.21" calcext:value-type="float">
            <text:p>208.21</text:p>
          </table:table-cell>
        </table:table-row>
        <table:table-row table:style-name="ro1">
          <table:table-cell office:value-type="float" office:value="4575711" calcext:value-type="float">
            <text:p>4575711</text:p>
          </table:table-cell>
          <table:table-cell table:formula="of:=[.A288]/1000/(60*60*24)" office:value-type="time" office:time-value="PT01H16M15.711S" calcext:value-type="time">
            <text:p>01:16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3.25" calcext:value-type="float">
            <text:p>163.25</text:p>
          </table:table-cell>
          <table:table-cell office:value-type="float" office:value="208.9" calcext:value-type="float">
            <text:p>208.9</text:p>
          </table:table-cell>
        </table:table-row>
        <table:table-row table:style-name="ro1">
          <table:table-cell office:value-type="float" office:value="4591711" calcext:value-type="float">
            <text:p>4591711</text:p>
          </table:table-cell>
          <table:table-cell table:formula="of:=[.A289]/1000/(60*60*24)" office:value-type="time" office:time-value="PT01H16M31.711S" calcext:value-type="time">
            <text:p>01:16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3.8" calcext:value-type="float">
            <text:p>163.8</text:p>
          </table:table-cell>
          <table:table-cell office:value-type="float" office:value="209.6" calcext:value-type="float">
            <text:p>209.6</text:p>
          </table:table-cell>
        </table:table-row>
        <table:table-row table:style-name="ro1">
          <table:table-cell office:value-type="float" office:value="4607711" calcext:value-type="float">
            <text:p>4607711</text:p>
          </table:table-cell>
          <table:table-cell table:formula="of:=[.A290]/1000/(60*60*24)" office:value-type="time" office:time-value="PT01H16M47.711S" calcext:value-type="time">
            <text:p>01:16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64.36" calcext:value-type="float">
            <text:p>164.36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1">
          <table:table-cell office:value-type="float" office:value="4623711" calcext:value-type="float">
            <text:p>4623711</text:p>
          </table:table-cell>
          <table:table-cell table:formula="of:=[.A291]/1000/(60*60*24)" office:value-type="time" office:time-value="PT01H17M03.711S" calcext:value-type="time">
            <text:p>01:17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64.92" calcext:value-type="float">
            <text:p>164.92</text:p>
          </table:table-cell>
          <table:table-cell office:value-type="float" office:value="210.99" calcext:value-type="float">
            <text:p>210.99</text:p>
          </table:table-cell>
        </table:table-row>
        <table:table-row table:style-name="ro1">
          <table:table-cell office:value-type="float" office:value="4639711" calcext:value-type="float">
            <text:p>4639711</text:p>
          </table:table-cell>
          <table:table-cell table:formula="of:=[.A292]/1000/(60*60*24)" office:value-type="time" office:time-value="PT01H17M19.711S" calcext:value-type="time">
            <text:p>01:17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5.48" calcext:value-type="float">
            <text:p>165.48</text:p>
          </table:table-cell>
          <table:table-cell office:value-type="float" office:value="211.69" calcext:value-type="float">
            <text:p>211.69</text:p>
          </table:table-cell>
        </table:table-row>
        <table:table-row table:style-name="ro1">
          <table:table-cell office:value-type="float" office:value="4655711" calcext:value-type="float">
            <text:p>4655711</text:p>
          </table:table-cell>
          <table:table-cell table:formula="of:=[.A293]/1000/(60*60*24)" office:value-type="time" office:time-value="PT01H17M35.711S" calcext:value-type="time">
            <text:p>01:17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6.03" calcext:value-type="float">
            <text:p>166.03</text:p>
          </table:table-cell>
          <table:table-cell office:value-type="float" office:value="212.38" calcext:value-type="float">
            <text:p>212.38</text:p>
          </table:table-cell>
        </table:table-row>
        <table:table-row table:style-name="ro1">
          <table:table-cell office:value-type="float" office:value="4671711" calcext:value-type="float">
            <text:p>4671711</text:p>
          </table:table-cell>
          <table:table-cell table:formula="of:=[.A294]/1000/(60*60*24)" office:value-type="time" office:time-value="PT01H17M51.711S" calcext:value-type="time">
            <text:p>01:17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6.59" calcext:value-type="float">
            <text:p>166.59</text:p>
          </table:table-cell>
          <table:table-cell office:value-type="float" office:value="213.08" calcext:value-type="float">
            <text:p>213.08</text:p>
          </table:table-cell>
        </table:table-row>
        <table:table-row table:style-name="ro1">
          <table:table-cell office:value-type="float" office:value="4687711" calcext:value-type="float">
            <text:p>4687711</text:p>
          </table:table-cell>
          <table:table-cell table:formula="of:=[.A295]/1000/(60*60*24)" office:value-type="time" office:time-value="PT01H18M07.711S" calcext:value-type="time">
            <text:p>01:18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7.15" calcext:value-type="float">
            <text:p>167.15</text:p>
          </table:table-cell>
          <table:table-cell office:value-type="float" office:value="213.77" calcext:value-type="float">
            <text:p>213.77</text:p>
          </table:table-cell>
        </table:table-row>
        <table:table-row table:style-name="ro1">
          <table:table-cell office:value-type="float" office:value="4703711" calcext:value-type="float">
            <text:p>4703711</text:p>
          </table:table-cell>
          <table:table-cell table:formula="of:=[.A296]/1000/(60*60*24)" office:value-type="time" office:time-value="PT01H18M23.711S" calcext:value-type="time">
            <text:p>01:18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7.71" calcext:value-type="float">
            <text:p>167.71</text:p>
          </table:table-cell>
          <table:table-cell office:value-type="float" office:value="214.47" calcext:value-type="float">
            <text:p>214.47</text:p>
          </table:table-cell>
        </table:table-row>
        <table:table-row table:style-name="ro1">
          <table:table-cell office:value-type="float" office:value="4719711" calcext:value-type="float">
            <text:p>4719711</text:p>
          </table:table-cell>
          <table:table-cell table:formula="of:=[.A297]/1000/(60*60*24)" office:value-type="time" office:time-value="PT01H18M39.711S" calcext:value-type="time">
            <text:p>01:18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8.26" calcext:value-type="float">
            <text:p>168.26</text:p>
          </table:table-cell>
          <table:table-cell office:value-type="float" office:value="215.17" calcext:value-type="float">
            <text:p>215.17</text:p>
          </table:table-cell>
        </table:table-row>
        <table:table-row table:style-name="ro1">
          <table:table-cell office:value-type="float" office:value="4735711" calcext:value-type="float">
            <text:p>4735711</text:p>
          </table:table-cell>
          <table:table-cell table:formula="of:=[.A298]/1000/(60*60*24)" office:value-type="time" office:time-value="PT01H18M55.711S" calcext:value-type="time">
            <text:p>01:18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8.82" calcext:value-type="float">
            <text:p>168.82</text:p>
          </table:table-cell>
          <table:table-cell office:value-type="float" office:value="215.86" calcext:value-type="float">
            <text:p>215.86</text:p>
          </table:table-cell>
        </table:table-row>
        <table:table-row table:style-name="ro1">
          <table:table-cell office:value-type="float" office:value="4751711" calcext:value-type="float">
            <text:p>4751711</text:p>
          </table:table-cell>
          <table:table-cell table:formula="of:=[.A299]/1000/(60*60*24)" office:value-type="time" office:time-value="PT01H19M11.711S" calcext:value-type="time">
            <text:p>01:19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9.38" calcext:value-type="float">
            <text:p>169.38</text:p>
          </table:table-cell>
          <table:table-cell office:value-type="float" office:value="216.56" calcext:value-type="float">
            <text:p>216.56</text:p>
          </table:table-cell>
        </table:table-row>
        <table:table-row table:style-name="ro1">
          <table:table-cell office:value-type="float" office:value="4767711" calcext:value-type="float">
            <text:p>4767711</text:p>
          </table:table-cell>
          <table:table-cell table:formula="of:=[.A300]/1000/(60*60*24)" office:value-type="time" office:time-value="PT01H19M27.711S" calcext:value-type="time">
            <text:p>01:19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69.93" calcext:value-type="float">
            <text:p>169.93</text:p>
          </table:table-cell>
          <table:table-cell office:value-type="float" office:value="217.25" calcext:value-type="float">
            <text:p>217.25</text:p>
          </table:table-cell>
        </table:table-row>
        <table:table-row table:style-name="ro1">
          <table:table-cell office:value-type="float" office:value="4783711" calcext:value-type="float">
            <text:p>4783711</text:p>
          </table:table-cell>
          <table:table-cell table:formula="of:=[.A301]/1000/(60*60*24)" office:value-type="time" office:time-value="PT01H19M43.711S" calcext:value-type="time">
            <text:p>01:19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0.49" calcext:value-type="float">
            <text:p>170.49</text:p>
          </table:table-cell>
          <table:table-cell office:value-type="float" office:value="217.95" calcext:value-type="float">
            <text:p>217.95</text:p>
          </table:table-cell>
        </table:table-row>
        <table:table-row table:style-name="ro1">
          <table:table-cell office:value-type="float" office:value="4799711" calcext:value-type="float">
            <text:p>4799711</text:p>
          </table:table-cell>
          <table:table-cell table:formula="of:=[.A302]/1000/(60*60*24)" office:value-type="time" office:time-value="PT01H19M59.711S" calcext:value-type="time">
            <text:p>01:20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1.05" calcext:value-type="float">
            <text:p>171.05</text:p>
          </table:table-cell>
          <table:table-cell office:value-type="float" office:value="218.65" calcext:value-type="float">
            <text:p>218.65</text:p>
          </table:table-cell>
        </table:table-row>
        <table:table-row table:style-name="ro1">
          <table:table-cell office:value-type="float" office:value="4815711" calcext:value-type="float">
            <text:p>4815711</text:p>
          </table:table-cell>
          <table:table-cell table:formula="of:=[.A303]/1000/(60*60*24)" office:value-type="time" office:time-value="PT01H20M15.711S" calcext:value-type="time">
            <text:p>01:2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07" calcext:value-type="float">
            <text:p>156.07</text:p>
          </table:table-cell>
          <table:table-cell office:value-type="float" office:value="171.61" calcext:value-type="float">
            <text:p>171.61</text:p>
          </table:table-cell>
          <table:table-cell office:value-type="float" office:value="219.34" calcext:value-type="float">
            <text:p>219.34</text:p>
          </table:table-cell>
        </table:table-row>
        <table:table-row table:style-name="ro1">
          <table:table-cell office:value-type="float" office:value="4831711" calcext:value-type="float">
            <text:p>4831711</text:p>
          </table:table-cell>
          <table:table-cell table:formula="of:=[.A304]/1000/(60*60*24)" office:value-type="time" office:time-value="PT01H20M31.711S" calcext:value-type="time">
            <text:p>01:20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2.16" calcext:value-type="float">
            <text:p>172.16</text:p>
          </table:table-cell>
          <table:table-cell office:value-type="float" office:value="220.04" calcext:value-type="float">
            <text:p>220.04</text:p>
          </table:table-cell>
        </table:table-row>
        <table:table-row table:style-name="ro1">
          <table:table-cell office:value-type="float" office:value="4847711" calcext:value-type="float">
            <text:p>4847711</text:p>
          </table:table-cell>
          <table:table-cell table:formula="of:=[.A305]/1000/(60*60*24)" office:value-type="time" office:time-value="PT01H20M47.711S" calcext:value-type="time">
            <text:p>01:2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72.72" calcext:value-type="float">
            <text:p>172.72</text:p>
          </table:table-cell>
          <table:table-cell office:value-type="float" office:value="220.73" calcext:value-type="float">
            <text:p>220.73</text:p>
          </table:table-cell>
        </table:table-row>
        <table:table-row table:style-name="ro1">
          <table:table-cell office:value-type="float" office:value="4863711" calcext:value-type="float">
            <text:p>4863711</text:p>
          </table:table-cell>
          <table:table-cell table:formula="of:=[.A306]/1000/(60*60*24)" office:value-type="time" office:time-value="PT01H21M03.711S" calcext:value-type="time">
            <text:p>01:21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3.28" calcext:value-type="float">
            <text:p>173.28</text:p>
          </table:table-cell>
          <table:table-cell office:value-type="float" office:value="221.43" calcext:value-type="float">
            <text:p>221.43</text:p>
          </table:table-cell>
        </table:table-row>
        <table:table-row table:style-name="ro1">
          <table:table-cell office:value-type="float" office:value="4879711" calcext:value-type="float">
            <text:p>4879711</text:p>
          </table:table-cell>
          <table:table-cell table:formula="of:=[.A307]/1000/(60*60*24)" office:value-type="time" office:time-value="PT01H21M19.711S" calcext:value-type="time">
            <text:p>01:21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3.84" calcext:value-type="float">
            <text:p>173.84</text:p>
          </table:table-cell>
          <table:table-cell office:value-type="float" office:value="222.12" calcext:value-type="float">
            <text:p>222.12</text:p>
          </table:table-cell>
        </table:table-row>
        <table:table-row table:style-name="ro1">
          <table:table-cell office:value-type="float" office:value="4895711" calcext:value-type="float">
            <text:p>4895711</text:p>
          </table:table-cell>
          <table:table-cell table:formula="of:=[.A308]/1000/(60*60*24)" office:value-type="time" office:time-value="PT01H21M35.711S" calcext:value-type="time">
            <text:p>01:21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4.39" calcext:value-type="float">
            <text:p>174.39</text:p>
          </table:table-cell>
          <table:table-cell office:value-type="float" office:value="222.82" calcext:value-type="float">
            <text:p>222.82</text:p>
          </table:table-cell>
        </table:table-row>
        <table:table-row table:style-name="ro1">
          <table:table-cell office:value-type="float" office:value="4911711" calcext:value-type="float">
            <text:p>4911711</text:p>
          </table:table-cell>
          <table:table-cell table:formula="of:=[.A309]/1000/(60*60*24)" office:value-type="time" office:time-value="PT01H21M51.711S" calcext:value-type="time">
            <text:p>01:21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4.95" calcext:value-type="float">
            <text:p>174.95</text:p>
          </table:table-cell>
          <table:table-cell office:value-type="float" office:value="223.51" calcext:value-type="float">
            <text:p>223.51</text:p>
          </table:table-cell>
        </table:table-row>
        <table:table-row table:style-name="ro1">
          <table:table-cell office:value-type="float" office:value="4927711" calcext:value-type="float">
            <text:p>4927711</text:p>
          </table:table-cell>
          <table:table-cell table:formula="of:=[.A310]/1000/(60*60*24)" office:value-type="time" office:time-value="PT01H22M07.711S" calcext:value-type="time">
            <text:p>01:22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5.51" calcext:value-type="float">
            <text:p>175.51</text:p>
          </table:table-cell>
          <table:table-cell office:value-type="float" office:value="224.21" calcext:value-type="float">
            <text:p>224.21</text:p>
          </table:table-cell>
        </table:table-row>
        <table:table-row table:style-name="ro1">
          <table:table-cell office:value-type="float" office:value="4943711" calcext:value-type="float">
            <text:p>4943711</text:p>
          </table:table-cell>
          <table:table-cell table:formula="of:=[.A311]/1000/(60*60*24)" office:value-type="time" office:time-value="PT01H22M23.711S" calcext:value-type="time">
            <text:p>01:22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6.06" calcext:value-type="float">
            <text:p>176.06</text:p>
          </table:table-cell>
          <table:table-cell office:value-type="float" office:value="224.9" calcext:value-type="float">
            <text:p>224.9</text:p>
          </table:table-cell>
        </table:table-row>
        <table:table-row table:style-name="ro1">
          <table:table-cell office:value-type="float" office:value="4959711" calcext:value-type="float">
            <text:p>4959711</text:p>
          </table:table-cell>
          <table:table-cell table:formula="of:=[.A312]/1000/(60*60*24)" office:value-type="time" office:time-value="PT01H22M39.711S" calcext:value-type="time">
            <text:p>01:22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6.62" calcext:value-type="float">
            <text:p>176.62</text:p>
          </table:table-cell>
          <table:table-cell office:value-type="float" office:value="225.6" calcext:value-type="float">
            <text:p>225.6</text:p>
          </table:table-cell>
        </table:table-row>
        <table:table-row table:style-name="ro1">
          <table:table-cell office:value-type="float" office:value="4975711" calcext:value-type="float">
            <text:p>4975711</text:p>
          </table:table-cell>
          <table:table-cell table:formula="of:=[.A313]/1000/(60*60*24)" office:value-type="time" office:time-value="PT01H22M55.711S" calcext:value-type="time">
            <text:p>01:2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06" calcext:value-type="float">
            <text:p>156.06</text:p>
          </table:table-cell>
          <table:table-cell office:value-type="float" office:value="177.18" calcext:value-type="float">
            <text:p>177.18</text:p>
          </table:table-cell>
          <table:table-cell office:value-type="float" office:value="226.29" calcext:value-type="float">
            <text:p>226.29</text:p>
          </table:table-cell>
        </table:table-row>
        <table:table-row table:style-name="ro1">
          <table:table-cell office:value-type="float" office:value="4991711" calcext:value-type="float">
            <text:p>4991711</text:p>
          </table:table-cell>
          <table:table-cell table:formula="of:=[.A314]/1000/(60*60*24)" office:value-type="time" office:time-value="PT01H23M11.711S" calcext:value-type="time">
            <text:p>01:23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7.73" calcext:value-type="float">
            <text:p>177.73</text:p>
          </table:table-cell>
          <table:table-cell office:value-type="float" office:value="226.99" calcext:value-type="float">
            <text:p>226.99</text:p>
          </table:table-cell>
        </table:table-row>
        <table:table-row table:style-name="ro1">
          <table:table-cell office:value-type="float" office:value="5007711" calcext:value-type="float">
            <text:p>5007711</text:p>
          </table:table-cell>
          <table:table-cell table:formula="of:=[.A315]/1000/(60*60*24)" office:value-type="time" office:time-value="PT01H23M27.711S" calcext:value-type="time">
            <text:p>01:23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8.29" calcext:value-type="float">
            <text:p>178.29</text:p>
          </table:table-cell>
          <table:table-cell office:value-type="float" office:value="227.68" calcext:value-type="float">
            <text:p>227.68</text:p>
          </table:table-cell>
        </table:table-row>
        <table:table-row table:style-name="ro1">
          <table:table-cell office:value-type="float" office:value="5023711" calcext:value-type="float">
            <text:p>5023711</text:p>
          </table:table-cell>
          <table:table-cell table:formula="of:=[.A316]/1000/(60*60*24)" office:value-type="time" office:time-value="PT01H23M43.711S" calcext:value-type="time">
            <text:p>01:23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8.85" calcext:value-type="float">
            <text:p>178.85</text:p>
          </table:table-cell>
          <table:table-cell office:value-type="float" office:value="228.38" calcext:value-type="float">
            <text:p>228.38</text:p>
          </table:table-cell>
        </table:table-row>
        <table:table-row table:style-name="ro1">
          <table:table-cell office:value-type="float" office:value="5039711" calcext:value-type="float">
            <text:p>5039711</text:p>
          </table:table-cell>
          <table:table-cell table:formula="of:=[.A317]/1000/(60*60*24)" office:value-type="time" office:time-value="PT01H23M59.711S" calcext:value-type="time">
            <text:p>01:24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9.41" calcext:value-type="float">
            <text:p>179.41</text:p>
          </table:table-cell>
          <table:table-cell office:value-type="float" office:value="229.07" calcext:value-type="float">
            <text:p>229.07</text:p>
          </table:table-cell>
        </table:table-row>
        <table:table-row table:style-name="ro1">
          <table:table-cell office:value-type="float" office:value="5055711" calcext:value-type="float">
            <text:p>5055711</text:p>
          </table:table-cell>
          <table:table-cell table:formula="of:=[.A318]/1000/(60*60*24)" office:value-type="time" office:time-value="PT01H24M15.711S" calcext:value-type="time">
            <text:p>01:24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9.96" calcext:value-type="float">
            <text:p>179.96</text:p>
          </table:table-cell>
          <table:table-cell office:value-type="float" office:value="229.77" calcext:value-type="float">
            <text:p>229.77</text:p>
          </table:table-cell>
        </table:table-row>
        <table:table-row table:style-name="ro1">
          <table:table-cell office:value-type="float" office:value="5071711" calcext:value-type="float">
            <text:p>5071711</text:p>
          </table:table-cell>
          <table:table-cell table:formula="of:=[.A319]/1000/(60*60*24)" office:value-type="time" office:time-value="PT01H24M31.711S" calcext:value-type="time">
            <text:p>01:24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0.52" calcext:value-type="float">
            <text:p>180.52</text:p>
          </table:table-cell>
          <table:table-cell office:value-type="float" office:value="230.46" calcext:value-type="float">
            <text:p>230.46</text:p>
          </table:table-cell>
        </table:table-row>
        <table:table-row table:style-name="ro1">
          <table:table-cell office:value-type="float" office:value="5087711" calcext:value-type="float">
            <text:p>5087711</text:p>
          </table:table-cell>
          <table:table-cell table:formula="of:=[.A320]/1000/(60*60*24)" office:value-type="time" office:time-value="PT01H24M47.711S" calcext:value-type="time">
            <text:p>01:24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1.08" calcext:value-type="float">
            <text:p>181.08</text:p>
          </table:table-cell>
          <table:table-cell office:value-type="float" office:value="231.16" calcext:value-type="float">
            <text:p>231.16</text:p>
          </table:table-cell>
        </table:table-row>
        <table:table-row table:style-name="ro1">
          <table:table-cell office:value-type="float" office:value="5103711" calcext:value-type="float">
            <text:p>5103711</text:p>
          </table:table-cell>
          <table:table-cell table:formula="of:=[.A321]/1000/(60*60*24)" office:value-type="time" office:time-value="PT01H25M03.711S" calcext:value-type="time">
            <text:p>01:25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1.63" calcext:value-type="float">
            <text:p>181.63</text:p>
          </table:table-cell>
          <table:table-cell office:value-type="float" office:value="231.85" calcext:value-type="float">
            <text:p>231.85</text:p>
          </table:table-cell>
        </table:table-row>
        <table:table-row table:style-name="ro1">
          <table:table-cell office:value-type="float" office:value="5119711" calcext:value-type="float">
            <text:p>5119711</text:p>
          </table:table-cell>
          <table:table-cell table:formula="of:=[.A322]/1000/(60*60*24)" office:value-type="time" office:time-value="PT01H25M19.711S" calcext:value-type="time">
            <text:p>01:25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2.19" calcext:value-type="float">
            <text:p>182.19</text:p>
          </table:table-cell>
          <table:table-cell office:value-type="float" office:value="232.55" calcext:value-type="float">
            <text:p>232.55</text:p>
          </table:table-cell>
        </table:table-row>
        <table:table-row table:style-name="ro1">
          <table:table-cell office:value-type="float" office:value="5135711" calcext:value-type="float">
            <text:p>5135711</text:p>
          </table:table-cell>
          <table:table-cell table:formula="of:=[.A323]/1000/(60*60*24)" office:value-type="time" office:time-value="PT01H25M35.711S" calcext:value-type="time">
            <text:p>01:25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2.75" calcext:value-type="float">
            <text:p>182.75</text:p>
          </table:table-cell>
          <table:table-cell office:value-type="float" office:value="233.24" calcext:value-type="float">
            <text:p>233.24</text:p>
          </table:table-cell>
        </table:table-row>
        <table:table-row table:style-name="ro1">
          <table:table-cell office:value-type="float" office:value="5151711" calcext:value-type="float">
            <text:p>5151711</text:p>
          </table:table-cell>
          <table:table-cell table:formula="of:=[.A324]/1000/(60*60*24)" office:value-type="time" office:time-value="PT01H25M51.711S" calcext:value-type="time">
            <text:p>01:25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3.3" calcext:value-type="float">
            <text:p>183.3</text:p>
          </table:table-cell>
          <table:table-cell office:value-type="float" office:value="233.94" calcext:value-type="float">
            <text:p>233.94</text:p>
          </table:table-cell>
        </table:table-row>
        <table:table-row table:style-name="ro1">
          <table:table-cell office:value-type="float" office:value="5167711" calcext:value-type="float">
            <text:p>5167711</text:p>
          </table:table-cell>
          <table:table-cell table:formula="of:=[.A325]/1000/(60*60*24)" office:value-type="time" office:time-value="PT01H26M07.711S" calcext:value-type="time">
            <text:p>01:26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3.86" calcext:value-type="float">
            <text:p>183.86</text:p>
          </table:table-cell>
          <table:table-cell office:value-type="float" office:value="234.63" calcext:value-type="float">
            <text:p>234.63</text:p>
          </table:table-cell>
        </table:table-row>
        <table:table-row table:style-name="ro1">
          <table:table-cell office:value-type="float" office:value="5183711" calcext:value-type="float">
            <text:p>5183711</text:p>
          </table:table-cell>
          <table:table-cell table:formula="of:=[.A326]/1000/(60*60*24)" office:value-type="time" office:time-value="PT01H26M23.711S" calcext:value-type="time">
            <text:p>01:26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4.42" calcext:value-type="float">
            <text:p>184.42</text:p>
          </table:table-cell>
          <table:table-cell office:value-type="float" office:value="235.33" calcext:value-type="float">
            <text:p>235.33</text:p>
          </table:table-cell>
        </table:table-row>
        <table:table-row table:style-name="ro1">
          <table:table-cell office:value-type="float" office:value="5199711" calcext:value-type="float">
            <text:p>5199711</text:p>
          </table:table-cell>
          <table:table-cell table:formula="of:=[.A327]/1000/(60*60*24)" office:value-type="time" office:time-value="PT01H26M39.711S" calcext:value-type="time">
            <text:p>01:26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4.97" calcext:value-type="float">
            <text:p>184.97</text:p>
          </table:table-cell>
          <table:table-cell office:value-type="float" office:value="236.02" calcext:value-type="float">
            <text:p>236.02</text:p>
          </table:table-cell>
        </table:table-row>
        <table:table-row table:style-name="ro1">
          <table:table-cell office:value-type="float" office:value="5215711" calcext:value-type="float">
            <text:p>5215711</text:p>
          </table:table-cell>
          <table:table-cell table:formula="of:=[.A328]/1000/(60*60*24)" office:value-type="time" office:time-value="PT01H26M55.711S" calcext:value-type="time">
            <text:p>01:26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5.53" calcext:value-type="float">
            <text:p>185.53</text:p>
          </table:table-cell>
          <table:table-cell office:value-type="float" office:value="236.72" calcext:value-type="float">
            <text:p>236.72</text:p>
          </table:table-cell>
        </table:table-row>
        <table:table-row table:style-name="ro1">
          <table:table-cell office:value-type="float" office:value="5231711" calcext:value-type="float">
            <text:p>5231711</text:p>
          </table:table-cell>
          <table:table-cell table:formula="of:=[.A329]/1000/(60*60*24)" office:value-type="time" office:time-value="PT01H27M11.711S" calcext:value-type="time">
            <text:p>01:27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6.09" calcext:value-type="float">
            <text:p>186.09</text:p>
          </table:table-cell>
          <table:table-cell office:value-type="float" office:value="237.41" calcext:value-type="float">
            <text:p>237.41</text:p>
          </table:table-cell>
        </table:table-row>
        <table:table-row table:style-name="ro1">
          <table:table-cell office:value-type="float" office:value="5247711" calcext:value-type="float">
            <text:p>5247711</text:p>
          </table:table-cell>
          <table:table-cell table:formula="of:=[.A330]/1000/(60*60*24)" office:value-type="time" office:time-value="PT01H27M27.711S" calcext:value-type="time">
            <text:p>01:2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86.64" calcext:value-type="float">
            <text:p>186.64</text:p>
          </table:table-cell>
          <table:table-cell office:value-type="float" office:value="238.11" calcext:value-type="float">
            <text:p>238.11</text:p>
          </table:table-cell>
        </table:table-row>
        <table:table-row table:style-name="ro1">
          <table:table-cell office:value-type="float" office:value="5263711" calcext:value-type="float">
            <text:p>5263711</text:p>
          </table:table-cell>
          <table:table-cell table:formula="of:=[.A331]/1000/(60*60*24)" office:value-type="time" office:time-value="PT01H27M43.711S" calcext:value-type="time">
            <text:p>01:27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87.2" calcext:value-type="float">
            <text:p>187.2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1">
          <table:table-cell office:value-type="float" office:value="5279711" calcext:value-type="float">
            <text:p>5279711</text:p>
          </table:table-cell>
          <table:table-cell table:formula="of:=[.A332]/1000/(60*60*24)" office:value-type="time" office:time-value="PT01H27M59.711S" calcext:value-type="time">
            <text:p>01:28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7.76" calcext:value-type="float">
            <text:p>187.76</text:p>
          </table:table-cell>
          <table:table-cell office:value-type="float" office:value="239.5" calcext:value-type="float">
            <text:p>239.5</text:p>
          </table:table-cell>
        </table:table-row>
        <table:table-row table:style-name="ro1">
          <table:table-cell office:value-type="float" office:value="5295711" calcext:value-type="float">
            <text:p>5295711</text:p>
          </table:table-cell>
          <table:table-cell table:formula="of:=[.A333]/1000/(60*60*24)" office:value-type="time" office:time-value="PT01H28M15.711S" calcext:value-type="time">
            <text:p>01:28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88.31" calcext:value-type="float">
            <text:p>188.31</text:p>
          </table:table-cell>
          <table:table-cell office:value-type="float" office:value="240.19" calcext:value-type="float">
            <text:p>240.19</text:p>
          </table:table-cell>
        </table:table-row>
        <table:table-row table:style-name="ro1">
          <table:table-cell office:value-type="float" office:value="5311711" calcext:value-type="float">
            <text:p>5311711</text:p>
          </table:table-cell>
          <table:table-cell table:formula="of:=[.A334]/1000/(60*60*24)" office:value-type="time" office:time-value="PT01H28M31.711S" calcext:value-type="time">
            <text:p>01:28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88.87" calcext:value-type="float">
            <text:p>188.87</text:p>
          </table:table-cell>
          <table:table-cell office:value-type="float" office:value="240.89" calcext:value-type="float">
            <text:p>240.89</text:p>
          </table:table-cell>
        </table:table-row>
        <table:table-row table:style-name="ro1">
          <table:table-cell office:value-type="float" office:value="5327711" calcext:value-type="float">
            <text:p>5327711</text:p>
          </table:table-cell>
          <table:table-cell table:formula="of:=[.A335]/1000/(60*60*24)" office:value-type="time" office:time-value="PT01H28M47.711S" calcext:value-type="time">
            <text:p>01:28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189.43" calcext:value-type="float">
            <text:p>189.43</text:p>
          </table:table-cell>
          <table:table-cell office:value-type="float" office:value="241.58" calcext:value-type="float">
            <text:p>241.58</text:p>
          </table:table-cell>
        </table:table-row>
        <table:table-row table:style-name="ro1">
          <table:table-cell office:value-type="float" office:value="5343711" calcext:value-type="float">
            <text:p>5343711</text:p>
          </table:table-cell>
          <table:table-cell table:formula="of:=[.A336]/1000/(60*60*24)" office:value-type="time" office:time-value="PT01H29M03.711S" calcext:value-type="time">
            <text:p>01:29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9.98" calcext:value-type="float">
            <text:p>189.98</text:p>
          </table:table-cell>
          <table:table-cell office:value-type="float" office:value="242.27" calcext:value-type="float">
            <text:p>242.27</text:p>
          </table:table-cell>
        </table:table-row>
        <table:table-row table:style-name="ro1">
          <table:table-cell office:value-type="float" office:value="5359711" calcext:value-type="float">
            <text:p>5359711</text:p>
          </table:table-cell>
          <table:table-cell table:formula="of:=[.A337]/1000/(60*60*24)" office:value-type="time" office:time-value="PT01H29M19.711S" calcext:value-type="time">
            <text:p>01:2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90.54" calcext:value-type="float">
            <text:p>190.54</text:p>
          </table:table-cell>
          <table:table-cell office:value-type="float" office:value="242.97" calcext:value-type="float">
            <text:p>242.97</text:p>
          </table:table-cell>
        </table:table-row>
        <table:table-row table:style-name="ro1">
          <table:table-cell office:value-type="float" office:value="5375711" calcext:value-type="float">
            <text:p>5375711</text:p>
          </table:table-cell>
          <table:table-cell table:formula="of:=[.A338]/1000/(60*60*24)" office:value-type="time" office:time-value="PT01H29M35.711S" calcext:value-type="time">
            <text:p>01:2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91.1" calcext:value-type="float">
            <text:p>191.1</text:p>
          </table:table-cell>
          <table:table-cell office:value-type="float" office:value="243.66" calcext:value-type="float">
            <text:p>243.66</text:p>
          </table:table-cell>
        </table:table-row>
        <table:table-row table:style-name="ro1">
          <table:table-cell office:value-type="float" office:value="5391711" calcext:value-type="float">
            <text:p>5391711</text:p>
          </table:table-cell>
          <table:table-cell table:formula="of:=[.A339]/1000/(60*60*24)" office:value-type="time" office:time-value="PT01H29M51.711S" calcext:value-type="time">
            <text:p>01:29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91.65" calcext:value-type="float">
            <text:p>191.65</text:p>
          </table:table-cell>
          <table:table-cell office:value-type="float" office:value="244.36" calcext:value-type="float">
            <text:p>244.36</text:p>
          </table:table-cell>
        </table:table-row>
        <table:table-row table:style-name="ro1">
          <table:table-cell office:value-type="float" office:value="5407711" calcext:value-type="float">
            <text:p>5407711</text:p>
          </table:table-cell>
          <table:table-cell table:formula="of:=[.A340]/1000/(60*60*24)" office:value-type="time" office:time-value="PT01H30M07.711S" calcext:value-type="time">
            <text:p>01:30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92.21" calcext:value-type="float">
            <text:p>192.21</text:p>
          </table:table-cell>
          <table:table-cell office:value-type="float" office:value="245.05" calcext:value-type="float">
            <text:p>245.05</text:p>
          </table:table-cell>
        </table:table-row>
        <table:table-row table:style-name="ro1">
          <table:table-cell office:value-type="float" office:value="5423711" calcext:value-type="float">
            <text:p>5423711</text:p>
          </table:table-cell>
          <table:table-cell table:formula="of:=[.A341]/1000/(60*60*24)" office:value-type="time" office:time-value="PT01H30M23.711S" calcext:value-type="time">
            <text:p>01:3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92.77" calcext:value-type="float">
            <text:p>192.77</text:p>
          </table:table-cell>
          <table:table-cell office:value-type="float" office:value="245.74" calcext:value-type="float">
            <text:p>245.74</text:p>
          </table:table-cell>
        </table:table-row>
        <table:table-row table:style-name="ro1">
          <table:table-cell office:value-type="float" office:value="5439711" calcext:value-type="float">
            <text:p>5439711</text:p>
          </table:table-cell>
          <table:table-cell table:formula="of:=[.A342]/1000/(60*60*24)" office:value-type="time" office:time-value="PT01H30M39.711S" calcext:value-type="time">
            <text:p>01:30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93.32" calcext:value-type="float">
            <text:p>193.32</text:p>
          </table:table-cell>
          <table:table-cell office:value-type="float" office:value="246.44" calcext:value-type="float">
            <text:p>246.44</text:p>
          </table:table-cell>
        </table:table-row>
        <table:table-row table:style-name="ro1">
          <table:table-cell office:value-type="float" office:value="5455711" calcext:value-type="float">
            <text:p>5455711</text:p>
          </table:table-cell>
          <table:table-cell table:formula="of:=[.A343]/1000/(60*60*24)" office:value-type="time" office:time-value="PT01H30M55.711S" calcext:value-type="time">
            <text:p>01:30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93.88" calcext:value-type="float">
            <text:p>193.88</text:p>
          </table:table-cell>
          <table:table-cell office:value-type="float" office:value="247.13" calcext:value-type="float">
            <text:p>247.13</text:p>
          </table:table-cell>
        </table:table-row>
        <table:table-row table:style-name="ro1">
          <table:table-cell office:value-type="float" office:value="5471711" calcext:value-type="float">
            <text:p>5471711</text:p>
          </table:table-cell>
          <table:table-cell table:formula="of:=[.A344]/1000/(60*60*24)" office:value-type="time" office:time-value="PT01H31M11.711S" calcext:value-type="time">
            <text:p>01:31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94.44" calcext:value-type="float">
            <text:p>194.44</text:p>
          </table:table-cell>
          <table:table-cell office:value-type="float" office:value="247.83" calcext:value-type="float">
            <text:p>247.83</text:p>
          </table:table-cell>
        </table:table-row>
        <table:table-row table:style-name="ro1">
          <table:table-cell office:value-type="float" office:value="5487711" calcext:value-type="float">
            <text:p>5487711</text:p>
          </table:table-cell>
          <table:table-cell table:formula="of:=[.A345]/1000/(60*60*24)" office:value-type="time" office:time-value="PT01H31M27.711S" calcext:value-type="time">
            <text:p>01:31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94.99" calcext:value-type="float">
            <text:p>194.99</text:p>
          </table:table-cell>
          <table:table-cell office:value-type="float" office:value="248.52" calcext:value-type="float">
            <text:p>248.52</text:p>
          </table:table-cell>
        </table:table-row>
        <table:table-row table:style-name="ro1">
          <table:table-cell office:value-type="float" office:value="5503711" calcext:value-type="float">
            <text:p>5503711</text:p>
          </table:table-cell>
          <table:table-cell table:formula="of:=[.A346]/1000/(60*60*24)" office:value-type="time" office:time-value="PT01H31M43.711S" calcext:value-type="time">
            <text:p>01:31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95.55" calcext:value-type="float">
            <text:p>195.55</text:p>
          </table:table-cell>
          <table:table-cell office:value-type="float" office:value="249.21" calcext:value-type="float">
            <text:p>249.21</text:p>
          </table:table-cell>
        </table:table-row>
        <table:table-row table:style-name="ro1">
          <table:table-cell office:value-type="float" office:value="5519711" calcext:value-type="float">
            <text:p>5519711</text:p>
          </table:table-cell>
          <table:table-cell table:formula="of:=[.A347]/1000/(60*60*24)" office:value-type="time" office:time-value="PT01H31M59.711S" calcext:value-type="time">
            <text:p>01:32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96.1" calcext:value-type="float">
            <text:p>196.1</text:p>
          </table:table-cell>
          <table:table-cell office:value-type="float" office:value="249.91" calcext:value-type="float">
            <text:p>249.91</text:p>
          </table:table-cell>
        </table:table-row>
        <table:table-row table:style-name="ro1">
          <table:table-cell office:value-type="float" office:value="5535711" calcext:value-type="float">
            <text:p>5535711</text:p>
          </table:table-cell>
          <table:table-cell table:formula="of:=[.A348]/1000/(60*60*24)" office:value-type="time" office:time-value="PT01H32M15.711S" calcext:value-type="time">
            <text:p>01:3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96.66" calcext:value-type="float">
            <text:p>196.66</text:p>
          </table:table-cell>
          <table:table-cell office:value-type="float" office:value="250.6" calcext:value-type="float">
            <text:p>250.6</text:p>
          </table:table-cell>
        </table:table-row>
        <table:table-row table:style-name="ro1">
          <table:table-cell office:value-type="float" office:value="5551711" calcext:value-type="float">
            <text:p>5551711</text:p>
          </table:table-cell>
          <table:table-cell table:formula="of:=[.A349]/1000/(60*60*24)" office:value-type="time" office:time-value="PT01H32M31.711S" calcext:value-type="time">
            <text:p>01:3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97.22" calcext:value-type="float">
            <text:p>197.22</text:p>
          </table:table-cell>
          <table:table-cell office:value-type="float" office:value="251.29" calcext:value-type="float">
            <text:p>251.29</text:p>
          </table:table-cell>
        </table:table-row>
        <table:table-row table:style-name="ro1">
          <table:table-cell office:value-type="float" office:value="5567711" calcext:value-type="float">
            <text:p>5567711</text:p>
          </table:table-cell>
          <table:table-cell table:formula="of:=[.A350]/1000/(60*60*24)" office:value-type="time" office:time-value="PT01H32M47.711S" calcext:value-type="time">
            <text:p>01:3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97.77" calcext:value-type="float">
            <text:p>197.77</text:p>
          </table:table-cell>
          <table:table-cell office:value-type="float" office:value="251.99" calcext:value-type="float">
            <text:p>251.99</text:p>
          </table:table-cell>
        </table:table-row>
        <table:table-row table:style-name="ro1">
          <table:table-cell office:value-type="float" office:value="5583711" calcext:value-type="float">
            <text:p>5583711</text:p>
          </table:table-cell>
          <table:table-cell table:formula="of:=[.A351]/1000/(60*60*24)" office:value-type="time" office:time-value="PT01H33M03.711S" calcext:value-type="time">
            <text:p>01:3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98.33" calcext:value-type="float">
            <text:p>198.33</text:p>
          </table:table-cell>
          <table:table-cell office:value-type="float" office:value="252.68" calcext:value-type="float">
            <text:p>252.68</text:p>
          </table:table-cell>
        </table:table-row>
        <table:table-row table:style-name="ro1">
          <table:table-cell office:value-type="float" office:value="5599711" calcext:value-type="float">
            <text:p>5599711</text:p>
          </table:table-cell>
          <table:table-cell table:formula="of:=[.A352]/1000/(60*60*24)" office:value-type="time" office:time-value="PT01H33M19.711S" calcext:value-type="time">
            <text:p>01:3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98.89" calcext:value-type="float">
            <text:p>198.89</text:p>
          </table:table-cell>
          <table:table-cell office:value-type="float" office:value="253.37" calcext:value-type="float">
            <text:p>253.37</text:p>
          </table:table-cell>
        </table:table-row>
        <table:table-row table:style-name="ro1">
          <table:table-cell office:value-type="float" office:value="5615711" calcext:value-type="float">
            <text:p>5615711</text:p>
          </table:table-cell>
          <table:table-cell table:formula="of:=[.A353]/1000/(60*60*24)" office:value-type="time" office:time-value="PT01H33M35.711S" calcext:value-type="time">
            <text:p>01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99.44" calcext:value-type="float">
            <text:p>199.44</text:p>
          </table:table-cell>
          <table:table-cell office:value-type="float" office:value="254.07" calcext:value-type="float">
            <text:p>254.07</text:p>
          </table:table-cell>
        </table:table-row>
        <table:table-row table:style-name="ro1">
          <table:table-cell office:value-type="float" office:value="5631711" calcext:value-type="float">
            <text:p>5631711</text:p>
          </table:table-cell>
          <table:table-cell table:formula="of:=[.A354]/1000/(60*60*24)" office:value-type="time" office:time-value="PT01H33M51.711S" calcext:value-type="time">
            <text:p>01:33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200" calcext:value-type="float">
            <text:p>200</text:p>
          </table:table-cell>
          <table:table-cell office:value-type="float" office:value="254.76" calcext:value-type="float">
            <text:p>254.76</text:p>
          </table:table-cell>
        </table:table-row>
        <table:table-row table:style-name="ro1">
          <table:table-cell office:value-type="float" office:value="5647711" calcext:value-type="float">
            <text:p>5647711</text:p>
          </table:table-cell>
          <table:table-cell table:formula="of:=[.A355]/1000/(60*60*24)" office:value-type="time" office:time-value="PT01H34M07.711S" calcext:value-type="time">
            <text:p>01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00.56" calcext:value-type="float">
            <text:p>200.56</text:p>
          </table:table-cell>
          <table:table-cell office:value-type="float" office:value="255.45" calcext:value-type="float">
            <text:p>255.45</text:p>
          </table:table-cell>
        </table:table-row>
        <table:table-row table:style-name="ro1">
          <table:table-cell office:value-type="float" office:value="5663711" calcext:value-type="float">
            <text:p>5663711</text:p>
          </table:table-cell>
          <table:table-cell table:formula="of:=[.A356]/1000/(60*60*24)" office:value-type="time" office:time-value="PT01H34M23.711S" calcext:value-type="time">
            <text:p>01:3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01.11" calcext:value-type="float">
            <text:p>201.11</text:p>
          </table:table-cell>
          <table:table-cell office:value-type="float" office:value="256.15" calcext:value-type="float">
            <text:p>256.15</text:p>
          </table:table-cell>
        </table:table-row>
        <table:table-row table:style-name="ro1">
          <table:table-cell office:value-type="float" office:value="5679711" calcext:value-type="float">
            <text:p>5679711</text:p>
          </table:table-cell>
          <table:table-cell table:formula="of:=[.A357]/1000/(60*60*24)" office:value-type="time" office:time-value="PT01H34M39.711S" calcext:value-type="time">
            <text:p>01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01.67" calcext:value-type="float">
            <text:p>201.67</text:p>
          </table:table-cell>
          <table:table-cell office:value-type="float" office:value="256.84" calcext:value-type="float">
            <text:p>256.84</text:p>
          </table:table-cell>
        </table:table-row>
        <table:table-row table:style-name="ro1">
          <table:table-cell office:value-type="float" office:value="5695711" calcext:value-type="float">
            <text:p>5695711</text:p>
          </table:table-cell>
          <table:table-cell table:formula="of:=[.A358]/1000/(60*60*24)" office:value-type="time" office:time-value="PT01H34M55.711S" calcext:value-type="time">
            <text:p>01:34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202.22" calcext:value-type="float">
            <text:p>202.22</text:p>
          </table:table-cell>
          <table:table-cell office:value-type="float" office:value="257.53" calcext:value-type="float">
            <text:p>257.53</text:p>
          </table:table-cell>
        </table:table-row>
        <table:table-row table:style-name="ro1">
          <table:table-cell office:value-type="float" office:value="5711711" calcext:value-type="float">
            <text:p>5711711</text:p>
          </table:table-cell>
          <table:table-cell table:formula="of:=[.A359]/1000/(60*60*24)" office:value-type="time" office:time-value="PT01H35M11.711S" calcext:value-type="time">
            <text:p>01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202.78" calcext:value-type="float">
            <text:p>202.78</text:p>
          </table:table-cell>
          <table:table-cell office:value-type="float" office:value="258.23" calcext:value-type="float">
            <text:p>258.23</text:p>
          </table:table-cell>
        </table:table-row>
        <table:table-row table:style-name="ro1">
          <table:table-cell office:value-type="float" office:value="5727710" calcext:value-type="float">
            <text:p>5727710</text:p>
          </table:table-cell>
          <table:table-cell table:formula="of:=[.A360]/1000/(60*60*24)" office:value-type="time" office:time-value="PT01H35M27.71S" calcext:value-type="time">
            <text:p>01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03.34" calcext:value-type="float">
            <text:p>203.34</text:p>
          </table:table-cell>
          <table:table-cell office:value-type="float" office:value="258.92" calcext:value-type="float">
            <text:p>258.92</text:p>
          </table:table-cell>
        </table:table-row>
        <table:table-row table:style-name="ro1">
          <table:table-cell office:value-type="float" office:value="5743711" calcext:value-type="float">
            <text:p>5743711</text:p>
          </table:table-cell>
          <table:table-cell table:formula="of:=[.A361]/1000/(60*60*24)" office:value-type="time" office:time-value="PT01H35M43.711S" calcext:value-type="time">
            <text:p>01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03.89" calcext:value-type="float">
            <text:p>203.89</text:p>
          </table:table-cell>
          <table:table-cell office:value-type="float" office:value="259.61" calcext:value-type="float">
            <text:p>259.61</text:p>
          </table:table-cell>
        </table:table-row>
        <table:table-row table:style-name="ro1">
          <table:table-cell office:value-type="float" office:value="5759711" calcext:value-type="float">
            <text:p>5759711</text:p>
          </table:table-cell>
          <table:table-cell table:formula="of:=[.A362]/1000/(60*60*24)" office:value-type="time" office:time-value="PT01H35M59.711S" calcext:value-type="time">
            <text:p>01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04.45" calcext:value-type="float">
            <text:p>204.45</text:p>
          </table:table-cell>
          <table:table-cell office:value-type="float" office:value="260.31" calcext:value-type="float">
            <text:p>260.31</text:p>
          </table:table-cell>
        </table:table-row>
        <table:table-row table:style-name="ro1">
          <table:table-cell office:value-type="float" office:value="5775711" calcext:value-type="float">
            <text:p>5775711</text:p>
          </table:table-cell>
          <table:table-cell table:formula="of:=[.A363]/1000/(60*60*24)" office:value-type="time" office:time-value="PT01H36M15.711S" calcext:value-type="time">
            <text:p>01:36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205.01" calcext:value-type="float">
            <text:p>205.0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791711" calcext:value-type="float">
            <text:p>5791711</text:p>
          </table:table-cell>
          <table:table-cell table:formula="of:=[.A364]/1000/(60*60*24)" office:value-type="time" office:time-value="PT01H36M31.711S" calcext:value-type="time">
            <text:p>01:36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205.56" calcext:value-type="float">
            <text:p>205.56</text:p>
          </table:table-cell>
          <table:table-cell office:value-type="float" office:value="261.69" calcext:value-type="float">
            <text:p>261.69</text:p>
          </table:table-cell>
        </table:table-row>
        <table:table-row table:style-name="ro1">
          <table:table-cell office:value-type="float" office:value="5807711" calcext:value-type="float">
            <text:p>5807711</text:p>
          </table:table-cell>
          <table:table-cell table:formula="of:=[.A365]/1000/(60*60*24)" office:value-type="time" office:time-value="PT01H36M47.711S" calcext:value-type="time">
            <text:p>01:36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1" calcext:value-type="float">
            <text:p>125.1</text:p>
          </table:table-cell>
          <table:table-cell office:value-type="float" office:value="156.19" calcext:value-type="float">
            <text:p>156.19</text:p>
          </table:table-cell>
          <table:table-cell office:value-type="float" office:value="206.12" calcext:value-type="float">
            <text:p>206.12</text:p>
          </table:table-cell>
          <table:table-cell office:value-type="float" office:value="262.38" calcext:value-type="float">
            <text:p>262.38</text:p>
          </table:table-cell>
        </table:table-row>
        <table:table-row table:style-name="ro1">
          <table:table-cell office:value-type="float" office:value="5823711" calcext:value-type="float">
            <text:p>5823711</text:p>
          </table:table-cell>
          <table:table-cell table:formula="of:=[.A366]/1000/(60*60*24)" office:value-type="time" office:time-value="PT01H37M03.711S" calcext:value-type="time">
            <text:p>01:37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206.67" calcext:value-type="float">
            <text:p>206.67</text:p>
          </table:table-cell>
          <table:table-cell office:value-type="float" office:value="263.08" calcext:value-type="float">
            <text:p>263.08</text:p>
          </table:table-cell>
        </table:table-row>
        <table:table-row table:style-name="ro1">
          <table:table-cell office:value-type="float" office:value="5839711" calcext:value-type="float">
            <text:p>5839711</text:p>
          </table:table-cell>
          <table:table-cell table:formula="of:=[.A367]/1000/(60*60*24)" office:value-type="time" office:time-value="PT01H37M19.711S" calcext:value-type="time">
            <text:p>01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07.23" calcext:value-type="float">
            <text:p>207.23</text:p>
          </table:table-cell>
          <table:table-cell office:value-type="float" office:value="263.77" calcext:value-type="float">
            <text:p>263.77</text:p>
          </table:table-cell>
        </table:table-row>
        <table:table-row table:style-name="ro1">
          <table:table-cell office:value-type="float" office:value="5855711" calcext:value-type="float">
            <text:p>5855711</text:p>
          </table:table-cell>
          <table:table-cell table:formula="of:=[.A368]/1000/(60*60*24)" office:value-type="time" office:time-value="PT01H37M35.711S" calcext:value-type="time">
            <text:p>01:37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207.79" calcext:value-type="float">
            <text:p>207.79</text:p>
          </table:table-cell>
          <table:table-cell office:value-type="float" office:value="264.46" calcext:value-type="float">
            <text:p>264.46</text:p>
          </table:table-cell>
        </table:table-row>
        <table:table-row table:style-name="ro1">
          <table:table-cell office:value-type="float" office:value="5871711" calcext:value-type="float">
            <text:p>5871711</text:p>
          </table:table-cell>
          <table:table-cell table:formula="of:=[.A369]/1000/(60*60*24)" office:value-type="time" office:time-value="PT01H37M51.711S" calcext:value-type="time">
            <text:p>01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08.34" calcext:value-type="float">
            <text:p>208.34</text:p>
          </table:table-cell>
          <table:table-cell office:value-type="float" office:value="265.16" calcext:value-type="float">
            <text:p>265.16</text:p>
          </table:table-cell>
        </table:table-row>
        <table:table-row table:style-name="ro1">
          <table:table-cell office:value-type="float" office:value="5887711" calcext:value-type="float">
            <text:p>5887711</text:p>
          </table:table-cell>
          <table:table-cell table:formula="of:=[.A370]/1000/(60*60*24)" office:value-type="time" office:time-value="PT01H38M07.711S" calcext:value-type="time">
            <text:p>01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08.9" calcext:value-type="float">
            <text:p>208.9</text:p>
          </table:table-cell>
          <table:table-cell office:value-type="float" office:value="265.85" calcext:value-type="float">
            <text:p>265.85</text:p>
          </table:table-cell>
        </table:table-row>
        <table:table-row table:style-name="ro1">
          <table:table-cell office:value-type="float" office:value="5903711" calcext:value-type="float">
            <text:p>5903711</text:p>
          </table:table-cell>
          <table:table-cell table:formula="of:=[.A371]/1000/(60*60*24)" office:value-type="time" office:time-value="PT01H38M23.711S" calcext:value-type="time">
            <text:p>01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09.46" calcext:value-type="float">
            <text:p>209.46</text:p>
          </table:table-cell>
          <table:table-cell office:value-type="float" office:value="266.54" calcext:value-type="float">
            <text:p>266.54</text:p>
          </table:table-cell>
        </table:table-row>
        <table:table-row table:style-name="ro1">
          <table:table-cell office:value-type="float" office:value="5919711" calcext:value-type="float">
            <text:p>5919711</text:p>
          </table:table-cell>
          <table:table-cell table:formula="of:=[.A372]/1000/(60*60*24)" office:value-type="time" office:time-value="PT01H38M39.711S" calcext:value-type="time">
            <text:p>01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10.01" calcext:value-type="float">
            <text:p>210.01</text:p>
          </table:table-cell>
          <table:table-cell office:value-type="float" office:value="267.23" calcext:value-type="float">
            <text:p>267.23</text:p>
          </table:table-cell>
        </table:table-row>
        <table:table-row table:style-name="ro1">
          <table:table-cell office:value-type="float" office:value="5935711" calcext:value-type="float">
            <text:p>5935711</text:p>
          </table:table-cell>
          <table:table-cell table:formula="of:=[.A373]/1000/(60*60*24)" office:value-type="time" office:time-value="PT01H38M55.711S" calcext:value-type="time">
            <text:p>01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10.57" calcext:value-type="float">
            <text:p>210.57</text:p>
          </table:table-cell>
          <table:table-cell office:value-type="float" office:value="267.93" calcext:value-type="float">
            <text:p>267.93</text:p>
          </table:table-cell>
        </table:table-row>
        <table:table-row table:style-name="ro1">
          <table:table-cell office:value-type="float" office:value="5951711" calcext:value-type="float">
            <text:p>5951711</text:p>
          </table:table-cell>
          <table:table-cell table:formula="of:=[.A374]/1000/(60*60*24)" office:value-type="time" office:time-value="PT01H39M11.711S" calcext:value-type="time">
            <text:p>01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1.12" calcext:value-type="float">
            <text:p>211.12</text:p>
          </table:table-cell>
          <table:table-cell office:value-type="float" office:value="268.62" calcext:value-type="float">
            <text:p>268.62</text:p>
          </table:table-cell>
        </table:table-row>
        <table:table-row table:style-name="ro1">
          <table:table-cell office:value-type="float" office:value="5967711" calcext:value-type="float">
            <text:p>5967711</text:p>
          </table:table-cell>
          <table:table-cell table:formula="of:=[.A375]/1000/(60*60*24)" office:value-type="time" office:time-value="PT01H39M27.711S" calcext:value-type="time">
            <text:p>01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11.68" calcext:value-type="float">
            <text:p>211.68</text:p>
          </table:table-cell>
          <table:table-cell office:value-type="float" office:value="269.31" calcext:value-type="float">
            <text:p>269.31</text:p>
          </table:table-cell>
        </table:table-row>
        <table:table-row table:style-name="ro1">
          <table:table-cell office:value-type="float" office:value="5983711" calcext:value-type="float">
            <text:p>5983711</text:p>
          </table:table-cell>
          <table:table-cell table:formula="of:=[.A376]/1000/(60*60*24)" office:value-type="time" office:time-value="PT01H39M43.711S" calcext:value-type="time">
            <text:p>01:39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1" calcext:value-type="float">
            <text:p>125.1</text:p>
          </table:table-cell>
          <table:table-cell office:value-type="float" office:value="156.19" calcext:value-type="float">
            <text:p>156.19</text:p>
          </table:table-cell>
          <table:table-cell office:value-type="float" office:value="212.24" calcext:value-type="float">
            <text:p>212.24</text:p>
          </table:table-cell>
          <table:table-cell office:value-type="float" office:value="270.01" calcext:value-type="float">
            <text:p>270.01</text:p>
          </table:table-cell>
        </table:table-row>
        <table:table-row table:style-name="ro1">
          <table:table-cell office:value-type="float" office:value="5999711" calcext:value-type="float">
            <text:p>5999711</text:p>
          </table:table-cell>
          <table:table-cell table:formula="of:=[.A377]/1000/(60*60*24)" office:value-type="time" office:time-value="PT01H39M59.711S" calcext:value-type="time">
            <text:p>01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12.79" calcext:value-type="float">
            <text:p>212.79</text:p>
          </table:table-cell>
          <table:table-cell office:value-type="float" office:value="270.7" calcext:value-type="float">
            <text:p>270.7</text:p>
          </table:table-cell>
        </table:table-row>
        <table:table-row table:style-name="ro1">
          <table:table-cell office:value-type="float" office:value="6015711" calcext:value-type="float">
            <text:p>6015711</text:p>
          </table:table-cell>
          <table:table-cell table:formula="of:=[.A378]/1000/(60*60*24)" office:value-type="time" office:time-value="PT01H40M15.711S" calcext:value-type="time">
            <text:p>01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13.35" calcext:value-type="float">
            <text:p>213.35</text:p>
          </table:table-cell>
          <table:table-cell office:value-type="float" office:value="271.39" calcext:value-type="float">
            <text:p>271.39</text:p>
          </table:table-cell>
        </table:table-row>
        <table:table-row table:style-name="ro1">
          <table:table-cell office:value-type="float" office:value="6031711" calcext:value-type="float">
            <text:p>6031711</text:p>
          </table:table-cell>
          <table:table-cell table:formula="of:=[.A379]/1000/(60*60*24)" office:value-type="time" office:time-value="PT01H40M31.711S" calcext:value-type="time">
            <text:p>01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13.91" calcext:value-type="float">
            <text:p>213.91</text:p>
          </table:table-cell>
          <table:table-cell office:value-type="float" office:value="272.08" calcext:value-type="float">
            <text:p>272.08</text:p>
          </table:table-cell>
        </table:table-row>
        <table:table-row table:style-name="ro1">
          <table:table-cell office:value-type="float" office:value="6047711" calcext:value-type="float">
            <text:p>6047711</text:p>
          </table:table-cell>
          <table:table-cell table:formula="of:=[.A380]/1000/(60*60*24)" office:value-type="time" office:time-value="PT01H40M47.711S" calcext:value-type="time">
            <text:p>01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4.46" calcext:value-type="float">
            <text:p>214.46</text:p>
          </table:table-cell>
          <table:table-cell office:value-type="float" office:value="272.78" calcext:value-type="float">
            <text:p>272.78</text:p>
          </table:table-cell>
        </table:table-row>
        <table:table-row table:style-name="ro1">
          <table:table-cell office:value-type="float" office:value="6063711" calcext:value-type="float">
            <text:p>6063711</text:p>
          </table:table-cell>
          <table:table-cell table:formula="of:=[.A381]/1000/(60*60*24)" office:value-type="time" office:time-value="PT01H41M03.711S" calcext:value-type="time">
            <text:p>01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5.02" calcext:value-type="float">
            <text:p>215.02</text:p>
          </table:table-cell>
          <table:table-cell office:value-type="float" office:value="273.47" calcext:value-type="float">
            <text:p>273.47</text:p>
          </table:table-cell>
        </table:table-row>
        <table:table-row table:style-name="ro1">
          <table:table-cell office:value-type="float" office:value="6079711" calcext:value-type="float">
            <text:p>6079711</text:p>
          </table:table-cell>
          <table:table-cell table:formula="of:=[.A382]/1000/(60*60*24)" office:value-type="time" office:time-value="PT01H41M19.711S" calcext:value-type="time">
            <text:p>01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5.57" calcext:value-type="float">
            <text:p>215.57</text:p>
          </table:table-cell>
          <table:table-cell office:value-type="float" office:value="274.16" calcext:value-type="float">
            <text:p>274.16</text:p>
          </table:table-cell>
        </table:table-row>
        <table:table-row table:style-name="ro1">
          <table:table-cell office:value-type="float" office:value="6095711" calcext:value-type="float">
            <text:p>6095711</text:p>
          </table:table-cell>
          <table:table-cell table:formula="of:=[.A383]/1000/(60*60*24)" office:value-type="time" office:time-value="PT01H41M35.711S" calcext:value-type="time">
            <text:p>01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6.13" calcext:value-type="float">
            <text:p>216.13</text:p>
          </table:table-cell>
          <table:table-cell office:value-type="float" office:value="274.85" calcext:value-type="float">
            <text:p>274.85</text:p>
          </table:table-cell>
        </table:table-row>
        <table:table-row table:style-name="ro1">
          <table:table-cell office:value-type="float" office:value="6111711" calcext:value-type="float">
            <text:p>6111711</text:p>
          </table:table-cell>
          <table:table-cell table:formula="of:=[.A384]/1000/(60*60*24)" office:value-type="time" office:time-value="PT01H41M51.711S" calcext:value-type="time">
            <text:p>01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6.69" calcext:value-type="float">
            <text:p>216.69</text:p>
          </table:table-cell>
          <table:table-cell office:value-type="float" office:value="275.55" calcext:value-type="float">
            <text:p>275.55</text:p>
          </table:table-cell>
        </table:table-row>
        <table:table-row table:style-name="ro1">
          <table:table-cell office:value-type="float" office:value="6127711" calcext:value-type="float">
            <text:p>6127711</text:p>
          </table:table-cell>
          <table:table-cell table:formula="of:=[.A385]/1000/(60*60*24)" office:value-type="time" office:time-value="PT01H42M07.711S" calcext:value-type="time">
            <text:p>01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7.24" calcext:value-type="float">
            <text:p>217.24</text:p>
          </table:table-cell>
          <table:table-cell office:value-type="float" office:value="276.24" calcext:value-type="float">
            <text:p>276.24</text:p>
          </table:table-cell>
        </table:table-row>
        <table:table-row table:style-name="ro1">
          <table:table-cell office:value-type="float" office:value="6143711" calcext:value-type="float">
            <text:p>6143711</text:p>
          </table:table-cell>
          <table:table-cell table:formula="of:=[.A386]/1000/(60*60*24)" office:value-type="time" office:time-value="PT01H42M23.711S" calcext:value-type="time">
            <text:p>01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7.8" calcext:value-type="float">
            <text:p>217.8</text:p>
          </table:table-cell>
          <table:table-cell office:value-type="float" office:value="276.93" calcext:value-type="float">
            <text:p>276.93</text:p>
          </table:table-cell>
        </table:table-row>
        <table:table-row table:style-name="ro1">
          <table:table-cell office:value-type="float" office:value="6159711" calcext:value-type="float">
            <text:p>6159711</text:p>
          </table:table-cell>
          <table:table-cell table:formula="of:=[.A387]/1000/(60*60*24)" office:value-type="time" office:time-value="PT01H42M39.711S" calcext:value-type="time">
            <text:p>01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8.35" calcext:value-type="float">
            <text:p>218.35</text:p>
          </table:table-cell>
          <table:table-cell office:value-type="float" office:value="277.62" calcext:value-type="float">
            <text:p>277.62</text:p>
          </table:table-cell>
        </table:table-row>
        <table:table-row table:style-name="ro1">
          <table:table-cell office:value-type="float" office:value="6175711" calcext:value-type="float">
            <text:p>6175711</text:p>
          </table:table-cell>
          <table:table-cell table:formula="of:=[.A388]/1000/(60*60*24)" office:value-type="time" office:time-value="PT01H42M55.711S" calcext:value-type="time">
            <text:p>01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8.91" calcext:value-type="float">
            <text:p>218.91</text:p>
          </table:table-cell>
          <table:table-cell office:value-type="float" office:value="278.32" calcext:value-type="float">
            <text:p>278.32</text:p>
          </table:table-cell>
        </table:table-row>
        <table:table-row table:style-name="ro1">
          <table:table-cell office:value-type="float" office:value="6191711" calcext:value-type="float">
            <text:p>6191711</text:p>
          </table:table-cell>
          <table:table-cell table:formula="of:=[.A389]/1000/(60*60*24)" office:value-type="time" office:time-value="PT01H43M11.711S" calcext:value-type="time">
            <text:p>01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19.47" calcext:value-type="float">
            <text:p>219.47</text:p>
          </table:table-cell>
          <table:table-cell office:value-type="float" office:value="279.01" calcext:value-type="float">
            <text:p>279.01</text:p>
          </table:table-cell>
        </table:table-row>
        <table:table-row table:style-name="ro1">
          <table:table-cell office:value-type="float" office:value="6207711" calcext:value-type="float">
            <text:p>6207711</text:p>
          </table:table-cell>
          <table:table-cell table:formula="of:=[.A390]/1000/(60*60*24)" office:value-type="time" office:time-value="PT01H43M27.711S" calcext:value-type="time">
            <text:p>01:43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1" calcext:value-type="float">
            <text:p>125.1</text:p>
          </table:table-cell>
          <table:table-cell office:value-type="float" office:value="156.19" calcext:value-type="float">
            <text:p>156.19</text:p>
          </table:table-cell>
          <table:table-cell office:value-type="float" office:value="220.02" calcext:value-type="float">
            <text:p>220.02</text:p>
          </table:table-cell>
          <table:table-cell office:value-type="float" office:value="279.7" calcext:value-type="float">
            <text:p>279.7</text:p>
          </table:table-cell>
        </table:table-row>
        <table:table-row table:style-name="ro1">
          <table:table-cell office:value-type="float" office:value="6223711" calcext:value-type="float">
            <text:p>6223711</text:p>
          </table:table-cell>
          <table:table-cell table:formula="of:=[.A391]/1000/(60*60*24)" office:value-type="time" office:time-value="PT01H43M43.711S" calcext:value-type="time">
            <text:p>01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0.58" calcext:value-type="float">
            <text:p>220.58</text:p>
          </table:table-cell>
          <table:table-cell office:value-type="float" office:value="280.39" calcext:value-type="float">
            <text:p>280.39</text:p>
          </table:table-cell>
        </table:table-row>
        <table:table-row table:style-name="ro1">
          <table:table-cell office:value-type="float" office:value="6239711" calcext:value-type="float">
            <text:p>6239711</text:p>
          </table:table-cell>
          <table:table-cell table:formula="of:=[.A392]/1000/(60*60*24)" office:value-type="time" office:time-value="PT01H43M59.711S" calcext:value-type="time">
            <text:p>01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1.13" calcext:value-type="float">
            <text:p>221.13</text:p>
          </table:table-cell>
          <table:table-cell office:value-type="float" office:value="281.09" calcext:value-type="float">
            <text:p>281.09</text:p>
          </table:table-cell>
        </table:table-row>
        <table:table-row table:style-name="ro1">
          <table:table-cell office:value-type="float" office:value="6255711" calcext:value-type="float">
            <text:p>6255711</text:p>
          </table:table-cell>
          <table:table-cell table:formula="of:=[.A393]/1000/(60*60*24)" office:value-type="time" office:time-value="PT01H44M15.711S" calcext:value-type="time">
            <text:p>01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21.69" calcext:value-type="float">
            <text:p>221.69</text:p>
          </table:table-cell>
          <table:table-cell office:value-type="float" office:value="281.78" calcext:value-type="float">
            <text:p>281.78</text:p>
          </table:table-cell>
        </table:table-row>
        <table:table-row table:style-name="ro1">
          <table:table-cell office:value-type="float" office:value="6271711" calcext:value-type="float">
            <text:p>6271711</text:p>
          </table:table-cell>
          <table:table-cell table:formula="of:=[.A394]/1000/(60*60*24)" office:value-type="time" office:time-value="PT01H44M31.711S" calcext:value-type="time">
            <text:p>01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222.25" calcext:value-type="float">
            <text:p>222.25</text:p>
          </table:table-cell>
          <table:table-cell office:value-type="float" office:value="282.47" calcext:value-type="float">
            <text:p>282.47</text:p>
          </table:table-cell>
        </table:table-row>
        <table:table-row table:style-name="ro1">
          <table:table-cell office:value-type="float" office:value="6287711" calcext:value-type="float">
            <text:p>6287711</text:p>
          </table:table-cell>
          <table:table-cell table:formula="of:=[.A395]/1000/(60*60*24)" office:value-type="time" office:time-value="PT01H44M47.711S" calcext:value-type="time">
            <text:p>01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2.8" calcext:value-type="float">
            <text:p>222.8</text:p>
          </table:table-cell>
          <table:table-cell office:value-type="float" office:value="283.16" calcext:value-type="float">
            <text:p>283.16</text:p>
          </table:table-cell>
        </table:table-row>
        <table:table-row table:style-name="ro1">
          <table:table-cell office:value-type="float" office:value="6303711" calcext:value-type="float">
            <text:p>6303711</text:p>
          </table:table-cell>
          <table:table-cell table:formula="of:=[.A396]/1000/(60*60*24)" office:value-type="time" office:time-value="PT01H45M03.711S" calcext:value-type="time">
            <text:p>01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3.36" calcext:value-type="float">
            <text:p>223.36</text:p>
          </table:table-cell>
          <table:table-cell office:value-type="float" office:value="283.85" calcext:value-type="float">
            <text:p>283.85</text:p>
          </table:table-cell>
        </table:table-row>
        <table:table-row table:style-name="ro1">
          <table:table-cell office:value-type="float" office:value="6319711" calcext:value-type="float">
            <text:p>6319711</text:p>
          </table:table-cell>
          <table:table-cell table:formula="of:=[.A397]/1000/(60*60*24)" office:value-type="time" office:time-value="PT01H45M19.711S" calcext:value-type="time">
            <text:p>01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3.91" calcext:value-type="float">
            <text:p>223.91</text:p>
          </table:table-cell>
          <table:table-cell office:value-type="float" office:value="284.55" calcext:value-type="float">
            <text:p>284.55</text:p>
          </table:table-cell>
        </table:table-row>
        <table:table-row table:style-name="ro1">
          <table:table-cell office:value-type="float" office:value="6335711" calcext:value-type="float">
            <text:p>6335711</text:p>
          </table:table-cell>
          <table:table-cell table:formula="of:=[.A398]/1000/(60*60*24)" office:value-type="time" office:time-value="PT01H45M35.711S" calcext:value-type="time">
            <text:p>01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4.47" calcext:value-type="float">
            <text:p>224.47</text:p>
          </table:table-cell>
          <table:table-cell office:value-type="float" office:value="285.24" calcext:value-type="float">
            <text:p>285.24</text:p>
          </table:table-cell>
        </table:table-row>
        <table:table-row table:style-name="ro1">
          <table:table-cell office:value-type="float" office:value="6351711" calcext:value-type="float">
            <text:p>6351711</text:p>
          </table:table-cell>
          <table:table-cell table:formula="of:=[.A399]/1000/(60*60*24)" office:value-type="time" office:time-value="PT01H45M51.711S" calcext:value-type="time">
            <text:p>01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5.03" calcext:value-type="float">
            <text:p>225.03</text:p>
          </table:table-cell>
          <table:table-cell office:value-type="float" office:value="285.93" calcext:value-type="float">
            <text:p>285.93</text:p>
          </table:table-cell>
        </table:table-row>
        <table:table-row table:style-name="ro1">
          <table:table-cell office:value-type="float" office:value="6367711" calcext:value-type="float">
            <text:p>6367711</text:p>
          </table:table-cell>
          <table:table-cell table:formula="of:=[.A400]/1000/(60*60*24)" office:value-type="time" office:time-value="PT01H46M07.711S" calcext:value-type="time">
            <text:p>01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5.58" calcext:value-type="float">
            <text:p>225.58</text:p>
          </table:table-cell>
          <table:table-cell office:value-type="float" office:value="286.62" calcext:value-type="float">
            <text:p>286.62</text:p>
          </table:table-cell>
        </table:table-row>
        <table:table-row table:style-name="ro1">
          <table:table-cell office:value-type="float" office:value="6383711" calcext:value-type="float">
            <text:p>6383711</text:p>
          </table:table-cell>
          <table:table-cell table:formula="of:=[.A401]/1000/(60*60*24)" office:value-type="time" office:time-value="PT01H46M23.711S" calcext:value-type="time">
            <text:p>01:4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6.14" calcext:value-type="float">
            <text:p>226.14</text:p>
          </table:table-cell>
          <table:table-cell office:value-type="float" office:value="287.31" calcext:value-type="float">
            <text:p>287.31</text:p>
          </table:table-cell>
        </table:table-row>
        <table:table-row table:style-name="ro1">
          <table:table-cell office:value-type="float" office:value="6399711" calcext:value-type="float">
            <text:p>6399711</text:p>
          </table:table-cell>
          <table:table-cell table:formula="of:=[.A402]/1000/(60*60*24)" office:value-type="time" office:time-value="PT01H46M39.711S" calcext:value-type="time">
            <text:p>01:4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6.69" calcext:value-type="float">
            <text:p>226.69</text:p>
          </table:table-cell>
          <table:table-cell office:value-type="float" office:value="288.01" calcext:value-type="float">
            <text:p>288.01</text:p>
          </table:table-cell>
        </table:table-row>
        <table:table-row table:style-name="ro1">
          <table:table-cell office:value-type="float" office:value="6415711" calcext:value-type="float">
            <text:p>6415711</text:p>
          </table:table-cell>
          <table:table-cell table:formula="of:=[.A403]/1000/(60*60*24)" office:value-type="time" office:time-value="PT01H46M55.711S" calcext:value-type="time">
            <text:p>01:46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1" calcext:value-type="float">
            <text:p>125.1</text:p>
          </table:table-cell>
          <table:table-cell office:value-type="float" office:value="156.19" calcext:value-type="float">
            <text:p>156.19</text:p>
          </table:table-cell>
          <table:table-cell office:value-type="float" office:value="227.25" calcext:value-type="float">
            <text:p>227.25</text:p>
          </table:table-cell>
          <table:table-cell office:value-type="float" office:value="288.7" calcext:value-type="float">
            <text:p>288.7</text:p>
          </table:table-cell>
        </table:table-row>
        <table:table-row table:style-name="ro1">
          <table:table-cell office:value-type="float" office:value="6431711" calcext:value-type="float">
            <text:p>6431711</text:p>
          </table:table-cell>
          <table:table-cell table:formula="of:=[.A404]/1000/(60*60*24)" office:value-type="time" office:time-value="PT01H47M11.711S" calcext:value-type="time">
            <text:p>01:4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7.81" calcext:value-type="float">
            <text:p>227.81</text:p>
          </table:table-cell>
          <table:table-cell office:value-type="float" office:value="289.39" calcext:value-type="float">
            <text:p>289.39</text:p>
          </table:table-cell>
        </table:table-row>
        <table:table-row table:style-name="ro1">
          <table:table-cell office:value-type="float" office:value="6447711" calcext:value-type="float">
            <text:p>6447711</text:p>
          </table:table-cell>
          <table:table-cell table:formula="of:=[.A405]/1000/(60*60*24)" office:value-type="time" office:time-value="PT01H47M27.711S" calcext:value-type="time">
            <text:p>01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8.36" calcext:value-type="float">
            <text:p>228.36</text:p>
          </table:table-cell>
          <table:table-cell office:value-type="float" office:value="290.08" calcext:value-type="float">
            <text:p>290.08</text:p>
          </table:table-cell>
        </table:table-row>
        <table:table-row table:style-name="ro1">
          <table:table-cell office:value-type="float" office:value="6463711" calcext:value-type="float">
            <text:p>6463711</text:p>
          </table:table-cell>
          <table:table-cell table:formula="of:=[.A406]/1000/(60*60*24)" office:value-type="time" office:time-value="PT01H47M43.711S" calcext:value-type="time">
            <text:p>01:47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28.92" calcext:value-type="float">
            <text:p>228.92</text:p>
          </table:table-cell>
          <table:table-cell office:value-type="float" office:value="290.77" calcext:value-type="float">
            <text:p>290.77</text:p>
          </table:table-cell>
        </table:table-row>
        <table:table-row table:style-name="ro1">
          <table:table-cell office:value-type="float" office:value="6479711" calcext:value-type="float">
            <text:p>6479711</text:p>
          </table:table-cell>
          <table:table-cell table:formula="of:=[.A407]/1000/(60*60*24)" office:value-type="time" office:time-value="PT01H47M59.711S" calcext:value-type="time">
            <text:p>01:48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29.47" calcext:value-type="float">
            <text:p>229.47</text:p>
          </table:table-cell>
          <table:table-cell office:value-type="float" office:value="291.47" calcext:value-type="float">
            <text:p>291.47</text:p>
          </table:table-cell>
        </table:table-row>
        <table:table-row table:style-name="ro1">
          <table:table-cell office:value-type="float" office:value="6495711" calcext:value-type="float">
            <text:p>6495711</text:p>
          </table:table-cell>
          <table:table-cell table:formula="of:=[.A408]/1000/(60*60*24)" office:value-type="time" office:time-value="PT01H48M15.711S" calcext:value-type="time">
            <text:p>01:48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0.03" calcext:value-type="float">
            <text:p>230.03</text:p>
          </table:table-cell>
          <table:table-cell office:value-type="float" office:value="292.16" calcext:value-type="float">
            <text:p>292.16</text:p>
          </table:table-cell>
        </table:table-row>
        <table:table-row table:style-name="ro1">
          <table:table-cell office:value-type="float" office:value="6511711" calcext:value-type="float">
            <text:p>6511711</text:p>
          </table:table-cell>
          <table:table-cell table:formula="of:=[.A409]/1000/(60*60*24)" office:value-type="time" office:time-value="PT01H48M31.711S" calcext:value-type="time">
            <text:p>01:4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0.59" calcext:value-type="float">
            <text:p>230.59</text:p>
          </table:table-cell>
          <table:table-cell office:value-type="float" office:value="292.85" calcext:value-type="float">
            <text:p>292.85</text:p>
          </table:table-cell>
        </table:table-row>
        <table:table-row table:style-name="ro1">
          <table:table-cell office:value-type="float" office:value="6527711" calcext:value-type="float">
            <text:p>6527711</text:p>
          </table:table-cell>
          <table:table-cell table:formula="of:=[.A410]/1000/(60*60*24)" office:value-type="time" office:time-value="PT01H48M47.711S" calcext:value-type="time">
            <text:p>01:48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1.14" calcext:value-type="float">
            <text:p>231.14</text:p>
          </table:table-cell>
          <table:table-cell office:value-type="float" office:value="293.54" calcext:value-type="float">
            <text:p>293.54</text:p>
          </table:table-cell>
        </table:table-row>
        <table:table-row table:style-name="ro1">
          <table:table-cell office:value-type="float" office:value="6543711" calcext:value-type="float">
            <text:p>6543711</text:p>
          </table:table-cell>
          <table:table-cell table:formula="of:=[.A411]/1000/(60*60*24)" office:value-type="time" office:time-value="PT01H49M03.711S" calcext:value-type="time">
            <text:p>01:4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1.7" calcext:value-type="float">
            <text:p>231.7</text:p>
          </table:table-cell>
          <table:table-cell office:value-type="float" office:value="294.23" calcext:value-type="float">
            <text:p>294.23</text:p>
          </table:table-cell>
        </table:table-row>
        <table:table-row table:style-name="ro1">
          <table:table-cell office:value-type="float" office:value="6559711" calcext:value-type="float">
            <text:p>6559711</text:p>
          </table:table-cell>
          <table:table-cell table:formula="of:=[.A412]/1000/(60*60*24)" office:value-type="time" office:time-value="PT01H49M19.711S" calcext:value-type="time">
            <text:p>01:4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2.25" calcext:value-type="float">
            <text:p>232.25</text:p>
          </table:table-cell>
          <table:table-cell office:value-type="float" office:value="294.93" calcext:value-type="float">
            <text:p>294.93</text:p>
          </table:table-cell>
        </table:table-row>
        <table:table-row table:style-name="ro1">
          <table:table-cell office:value-type="float" office:value="6575711" calcext:value-type="float">
            <text:p>6575711</text:p>
          </table:table-cell>
          <table:table-cell table:formula="of:=[.A413]/1000/(60*60*24)" office:value-type="time" office:time-value="PT01H49M35.711S" calcext:value-type="time">
            <text:p>01:4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2.81" calcext:value-type="float">
            <text:p>232.81</text:p>
          </table:table-cell>
          <table:table-cell office:value-type="float" office:value="295.62" calcext:value-type="float">
            <text:p>295.62</text:p>
          </table:table-cell>
        </table:table-row>
        <table:table-row table:style-name="ro1">
          <table:table-cell office:value-type="float" office:value="6591711" calcext:value-type="float">
            <text:p>6591711</text:p>
          </table:table-cell>
          <table:table-cell table:formula="of:=[.A414]/1000/(60*60*24)" office:value-type="time" office:time-value="PT01H49M51.711S" calcext:value-type="time">
            <text:p>01:4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3.36" calcext:value-type="float">
            <text:p>233.36</text:p>
          </table:table-cell>
          <table:table-cell office:value-type="float" office:value="296.31" calcext:value-type="float">
            <text:p>296.31</text:p>
          </table:table-cell>
        </table:table-row>
        <table:table-row table:style-name="ro1">
          <table:table-cell office:value-type="float" office:value="6607711" calcext:value-type="float">
            <text:p>6607711</text:p>
          </table:table-cell>
          <table:table-cell table:formula="of:=[.A415]/1000/(60*60*24)" office:value-type="time" office:time-value="PT01H50M07.711S" calcext:value-type="time">
            <text:p>01:5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3.92" calcext:value-type="float">
            <text:p>233.9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623711" calcext:value-type="float">
            <text:p>6623711</text:p>
          </table:table-cell>
          <table:table-cell table:formula="of:=[.A416]/1000/(60*60*24)" office:value-type="time" office:time-value="PT01H50M23.711S" calcext:value-type="time">
            <text:p>01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4.48" calcext:value-type="float">
            <text:p>234.48</text:p>
          </table:table-cell>
          <table:table-cell office:value-type="float" office:value="297.69" calcext:value-type="float">
            <text:p>297.69</text:p>
          </table:table-cell>
        </table:table-row>
        <table:table-row table:style-name="ro1">
          <table:table-cell office:value-type="float" office:value="6639711" calcext:value-type="float">
            <text:p>6639711</text:p>
          </table:table-cell>
          <table:table-cell table:formula="of:=[.A417]/1000/(60*60*24)" office:value-type="time" office:time-value="PT01H50M39.711S" calcext:value-type="time">
            <text:p>01:50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5.03" calcext:value-type="float">
            <text:p>235.03</text:p>
          </table:table-cell>
          <table:table-cell office:value-type="float" office:value="298.39" calcext:value-type="float">
            <text:p>298.39</text:p>
          </table:table-cell>
        </table:table-row>
        <table:table-row table:style-name="ro1">
          <table:table-cell office:value-type="float" office:value="6655711" calcext:value-type="float">
            <text:p>6655711</text:p>
          </table:table-cell>
          <table:table-cell table:formula="of:=[.A418]/1000/(60*60*24)" office:value-type="time" office:time-value="PT01H50M55.711S" calcext:value-type="time">
            <text:p>01:5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5.59" calcext:value-type="float">
            <text:p>235.59</text:p>
          </table:table-cell>
          <table:table-cell office:value-type="float" office:value="299.08" calcext:value-type="float">
            <text:p>299.08</text:p>
          </table:table-cell>
        </table:table-row>
        <table:table-row table:style-name="ro1">
          <table:table-cell office:value-type="float" office:value="6671711" calcext:value-type="float">
            <text:p>6671711</text:p>
          </table:table-cell>
          <table:table-cell table:formula="of:=[.A419]/1000/(60*60*24)" office:value-type="time" office:time-value="PT01H51M11.711S" calcext:value-type="time">
            <text:p>01:5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36.14" calcext:value-type="float">
            <text:p>236.14</text:p>
          </table:table-cell>
          <table:table-cell office:value-type="float" office:value="299.77" calcext:value-type="float">
            <text:p>299.77</text:p>
          </table:table-cell>
        </table:table-row>
        <table:table-row table:style-name="ro1">
          <table:table-cell office:value-type="float" office:value="6687711" calcext:value-type="float">
            <text:p>6687711</text:p>
          </table:table-cell>
          <table:table-cell table:formula="of:=[.A420]/1000/(60*60*24)" office:value-type="time" office:time-value="PT01H51M27.711S" calcext:value-type="time">
            <text:p>01:5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6.7" calcext:value-type="float">
            <text:p>236.7</text:p>
          </table:table-cell>
          <table:table-cell office:value-type="float" office:value="300.46" calcext:value-type="float">
            <text:p>300.46</text:p>
          </table:table-cell>
        </table:table-row>
        <table:table-row table:style-name="ro1">
          <table:table-cell office:value-type="float" office:value="6703711" calcext:value-type="float">
            <text:p>6703711</text:p>
          </table:table-cell>
          <table:table-cell table:formula="of:=[.A421]/1000/(60*60*24)" office:value-type="time" office:time-value="PT01H51M43.711S" calcext:value-type="time">
            <text:p>01:5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7.26" calcext:value-type="float">
            <text:p>237.26</text:p>
          </table:table-cell>
          <table:table-cell office:value-type="float" office:value="301.15" calcext:value-type="float">
            <text:p>301.15</text:p>
          </table:table-cell>
        </table:table-row>
        <table:table-row table:style-name="ro1">
          <table:table-cell office:value-type="float" office:value="6719711" calcext:value-type="float">
            <text:p>6719711</text:p>
          </table:table-cell>
          <table:table-cell table:formula="of:=[.A422]/1000/(60*60*24)" office:value-type="time" office:time-value="PT01H51M59.711S" calcext:value-type="time">
            <text:p>01:5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37.81" calcext:value-type="float">
            <text:p>237.81</text:p>
          </table:table-cell>
          <table:table-cell office:value-type="float" office:value="301.84" calcext:value-type="float">
            <text:p>301.84</text:p>
          </table:table-cell>
        </table:table-row>
        <table:table-row table:style-name="ro1">
          <table:table-cell office:value-type="float" office:value="6735711" calcext:value-type="float">
            <text:p>6735711</text:p>
          </table:table-cell>
          <table:table-cell table:formula="of:=[.A423]/1000/(60*60*24)" office:value-type="time" office:time-value="PT01H52M15.711S" calcext:value-type="time">
            <text:p>01:5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8.37" calcext:value-type="float">
            <text:p>238.37</text:p>
          </table:table-cell>
          <table:table-cell office:value-type="float" office:value="302.54" calcext:value-type="float">
            <text:p>302.54</text:p>
          </table:table-cell>
        </table:table-row>
        <table:table-row table:style-name="ro1">
          <table:table-cell office:value-type="float" office:value="6751711" calcext:value-type="float">
            <text:p>6751711</text:p>
          </table:table-cell>
          <table:table-cell table:formula="of:=[.A424]/1000/(60*60*24)" office:value-type="time" office:time-value="PT01H52M31.711S" calcext:value-type="time">
            <text:p>01:5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8.92" calcext:value-type="float">
            <text:p>238.92</text:p>
          </table:table-cell>
          <table:table-cell office:value-type="float" office:value="303.23" calcext:value-type="float">
            <text:p>303.23</text:p>
          </table:table-cell>
        </table:table-row>
        <table:table-row table:style-name="ro1">
          <table:table-cell office:value-type="float" office:value="6767711" calcext:value-type="float">
            <text:p>6767711</text:p>
          </table:table-cell>
          <table:table-cell table:formula="of:=[.A425]/1000/(60*60*24)" office:value-type="time" office:time-value="PT01H52M47.711S" calcext:value-type="time">
            <text:p>01:5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9.48" calcext:value-type="float">
            <text:p>239.48</text:p>
          </table:table-cell>
          <table:table-cell office:value-type="float" office:value="303.92" calcext:value-type="float">
            <text:p>303.92</text:p>
          </table:table-cell>
        </table:table-row>
        <table:table-row table:style-name="ro1">
          <table:table-cell office:value-type="float" office:value="6783711" calcext:value-type="float">
            <text:p>6783711</text:p>
          </table:table-cell>
          <table:table-cell table:formula="of:=[.A426]/1000/(60*60*24)" office:value-type="time" office:time-value="PT01H53M03.711S" calcext:value-type="time">
            <text:p>01:5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0.04" calcext:value-type="float">
            <text:p>240.04</text:p>
          </table:table-cell>
          <table:table-cell office:value-type="float" office:value="304.61" calcext:value-type="float">
            <text:p>304.61</text:p>
          </table:table-cell>
        </table:table-row>
        <table:table-row table:style-name="ro1">
          <table:table-cell office:value-type="float" office:value="6799711" calcext:value-type="float">
            <text:p>6799711</text:p>
          </table:table-cell>
          <table:table-cell table:formula="of:=[.A427]/1000/(60*60*24)" office:value-type="time" office:time-value="PT01H53M19.711S" calcext:value-type="time">
            <text:p>01:5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0.59" calcext:value-type="float">
            <text:p>240.59</text:p>
          </table:table-cell>
          <table:table-cell office:value-type="float" office:value="305.3" calcext:value-type="float">
            <text:p>305.3</text:p>
          </table:table-cell>
        </table:table-row>
        <table:table-row table:style-name="ro1">
          <table:table-cell office:value-type="float" office:value="6815711" calcext:value-type="float">
            <text:p>6815711</text:p>
          </table:table-cell>
          <table:table-cell table:formula="of:=[.A428]/1000/(60*60*24)" office:value-type="time" office:time-value="PT01H53M35.711S" calcext:value-type="time">
            <text:p>01:5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1.15" calcext:value-type="float">
            <text:p>241.15</text:p>
          </table:table-cell>
          <table:table-cell office:value-type="float" office:value="305.99" calcext:value-type="float">
            <text:p>305.99</text:p>
          </table:table-cell>
        </table:table-row>
        <table:table-row table:style-name="ro1">
          <table:table-cell office:value-type="float" office:value="6831711" calcext:value-type="float">
            <text:p>6831711</text:p>
          </table:table-cell>
          <table:table-cell table:formula="of:=[.A429]/1000/(60*60*24)" office:value-type="time" office:time-value="PT01H53M51.711S" calcext:value-type="time">
            <text:p>01:5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41.7" calcext:value-type="float">
            <text:p>241.7</text:p>
          </table:table-cell>
          <table:table-cell office:value-type="float" office:value="306.69" calcext:value-type="float">
            <text:p>306.69</text:p>
          </table:table-cell>
        </table:table-row>
        <table:table-row table:style-name="ro1">
          <table:table-cell office:value-type="float" office:value="6847711" calcext:value-type="float">
            <text:p>6847711</text:p>
          </table:table-cell>
          <table:table-cell table:formula="of:=[.A430]/1000/(60*60*24)" office:value-type="time" office:time-value="PT01H54M07.711S" calcext:value-type="time">
            <text:p>01:5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42.26" calcext:value-type="float">
            <text:p>242.26</text:p>
          </table:table-cell>
          <table:table-cell office:value-type="float" office:value="307.38" calcext:value-type="float">
            <text:p>307.38</text:p>
          </table:table-cell>
        </table:table-row>
        <table:table-row table:style-name="ro1">
          <table:table-cell office:value-type="float" office:value="6863711" calcext:value-type="float">
            <text:p>6863711</text:p>
          </table:table-cell>
          <table:table-cell table:formula="of:=[.A431]/1000/(60*60*24)" office:value-type="time" office:time-value="PT01H54M23.711S" calcext:value-type="time">
            <text:p>01:5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2.81" calcext:value-type="float">
            <text:p>242.81</text:p>
          </table:table-cell>
          <table:table-cell office:value-type="float" office:value="308.07" calcext:value-type="float">
            <text:p>308.07</text:p>
          </table:table-cell>
        </table:table-row>
        <table:table-row table:style-name="ro1">
          <table:table-cell office:value-type="float" office:value="6879711" calcext:value-type="float">
            <text:p>6879711</text:p>
          </table:table-cell>
          <table:table-cell table:formula="of:=[.A432]/1000/(60*60*24)" office:value-type="time" office:time-value="PT01H54M39.711S" calcext:value-type="time">
            <text:p>01:5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43.37" calcext:value-type="float">
            <text:p>243.37</text:p>
          </table:table-cell>
          <table:table-cell office:value-type="float" office:value="308.76" calcext:value-type="float">
            <text:p>308.76</text:p>
          </table:table-cell>
        </table:table-row>
        <table:table-row table:style-name="ro1">
          <table:table-cell office:value-type="float" office:value="6895711" calcext:value-type="float">
            <text:p>6895711</text:p>
          </table:table-cell>
          <table:table-cell table:formula="of:=[.A433]/1000/(60*60*24)" office:value-type="time" office:time-value="PT01H54M55.711S" calcext:value-type="time">
            <text:p>01:5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3.93" calcext:value-type="float">
            <text:p>243.93</text:p>
          </table:table-cell>
          <table:table-cell office:value-type="float" office:value="309.45" calcext:value-type="float">
            <text:p>309.45</text:p>
          </table:table-cell>
        </table:table-row>
        <table:table-row table:style-name="ro1">
          <table:table-cell office:value-type="float" office:value="6911711" calcext:value-type="float">
            <text:p>6911711</text:p>
          </table:table-cell>
          <table:table-cell table:formula="of:=[.A434]/1000/(60*60*24)" office:value-type="time" office:time-value="PT01H55M11.711S" calcext:value-type="time">
            <text:p>01:5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4.48" calcext:value-type="float">
            <text:p>244.48</text:p>
          </table:table-cell>
          <table:table-cell office:value-type="float" office:value="310.15" calcext:value-type="float">
            <text:p>310.15</text:p>
          </table:table-cell>
        </table:table-row>
        <table:table-row table:style-name="ro1">
          <table:table-cell office:value-type="float" office:value="6927711" calcext:value-type="float">
            <text:p>6927711</text:p>
          </table:table-cell>
          <table:table-cell table:formula="of:=[.A435]/1000/(60*60*24)" office:value-type="time" office:time-value="PT01H55M27.711S" calcext:value-type="time">
            <text:p>01:5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5.04" calcext:value-type="float">
            <text:p>245.04</text:p>
          </table:table-cell>
          <table:table-cell office:value-type="float" office:value="310.84" calcext:value-type="float">
            <text:p>310.84</text:p>
          </table:table-cell>
        </table:table-row>
        <table:table-row table:style-name="ro1">
          <table:table-cell office:value-type="float" office:value="6943711" calcext:value-type="float">
            <text:p>6943711</text:p>
          </table:table-cell>
          <table:table-cell table:formula="of:=[.A436]/1000/(60*60*24)" office:value-type="time" office:time-value="PT01H55M43.711S" calcext:value-type="time">
            <text:p>01:5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5.59" calcext:value-type="float">
            <text:p>245.59</text:p>
          </table:table-cell>
          <table:table-cell office:value-type="float" office:value="311.53" calcext:value-type="float">
            <text:p>311.53</text:p>
          </table:table-cell>
        </table:table-row>
        <table:table-row table:style-name="ro1">
          <table:table-cell office:value-type="float" office:value="6959711" calcext:value-type="float">
            <text:p>6959711</text:p>
          </table:table-cell>
          <table:table-cell table:formula="of:=[.A437]/1000/(60*60*24)" office:value-type="time" office:time-value="PT01H55M59.711S" calcext:value-type="time">
            <text:p>01:5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6.15" calcext:value-type="float">
            <text:p>246.15</text:p>
          </table:table-cell>
          <table:table-cell office:value-type="float" office:value="312.22" calcext:value-type="float">
            <text:p>312.22</text:p>
          </table:table-cell>
        </table:table-row>
        <table:table-row table:style-name="ro1">
          <table:table-cell office:value-type="float" office:value="6975711" calcext:value-type="float">
            <text:p>6975711</text:p>
          </table:table-cell>
          <table:table-cell table:formula="of:=[.A438]/1000/(60*60*24)" office:value-type="time" office:time-value="PT01H56M15.711S" calcext:value-type="time">
            <text:p>01:5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6.7" calcext:value-type="float">
            <text:p>246.7</text:p>
          </table:table-cell>
          <table:table-cell office:value-type="float" office:value="312.91" calcext:value-type="float">
            <text:p>312.91</text:p>
          </table:table-cell>
        </table:table-row>
        <table:table-row table:style-name="ro1">
          <table:table-cell office:value-type="float" office:value="6991711" calcext:value-type="float">
            <text:p>6991711</text:p>
          </table:table-cell>
          <table:table-cell table:formula="of:=[.A439]/1000/(60*60*24)" office:value-type="time" office:time-value="PT01H56M31.711S" calcext:value-type="time">
            <text:p>01:5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47.26" calcext:value-type="float">
            <text:p>247.26</text:p>
          </table:table-cell>
          <table:table-cell office:value-type="float" office:value="313.6" calcext:value-type="float">
            <text:p>313.6</text:p>
          </table:table-cell>
        </table:table-row>
        <table:table-row table:style-name="ro1">
          <table:table-cell office:value-type="float" office:value="7007711" calcext:value-type="float">
            <text:p>7007711</text:p>
          </table:table-cell>
          <table:table-cell table:formula="of:=[.A440]/1000/(60*60*24)" office:value-type="time" office:time-value="PT01H56M47.711S" calcext:value-type="time">
            <text:p>01:5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47.82" calcext:value-type="float">
            <text:p>247.82</text:p>
          </table:table-cell>
          <table:table-cell office:value-type="float" office:value="314.29" calcext:value-type="float">
            <text:p>314.29</text:p>
          </table:table-cell>
        </table:table-row>
        <table:table-row table:style-name="ro1">
          <table:table-cell office:value-type="float" office:value="7023711" calcext:value-type="float">
            <text:p>7023711</text:p>
          </table:table-cell>
          <table:table-cell table:formula="of:=[.A441]/1000/(60*60*24)" office:value-type="time" office:time-value="PT01H57M03.711S" calcext:value-type="time">
            <text:p>01:5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48.37" calcext:value-type="float">
            <text:p>248.37</text:p>
          </table:table-cell>
          <table:table-cell office:value-type="float" office:value="314.99" calcext:value-type="float">
            <text:p>314.99</text:p>
          </table:table-cell>
        </table:table-row>
        <table:table-row table:style-name="ro1">
          <table:table-cell office:value-type="float" office:value="7039711" calcext:value-type="float">
            <text:p>7039711</text:p>
          </table:table-cell>
          <table:table-cell table:formula="of:=[.A442]/1000/(60*60*24)" office:value-type="time" office:time-value="PT01H57M19.711S" calcext:value-type="time">
            <text:p>01:5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48.93" calcext:value-type="float">
            <text:p>248.93</text:p>
          </table:table-cell>
          <table:table-cell office:value-type="float" office:value="315.68" calcext:value-type="float">
            <text:p>315.68</text:p>
          </table:table-cell>
        </table:table-row>
        <table:table-row table:style-name="ro1">
          <table:table-cell office:value-type="float" office:value="7055711" calcext:value-type="float">
            <text:p>7055711</text:p>
          </table:table-cell>
          <table:table-cell table:formula="of:=[.A443]/1000/(60*60*24)" office:value-type="time" office:time-value="PT01H57M35.711S" calcext:value-type="time">
            <text:p>01:5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49.48" calcext:value-type="float">
            <text:p>249.48</text:p>
          </table:table-cell>
          <table:table-cell office:value-type="float" office:value="316.37" calcext:value-type="float">
            <text:p>316.37</text:p>
          </table:table-cell>
        </table:table-row>
        <table:table-row table:style-name="ro1">
          <table:table-cell office:value-type="float" office:value="7071711" calcext:value-type="float">
            <text:p>7071711</text:p>
          </table:table-cell>
          <table:table-cell table:formula="of:=[.A444]/1000/(60*60*24)" office:value-type="time" office:time-value="PT01H57M51.711S" calcext:value-type="time">
            <text:p>01:5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0.04" calcext:value-type="float">
            <text:p>250.04</text:p>
          </table:table-cell>
          <table:table-cell office:value-type="float" office:value="317.06" calcext:value-type="float">
            <text:p>317.06</text:p>
          </table:table-cell>
        </table:table-row>
        <table:table-row table:style-name="ro1">
          <table:table-cell office:value-type="float" office:value="7087711" calcext:value-type="float">
            <text:p>7087711</text:p>
          </table:table-cell>
          <table:table-cell table:formula="of:=[.A445]/1000/(60*60*24)" office:value-type="time" office:time-value="PT01H58M07.711S" calcext:value-type="time">
            <text:p>01:5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0.59" calcext:value-type="float">
            <text:p>250.59</text:p>
          </table:table-cell>
          <table:table-cell office:value-type="float" office:value="317.75" calcext:value-type="float">
            <text:p>317.75</text:p>
          </table:table-cell>
        </table:table-row>
        <table:table-row table:style-name="ro1">
          <table:table-cell office:value-type="float" office:value="7103710" calcext:value-type="float">
            <text:p>7103710</text:p>
          </table:table-cell>
          <table:table-cell table:formula="of:=[.A446]/1000/(60*60*24)" office:value-type="time" office:time-value="PT01H58M23.71S" calcext:value-type="time">
            <text:p>01:5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1.15" calcext:value-type="float">
            <text:p>251.15</text:p>
          </table:table-cell>
          <table:table-cell office:value-type="float" office:value="318.44" calcext:value-type="float">
            <text:p>318.44</text:p>
          </table:table-cell>
        </table:table-row>
        <table:table-row table:style-name="ro1">
          <table:table-cell office:value-type="float" office:value="7119711" calcext:value-type="float">
            <text:p>7119711</text:p>
          </table:table-cell>
          <table:table-cell table:formula="of:=[.A447]/1000/(60*60*24)" office:value-type="time" office:time-value="PT01H58M39.711S" calcext:value-type="time">
            <text:p>01:5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1.71" calcext:value-type="float">
            <text:p>251.71</text:p>
          </table:table-cell>
          <table:table-cell office:value-type="float" office:value="319.14" calcext:value-type="float">
            <text:p>319.14</text:p>
          </table:table-cell>
        </table:table-row>
        <table:table-row table:style-name="ro1">
          <table:table-cell office:value-type="float" office:value="7135711" calcext:value-type="float">
            <text:p>7135711</text:p>
          </table:table-cell>
          <table:table-cell table:formula="of:=[.A448]/1000/(60*60*24)" office:value-type="time" office:time-value="PT01H58M55.711S" calcext:value-type="time">
            <text:p>01:5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2.26" calcext:value-type="float">
            <text:p>252.26</text:p>
          </table:table-cell>
          <table:table-cell office:value-type="float" office:value="319.83" calcext:value-type="float">
            <text:p>319.83</text:p>
          </table:table-cell>
        </table:table-row>
        <table:table-row table:style-name="ro1">
          <table:table-cell office:value-type="float" office:value="7151711" calcext:value-type="float">
            <text:p>7151711</text:p>
          </table:table-cell>
          <table:table-cell table:formula="of:=[.A449]/1000/(60*60*24)" office:value-type="time" office:time-value="PT01H59M11.711S" calcext:value-type="time">
            <text:p>01:5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2.82" calcext:value-type="float">
            <text:p>252.82</text:p>
          </table:table-cell>
          <table:table-cell office:value-type="float" office:value="320.52" calcext:value-type="float">
            <text:p>320.52</text:p>
          </table:table-cell>
        </table:table-row>
        <table:table-row table:style-name="ro1">
          <table:table-cell office:value-type="float" office:value="7167711" calcext:value-type="float">
            <text:p>7167711</text:p>
          </table:table-cell>
          <table:table-cell table:formula="of:=[.A450]/1000/(60*60*24)" office:value-type="time" office:time-value="PT01H59M27.711S" calcext:value-type="time">
            <text:p>01:5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53.37" calcext:value-type="float">
            <text:p>253.37</text:p>
          </table:table-cell>
          <table:table-cell office:value-type="float" office:value="321.21" calcext:value-type="float">
            <text:p>321.21</text:p>
          </table:table-cell>
        </table:table-row>
        <table:table-row table:style-name="ro1">
          <table:table-cell office:value-type="float" office:value="7183711" calcext:value-type="float">
            <text:p>7183711</text:p>
          </table:table-cell>
          <table:table-cell table:formula="of:=[.A451]/1000/(60*60*24)" office:value-type="time" office:time-value="PT01H59M43.711S" calcext:value-type="time">
            <text:p>01:5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3.93" calcext:value-type="float">
            <text:p>253.93</text:p>
          </table:table-cell>
          <table:table-cell office:value-type="float" office:value="321.9" calcext:value-type="float">
            <text:p>321.9</text:p>
          </table:table-cell>
        </table:table-row>
        <table:table-row table:style-name="ro1">
          <table:table-cell office:value-type="float" office:value="7199711" calcext:value-type="float">
            <text:p>7199711</text:p>
          </table:table-cell>
          <table:table-cell table:formula="of:=[.A452]/1000/(60*60*24)" office:value-type="time" office:time-value="PT01H59M59.711S" calcext:value-type="time">
            <text:p>02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254.48" calcext:value-type="float">
            <text:p>254.48</text:p>
          </table:table-cell>
          <table:table-cell office:value-type="float" office:value="322.59" calcext:value-type="float">
            <text:p>322.59</text:p>
          </table:table-cell>
        </table:table-row>
        <table:table-row table:style-name="ro1">
          <table:table-cell office:value-type="float" office:value="7215711" calcext:value-type="float">
            <text:p>7215711</text:p>
          </table:table-cell>
          <table:table-cell table:formula="of:=[.A453]/1000/(60*60*24)" office:value-type="time" office:time-value="PT02H00M15.711S" calcext:value-type="time">
            <text:p>02:0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5.04" calcext:value-type="float">
            <text:p>255.04</text:p>
          </table:table-cell>
          <table:table-cell office:value-type="float" office:value="323.28" calcext:value-type="float">
            <text:p>323.28</text:p>
          </table:table-cell>
        </table:table-row>
        <table:table-row table:style-name="ro1">
          <table:table-cell office:value-type="float" office:value="7231711" calcext:value-type="float">
            <text:p>7231711</text:p>
          </table:table-cell>
          <table:table-cell table:formula="of:=[.A454]/1000/(60*60*24)" office:value-type="time" office:time-value="PT02H00M31.711S" calcext:value-type="time">
            <text:p>02:0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5.6" calcext:value-type="float">
            <text:p>255.6</text:p>
          </table:table-cell>
          <table:table-cell office:value-type="float" office:value="323.98" calcext:value-type="float">
            <text:p>323.98</text:p>
          </table:table-cell>
        </table:table-row>
        <table:table-row table:style-name="ro1">
          <table:table-cell office:value-type="float" office:value="7247711" calcext:value-type="float">
            <text:p>7247711</text:p>
          </table:table-cell>
          <table:table-cell table:formula="of:=[.A455]/1000/(60*60*24)" office:value-type="time" office:time-value="PT02H00M47.711S" calcext:value-type="time">
            <text:p>02:0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6.15" calcext:value-type="float">
            <text:p>256.15</text:p>
          </table:table-cell>
          <table:table-cell office:value-type="float" office:value="324.67" calcext:value-type="float">
            <text:p>324.67</text:p>
          </table:table-cell>
        </table:table-row>
        <table:table-row table:style-name="ro1">
          <table:table-cell office:value-type="float" office:value="7263711" calcext:value-type="float">
            <text:p>7263711</text:p>
          </table:table-cell>
          <table:table-cell table:formula="of:=[.A456]/1000/(60*60*24)" office:value-type="time" office:time-value="PT02H01M03.711S" calcext:value-type="time">
            <text:p>02:0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6.71" calcext:value-type="float">
            <text:p>256.71</text:p>
          </table:table-cell>
          <table:table-cell office:value-type="float" office:value="325.36" calcext:value-type="float">
            <text:p>325.36</text:p>
          </table:table-cell>
        </table:table-row>
        <table:table-row table:style-name="ro1">
          <table:table-cell office:value-type="float" office:value="7279711" calcext:value-type="float">
            <text:p>7279711</text:p>
          </table:table-cell>
          <table:table-cell table:formula="of:=[.A457]/1000/(60*60*24)" office:value-type="time" office:time-value="PT02H01M19.711S" calcext:value-type="time">
            <text:p>02:0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7.26" calcext:value-type="float">
            <text:p>257.26</text:p>
          </table:table-cell>
          <table:table-cell office:value-type="float" office:value="326.05" calcext:value-type="float">
            <text:p>326.05</text:p>
          </table:table-cell>
        </table:table-row>
        <table:table-row table:style-name="ro1">
          <table:table-cell office:value-type="float" office:value="7295711" calcext:value-type="float">
            <text:p>7295711</text:p>
          </table:table-cell>
          <table:table-cell table:formula="of:=[.A458]/1000/(60*60*24)" office:value-type="time" office:time-value="PT02H01M35.711S" calcext:value-type="time">
            <text:p>02:0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7.82" calcext:value-type="float">
            <text:p>257.82</text:p>
          </table:table-cell>
          <table:table-cell office:value-type="float" office:value="326.74" calcext:value-type="float">
            <text:p>326.74</text:p>
          </table:table-cell>
        </table:table-row>
        <table:table-row table:style-name="ro1">
          <table:table-cell office:value-type="float" office:value="7311711" calcext:value-type="float">
            <text:p>7311711</text:p>
          </table:table-cell>
          <table:table-cell table:formula="of:=[.A459]/1000/(60*60*24)" office:value-type="time" office:time-value="PT02H01M51.711S" calcext:value-type="time">
            <text:p>02:0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8.37" calcext:value-type="float">
            <text:p>258.37</text:p>
          </table:table-cell>
          <table:table-cell office:value-type="float" office:value="327.43" calcext:value-type="float">
            <text:p>327.43</text:p>
          </table:table-cell>
        </table:table-row>
        <table:table-row table:style-name="ro1">
          <table:table-cell office:value-type="float" office:value="7327711" calcext:value-type="float">
            <text:p>7327711</text:p>
          </table:table-cell>
          <table:table-cell table:formula="of:=[.A460]/1000/(60*60*24)" office:value-type="time" office:time-value="PT02H02M07.711S" calcext:value-type="time">
            <text:p>02:0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58.93" calcext:value-type="float">
            <text:p>258.93</text:p>
          </table:table-cell>
          <table:table-cell office:value-type="float" office:value="328.12" calcext:value-type="float">
            <text:p>328.12</text:p>
          </table:table-cell>
        </table:table-row>
        <table:table-row table:style-name="ro1">
          <table:table-cell office:value-type="float" office:value="7343711" calcext:value-type="float">
            <text:p>7343711</text:p>
          </table:table-cell>
          <table:table-cell table:formula="of:=[.A461]/1000/(60*60*24)" office:value-type="time" office:time-value="PT02H02M23.711S" calcext:value-type="time">
            <text:p>02:0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59.49" calcext:value-type="float">
            <text:p>259.49</text:p>
          </table:table-cell>
          <table:table-cell office:value-type="float" office:value="328.82" calcext:value-type="float">
            <text:p>328.82</text:p>
          </table:table-cell>
        </table:table-row>
        <table:table-row table:style-name="ro1">
          <table:table-cell office:value-type="float" office:value="7359710" calcext:value-type="float">
            <text:p>7359710</text:p>
          </table:table-cell>
          <table:table-cell table:formula="of:=[.A462]/1000/(60*60*24)" office:value-type="time" office:time-value="PT02H02M39.71S" calcext:value-type="time">
            <text:p>02:0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0.04" calcext:value-type="float">
            <text:p>260.04</text:p>
          </table:table-cell>
          <table:table-cell office:value-type="float" office:value="329.51" calcext:value-type="float">
            <text:p>329.51</text:p>
          </table:table-cell>
        </table:table-row>
        <table:table-row table:style-name="ro1">
          <table:table-cell office:value-type="float" office:value="7375711" calcext:value-type="float">
            <text:p>7375711</text:p>
          </table:table-cell>
          <table:table-cell table:formula="of:=[.A463]/1000/(60*60*24)" office:value-type="time" office:time-value="PT02H02M55.711S" calcext:value-type="time">
            <text:p>02:0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0.6" calcext:value-type="float">
            <text:p>260.6</text:p>
          </table:table-cell>
          <table:table-cell office:value-type="float" office:value="330.2" calcext:value-type="float">
            <text:p>330.2</text:p>
          </table:table-cell>
        </table:table-row>
        <table:table-row table:style-name="ro1">
          <table:table-cell office:value-type="float" office:value="7391711" calcext:value-type="float">
            <text:p>7391711</text:p>
          </table:table-cell>
          <table:table-cell table:formula="of:=[.A464]/1000/(60*60*24)" office:value-type="time" office:time-value="PT02H03M11.711S" calcext:value-type="time">
            <text:p>02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1.15" calcext:value-type="float">
            <text:p>261.15</text:p>
          </table:table-cell>
          <table:table-cell office:value-type="float" office:value="330.89" calcext:value-type="float">
            <text:p>330.89</text:p>
          </table:table-cell>
        </table:table-row>
        <table:table-row table:style-name="ro1">
          <table:table-cell office:value-type="float" office:value="7407711" calcext:value-type="float">
            <text:p>7407711</text:p>
          </table:table-cell>
          <table:table-cell table:formula="of:=[.A465]/1000/(60*60*24)" office:value-type="time" office:time-value="PT02H03M27.711S" calcext:value-type="time">
            <text:p>02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1.71" calcext:value-type="float">
            <text:p>261.71</text:p>
          </table:table-cell>
          <table:table-cell office:value-type="float" office:value="331.58" calcext:value-type="float">
            <text:p>331.58</text:p>
          </table:table-cell>
        </table:table-row>
        <table:table-row table:style-name="ro1">
          <table:table-cell office:value-type="float" office:value="7423711" calcext:value-type="float">
            <text:p>7423711</text:p>
          </table:table-cell>
          <table:table-cell table:formula="of:=[.A466]/1000/(60*60*24)" office:value-type="time" office:time-value="PT02H03M43.711S" calcext:value-type="time">
            <text:p>02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2.26" calcext:value-type="float">
            <text:p>262.26</text:p>
          </table:table-cell>
          <table:table-cell office:value-type="float" office:value="332.27" calcext:value-type="float">
            <text:p>332.27</text:p>
          </table:table-cell>
        </table:table-row>
        <table:table-row table:style-name="ro1">
          <table:table-cell office:value-type="float" office:value="7439711" calcext:value-type="float">
            <text:p>7439711</text:p>
          </table:table-cell>
          <table:table-cell table:formula="of:=[.A467]/1000/(60*60*24)" office:value-type="time" office:time-value="PT02H03M59.711S" calcext:value-type="time">
            <text:p>02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2.82" calcext:value-type="float">
            <text:p>262.82</text:p>
          </table:table-cell>
          <table:table-cell office:value-type="float" office:value="332.96" calcext:value-type="float">
            <text:p>332.96</text:p>
          </table:table-cell>
        </table:table-row>
        <table:table-row table:style-name="ro1">
          <table:table-cell office:value-type="float" office:value="7455711" calcext:value-type="float">
            <text:p>7455711</text:p>
          </table:table-cell>
          <table:table-cell table:formula="of:=[.A468]/1000/(60*60*24)" office:value-type="time" office:time-value="PT02H04M15.711S" calcext:value-type="time">
            <text:p>02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3.38" calcext:value-type="float">
            <text:p>263.38</text:p>
          </table:table-cell>
          <table:table-cell office:value-type="float" office:value="333.66" calcext:value-type="float">
            <text:p>333.66</text:p>
          </table:table-cell>
        </table:table-row>
        <table:table-row table:style-name="ro1">
          <table:table-cell office:value-type="float" office:value="7471711" calcext:value-type="float">
            <text:p>7471711</text:p>
          </table:table-cell>
          <table:table-cell table:formula="of:=[.A469]/1000/(60*60*24)" office:value-type="time" office:time-value="PT02H04M31.711S" calcext:value-type="time">
            <text:p>02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3.93" calcext:value-type="float">
            <text:p>263.93</text:p>
          </table:table-cell>
          <table:table-cell office:value-type="float" office:value="334.35" calcext:value-type="float">
            <text:p>334.35</text:p>
          </table:table-cell>
        </table:table-row>
        <table:table-row table:style-name="ro1">
          <table:table-cell office:value-type="float" office:value="7487711" calcext:value-type="float">
            <text:p>7487711</text:p>
          </table:table-cell>
          <table:table-cell table:formula="of:=[.A470]/1000/(60*60*24)" office:value-type="time" office:time-value="PT02H04M47.711S" calcext:value-type="time">
            <text:p>02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4.49" calcext:value-type="float">
            <text:p>264.49</text:p>
          </table:table-cell>
          <table:table-cell office:value-type="float" office:value="335.04" calcext:value-type="float">
            <text:p>335.04</text:p>
          </table:table-cell>
        </table:table-row>
        <table:table-row table:style-name="ro1">
          <table:table-cell office:value-type="float" office:value="7503711" calcext:value-type="float">
            <text:p>7503711</text:p>
          </table:table-cell>
          <table:table-cell table:formula="of:=[.A471]/1000/(60*60*24)" office:value-type="time" office:time-value="PT02H05M03.711S" calcext:value-type="time">
            <text:p>02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5.04" calcext:value-type="float">
            <text:p>265.04</text:p>
          </table:table-cell>
          <table:table-cell office:value-type="float" office:value="335.73" calcext:value-type="float">
            <text:p>335.73</text:p>
          </table:table-cell>
        </table:table-row>
        <table:table-row table:style-name="ro1">
          <table:table-cell office:value-type="float" office:value="7519711" calcext:value-type="float">
            <text:p>7519711</text:p>
          </table:table-cell>
          <table:table-cell table:formula="of:=[.A472]/1000/(60*60*24)" office:value-type="time" office:time-value="PT02H05M19.711S" calcext:value-type="time">
            <text:p>02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5.6" calcext:value-type="float">
            <text:p>265.6</text:p>
          </table:table-cell>
          <table:table-cell office:value-type="float" office:value="336.42" calcext:value-type="float">
            <text:p>336.42</text:p>
          </table:table-cell>
        </table:table-row>
        <table:table-row table:style-name="ro1">
          <table:table-cell office:value-type="float" office:value="7535711" calcext:value-type="float">
            <text:p>7535711</text:p>
          </table:table-cell>
          <table:table-cell table:formula="of:=[.A473]/1000/(60*60*24)" office:value-type="time" office:time-value="PT02H05M35.711S" calcext:value-type="time">
            <text:p>02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6.15" calcext:value-type="float">
            <text:p>266.15</text:p>
          </table:table-cell>
          <table:table-cell office:value-type="float" office:value="337.11" calcext:value-type="float">
            <text:p>337.11</text:p>
          </table:table-cell>
        </table:table-row>
        <table:table-row table:style-name="ro1">
          <table:table-cell office:value-type="float" office:value="7551711" calcext:value-type="float">
            <text:p>7551711</text:p>
          </table:table-cell>
          <table:table-cell table:formula="of:=[.A474]/1000/(60*60*24)" office:value-type="time" office:time-value="PT02H05M51.711S" calcext:value-type="time">
            <text:p>02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6.71" calcext:value-type="float">
            <text:p>266.71</text:p>
          </table:table-cell>
          <table:table-cell office:value-type="float" office:value="337.8" calcext:value-type="float">
            <text:p>337.8</text:p>
          </table:table-cell>
        </table:table-row>
        <table:table-row table:style-name="ro1">
          <table:table-cell office:value-type="float" office:value="7567711" calcext:value-type="float">
            <text:p>7567711</text:p>
          </table:table-cell>
          <table:table-cell table:formula="of:=[.A475]/1000/(60*60*24)" office:value-type="time" office:time-value="PT02H06M07.711S" calcext:value-type="time">
            <text:p>02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7.26" calcext:value-type="float">
            <text:p>267.26</text:p>
          </table:table-cell>
          <table:table-cell office:value-type="float" office:value="338.49" calcext:value-type="float">
            <text:p>338.49</text:p>
          </table:table-cell>
        </table:table-row>
        <table:table-row table:style-name="ro1">
          <table:table-cell office:value-type="float" office:value="7583711" calcext:value-type="float">
            <text:p>7583711</text:p>
          </table:table-cell>
          <table:table-cell table:formula="of:=[.A476]/1000/(60*60*24)" office:value-type="time" office:time-value="PT02H06M23.711S" calcext:value-type="time">
            <text:p>02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7.82" calcext:value-type="float">
            <text:p>267.82</text:p>
          </table:table-cell>
          <table:table-cell office:value-type="float" office:value="339.19" calcext:value-type="float">
            <text:p>339.19</text:p>
          </table:table-cell>
        </table:table-row>
        <table:table-row table:style-name="ro1">
          <table:table-cell office:value-type="float" office:value="7599711" calcext:value-type="float">
            <text:p>7599711</text:p>
          </table:table-cell>
          <table:table-cell table:formula="of:=[.A477]/1000/(60*60*24)" office:value-type="time" office:time-value="PT02H06M39.711S" calcext:value-type="time">
            <text:p>02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8.38" calcext:value-type="float">
            <text:p>268.38</text:p>
          </table:table-cell>
          <table:table-cell office:value-type="float" office:value="339.88" calcext:value-type="float">
            <text:p>339.88</text:p>
          </table:table-cell>
        </table:table-row>
        <table:table-row table:style-name="ro1">
          <table:table-cell office:value-type="float" office:value="7615711" calcext:value-type="float">
            <text:p>7615711</text:p>
          </table:table-cell>
          <table:table-cell table:formula="of:=[.A478]/1000/(60*60*24)" office:value-type="time" office:time-value="PT02H06M55.711S" calcext:value-type="time">
            <text:p>02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8.93" calcext:value-type="float">
            <text:p>268.93</text:p>
          </table:table-cell>
          <table:table-cell office:value-type="float" office:value="340.57" calcext:value-type="float">
            <text:p>340.57</text:p>
          </table:table-cell>
        </table:table-row>
        <table:table-row table:style-name="ro1">
          <table:table-cell office:value-type="float" office:value="7631711" calcext:value-type="float">
            <text:p>7631711</text:p>
          </table:table-cell>
          <table:table-cell table:formula="of:=[.A479]/1000/(60*60*24)" office:value-type="time" office:time-value="PT02H07M11.711S" calcext:value-type="time">
            <text:p>02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69.49" calcext:value-type="float">
            <text:p>269.49</text:p>
          </table:table-cell>
          <table:table-cell office:value-type="float" office:value="341.26" calcext:value-type="float">
            <text:p>341.26</text:p>
          </table:table-cell>
        </table:table-row>
        <table:table-row table:style-name="ro1">
          <table:table-cell office:value-type="float" office:value="7647711" calcext:value-type="float">
            <text:p>7647711</text:p>
          </table:table-cell>
          <table:table-cell table:formula="of:=[.A480]/1000/(60*60*24)" office:value-type="time" office:time-value="PT02H07M27.711S" calcext:value-type="time">
            <text:p>02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70.04" calcext:value-type="float">
            <text:p>270.04</text:p>
          </table:table-cell>
          <table:table-cell office:value-type="float" office:value="341.95" calcext:value-type="float">
            <text:p>341.95</text:p>
          </table:table-cell>
        </table:table-row>
        <table:table-row table:style-name="ro1">
          <table:table-cell office:value-type="float" office:value="7663711" calcext:value-type="float">
            <text:p>7663711</text:p>
          </table:table-cell>
          <table:table-cell table:formula="of:=[.A481]/1000/(60*60*24)" office:value-type="time" office:time-value="PT02H07M43.711S" calcext:value-type="time">
            <text:p>02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70.6" calcext:value-type="float">
            <text:p>270.6</text:p>
          </table:table-cell>
          <table:table-cell office:value-type="float" office:value="342.64" calcext:value-type="float">
            <text:p>342.64</text:p>
          </table:table-cell>
        </table:table-row>
        <table:table-row table:style-name="ro1">
          <table:table-cell office:value-type="float" office:value="7679711" calcext:value-type="float">
            <text:p>7679711</text:p>
          </table:table-cell>
          <table:table-cell table:formula="of:=[.A482]/1000/(60*60*24)" office:value-type="time" office:time-value="PT02H07M59.711S" calcext:value-type="time">
            <text:p>02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71.15" calcext:value-type="float">
            <text:p>271.15</text:p>
          </table:table-cell>
          <table:table-cell office:value-type="float" office:value="343.33" calcext:value-type="float">
            <text:p>343.33</text:p>
          </table:table-cell>
        </table:table-row>
        <table:table-row table:style-name="ro1">
          <table:table-cell office:value-type="float" office:value="7695711" calcext:value-type="float">
            <text:p>7695711</text:p>
          </table:table-cell>
          <table:table-cell table:formula="of:=[.A483]/1000/(60*60*24)" office:value-type="time" office:time-value="PT02H08M15.711S" calcext:value-type="time">
            <text:p>02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71.71" calcext:value-type="float">
            <text:p>271.71</text:p>
          </table:table-cell>
          <table:table-cell office:value-type="float" office:value="344.02" calcext:value-type="float">
            <text:p>344.02</text:p>
          </table:table-cell>
        </table:table-row>
        <table:table-row table:style-name="ro1">
          <table:table-cell office:value-type="float" office:value="7711711" calcext:value-type="float">
            <text:p>7711711</text:p>
          </table:table-cell>
          <table:table-cell table:formula="of:=[.A484]/1000/(60*60*24)" office:value-type="time" office:time-value="PT02H08M31.711S" calcext:value-type="time">
            <text:p>02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06" calcext:value-type="float">
            <text:p>155.06</text:p>
          </table:table-cell>
          <table:table-cell office:value-type="float" office:value="272.26" calcext:value-type="float">
            <text:p>272.26</text:p>
          </table:table-cell>
          <table:table-cell office:value-type="float" office:value="344.71" calcext:value-type="float">
            <text:p>344.71</text:p>
          </table:table-cell>
        </table:table-row>
        <table:table-row table:style-name="ro1">
          <table:table-cell office:value-type="float" office:value="7727711" calcext:value-type="float">
            <text:p>7727711</text:p>
          </table:table-cell>
          <table:table-cell table:formula="of:=[.A485]/1000/(60*60*24)" office:value-type="time" office:time-value="PT02H08M47.711S" calcext:value-type="time">
            <text:p>02:08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72.82" calcext:value-type="float">
            <text:p>272.82</text:p>
          </table:table-cell>
          <table:table-cell office:value-type="float" office:value="345.4" calcext:value-type="float">
            <text:p>345.4</text:p>
          </table:table-cell>
        </table:table-row>
        <table:table-row table:style-name="ro1">
          <table:table-cell office:value-type="float" office:value="7743711" calcext:value-type="float">
            <text:p>7743711</text:p>
          </table:table-cell>
          <table:table-cell table:formula="of:=[.A486]/1000/(60*60*24)" office:value-type="time" office:time-value="PT02H09M03.711S" calcext:value-type="time">
            <text:p>02:0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73.37" calcext:value-type="float">
            <text:p>273.37</text:p>
          </table:table-cell>
          <table:table-cell office:value-type="float" office:value="346.09" calcext:value-type="float">
            <text:p>346.09</text:p>
          </table:table-cell>
        </table:table-row>
        <table:table-row table:style-name="ro1">
          <table:table-cell office:value-type="float" office:value="7759711" calcext:value-type="float">
            <text:p>7759711</text:p>
          </table:table-cell>
          <table:table-cell table:formula="of:=[.A487]/1000/(60*60*24)" office:value-type="time" office:time-value="PT02H09M19.711S" calcext:value-type="time">
            <text:p>02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73.93" calcext:value-type="float">
            <text:p>273.93</text:p>
          </table:table-cell>
          <table:table-cell office:value-type="float" office:value="346.79" calcext:value-type="float">
            <text:p>346.79</text:p>
          </table:table-cell>
        </table:table-row>
        <table:table-row table:style-name="ro1">
          <table:table-cell office:value-type="float" office:value="7775711" calcext:value-type="float">
            <text:p>7775711</text:p>
          </table:table-cell>
          <table:table-cell table:formula="of:=[.A488]/1000/(60*60*24)" office:value-type="time" office:time-value="PT02H09M35.711S" calcext:value-type="time">
            <text:p>02:0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74.49" calcext:value-type="float">
            <text:p>274.49</text:p>
          </table:table-cell>
          <table:table-cell office:value-type="float" office:value="347.48" calcext:value-type="float">
            <text:p>347.48</text:p>
          </table:table-cell>
        </table:table-row>
        <table:table-row table:style-name="ro1">
          <table:table-cell office:value-type="float" office:value="7791711" calcext:value-type="float">
            <text:p>7791711</text:p>
          </table:table-cell>
          <table:table-cell table:formula="of:=[.A489]/1000/(60*60*24)" office:value-type="time" office:time-value="PT02H09M51.711S" calcext:value-type="time">
            <text:p>02:0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75.04" calcext:value-type="float">
            <text:p>275.04</text:p>
          </table:table-cell>
          <table:table-cell office:value-type="float" office:value="348.17" calcext:value-type="float">
            <text:p>348.17</text:p>
          </table:table-cell>
        </table:table-row>
        <table:table-row table:style-name="ro1">
          <table:table-cell office:value-type="float" office:value="7807711" calcext:value-type="float">
            <text:p>7807711</text:p>
          </table:table-cell>
          <table:table-cell table:formula="of:=[.A490]/1000/(60*60*24)" office:value-type="time" office:time-value="PT02H10M07.711S" calcext:value-type="time">
            <text:p>02:1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75.6" calcext:value-type="float">
            <text:p>275.6</text:p>
          </table:table-cell>
          <table:table-cell office:value-type="float" office:value="348.86" calcext:value-type="float">
            <text:p>348.86</text:p>
          </table:table-cell>
        </table:table-row>
        <table:table-row table:style-name="ro1">
          <table:table-cell office:value-type="float" office:value="7823711" calcext:value-type="float">
            <text:p>7823711</text:p>
          </table:table-cell>
          <table:table-cell table:formula="of:=[.A491]/1000/(60*60*24)" office:value-type="time" office:time-value="PT02H10M23.711S" calcext:value-type="time">
            <text:p>02:1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76.15" calcext:value-type="float">
            <text:p>276.15</text:p>
          </table:table-cell>
          <table:table-cell office:value-type="float" office:value="349.55" calcext:value-type="float">
            <text:p>349.55</text:p>
          </table:table-cell>
        </table:table-row>
        <table:table-row table:style-name="ro1">
          <table:table-cell office:value-type="float" office:value="7839711" calcext:value-type="float">
            <text:p>7839711</text:p>
          </table:table-cell>
          <table:table-cell table:formula="of:=[.A492]/1000/(60*60*24)" office:value-type="time" office:time-value="PT02H10M39.711S" calcext:value-type="time">
            <text:p>02:10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76.71" calcext:value-type="float">
            <text:p>276.71</text:p>
          </table:table-cell>
          <table:table-cell office:value-type="float" office:value="350.24" calcext:value-type="float">
            <text:p>350.24</text:p>
          </table:table-cell>
        </table:table-row>
        <table:table-row table:style-name="ro1">
          <table:table-cell office:value-type="float" office:value="7855711" calcext:value-type="float">
            <text:p>7855711</text:p>
          </table:table-cell>
          <table:table-cell table:formula="of:=[.A493]/1000/(60*60*24)" office:value-type="time" office:time-value="PT02H10M55.711S" calcext:value-type="time">
            <text:p>02:1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77.26" calcext:value-type="float">
            <text:p>277.26</text:p>
          </table:table-cell>
          <table:table-cell office:value-type="float" office:value="350.93" calcext:value-type="float">
            <text:p>350.93</text:p>
          </table:table-cell>
        </table:table-row>
        <table:table-row table:style-name="ro1">
          <table:table-cell office:value-type="float" office:value="7871711" calcext:value-type="float">
            <text:p>7871711</text:p>
          </table:table-cell>
          <table:table-cell table:formula="of:=[.A494]/1000/(60*60*24)" office:value-type="time" office:time-value="PT02H11M11.711S" calcext:value-type="time">
            <text:p>02:1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277.82" calcext:value-type="float">
            <text:p>277.82</text:p>
          </table:table-cell>
          <table:table-cell office:value-type="float" office:value="351.62" calcext:value-type="float">
            <text:p>351.62</text:p>
          </table:table-cell>
        </table:table-row>
        <table:table-row table:style-name="ro1">
          <table:table-cell office:value-type="float" office:value="7887711" calcext:value-type="float">
            <text:p>7887711</text:p>
          </table:table-cell>
          <table:table-cell table:formula="of:=[.A495]/1000/(60*60*24)" office:value-type="time" office:time-value="PT02H11M27.711S" calcext:value-type="time">
            <text:p>02:1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78.37" calcext:value-type="float">
            <text:p>278.37</text:p>
          </table:table-cell>
          <table:table-cell office:value-type="float" office:value="352.31" calcext:value-type="float">
            <text:p>352.31</text:p>
          </table:table-cell>
        </table:table-row>
        <table:table-row table:style-name="ro1">
          <table:table-cell office:value-type="float" office:value="7903711" calcext:value-type="float">
            <text:p>7903711</text:p>
          </table:table-cell>
          <table:table-cell table:formula="of:=[.A496]/1000/(60*60*24)" office:value-type="time" office:time-value="PT02H11M43.711S" calcext:value-type="time">
            <text:p>02:1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278.93" calcext:value-type="float">
            <text:p>278.9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919711" calcext:value-type="float">
            <text:p>7919711</text:p>
          </table:table-cell>
          <table:table-cell table:formula="of:=[.A497]/1000/(60*60*24)" office:value-type="time" office:time-value="PT02H11M59.711S" calcext:value-type="time">
            <text:p>02:1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79.48" calcext:value-type="float">
            <text:p>279.48</text:p>
          </table:table-cell>
          <table:table-cell office:value-type="float" office:value="353.69" calcext:value-type="float">
            <text:p>353.69</text:p>
          </table:table-cell>
        </table:table-row>
        <table:table-row table:style-name="ro1">
          <table:table-cell office:value-type="float" office:value="7935711" calcext:value-type="float">
            <text:p>7935711</text:p>
          </table:table-cell>
          <table:table-cell table:formula="of:=[.A498]/1000/(60*60*24)" office:value-type="time" office:time-value="PT02H12M15.711S" calcext:value-type="time">
            <text:p>02:1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0.04" calcext:value-type="float">
            <text:p>280.04</text:p>
          </table:table-cell>
          <table:table-cell office:value-type="float" office:value="354.38" calcext:value-type="float">
            <text:p>354.38</text:p>
          </table:table-cell>
        </table:table-row>
        <table:table-row table:style-name="ro1">
          <table:table-cell office:value-type="float" office:value="7951711" calcext:value-type="float">
            <text:p>7951711</text:p>
          </table:table-cell>
          <table:table-cell table:formula="of:=[.A499]/1000/(60*60*24)" office:value-type="time" office:time-value="PT02H12M31.711S" calcext:value-type="time">
            <text:p>02:1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0.59" calcext:value-type="float">
            <text:p>280.59</text:p>
          </table:table-cell>
          <table:table-cell office:value-type="float" office:value="355.07" calcext:value-type="float">
            <text:p>355.07</text:p>
          </table:table-cell>
        </table:table-row>
        <table:table-row table:style-name="ro1">
          <table:table-cell office:value-type="float" office:value="7967711" calcext:value-type="float">
            <text:p>7967711</text:p>
          </table:table-cell>
          <table:table-cell table:formula="of:=[.A500]/1000/(60*60*24)" office:value-type="time" office:time-value="PT02H12M47.711S" calcext:value-type="time">
            <text:p>02:1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281.15" calcext:value-type="float">
            <text:p>281.15</text:p>
          </table:table-cell>
          <table:table-cell office:value-type="float" office:value="355.76" calcext:value-type="float">
            <text:p>355.76</text:p>
          </table:table-cell>
        </table:table-row>
        <table:table-row table:style-name="ro1">
          <table:table-cell office:value-type="float" office:value="7983711" calcext:value-type="float">
            <text:p>7983711</text:p>
          </table:table-cell>
          <table:table-cell table:formula="of:=[.A501]/1000/(60*60*24)" office:value-type="time" office:time-value="PT02H13M03.711S" calcext:value-type="time">
            <text:p>02:1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1.7" calcext:value-type="float">
            <text:p>281.7</text:p>
          </table:table-cell>
          <table:table-cell office:value-type="float" office:value="356.45" calcext:value-type="float">
            <text:p>356.45</text:p>
          </table:table-cell>
        </table:table-row>
        <table:table-row table:style-name="ro1">
          <table:table-cell office:value-type="float" office:value="7999711" calcext:value-type="float">
            <text:p>7999711</text:p>
          </table:table-cell>
          <table:table-cell table:formula="of:=[.A502]/1000/(60*60*24)" office:value-type="time" office:time-value="PT02H13M19.711S" calcext:value-type="time">
            <text:p>02:1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2.26" calcext:value-type="float">
            <text:p>282.26</text:p>
          </table:table-cell>
          <table:table-cell office:value-type="float" office:value="357.14" calcext:value-type="float">
            <text:p>357.14</text:p>
          </table:table-cell>
        </table:table-row>
        <table:table-row table:style-name="ro1">
          <table:table-cell office:value-type="float" office:value="8015711" calcext:value-type="float">
            <text:p>8015711</text:p>
          </table:table-cell>
          <table:table-cell table:formula="of:=[.A503]/1000/(60*60*24)" office:value-type="time" office:time-value="PT02H13M35.711S" calcext:value-type="time">
            <text:p>02:1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2.81" calcext:value-type="float">
            <text:p>282.81</text:p>
          </table:table-cell>
          <table:table-cell office:value-type="float" office:value="357.83" calcext:value-type="float">
            <text:p>357.83</text:p>
          </table:table-cell>
        </table:table-row>
        <table:table-row table:style-name="ro1">
          <table:table-cell office:value-type="float" office:value="8031711" calcext:value-type="float">
            <text:p>8031711</text:p>
          </table:table-cell>
          <table:table-cell table:formula="of:=[.A504]/1000/(60*60*24)" office:value-type="time" office:time-value="PT02H13M51.711S" calcext:value-type="time">
            <text:p>02:1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283.37" calcext:value-type="float">
            <text:p>283.37</text:p>
          </table:table-cell>
          <table:table-cell office:value-type="float" office:value="358.52" calcext:value-type="float">
            <text:p>358.52</text:p>
          </table:table-cell>
        </table:table-row>
        <table:table-row table:style-name="ro1">
          <table:table-cell office:value-type="float" office:value="8047711" calcext:value-type="float">
            <text:p>8047711</text:p>
          </table:table-cell>
          <table:table-cell table:formula="of:=[.A505]/1000/(60*60*24)" office:value-type="time" office:time-value="PT02H14M07.711S" calcext:value-type="time">
            <text:p>02:1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3.92" calcext:value-type="float">
            <text:p>283.92</text:p>
          </table:table-cell>
          <table:table-cell office:value-type="float" office:value="359.21" calcext:value-type="float">
            <text:p>359.21</text:p>
          </table:table-cell>
        </table:table-row>
        <table:table-row table:style-name="ro1">
          <table:table-cell office:value-type="float" office:value="8063711" calcext:value-type="float">
            <text:p>8063711</text:p>
          </table:table-cell>
          <table:table-cell table:formula="of:=[.A506]/1000/(60*60*24)" office:value-type="time" office:time-value="PT02H14M23.711S" calcext:value-type="time">
            <text:p>02:1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4.48" calcext:value-type="float">
            <text:p>284.48</text:p>
          </table:table-cell>
          <table:table-cell office:value-type="float" office:value="359.9" calcext:value-type="float">
            <text:p>359.9</text:p>
          </table:table-cell>
        </table:table-row>
        <table:table-row table:style-name="ro1">
          <table:table-cell office:value-type="float" office:value="8079711" calcext:value-type="float">
            <text:p>8079711</text:p>
          </table:table-cell>
          <table:table-cell table:formula="of:=[.A507]/1000/(60*60*24)" office:value-type="time" office:time-value="PT02H14M39.711S" calcext:value-type="time">
            <text:p>02:1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5.04" calcext:value-type="float">
            <text:p>285.04</text:p>
          </table:table-cell>
          <table:table-cell office:value-type="float" office:value="360.59" calcext:value-type="float">
            <text:p>360.59</text:p>
          </table:table-cell>
        </table:table-row>
        <table:table-row table:style-name="ro1">
          <table:table-cell office:value-type="float" office:value="8095711" calcext:value-type="float">
            <text:p>8095711</text:p>
          </table:table-cell>
          <table:table-cell table:formula="of:=[.A508]/1000/(60*60*24)" office:value-type="time" office:time-value="PT02H14M55.711S" calcext:value-type="time">
            <text:p>02:1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5.59" calcext:value-type="float">
            <text:p>285.59</text:p>
          </table:table-cell>
          <table:table-cell office:value-type="float" office:value="361.28" calcext:value-type="float">
            <text:p>361.28</text:p>
          </table:table-cell>
        </table:table-row>
        <table:table-row table:style-name="ro1">
          <table:table-cell office:value-type="float" office:value="8111711" calcext:value-type="float">
            <text:p>8111711</text:p>
          </table:table-cell>
          <table:table-cell table:formula="of:=[.A509]/1000/(60*60*24)" office:value-type="time" office:time-value="PT02H15M11.711S" calcext:value-type="time">
            <text:p>02:1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6.15" calcext:value-type="float">
            <text:p>286.15</text:p>
          </table:table-cell>
          <table:table-cell office:value-type="float" office:value="361.97" calcext:value-type="float">
            <text:p>361.97</text:p>
          </table:table-cell>
        </table:table-row>
        <table:table-row table:style-name="ro1">
          <table:table-cell office:value-type="float" office:value="8127711" calcext:value-type="float">
            <text:p>8127711</text:p>
          </table:table-cell>
          <table:table-cell table:formula="of:=[.A510]/1000/(60*60*24)" office:value-type="time" office:time-value="PT02H15M27.711S" calcext:value-type="time">
            <text:p>02:1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6.7" calcext:value-type="float">
            <text:p>286.7</text:p>
          </table:table-cell>
          <table:table-cell office:value-type="float" office:value="362.67" calcext:value-type="float">
            <text:p>362.67</text:p>
          </table:table-cell>
        </table:table-row>
        <table:table-row table:style-name="ro1">
          <table:table-cell office:value-type="float" office:value="8143711" calcext:value-type="float">
            <text:p>8143711</text:p>
          </table:table-cell>
          <table:table-cell table:formula="of:=[.A511]/1000/(60*60*24)" office:value-type="time" office:time-value="PT02H15M43.711S" calcext:value-type="time">
            <text:p>02:1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287.26" calcext:value-type="float">
            <text:p>287.26</text:p>
          </table:table-cell>
          <table:table-cell office:value-type="float" office:value="363.36" calcext:value-type="float">
            <text:p>363.36</text:p>
          </table:table-cell>
        </table:table-row>
        <table:table-row table:style-name="ro1">
          <table:table-cell office:value-type="float" office:value="8159711" calcext:value-type="float">
            <text:p>8159711</text:p>
          </table:table-cell>
          <table:table-cell table:formula="of:=[.A512]/1000/(60*60*24)" office:value-type="time" office:time-value="PT02H15M59.711S" calcext:value-type="time">
            <text:p>02:1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87.81" calcext:value-type="float">
            <text:p>287.81</text:p>
          </table:table-cell>
          <table:table-cell office:value-type="float" office:value="364.05" calcext:value-type="float">
            <text:p>364.05</text:p>
          </table:table-cell>
        </table:table-row>
        <table:table-row table:style-name="ro1">
          <table:table-cell office:value-type="float" office:value="8175711" calcext:value-type="float">
            <text:p>8175711</text:p>
          </table:table-cell>
          <table:table-cell table:formula="of:=[.A513]/1000/(60*60*24)" office:value-type="time" office:time-value="PT02H16M15.711S" calcext:value-type="time">
            <text:p>02:1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8.37" calcext:value-type="float">
            <text:p>288.37</text:p>
          </table:table-cell>
          <table:table-cell office:value-type="float" office:value="364.74" calcext:value-type="float">
            <text:p>364.74</text:p>
          </table:table-cell>
        </table:table-row>
        <table:table-row table:style-name="ro1">
          <table:table-cell office:value-type="float" office:value="8191711" calcext:value-type="float">
            <text:p>8191711</text:p>
          </table:table-cell>
          <table:table-cell table:formula="of:=[.A514]/1000/(60*60*24)" office:value-type="time" office:time-value="PT02H16M31.711S" calcext:value-type="time">
            <text:p>02:1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88.92" calcext:value-type="float">
            <text:p>288.92</text:p>
          </table:table-cell>
          <table:table-cell office:value-type="float" office:value="365.43" calcext:value-type="float">
            <text:p>365.43</text:p>
          </table:table-cell>
        </table:table-row>
        <table:table-row table:style-name="ro1">
          <table:table-cell office:value-type="float" office:value="8207711" calcext:value-type="float">
            <text:p>8207711</text:p>
          </table:table-cell>
          <table:table-cell table:formula="of:=[.A515]/1000/(60*60*24)" office:value-type="time" office:time-value="PT02H16M47.711S" calcext:value-type="time">
            <text:p>02:1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89.48" calcext:value-type="float">
            <text:p>289.48</text:p>
          </table:table-cell>
          <table:table-cell office:value-type="float" office:value="366.11" calcext:value-type="float">
            <text:p>366.11</text:p>
          </table:table-cell>
        </table:table-row>
        <table:table-row table:style-name="ro1">
          <table:table-cell office:value-type="float" office:value="8223711" calcext:value-type="float">
            <text:p>8223711</text:p>
          </table:table-cell>
          <table:table-cell table:formula="of:=[.A516]/1000/(60*60*24)" office:value-type="time" office:time-value="PT02H17M03.711S" calcext:value-type="time">
            <text:p>02:1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90.03" calcext:value-type="float">
            <text:p>290.03</text:p>
          </table:table-cell>
          <table:table-cell office:value-type="float" office:value="366.8" calcext:value-type="float">
            <text:p>366.8</text:p>
          </table:table-cell>
        </table:table-row>
        <table:table-row table:style-name="ro1">
          <table:table-cell office:value-type="float" office:value="8239711" calcext:value-type="float">
            <text:p>8239711</text:p>
          </table:table-cell>
          <table:table-cell table:formula="of:=[.A517]/1000/(60*60*24)" office:value-type="time" office:time-value="PT02H17M19.711S" calcext:value-type="time">
            <text:p>02:1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90.59" calcext:value-type="float">
            <text:p>290.59</text:p>
          </table:table-cell>
          <table:table-cell office:value-type="float" office:value="367.49" calcext:value-type="float">
            <text:p>367.49</text:p>
          </table:table-cell>
        </table:table-row>
        <table:table-row table:style-name="ro1">
          <table:table-cell office:value-type="float" office:value="8255711" calcext:value-type="float">
            <text:p>8255711</text:p>
          </table:table-cell>
          <table:table-cell table:formula="of:=[.A518]/1000/(60*60*24)" office:value-type="time" office:time-value="PT02H17M35.711S" calcext:value-type="time">
            <text:p>02:1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91.14" calcext:value-type="float">
            <text:p>291.14</text:p>
          </table:table-cell>
          <table:table-cell office:value-type="float" office:value="368.18" calcext:value-type="float">
            <text:p>368.18</text:p>
          </table:table-cell>
        </table:table-row>
        <table:table-row table:style-name="ro1">
          <table:table-cell office:value-type="float" office:value="8271711" calcext:value-type="float">
            <text:p>8271711</text:p>
          </table:table-cell>
          <table:table-cell table:formula="of:=[.A519]/1000/(60*60*24)" office:value-type="time" office:time-value="PT02H17M51.711S" calcext:value-type="time">
            <text:p>02:1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91.7" calcext:value-type="float">
            <text:p>291.7</text:p>
          </table:table-cell>
          <table:table-cell office:value-type="float" office:value="368.87" calcext:value-type="float">
            <text:p>368.87</text:p>
          </table:table-cell>
        </table:table-row>
        <table:table-row table:style-name="ro1">
          <table:table-cell office:value-type="float" office:value="8287711" calcext:value-type="float">
            <text:p>8287711</text:p>
          </table:table-cell>
          <table:table-cell table:formula="of:=[.A520]/1000/(60*60*24)" office:value-type="time" office:time-value="PT02H18M07.711S" calcext:value-type="time">
            <text:p>02:1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92.25" calcext:value-type="float">
            <text:p>292.25</text:p>
          </table:table-cell>
          <table:table-cell office:value-type="float" office:value="369.56" calcext:value-type="float">
            <text:p>369.56</text:p>
          </table:table-cell>
        </table:table-row>
        <table:table-row table:style-name="ro1">
          <table:table-cell office:value-type="float" office:value="8303711" calcext:value-type="float">
            <text:p>8303711</text:p>
          </table:table-cell>
          <table:table-cell table:formula="of:=[.A521]/1000/(60*60*24)" office:value-type="time" office:time-value="PT02H18M23.711S" calcext:value-type="time">
            <text:p>02:1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92.81" calcext:value-type="float">
            <text:p>292.81</text:p>
          </table:table-cell>
          <table:table-cell office:value-type="float" office:value="370.25" calcext:value-type="float">
            <text:p>370.25</text:p>
          </table:table-cell>
        </table:table-row>
        <table:table-row table:style-name="ro1">
          <table:table-cell office:value-type="float" office:value="8319711" calcext:value-type="float">
            <text:p>8319711</text:p>
          </table:table-cell>
          <table:table-cell table:formula="of:=[.A522]/1000/(60*60*24)" office:value-type="time" office:time-value="PT02H18M39.711S" calcext:value-type="time">
            <text:p>02:1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293.36" calcext:value-type="float">
            <text:p>293.36</text:p>
          </table:table-cell>
          <table:table-cell office:value-type="float" office:value="370.94" calcext:value-type="float">
            <text:p>370.94</text:p>
          </table:table-cell>
        </table:table-row>
        <table:table-row table:style-name="ro1">
          <table:table-cell office:value-type="float" office:value="8335711" calcext:value-type="float">
            <text:p>8335711</text:p>
          </table:table-cell>
          <table:table-cell table:formula="of:=[.A523]/1000/(60*60*24)" office:value-type="time" office:time-value="PT02H18M55.711S" calcext:value-type="time">
            <text:p>02:1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93.92" calcext:value-type="float">
            <text:p>293.92</text:p>
          </table:table-cell>
          <table:table-cell office:value-type="float" office:value="371.63" calcext:value-type="float">
            <text:p>371.63</text:p>
          </table:table-cell>
        </table:table-row>
        <table:table-row table:style-name="ro1">
          <table:table-cell office:value-type="float" office:value="8351711" calcext:value-type="float">
            <text:p>8351711</text:p>
          </table:table-cell>
          <table:table-cell table:formula="of:=[.A524]/1000/(60*60*24)" office:value-type="time" office:time-value="PT02H19M11.711S" calcext:value-type="time">
            <text:p>02:1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94.47" calcext:value-type="float">
            <text:p>294.47</text:p>
          </table:table-cell>
          <table:table-cell office:value-type="float" office:value="372.32" calcext:value-type="float">
            <text:p>372.32</text:p>
          </table:table-cell>
        </table:table-row>
        <table:table-row table:style-name="ro1">
          <table:table-cell office:value-type="float" office:value="8367711" calcext:value-type="float">
            <text:p>8367711</text:p>
          </table:table-cell>
          <table:table-cell table:formula="of:=[.A525]/1000/(60*60*24)" office:value-type="time" office:time-value="PT02H19M27.711S" calcext:value-type="time">
            <text:p>02:1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295.03" calcext:value-type="float">
            <text:p>295.03</text:p>
          </table:table-cell>
          <table:table-cell office:value-type="float" office:value="373.01" calcext:value-type="float">
            <text:p>373.01</text:p>
          </table:table-cell>
        </table:table-row>
        <table:table-row table:style-name="ro1">
          <table:table-cell office:value-type="float" office:value="8383711" calcext:value-type="float">
            <text:p>8383711</text:p>
          </table:table-cell>
          <table:table-cell table:formula="of:=[.A526]/1000/(60*60*24)" office:value-type="time" office:time-value="PT02H19M43.711S" calcext:value-type="time">
            <text:p>02:1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95.58" calcext:value-type="float">
            <text:p>295.58</text:p>
          </table:table-cell>
          <table:table-cell office:value-type="float" office:value="373.7" calcext:value-type="float">
            <text:p>373.7</text:p>
          </table:table-cell>
        </table:table-row>
        <table:table-row table:style-name="ro1">
          <table:table-cell office:value-type="float" office:value="8399711" calcext:value-type="float">
            <text:p>8399711</text:p>
          </table:table-cell>
          <table:table-cell table:formula="of:=[.A527]/1000/(60*60*24)" office:value-type="time" office:time-value="PT02H19M59.711S" calcext:value-type="time">
            <text:p>02:2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96.14" calcext:value-type="float">
            <text:p>296.14</text:p>
          </table:table-cell>
          <table:table-cell office:value-type="float" office:value="374.39" calcext:value-type="float">
            <text:p>374.39</text:p>
          </table:table-cell>
        </table:table-row>
        <table:table-row table:style-name="ro1">
          <table:table-cell office:value-type="float" office:value="8415711" calcext:value-type="float">
            <text:p>8415711</text:p>
          </table:table-cell>
          <table:table-cell table:formula="of:=[.A528]/1000/(60*60*24)" office:value-type="time" office:time-value="PT02H20M15.711S" calcext:value-type="time">
            <text:p>02:2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96.69" calcext:value-type="float">
            <text:p>296.69</text:p>
          </table:table-cell>
          <table:table-cell office:value-type="float" office:value="375.08" calcext:value-type="float">
            <text:p>375.08</text:p>
          </table:table-cell>
        </table:table-row>
        <table:table-row table:style-name="ro1">
          <table:table-cell office:value-type="float" office:value="8431711" calcext:value-type="float">
            <text:p>8431711</text:p>
          </table:table-cell>
          <table:table-cell table:formula="of:=[.A529]/1000/(60*60*24)" office:value-type="time" office:time-value="PT02H20M31.711S" calcext:value-type="time">
            <text:p>02:2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97.25" calcext:value-type="float">
            <text:p>297.25</text:p>
          </table:table-cell>
          <table:table-cell office:value-type="float" office:value="375.77" calcext:value-type="float">
            <text:p>375.77</text:p>
          </table:table-cell>
        </table:table-row>
        <table:table-row table:style-name="ro1">
          <table:table-cell office:value-type="float" office:value="8447711" calcext:value-type="float">
            <text:p>8447711</text:p>
          </table:table-cell>
          <table:table-cell table:formula="of:=[.A530]/1000/(60*60*24)" office:value-type="time" office:time-value="PT02H20M47.711S" calcext:value-type="time">
            <text:p>02:2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97.8" calcext:value-type="float">
            <text:p>297.8</text:p>
          </table:table-cell>
          <table:table-cell office:value-type="float" office:value="376.46" calcext:value-type="float">
            <text:p>376.46</text:p>
          </table:table-cell>
        </table:table-row>
        <table:table-row table:style-name="ro1">
          <table:table-cell office:value-type="float" office:value="8463711" calcext:value-type="float">
            <text:p>8463711</text:p>
          </table:table-cell>
          <table:table-cell table:formula="of:=[.A531]/1000/(60*60*24)" office:value-type="time" office:time-value="PT02H21M03.711S" calcext:value-type="time">
            <text:p>02:2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98.36" calcext:value-type="float">
            <text:p>298.36</text:p>
          </table:table-cell>
          <table:table-cell office:value-type="float" office:value="377.14" calcext:value-type="float">
            <text:p>377.14</text:p>
          </table:table-cell>
        </table:table-row>
        <table:table-row table:style-name="ro1">
          <table:table-cell office:value-type="float" office:value="8479711" calcext:value-type="float">
            <text:p>8479711</text:p>
          </table:table-cell>
          <table:table-cell table:formula="of:=[.A532]/1000/(60*60*24)" office:value-type="time" office:time-value="PT02H21M19.711S" calcext:value-type="time">
            <text:p>02:2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98.91" calcext:value-type="float">
            <text:p>298.91</text:p>
          </table:table-cell>
          <table:table-cell office:value-type="float" office:value="377.83" calcext:value-type="float">
            <text:p>377.83</text:p>
          </table:table-cell>
        </table:table-row>
        <table:table-row table:style-name="ro1">
          <table:table-cell office:value-type="float" office:value="8495711" calcext:value-type="float">
            <text:p>8495711</text:p>
          </table:table-cell>
          <table:table-cell table:formula="of:=[.A533]/1000/(60*60*24)" office:value-type="time" office:time-value="PT02H21M35.711S" calcext:value-type="time">
            <text:p>02:2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99.46" calcext:value-type="float">
            <text:p>299.46</text:p>
          </table:table-cell>
          <table:table-cell office:value-type="float" office:value="378.52" calcext:value-type="float">
            <text:p>378.52</text:p>
          </table:table-cell>
        </table:table-row>
        <table:table-row table:style-name="ro1">
          <table:table-cell office:value-type="float" office:value="8511711" calcext:value-type="float">
            <text:p>8511711</text:p>
          </table:table-cell>
          <table:table-cell table:formula="of:=[.A534]/1000/(60*60*24)" office:value-type="time" office:time-value="PT02H21M51.711S" calcext:value-type="time">
            <text:p>02:2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0.02" calcext:value-type="float">
            <text:p>300.02</text:p>
          </table:table-cell>
          <table:table-cell office:value-type="float" office:value="379.21" calcext:value-type="float">
            <text:p>379.21</text:p>
          </table:table-cell>
        </table:table-row>
        <table:table-row table:style-name="ro1">
          <table:table-cell office:value-type="float" office:value="8527711" calcext:value-type="float">
            <text:p>8527711</text:p>
          </table:table-cell>
          <table:table-cell table:formula="of:=[.A535]/1000/(60*60*24)" office:value-type="time" office:time-value="PT02H22M07.711S" calcext:value-type="time">
            <text:p>02:2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00.57" calcext:value-type="float">
            <text:p>300.57</text:p>
          </table:table-cell>
          <table:table-cell office:value-type="float" office:value="379.9" calcext:value-type="float">
            <text:p>379.9</text:p>
          </table:table-cell>
        </table:table-row>
        <table:table-row table:style-name="ro1">
          <table:table-cell office:value-type="float" office:value="8543711" calcext:value-type="float">
            <text:p>8543711</text:p>
          </table:table-cell>
          <table:table-cell table:formula="of:=[.A536]/1000/(60*60*24)" office:value-type="time" office:time-value="PT02H22M23.711S" calcext:value-type="time">
            <text:p>02:2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1.13" calcext:value-type="float">
            <text:p>301.13</text:p>
          </table:table-cell>
          <table:table-cell office:value-type="float" office:value="380.59" calcext:value-type="float">
            <text:p>380.59</text:p>
          </table:table-cell>
        </table:table-row>
        <table:table-row table:style-name="ro1">
          <table:table-cell office:value-type="float" office:value="8559711" calcext:value-type="float">
            <text:p>8559711</text:p>
          </table:table-cell>
          <table:table-cell table:formula="of:=[.A537]/1000/(60*60*24)" office:value-type="time" office:time-value="PT02H22M39.711S" calcext:value-type="time">
            <text:p>02:2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1.68" calcext:value-type="float">
            <text:p>301.68</text:p>
          </table:table-cell>
          <table:table-cell office:value-type="float" office:value="381.28" calcext:value-type="float">
            <text:p>381.28</text:p>
          </table:table-cell>
        </table:table-row>
        <table:table-row table:style-name="ro1">
          <table:table-cell office:value-type="float" office:value="8575711" calcext:value-type="float">
            <text:p>8575711</text:p>
          </table:table-cell>
          <table:table-cell table:formula="of:=[.A538]/1000/(60*60*24)" office:value-type="time" office:time-value="PT02H22M55.711S" calcext:value-type="time">
            <text:p>02:2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302.24" calcext:value-type="float">
            <text:p>302.24</text:p>
          </table:table-cell>
          <table:table-cell office:value-type="float" office:value="381.97" calcext:value-type="float">
            <text:p>381.97</text:p>
          </table:table-cell>
        </table:table-row>
        <table:table-row table:style-name="ro1">
          <table:table-cell office:value-type="float" office:value="8591711" calcext:value-type="float">
            <text:p>8591711</text:p>
          </table:table-cell>
          <table:table-cell table:formula="of:=[.A539]/1000/(60*60*24)" office:value-type="time" office:time-value="PT02H23M11.711S" calcext:value-type="time">
            <text:p>02:2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302.79" calcext:value-type="float">
            <text:p>302.79</text:p>
          </table:table-cell>
          <table:table-cell office:value-type="float" office:value="382.66" calcext:value-type="float">
            <text:p>382.66</text:p>
          </table:table-cell>
        </table:table-row>
        <table:table-row table:style-name="ro1">
          <table:table-cell office:value-type="float" office:value="8607711" calcext:value-type="float">
            <text:p>8607711</text:p>
          </table:table-cell>
          <table:table-cell table:formula="of:=[.A540]/1000/(60*60*24)" office:value-type="time" office:time-value="PT02H23M27.711S" calcext:value-type="time">
            <text:p>02:2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3.35" calcext:value-type="float">
            <text:p>303.35</text:p>
          </table:table-cell>
          <table:table-cell office:value-type="float" office:value="383.35" calcext:value-type="float">
            <text:p>383.35</text:p>
          </table:table-cell>
        </table:table-row>
        <table:table-row table:style-name="ro1">
          <table:table-cell office:value-type="float" office:value="8623711" calcext:value-type="float">
            <text:p>8623711</text:p>
          </table:table-cell>
          <table:table-cell table:formula="of:=[.A541]/1000/(60*60*24)" office:value-type="time" office:time-value="PT02H23M43.711S" calcext:value-type="time">
            <text:p>02:2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3.9" calcext:value-type="float">
            <text:p>303.9</text:p>
          </table:table-cell>
          <table:table-cell office:value-type="float" office:value="384.03" calcext:value-type="float">
            <text:p>384.03</text:p>
          </table:table-cell>
        </table:table-row>
        <table:table-row table:style-name="ro1">
          <table:table-cell office:value-type="float" office:value="8639711" calcext:value-type="float">
            <text:p>8639711</text:p>
          </table:table-cell>
          <table:table-cell table:formula="of:=[.A542]/1000/(60*60*24)" office:value-type="time" office:time-value="PT02H23M59.711S" calcext:value-type="time">
            <text:p>02:2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4.46" calcext:value-type="float">
            <text:p>304.46</text:p>
          </table:table-cell>
          <table:table-cell office:value-type="float" office:value="384.72" calcext:value-type="float">
            <text:p>384.72</text:p>
          </table:table-cell>
        </table:table-row>
        <table:table-row table:style-name="ro1">
          <table:table-cell office:value-type="float" office:value="8655711" calcext:value-type="float">
            <text:p>8655711</text:p>
          </table:table-cell>
          <table:table-cell table:formula="of:=[.A543]/1000/(60*60*24)" office:value-type="time" office:time-value="PT02H24M15.711S" calcext:value-type="time">
            <text:p>02:2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5.01" calcext:value-type="float">
            <text:p>305.01</text:p>
          </table:table-cell>
          <table:table-cell office:value-type="float" office:value="385.41" calcext:value-type="float">
            <text:p>385.41</text:p>
          </table:table-cell>
        </table:table-row>
        <table:table-row table:style-name="ro1">
          <table:table-cell office:value-type="float" office:value="8671711" calcext:value-type="float">
            <text:p>8671711</text:p>
          </table:table-cell>
          <table:table-cell table:formula="of:=[.A544]/1000/(60*60*24)" office:value-type="time" office:time-value="PT02H24M31.711S" calcext:value-type="time">
            <text:p>02:2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5.57" calcext:value-type="float">
            <text:p>305.57</text:p>
          </table:table-cell>
          <table:table-cell office:value-type="float" office:value="386.1" calcext:value-type="float">
            <text:p>386.1</text:p>
          </table:table-cell>
        </table:table-row>
        <table:table-row table:style-name="ro1">
          <table:table-cell office:value-type="float" office:value="8687711" calcext:value-type="float">
            <text:p>8687711</text:p>
          </table:table-cell>
          <table:table-cell table:formula="of:=[.A545]/1000/(60*60*24)" office:value-type="time" office:time-value="PT02H24M47.711S" calcext:value-type="time">
            <text:p>02:2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6.12" calcext:value-type="float">
            <text:p>306.12</text:p>
          </table:table-cell>
          <table:table-cell office:value-type="float" office:value="386.79" calcext:value-type="float">
            <text:p>386.79</text:p>
          </table:table-cell>
        </table:table-row>
        <table:table-row table:style-name="ro1">
          <table:table-cell office:value-type="float" office:value="8703711" calcext:value-type="float">
            <text:p>8703711</text:p>
          </table:table-cell>
          <table:table-cell table:formula="of:=[.A546]/1000/(60*60*24)" office:value-type="time" office:time-value="PT02H25M03.711S" calcext:value-type="time">
            <text:p>02:2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6.68" calcext:value-type="float">
            <text:p>306.68</text:p>
          </table:table-cell>
          <table:table-cell office:value-type="float" office:value="387.48" calcext:value-type="float">
            <text:p>387.48</text:p>
          </table:table-cell>
        </table:table-row>
        <table:table-row table:style-name="ro1">
          <table:table-cell office:value-type="float" office:value="8719711" calcext:value-type="float">
            <text:p>8719711</text:p>
          </table:table-cell>
          <table:table-cell table:formula="of:=[.A547]/1000/(60*60*24)" office:value-type="time" office:time-value="PT02H25M19.711S" calcext:value-type="time">
            <text:p>02:2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7.23" calcext:value-type="float">
            <text:p>307.23</text:p>
          </table:table-cell>
          <table:table-cell office:value-type="float" office:value="388.16" calcext:value-type="float">
            <text:p>388.16</text:p>
          </table:table-cell>
        </table:table-row>
        <table:table-row table:style-name="ro1">
          <table:table-cell office:value-type="float" office:value="8735711" calcext:value-type="float">
            <text:p>8735711</text:p>
          </table:table-cell>
          <table:table-cell table:formula="of:=[.A548]/1000/(60*60*24)" office:value-type="time" office:time-value="PT02H25M35.711S" calcext:value-type="time">
            <text:p>02:2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7.79" calcext:value-type="float">
            <text:p>307.79</text:p>
          </table:table-cell>
          <table:table-cell office:value-type="float" office:value="388.85" calcext:value-type="float">
            <text:p>388.85</text:p>
          </table:table-cell>
        </table:table-row>
        <table:table-row table:style-name="ro1">
          <table:table-cell office:value-type="float" office:value="8751711" calcext:value-type="float">
            <text:p>8751711</text:p>
          </table:table-cell>
          <table:table-cell table:formula="of:=[.A549]/1000/(60*60*24)" office:value-type="time" office:time-value="PT02H25M51.711S" calcext:value-type="time">
            <text:p>02:2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08.34" calcext:value-type="float">
            <text:p>308.34</text:p>
          </table:table-cell>
          <table:table-cell office:value-type="float" office:value="389.54" calcext:value-type="float">
            <text:p>389.54</text:p>
          </table:table-cell>
        </table:table-row>
        <table:table-row table:style-name="ro1">
          <table:table-cell office:value-type="float" office:value="8767711" calcext:value-type="float">
            <text:p>8767711</text:p>
          </table:table-cell>
          <table:table-cell table:formula="of:=[.A550]/1000/(60*60*24)" office:value-type="time" office:time-value="PT02H26M07.711S" calcext:value-type="time">
            <text:p>02:2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8.9" calcext:value-type="float">
            <text:p>308.9</text:p>
          </table:table-cell>
          <table:table-cell office:value-type="float" office:value="390.23" calcext:value-type="float">
            <text:p>390.23</text:p>
          </table:table-cell>
        </table:table-row>
        <table:table-row table:style-name="ro1">
          <table:table-cell office:value-type="float" office:value="8783711" calcext:value-type="float">
            <text:p>8783711</text:p>
          </table:table-cell>
          <table:table-cell table:formula="of:=[.A551]/1000/(60*60*24)" office:value-type="time" office:time-value="PT02H26M23.711S" calcext:value-type="time">
            <text:p>02:2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09.45" calcext:value-type="float">
            <text:p>309.45</text:p>
          </table:table-cell>
          <table:table-cell office:value-type="float" office:value="390.92" calcext:value-type="float">
            <text:p>390.92</text:p>
          </table:table-cell>
        </table:table-row>
        <table:table-row table:style-name="ro1">
          <table:table-cell office:value-type="float" office:value="8799711" calcext:value-type="float">
            <text:p>8799711</text:p>
          </table:table-cell>
          <table:table-cell table:formula="of:=[.A552]/1000/(60*60*24)" office:value-type="time" office:time-value="PT02H26M39.711S" calcext:value-type="time">
            <text:p>02:2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10" calcext:value-type="float">
            <text:p>310</text:p>
          </table:table-cell>
          <table:table-cell office:value-type="float" office:value="391.6" calcext:value-type="float">
            <text:p>391.6</text:p>
          </table:table-cell>
        </table:table-row>
        <table:table-row table:style-name="ro1">
          <table:table-cell office:value-type="float" office:value="8815711" calcext:value-type="float">
            <text:p>8815711</text:p>
          </table:table-cell>
          <table:table-cell table:formula="of:=[.A553]/1000/(60*60*24)" office:value-type="time" office:time-value="PT02H26M55.711S" calcext:value-type="time">
            <text:p>02:26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10.56" calcext:value-type="float">
            <text:p>310.56</text:p>
          </table:table-cell>
          <table:table-cell office:value-type="float" office:value="392.29" calcext:value-type="float">
            <text:p>392.29</text:p>
          </table:table-cell>
        </table:table-row>
        <table:table-row table:style-name="ro1">
          <table:table-cell office:value-type="float" office:value="8831711" calcext:value-type="float">
            <text:p>8831711</text:p>
          </table:table-cell>
          <table:table-cell table:formula="of:=[.A554]/1000/(60*60*24)" office:value-type="time" office:time-value="PT02H27M11.711S" calcext:value-type="time">
            <text:p>02:2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1.11" calcext:value-type="float">
            <text:p>311.11</text:p>
          </table:table-cell>
          <table:table-cell office:value-type="float" office:value="392.98" calcext:value-type="float">
            <text:p>392.98</text:p>
          </table:table-cell>
        </table:table-row>
        <table:table-row table:style-name="ro1">
          <table:table-cell office:value-type="float" office:value="8847711" calcext:value-type="float">
            <text:p>8847711</text:p>
          </table:table-cell>
          <table:table-cell table:formula="of:=[.A555]/1000/(60*60*24)" office:value-type="time" office:time-value="PT02H27M27.711S" calcext:value-type="time">
            <text:p>02:2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11.67" calcext:value-type="float">
            <text:p>311.67</text:p>
          </table:table-cell>
          <table:table-cell office:value-type="float" office:value="393.67" calcext:value-type="float">
            <text:p>393.67</text:p>
          </table:table-cell>
        </table:table-row>
        <table:table-row table:style-name="ro1">
          <table:table-cell office:value-type="float" office:value="8863711" calcext:value-type="float">
            <text:p>8863711</text:p>
          </table:table-cell>
          <table:table-cell table:formula="of:=[.A556]/1000/(60*60*24)" office:value-type="time" office:time-value="PT02H27M43.711S" calcext:value-type="time">
            <text:p>02:27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2.22" calcext:value-type="float">
            <text:p>312.22</text:p>
          </table:table-cell>
          <table:table-cell office:value-type="float" office:value="394.36" calcext:value-type="float">
            <text:p>394.36</text:p>
          </table:table-cell>
        </table:table-row>
        <table:table-row table:style-name="ro1">
          <table:table-cell office:value-type="float" office:value="8879711" calcext:value-type="float">
            <text:p>8879711</text:p>
          </table:table-cell>
          <table:table-cell table:formula="of:=[.A557]/1000/(60*60*24)" office:value-type="time" office:time-value="PT02H27M59.711S" calcext:value-type="time">
            <text:p>02:28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12.78" calcext:value-type="float">
            <text:p>312.78</text:p>
          </table:table-cell>
          <table:table-cell office:value-type="float" office:value="395.04" calcext:value-type="float">
            <text:p>395.04</text:p>
          </table:table-cell>
        </table:table-row>
        <table:table-row table:style-name="ro1">
          <table:table-cell office:value-type="float" office:value="8895711" calcext:value-type="float">
            <text:p>8895711</text:p>
          </table:table-cell>
          <table:table-cell table:formula="of:=[.A558]/1000/(60*60*24)" office:value-type="time" office:time-value="PT02H28M15.711S" calcext:value-type="time">
            <text:p>02:28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3.33" calcext:value-type="float">
            <text:p>313.33</text:p>
          </table:table-cell>
          <table:table-cell office:value-type="float" office:value="395.73" calcext:value-type="float">
            <text:p>395.73</text:p>
          </table:table-cell>
        </table:table-row>
        <table:table-row table:style-name="ro1">
          <table:table-cell office:value-type="float" office:value="8911711" calcext:value-type="float">
            <text:p>8911711</text:p>
          </table:table-cell>
          <table:table-cell table:formula="of:=[.A559]/1000/(60*60*24)" office:value-type="time" office:time-value="PT02H28M31.711S" calcext:value-type="time">
            <text:p>02:2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313.89" calcext:value-type="float">
            <text:p>313.89</text:p>
          </table:table-cell>
          <table:table-cell office:value-type="float" office:value="396.42" calcext:value-type="float">
            <text:p>396.42</text:p>
          </table:table-cell>
        </table:table-row>
        <table:table-row table:style-name="ro1">
          <table:table-cell office:value-type="float" office:value="8927711" calcext:value-type="float">
            <text:p>8927711</text:p>
          </table:table-cell>
          <table:table-cell table:formula="of:=[.A560]/1000/(60*60*24)" office:value-type="time" office:time-value="PT02H28M47.711S" calcext:value-type="time">
            <text:p>02:28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4.44" calcext:value-type="float">
            <text:p>314.44</text:p>
          </table:table-cell>
          <table:table-cell office:value-type="float" office:value="397.11" calcext:value-type="float">
            <text:p>397.11</text:p>
          </table:table-cell>
        </table:table-row>
        <table:table-row table:style-name="ro1">
          <table:table-cell office:value-type="float" office:value="8943711" calcext:value-type="float">
            <text:p>8943711</text:p>
          </table:table-cell>
          <table:table-cell table:formula="of:=[.A561]/1000/(60*60*24)" office:value-type="time" office:time-value="PT02H29M03.711S" calcext:value-type="time">
            <text:p>02:2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4.99" calcext:value-type="float">
            <text:p>314.99</text:p>
          </table:table-cell>
          <table:table-cell office:value-type="float" office:value="397.8" calcext:value-type="float">
            <text:p>397.8</text:p>
          </table:table-cell>
        </table:table-row>
        <table:table-row table:style-name="ro1">
          <table:table-cell office:value-type="float" office:value="8959711" calcext:value-type="float">
            <text:p>8959711</text:p>
          </table:table-cell>
          <table:table-cell table:formula="of:=[.A562]/1000/(60*60*24)" office:value-type="time" office:time-value="PT02H29M19.711S" calcext:value-type="time">
            <text:p>02:2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5.55" calcext:value-type="float">
            <text:p>315.55</text:p>
          </table:table-cell>
          <table:table-cell office:value-type="float" office:value="398.48" calcext:value-type="float">
            <text:p>398.48</text:p>
          </table:table-cell>
        </table:table-row>
        <table:table-row table:style-name="ro1">
          <table:table-cell office:value-type="float" office:value="8975711" calcext:value-type="float">
            <text:p>8975711</text:p>
          </table:table-cell>
          <table:table-cell table:formula="of:=[.A563]/1000/(60*60*24)" office:value-type="time" office:time-value="PT02H29M35.711S" calcext:value-type="time">
            <text:p>02:2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6.1" calcext:value-type="float">
            <text:p>316.1</text:p>
          </table:table-cell>
          <table:table-cell office:value-type="float" office:value="399.17" calcext:value-type="float">
            <text:p>399.17</text:p>
          </table:table-cell>
        </table:table-row>
        <table:table-row table:style-name="ro1">
          <table:table-cell office:value-type="float" office:value="8991711" calcext:value-type="float">
            <text:p>8991711</text:p>
          </table:table-cell>
          <table:table-cell table:formula="of:=[.A564]/1000/(60*60*24)" office:value-type="time" office:time-value="PT02H29M51.711S" calcext:value-type="time">
            <text:p>02:2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6.66" calcext:value-type="float">
            <text:p>316.66</text:p>
          </table:table-cell>
          <table:table-cell office:value-type="float" office:value="399.86" calcext:value-type="float">
            <text:p>399.86</text:p>
          </table:table-cell>
        </table:table-row>
        <table:table-row table:style-name="ro1">
          <table:table-cell office:value-type="float" office:value="9007711" calcext:value-type="float">
            <text:p>9007711</text:p>
          </table:table-cell>
          <table:table-cell table:formula="of:=[.A565]/1000/(60*60*24)" office:value-type="time" office:time-value="PT02H30M07.711S" calcext:value-type="time">
            <text:p>02:3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7.21" calcext:value-type="float">
            <text:p>317.21</text:p>
          </table:table-cell>
          <table:table-cell office:value-type="float" office:value="400.55" calcext:value-type="float">
            <text:p>400.55</text:p>
          </table:table-cell>
        </table:table-row>
        <table:table-row table:style-name="ro1">
          <table:table-cell office:value-type="float" office:value="9023710" calcext:value-type="float">
            <text:p>9023710</text:p>
          </table:table-cell>
          <table:table-cell table:formula="of:=[.A566]/1000/(60*60*24)" office:value-type="time" office:time-value="PT02H30M23.71S" calcext:value-type="time">
            <text:p>02:3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7.76" calcext:value-type="float">
            <text:p>317.76</text:p>
          </table:table-cell>
          <table:table-cell office:value-type="float" office:value="401.23" calcext:value-type="float">
            <text:p>401.23</text:p>
          </table:table-cell>
        </table:table-row>
        <table:table-row table:style-name="ro1">
          <table:table-cell office:value-type="float" office:value="9039711" calcext:value-type="float">
            <text:p>9039711</text:p>
          </table:table-cell>
          <table:table-cell table:formula="of:=[.A567]/1000/(60*60*24)" office:value-type="time" office:time-value="PT02H30M39.711S" calcext:value-type="time">
            <text:p>02:30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8.32" calcext:value-type="float">
            <text:p>318.32</text:p>
          </table:table-cell>
          <table:table-cell office:value-type="float" office:value="401.92" calcext:value-type="float">
            <text:p>401.92</text:p>
          </table:table-cell>
        </table:table-row>
        <table:table-row table:style-name="ro1">
          <table:table-cell office:value-type="float" office:value="9055711" calcext:value-type="float">
            <text:p>9055711</text:p>
          </table:table-cell>
          <table:table-cell table:formula="of:=[.A568]/1000/(60*60*24)" office:value-type="time" office:time-value="PT02H30M55.711S" calcext:value-type="time">
            <text:p>02:3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8.87" calcext:value-type="float">
            <text:p>318.87</text:p>
          </table:table-cell>
          <table:table-cell office:value-type="float" office:value="402.61" calcext:value-type="float">
            <text:p>402.61</text:p>
          </table:table-cell>
        </table:table-row>
        <table:table-row table:style-name="ro1">
          <table:table-cell office:value-type="float" office:value="9071711" calcext:value-type="float">
            <text:p>9071711</text:p>
          </table:table-cell>
          <table:table-cell table:formula="of:=[.A569]/1000/(60*60*24)" office:value-type="time" office:time-value="PT02H31M11.711S" calcext:value-type="time">
            <text:p>02:3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19.43" calcext:value-type="float">
            <text:p>319.43</text:p>
          </table:table-cell>
          <table:table-cell office:value-type="float" office:value="403.3" calcext:value-type="float">
            <text:p>403.3</text:p>
          </table:table-cell>
        </table:table-row>
        <table:table-row table:style-name="ro1">
          <table:table-cell office:value-type="float" office:value="9087711" calcext:value-type="float">
            <text:p>9087711</text:p>
          </table:table-cell>
          <table:table-cell table:formula="of:=[.A570]/1000/(60*60*24)" office:value-type="time" office:time-value="PT02H31M27.711S" calcext:value-type="time">
            <text:p>02:3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19.98" calcext:value-type="float">
            <text:p>319.98</text:p>
          </table:table-cell>
          <table:table-cell office:value-type="float" office:value="403.98" calcext:value-type="float">
            <text:p>403.98</text:p>
          </table:table-cell>
        </table:table-row>
        <table:table-row table:style-name="ro1">
          <table:table-cell office:value-type="float" office:value="9103711" calcext:value-type="float">
            <text:p>9103711</text:p>
          </table:table-cell>
          <table:table-cell table:formula="of:=[.A571]/1000/(60*60*24)" office:value-type="time" office:time-value="PT02H31M43.711S" calcext:value-type="time">
            <text:p>02:3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20.54" calcext:value-type="float">
            <text:p>320.54</text:p>
          </table:table-cell>
          <table:table-cell office:value-type="float" office:value="404.67" calcext:value-type="float">
            <text:p>404.67</text:p>
          </table:table-cell>
        </table:table-row>
        <table:table-row table:style-name="ro1">
          <table:table-cell office:value-type="float" office:value="9119711" calcext:value-type="float">
            <text:p>9119711</text:p>
          </table:table-cell>
          <table:table-cell table:formula="of:=[.A572]/1000/(60*60*24)" office:value-type="time" office:time-value="PT02H31M59.711S" calcext:value-type="time">
            <text:p>02:3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21.09" calcext:value-type="float">
            <text:p>321.09</text:p>
          </table:table-cell>
          <table:table-cell office:value-type="float" office:value="405.36" calcext:value-type="float">
            <text:p>405.36</text:p>
          </table:table-cell>
        </table:table-row>
        <table:table-row table:style-name="ro1">
          <table:table-cell office:value-type="float" office:value="9135711" calcext:value-type="float">
            <text:p>9135711</text:p>
          </table:table-cell>
          <table:table-cell table:formula="of:=[.A573]/1000/(60*60*24)" office:value-type="time" office:time-value="PT02H32M15.711S" calcext:value-type="time">
            <text:p>02:3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1.64" calcext:value-type="float">
            <text:p>321.64</text:p>
          </table:table-cell>
          <table:table-cell office:value-type="float" office:value="406.05" calcext:value-type="float">
            <text:p>406.05</text:p>
          </table:table-cell>
        </table:table-row>
        <table:table-row table:style-name="ro1">
          <table:table-cell office:value-type="float" office:value="9151711" calcext:value-type="float">
            <text:p>9151711</text:p>
          </table:table-cell>
          <table:table-cell table:formula="of:=[.A574]/1000/(60*60*24)" office:value-type="time" office:time-value="PT02H32M31.711S" calcext:value-type="time">
            <text:p>02:3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2.2" calcext:value-type="float">
            <text:p>322.2</text:p>
          </table:table-cell>
          <table:table-cell office:value-type="float" office:value="406.73" calcext:value-type="float">
            <text:p>406.73</text:p>
          </table:table-cell>
        </table:table-row>
        <table:table-row table:style-name="ro1">
          <table:table-cell office:value-type="float" office:value="9167711" calcext:value-type="float">
            <text:p>9167711</text:p>
          </table:table-cell>
          <table:table-cell table:formula="of:=[.A575]/1000/(60*60*24)" office:value-type="time" office:time-value="PT02H32M47.711S" calcext:value-type="time">
            <text:p>02:3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2.75" calcext:value-type="float">
            <text:p>322.75</text:p>
          </table:table-cell>
          <table:table-cell office:value-type="float" office:value="407.42" calcext:value-type="float">
            <text:p>407.42</text:p>
          </table:table-cell>
        </table:table-row>
        <table:table-row table:style-name="ro1">
          <table:table-cell office:value-type="float" office:value="9183711" calcext:value-type="float">
            <text:p>9183711</text:p>
          </table:table-cell>
          <table:table-cell table:formula="of:=[.A576]/1000/(60*60*24)" office:value-type="time" office:time-value="PT02H33M03.711S" calcext:value-type="time">
            <text:p>02:3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3.31" calcext:value-type="float">
            <text:p>323.31</text:p>
          </table:table-cell>
          <table:table-cell office:value-type="float" office:value="408.11" calcext:value-type="float">
            <text:p>408.11</text:p>
          </table:table-cell>
        </table:table-row>
        <table:table-row table:style-name="ro1">
          <table:table-cell office:value-type="float" office:value="9199711" calcext:value-type="float">
            <text:p>9199711</text:p>
          </table:table-cell>
          <table:table-cell table:formula="of:=[.A577]/1000/(60*60*24)" office:value-type="time" office:time-value="PT02H33M19.711S" calcext:value-type="time">
            <text:p>02:3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23.86" calcext:value-type="float">
            <text:p>323.86</text:p>
          </table:table-cell>
          <table:table-cell office:value-type="float" office:value="408.79" calcext:value-type="float">
            <text:p>408.79</text:p>
          </table:table-cell>
        </table:table-row>
        <table:table-row table:style-name="ro1">
          <table:table-cell office:value-type="float" office:value="9215711" calcext:value-type="float">
            <text:p>9215711</text:p>
          </table:table-cell>
          <table:table-cell table:formula="of:=[.A578]/1000/(60*60*24)" office:value-type="time" office:time-value="PT02H33M35.711S" calcext:value-type="time">
            <text:p>02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24.41" calcext:value-type="float">
            <text:p>324.41</text:p>
          </table:table-cell>
          <table:table-cell office:value-type="float" office:value="409.48" calcext:value-type="float">
            <text:p>409.48</text:p>
          </table:table-cell>
        </table:table-row>
        <table:table-row table:style-name="ro1">
          <table:table-cell office:value-type="float" office:value="9231711" calcext:value-type="float">
            <text:p>9231711</text:p>
          </table:table-cell>
          <table:table-cell table:formula="of:=[.A579]/1000/(60*60*24)" office:value-type="time" office:time-value="PT02H33M51.711S" calcext:value-type="time">
            <text:p>02:3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324.97" calcext:value-type="float">
            <text:p>324.97</text:p>
          </table:table-cell>
          <table:table-cell office:value-type="float" office:value="410.17" calcext:value-type="float">
            <text:p>410.17</text:p>
          </table:table-cell>
        </table:table-row>
        <table:table-row table:style-name="ro1">
          <table:table-cell office:value-type="float" office:value="9247711" calcext:value-type="float">
            <text:p>9247711</text:p>
          </table:table-cell>
          <table:table-cell table:formula="of:=[.A580]/1000/(60*60*24)" office:value-type="time" office:time-value="PT02H34M07.711S" calcext:value-type="time">
            <text:p>02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5.52" calcext:value-type="float">
            <text:p>325.52</text:p>
          </table:table-cell>
          <table:table-cell office:value-type="float" office:value="410.86" calcext:value-type="float">
            <text:p>410.86</text:p>
          </table:table-cell>
        </table:table-row>
        <table:table-row table:style-name="ro1">
          <table:table-cell office:value-type="float" office:value="9263711" calcext:value-type="float">
            <text:p>9263711</text:p>
          </table:table-cell>
          <table:table-cell table:formula="of:=[.A581]/1000/(60*60*24)" office:value-type="time" office:time-value="PT02H34M23.711S" calcext:value-type="time">
            <text:p>02:3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6.07" calcext:value-type="float">
            <text:p>326.07</text:p>
          </table:table-cell>
          <table:table-cell office:value-type="float" office:value="411.54" calcext:value-type="float">
            <text:p>411.54</text:p>
          </table:table-cell>
        </table:table-row>
        <table:table-row table:style-name="ro1">
          <table:table-cell office:value-type="float" office:value="9279711" calcext:value-type="float">
            <text:p>9279711</text:p>
          </table:table-cell>
          <table:table-cell table:formula="of:=[.A582]/1000/(60*60*24)" office:value-type="time" office:time-value="PT02H34M39.711S" calcext:value-type="time">
            <text:p>02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6.63" calcext:value-type="float">
            <text:p>326.63</text:p>
          </table:table-cell>
          <table:table-cell office:value-type="float" office:value="412.23" calcext:value-type="float">
            <text:p>412.23</text:p>
          </table:table-cell>
        </table:table-row>
        <table:table-row table:style-name="ro1">
          <table:table-cell office:value-type="float" office:value="9295711" calcext:value-type="float">
            <text:p>9295711</text:p>
          </table:table-cell>
          <table:table-cell table:formula="of:=[.A583]/1000/(60*60*24)" office:value-type="time" office:time-value="PT02H34M55.711S" calcext:value-type="time">
            <text:p>02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7.18" calcext:value-type="float">
            <text:p>327.18</text:p>
          </table:table-cell>
          <table:table-cell office:value-type="float" office:value="412.92" calcext:value-type="float">
            <text:p>412.92</text:p>
          </table:table-cell>
        </table:table-row>
        <table:table-row table:style-name="ro1">
          <table:table-cell office:value-type="float" office:value="9311711" calcext:value-type="float">
            <text:p>9311711</text:p>
          </table:table-cell>
          <table:table-cell table:formula="of:=[.A584]/1000/(60*60*24)" office:value-type="time" office:time-value="PT02H35M11.711S" calcext:value-type="time">
            <text:p>02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7.74" calcext:value-type="float">
            <text:p>327.74</text:p>
          </table:table-cell>
          <table:table-cell office:value-type="float" office:value="413.6" calcext:value-type="float">
            <text:p>413.6</text:p>
          </table:table-cell>
        </table:table-row>
        <table:table-row table:style-name="ro1">
          <table:table-cell office:value-type="float" office:value="9327711" calcext:value-type="float">
            <text:p>9327711</text:p>
          </table:table-cell>
          <table:table-cell table:formula="of:=[.A585]/1000/(60*60*24)" office:value-type="time" office:time-value="PT02H35M27.711S" calcext:value-type="time">
            <text:p>02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8.29" calcext:value-type="float">
            <text:p>328.29</text:p>
          </table:table-cell>
          <table:table-cell office:value-type="float" office:value="414.29" calcext:value-type="float">
            <text:p>414.29</text:p>
          </table:table-cell>
        </table:table-row>
        <table:table-row table:style-name="ro1">
          <table:table-cell office:value-type="float" office:value="9343711" calcext:value-type="float">
            <text:p>9343711</text:p>
          </table:table-cell>
          <table:table-cell table:formula="of:=[.A586]/1000/(60*60*24)" office:value-type="time" office:time-value="PT02H35M43.711S" calcext:value-type="time">
            <text:p>02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8.84" calcext:value-type="float">
            <text:p>328.84</text:p>
          </table:table-cell>
          <table:table-cell office:value-type="float" office:value="414.98" calcext:value-type="float">
            <text:p>414.98</text:p>
          </table:table-cell>
        </table:table-row>
        <table:table-row table:style-name="ro1">
          <table:table-cell office:value-type="float" office:value="9359711" calcext:value-type="float">
            <text:p>9359711</text:p>
          </table:table-cell>
          <table:table-cell table:formula="of:=[.A587]/1000/(60*60*24)" office:value-type="time" office:time-value="PT02H35M59.711S" calcext:value-type="time">
            <text:p>02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9.4" calcext:value-type="float">
            <text:p>329.4</text:p>
          </table:table-cell>
          <table:table-cell office:value-type="float" office:value="415.66" calcext:value-type="float">
            <text:p>415.66</text:p>
          </table:table-cell>
        </table:table-row>
        <table:table-row table:style-name="ro1">
          <table:table-cell office:value-type="float" office:value="9375711" calcext:value-type="float">
            <text:p>9375711</text:p>
          </table:table-cell>
          <table:table-cell table:formula="of:=[.A588]/1000/(60*60*24)" office:value-type="time" office:time-value="PT02H36M15.711S" calcext:value-type="time">
            <text:p>02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29.95" calcext:value-type="float">
            <text:p>329.95</text:p>
          </table:table-cell>
          <table:table-cell office:value-type="float" office:value="416.35" calcext:value-type="float">
            <text:p>416.35</text:p>
          </table:table-cell>
        </table:table-row>
        <table:table-row table:style-name="ro1">
          <table:table-cell office:value-type="float" office:value="9391711" calcext:value-type="float">
            <text:p>9391711</text:p>
          </table:table-cell>
          <table:table-cell table:formula="of:=[.A589]/1000/(60*60*24)" office:value-type="time" office:time-value="PT02H36M31.711S" calcext:value-type="time">
            <text:p>02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330.5" calcext:value-type="float">
            <text:p>330.5</text:p>
          </table:table-cell>
          <table:table-cell office:value-type="float" office:value="417.04" calcext:value-type="float">
            <text:p>417.04</text:p>
          </table:table-cell>
        </table:table-row>
        <table:table-row table:style-name="ro1">
          <table:table-cell office:value-type="float" office:value="9407711" calcext:value-type="float">
            <text:p>9407711</text:p>
          </table:table-cell>
          <table:table-cell table:formula="of:=[.A590]/1000/(60*60*24)" office:value-type="time" office:time-value="PT02H36M47.711S" calcext:value-type="time">
            <text:p>02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31.06" calcext:value-type="float">
            <text:p>331.06</text:p>
          </table:table-cell>
          <table:table-cell office:value-type="float" office:value="417.72" calcext:value-type="float">
            <text:p>417.72</text:p>
          </table:table-cell>
        </table:table-row>
        <table:table-row table:style-name="ro1">
          <table:table-cell office:value-type="float" office:value="9423711" calcext:value-type="float">
            <text:p>9423711</text:p>
          </table:table-cell>
          <table:table-cell table:formula="of:=[.A591]/1000/(60*60*24)" office:value-type="time" office:time-value="PT02H37M03.711S" calcext:value-type="time">
            <text:p>02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31.61" calcext:value-type="float">
            <text:p>331.61</text:p>
          </table:table-cell>
          <table:table-cell office:value-type="float" office:value="418.41" calcext:value-type="float">
            <text:p>418.41</text:p>
          </table:table-cell>
        </table:table-row>
        <table:table-row table:style-name="ro1">
          <table:table-cell office:value-type="float" office:value="9439711" calcext:value-type="float">
            <text:p>9439711</text:p>
          </table:table-cell>
          <table:table-cell table:formula="of:=[.A592]/1000/(60*60*24)" office:value-type="time" office:time-value="PT02H37M19.711S" calcext:value-type="time">
            <text:p>02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32.16" calcext:value-type="float">
            <text:p>332.16</text:p>
          </table:table-cell>
          <table:table-cell office:value-type="float" office:value="419.1" calcext:value-type="float">
            <text:p>419.1</text:p>
          </table:table-cell>
        </table:table-row>
        <table:table-row table:style-name="ro1">
          <table:table-cell office:value-type="float" office:value="9455711" calcext:value-type="float">
            <text:p>9455711</text:p>
          </table:table-cell>
          <table:table-cell table:formula="of:=[.A593]/1000/(60*60*24)" office:value-type="time" office:time-value="PT02H37M35.711S" calcext:value-type="time">
            <text:p>02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332.72" calcext:value-type="float">
            <text:p>332.72</text:p>
          </table:table-cell>
          <table:table-cell office:value-type="float" office:value="419.78" calcext:value-type="float">
            <text:p>419.78</text:p>
          </table:table-cell>
        </table:table-row>
        <table:table-row table:style-name="ro1">
          <table:table-cell office:value-type="float" office:value="9471711" calcext:value-type="float">
            <text:p>9471711</text:p>
          </table:table-cell>
          <table:table-cell table:formula="of:=[.A594]/1000/(60*60*24)" office:value-type="time" office:time-value="PT02H37M51.711S" calcext:value-type="time">
            <text:p>02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333.27" calcext:value-type="float">
            <text:p>333.27</text:p>
          </table:table-cell>
          <table:table-cell office:value-type="float" office:value="420.47" calcext:value-type="float">
            <text:p>420.47</text:p>
          </table:table-cell>
        </table:table-row>
        <table:table-row table:style-name="ro1">
          <table:table-cell office:value-type="float" office:value="9487711" calcext:value-type="float">
            <text:p>9487711</text:p>
          </table:table-cell>
          <table:table-cell table:formula="of:=[.A595]/1000/(60*60*24)" office:value-type="time" office:time-value="PT02H38M07.711S" calcext:value-type="time">
            <text:p>02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333.82" calcext:value-type="float">
            <text:p>333.82</text:p>
          </table:table-cell>
          <table:table-cell office:value-type="float" office:value="421.16" calcext:value-type="float">
            <text:p>421.16</text:p>
          </table:table-cell>
        </table:table-row>
        <table:table-row table:style-name="ro1">
          <table:table-cell office:value-type="float" office:value="9503711" calcext:value-type="float">
            <text:p>9503711</text:p>
          </table:table-cell>
          <table:table-cell table:formula="of:=[.A596]/1000/(60*60*24)" office:value-type="time" office:time-value="PT02H38M23.711S" calcext:value-type="time">
            <text:p>02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34.38" calcext:value-type="float">
            <text:p>334.38</text:p>
          </table:table-cell>
          <table:table-cell office:value-type="float" office:value="421.84" calcext:value-type="float">
            <text:p>421.84</text:p>
          </table:table-cell>
        </table:table-row>
        <table:table-row table:style-name="ro1">
          <table:table-cell office:value-type="float" office:value="9519710" calcext:value-type="float">
            <text:p>9519710</text:p>
          </table:table-cell>
          <table:table-cell table:formula="of:=[.A597]/1000/(60*60*24)" office:value-type="time" office:time-value="PT02H38M39.71S" calcext:value-type="time">
            <text:p>02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34.93" calcext:value-type="float">
            <text:p>334.93</text:p>
          </table:table-cell>
          <table:table-cell office:value-type="float" office:value="422.53" calcext:value-type="float">
            <text:p>422.53</text:p>
          </table:table-cell>
        </table:table-row>
        <table:table-row table:style-name="ro1">
          <table:table-cell office:value-type="float" office:value="9535711" calcext:value-type="float">
            <text:p>9535711</text:p>
          </table:table-cell>
          <table:table-cell table:formula="of:=[.A598]/1000/(60*60*24)" office:value-type="time" office:time-value="PT02H38M55.711S" calcext:value-type="time">
            <text:p>02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35.48" calcext:value-type="float">
            <text:p>335.48</text:p>
          </table:table-cell>
          <table:table-cell office:value-type="float" office:value="423.22" calcext:value-type="float">
            <text:p>423.22</text:p>
          </table:table-cell>
        </table:table-row>
        <table:table-row table:style-name="ro1">
          <table:table-cell office:value-type="float" office:value="9551711" calcext:value-type="float">
            <text:p>9551711</text:p>
          </table:table-cell>
          <table:table-cell table:formula="of:=[.A599]/1000/(60*60*24)" office:value-type="time" office:time-value="PT02H39M11.711S" calcext:value-type="time">
            <text:p>02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36.04" calcext:value-type="float">
            <text:p>336.04</text:p>
          </table:table-cell>
          <table:table-cell office:value-type="float" office:value="423.9" calcext:value-type="float">
            <text:p>423.9</text:p>
          </table:table-cell>
        </table:table-row>
        <table:table-row table:style-name="ro1">
          <table:table-cell office:value-type="float" office:value="9567711" calcext:value-type="float">
            <text:p>9567711</text:p>
          </table:table-cell>
          <table:table-cell table:formula="of:=[.A600]/1000/(60*60*24)" office:value-type="time" office:time-value="PT02H39M27.711S" calcext:value-type="time">
            <text:p>02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36.59" calcext:value-type="float">
            <text:p>336.59</text:p>
          </table:table-cell>
          <table:table-cell office:value-type="float" office:value="424.59" calcext:value-type="float">
            <text:p>424.59</text:p>
          </table:table-cell>
        </table:table-row>
        <table:table-row table:style-name="ro1">
          <table:table-cell office:value-type="float" office:value="9583711" calcext:value-type="float">
            <text:p>9583711</text:p>
          </table:table-cell>
          <table:table-cell table:formula="of:=[.A601]/1000/(60*60*24)" office:value-type="time" office:time-value="PT02H39M43.711S" calcext:value-type="time">
            <text:p>02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37.14" calcext:value-type="float">
            <text:p>337.14</text:p>
          </table:table-cell>
          <table:table-cell office:value-type="float" office:value="425.28" calcext:value-type="float">
            <text:p>425.28</text:p>
          </table:table-cell>
        </table:table-row>
        <table:table-row table:style-name="ro1">
          <table:table-cell office:value-type="float" office:value="9599711" calcext:value-type="float">
            <text:p>9599711</text:p>
          </table:table-cell>
          <table:table-cell table:formula="of:=[.A602]/1000/(60*60*24)" office:value-type="time" office:time-value="PT02H39M59.711S" calcext:value-type="time">
            <text:p>02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337.7" calcext:value-type="float">
            <text:p>337.7</text:p>
          </table:table-cell>
          <table:table-cell office:value-type="float" office:value="425.96" calcext:value-type="float">
            <text:p>425.96</text:p>
          </table:table-cell>
        </table:table-row>
        <table:table-row table:style-name="ro1">
          <table:table-cell office:value-type="float" office:value="9615711" calcext:value-type="float">
            <text:p>9615711</text:p>
          </table:table-cell>
          <table:table-cell table:formula="of:=[.A603]/1000/(60*60*24)" office:value-type="time" office:time-value="PT02H40M15.711S" calcext:value-type="time">
            <text:p>02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38.25" calcext:value-type="float">
            <text:p>338.25</text:p>
          </table:table-cell>
          <table:table-cell office:value-type="float" office:value="426.65" calcext:value-type="float">
            <text:p>426.65</text:p>
          </table:table-cell>
        </table:table-row>
        <table:table-row table:style-name="ro1">
          <table:table-cell office:value-type="float" office:value="9631711" calcext:value-type="float">
            <text:p>9631711</text:p>
          </table:table-cell>
          <table:table-cell table:formula="of:=[.A604]/1000/(60*60*24)" office:value-type="time" office:time-value="PT02H40M31.711S" calcext:value-type="time">
            <text:p>02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338.8" calcext:value-type="float">
            <text:p>338.8</text:p>
          </table:table-cell>
          <table:table-cell office:value-type="float" office:value="427.33" calcext:value-type="float">
            <text:p>427.33</text:p>
          </table:table-cell>
        </table:table-row>
        <table:table-row table:style-name="ro1">
          <table:table-cell office:value-type="float" office:value="9647711" calcext:value-type="float">
            <text:p>9647711</text:p>
          </table:table-cell>
          <table:table-cell table:formula="of:=[.A605]/1000/(60*60*24)" office:value-type="time" office:time-value="PT02H40M47.711S" calcext:value-type="time">
            <text:p>02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339.36" calcext:value-type="float">
            <text:p>339.36</text:p>
          </table:table-cell>
          <table:table-cell office:value-type="float" office:value="428.02" calcext:value-type="float">
            <text:p>428.02</text:p>
          </table:table-cell>
        </table:table-row>
        <table:table-row table:style-name="ro1">
          <table:table-cell office:value-type="float" office:value="9663711" calcext:value-type="float">
            <text:p>9663711</text:p>
          </table:table-cell>
          <table:table-cell table:formula="of:=[.A606]/1000/(60*60*24)" office:value-type="time" office:time-value="PT02H41M03.711S" calcext:value-type="time">
            <text:p>02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339.91" calcext:value-type="float">
            <text:p>339.91</text:p>
          </table:table-cell>
          <table:table-cell office:value-type="float" office:value="428.71" calcext:value-type="float">
            <text:p>428.71</text:p>
          </table:table-cell>
        </table:table-row>
        <table:table-row table:style-name="ro1">
          <table:table-cell office:value-type="float" office:value="9679711" calcext:value-type="float">
            <text:p>9679711</text:p>
          </table:table-cell>
          <table:table-cell table:formula="of:=[.A607]/1000/(60*60*24)" office:value-type="time" office:time-value="PT02H41M19.711S" calcext:value-type="time">
            <text:p>02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340.46" calcext:value-type="float">
            <text:p>340.46</text:p>
          </table:table-cell>
          <table:table-cell office:value-type="float" office:value="429.39" calcext:value-type="float">
            <text:p>429.39</text:p>
          </table:table-cell>
        </table:table-row>
        <table:table-row table:style-name="ro1">
          <table:table-cell office:value-type="float" office:value="9695711" calcext:value-type="float">
            <text:p>9695711</text:p>
          </table:table-cell>
          <table:table-cell table:formula="of:=[.A608]/1000/(60*60*24)" office:value-type="time" office:time-value="PT02H41M35.711S" calcext:value-type="time">
            <text:p>02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341.02" calcext:value-type="float">
            <text:p>341.02</text:p>
          </table:table-cell>
          <table:table-cell office:value-type="float" office:value="430.08" calcext:value-type="float">
            <text:p>430.08</text:p>
          </table:table-cell>
        </table:table-row>
        <table:table-row table:style-name="ro1">
          <table:table-cell office:value-type="float" office:value="9711711" calcext:value-type="float">
            <text:p>9711711</text:p>
          </table:table-cell>
          <table:table-cell table:formula="of:=[.A609]/1000/(60*60*24)" office:value-type="time" office:time-value="PT02H41M51.711S" calcext:value-type="time">
            <text:p>02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341.57" calcext:value-type="float">
            <text:p>341.57</text:p>
          </table:table-cell>
          <table:table-cell office:value-type="float" office:value="430.76" calcext:value-type="float">
            <text:p>430.76</text:p>
          </table:table-cell>
        </table:table-row>
        <table:table-row table:style-name="ro1">
          <table:table-cell office:value-type="float" office:value="9727711" calcext:value-type="float">
            <text:p>9727711</text:p>
          </table:table-cell>
          <table:table-cell table:formula="of:=[.A610]/1000/(60*60*24)" office:value-type="time" office:time-value="PT02H42M07.711S" calcext:value-type="time">
            <text:p>02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342.12" calcext:value-type="float">
            <text:p>342.12</text:p>
          </table:table-cell>
          <table:table-cell office:value-type="float" office:value="431.45" calcext:value-type="float">
            <text:p>431.45</text:p>
          </table:table-cell>
        </table:table-row>
        <table:table-row table:style-name="ro1">
          <table:table-cell office:value-type="float" office:value="9743711" calcext:value-type="float">
            <text:p>9743711</text:p>
          </table:table-cell>
          <table:table-cell table:formula="of:=[.A611]/1000/(60*60*24)" office:value-type="time" office:time-value="PT02H42M23.711S" calcext:value-type="time">
            <text:p>02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42.68" calcext:value-type="float">
            <text:p>342.68</text:p>
          </table:table-cell>
          <table:table-cell office:value-type="float" office:value="432.13" calcext:value-type="float">
            <text:p>432.13</text:p>
          </table:table-cell>
        </table:table-row>
        <table:table-row table:style-name="ro1">
          <table:table-cell office:value-type="float" office:value="9759711" calcext:value-type="float">
            <text:p>9759711</text:p>
          </table:table-cell>
          <table:table-cell table:formula="of:=[.A612]/1000/(60*60*24)" office:value-type="time" office:time-value="PT02H42M39.711S" calcext:value-type="time">
            <text:p>02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43.23" calcext:value-type="float">
            <text:p>343.23</text:p>
          </table:table-cell>
          <table:table-cell office:value-type="float" office:value="432.82" calcext:value-type="float">
            <text:p>432.82</text:p>
          </table:table-cell>
        </table:table-row>
        <table:table-row table:style-name="ro1">
          <table:table-cell office:value-type="float" office:value="9775711" calcext:value-type="float">
            <text:p>9775711</text:p>
          </table:table-cell>
          <table:table-cell table:formula="of:=[.A613]/1000/(60*60*24)" office:value-type="time" office:time-value="PT02H42M55.711S" calcext:value-type="time">
            <text:p>02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43.78" calcext:value-type="float">
            <text:p>343.78</text:p>
          </table:table-cell>
          <table:table-cell office:value-type="float" office:value="433.5" calcext:value-type="float">
            <text:p>433.5</text:p>
          </table:table-cell>
        </table:table-row>
        <table:table-row table:style-name="ro1">
          <table:table-cell office:value-type="float" office:value="9791711" calcext:value-type="float">
            <text:p>9791711</text:p>
          </table:table-cell>
          <table:table-cell table:formula="of:=[.A614]/1000/(60*60*24)" office:value-type="time" office:time-value="PT02H43M11.711S" calcext:value-type="time">
            <text:p>02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344.34" calcext:value-type="float">
            <text:p>344.34</text:p>
          </table:table-cell>
          <table:table-cell office:value-type="float" office:value="434.19" calcext:value-type="float">
            <text:p>434.19</text:p>
          </table:table-cell>
        </table:table-row>
        <table:table-row table:style-name="ro1">
          <table:table-cell office:value-type="float" office:value="9807711" calcext:value-type="float">
            <text:p>9807711</text:p>
          </table:table-cell>
          <table:table-cell table:formula="of:=[.A615]/1000/(60*60*24)" office:value-type="time" office:time-value="PT02H43M27.711S" calcext:value-type="time">
            <text:p>02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44.89" calcext:value-type="float">
            <text:p>344.89</text:p>
          </table:table-cell>
          <table:table-cell office:value-type="float" office:value="434.87" calcext:value-type="float">
            <text:p>434.87</text:p>
          </table:table-cell>
        </table:table-row>
        <table:table-row table:style-name="ro1">
          <table:table-cell office:value-type="float" office:value="9823711" calcext:value-type="float">
            <text:p>9823711</text:p>
          </table:table-cell>
          <table:table-cell table:formula="of:=[.A616]/1000/(60*60*24)" office:value-type="time" office:time-value="PT02H43M43.711S" calcext:value-type="time">
            <text:p>02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345.44" calcext:value-type="float">
            <text:p>345.44</text:p>
          </table:table-cell>
          <table:table-cell office:value-type="float" office:value="435.56" calcext:value-type="float">
            <text:p>435.56</text:p>
          </table:table-cell>
        </table:table-row>
        <table:table-row table:style-name="ro1">
          <table:table-cell office:value-type="float" office:value="9839711" calcext:value-type="float">
            <text:p>9839711</text:p>
          </table:table-cell>
          <table:table-cell table:formula="of:=[.A617]/1000/(60*60*24)" office:value-type="time" office:time-value="PT02H43M59.711S" calcext:value-type="time">
            <text:p>02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46" calcext:value-type="float">
            <text:p>346</text:p>
          </table:table-cell>
          <table:table-cell office:value-type="float" office:value="436.25" calcext:value-type="float">
            <text:p>436.25</text:p>
          </table:table-cell>
        </table:table-row>
        <table:table-row table:style-name="ro1">
          <table:table-cell office:value-type="float" office:value="9855711" calcext:value-type="float">
            <text:p>9855711</text:p>
          </table:table-cell>
          <table:table-cell table:formula="of:=[.A618]/1000/(60*60*24)" office:value-type="time" office:time-value="PT02H44M15.711S" calcext:value-type="time">
            <text:p>02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346.55" calcext:value-type="float">
            <text:p>346.55</text:p>
          </table:table-cell>
          <table:table-cell office:value-type="float" office:value="436.93" calcext:value-type="float">
            <text:p>436.93</text:p>
          </table:table-cell>
        </table:table-row>
        <table:table-row table:style-name="ro1">
          <table:table-cell office:value-type="float" office:value="9871711" calcext:value-type="float">
            <text:p>9871711</text:p>
          </table:table-cell>
          <table:table-cell table:formula="of:=[.A619]/1000/(60*60*24)" office:value-type="time" office:time-value="PT02H44M31.711S" calcext:value-type="time">
            <text:p>02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47.1" calcext:value-type="float">
            <text:p>347.1</text:p>
          </table:table-cell>
          <table:table-cell office:value-type="float" office:value="437.62" calcext:value-type="float">
            <text:p>437.62</text:p>
          </table:table-cell>
        </table:table-row>
        <table:table-row table:style-name="ro1">
          <table:table-cell office:value-type="float" office:value="9887711" calcext:value-type="float">
            <text:p>9887711</text:p>
          </table:table-cell>
          <table:table-cell table:formula="of:=[.A620]/1000/(60*60*24)" office:value-type="time" office:time-value="PT02H44M47.711S" calcext:value-type="time">
            <text:p>02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347.65" calcext:value-type="float">
            <text:p>347.65</text:p>
          </table:table-cell>
          <table:table-cell office:value-type="float" office:value="438.3" calcext:value-type="float">
            <text:p>438.3</text:p>
          </table:table-cell>
        </table:table-row>
        <table:table-row table:style-name="ro1">
          <table:table-cell office:value-type="float" office:value="9903711" calcext:value-type="float">
            <text:p>9903711</text:p>
          </table:table-cell>
          <table:table-cell table:formula="of:=[.A621]/1000/(60*60*24)" office:value-type="time" office:time-value="PT02H45M03.711S" calcext:value-type="time">
            <text:p>02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348.21" calcext:value-type="float">
            <text:p>348.21</text:p>
          </table:table-cell>
          <table:table-cell office:value-type="float" office:value="438.99" calcext:value-type="float">
            <text:p>438.99</text:p>
          </table:table-cell>
        </table:table-row>
        <table:table-row table:style-name="ro1">
          <table:table-cell office:value-type="float" office:value="9919711" calcext:value-type="float">
            <text:p>9919711</text:p>
          </table:table-cell>
          <table:table-cell table:formula="of:=[.A622]/1000/(60*60*24)" office:value-type="time" office:time-value="PT02H45M19.711S" calcext:value-type="time">
            <text:p>02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48.76" calcext:value-type="float">
            <text:p>348.76</text:p>
          </table:table-cell>
          <table:table-cell office:value-type="float" office:value="439.67" calcext:value-type="float">
            <text:p>439.67</text:p>
          </table:table-cell>
        </table:table-row>
        <table:table-row table:style-name="ro1">
          <table:table-cell office:value-type="float" office:value="9935711" calcext:value-type="float">
            <text:p>9935711</text:p>
          </table:table-cell>
          <table:table-cell table:formula="of:=[.A623]/1000/(60*60*24)" office:value-type="time" office:time-value="PT02H45M35.711S" calcext:value-type="time">
            <text:p>02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49.31" calcext:value-type="float">
            <text:p>349.31</text:p>
          </table:table-cell>
          <table:table-cell office:value-type="float" office:value="440.35" calcext:value-type="float">
            <text:p>440.35</text:p>
          </table:table-cell>
        </table:table-row>
        <table:table-row table:style-name="ro1">
          <table:table-cell office:value-type="float" office:value="9951711" calcext:value-type="float">
            <text:p>9951711</text:p>
          </table:table-cell>
          <table:table-cell table:formula="of:=[.A624]/1000/(60*60*24)" office:value-type="time" office:time-value="PT02H45M51.711S" calcext:value-type="time">
            <text:p>02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349.87" calcext:value-type="float">
            <text:p>349.87</text:p>
          </table:table-cell>
          <table:table-cell office:value-type="float" office:value="441.04" calcext:value-type="float">
            <text:p>441.04</text:p>
          </table:table-cell>
        </table:table-row>
        <table:table-row table:style-name="ro1">
          <table:table-cell office:value-type="float" office:value="9967711" calcext:value-type="float">
            <text:p>9967711</text:p>
          </table:table-cell>
          <table:table-cell table:formula="of:=[.A625]/1000/(60*60*24)" office:value-type="time" office:time-value="PT02H46M07.711S" calcext:value-type="time">
            <text:p>02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50.42" calcext:value-type="float">
            <text:p>350.42</text:p>
          </table:table-cell>
          <table:table-cell office:value-type="float" office:value="441.72" calcext:value-type="float">
            <text:p>441.72</text:p>
          </table:table-cell>
        </table:table-row>
        <table:table-row table:style-name="ro1">
          <table:table-cell office:value-type="float" office:value="9983711" calcext:value-type="float">
            <text:p>9983711</text:p>
          </table:table-cell>
          <table:table-cell table:formula="of:=[.A626]/1000/(60*60*24)" office:value-type="time" office:time-value="PT02H46M23.711S" calcext:value-type="time">
            <text:p>02:4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50.97" calcext:value-type="float">
            <text:p>350.97</text:p>
          </table:table-cell>
          <table:table-cell office:value-type="float" office:value="442.41" calcext:value-type="float">
            <text:p>442.41</text:p>
          </table:table-cell>
        </table:table-row>
        <table:table-row table:style-name="ro1">
          <table:table-cell office:value-type="float" office:value="9999711" calcext:value-type="float">
            <text:p>9999711</text:p>
          </table:table-cell>
          <table:table-cell table:formula="of:=[.A627]/1000/(60*60*24)" office:value-type="time" office:time-value="PT02H46M39.711S" calcext:value-type="time">
            <text:p>02:4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51.52" calcext:value-type="float">
            <text:p>351.52</text:p>
          </table:table-cell>
          <table:table-cell office:value-type="float" office:value="443.09" calcext:value-type="float">
            <text:p>443.09</text:p>
          </table:table-cell>
        </table:table-row>
        <table:table-row table:style-name="ro1">
          <table:table-cell office:value-type="float" office:value="10015711" calcext:value-type="float">
            <text:p>10015711</text:p>
          </table:table-cell>
          <table:table-cell table:formula="of:=[.A628]/1000/(60*60*24)" office:value-type="time" office:time-value="PT02H46M55.711S" calcext:value-type="time">
            <text:p>02:46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52.08" calcext:value-type="float">
            <text:p>352.08</text:p>
          </table:table-cell>
          <table:table-cell office:value-type="float" office:value="443.78" calcext:value-type="float">
            <text:p>443.78</text:p>
          </table:table-cell>
        </table:table-row>
        <table:table-row table:style-name="ro1">
          <table:table-cell office:value-type="float" office:value="10031711" calcext:value-type="float">
            <text:p>10031711</text:p>
          </table:table-cell>
          <table:table-cell table:formula="of:=[.A629]/1000/(60*60*24)" office:value-type="time" office:time-value="PT02H47M11.711S" calcext:value-type="time">
            <text:p>02:4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52.63" calcext:value-type="float">
            <text:p>352.63</text:p>
          </table:table-cell>
          <table:table-cell office:value-type="float" office:value="444.46" calcext:value-type="float">
            <text:p>444.46</text:p>
          </table:table-cell>
        </table:table-row>
        <table:table-row table:style-name="ro1">
          <table:table-cell office:value-type="float" office:value="10047711" calcext:value-type="float">
            <text:p>10047711</text:p>
          </table:table-cell>
          <table:table-cell table:formula="of:=[.A630]/1000/(60*60*24)" office:value-type="time" office:time-value="PT02H47M27.711S" calcext:value-type="time">
            <text:p>02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353.18" calcext:value-type="float">
            <text:p>353.18</text:p>
          </table:table-cell>
          <table:table-cell office:value-type="float" office:value="445.15" calcext:value-type="float">
            <text:p>445.15</text:p>
          </table:table-cell>
        </table:table-row>
        <table:table-row table:style-name="ro1">
          <table:table-cell office:value-type="float" office:value="10063711" calcext:value-type="float">
            <text:p>10063711</text:p>
          </table:table-cell>
          <table:table-cell table:formula="of:=[.A631]/1000/(60*60*24)" office:value-type="time" office:time-value="PT02H47M43.711S" calcext:value-type="time">
            <text:p>02:47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53.73" calcext:value-type="float">
            <text:p>353.73</text:p>
          </table:table-cell>
          <table:table-cell office:value-type="float" office:value="445.83" calcext:value-type="float">
            <text:p>445.83</text:p>
          </table:table-cell>
        </table:table-row>
        <table:table-row table:style-name="ro1">
          <table:table-cell office:value-type="float" office:value="10079711" calcext:value-type="float">
            <text:p>10079711</text:p>
          </table:table-cell>
          <table:table-cell table:formula="of:=[.A632]/1000/(60*60*24)" office:value-type="time" office:time-value="PT02H47M59.711S" calcext:value-type="time">
            <text:p>02:48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54.29" calcext:value-type="float">
            <text:p>354.29</text:p>
          </table:table-cell>
          <table:table-cell office:value-type="float" office:value="446.51" calcext:value-type="float">
            <text:p>446.51</text:p>
          </table:table-cell>
        </table:table-row>
        <table:table-row table:style-name="ro1">
          <table:table-cell office:value-type="float" office:value="10095711" calcext:value-type="float">
            <text:p>10095711</text:p>
          </table:table-cell>
          <table:table-cell table:formula="of:=[.A633]/1000/(60*60*24)" office:value-type="time" office:time-value="PT02H48M15.711S" calcext:value-type="time">
            <text:p>02:48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54.84" calcext:value-type="float">
            <text:p>354.84</text:p>
          </table:table-cell>
          <table:table-cell office:value-type="float" office:value="447.2" calcext:value-type="float">
            <text:p>447.2</text:p>
          </table:table-cell>
        </table:table-row>
        <table:table-row table:style-name="ro1">
          <table:table-cell office:value-type="float" office:value="10111711" calcext:value-type="float">
            <text:p>10111711</text:p>
          </table:table-cell>
          <table:table-cell table:formula="of:=[.A634]/1000/(60*60*24)" office:value-type="time" office:time-value="PT02H48M31.711S" calcext:value-type="time">
            <text:p>02:4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55.39" calcext:value-type="float">
            <text:p>355.39</text:p>
          </table:table-cell>
          <table:table-cell office:value-type="float" office:value="447.88" calcext:value-type="float">
            <text:p>447.88</text:p>
          </table:table-cell>
        </table:table-row>
        <table:table-row table:style-name="ro1">
          <table:table-cell office:value-type="float" office:value="10127711" calcext:value-type="float">
            <text:p>10127711</text:p>
          </table:table-cell>
          <table:table-cell table:formula="of:=[.A635]/1000/(60*60*24)" office:value-type="time" office:time-value="PT02H48M47.711S" calcext:value-type="time">
            <text:p>02:48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55.95" calcext:value-type="float">
            <text:p>355.95</text:p>
          </table:table-cell>
          <table:table-cell office:value-type="float" office:value="448.56" calcext:value-type="float">
            <text:p>448.56</text:p>
          </table:table-cell>
        </table:table-row>
        <table:table-row table:style-name="ro1">
          <table:table-cell office:value-type="float" office:value="10143711" calcext:value-type="float">
            <text:p>10143711</text:p>
          </table:table-cell>
          <table:table-cell table:formula="of:=[.A636]/1000/(60*60*24)" office:value-type="time" office:time-value="PT02H49M03.711S" calcext:value-type="time">
            <text:p>02:4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56.5" calcext:value-type="float">
            <text:p>356.5</text:p>
          </table:table-cell>
          <table:table-cell office:value-type="float" office:value="449.25" calcext:value-type="float">
            <text:p>449.25</text:p>
          </table:table-cell>
        </table:table-row>
        <table:table-row table:style-name="ro1">
          <table:table-cell office:value-type="float" office:value="10159711" calcext:value-type="float">
            <text:p>10159711</text:p>
          </table:table-cell>
          <table:table-cell table:formula="of:=[.A637]/1000/(60*60*24)" office:value-type="time" office:time-value="PT02H49M19.711S" calcext:value-type="time">
            <text:p>02:4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57.05" calcext:value-type="float">
            <text:p>357.05</text:p>
          </table:table-cell>
          <table:table-cell office:value-type="float" office:value="449.93" calcext:value-type="float">
            <text:p>449.93</text:p>
          </table:table-cell>
        </table:table-row>
        <table:table-row table:style-name="ro1">
          <table:table-cell office:value-type="float" office:value="10175711" calcext:value-type="float">
            <text:p>10175711</text:p>
          </table:table-cell>
          <table:table-cell table:formula="of:=[.A638]/1000/(60*60*24)" office:value-type="time" office:time-value="PT02H49M35.711S" calcext:value-type="time">
            <text:p>02:4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57.6" calcext:value-type="float">
            <text:p>357.6</text:p>
          </table:table-cell>
          <table:table-cell office:value-type="float" office:value="450.61" calcext:value-type="float">
            <text:p>450.61</text:p>
          </table:table-cell>
        </table:table-row>
        <table:table-row table:style-name="ro1">
          <table:table-cell office:value-type="float" office:value="10191711" calcext:value-type="float">
            <text:p>10191711</text:p>
          </table:table-cell>
          <table:table-cell table:formula="of:=[.A639]/1000/(60*60*24)" office:value-type="time" office:time-value="PT02H49M51.711S" calcext:value-type="time">
            <text:p>02:4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1.3" calcext:value-type="float">
            <text:p>451.3</text:p>
          </table:table-cell>
        </table:table-row>
        <table:table-row table:style-name="ro1">
          <table:table-cell office:value-type="float" office:value="10207711" calcext:value-type="float">
            <text:p>10207711</text:p>
          </table:table-cell>
          <table:table-cell table:formula="of:=[.A640]/1000/(60*60*24)" office:value-type="time" office:time-value="PT02H50M07.711S" calcext:value-type="time">
            <text:p>02:5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58.71" calcext:value-type="float">
            <text:p>358.71</text:p>
          </table:table-cell>
          <table:table-cell office:value-type="float" office:value="451.98" calcext:value-type="float">
            <text:p>451.98</text:p>
          </table:table-cell>
        </table:table-row>
        <table:table-row table:style-name="ro1">
          <table:table-cell office:value-type="float" office:value="10223711" calcext:value-type="float">
            <text:p>10223711</text:p>
          </table:table-cell>
          <table:table-cell table:formula="of:=[.A641]/1000/(60*60*24)" office:value-type="time" office:time-value="PT02H50M23.711S" calcext:value-type="time">
            <text:p>02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59.26" calcext:value-type="float">
            <text:p>359.26</text:p>
          </table:table-cell>
          <table:table-cell office:value-type="float" office:value="452.66" calcext:value-type="float">
            <text:p>452.66</text:p>
          </table:table-cell>
        </table:table-row>
        <table:table-row table:style-name="ro1">
          <table:table-cell office:value-type="float" office:value="10239711" calcext:value-type="float">
            <text:p>10239711</text:p>
          </table:table-cell>
          <table:table-cell table:formula="of:=[.A642]/1000/(60*60*24)" office:value-type="time" office:time-value="PT02H50M39.711S" calcext:value-type="time">
            <text:p>02:50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59.81" calcext:value-type="float">
            <text:p>359.81</text:p>
          </table:table-cell>
          <table:table-cell office:value-type="float" office:value="453.35" calcext:value-type="float">
            <text:p>453.35</text:p>
          </table:table-cell>
        </table:table-row>
        <table:table-row table:style-name="ro1">
          <table:table-cell office:value-type="float" office:value="10255711" calcext:value-type="float">
            <text:p>10255711</text:p>
          </table:table-cell>
          <table:table-cell table:formula="of:=[.A643]/1000/(60*60*24)" office:value-type="time" office:time-value="PT02H50M55.711S" calcext:value-type="time">
            <text:p>02:5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360.37" calcext:value-type="float">
            <text:p>360.37</text:p>
          </table:table-cell>
          <table:table-cell office:value-type="float" office:value="454.03" calcext:value-type="float">
            <text:p>454.03</text:p>
          </table:table-cell>
        </table:table-row>
        <table:table-row table:style-name="ro1">
          <table:table-cell office:value-type="float" office:value="10271711" calcext:value-type="float">
            <text:p>10271711</text:p>
          </table:table-cell>
          <table:table-cell table:formula="of:=[.A644]/1000/(60*60*24)" office:value-type="time" office:time-value="PT02H51M11.711S" calcext:value-type="time">
            <text:p>02:5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0.92" calcext:value-type="float">
            <text:p>360.92</text:p>
          </table:table-cell>
          <table:table-cell office:value-type="float" office:value="454.71" calcext:value-type="float">
            <text:p>454.71</text:p>
          </table:table-cell>
        </table:table-row>
        <table:table-row table:style-name="ro1">
          <table:table-cell office:value-type="float" office:value="10287711" calcext:value-type="float">
            <text:p>10287711</text:p>
          </table:table-cell>
          <table:table-cell table:formula="of:=[.A645]/1000/(60*60*24)" office:value-type="time" office:time-value="PT02H51M27.711S" calcext:value-type="time">
            <text:p>02:5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1.47" calcext:value-type="float">
            <text:p>361.47</text:p>
          </table:table-cell>
          <table:table-cell office:value-type="float" office:value="455.4" calcext:value-type="float">
            <text:p>455.4</text:p>
          </table:table-cell>
        </table:table-row>
        <table:table-row table:style-name="ro1">
          <table:table-cell office:value-type="float" office:value="10303711" calcext:value-type="float">
            <text:p>10303711</text:p>
          </table:table-cell>
          <table:table-cell table:formula="of:=[.A646]/1000/(60*60*24)" office:value-type="time" office:time-value="PT02H51M43.711S" calcext:value-type="time">
            <text:p>02:5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2.02" calcext:value-type="float">
            <text:p>362.02</text:p>
          </table:table-cell>
          <table:table-cell office:value-type="float" office:value="456.08" calcext:value-type="float">
            <text:p>456.08</text:p>
          </table:table-cell>
        </table:table-row>
        <table:table-row table:style-name="ro1">
          <table:table-cell office:value-type="float" office:value="10319711" calcext:value-type="float">
            <text:p>10319711</text:p>
          </table:table-cell>
          <table:table-cell table:formula="of:=[.A647]/1000/(60*60*24)" office:value-type="time" office:time-value="PT02H51M59.711S" calcext:value-type="time">
            <text:p>02:5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2.57" calcext:value-type="float">
            <text:p>362.57</text:p>
          </table:table-cell>
          <table:table-cell office:value-type="float" office:value="456.76" calcext:value-type="float">
            <text:p>456.76</text:p>
          </table:table-cell>
        </table:table-row>
        <table:table-row table:style-name="ro1">
          <table:table-cell office:value-type="float" office:value="10335711" calcext:value-type="float">
            <text:p>10335711</text:p>
          </table:table-cell>
          <table:table-cell table:formula="of:=[.A648]/1000/(60*60*24)" office:value-type="time" office:time-value="PT02H52M15.711S" calcext:value-type="time">
            <text:p>02:5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3.13" calcext:value-type="float">
            <text:p>363.13</text:p>
          </table:table-cell>
          <table:table-cell office:value-type="float" office:value="457.45" calcext:value-type="float">
            <text:p>457.45</text:p>
          </table:table-cell>
        </table:table-row>
        <table:table-row table:style-name="ro1">
          <table:table-cell office:value-type="float" office:value="10351711" calcext:value-type="float">
            <text:p>10351711</text:p>
          </table:table-cell>
          <table:table-cell table:formula="of:=[.A649]/1000/(60*60*24)" office:value-type="time" office:time-value="PT02H52M31.711S" calcext:value-type="time">
            <text:p>02:5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3.68" calcext:value-type="float">
            <text:p>363.68</text:p>
          </table:table-cell>
          <table:table-cell office:value-type="float" office:value="458.13" calcext:value-type="float">
            <text:p>458.13</text:p>
          </table:table-cell>
        </table:table-row>
        <table:table-row table:style-name="ro1">
          <table:table-cell office:value-type="float" office:value="10367711" calcext:value-type="float">
            <text:p>10367711</text:p>
          </table:table-cell>
          <table:table-cell table:formula="of:=[.A650]/1000/(60*60*24)" office:value-type="time" office:time-value="PT02H52M47.711S" calcext:value-type="time">
            <text:p>02:5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4.23" calcext:value-type="float">
            <text:p>364.23</text:p>
          </table:table-cell>
          <table:table-cell office:value-type="float" office:value="458.81" calcext:value-type="float">
            <text:p>458.81</text:p>
          </table:table-cell>
        </table:table-row>
        <table:table-row table:style-name="ro1">
          <table:table-cell office:value-type="float" office:value="10383711" calcext:value-type="float">
            <text:p>10383711</text:p>
          </table:table-cell>
          <table:table-cell table:formula="of:=[.A651]/1000/(60*60*24)" office:value-type="time" office:time-value="PT02H53M03.711S" calcext:value-type="time">
            <text:p>02:5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4.78" calcext:value-type="float">
            <text:p>364.78</text:p>
          </table:table-cell>
          <table:table-cell office:value-type="float" office:value="459.5" calcext:value-type="float">
            <text:p>459.5</text:p>
          </table:table-cell>
        </table:table-row>
        <table:table-row table:style-name="ro1">
          <table:table-cell office:value-type="float" office:value="10399711" calcext:value-type="float">
            <text:p>10399711</text:p>
          </table:table-cell>
          <table:table-cell table:formula="of:=[.A652]/1000/(60*60*24)" office:value-type="time" office:time-value="PT02H53M19.711S" calcext:value-type="time">
            <text:p>02:5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5.34" calcext:value-type="float">
            <text:p>365.34</text:p>
          </table:table-cell>
          <table:table-cell office:value-type="float" office:value="460.18" calcext:value-type="float">
            <text:p>460.18</text:p>
          </table:table-cell>
        </table:table-row>
        <table:table-row table:style-name="ro1">
          <table:table-cell office:value-type="float" office:value="10415711" calcext:value-type="float">
            <text:p>10415711</text:p>
          </table:table-cell>
          <table:table-cell table:formula="of:=[.A653]/1000/(60*60*24)" office:value-type="time" office:time-value="PT02H53M35.711S" calcext:value-type="time">
            <text:p>02:5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5.89" calcext:value-type="float">
            <text:p>365.89</text:p>
          </table:table-cell>
          <table:table-cell office:value-type="float" office:value="460.86" calcext:value-type="float">
            <text:p>460.86</text:p>
          </table:table-cell>
        </table:table-row>
        <table:table-row table:style-name="ro1">
          <table:table-cell office:value-type="float" office:value="10431711" calcext:value-type="float">
            <text:p>10431711</text:p>
          </table:table-cell>
          <table:table-cell table:formula="of:=[.A654]/1000/(60*60*24)" office:value-type="time" office:time-value="PT02H53M51.711S" calcext:value-type="time">
            <text:p>02:5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6.44" calcext:value-type="float">
            <text:p>366.44</text:p>
          </table:table-cell>
          <table:table-cell office:value-type="float" office:value="461.54" calcext:value-type="float">
            <text:p>461.54</text:p>
          </table:table-cell>
        </table:table-row>
        <table:table-row table:style-name="ro1">
          <table:table-cell office:value-type="float" office:value="10447711" calcext:value-type="float">
            <text:p>10447711</text:p>
          </table:table-cell>
          <table:table-cell table:formula="of:=[.A655]/1000/(60*60*24)" office:value-type="time" office:time-value="PT02H54M07.711S" calcext:value-type="time">
            <text:p>02:5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6.99" calcext:value-type="float">
            <text:p>366.99</text:p>
          </table:table-cell>
          <table:table-cell office:value-type="float" office:value="462.23" calcext:value-type="float">
            <text:p>462.23</text:p>
          </table:table-cell>
        </table:table-row>
        <table:table-row table:style-name="ro1">
          <table:table-cell office:value-type="float" office:value="10463711" calcext:value-type="float">
            <text:p>10463711</text:p>
          </table:table-cell>
          <table:table-cell table:formula="of:=[.A656]/1000/(60*60*24)" office:value-type="time" office:time-value="PT02H54M23.711S" calcext:value-type="time">
            <text:p>02:5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67.54" calcext:value-type="float">
            <text:p>367.54</text:p>
          </table:table-cell>
          <table:table-cell office:value-type="float" office:value="462.91" calcext:value-type="float">
            <text:p>462.91</text:p>
          </table:table-cell>
        </table:table-row>
        <table:table-row table:style-name="ro1">
          <table:table-cell office:value-type="float" office:value="10479711" calcext:value-type="float">
            <text:p>10479711</text:p>
          </table:table-cell>
          <table:table-cell table:formula="of:=[.A657]/1000/(60*60*24)" office:value-type="time" office:time-value="PT02H54M39.711S" calcext:value-type="time">
            <text:p>02:5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8.1" calcext:value-type="float">
            <text:p>368.1</text:p>
          </table:table-cell>
          <table:table-cell office:value-type="float" office:value="463.59" calcext:value-type="float">
            <text:p>463.59</text:p>
          </table:table-cell>
        </table:table-row>
        <table:table-row table:style-name="ro1">
          <table:table-cell office:value-type="float" office:value="10495711" calcext:value-type="float">
            <text:p>10495711</text:p>
          </table:table-cell>
          <table:table-cell table:formula="of:=[.A658]/1000/(60*60*24)" office:value-type="time" office:time-value="PT02H54M55.711S" calcext:value-type="time">
            <text:p>02:5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368.65" calcext:value-type="float">
            <text:p>368.65</text:p>
          </table:table-cell>
          <table:table-cell office:value-type="float" office:value="464.28" calcext:value-type="float">
            <text:p>464.28</text:p>
          </table:table-cell>
        </table:table-row>
        <table:table-row table:style-name="ro1">
          <table:table-cell office:value-type="float" office:value="10511711" calcext:value-type="float">
            <text:p>10511711</text:p>
          </table:table-cell>
          <table:table-cell table:formula="of:=[.A659]/1000/(60*60*24)" office:value-type="time" office:time-value="PT02H55M11.711S" calcext:value-type="time">
            <text:p>02:5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69.2" calcext:value-type="float">
            <text:p>369.2</text:p>
          </table:table-cell>
          <table:table-cell office:value-type="float" office:value="464.96" calcext:value-type="float">
            <text:p>464.96</text:p>
          </table:table-cell>
        </table:table-row>
        <table:table-row table:style-name="ro1">
          <table:table-cell office:value-type="float" office:value="10527711" calcext:value-type="float">
            <text:p>10527711</text:p>
          </table:table-cell>
          <table:table-cell table:formula="of:=[.A660]/1000/(60*60*24)" office:value-type="time" office:time-value="PT02H55M27.711S" calcext:value-type="time">
            <text:p>02:5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69.75" calcext:value-type="float">
            <text:p>369.75</text:p>
          </table:table-cell>
          <table:table-cell office:value-type="float" office:value="465.64" calcext:value-type="float">
            <text:p>465.64</text:p>
          </table:table-cell>
        </table:table-row>
        <table:table-row table:style-name="ro1">
          <table:table-cell office:value-type="float" office:value="10543711" calcext:value-type="float">
            <text:p>10543711</text:p>
          </table:table-cell>
          <table:table-cell table:formula="of:=[.A661]/1000/(60*60*24)" office:value-type="time" office:time-value="PT02H55M43.711S" calcext:value-type="time">
            <text:p>02:5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0.3" calcext:value-type="float">
            <text:p>370.3</text:p>
          </table:table-cell>
          <table:table-cell office:value-type="float" office:value="466.32" calcext:value-type="float">
            <text:p>466.32</text:p>
          </table:table-cell>
        </table:table-row>
        <table:table-row table:style-name="ro1">
          <table:table-cell office:value-type="float" office:value="10559711" calcext:value-type="float">
            <text:p>10559711</text:p>
          </table:table-cell>
          <table:table-cell table:formula="of:=[.A662]/1000/(60*60*24)" office:value-type="time" office:time-value="PT02H55M59.711S" calcext:value-type="time">
            <text:p>02:5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0.86" calcext:value-type="float">
            <text:p>370.86</text:p>
          </table:table-cell>
          <table:table-cell office:value-type="float" office:value="467.01" calcext:value-type="float">
            <text:p>467.01</text:p>
          </table:table-cell>
        </table:table-row>
        <table:table-row table:style-name="ro1">
          <table:table-cell office:value-type="float" office:value="10575711" calcext:value-type="float">
            <text:p>10575711</text:p>
          </table:table-cell>
          <table:table-cell table:formula="of:=[.A663]/1000/(60*60*24)" office:value-type="time" office:time-value="PT02H56M15.711S" calcext:value-type="time">
            <text:p>02:5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1.41" calcext:value-type="float">
            <text:p>371.41</text:p>
          </table:table-cell>
          <table:table-cell office:value-type="float" office:value="467.69" calcext:value-type="float">
            <text:p>467.69</text:p>
          </table:table-cell>
        </table:table-row>
        <table:table-row table:style-name="ro1">
          <table:table-cell office:value-type="float" office:value="10591711" calcext:value-type="float">
            <text:p>10591711</text:p>
          </table:table-cell>
          <table:table-cell table:formula="of:=[.A664]/1000/(60*60*24)" office:value-type="time" office:time-value="PT02H56M31.711S" calcext:value-type="time">
            <text:p>02:5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1.96" calcext:value-type="float">
            <text:p>371.96</text:p>
          </table:table-cell>
          <table:table-cell office:value-type="float" office:value="468.37" calcext:value-type="float">
            <text:p>468.37</text:p>
          </table:table-cell>
        </table:table-row>
        <table:table-row table:style-name="ro1">
          <table:table-cell office:value-type="float" office:value="10607711" calcext:value-type="float">
            <text:p>10607711</text:p>
          </table:table-cell>
          <table:table-cell table:formula="of:=[.A665]/1000/(60*60*24)" office:value-type="time" office:time-value="PT02H56M47.711S" calcext:value-type="time">
            <text:p>02:5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2.51" calcext:value-type="float">
            <text:p>372.51</text:p>
          </table:table-cell>
          <table:table-cell office:value-type="float" office:value="469.05" calcext:value-type="float">
            <text:p>469.05</text:p>
          </table:table-cell>
        </table:table-row>
        <table:table-row table:style-name="ro1">
          <table:table-cell office:value-type="float" office:value="10623711" calcext:value-type="float">
            <text:p>10623711</text:p>
          </table:table-cell>
          <table:table-cell table:formula="of:=[.A666]/1000/(60*60*24)" office:value-type="time" office:time-value="PT02H57M03.711S" calcext:value-type="time">
            <text:p>02:5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73.06" calcext:value-type="float">
            <text:p>373.06</text:p>
          </table:table-cell>
          <table:table-cell office:value-type="float" office:value="469.74" calcext:value-type="float">
            <text:p>469.74</text:p>
          </table:table-cell>
        </table:table-row>
        <table:table-row table:style-name="ro1">
          <table:table-cell office:value-type="float" office:value="10639711" calcext:value-type="float">
            <text:p>10639711</text:p>
          </table:table-cell>
          <table:table-cell table:formula="of:=[.A667]/1000/(60*60*24)" office:value-type="time" office:time-value="PT02H57M19.711S" calcext:value-type="time">
            <text:p>02:5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3.62" calcext:value-type="float">
            <text:p>373.62</text:p>
          </table:table-cell>
          <table:table-cell office:value-type="float" office:value="470.42" calcext:value-type="float">
            <text:p>470.42</text:p>
          </table:table-cell>
        </table:table-row>
        <table:table-row table:style-name="ro1">
          <table:table-cell office:value-type="float" office:value="10655711" calcext:value-type="float">
            <text:p>10655711</text:p>
          </table:table-cell>
          <table:table-cell table:formula="of:=[.A668]/1000/(60*60*24)" office:value-type="time" office:time-value="PT02H57M35.711S" calcext:value-type="time">
            <text:p>02:5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4.17" calcext:value-type="float">
            <text:p>374.17</text:p>
          </table:table-cell>
          <table:table-cell office:value-type="float" office:value="471.1" calcext:value-type="float">
            <text:p>471.1</text:p>
          </table:table-cell>
        </table:table-row>
        <table:table-row table:style-name="ro1">
          <table:table-cell office:value-type="float" office:value="10671711" calcext:value-type="float">
            <text:p>10671711</text:p>
          </table:table-cell>
          <table:table-cell table:formula="of:=[.A669]/1000/(60*60*24)" office:value-type="time" office:time-value="PT02H57M51.711S" calcext:value-type="time">
            <text:p>02:5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4.72" calcext:value-type="float">
            <text:p>374.72</text:p>
          </table:table-cell>
          <table:table-cell office:value-type="float" office:value="471.78" calcext:value-type="float">
            <text:p>471.78</text:p>
          </table:table-cell>
        </table:table-row>
        <table:table-row table:style-name="ro1">
          <table:table-cell office:value-type="float" office:value="10687711" calcext:value-type="float">
            <text:p>10687711</text:p>
          </table:table-cell>
          <table:table-cell table:formula="of:=[.A670]/1000/(60*60*24)" office:value-type="time" office:time-value="PT02H58M07.711S" calcext:value-type="time">
            <text:p>02:5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5.27" calcext:value-type="float">
            <text:p>375.27</text:p>
          </table:table-cell>
          <table:table-cell office:value-type="float" office:value="472.47" calcext:value-type="float">
            <text:p>472.47</text:p>
          </table:table-cell>
        </table:table-row>
        <table:table-row table:style-name="ro1">
          <table:table-cell office:value-type="float" office:value="10703711" calcext:value-type="float">
            <text:p>10703711</text:p>
          </table:table-cell>
          <table:table-cell table:formula="of:=[.A671]/1000/(60*60*24)" office:value-type="time" office:time-value="PT02H58M23.711S" calcext:value-type="time">
            <text:p>02:5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75.82" calcext:value-type="float">
            <text:p>375.82</text:p>
          </table:table-cell>
          <table:table-cell office:value-type="float" office:value="473.15" calcext:value-type="float">
            <text:p>473.15</text:p>
          </table:table-cell>
        </table:table-row>
        <table:table-row table:style-name="ro1">
          <table:table-cell office:value-type="float" office:value="10719710" calcext:value-type="float">
            <text:p>10719710</text:p>
          </table:table-cell>
          <table:table-cell table:formula="of:=[.A672]/1000/(60*60*24)" office:value-type="time" office:time-value="PT02H58M39.71S" calcext:value-type="time">
            <text:p>02:5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76.37" calcext:value-type="float">
            <text:p>376.37</text:p>
          </table:table-cell>
          <table:table-cell office:value-type="float" office:value="473.83" calcext:value-type="float">
            <text:p>473.83</text:p>
          </table:table-cell>
        </table:table-row>
        <table:table-row table:style-name="ro1">
          <table:table-cell office:value-type="float" office:value="10735711" calcext:value-type="float">
            <text:p>10735711</text:p>
          </table:table-cell>
          <table:table-cell table:formula="of:=[.A673]/1000/(60*60*24)" office:value-type="time" office:time-value="PT02H58M55.711S" calcext:value-type="time">
            <text:p>02:5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76.93" calcext:value-type="float">
            <text:p>376.93</text:p>
          </table:table-cell>
          <table:table-cell office:value-type="float" office:value="474.51" calcext:value-type="float">
            <text:p>474.51</text:p>
          </table:table-cell>
        </table:table-row>
        <table:table-row table:style-name="ro1">
          <table:table-cell office:value-type="float" office:value="10751711" calcext:value-type="float">
            <text:p>10751711</text:p>
          </table:table-cell>
          <table:table-cell table:formula="of:=[.A674]/1000/(60*60*24)" office:value-type="time" office:time-value="PT02H59M11.711S" calcext:value-type="time">
            <text:p>02:5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77.48" calcext:value-type="float">
            <text:p>377.48</text:p>
          </table:table-cell>
          <table:table-cell office:value-type="float" office:value="475.19" calcext:value-type="float">
            <text:p>475.19</text:p>
          </table:table-cell>
        </table:table-row>
        <table:table-row table:style-name="ro1">
          <table:table-cell office:value-type="float" office:value="10767711" calcext:value-type="float">
            <text:p>10767711</text:p>
          </table:table-cell>
          <table:table-cell table:formula="of:=[.A675]/1000/(60*60*24)" office:value-type="time" office:time-value="PT02H59M27.711S" calcext:value-type="time">
            <text:p>02:5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78.03" calcext:value-type="float">
            <text:p>378.03</text:p>
          </table:table-cell>
          <table:table-cell office:value-type="float" office:value="475.88" calcext:value-type="float">
            <text:p>475.88</text:p>
          </table:table-cell>
        </table:table-row>
        <table:table-row table:style-name="ro1">
          <table:table-cell office:value-type="float" office:value="10783711" calcext:value-type="float">
            <text:p>10783711</text:p>
          </table:table-cell>
          <table:table-cell table:formula="of:=[.A676]/1000/(60*60*24)" office:value-type="time" office:time-value="PT02H59M43.711S" calcext:value-type="time">
            <text:p>02:59:44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378.58" calcext:value-type="float">
            <text:p>378.58</text:p>
          </table:table-cell>
          <table:table-cell office:value-type="float" office:value="476.56" calcext:value-type="float">
            <text:p>476.56</text:p>
          </table:table-cell>
        </table:table-row>
        <table:table-row table:style-name="ro1">
          <table:table-cell office:value-type="float" office:value="10799711" calcext:value-type="float">
            <text:p>10799711</text:p>
          </table:table-cell>
          <table:table-cell table:formula="of:=[.A677]/1000/(60*60*24)" office:value-type="time" office:time-value="PT02H59M59.711S" calcext:value-type="time">
            <text:p>03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79.13" calcext:value-type="float">
            <text:p>379.13</text:p>
          </table:table-cell>
          <table:table-cell office:value-type="float" office:value="477.24" calcext:value-type="float">
            <text:p>477.24</text:p>
          </table:table-cell>
        </table:table-row>
        <table:table-row table:style-name="ro1">
          <table:table-cell office:value-type="float" office:value="10815711" calcext:value-type="float">
            <text:p>10815711</text:p>
          </table:table-cell>
          <table:table-cell table:formula="of:=[.A678]/1000/(60*60*24)" office:value-type="time" office:time-value="PT03H00M15.711S" calcext:value-type="time">
            <text:p>03:0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79.68" calcext:value-type="float">
            <text:p>379.68</text:p>
          </table:table-cell>
          <table:table-cell office:value-type="float" office:value="477.92" calcext:value-type="float">
            <text:p>477.92</text:p>
          </table:table-cell>
        </table:table-row>
        <table:table-row table:style-name="ro1">
          <table:table-cell office:value-type="float" office:value="10831711" calcext:value-type="float">
            <text:p>10831711</text:p>
          </table:table-cell>
          <table:table-cell table:formula="of:=[.A679]/1000/(60*60*24)" office:value-type="time" office:time-value="PT03H00M31.711S" calcext:value-type="time">
            <text:p>03:0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80.24" calcext:value-type="float">
            <text:p>380.24</text:p>
          </table:table-cell>
          <table:table-cell office:value-type="float" office:value="478.6" calcext:value-type="float">
            <text:p>478.6</text:p>
          </table:table-cell>
        </table:table-row>
        <table:table-row table:style-name="ro1">
          <table:table-cell office:value-type="float" office:value="10847711" calcext:value-type="float">
            <text:p>10847711</text:p>
          </table:table-cell>
          <table:table-cell table:formula="of:=[.A680]/1000/(60*60*24)" office:value-type="time" office:time-value="PT03H00M47.711S" calcext:value-type="time">
            <text:p>03:0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80.79" calcext:value-type="float">
            <text:p>380.79</text:p>
          </table:table-cell>
          <table:table-cell office:value-type="float" office:value="479.29" calcext:value-type="float">
            <text:p>479.29</text:p>
          </table:table-cell>
        </table:table-row>
        <table:table-row table:style-name="ro1">
          <table:table-cell office:value-type="float" office:value="10863711" calcext:value-type="float">
            <text:p>10863711</text:p>
          </table:table-cell>
          <table:table-cell table:formula="of:=[.A681]/1000/(60*60*24)" office:value-type="time" office:time-value="PT03H01M03.711S" calcext:value-type="time">
            <text:p>03:0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81.34" calcext:value-type="float">
            <text:p>381.34</text:p>
          </table:table-cell>
          <table:table-cell office:value-type="float" office:value="479.97" calcext:value-type="float">
            <text:p>479.97</text:p>
          </table:table-cell>
        </table:table-row>
        <table:table-row table:style-name="ro1">
          <table:table-cell office:value-type="float" office:value="10879711" calcext:value-type="float">
            <text:p>10879711</text:p>
          </table:table-cell>
          <table:table-cell table:formula="of:=[.A682]/1000/(60*60*24)" office:value-type="time" office:time-value="PT03H01M19.711S" calcext:value-type="time">
            <text:p>03:0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81.89" calcext:value-type="float">
            <text:p>381.89</text:p>
          </table:table-cell>
          <table:table-cell office:value-type="float" office:value="480.65" calcext:value-type="float">
            <text:p>480.65</text:p>
          </table:table-cell>
        </table:table-row>
        <table:table-row table:style-name="ro1">
          <table:table-cell office:value-type="float" office:value="10895711" calcext:value-type="float">
            <text:p>10895711</text:p>
          </table:table-cell>
          <table:table-cell table:formula="of:=[.A683]/1000/(60*60*24)" office:value-type="time" office:time-value="PT03H01M35.711S" calcext:value-type="time">
            <text:p>03:0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82.44" calcext:value-type="float">
            <text:p>382.44</text:p>
          </table:table-cell>
          <table:table-cell office:value-type="float" office:value="481.33" calcext:value-type="float">
            <text:p>481.33</text:p>
          </table:table-cell>
        </table:table-row>
        <table:table-row table:style-name="ro1">
          <table:table-cell office:value-type="float" office:value="10911711" calcext:value-type="float">
            <text:p>10911711</text:p>
          </table:table-cell>
          <table:table-cell table:formula="of:=[.A684]/1000/(60*60*24)" office:value-type="time" office:time-value="PT03H01M51.711S" calcext:value-type="time">
            <text:p>03:0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82.99" calcext:value-type="float">
            <text:p>382.99</text:p>
          </table:table-cell>
          <table:table-cell office:value-type="float" office:value="482.01" calcext:value-type="float">
            <text:p>482.01</text:p>
          </table:table-cell>
        </table:table-row>
        <table:table-row table:style-name="ro1">
          <table:table-cell office:value-type="float" office:value="10927711" calcext:value-type="float">
            <text:p>10927711</text:p>
          </table:table-cell>
          <table:table-cell table:formula="of:=[.A685]/1000/(60*60*24)" office:value-type="time" office:time-value="PT03H02M07.711S" calcext:value-type="time">
            <text:p>03:0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83.55" calcext:value-type="float">
            <text:p>383.55</text:p>
          </table:table-cell>
          <table:table-cell office:value-type="float" office:value="482.69" calcext:value-type="float">
            <text:p>482.69</text:p>
          </table:table-cell>
        </table:table-row>
        <table:table-row table:style-name="ro1">
          <table:table-cell office:value-type="float" office:value="10943711" calcext:value-type="float">
            <text:p>10943711</text:p>
          </table:table-cell>
          <table:table-cell table:formula="of:=[.A686]/1000/(60*60*24)" office:value-type="time" office:time-value="PT03H02M23.711S" calcext:value-type="time">
            <text:p>03:0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384.1" calcext:value-type="float">
            <text:p>384.1</text:p>
          </table:table-cell>
          <table:table-cell office:value-type="float" office:value="483.38" calcext:value-type="float">
            <text:p>483.38</text:p>
          </table:table-cell>
        </table:table-row>
        <table:table-row table:style-name="ro1">
          <table:table-cell office:value-type="float" office:value="10959711" calcext:value-type="float">
            <text:p>10959711</text:p>
          </table:table-cell>
          <table:table-cell table:formula="of:=[.A687]/1000/(60*60*24)" office:value-type="time" office:time-value="PT03H02M39.711S" calcext:value-type="time">
            <text:p>03:0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84.65" calcext:value-type="float">
            <text:p>384.65</text:p>
          </table:table-cell>
          <table:table-cell office:value-type="float" office:value="484.06" calcext:value-type="float">
            <text:p>484.06</text:p>
          </table:table-cell>
        </table:table-row>
        <table:table-row table:style-name="ro1">
          <table:table-cell office:value-type="float" office:value="10975711" calcext:value-type="float">
            <text:p>10975711</text:p>
          </table:table-cell>
          <table:table-cell table:formula="of:=[.A688]/1000/(60*60*24)" office:value-type="time" office:time-value="PT03H02M55.711S" calcext:value-type="time">
            <text:p>03:0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85.2" calcext:value-type="float">
            <text:p>385.2</text:p>
          </table:table-cell>
          <table:table-cell office:value-type="float" office:value="484.74" calcext:value-type="float">
            <text:p>484.74</text:p>
          </table:table-cell>
        </table:table-row>
        <table:table-row table:style-name="ro1">
          <table:table-cell office:value-type="float" office:value="10991711" calcext:value-type="float">
            <text:p>10991711</text:p>
          </table:table-cell>
          <table:table-cell table:formula="of:=[.A689]/1000/(60*60*24)" office:value-type="time" office:time-value="PT03H03M11.711S" calcext:value-type="time">
            <text:p>03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85.75" calcext:value-type="float">
            <text:p>385.75</text:p>
          </table:table-cell>
          <table:table-cell office:value-type="float" office:value="485.42" calcext:value-type="float">
            <text:p>485.42</text:p>
          </table:table-cell>
        </table:table-row>
        <table:table-row table:style-name="ro1">
          <table:table-cell office:value-type="float" office:value="11007711" calcext:value-type="float">
            <text:p>11007711</text:p>
          </table:table-cell>
          <table:table-cell table:formula="of:=[.A690]/1000/(60*60*24)" office:value-type="time" office:time-value="PT03H03M27.711S" calcext:value-type="time">
            <text:p>03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86.3" calcext:value-type="float">
            <text:p>386.3</text:p>
          </table:table-cell>
          <table:table-cell office:value-type="float" office:value="486.1" calcext:value-type="float">
            <text:p>486.1</text:p>
          </table:table-cell>
        </table:table-row>
        <table:table-row table:style-name="ro1">
          <table:table-cell office:value-type="float" office:value="11023711" calcext:value-type="float">
            <text:p>11023711</text:p>
          </table:table-cell>
          <table:table-cell table:formula="of:=[.A691]/1000/(60*60*24)" office:value-type="time" office:time-value="PT03H03M43.711S" calcext:value-type="time">
            <text:p>03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86.86" calcext:value-type="float">
            <text:p>386.86</text:p>
          </table:table-cell>
          <table:table-cell office:value-type="float" office:value="486.78" calcext:value-type="float">
            <text:p>486.78</text:p>
          </table:table-cell>
        </table:table-row>
        <table:table-row table:style-name="ro1">
          <table:table-cell office:value-type="float" office:value="11039711" calcext:value-type="float">
            <text:p>11039711</text:p>
          </table:table-cell>
          <table:table-cell table:formula="of:=[.A692]/1000/(60*60*24)" office:value-type="time" office:time-value="PT03H03M59.711S" calcext:value-type="time">
            <text:p>03:04:0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87.41" calcext:value-type="float">
            <text:p>387.41</text:p>
          </table:table-cell>
          <table:table-cell office:value-type="float" office:value="487.46" calcext:value-type="float">
            <text:p>487.46</text:p>
          </table:table-cell>
        </table:table-row>
        <table:table-row table:style-name="ro1">
          <table:table-cell office:value-type="float" office:value="11055711" calcext:value-type="float">
            <text:p>11055711</text:p>
          </table:table-cell>
          <table:table-cell table:formula="of:=[.A693]/1000/(60*60*24)" office:value-type="time" office:time-value="PT03H04M15.711S" calcext:value-type="time">
            <text:p>03:04:1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87.96" calcext:value-type="float">
            <text:p>387.96</text:p>
          </table:table-cell>
          <table:table-cell office:value-type="float" office:value="488.14" calcext:value-type="float">
            <text:p>488.14</text:p>
          </table:table-cell>
        </table:table-row>
        <table:table-row table:style-name="ro1">
          <table:table-cell office:value-type="float" office:value="11071711" calcext:value-type="float">
            <text:p>11071711</text:p>
          </table:table-cell>
          <table:table-cell table:formula="of:=[.A694]/1000/(60*60*24)" office:value-type="time" office:time-value="PT03H04M31.711S" calcext:value-type="time">
            <text:p>03:0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88.51" calcext:value-type="float">
            <text:p>388.51</text:p>
          </table:table-cell>
          <table:table-cell office:value-type="float" office:value="488.82" calcext:value-type="float">
            <text:p>488.82</text:p>
          </table:table-cell>
        </table:table-row>
        <table:table-row table:style-name="ro1">
          <table:table-cell office:value-type="float" office:value="11087711" calcext:value-type="float">
            <text:p>11087711</text:p>
          </table:table-cell>
          <table:table-cell table:formula="of:=[.A695]/1000/(60*60*24)" office:value-type="time" office:time-value="PT03H04M47.711S" calcext:value-type="time">
            <text:p>03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89.06" calcext:value-type="float">
            <text:p>389.06</text:p>
          </table:table-cell>
          <table:table-cell office:value-type="float" office:value="489.5" calcext:value-type="float">
            <text:p>489.5</text:p>
          </table:table-cell>
        </table:table-row>
        <table:table-row table:style-name="ro1">
          <table:table-cell office:value-type="float" office:value="11103711" calcext:value-type="float">
            <text:p>11103711</text:p>
          </table:table-cell>
          <table:table-cell table:formula="of:=[.A696]/1000/(60*60*24)" office:value-type="time" office:time-value="PT03H05M03.711S" calcext:value-type="time">
            <text:p>03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89.61" calcext:value-type="float">
            <text:p>389.61</text:p>
          </table:table-cell>
          <table:table-cell office:value-type="float" office:value="490.18" calcext:value-type="float">
            <text:p>490.18</text:p>
          </table:table-cell>
        </table:table-row>
        <table:table-row table:style-name="ro1">
          <table:table-cell office:value-type="float" office:value="11119711" calcext:value-type="float">
            <text:p>11119711</text:p>
          </table:table-cell>
          <table:table-cell table:formula="of:=[.A697]/1000/(60*60*24)" office:value-type="time" office:time-value="PT03H05M19.711S" calcext:value-type="time">
            <text:p>03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90.16" calcext:value-type="float">
            <text:p>390.16</text:p>
          </table:table-cell>
          <table:table-cell office:value-type="float" office:value="490.86" calcext:value-type="float">
            <text:p>490.86</text:p>
          </table:table-cell>
        </table:table-row>
        <table:table-row table:style-name="ro1">
          <table:table-cell office:value-type="float" office:value="11135711" calcext:value-type="float">
            <text:p>11135711</text:p>
          </table:table-cell>
          <table:table-cell table:formula="of:=[.A698]/1000/(60*60*24)" office:value-type="time" office:time-value="PT03H05M35.711S" calcext:value-type="time">
            <text:p>03:0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90.71" calcext:value-type="float">
            <text:p>390.71</text:p>
          </table:table-cell>
          <table:table-cell office:value-type="float" office:value="491.54" calcext:value-type="float">
            <text:p>491.54</text:p>
          </table:table-cell>
        </table:table-row>
        <table:table-row table:style-name="ro1">
          <table:table-cell office:value-type="float" office:value="11151711" calcext:value-type="float">
            <text:p>11151711</text:p>
          </table:table-cell>
          <table:table-cell table:formula="of:=[.A699]/1000/(60*60*24)" office:value-type="time" office:time-value="PT03H05M51.711S" calcext:value-type="time">
            <text:p>03:0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91.27" calcext:value-type="float">
            <text:p>391.27</text:p>
          </table:table-cell>
          <table:table-cell office:value-type="float" office:value="492.22" calcext:value-type="float">
            <text:p>492.22</text:p>
          </table:table-cell>
        </table:table-row>
        <table:table-row table:style-name="ro1">
          <table:table-cell office:value-type="float" office:value="11167711" calcext:value-type="float">
            <text:p>11167711</text:p>
          </table:table-cell>
          <table:table-cell table:formula="of:=[.A700]/1000/(60*60*24)" office:value-type="time" office:time-value="PT03H06M07.711S" calcext:value-type="time">
            <text:p>03:0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91.82" calcext:value-type="float">
            <text:p>391.82</text:p>
          </table:table-cell>
          <table:table-cell office:value-type="float" office:value="492.9" calcext:value-type="float">
            <text:p>492.9</text:p>
          </table:table-cell>
        </table:table-row>
        <table:table-row table:style-name="ro1">
          <table:table-cell office:value-type="float" office:value="11183711" calcext:value-type="float">
            <text:p>11183711</text:p>
          </table:table-cell>
          <table:table-cell table:formula="of:=[.A701]/1000/(60*60*24)" office:value-type="time" office:time-value="PT03H06M23.711S" calcext:value-type="time">
            <text:p>03:0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92.37" calcext:value-type="float">
            <text:p>392.37</text:p>
          </table:table-cell>
          <table:table-cell office:value-type="float" office:value="493.58" calcext:value-type="float">
            <text:p>493.58</text:p>
          </table:table-cell>
        </table:table-row>
        <table:table-row table:style-name="ro1">
          <table:table-cell office:value-type="float" office:value="11199711" calcext:value-type="float">
            <text:p>11199711</text:p>
          </table:table-cell>
          <table:table-cell table:formula="of:=[.A702]/1000/(60*60*24)" office:value-type="time" office:time-value="PT03H06M39.711S" calcext:value-type="time">
            <text:p>03:0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92.92" calcext:value-type="float">
            <text:p>392.92</text:p>
          </table:table-cell>
          <table:table-cell office:value-type="float" office:value="494.26" calcext:value-type="float">
            <text:p>494.26</text:p>
          </table:table-cell>
        </table:table-row>
        <table:table-row table:style-name="ro1">
          <table:table-cell office:value-type="float" office:value="11215711" calcext:value-type="float">
            <text:p>11215711</text:p>
          </table:table-cell>
          <table:table-cell table:formula="of:=[.A703]/1000/(60*60*24)" office:value-type="time" office:time-value="PT03H06M55.711S" calcext:value-type="time">
            <text:p>03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93.47" calcext:value-type="float">
            <text:p>393.47</text:p>
          </table:table-cell>
          <table:table-cell office:value-type="float" office:value="494.94" calcext:value-type="float">
            <text:p>494.94</text:p>
          </table:table-cell>
        </table:table-row>
        <table:table-row table:style-name="ro1">
          <table:table-cell office:value-type="float" office:value="11231711" calcext:value-type="float">
            <text:p>11231711</text:p>
          </table:table-cell>
          <table:table-cell table:formula="of:=[.A704]/1000/(60*60*24)" office:value-type="time" office:time-value="PT03H07M11.711S" calcext:value-type="time">
            <text:p>03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394.02" calcext:value-type="float">
            <text:p>394.02</text:p>
          </table:table-cell>
          <table:table-cell office:value-type="float" office:value="495.62" calcext:value-type="float">
            <text:p>495.62</text:p>
          </table:table-cell>
        </table:table-row>
        <table:table-row table:style-name="ro1">
          <table:table-cell office:value-type="float" office:value="11247711" calcext:value-type="float">
            <text:p>11247711</text:p>
          </table:table-cell>
          <table:table-cell table:formula="of:=[.A705]/1000/(60*60*24)" office:value-type="time" office:time-value="PT03H07M27.711S" calcext:value-type="time">
            <text:p>03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94.57" calcext:value-type="float">
            <text:p>394.57</text:p>
          </table:table-cell>
          <table:table-cell office:value-type="float" office:value="496.3" calcext:value-type="float">
            <text:p>496.3</text:p>
          </table:table-cell>
        </table:table-row>
        <table:table-row table:style-name="ro1">
          <table:table-cell office:value-type="float" office:value="11263711" calcext:value-type="float">
            <text:p>11263711</text:p>
          </table:table-cell>
          <table:table-cell table:formula="of:=[.A706]/1000/(60*60*24)" office:value-type="time" office:time-value="PT03H07M43.711S" calcext:value-type="time">
            <text:p>03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95.12" calcext:value-type="float">
            <text:p>395.12</text:p>
          </table:table-cell>
          <table:table-cell office:value-type="float" office:value="496.98" calcext:value-type="float">
            <text:p>496.98</text:p>
          </table:table-cell>
        </table:table-row>
        <table:table-row table:style-name="ro1">
          <table:table-cell office:value-type="float" office:value="11279711" calcext:value-type="float">
            <text:p>11279711</text:p>
          </table:table-cell>
          <table:table-cell table:formula="of:=[.A707]/1000/(60*60*24)" office:value-type="time" office:time-value="PT03H07M59.711S" calcext:value-type="time">
            <text:p>03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95.67" calcext:value-type="float">
            <text:p>395.67</text:p>
          </table:table-cell>
          <table:table-cell office:value-type="float" office:value="497.66" calcext:value-type="float">
            <text:p>497.66</text:p>
          </table:table-cell>
        </table:table-row>
        <table:table-row table:style-name="ro1">
          <table:table-cell office:value-type="float" office:value="11295711" calcext:value-type="float">
            <text:p>11295711</text:p>
          </table:table-cell>
          <table:table-cell table:formula="of:=[.A708]/1000/(60*60*24)" office:value-type="time" office:time-value="PT03H08M15.711S" calcext:value-type="time">
            <text:p>03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96.22" calcext:value-type="float">
            <text:p>396.22</text:p>
          </table:table-cell>
          <table:table-cell office:value-type="float" office:value="498.34" calcext:value-type="float">
            <text:p>498.34</text:p>
          </table:table-cell>
        </table:table-row>
        <table:table-row table:style-name="ro1">
          <table:table-cell office:value-type="float" office:value="11311710" calcext:value-type="float">
            <text:p>11311710</text:p>
          </table:table-cell>
          <table:table-cell table:formula="of:=[.A709]/1000/(60*60*24)" office:value-type="time" office:time-value="PT03H08M31.71S" calcext:value-type="time">
            <text:p>03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96.78" calcext:value-type="float">
            <text:p>396.78</text:p>
          </table:table-cell>
          <table:table-cell office:value-type="float" office:value="499.01" calcext:value-type="float">
            <text:p>499.01</text:p>
          </table:table-cell>
        </table:table-row>
        <table:table-row table:style-name="ro1">
          <table:table-cell office:value-type="float" office:value="11327711" calcext:value-type="float">
            <text:p>11327711</text:p>
          </table:table-cell>
          <table:table-cell table:formula="of:=[.A710]/1000/(60*60*24)" office:value-type="time" office:time-value="PT03H08M47.711S" calcext:value-type="time">
            <text:p>03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97.33" calcext:value-type="float">
            <text:p>397.33</text:p>
          </table:table-cell>
          <table:table-cell office:value-type="float" office:value="499.69" calcext:value-type="float">
            <text:p>499.69</text:p>
          </table:table-cell>
        </table:table-row>
        <table:table-row table:style-name="ro1">
          <table:table-cell office:value-type="float" office:value="11343711" calcext:value-type="float">
            <text:p>11343711</text:p>
          </table:table-cell>
          <table:table-cell table:formula="of:=[.A711]/1000/(60*60*24)" office:value-type="time" office:time-value="PT03H09M03.711S" calcext:value-type="time">
            <text:p>03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97.88" calcext:value-type="float">
            <text:p>397.88</text:p>
          </table:table-cell>
          <table:table-cell office:value-type="float" office:value="500.37" calcext:value-type="float">
            <text:p>500.37</text:p>
          </table:table-cell>
        </table:table-row>
        <table:table-row table:style-name="ro1">
          <table:table-cell office:value-type="float" office:value="11359711" calcext:value-type="float">
            <text:p>11359711</text:p>
          </table:table-cell>
          <table:table-cell table:formula="of:=[.A712]/1000/(60*60*24)" office:value-type="time" office:time-value="PT03H09M19.711S" calcext:value-type="time">
            <text:p>03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98.43" calcext:value-type="float">
            <text:p>398.43</text:p>
          </table:table-cell>
          <table:table-cell office:value-type="float" office:value="501.05" calcext:value-type="float">
            <text:p>501.05</text:p>
          </table:table-cell>
        </table:table-row>
        <table:table-row table:style-name="ro1">
          <table:table-cell office:value-type="float" office:value="11375711" calcext:value-type="float">
            <text:p>11375711</text:p>
          </table:table-cell>
          <table:table-cell table:formula="of:=[.A713]/1000/(60*60*24)" office:value-type="time" office:time-value="PT03H09M35.711S" calcext:value-type="time">
            <text:p>03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98.98" calcext:value-type="float">
            <text:p>398.98</text:p>
          </table:table-cell>
          <table:table-cell office:value-type="float" office:value="501.73" calcext:value-type="float">
            <text:p>501.73</text:p>
          </table:table-cell>
        </table:table-row>
        <table:table-row table:style-name="ro1">
          <table:table-cell office:value-type="float" office:value="11391711" calcext:value-type="float">
            <text:p>11391711</text:p>
          </table:table-cell>
          <table:table-cell table:formula="of:=[.A714]/1000/(60*60*24)" office:value-type="time" office:time-value="PT03H09M51.711S" calcext:value-type="time">
            <text:p>03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99.53" calcext:value-type="float">
            <text:p>399.53</text:p>
          </table:table-cell>
          <table:table-cell office:value-type="float" office:value="502.41" calcext:value-type="float">
            <text:p>502.41</text:p>
          </table:table-cell>
        </table:table-row>
        <table:table-row table:style-name="ro1">
          <table:table-cell office:value-type="float" office:value="11407711" calcext:value-type="float">
            <text:p>11407711</text:p>
          </table:table-cell>
          <table:table-cell table:formula="of:=[.A715]/1000/(60*60*24)" office:value-type="time" office:time-value="PT03H10M07.711S" calcext:value-type="time">
            <text:p>03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00.08" calcext:value-type="float">
            <text:p>400.08</text:p>
          </table:table-cell>
          <table:table-cell office:value-type="float" office:value="503.09" calcext:value-type="float">
            <text:p>503.09</text:p>
          </table:table-cell>
        </table:table-row>
        <table:table-row table:style-name="ro1">
          <table:table-cell office:value-type="float" office:value="11423711" calcext:value-type="float">
            <text:p>11423711</text:p>
          </table:table-cell>
          <table:table-cell table:formula="of:=[.A716]/1000/(60*60*24)" office:value-type="time" office:time-value="PT03H10M23.711S" calcext:value-type="time">
            <text:p>03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00.63" calcext:value-type="float">
            <text:p>400.63</text:p>
          </table:table-cell>
          <table:table-cell office:value-type="float" office:value="503.76" calcext:value-type="float">
            <text:p>503.76</text:p>
          </table:table-cell>
        </table:table-row>
        <table:table-row table:style-name="ro1">
          <table:table-cell office:value-type="float" office:value="11439711" calcext:value-type="float">
            <text:p>11439711</text:p>
          </table:table-cell>
          <table:table-cell table:formula="of:=[.A717]/1000/(60*60*24)" office:value-type="time" office:time-value="PT03H10M39.711S" calcext:value-type="time">
            <text:p>03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01.18" calcext:value-type="float">
            <text:p>401.18</text:p>
          </table:table-cell>
          <table:table-cell office:value-type="float" office:value="504.44" calcext:value-type="float">
            <text:p>504.44</text:p>
          </table:table-cell>
        </table:table-row>
        <table:table-row table:style-name="ro1">
          <table:table-cell office:value-type="float" office:value="11455711" calcext:value-type="float">
            <text:p>11455711</text:p>
          </table:table-cell>
          <table:table-cell table:formula="of:=[.A718]/1000/(60*60*24)" office:value-type="time" office:time-value="PT03H10M55.711S" calcext:value-type="time">
            <text:p>03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1.73" calcext:value-type="float">
            <text:p>401.73</text:p>
          </table:table-cell>
          <table:table-cell office:value-type="float" office:value="505.12" calcext:value-type="float">
            <text:p>505.12</text:p>
          </table:table-cell>
        </table:table-row>
        <table:table-row table:style-name="ro1">
          <table:table-cell office:value-type="float" office:value="11471711" calcext:value-type="float">
            <text:p>11471711</text:p>
          </table:table-cell>
          <table:table-cell table:formula="of:=[.A719]/1000/(60*60*24)" office:value-type="time" office:time-value="PT03H11M11.711S" calcext:value-type="time">
            <text:p>03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2.28" calcext:value-type="float">
            <text:p>402.28</text:p>
          </table:table-cell>
          <table:table-cell office:value-type="float" office:value="505.8" calcext:value-type="float">
            <text:p>505.8</text:p>
          </table:table-cell>
        </table:table-row>
        <table:table-row table:style-name="ro1">
          <table:table-cell office:value-type="float" office:value="11487711" calcext:value-type="float">
            <text:p>11487711</text:p>
          </table:table-cell>
          <table:table-cell table:formula="of:=[.A720]/1000/(60*60*24)" office:value-type="time" office:time-value="PT03H11M27.711S" calcext:value-type="time">
            <text:p>03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2.83" calcext:value-type="float">
            <text:p>402.83</text:p>
          </table:table-cell>
          <table:table-cell office:value-type="float" office:value="506.48" calcext:value-type="float">
            <text:p>506.48</text:p>
          </table:table-cell>
        </table:table-row>
        <table:table-row table:style-name="ro1">
          <table:table-cell office:value-type="float" office:value="11503711" calcext:value-type="float">
            <text:p>11503711</text:p>
          </table:table-cell>
          <table:table-cell table:formula="of:=[.A721]/1000/(60*60*24)" office:value-type="time" office:time-value="PT03H11M43.711S" calcext:value-type="time">
            <text:p>03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403.38" calcext:value-type="float">
            <text:p>403.38</text:p>
          </table:table-cell>
          <table:table-cell office:value-type="float" office:value="507.16" calcext:value-type="float">
            <text:p>507.16</text:p>
          </table:table-cell>
        </table:table-row>
        <table:table-row table:style-name="ro1">
          <table:table-cell office:value-type="float" office:value="11519711" calcext:value-type="float">
            <text:p>11519711</text:p>
          </table:table-cell>
          <table:table-cell table:formula="of:=[.A722]/1000/(60*60*24)" office:value-type="time" office:time-value="PT03H11M59.711S" calcext:value-type="time">
            <text:p>03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3.93" calcext:value-type="float">
            <text:p>403.93</text:p>
          </table:table-cell>
          <table:table-cell office:value-type="float" office:value="507.83" calcext:value-type="float">
            <text:p>507.83</text:p>
          </table:table-cell>
        </table:table-row>
        <table:table-row table:style-name="ro1">
          <table:table-cell office:value-type="float" office:value="11535711" calcext:value-type="float">
            <text:p>11535711</text:p>
          </table:table-cell>
          <table:table-cell table:formula="of:=[.A723]/1000/(60*60*24)" office:value-type="time" office:time-value="PT03H12M15.711S" calcext:value-type="time">
            <text:p>03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4.48" calcext:value-type="float">
            <text:p>404.48</text:p>
          </table:table-cell>
          <table:table-cell office:value-type="float" office:value="508.51" calcext:value-type="float">
            <text:p>508.51</text:p>
          </table:table-cell>
        </table:table-row>
        <table:table-row table:style-name="ro1">
          <table:table-cell office:value-type="float" office:value="11551711" calcext:value-type="float">
            <text:p>11551711</text:p>
          </table:table-cell>
          <table:table-cell table:formula="of:=[.A724]/1000/(60*60*24)" office:value-type="time" office:time-value="PT03H12M31.711S" calcext:value-type="time">
            <text:p>03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5.03" calcext:value-type="float">
            <text:p>405.03</text:p>
          </table:table-cell>
          <table:table-cell office:value-type="float" office:value="509.19" calcext:value-type="float">
            <text:p>509.19</text:p>
          </table:table-cell>
        </table:table-row>
        <table:table-row table:style-name="ro1">
          <table:table-cell office:value-type="float" office:value="11567711" calcext:value-type="float">
            <text:p>11567711</text:p>
          </table:table-cell>
          <table:table-cell table:formula="of:=[.A725]/1000/(60*60*24)" office:value-type="time" office:time-value="PT03H12M47.711S" calcext:value-type="time">
            <text:p>03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5.58" calcext:value-type="float">
            <text:p>405.58</text:p>
          </table:table-cell>
          <table:table-cell office:value-type="float" office:value="509.87" calcext:value-type="float">
            <text:p>509.87</text:p>
          </table:table-cell>
        </table:table-row>
        <table:table-row table:style-name="ro1">
          <table:table-cell office:value-type="float" office:value="11583711" calcext:value-type="float">
            <text:p>11583711</text:p>
          </table:table-cell>
          <table:table-cell table:formula="of:=[.A726]/1000/(60*60*24)" office:value-type="time" office:time-value="PT03H13M03.711S" calcext:value-type="time">
            <text:p>03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6.13" calcext:value-type="float">
            <text:p>406.13</text:p>
          </table:table-cell>
          <table:table-cell office:value-type="float" office:value="510.55" calcext:value-type="float">
            <text:p>510.55</text:p>
          </table:table-cell>
        </table:table-row>
        <table:table-row table:style-name="ro1">
          <table:table-cell office:value-type="float" office:value="11599711" calcext:value-type="float">
            <text:p>11599711</text:p>
          </table:table-cell>
          <table:table-cell table:formula="of:=[.A727]/1000/(60*60*24)" office:value-type="time" office:time-value="PT03H13M19.711S" calcext:value-type="time">
            <text:p>03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6.69" calcext:value-type="float">
            <text:p>406.69</text:p>
          </table:table-cell>
          <table:table-cell office:value-type="float" office:value="511.22" calcext:value-type="float">
            <text:p>511.22</text:p>
          </table:table-cell>
        </table:table-row>
        <table:table-row table:style-name="ro1">
          <table:table-cell office:value-type="float" office:value="11615711" calcext:value-type="float">
            <text:p>11615711</text:p>
          </table:table-cell>
          <table:table-cell table:formula="of:=[.A728]/1000/(60*60*24)" office:value-type="time" office:time-value="PT03H13M35.711S" calcext:value-type="time">
            <text:p>03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7.24" calcext:value-type="float">
            <text:p>407.24</text:p>
          </table:table-cell>
          <table:table-cell office:value-type="float" office:value="511.9" calcext:value-type="float">
            <text:p>511.9</text:p>
          </table:table-cell>
        </table:table-row>
        <table:table-row table:style-name="ro1">
          <table:table-cell office:value-type="float" office:value="11631711" calcext:value-type="float">
            <text:p>11631711</text:p>
          </table:table-cell>
          <table:table-cell table:formula="of:=[.A729]/1000/(60*60*24)" office:value-type="time" office:time-value="PT03H13M51.711S" calcext:value-type="time">
            <text:p>03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7.79" calcext:value-type="float">
            <text:p>407.79</text:p>
          </table:table-cell>
          <table:table-cell office:value-type="float" office:value="512.58" calcext:value-type="float">
            <text:p>512.58</text:p>
          </table:table-cell>
        </table:table-row>
        <table:table-row table:style-name="ro1">
          <table:table-cell office:value-type="float" office:value="11647711" calcext:value-type="float">
            <text:p>11647711</text:p>
          </table:table-cell>
          <table:table-cell table:formula="of:=[.A730]/1000/(60*60*24)" office:value-type="time" office:time-value="PT03H14M07.711S" calcext:value-type="time">
            <text:p>03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8.34" calcext:value-type="float">
            <text:p>408.34</text:p>
          </table:table-cell>
          <table:table-cell office:value-type="float" office:value="513.26" calcext:value-type="float">
            <text:p>513.26</text:p>
          </table:table-cell>
        </table:table-row>
        <table:table-row table:style-name="ro1">
          <table:table-cell office:value-type="float" office:value="11663711" calcext:value-type="float">
            <text:p>11663711</text:p>
          </table:table-cell>
          <table:table-cell table:formula="of:=[.A731]/1000/(60*60*24)" office:value-type="time" office:time-value="PT03H14M23.711S" calcext:value-type="time">
            <text:p>03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08.89" calcext:value-type="float">
            <text:p>408.89</text:p>
          </table:table-cell>
          <table:table-cell office:value-type="float" office:value="513.94" calcext:value-type="float">
            <text:p>513.94</text:p>
          </table:table-cell>
        </table:table-row>
        <table:table-row table:style-name="ro1">
          <table:table-cell office:value-type="float" office:value="11679711" calcext:value-type="float">
            <text:p>11679711</text:p>
          </table:table-cell>
          <table:table-cell table:formula="of:=[.A732]/1000/(60*60*24)" office:value-type="time" office:time-value="PT03H14M39.711S" calcext:value-type="time">
            <text:p>03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409.44" calcext:value-type="float">
            <text:p>409.44</text:p>
          </table:table-cell>
          <table:table-cell office:value-type="float" office:value="514.61" calcext:value-type="float">
            <text:p>514.61</text:p>
          </table:table-cell>
        </table:table-row>
        <table:table-row table:style-name="ro1">
          <table:table-cell office:value-type="float" office:value="11695711" calcext:value-type="float">
            <text:p>11695711</text:p>
          </table:table-cell>
          <table:table-cell table:formula="of:=[.A733]/1000/(60*60*24)" office:value-type="time" office:time-value="PT03H14M55.711S" calcext:value-type="time">
            <text:p>03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09.99" calcext:value-type="float">
            <text:p>409.99</text:p>
          </table:table-cell>
          <table:table-cell office:value-type="float" office:value="515.29" calcext:value-type="float">
            <text:p>515.29</text:p>
          </table:table-cell>
        </table:table-row>
        <table:table-row table:style-name="ro1">
          <table:table-cell office:value-type="float" office:value="11711711" calcext:value-type="float">
            <text:p>11711711</text:p>
          </table:table-cell>
          <table:table-cell table:formula="of:=[.A734]/1000/(60*60*24)" office:value-type="time" office:time-value="PT03H15M11.711S" calcext:value-type="time">
            <text:p>03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10.54" calcext:value-type="float">
            <text:p>410.54</text:p>
          </table:table-cell>
          <table:table-cell office:value-type="float" office:value="515.97" calcext:value-type="float">
            <text:p>515.97</text:p>
          </table:table-cell>
        </table:table-row>
        <table:table-row table:style-name="ro1">
          <table:table-cell office:value-type="float" office:value="11727711" calcext:value-type="float">
            <text:p>11727711</text:p>
          </table:table-cell>
          <table:table-cell table:formula="of:=[.A735]/1000/(60*60*24)" office:value-type="time" office:time-value="PT03H15M27.711S" calcext:value-type="time">
            <text:p>03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11.09" calcext:value-type="float">
            <text:p>411.09</text:p>
          </table:table-cell>
          <table:table-cell office:value-type="float" office:value="516.64" calcext:value-type="float">
            <text:p>516.64</text:p>
          </table:table-cell>
        </table:table-row>
        <table:table-row table:style-name="ro1">
          <table:table-cell office:value-type="float" office:value="11743711" calcext:value-type="float">
            <text:p>11743711</text:p>
          </table:table-cell>
          <table:table-cell table:formula="of:=[.A736]/1000/(60*60*24)" office:value-type="time" office:time-value="PT03H15M43.711S" calcext:value-type="time">
            <text:p>03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11.64" calcext:value-type="float">
            <text:p>411.64</text:p>
          </table:table-cell>
          <table:table-cell office:value-type="float" office:value="517.32" calcext:value-type="float">
            <text:p>517.32</text:p>
          </table:table-cell>
        </table:table-row>
        <table:table-row table:style-name="ro1">
          <table:table-cell office:value-type="float" office:value="11759711" calcext:value-type="float">
            <text:p>11759711</text:p>
          </table:table-cell>
          <table:table-cell table:formula="of:=[.A737]/1000/(60*60*24)" office:value-type="time" office:time-value="PT03H15M59.711S" calcext:value-type="time">
            <text:p>03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12.19" calcext:value-type="float">
            <text:p>412.1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1775711" calcext:value-type="float">
            <text:p>11775711</text:p>
          </table:table-cell>
          <table:table-cell table:formula="of:=[.A738]/1000/(60*60*24)" office:value-type="time" office:time-value="PT03H16M15.711S" calcext:value-type="time">
            <text:p>03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12.74" calcext:value-type="float">
            <text:p>412.74</text:p>
          </table:table-cell>
          <table:table-cell office:value-type="float" office:value="518.68" calcext:value-type="float">
            <text:p>518.68</text:p>
          </table:table-cell>
        </table:table-row>
        <table:table-row table:style-name="ro1">
          <table:table-cell office:value-type="float" office:value="11791711" calcext:value-type="float">
            <text:p>11791711</text:p>
          </table:table-cell>
          <table:table-cell table:formula="of:=[.A739]/1000/(60*60*24)" office:value-type="time" office:time-value="PT03H16M31.711S" calcext:value-type="time">
            <text:p>03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13.28" calcext:value-type="float">
            <text:p>413.28</text:p>
          </table:table-cell>
          <table:table-cell office:value-type="float" office:value="519.35" calcext:value-type="float">
            <text:p>519.35</text:p>
          </table:table-cell>
        </table:table-row>
        <table:table-row table:style-name="ro1">
          <table:table-cell office:value-type="float" office:value="11807711" calcext:value-type="float">
            <text:p>11807711</text:p>
          </table:table-cell>
          <table:table-cell table:formula="of:=[.A740]/1000/(60*60*24)" office:value-type="time" office:time-value="PT03H16M47.711S" calcext:value-type="time">
            <text:p>03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13.83" calcext:value-type="float">
            <text:p>413.83</text:p>
          </table:table-cell>
          <table:table-cell office:value-type="float" office:value="520.03" calcext:value-type="float">
            <text:p>520.03</text:p>
          </table:table-cell>
        </table:table-row>
        <table:table-row table:style-name="ro1">
          <table:table-cell office:value-type="float" office:value="11823711" calcext:value-type="float">
            <text:p>11823711</text:p>
          </table:table-cell>
          <table:table-cell table:formula="of:=[.A741]/1000/(60*60*24)" office:value-type="time" office:time-value="PT03H17M03.711S" calcext:value-type="time">
            <text:p>03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14.38" calcext:value-type="float">
            <text:p>414.38</text:p>
          </table:table-cell>
          <table:table-cell office:value-type="float" office:value="520.71" calcext:value-type="float">
            <text:p>520.71</text:p>
          </table:table-cell>
        </table:table-row>
        <table:table-row table:style-name="ro1">
          <table:table-cell office:value-type="float" office:value="11839711" calcext:value-type="float">
            <text:p>11839711</text:p>
          </table:table-cell>
          <table:table-cell table:formula="of:=[.A742]/1000/(60*60*24)" office:value-type="time" office:time-value="PT03H17M19.711S" calcext:value-type="time">
            <text:p>03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414.93" calcext:value-type="float">
            <text:p>414.93</text:p>
          </table:table-cell>
          <table:table-cell office:value-type="float" office:value="521.38" calcext:value-type="float">
            <text:p>521.38</text:p>
          </table:table-cell>
        </table:table-row>
        <table:table-row table:style-name="ro1">
          <table:table-cell office:value-type="float" office:value="11855711" calcext:value-type="float">
            <text:p>11855711</text:p>
          </table:table-cell>
          <table:table-cell table:formula="of:=[.A743]/1000/(60*60*24)" office:value-type="time" office:time-value="PT03H17M35.711S" calcext:value-type="time">
            <text:p>03:17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15.48" calcext:value-type="float">
            <text:p>415.48</text:p>
          </table:table-cell>
          <table:table-cell office:value-type="float" office:value="522.06" calcext:value-type="float">
            <text:p>522.06</text:p>
          </table:table-cell>
        </table:table-row>
        <table:table-row table:style-name="ro1">
          <table:table-cell office:value-type="float" office:value="11871711" calcext:value-type="float">
            <text:p>11871711</text:p>
          </table:table-cell>
          <table:table-cell table:formula="of:=[.A744]/1000/(60*60*24)" office:value-type="time" office:time-value="PT03H17M51.711S" calcext:value-type="time">
            <text:p>03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416.03" calcext:value-type="float">
            <text:p>416.03</text:p>
          </table:table-cell>
          <table:table-cell office:value-type="float" office:value="522.74" calcext:value-type="float">
            <text:p>522.74</text:p>
          </table:table-cell>
        </table:table-row>
        <table:table-row table:style-name="ro1">
          <table:table-cell office:value-type="float" office:value="11887711" calcext:value-type="float">
            <text:p>11887711</text:p>
          </table:table-cell>
          <table:table-cell table:formula="of:=[.A745]/1000/(60*60*24)" office:value-type="time" office:time-value="PT03H18M07.711S" calcext:value-type="time">
            <text:p>03:1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416.58" calcext:value-type="float">
            <text:p>416.58</text:p>
          </table:table-cell>
          <table:table-cell office:value-type="float" office:value="523.41" calcext:value-type="float">
            <text:p>523.41</text:p>
          </table:table-cell>
        </table:table-row>
        <table:table-row table:style-name="ro1">
          <table:table-cell office:value-type="float" office:value="11903711" calcext:value-type="float">
            <text:p>11903711</text:p>
          </table:table-cell>
          <table:table-cell table:formula="of:=[.A746]/1000/(60*60*24)" office:value-type="time" office:time-value="PT03H18M23.711S" calcext:value-type="time">
            <text:p>03:18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417.13" calcext:value-type="float">
            <text:p>417.13</text:p>
          </table:table-cell>
          <table:table-cell office:value-type="float" office:value="524.09" calcext:value-type="float">
            <text:p>524.09</text:p>
          </table:table-cell>
        </table:table-row>
        <table:table-row table:style-name="ro1">
          <table:table-cell office:value-type="float" office:value="11919711" calcext:value-type="float">
            <text:p>11919711</text:p>
          </table:table-cell>
          <table:table-cell table:formula="of:=[.A747]/1000/(60*60*24)" office:value-type="time" office:time-value="PT03H18M39.711S" calcext:value-type="time">
            <text:p>03:18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17.68" calcext:value-type="float">
            <text:p>417.68</text:p>
          </table:table-cell>
          <table:table-cell office:value-type="float" office:value="524.76" calcext:value-type="float">
            <text:p>524.76</text:p>
          </table:table-cell>
        </table:table-row>
        <table:table-row table:style-name="ro1">
          <table:table-cell office:value-type="float" office:value="11935711" calcext:value-type="float">
            <text:p>11935711</text:p>
          </table:table-cell>
          <table:table-cell table:formula="of:=[.A748]/1000/(60*60*24)" office:value-type="time" office:time-value="PT03H18M55.711S" calcext:value-type="time">
            <text:p>03:18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18.23" calcext:value-type="float">
            <text:p>418.23</text:p>
          </table:table-cell>
          <table:table-cell office:value-type="float" office:value="525.44" calcext:value-type="float">
            <text:p>525.44</text:p>
          </table:table-cell>
        </table:table-row>
        <table:table-row table:style-name="ro1">
          <table:table-cell office:value-type="float" office:value="11951711" calcext:value-type="float">
            <text:p>11951711</text:p>
          </table:table-cell>
          <table:table-cell table:formula="of:=[.A749]/1000/(60*60*24)" office:value-type="time" office:time-value="PT03H19M11.711S" calcext:value-type="time">
            <text:p>03:19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18.78" calcext:value-type="float">
            <text:p>418.78</text:p>
          </table:table-cell>
          <table:table-cell office:value-type="float" office:value="526.11" calcext:value-type="float">
            <text:p>526.11</text:p>
          </table:table-cell>
        </table:table-row>
        <table:table-row table:style-name="ro1">
          <table:table-cell office:value-type="float" office:value="11967711" calcext:value-type="float">
            <text:p>11967711</text:p>
          </table:table-cell>
          <table:table-cell table:formula="of:=[.A750]/1000/(60*60*24)" office:value-type="time" office:time-value="PT03H19M27.711S" calcext:value-type="time">
            <text:p>03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419.33" calcext:value-type="float">
            <text:p>419.33</text:p>
          </table:table-cell>
          <table:table-cell office:value-type="float" office:value="526.79" calcext:value-type="float">
            <text:p>526.79</text:p>
          </table:table-cell>
        </table:table-row>
        <table:table-row table:style-name="ro1">
          <table:table-cell office:value-type="float" office:value="11983711" calcext:value-type="float">
            <text:p>11983711</text:p>
          </table:table-cell>
          <table:table-cell table:formula="of:=[.A751]/1000/(60*60*24)" office:value-type="time" office:time-value="PT03H19M43.711S" calcext:value-type="time">
            <text:p>03:19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19.88" calcext:value-type="float">
            <text:p>419.88</text:p>
          </table:table-cell>
          <table:table-cell office:value-type="float" office:value="527.46" calcext:value-type="float">
            <text:p>527.46</text:p>
          </table:table-cell>
        </table:table-row>
        <table:table-row table:style-name="ro1">
          <table:table-cell office:value-type="float" office:value="11999711" calcext:value-type="float">
            <text:p>11999711</text:p>
          </table:table-cell>
          <table:table-cell table:formula="of:=[.A752]/1000/(60*60*24)" office:value-type="time" office:time-value="PT03H19M59.711S" calcext:value-type="time">
            <text:p>03:20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420.43" calcext:value-type="float">
            <text:p>420.43</text:p>
          </table:table-cell>
          <table:table-cell office:value-type="float" office:value="528.14" calcext:value-type="float">
            <text:p>528.14</text:p>
          </table:table-cell>
        </table:table-row>
        <table:table-row table:style-name="ro1">
          <table:table-cell office:value-type="float" office:value="12015711" calcext:value-type="float">
            <text:p>12015711</text:p>
          </table:table-cell>
          <table:table-cell table:formula="of:=[.A753]/1000/(60*60*24)" office:value-type="time" office:time-value="PT03H20M15.711S" calcext:value-type="time">
            <text:p>03:20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420.98" calcext:value-type="float">
            <text:p>420.98</text:p>
          </table:table-cell>
          <table:table-cell office:value-type="float" office:value="528.81" calcext:value-type="float">
            <text:p>528.81</text:p>
          </table:table-cell>
        </table:table-row>
        <table:table-row table:style-name="ro1">
          <table:table-cell office:value-type="float" office:value="12031711" calcext:value-type="float">
            <text:p>12031711</text:p>
          </table:table-cell>
          <table:table-cell table:formula="of:=[.A754]/1000/(60*60*24)" office:value-type="time" office:time-value="PT03H20M31.711S" calcext:value-type="time">
            <text:p>03:20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21.53" calcext:value-type="float">
            <text:p>421.53</text:p>
          </table:table-cell>
          <table:table-cell office:value-type="float" office:value="529.49" calcext:value-type="float">
            <text:p>529.49</text:p>
          </table:table-cell>
        </table:table-row>
        <table:table-row table:style-name="ro1">
          <table:table-cell office:value-type="float" office:value="12047711" calcext:value-type="float">
            <text:p>12047711</text:p>
          </table:table-cell>
          <table:table-cell table:formula="of:=[.A755]/1000/(60*60*24)" office:value-type="time" office:time-value="PT03H20M47.711S" calcext:value-type="time">
            <text:p>03:20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422.08" calcext:value-type="float">
            <text:p>422.08</text:p>
          </table:table-cell>
          <table:table-cell office:value-type="float" office:value="530.16" calcext:value-type="float">
            <text:p>530.16</text:p>
          </table:table-cell>
        </table:table-row>
        <table:table-row table:style-name="ro1">
          <table:table-cell office:value-type="float" office:value="12063711" calcext:value-type="float">
            <text:p>12063711</text:p>
          </table:table-cell>
          <table:table-cell table:formula="of:=[.A756]/1000/(60*60*24)" office:value-type="time" office:time-value="PT03H21M03.711S" calcext:value-type="time">
            <text:p>03:21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22.62" calcext:value-type="float">
            <text:p>422.62</text:p>
          </table:table-cell>
          <table:table-cell office:value-type="float" office:value="530.84" calcext:value-type="float">
            <text:p>530.84</text:p>
          </table:table-cell>
        </table:table-row>
        <table:table-row table:style-name="ro1">
          <table:table-cell office:value-type="float" office:value="12079711" calcext:value-type="float">
            <text:p>12079711</text:p>
          </table:table-cell>
          <table:table-cell table:formula="of:=[.A757]/1000/(60*60*24)" office:value-type="time" office:time-value="PT03H21M19.711S" calcext:value-type="time">
            <text:p>03:21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423.17" calcext:value-type="float">
            <text:p>423.17</text:p>
          </table:table-cell>
          <table:table-cell office:value-type="float" office:value="531.51" calcext:value-type="float">
            <text:p>531.51</text:p>
          </table:table-cell>
        </table:table-row>
        <table:table-row table:style-name="ro1">
          <table:table-cell office:value-type="float" office:value="12095711" calcext:value-type="float">
            <text:p>12095711</text:p>
          </table:table-cell>
          <table:table-cell table:formula="of:=[.A758]/1000/(60*60*24)" office:value-type="time" office:time-value="PT03H21M35.711S" calcext:value-type="time">
            <text:p>03:21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23.72" calcext:value-type="float">
            <text:p>423.72</text:p>
          </table:table-cell>
          <table:table-cell office:value-type="float" office:value="532.18" calcext:value-type="float">
            <text:p>532.18</text:p>
          </table:table-cell>
        </table:table-row>
        <table:table-row table:style-name="ro1">
          <table:table-cell office:value-type="float" office:value="12111711" calcext:value-type="float">
            <text:p>12111711</text:p>
          </table:table-cell>
          <table:table-cell table:formula="of:=[.A759]/1000/(60*60*24)" office:value-type="time" office:time-value="PT03H21M51.711S" calcext:value-type="time">
            <text:p>03:21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24.27" calcext:value-type="float">
            <text:p>424.27</text:p>
          </table:table-cell>
          <table:table-cell office:value-type="float" office:value="532.86" calcext:value-type="float">
            <text:p>532.86</text:p>
          </table:table-cell>
        </table:table-row>
        <table:table-row table:style-name="ro1">
          <table:table-cell office:value-type="float" office:value="12127711" calcext:value-type="float">
            <text:p>12127711</text:p>
          </table:table-cell>
          <table:table-cell table:formula="of:=[.A760]/1000/(60*60*24)" office:value-type="time" office:time-value="PT03H22M07.711S" calcext:value-type="time">
            <text:p>03:22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24.82" calcext:value-type="float">
            <text:p>424.82</text:p>
          </table:table-cell>
          <table:table-cell office:value-type="float" office:value="533.53" calcext:value-type="float">
            <text:p>533.53</text:p>
          </table:table-cell>
        </table:table-row>
        <table:table-row table:style-name="ro1">
          <table:table-cell office:value-type="float" office:value="12143711" calcext:value-type="float">
            <text:p>12143711</text:p>
          </table:table-cell>
          <table:table-cell table:formula="of:=[.A761]/1000/(60*60*24)" office:value-type="time" office:time-value="PT03H22M23.711S" calcext:value-type="time">
            <text:p>03:2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25.37" calcext:value-type="float">
            <text:p>425.37</text:p>
          </table:table-cell>
          <table:table-cell office:value-type="float" office:value="534.21" calcext:value-type="float">
            <text:p>534.21</text:p>
          </table:table-cell>
        </table:table-row>
        <table:table-row table:style-name="ro1">
          <table:table-cell office:value-type="float" office:value="12159711" calcext:value-type="float">
            <text:p>12159711</text:p>
          </table:table-cell>
          <table:table-cell table:formula="of:=[.A762]/1000/(60*60*24)" office:value-type="time" office:time-value="PT03H22M39.711S" calcext:value-type="time">
            <text:p>03:22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425.92" calcext:value-type="float">
            <text:p>425.92</text:p>
          </table:table-cell>
          <table:table-cell office:value-type="float" office:value="534.88" calcext:value-type="float">
            <text:p>534.88</text:p>
          </table:table-cell>
        </table:table-row>
        <table:table-row table:style-name="ro1">
          <table:table-cell office:value-type="float" office:value="12175710" calcext:value-type="float">
            <text:p>12175710</text:p>
          </table:table-cell>
          <table:table-cell table:formula="of:=[.A763]/1000/(60*60*24)" office:value-type="time" office:time-value="PT03H22M55.71S" calcext:value-type="time">
            <text:p>03:22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26.47" calcext:value-type="float">
            <text:p>426.47</text:p>
          </table:table-cell>
          <table:table-cell office:value-type="float" office:value="535.56" calcext:value-type="float">
            <text:p>535.56</text:p>
          </table:table-cell>
        </table:table-row>
        <table:table-row table:style-name="ro1">
          <table:table-cell office:value-type="float" office:value="12191711" calcext:value-type="float">
            <text:p>12191711</text:p>
          </table:table-cell>
          <table:table-cell table:formula="of:=[.A764]/1000/(60*60*24)" office:value-type="time" office:time-value="PT03H23M11.711S" calcext:value-type="time">
            <text:p>03:23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27.01" calcext:value-type="float">
            <text:p>427.01</text:p>
          </table:table-cell>
          <table:table-cell office:value-type="float" office:value="536.23" calcext:value-type="float">
            <text:p>536.23</text:p>
          </table:table-cell>
        </table:table-row>
        <table:table-row table:style-name="ro1">
          <table:table-cell office:value-type="float" office:value="12207711" calcext:value-type="float">
            <text:p>12207711</text:p>
          </table:table-cell>
          <table:table-cell table:formula="of:=[.A765]/1000/(60*60*24)" office:value-type="time" office:time-value="PT03H23M27.711S" calcext:value-type="time">
            <text:p>03:23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27.56" calcext:value-type="float">
            <text:p>427.56</text:p>
          </table:table-cell>
          <table:table-cell office:value-type="float" office:value="536.9" calcext:value-type="float">
            <text:p>536.9</text:p>
          </table:table-cell>
        </table:table-row>
        <table:table-row table:style-name="ro1">
          <table:table-cell office:value-type="float" office:value="12223711" calcext:value-type="float">
            <text:p>12223711</text:p>
          </table:table-cell>
          <table:table-cell table:formula="of:=[.A766]/1000/(60*60*24)" office:value-type="time" office:time-value="PT03H23M43.711S" calcext:value-type="time">
            <text:p>03:23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28.11" calcext:value-type="float">
            <text:p>428.11</text:p>
          </table:table-cell>
          <table:table-cell office:value-type="float" office:value="537.58" calcext:value-type="float">
            <text:p>537.58</text:p>
          </table:table-cell>
        </table:table-row>
        <table:table-row table:style-name="ro1">
          <table:table-cell office:value-type="float" office:value="12239711" calcext:value-type="float">
            <text:p>12239711</text:p>
          </table:table-cell>
          <table:table-cell table:formula="of:=[.A767]/1000/(60*60*24)" office:value-type="time" office:time-value="PT03H23M59.711S" calcext:value-type="time">
            <text:p>03:24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428.66" calcext:value-type="float">
            <text:p>428.66</text:p>
          </table:table-cell>
          <table:table-cell office:value-type="float" office:value="538.25" calcext:value-type="float">
            <text:p>538.25</text:p>
          </table:table-cell>
        </table:table-row>
        <table:table-row table:style-name="ro1">
          <table:table-cell office:value-type="float" office:value="12255711" calcext:value-type="float">
            <text:p>12255711</text:p>
          </table:table-cell>
          <table:table-cell table:formula="of:=[.A768]/1000/(60*60*24)" office:value-type="time" office:time-value="PT03H24M15.711S" calcext:value-type="time">
            <text:p>03:24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29.21" calcext:value-type="float">
            <text:p>429.21</text:p>
          </table:table-cell>
          <table:table-cell office:value-type="float" office:value="538.93" calcext:value-type="float">
            <text:p>538.93</text:p>
          </table:table-cell>
        </table:table-row>
        <table:table-row table:style-name="ro1">
          <table:table-cell office:value-type="float" office:value="12271711" calcext:value-type="float">
            <text:p>12271711</text:p>
          </table:table-cell>
          <table:table-cell table:formula="of:=[.A769]/1000/(60*60*24)" office:value-type="time" office:time-value="PT03H24M31.711S" calcext:value-type="time">
            <text:p>03:2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29.76" calcext:value-type="float">
            <text:p>429.76</text:p>
          </table:table-cell>
          <table:table-cell office:value-type="float" office:value="539.6" calcext:value-type="float">
            <text:p>539.6</text:p>
          </table:table-cell>
        </table:table-row>
        <table:table-row table:style-name="ro1">
          <table:table-cell office:value-type="float" office:value="12287711" calcext:value-type="float">
            <text:p>12287711</text:p>
          </table:table-cell>
          <table:table-cell table:formula="of:=[.A770]/1000/(60*60*24)" office:value-type="time" office:time-value="PT03H24M47.711S" calcext:value-type="time">
            <text:p>03:2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30.31" calcext:value-type="float">
            <text:p>430.31</text:p>
          </table:table-cell>
          <table:table-cell office:value-type="float" office:value="540.27" calcext:value-type="float">
            <text:p>540.27</text:p>
          </table:table-cell>
        </table:table-row>
        <table:table-row table:style-name="ro1">
          <table:table-cell office:value-type="float" office:value="12303711" calcext:value-type="float">
            <text:p>12303711</text:p>
          </table:table-cell>
          <table:table-cell table:formula="of:=[.A771]/1000/(60*60*24)" office:value-type="time" office:time-value="PT03H25M03.711S" calcext:value-type="time">
            <text:p>03:25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30.85" calcext:value-type="float">
            <text:p>430.85</text:p>
          </table:table-cell>
          <table:table-cell office:value-type="float" office:value="540.95" calcext:value-type="float">
            <text:p>540.95</text:p>
          </table:table-cell>
        </table:table-row>
        <table:table-row table:style-name="ro1">
          <table:table-cell office:value-type="float" office:value="12319711" calcext:value-type="float">
            <text:p>12319711</text:p>
          </table:table-cell>
          <table:table-cell table:formula="of:=[.A772]/1000/(60*60*24)" office:value-type="time" office:time-value="PT03H25M19.711S" calcext:value-type="time">
            <text:p>03:25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31.4" calcext:value-type="float">
            <text:p>431.4</text:p>
          </table:table-cell>
          <table:table-cell office:value-type="float" office:value="541.62" calcext:value-type="float">
            <text:p>541.62</text:p>
          </table:table-cell>
        </table:table-row>
        <table:table-row table:style-name="ro1">
          <table:table-cell office:value-type="float" office:value="12335711" calcext:value-type="float">
            <text:p>12335711</text:p>
          </table:table-cell>
          <table:table-cell table:formula="of:=[.A773]/1000/(60*60*24)" office:value-type="time" office:time-value="PT03H25M35.711S" calcext:value-type="time">
            <text:p>03:2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31.95" calcext:value-type="float">
            <text:p>431.95</text:p>
          </table:table-cell>
          <table:table-cell office:value-type="float" office:value="542.29" calcext:value-type="float">
            <text:p>542.29</text:p>
          </table:table-cell>
        </table:table-row>
        <table:table-row table:style-name="ro1">
          <table:table-cell office:value-type="float" office:value="12351711" calcext:value-type="float">
            <text:p>12351711</text:p>
          </table:table-cell>
          <table:table-cell table:formula="of:=[.A774]/1000/(60*60*24)" office:value-type="time" office:time-value="PT03H25M51.711S" calcext:value-type="time">
            <text:p>03:2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32.5" calcext:value-type="float">
            <text:p>432.5</text:p>
          </table:table-cell>
          <table:table-cell office:value-type="float" office:value="542.97" calcext:value-type="float">
            <text:p>542.97</text:p>
          </table:table-cell>
        </table:table-row>
        <table:table-row table:style-name="ro1">
          <table:table-cell office:value-type="float" office:value="12367711" calcext:value-type="float">
            <text:p>12367711</text:p>
          </table:table-cell>
          <table:table-cell table:formula="of:=[.A775]/1000/(60*60*24)" office:value-type="time" office:time-value="PT03H26M07.711S" calcext:value-type="time">
            <text:p>03:2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33.05" calcext:value-type="float">
            <text:p>433.05</text:p>
          </table:table-cell>
          <table:table-cell office:value-type="float" office:value="543.64" calcext:value-type="float">
            <text:p>543.64</text:p>
          </table:table-cell>
        </table:table-row>
        <table:table-row table:style-name="ro1">
          <table:table-cell office:value-type="float" office:value="12383711" calcext:value-type="float">
            <text:p>12383711</text:p>
          </table:table-cell>
          <table:table-cell table:formula="of:=[.A776]/1000/(60*60*24)" office:value-type="time" office:time-value="PT03H26M23.711S" calcext:value-type="time">
            <text:p>03:2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33.6" calcext:value-type="float">
            <text:p>433.6</text:p>
          </table:table-cell>
          <table:table-cell office:value-type="float" office:value="544.32" calcext:value-type="float">
            <text:p>544.32</text:p>
          </table:table-cell>
        </table:table-row>
        <table:table-row table:style-name="ro1">
          <table:table-cell office:value-type="float" office:value="12399711" calcext:value-type="float">
            <text:p>12399711</text:p>
          </table:table-cell>
          <table:table-cell table:formula="of:=[.A777]/1000/(60*60*24)" office:value-type="time" office:time-value="PT03H26M39.711S" calcext:value-type="time">
            <text:p>03:2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34.14" calcext:value-type="float">
            <text:p>434.14</text:p>
          </table:table-cell>
          <table:table-cell office:value-type="float" office:value="544.99" calcext:value-type="float">
            <text:p>544.99</text:p>
          </table:table-cell>
        </table:table-row>
        <table:table-row table:style-name="ro1">
          <table:table-cell office:value-type="float" office:value="12415711" calcext:value-type="float">
            <text:p>12415711</text:p>
          </table:table-cell>
          <table:table-cell table:formula="of:=[.A778]/1000/(60*60*24)" office:value-type="time" office:time-value="PT03H26M55.711S" calcext:value-type="time">
            <text:p>03:2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34.69" calcext:value-type="float">
            <text:p>434.69</text:p>
          </table:table-cell>
          <table:table-cell office:value-type="float" office:value="545.66" calcext:value-type="float">
            <text:p>545.66</text:p>
          </table:table-cell>
        </table:table-row>
        <table:table-row table:style-name="ro1">
          <table:table-cell office:value-type="float" office:value="12431711" calcext:value-type="float">
            <text:p>12431711</text:p>
          </table:table-cell>
          <table:table-cell table:formula="of:=[.A779]/1000/(60*60*24)" office:value-type="time" office:time-value="PT03H27M11.711S" calcext:value-type="time">
            <text:p>03:2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35.24" calcext:value-type="float">
            <text:p>435.24</text:p>
          </table:table-cell>
          <table:table-cell office:value-type="float" office:value="546.34" calcext:value-type="float">
            <text:p>546.34</text:p>
          </table:table-cell>
        </table:table-row>
        <table:table-row table:style-name="ro1">
          <table:table-cell office:value-type="float" office:value="12447711" calcext:value-type="float">
            <text:p>12447711</text:p>
          </table:table-cell>
          <table:table-cell table:formula="of:=[.A780]/1000/(60*60*24)" office:value-type="time" office:time-value="PT03H27M27.711S" calcext:value-type="time">
            <text:p>03:2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35.79" calcext:value-type="float">
            <text:p>435.79</text:p>
          </table:table-cell>
          <table:table-cell office:value-type="float" office:value="547.01" calcext:value-type="float">
            <text:p>547.01</text:p>
          </table:table-cell>
        </table:table-row>
        <table:table-row table:style-name="ro1">
          <table:table-cell office:value-type="float" office:value="12463711" calcext:value-type="float">
            <text:p>12463711</text:p>
          </table:table-cell>
          <table:table-cell table:formula="of:=[.A781]/1000/(60*60*24)" office:value-type="time" office:time-value="PT03H27M43.711S" calcext:value-type="time">
            <text:p>03:2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436.33" calcext:value-type="float">
            <text:p>436.33</text:p>
          </table:table-cell>
          <table:table-cell office:value-type="float" office:value="547.68" calcext:value-type="float">
            <text:p>547.68</text:p>
          </table:table-cell>
        </table:table-row>
        <table:table-row table:style-name="ro1">
          <table:table-cell office:value-type="float" office:value="12479711" calcext:value-type="float">
            <text:p>12479711</text:p>
          </table:table-cell>
          <table:table-cell table:formula="of:=[.A782]/1000/(60*60*24)" office:value-type="time" office:time-value="PT03H27M59.711S" calcext:value-type="time">
            <text:p>03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36.88" calcext:value-type="float">
            <text:p>436.88</text:p>
          </table:table-cell>
          <table:table-cell office:value-type="float" office:value="548.35" calcext:value-type="float">
            <text:p>548.35</text:p>
          </table:table-cell>
        </table:table-row>
        <table:table-row table:style-name="ro1">
          <table:table-cell office:value-type="float" office:value="12495711" calcext:value-type="float">
            <text:p>12495711</text:p>
          </table:table-cell>
          <table:table-cell table:formula="of:=[.A783]/1000/(60*60*24)" office:value-type="time" office:time-value="PT03H28M15.711S" calcext:value-type="time">
            <text:p>03:2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37.43" calcext:value-type="float">
            <text:p>437.43</text:p>
          </table:table-cell>
          <table:table-cell office:value-type="float" office:value="549.02" calcext:value-type="float">
            <text:p>549.02</text:p>
          </table:table-cell>
        </table:table-row>
        <table:table-row table:style-name="ro1">
          <table:table-cell office:value-type="float" office:value="12511711" calcext:value-type="float">
            <text:p>12511711</text:p>
          </table:table-cell>
          <table:table-cell table:formula="of:=[.A784]/1000/(60*60*24)" office:value-type="time" office:time-value="PT03H28M31.711S" calcext:value-type="time">
            <text:p>03:2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37.98" calcext:value-type="float">
            <text:p>437.98</text:p>
          </table:table-cell>
          <table:table-cell office:value-type="float" office:value="549.7" calcext:value-type="float">
            <text:p>549.7</text:p>
          </table:table-cell>
        </table:table-row>
        <table:table-row table:style-name="ro1">
          <table:table-cell office:value-type="float" office:value="12527711" calcext:value-type="float">
            <text:p>12527711</text:p>
          </table:table-cell>
          <table:table-cell table:formula="of:=[.A785]/1000/(60*60*24)" office:value-type="time" office:time-value="PT03H28M47.711S" calcext:value-type="time">
            <text:p>03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438.53" calcext:value-type="float">
            <text:p>438.53</text:p>
          </table:table-cell>
          <table:table-cell office:value-type="float" office:value="550.37" calcext:value-type="float">
            <text:p>550.37</text:p>
          </table:table-cell>
        </table:table-row>
        <table:table-row table:style-name="ro1">
          <table:table-cell office:value-type="float" office:value="12543711" calcext:value-type="float">
            <text:p>12543711</text:p>
          </table:table-cell>
          <table:table-cell table:formula="of:=[.A786]/1000/(60*60*24)" office:value-type="time" office:time-value="PT03H29M03.711S" calcext:value-type="time">
            <text:p>03:2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439.07" calcext:value-type="float">
            <text:p>439.07</text:p>
          </table:table-cell>
          <table:table-cell office:value-type="float" office:value="551.04" calcext:value-type="float">
            <text:p>551.04</text:p>
          </table:table-cell>
        </table:table-row>
        <table:table-row table:style-name="ro1">
          <table:table-cell office:value-type="float" office:value="12559711" calcext:value-type="float">
            <text:p>12559711</text:p>
          </table:table-cell>
          <table:table-cell table:formula="of:=[.A787]/1000/(60*60*24)" office:value-type="time" office:time-value="PT03H29M19.711S" calcext:value-type="time">
            <text:p>03:2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39.62" calcext:value-type="float">
            <text:p>439.62</text:p>
          </table:table-cell>
          <table:table-cell office:value-type="float" office:value="551.71" calcext:value-type="float">
            <text:p>551.71</text:p>
          </table:table-cell>
        </table:table-row>
        <table:table-row table:style-name="ro1">
          <table:table-cell office:value-type="float" office:value="12575711" calcext:value-type="float">
            <text:p>12575711</text:p>
          </table:table-cell>
          <table:table-cell table:formula="of:=[.A788]/1000/(60*60*24)" office:value-type="time" office:time-value="PT03H29M35.711S" calcext:value-type="time">
            <text:p>03:2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40.17" calcext:value-type="float">
            <text:p>440.17</text:p>
          </table:table-cell>
          <table:table-cell office:value-type="float" office:value="552.39" calcext:value-type="float">
            <text:p>552.39</text:p>
          </table:table-cell>
        </table:table-row>
        <table:table-row table:style-name="ro1">
          <table:table-cell office:value-type="float" office:value="12591711" calcext:value-type="float">
            <text:p>12591711</text:p>
          </table:table-cell>
          <table:table-cell table:formula="of:=[.A789]/1000/(60*60*24)" office:value-type="time" office:time-value="PT03H29M51.711S" calcext:value-type="time">
            <text:p>03:2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40.72" calcext:value-type="float">
            <text:p>440.72</text:p>
          </table:table-cell>
          <table:table-cell office:value-type="float" office:value="553.06" calcext:value-type="float">
            <text:p>553.06</text:p>
          </table:table-cell>
        </table:table-row>
        <table:table-row table:style-name="ro1">
          <table:table-cell office:value-type="float" office:value="12607711" calcext:value-type="float">
            <text:p>12607711</text:p>
          </table:table-cell>
          <table:table-cell table:formula="of:=[.A790]/1000/(60*60*24)" office:value-type="time" office:time-value="PT03H30M07.711S" calcext:value-type="time">
            <text:p>03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441.26" calcext:value-type="float">
            <text:p>441.26</text:p>
          </table:table-cell>
          <table:table-cell office:value-type="float" office:value="553.73" calcext:value-type="float">
            <text:p>553.73</text:p>
          </table:table-cell>
        </table:table-row>
        <table:table-row table:style-name="ro1">
          <table:table-cell office:value-type="float" office:value="12623711" calcext:value-type="float">
            <text:p>12623711</text:p>
          </table:table-cell>
          <table:table-cell table:formula="of:=[.A791]/1000/(60*60*24)" office:value-type="time" office:time-value="PT03H30M23.711S" calcext:value-type="time">
            <text:p>03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41.81" calcext:value-type="float">
            <text:p>441.81</text:p>
          </table:table-cell>
          <table:table-cell office:value-type="float" office:value="554.4" calcext:value-type="float">
            <text:p>554.4</text:p>
          </table:table-cell>
        </table:table-row>
        <table:table-row table:style-name="ro1">
          <table:table-cell office:value-type="float" office:value="12639711" calcext:value-type="float">
            <text:p>12639711</text:p>
          </table:table-cell>
          <table:table-cell table:formula="of:=[.A792]/1000/(60*60*24)" office:value-type="time" office:time-value="PT03H30M39.711S" calcext:value-type="time">
            <text:p>03:3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42.36" calcext:value-type="float">
            <text:p>442.36</text:p>
          </table:table-cell>
          <table:table-cell office:value-type="float" office:value="555.07" calcext:value-type="float">
            <text:p>555.07</text:p>
          </table:table-cell>
        </table:table-row>
        <table:table-row table:style-name="ro1">
          <table:table-cell office:value-type="float" office:value="12655711" calcext:value-type="float">
            <text:p>12655711</text:p>
          </table:table-cell>
          <table:table-cell table:formula="of:=[.A793]/1000/(60*60*24)" office:value-type="time" office:time-value="PT03H30M55.711S" calcext:value-type="time">
            <text:p>03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42.91" calcext:value-type="float">
            <text:p>442.91</text:p>
          </table:table-cell>
          <table:table-cell office:value-type="float" office:value="555.74" calcext:value-type="float">
            <text:p>555.74</text:p>
          </table:table-cell>
        </table:table-row>
        <table:table-row table:style-name="ro1">
          <table:table-cell office:value-type="float" office:value="12671711" calcext:value-type="float">
            <text:p>12671711</text:p>
          </table:table-cell>
          <table:table-cell table:formula="of:=[.A794]/1000/(60*60*24)" office:value-type="time" office:time-value="PT03H31M11.711S" calcext:value-type="time">
            <text:p>03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43.45" calcext:value-type="float">
            <text:p>443.45</text:p>
          </table:table-cell>
          <table:table-cell office:value-type="float" office:value="556.41" calcext:value-type="float">
            <text:p>556.41</text:p>
          </table:table-cell>
        </table:table-row>
        <table:table-row table:style-name="ro1">
          <table:table-cell office:value-type="float" office:value="12687711" calcext:value-type="float">
            <text:p>12687711</text:p>
          </table:table-cell>
          <table:table-cell table:formula="of:=[.A795]/1000/(60*60*24)" office:value-type="time" office:time-value="PT03H31M27.711S" calcext:value-type="time">
            <text:p>03:3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44" calcext:value-type="float">
            <text:p>444</text:p>
          </table:table-cell>
          <table:table-cell office:value-type="float" office:value="557.08" calcext:value-type="float">
            <text:p>557.08</text:p>
          </table:table-cell>
        </table:table-row>
        <table:table-row table:style-name="ro1">
          <table:table-cell office:value-type="float" office:value="12703711" calcext:value-type="float">
            <text:p>12703711</text:p>
          </table:table-cell>
          <table:table-cell table:formula="of:=[.A796]/1000/(60*60*24)" office:value-type="time" office:time-value="PT03H31M43.711S" calcext:value-type="time">
            <text:p>03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44.55" calcext:value-type="float">
            <text:p>444.55</text:p>
          </table:table-cell>
          <table:table-cell office:value-type="float" office:value="557.75" calcext:value-type="float">
            <text:p>557.75</text:p>
          </table:table-cell>
        </table:table-row>
        <table:table-row table:style-name="ro1">
          <table:table-cell office:value-type="float" office:value="12719711" calcext:value-type="float">
            <text:p>12719711</text:p>
          </table:table-cell>
          <table:table-cell table:formula="of:=[.A797]/1000/(60*60*24)" office:value-type="time" office:time-value="PT03H31M59.711S" calcext:value-type="time">
            <text:p>03:3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45.1" calcext:value-type="float">
            <text:p>445.1</text:p>
          </table:table-cell>
          <table:table-cell office:value-type="float" office:value="558.43" calcext:value-type="float">
            <text:p>558.43</text:p>
          </table:table-cell>
        </table:table-row>
        <table:table-row table:style-name="ro1">
          <table:table-cell office:value-type="float" office:value="12735711" calcext:value-type="float">
            <text:p>12735711</text:p>
          </table:table-cell>
          <table:table-cell table:formula="of:=[.A798]/1000/(60*60*24)" office:value-type="time" office:time-value="PT03H32M15.711S" calcext:value-type="time">
            <text:p>03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45.64" calcext:value-type="float">
            <text:p>445.64</text:p>
          </table:table-cell>
          <table:table-cell office:value-type="float" office:value="559.1" calcext:value-type="float">
            <text:p>559.1</text:p>
          </table:table-cell>
        </table:table-row>
        <table:table-row table:style-name="ro1">
          <table:table-cell office:value-type="float" office:value="12751711" calcext:value-type="float">
            <text:p>12751711</text:p>
          </table:table-cell>
          <table:table-cell table:formula="of:=[.A799]/1000/(60*60*24)" office:value-type="time" office:time-value="PT03H32M31.711S" calcext:value-type="time">
            <text:p>03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46.19" calcext:value-type="float">
            <text:p>446.19</text:p>
          </table:table-cell>
          <table:table-cell office:value-type="float" office:value="559.77" calcext:value-type="float">
            <text:p>559.77</text:p>
          </table:table-cell>
        </table:table-row>
        <table:table-row table:style-name="ro1">
          <table:table-cell office:value-type="float" office:value="12767711" calcext:value-type="float">
            <text:p>12767711</text:p>
          </table:table-cell>
          <table:table-cell table:formula="of:=[.A800]/1000/(60*60*24)" office:value-type="time" office:time-value="PT03H32M47.711S" calcext:value-type="time">
            <text:p>03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46.74" calcext:value-type="float">
            <text:p>446.74</text:p>
          </table:table-cell>
          <table:table-cell office:value-type="float" office:value="560.44" calcext:value-type="float">
            <text:p>560.44</text:p>
          </table:table-cell>
        </table:table-row>
        <table:table-row table:style-name="ro1">
          <table:table-cell office:value-type="float" office:value="12783711" calcext:value-type="float">
            <text:p>12783711</text:p>
          </table:table-cell>
          <table:table-cell table:formula="of:=[.A801]/1000/(60*60*24)" office:value-type="time" office:time-value="PT03H33M03.711S" calcext:value-type="time">
            <text:p>03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47.28" calcext:value-type="float">
            <text:p>447.28</text:p>
          </table:table-cell>
          <table:table-cell office:value-type="float" office:value="561.11" calcext:value-type="float">
            <text:p>561.11</text:p>
          </table:table-cell>
        </table:table-row>
        <table:table-row table:style-name="ro1">
          <table:table-cell office:value-type="float" office:value="12799711" calcext:value-type="float">
            <text:p>12799711</text:p>
          </table:table-cell>
          <table:table-cell table:formula="of:=[.A802]/1000/(60*60*24)" office:value-type="time" office:time-value="PT03H33M19.711S" calcext:value-type="time">
            <text:p>03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47.83" calcext:value-type="float">
            <text:p>447.83</text:p>
          </table:table-cell>
          <table:table-cell office:value-type="float" office:value="561.78" calcext:value-type="float">
            <text:p>561.78</text:p>
          </table:table-cell>
        </table:table-row>
        <table:table-row table:style-name="ro1">
          <table:table-cell office:value-type="float" office:value="12815710" calcext:value-type="float">
            <text:p>12815710</text:p>
          </table:table-cell>
          <table:table-cell table:formula="of:=[.A803]/1000/(60*60*24)" office:value-type="time" office:time-value="PT03H33M35.71S" calcext:value-type="time">
            <text:p>03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48.38" calcext:value-type="float">
            <text:p>448.38</text:p>
          </table:table-cell>
          <table:table-cell office:value-type="float" office:value="562.45" calcext:value-type="float">
            <text:p>562.45</text:p>
          </table:table-cell>
        </table:table-row>
        <table:table-row table:style-name="ro1">
          <table:table-cell office:value-type="float" office:value="12831711" calcext:value-type="float">
            <text:p>12831711</text:p>
          </table:table-cell>
          <table:table-cell table:formula="of:=[.A804]/1000/(60*60*24)" office:value-type="time" office:time-value="PT03H33M51.711S" calcext:value-type="time">
            <text:p>03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48.92" calcext:value-type="float">
            <text:p>448.92</text:p>
          </table:table-cell>
          <table:table-cell office:value-type="float" office:value="563.12" calcext:value-type="float">
            <text:p>563.12</text:p>
          </table:table-cell>
        </table:table-row>
        <table:table-row table:style-name="ro1">
          <table:table-cell office:value-type="float" office:value="12847711" calcext:value-type="float">
            <text:p>12847711</text:p>
          </table:table-cell>
          <table:table-cell table:formula="of:=[.A805]/1000/(60*60*24)" office:value-type="time" office:time-value="PT03H34M07.711S" calcext:value-type="time">
            <text:p>03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49.47" calcext:value-type="float">
            <text:p>449.47</text:p>
          </table:table-cell>
          <table:table-cell office:value-type="float" office:value="563.79" calcext:value-type="float">
            <text:p>563.79</text:p>
          </table:table-cell>
        </table:table-row>
        <table:table-row table:style-name="ro1">
          <table:table-cell office:value-type="float" office:value="12863711" calcext:value-type="float">
            <text:p>12863711</text:p>
          </table:table-cell>
          <table:table-cell table:formula="of:=[.A806]/1000/(60*60*24)" office:value-type="time" office:time-value="PT03H34M23.711S" calcext:value-type="time">
            <text:p>03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50.02" calcext:value-type="float">
            <text:p>450.02</text:p>
          </table:table-cell>
          <table:table-cell office:value-type="float" office:value="564.46" calcext:value-type="float">
            <text:p>564.46</text:p>
          </table:table-cell>
        </table:table-row>
        <table:table-row table:style-name="ro1">
          <table:table-cell office:value-type="float" office:value="12879711" calcext:value-type="float">
            <text:p>12879711</text:p>
          </table:table-cell>
          <table:table-cell table:formula="of:=[.A807]/1000/(60*60*24)" office:value-type="time" office:time-value="PT03H34M39.711S" calcext:value-type="time">
            <text:p>03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50.57" calcext:value-type="float">
            <text:p>450.57</text:p>
          </table:table-cell>
          <table:table-cell office:value-type="float" office:value="565.13" calcext:value-type="float">
            <text:p>565.13</text:p>
          </table:table-cell>
        </table:table-row>
        <table:table-row table:style-name="ro1">
          <table:table-cell office:value-type="float" office:value="12895711" calcext:value-type="float">
            <text:p>12895711</text:p>
          </table:table-cell>
          <table:table-cell table:formula="of:=[.A808]/1000/(60*60*24)" office:value-type="time" office:time-value="PT03H34M55.711S" calcext:value-type="time">
            <text:p>03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51.11" calcext:value-type="float">
            <text:p>451.11</text:p>
          </table:table-cell>
          <table:table-cell office:value-type="float" office:value="565.8" calcext:value-type="float">
            <text:p>565.8</text:p>
          </table:table-cell>
        </table:table-row>
        <table:table-row table:style-name="ro1">
          <table:table-cell office:value-type="float" office:value="12911711" calcext:value-type="float">
            <text:p>12911711</text:p>
          </table:table-cell>
          <table:table-cell table:formula="of:=[.A809]/1000/(60*60*24)" office:value-type="time" office:time-value="PT03H35M11.711S" calcext:value-type="time">
            <text:p>03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51.66" calcext:value-type="float">
            <text:p>451.66</text:p>
          </table:table-cell>
          <table:table-cell office:value-type="float" office:value="566.47" calcext:value-type="float">
            <text:p>566.47</text:p>
          </table:table-cell>
        </table:table-row>
        <table:table-row table:style-name="ro1">
          <table:table-cell office:value-type="float" office:value="12927710" calcext:value-type="float">
            <text:p>12927710</text:p>
          </table:table-cell>
          <table:table-cell table:formula="of:=[.A810]/1000/(60*60*24)" office:value-type="time" office:time-value="PT03H35M27.71S" calcext:value-type="time">
            <text:p>03:3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" calcext:value-type="float">
            <text:p>123</text:p>
          </table:table-cell>
          <table:table-cell office:value-type="float" office:value="151.08" calcext:value-type="float">
            <text:p>151.08</text:p>
          </table:table-cell>
          <table:table-cell office:value-type="float" office:value="452.21" calcext:value-type="float">
            <text:p>452.21</text:p>
          </table:table-cell>
          <table:table-cell office:value-type="float" office:value="567.13" calcext:value-type="float">
            <text:p>567.13</text:p>
          </table:table-cell>
        </table:table-row>
        <table:table-row table:style-name="ro1">
          <table:table-cell office:value-type="float" office:value="12943711" calcext:value-type="float">
            <text:p>12943711</text:p>
          </table:table-cell>
          <table:table-cell table:formula="of:=[.A811]/1000/(60*60*24)" office:value-type="time" office:time-value="PT03H35M43.711S" calcext:value-type="time">
            <text:p>03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52.75" calcext:value-type="float">
            <text:p>452.75</text:p>
          </table:table-cell>
          <table:table-cell office:value-type="float" office:value="567.8" calcext:value-type="float">
            <text:p>567.8</text:p>
          </table:table-cell>
        </table:table-row>
        <table:table-row table:style-name="ro1">
          <table:table-cell office:value-type="float" office:value="12959711" calcext:value-type="float">
            <text:p>12959711</text:p>
          </table:table-cell>
          <table:table-cell table:formula="of:=[.A812]/1000/(60*60*24)" office:value-type="time" office:time-value="PT03H35M59.711S" calcext:value-type="time">
            <text:p>03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53.3" calcext:value-type="float">
            <text:p>453.3</text:p>
          </table:table-cell>
          <table:table-cell office:value-type="float" office:value="568.47" calcext:value-type="float">
            <text:p>568.47</text:p>
          </table:table-cell>
        </table:table-row>
        <table:table-row table:style-name="ro1">
          <table:table-cell office:value-type="float" office:value="12975711" calcext:value-type="float">
            <text:p>12975711</text:p>
          </table:table-cell>
          <table:table-cell table:formula="of:=[.A813]/1000/(60*60*24)" office:value-type="time" office:time-value="PT03H36M15.711S" calcext:value-type="time">
            <text:p>03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53.85" calcext:value-type="float">
            <text:p>453.85</text:p>
          </table:table-cell>
          <table:table-cell office:value-type="float" office:value="569.14" calcext:value-type="float">
            <text:p>569.14</text:p>
          </table:table-cell>
        </table:table-row>
        <table:table-row table:style-name="ro1">
          <table:table-cell office:value-type="float" office:value="12991711" calcext:value-type="float">
            <text:p>12991711</text:p>
          </table:table-cell>
          <table:table-cell table:formula="of:=[.A814]/1000/(60*60*24)" office:value-type="time" office:time-value="PT03H36M31.711S" calcext:value-type="time">
            <text:p>03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54.39" calcext:value-type="float">
            <text:p>454.39</text:p>
          </table:table-cell>
          <table:table-cell office:value-type="float" office:value="569.81" calcext:value-type="float">
            <text:p>569.81</text:p>
          </table:table-cell>
        </table:table-row>
        <table:table-row table:style-name="ro1">
          <table:table-cell office:value-type="float" office:value="13007711" calcext:value-type="float">
            <text:p>13007711</text:p>
          </table:table-cell>
          <table:table-cell table:formula="of:=[.A815]/1000/(60*60*24)" office:value-type="time" office:time-value="PT03H36M47.711S" calcext:value-type="time">
            <text:p>03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54.94" calcext:value-type="float">
            <text:p>454.94</text:p>
          </table:table-cell>
          <table:table-cell office:value-type="float" office:value="570.48" calcext:value-type="float">
            <text:p>570.48</text:p>
          </table:table-cell>
        </table:table-row>
        <table:table-row table:style-name="ro1">
          <table:table-cell office:value-type="float" office:value="13023711" calcext:value-type="float">
            <text:p>13023711</text:p>
          </table:table-cell>
          <table:table-cell table:formula="of:=[.A816]/1000/(60*60*24)" office:value-type="time" office:time-value="PT03H37M03.711S" calcext:value-type="time">
            <text:p>03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55.49" calcext:value-type="float">
            <text:p>455.49</text:p>
          </table:table-cell>
          <table:table-cell office:value-type="float" office:value="571.15" calcext:value-type="float">
            <text:p>571.15</text:p>
          </table:table-cell>
        </table:table-row>
        <table:table-row table:style-name="ro1">
          <table:table-cell office:value-type="float" office:value="13039711" calcext:value-type="float">
            <text:p>13039711</text:p>
          </table:table-cell>
          <table:table-cell table:formula="of:=[.A817]/1000/(60*60*24)" office:value-type="time" office:time-value="PT03H37M19.711S" calcext:value-type="time">
            <text:p>03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56.03" calcext:value-type="float">
            <text:p>456.03</text:p>
          </table:table-cell>
          <table:table-cell office:value-type="float" office:value="571.82" calcext:value-type="float">
            <text:p>571.82</text:p>
          </table:table-cell>
        </table:table-row>
        <table:table-row table:style-name="ro1">
          <table:table-cell office:value-type="float" office:value="13055711" calcext:value-type="float">
            <text:p>13055711</text:p>
          </table:table-cell>
          <table:table-cell table:formula="of:=[.A818]/1000/(60*60*24)" office:value-type="time" office:time-value="PT03H37M35.711S" calcext:value-type="time">
            <text:p>03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56.58" calcext:value-type="float">
            <text:p>456.58</text:p>
          </table:table-cell>
          <table:table-cell office:value-type="float" office:value="572.49" calcext:value-type="float">
            <text:p>572.49</text:p>
          </table:table-cell>
        </table:table-row>
        <table:table-row table:style-name="ro1">
          <table:table-cell office:value-type="float" office:value="13071711" calcext:value-type="float">
            <text:p>13071711</text:p>
          </table:table-cell>
          <table:table-cell table:formula="of:=[.A819]/1000/(60*60*24)" office:value-type="time" office:time-value="PT03H37M51.711S" calcext:value-type="time">
            <text:p>03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57.13" calcext:value-type="float">
            <text:p>457.13</text:p>
          </table:table-cell>
          <table:table-cell office:value-type="float" office:value="573.15" calcext:value-type="float">
            <text:p>573.15</text:p>
          </table:table-cell>
        </table:table-row>
        <table:table-row table:style-name="ro1">
          <table:table-cell office:value-type="float" office:value="13087711" calcext:value-type="float">
            <text:p>13087711</text:p>
          </table:table-cell>
          <table:table-cell table:formula="of:=[.A820]/1000/(60*60*24)" office:value-type="time" office:time-value="PT03H38M07.711S" calcext:value-type="time">
            <text:p>03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57.67" calcext:value-type="float">
            <text:p>457.67</text:p>
          </table:table-cell>
          <table:table-cell office:value-type="float" office:value="573.82" calcext:value-type="float">
            <text:p>573.82</text:p>
          </table:table-cell>
        </table:table-row>
        <table:table-row table:style-name="ro1">
          <table:table-cell office:value-type="float" office:value="13103711" calcext:value-type="float">
            <text:p>13103711</text:p>
          </table:table-cell>
          <table:table-cell table:formula="of:=[.A821]/1000/(60*60*24)" office:value-type="time" office:time-value="PT03H38M23.711S" calcext:value-type="time">
            <text:p>03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58.22" calcext:value-type="float">
            <text:p>458.22</text:p>
          </table:table-cell>
          <table:table-cell office:value-type="float" office:value="574.49" calcext:value-type="float">
            <text:p>574.49</text:p>
          </table:table-cell>
        </table:table-row>
        <table:table-row table:style-name="ro1">
          <table:table-cell office:value-type="float" office:value="13119711" calcext:value-type="float">
            <text:p>13119711</text:p>
          </table:table-cell>
          <table:table-cell table:formula="of:=[.A822]/1000/(60*60*24)" office:value-type="time" office:time-value="PT03H38M39.711S" calcext:value-type="time">
            <text:p>03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58.77" calcext:value-type="float">
            <text:p>458.77</text:p>
          </table:table-cell>
          <table:table-cell office:value-type="float" office:value="575.16" calcext:value-type="float">
            <text:p>575.16</text:p>
          </table:table-cell>
        </table:table-row>
        <table:table-row table:style-name="ro1">
          <table:table-cell office:value-type="float" office:value="13135711" calcext:value-type="float">
            <text:p>13135711</text:p>
          </table:table-cell>
          <table:table-cell table:formula="of:=[.A823]/1000/(60*60*24)" office:value-type="time" office:time-value="PT03H38M55.711S" calcext:value-type="time">
            <text:p>03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59.31" calcext:value-type="float">
            <text:p>459.31</text:p>
          </table:table-cell>
          <table:table-cell office:value-type="float" office:value="575.83" calcext:value-type="float">
            <text:p>575.83</text:p>
          </table:table-cell>
        </table:table-row>
        <table:table-row table:style-name="ro1">
          <table:table-cell office:value-type="float" office:value="13151711" calcext:value-type="float">
            <text:p>13151711</text:p>
          </table:table-cell>
          <table:table-cell table:formula="of:=[.A824]/1000/(60*60*24)" office:value-type="time" office:time-value="PT03H39M11.711S" calcext:value-type="time">
            <text:p>03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59.86" calcext:value-type="float">
            <text:p>459.86</text:p>
          </table:table-cell>
          <table:table-cell office:value-type="float" office:value="576.5" calcext:value-type="float">
            <text:p>576.5</text:p>
          </table:table-cell>
        </table:table-row>
        <table:table-row table:style-name="ro1">
          <table:table-cell office:value-type="float" office:value="13167711" calcext:value-type="float">
            <text:p>13167711</text:p>
          </table:table-cell>
          <table:table-cell table:formula="of:=[.A825]/1000/(60*60*24)" office:value-type="time" office:time-value="PT03H39M27.711S" calcext:value-type="time">
            <text:p>03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60.4" calcext:value-type="float">
            <text:p>460.4</text:p>
          </table:table-cell>
          <table:table-cell office:value-type="float" office:value="577.16" calcext:value-type="float">
            <text:p>577.16</text:p>
          </table:table-cell>
        </table:table-row>
        <table:table-row table:style-name="ro1">
          <table:table-cell office:value-type="float" office:value="13183711" calcext:value-type="float">
            <text:p>13183711</text:p>
          </table:table-cell>
          <table:table-cell table:formula="of:=[.A826]/1000/(60*60*24)" office:value-type="time" office:time-value="PT03H39M43.711S" calcext:value-type="time">
            <text:p>03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60.95" calcext:value-type="float">
            <text:p>460.95</text:p>
          </table:table-cell>
          <table:table-cell office:value-type="float" office:value="577.83" calcext:value-type="float">
            <text:p>577.83</text:p>
          </table:table-cell>
        </table:table-row>
        <table:table-row table:style-name="ro1">
          <table:table-cell office:value-type="float" office:value="13199711" calcext:value-type="float">
            <text:p>13199711</text:p>
          </table:table-cell>
          <table:table-cell table:formula="of:=[.A827]/1000/(60*60*24)" office:value-type="time" office:time-value="PT03H39M59.711S" calcext:value-type="time">
            <text:p>03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61.5" calcext:value-type="float">
            <text:p>461.5</text:p>
          </table:table-cell>
          <table:table-cell office:value-type="float" office:value="578.5" calcext:value-type="float">
            <text:p>578.5</text:p>
          </table:table-cell>
        </table:table-row>
        <table:table-row table:style-name="ro1">
          <table:table-cell office:value-type="float" office:value="13215711" calcext:value-type="float">
            <text:p>13215711</text:p>
          </table:table-cell>
          <table:table-cell table:formula="of:=[.A828]/1000/(60*60*24)" office:value-type="time" office:time-value="PT03H40M15.711S" calcext:value-type="time">
            <text:p>03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62.04" calcext:value-type="float">
            <text:p>462.04</text:p>
          </table:table-cell>
          <table:table-cell office:value-type="float" office:value="579.16" calcext:value-type="float">
            <text:p>579.16</text:p>
          </table:table-cell>
        </table:table-row>
        <table:table-row table:style-name="ro1">
          <table:table-cell office:value-type="float" office:value="13231711" calcext:value-type="float">
            <text:p>13231711</text:p>
          </table:table-cell>
          <table:table-cell table:formula="of:=[.A829]/1000/(60*60*24)" office:value-type="time" office:time-value="PT03H40M31.711S" calcext:value-type="time">
            <text:p>03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62.59" calcext:value-type="float">
            <text:p>462.59</text:p>
          </table:table-cell>
          <table:table-cell office:value-type="float" office:value="579.83" calcext:value-type="float">
            <text:p>579.83</text:p>
          </table:table-cell>
        </table:table-row>
        <table:table-row table:style-name="ro1">
          <table:table-cell office:value-type="float" office:value="13247711" calcext:value-type="float">
            <text:p>13247711</text:p>
          </table:table-cell>
          <table:table-cell table:formula="of:=[.A830]/1000/(60*60*24)" office:value-type="time" office:time-value="PT03H40M47.711S" calcext:value-type="time">
            <text:p>03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63.13" calcext:value-type="float">
            <text:p>463.13</text:p>
          </table:table-cell>
          <table:table-cell office:value-type="float" office:value="580.5" calcext:value-type="float">
            <text:p>580.5</text:p>
          </table:table-cell>
        </table:table-row>
        <table:table-row table:style-name="ro1">
          <table:table-cell office:value-type="float" office:value="13263711" calcext:value-type="float">
            <text:p>13263711</text:p>
          </table:table-cell>
          <table:table-cell table:formula="of:=[.A831]/1000/(60*60*24)" office:value-type="time" office:time-value="PT03H41M03.711S" calcext:value-type="time">
            <text:p>03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63.68" calcext:value-type="float">
            <text:p>463.68</text:p>
          </table:table-cell>
          <table:table-cell office:value-type="float" office:value="581.16" calcext:value-type="float">
            <text:p>581.16</text:p>
          </table:table-cell>
        </table:table-row>
        <table:table-row table:style-name="ro1">
          <table:table-cell office:value-type="float" office:value="13279711" calcext:value-type="float">
            <text:p>13279711</text:p>
          </table:table-cell>
          <table:table-cell table:formula="of:=[.A832]/1000/(60*60*24)" office:value-type="time" office:time-value="PT03H41M19.711S" calcext:value-type="time">
            <text:p>03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64.23" calcext:value-type="float">
            <text:p>464.23</text:p>
          </table:table-cell>
          <table:table-cell office:value-type="float" office:value="581.83" calcext:value-type="float">
            <text:p>581.83</text:p>
          </table:table-cell>
        </table:table-row>
        <table:table-row table:style-name="ro1">
          <table:table-cell office:value-type="float" office:value="13295711" calcext:value-type="float">
            <text:p>13295711</text:p>
          </table:table-cell>
          <table:table-cell table:formula="of:=[.A833]/1000/(60*60*24)" office:value-type="time" office:time-value="PT03H41M35.711S" calcext:value-type="time">
            <text:p>03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64.77" calcext:value-type="float">
            <text:p>464.77</text:p>
          </table:table-cell>
          <table:table-cell office:value-type="float" office:value="582.5" calcext:value-type="float">
            <text:p>582.5</text:p>
          </table:table-cell>
        </table:table-row>
        <table:table-row table:style-name="ro1">
          <table:table-cell office:value-type="float" office:value="13311711" calcext:value-type="float">
            <text:p>13311711</text:p>
          </table:table-cell>
          <table:table-cell table:formula="of:=[.A834]/1000/(60*60*24)" office:value-type="time" office:time-value="PT03H41M51.711S" calcext:value-type="time">
            <text:p>03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65.32" calcext:value-type="float">
            <text:p>465.32</text:p>
          </table:table-cell>
          <table:table-cell office:value-type="float" office:value="583.16" calcext:value-type="float">
            <text:p>583.16</text:p>
          </table:table-cell>
        </table:table-row>
        <table:table-row table:style-name="ro1">
          <table:table-cell office:value-type="float" office:value="13327711" calcext:value-type="float">
            <text:p>13327711</text:p>
          </table:table-cell>
          <table:table-cell table:formula="of:=[.A835]/1000/(60*60*24)" office:value-type="time" office:time-value="PT03H42M07.711S" calcext:value-type="time">
            <text:p>03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65.86" calcext:value-type="float">
            <text:p>465.86</text:p>
          </table:table-cell>
          <table:table-cell office:value-type="float" office:value="583.83" calcext:value-type="float">
            <text:p>583.83</text:p>
          </table:table-cell>
        </table:table-row>
        <table:table-row table:style-name="ro1">
          <table:table-cell office:value-type="float" office:value="13343711" calcext:value-type="float">
            <text:p>13343711</text:p>
          </table:table-cell>
          <table:table-cell table:formula="of:=[.A836]/1000/(60*60*24)" office:value-type="time" office:time-value="PT03H42M23.711S" calcext:value-type="time">
            <text:p>03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66.41" calcext:value-type="float">
            <text:p>466.41</text:p>
          </table:table-cell>
          <table:table-cell office:value-type="float" office:value="584.49" calcext:value-type="float">
            <text:p>584.49</text:p>
          </table:table-cell>
        </table:table-row>
        <table:table-row table:style-name="ro1">
          <table:table-cell office:value-type="float" office:value="13359711" calcext:value-type="float">
            <text:p>13359711</text:p>
          </table:table-cell>
          <table:table-cell table:formula="of:=[.A837]/1000/(60*60*24)" office:value-type="time" office:time-value="PT03H42M39.711S" calcext:value-type="time">
            <text:p>03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66.95" calcext:value-type="float">
            <text:p>466.95</text:p>
          </table:table-cell>
          <table:table-cell office:value-type="float" office:value="585.16" calcext:value-type="float">
            <text:p>585.16</text:p>
          </table:table-cell>
        </table:table-row>
        <table:table-row table:style-name="ro1">
          <table:table-cell office:value-type="float" office:value="13375711" calcext:value-type="float">
            <text:p>13375711</text:p>
          </table:table-cell>
          <table:table-cell table:formula="of:=[.A838]/1000/(60*60*24)" office:value-type="time" office:time-value="PT03H42M55.711S" calcext:value-type="time">
            <text:p>03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67.5" calcext:value-type="float">
            <text:p>467.5</text:p>
          </table:table-cell>
          <table:table-cell office:value-type="float" office:value="585.82" calcext:value-type="float">
            <text:p>585.82</text:p>
          </table:table-cell>
        </table:table-row>
        <table:table-row table:style-name="ro1">
          <table:table-cell office:value-type="float" office:value="13391711" calcext:value-type="float">
            <text:p>13391711</text:p>
          </table:table-cell>
          <table:table-cell table:formula="of:=[.A839]/1000/(60*60*24)" office:value-type="time" office:time-value="PT03H43M11.711S" calcext:value-type="time">
            <text:p>03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68.05" calcext:value-type="float">
            <text:p>468.05</text:p>
          </table:table-cell>
          <table:table-cell office:value-type="float" office:value="586.49" calcext:value-type="float">
            <text:p>586.49</text:p>
          </table:table-cell>
        </table:table-row>
        <table:table-row table:style-name="ro1">
          <table:table-cell office:value-type="float" office:value="13407711" calcext:value-type="float">
            <text:p>13407711</text:p>
          </table:table-cell>
          <table:table-cell table:formula="of:=[.A840]/1000/(60*60*24)" office:value-type="time" office:time-value="PT03H43M27.711S" calcext:value-type="time">
            <text:p>03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68.59" calcext:value-type="float">
            <text:p>468.59</text:p>
          </table:table-cell>
          <table:table-cell office:value-type="float" office:value="587.15" calcext:value-type="float">
            <text:p>587.15</text:p>
          </table:table-cell>
        </table:table-row>
        <table:table-row table:style-name="ro1">
          <table:table-cell office:value-type="float" office:value="13423711" calcext:value-type="float">
            <text:p>13423711</text:p>
          </table:table-cell>
          <table:table-cell table:formula="of:=[.A841]/1000/(60*60*24)" office:value-type="time" office:time-value="PT03H43M43.711S" calcext:value-type="time">
            <text:p>03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69.14" calcext:value-type="float">
            <text:p>469.14</text:p>
          </table:table-cell>
          <table:table-cell office:value-type="float" office:value="587.82" calcext:value-type="float">
            <text:p>587.82</text:p>
          </table:table-cell>
        </table:table-row>
        <table:table-row table:style-name="ro1">
          <table:table-cell office:value-type="float" office:value="13439711" calcext:value-type="float">
            <text:p>13439711</text:p>
          </table:table-cell>
          <table:table-cell table:formula="of:=[.A842]/1000/(60*60*24)" office:value-type="time" office:time-value="PT03H43M59.711S" calcext:value-type="time">
            <text:p>03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69.68" calcext:value-type="float">
            <text:p>469.68</text:p>
          </table:table-cell>
          <table:table-cell office:value-type="float" office:value="588.48" calcext:value-type="float">
            <text:p>588.48</text:p>
          </table:table-cell>
        </table:table-row>
        <table:table-row table:style-name="ro1">
          <table:table-cell office:value-type="float" office:value="13455711" calcext:value-type="float">
            <text:p>13455711</text:p>
          </table:table-cell>
          <table:table-cell table:formula="of:=[.A843]/1000/(60*60*24)" office:value-type="time" office:time-value="PT03H44M15.711S" calcext:value-type="time">
            <text:p>03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70.23" calcext:value-type="float">
            <text:p>470.23</text:p>
          </table:table-cell>
          <table:table-cell office:value-type="float" office:value="589.15" calcext:value-type="float">
            <text:p>589.15</text:p>
          </table:table-cell>
        </table:table-row>
        <table:table-row table:style-name="ro1">
          <table:table-cell office:value-type="float" office:value="13471711" calcext:value-type="float">
            <text:p>13471711</text:p>
          </table:table-cell>
          <table:table-cell table:formula="of:=[.A844]/1000/(60*60*24)" office:value-type="time" office:time-value="PT03H44M31.711S" calcext:value-type="time">
            <text:p>03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70.77" calcext:value-type="float">
            <text:p>470.77</text:p>
          </table:table-cell>
          <table:table-cell office:value-type="float" office:value="589.81" calcext:value-type="float">
            <text:p>589.81</text:p>
          </table:table-cell>
        </table:table-row>
        <table:table-row table:style-name="ro1">
          <table:table-cell office:value-type="float" office:value="13487711" calcext:value-type="float">
            <text:p>13487711</text:p>
          </table:table-cell>
          <table:table-cell table:formula="of:=[.A845]/1000/(60*60*24)" office:value-type="time" office:time-value="PT03H44M47.711S" calcext:value-type="time">
            <text:p>03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71.32" calcext:value-type="float">
            <text:p>471.32</text:p>
          </table:table-cell>
          <table:table-cell office:value-type="float" office:value="590.48" calcext:value-type="float">
            <text:p>590.48</text:p>
          </table:table-cell>
        </table:table-row>
        <table:table-row table:style-name="ro1">
          <table:table-cell office:value-type="float" office:value="13503711" calcext:value-type="float">
            <text:p>13503711</text:p>
          </table:table-cell>
          <table:table-cell table:formula="of:=[.A846]/1000/(60*60*24)" office:value-type="time" office:time-value="PT03H45M03.711S" calcext:value-type="time">
            <text:p>03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71.86" calcext:value-type="float">
            <text:p>471.86</text:p>
          </table:table-cell>
          <table:table-cell office:value-type="float" office:value="591.14" calcext:value-type="float">
            <text:p>591.14</text:p>
          </table:table-cell>
        </table:table-row>
        <table:table-row table:style-name="ro1">
          <table:table-cell office:value-type="float" office:value="13519711" calcext:value-type="float">
            <text:p>13519711</text:p>
          </table:table-cell>
          <table:table-cell table:formula="of:=[.A847]/1000/(60*60*24)" office:value-type="time" office:time-value="PT03H45M19.711S" calcext:value-type="time">
            <text:p>03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72.41" calcext:value-type="float">
            <text:p>472.41</text:p>
          </table:table-cell>
          <table:table-cell office:value-type="float" office:value="591.81" calcext:value-type="float">
            <text:p>591.81</text:p>
          </table:table-cell>
        </table:table-row>
        <table:table-row table:style-name="ro1">
          <table:table-cell office:value-type="float" office:value="13535711" calcext:value-type="float">
            <text:p>13535711</text:p>
          </table:table-cell>
          <table:table-cell table:formula="of:=[.A848]/1000/(60*60*24)" office:value-type="time" office:time-value="PT03H45M35.711S" calcext:value-type="time">
            <text:p>03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72.95" calcext:value-type="float">
            <text:p>472.95</text:p>
          </table:table-cell>
          <table:table-cell office:value-type="float" office:value="592.47" calcext:value-type="float">
            <text:p>592.47</text:p>
          </table:table-cell>
        </table:table-row>
        <table:table-row table:style-name="ro1">
          <table:table-cell office:value-type="float" office:value="13551711" calcext:value-type="float">
            <text:p>13551711</text:p>
          </table:table-cell>
          <table:table-cell table:formula="of:=[.A849]/1000/(60*60*24)" office:value-type="time" office:time-value="PT03H45M51.711S" calcext:value-type="time">
            <text:p>03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73.5" calcext:value-type="float">
            <text:p>473.5</text:p>
          </table:table-cell>
          <table:table-cell office:value-type="float" office:value="593.14" calcext:value-type="float">
            <text:p>593.14</text:p>
          </table:table-cell>
        </table:table-row>
        <table:table-row table:style-name="ro1">
          <table:table-cell office:value-type="float" office:value="13567711" calcext:value-type="float">
            <text:p>13567711</text:p>
          </table:table-cell>
          <table:table-cell table:formula="of:=[.A850]/1000/(60*60*24)" office:value-type="time" office:time-value="PT03H46M07.711S" calcext:value-type="time">
            <text:p>03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74.04" calcext:value-type="float">
            <text:p>474.04</text:p>
          </table:table-cell>
          <table:table-cell office:value-type="float" office:value="593.8" calcext:value-type="float">
            <text:p>593.8</text:p>
          </table:table-cell>
        </table:table-row>
        <table:table-row table:style-name="ro1">
          <table:table-cell office:value-type="float" office:value="13583711" calcext:value-type="float">
            <text:p>13583711</text:p>
          </table:table-cell>
          <table:table-cell table:formula="of:=[.A851]/1000/(60*60*24)" office:value-type="time" office:time-value="PT03H46M23.711S" calcext:value-type="time">
            <text:p>03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74.59" calcext:value-type="float">
            <text:p>474.59</text:p>
          </table:table-cell>
          <table:table-cell office:value-type="float" office:value="594.47" calcext:value-type="float">
            <text:p>594.47</text:p>
          </table:table-cell>
        </table:table-row>
        <table:table-row table:style-name="ro1">
          <table:table-cell office:value-type="float" office:value="13599711" calcext:value-type="float">
            <text:p>13599711</text:p>
          </table:table-cell>
          <table:table-cell table:formula="of:=[.A852]/1000/(60*60*24)" office:value-type="time" office:time-value="PT03H46M39.711S" calcext:value-type="time">
            <text:p>03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75.13" calcext:value-type="float">
            <text:p>475.13</text:p>
          </table:table-cell>
          <table:table-cell office:value-type="float" office:value="595.13" calcext:value-type="float">
            <text:p>595.13</text:p>
          </table:table-cell>
        </table:table-row>
        <table:table-row table:style-name="ro1">
          <table:table-cell office:value-type="float" office:value="13615711" calcext:value-type="float">
            <text:p>13615711</text:p>
          </table:table-cell>
          <table:table-cell table:formula="of:=[.A853]/1000/(60*60*24)" office:value-type="time" office:time-value="PT03H46M55.711S" calcext:value-type="time">
            <text:p>03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75.67" calcext:value-type="float">
            <text:p>475.67</text:p>
          </table:table-cell>
          <table:table-cell office:value-type="float" office:value="595.8" calcext:value-type="float">
            <text:p>595.8</text:p>
          </table:table-cell>
        </table:table-row>
        <table:table-row table:style-name="ro1">
          <table:table-cell office:value-type="float" office:value="13631711" calcext:value-type="float">
            <text:p>13631711</text:p>
          </table:table-cell>
          <table:table-cell table:formula="of:=[.A854]/1000/(60*60*24)" office:value-type="time" office:time-value="PT03H47M11.711S" calcext:value-type="time">
            <text:p>03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76.22" calcext:value-type="float">
            <text:p>476.22</text:p>
          </table:table-cell>
          <table:table-cell office:value-type="float" office:value="596.46" calcext:value-type="float">
            <text:p>596.46</text:p>
          </table:table-cell>
        </table:table-row>
        <table:table-row table:style-name="ro1">
          <table:table-cell office:value-type="float" office:value="13647711" calcext:value-type="float">
            <text:p>13647711</text:p>
          </table:table-cell>
          <table:table-cell table:formula="of:=[.A855]/1000/(60*60*24)" office:value-type="time" office:time-value="PT03H47M27.711S" calcext:value-type="time">
            <text:p>03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76.76" calcext:value-type="float">
            <text:p>476.76</text:p>
          </table:table-cell>
          <table:table-cell office:value-type="float" office:value="597.12" calcext:value-type="float">
            <text:p>597.12</text:p>
          </table:table-cell>
        </table:table-row>
        <table:table-row table:style-name="ro1">
          <table:table-cell office:value-type="float" office:value="13663711" calcext:value-type="float">
            <text:p>13663711</text:p>
          </table:table-cell>
          <table:table-cell table:formula="of:=[.A856]/1000/(60*60*24)" office:value-type="time" office:time-value="PT03H47M43.711S" calcext:value-type="time">
            <text:p>03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77.31" calcext:value-type="float">
            <text:p>477.31</text:p>
          </table:table-cell>
          <table:table-cell office:value-type="float" office:value="597.79" calcext:value-type="float">
            <text:p>597.79</text:p>
          </table:table-cell>
        </table:table-row>
        <table:table-row table:style-name="ro1">
          <table:table-cell office:value-type="float" office:value="13679711" calcext:value-type="float">
            <text:p>13679711</text:p>
          </table:table-cell>
          <table:table-cell table:formula="of:=[.A857]/1000/(60*60*24)" office:value-type="time" office:time-value="PT03H47M59.711S" calcext:value-type="time">
            <text:p>03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77.85" calcext:value-type="float">
            <text:p>477.85</text:p>
          </table:table-cell>
          <table:table-cell office:value-type="float" office:value="598.45" calcext:value-type="float">
            <text:p>598.45</text:p>
          </table:table-cell>
        </table:table-row>
        <table:table-row table:style-name="ro1">
          <table:table-cell office:value-type="float" office:value="13695711" calcext:value-type="float">
            <text:p>13695711</text:p>
          </table:table-cell>
          <table:table-cell table:formula="of:=[.A858]/1000/(60*60*24)" office:value-type="time" office:time-value="PT03H48M15.711S" calcext:value-type="time">
            <text:p>03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8.4" calcext:value-type="float">
            <text:p>478.4</text:p>
          </table:table-cell>
          <table:table-cell office:value-type="float" office:value="599.11" calcext:value-type="float">
            <text:p>599.11</text:p>
          </table:table-cell>
        </table:table-row>
        <table:table-row table:style-name="ro1">
          <table:table-cell office:value-type="float" office:value="13711710" calcext:value-type="float">
            <text:p>13711710</text:p>
          </table:table-cell>
          <table:table-cell table:formula="of:=[.A859]/1000/(60*60*24)" office:value-type="time" office:time-value="PT03H48M31.71S" calcext:value-type="time">
            <text:p>03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8.94" calcext:value-type="float">
            <text:p>478.94</text:p>
          </table:table-cell>
          <table:table-cell office:value-type="float" office:value="599.78" calcext:value-type="float">
            <text:p>599.78</text:p>
          </table:table-cell>
        </table:table-row>
        <table:table-row table:style-name="ro1">
          <table:table-cell office:value-type="float" office:value="13727711" calcext:value-type="float">
            <text:p>13727711</text:p>
          </table:table-cell>
          <table:table-cell table:formula="of:=[.A860]/1000/(60*60*24)" office:value-type="time" office:time-value="PT03H48M47.711S" calcext:value-type="time">
            <text:p>03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9.49" calcext:value-type="float">
            <text:p>479.49</text:p>
          </table:table-cell>
          <table:table-cell office:value-type="float" office:value="600.44" calcext:value-type="float">
            <text:p>600.44</text:p>
          </table:table-cell>
        </table:table-row>
        <table:table-row table:style-name="ro1">
          <table:table-cell office:value-type="float" office:value="13743711" calcext:value-type="float">
            <text:p>13743711</text:p>
          </table:table-cell>
          <table:table-cell table:formula="of:=[.A861]/1000/(60*60*24)" office:value-type="time" office:time-value="PT03H49M03.711S" calcext:value-type="time">
            <text:p>03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80.03" calcext:value-type="float">
            <text:p>480.03</text:p>
          </table:table-cell>
          <table:table-cell office:value-type="float" office:value="601.1" calcext:value-type="float">
            <text:p>601.1</text:p>
          </table:table-cell>
        </table:table-row>
        <table:table-row table:style-name="ro1">
          <table:table-cell office:value-type="float" office:value="13759711" calcext:value-type="float">
            <text:p>13759711</text:p>
          </table:table-cell>
          <table:table-cell table:formula="of:=[.A862]/1000/(60*60*24)" office:value-type="time" office:time-value="PT03H49M19.711S" calcext:value-type="time">
            <text:p>03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80.57" calcext:value-type="float">
            <text:p>480.57</text:p>
          </table:table-cell>
          <table:table-cell office:value-type="float" office:value="601.77" calcext:value-type="float">
            <text:p>601.77</text:p>
          </table:table-cell>
        </table:table-row>
        <table:table-row table:style-name="ro1">
          <table:table-cell office:value-type="float" office:value="13775711" calcext:value-type="float">
            <text:p>13775711</text:p>
          </table:table-cell>
          <table:table-cell table:formula="of:=[.A863]/1000/(60*60*24)" office:value-type="time" office:time-value="PT03H49M35.711S" calcext:value-type="time">
            <text:p>03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81.12" calcext:value-type="float">
            <text:p>481.12</text:p>
          </table:table-cell>
          <table:table-cell office:value-type="float" office:value="602.43" calcext:value-type="float">
            <text:p>602.43</text:p>
          </table:table-cell>
        </table:table-row>
        <table:table-row table:style-name="ro1">
          <table:table-cell office:value-type="float" office:value="13791711" calcext:value-type="float">
            <text:p>13791711</text:p>
          </table:table-cell>
          <table:table-cell table:formula="of:=[.A864]/1000/(60*60*24)" office:value-type="time" office:time-value="PT03H49M51.711S" calcext:value-type="time">
            <text:p>03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81.66" calcext:value-type="float">
            <text:p>481.66</text:p>
          </table:table-cell>
          <table:table-cell office:value-type="float" office:value="603.09" calcext:value-type="float">
            <text:p>603.09</text:p>
          </table:table-cell>
        </table:table-row>
        <table:table-row table:style-name="ro1">
          <table:table-cell office:value-type="float" office:value="13807711" calcext:value-type="float">
            <text:p>13807711</text:p>
          </table:table-cell>
          <table:table-cell table:formula="of:=[.A865]/1000/(60*60*24)" office:value-type="time" office:time-value="PT03H50M07.711S" calcext:value-type="time">
            <text:p>03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82.2" calcext:value-type="float">
            <text:p>482.2</text:p>
          </table:table-cell>
          <table:table-cell office:value-type="float" office:value="603.76" calcext:value-type="float">
            <text:p>603.76</text:p>
          </table:table-cell>
        </table:table-row>
        <table:table-row table:style-name="ro1">
          <table:table-cell office:value-type="float" office:value="13823711" calcext:value-type="float">
            <text:p>13823711</text:p>
          </table:table-cell>
          <table:table-cell table:formula="of:=[.A866]/1000/(60*60*24)" office:value-type="time" office:time-value="PT03H50M23.711S" calcext:value-type="time">
            <text:p>03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82.75" calcext:value-type="float">
            <text:p>482.75</text:p>
          </table:table-cell>
          <table:table-cell office:value-type="float" office:value="604.42" calcext:value-type="float">
            <text:p>604.42</text:p>
          </table:table-cell>
        </table:table-row>
        <table:table-row table:style-name="ro1">
          <table:table-cell office:value-type="float" office:value="13839711" calcext:value-type="float">
            <text:p>13839711</text:p>
          </table:table-cell>
          <table:table-cell table:formula="of:=[.A867]/1000/(60*60*24)" office:value-type="time" office:time-value="PT03H50M39.711S" calcext:value-type="time">
            <text:p>03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83.29" calcext:value-type="float">
            <text:p>483.29</text:p>
          </table:table-cell>
          <table:table-cell office:value-type="float" office:value="605.08" calcext:value-type="float">
            <text:p>605.08</text:p>
          </table:table-cell>
        </table:table-row>
        <table:table-row table:style-name="ro1">
          <table:table-cell office:value-type="float" office:value="13855711" calcext:value-type="float">
            <text:p>13855711</text:p>
          </table:table-cell>
          <table:table-cell table:formula="of:=[.A868]/1000/(60*60*24)" office:value-type="time" office:time-value="PT03H50M55.711S" calcext:value-type="time">
            <text:p>03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83.84" calcext:value-type="float">
            <text:p>483.84</text:p>
          </table:table-cell>
          <table:table-cell office:value-type="float" office:value="605.74" calcext:value-type="float">
            <text:p>605.74</text:p>
          </table:table-cell>
        </table:table-row>
        <table:table-row table:style-name="ro1">
          <table:table-cell office:value-type="float" office:value="13871711" calcext:value-type="float">
            <text:p>13871711</text:p>
          </table:table-cell>
          <table:table-cell table:formula="of:=[.A869]/1000/(60*60*24)" office:value-type="time" office:time-value="PT03H51M11.711S" calcext:value-type="time">
            <text:p>03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4.38" calcext:value-type="float">
            <text:p>484.38</text:p>
          </table:table-cell>
          <table:table-cell office:value-type="float" office:value="606.4" calcext:value-type="float">
            <text:p>606.4</text:p>
          </table:table-cell>
        </table:table-row>
        <table:table-row table:style-name="ro1">
          <table:table-cell office:value-type="float" office:value="13887711" calcext:value-type="float">
            <text:p>13887711</text:p>
          </table:table-cell>
          <table:table-cell table:formula="of:=[.A870]/1000/(60*60*24)" office:value-type="time" office:time-value="PT03H51M27.711S" calcext:value-type="time">
            <text:p>03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84.92" calcext:value-type="float">
            <text:p>484.92</text:p>
          </table:table-cell>
          <table:table-cell office:value-type="float" office:value="607.06" calcext:value-type="float">
            <text:p>607.06</text:p>
          </table:table-cell>
        </table:table-row>
        <table:table-row table:style-name="ro1">
          <table:table-cell office:value-type="float" office:value="13903711" calcext:value-type="float">
            <text:p>13903711</text:p>
          </table:table-cell>
          <table:table-cell table:formula="of:=[.A871]/1000/(60*60*24)" office:value-type="time" office:time-value="PT03H51M43.711S" calcext:value-type="time">
            <text:p>03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85.47" calcext:value-type="float">
            <text:p>485.47</text:p>
          </table:table-cell>
          <table:table-cell office:value-type="float" office:value="607.73" calcext:value-type="float">
            <text:p>607.73</text:p>
          </table:table-cell>
        </table:table-row>
        <table:table-row table:style-name="ro1">
          <table:table-cell office:value-type="float" office:value="13919711" calcext:value-type="float">
            <text:p>13919711</text:p>
          </table:table-cell>
          <table:table-cell table:formula="of:=[.A872]/1000/(60*60*24)" office:value-type="time" office:time-value="PT03H51M59.711S" calcext:value-type="time">
            <text:p>03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6.01" calcext:value-type="float">
            <text:p>486.01</text:p>
          </table:table-cell>
          <table:table-cell office:value-type="float" office:value="608.39" calcext:value-type="float">
            <text:p>608.39</text:p>
          </table:table-cell>
        </table:table-row>
        <table:table-row table:style-name="ro1">
          <table:table-cell office:value-type="float" office:value="13935711" calcext:value-type="float">
            <text:p>13935711</text:p>
          </table:table-cell>
          <table:table-cell table:formula="of:=[.A873]/1000/(60*60*24)" office:value-type="time" office:time-value="PT03H52M15.711S" calcext:value-type="time">
            <text:p>03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6.55" calcext:value-type="float">
            <text:p>486.55</text:p>
          </table:table-cell>
          <table:table-cell office:value-type="float" office:value="609.05" calcext:value-type="float">
            <text:p>609.05</text:p>
          </table:table-cell>
        </table:table-row>
        <table:table-row table:style-name="ro1">
          <table:table-cell office:value-type="float" office:value="13951711" calcext:value-type="float">
            <text:p>13951711</text:p>
          </table:table-cell>
          <table:table-cell table:formula="of:=[.A874]/1000/(60*60*24)" office:value-type="time" office:time-value="PT03H52M31.711S" calcext:value-type="time">
            <text:p>03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7.1" calcext:value-type="float">
            <text:p>487.1</text:p>
          </table:table-cell>
          <table:table-cell office:value-type="float" office:value="609.71" calcext:value-type="float">
            <text:p>609.71</text:p>
          </table:table-cell>
        </table:table-row>
        <table:table-row table:style-name="ro1">
          <table:table-cell office:value-type="float" office:value="13967711" calcext:value-type="float">
            <text:p>13967711</text:p>
          </table:table-cell>
          <table:table-cell table:formula="of:=[.A875]/1000/(60*60*24)" office:value-type="time" office:time-value="PT03H52M47.711S" calcext:value-type="time">
            <text:p>03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7.64" calcext:value-type="float">
            <text:p>487.64</text:p>
          </table:table-cell>
          <table:table-cell office:value-type="float" office:value="610.37" calcext:value-type="float">
            <text:p>610.37</text:p>
          </table:table-cell>
        </table:table-row>
        <table:table-row table:style-name="ro1">
          <table:table-cell office:value-type="float" office:value="13983711" calcext:value-type="float">
            <text:p>13983711</text:p>
          </table:table-cell>
          <table:table-cell table:formula="of:=[.A876]/1000/(60*60*24)" office:value-type="time" office:time-value="PT03H53M03.711S" calcext:value-type="time">
            <text:p>03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8.18" calcext:value-type="float">
            <text:p>488.18</text:p>
          </table:table-cell>
          <table:table-cell office:value-type="float" office:value="611.03" calcext:value-type="float">
            <text:p>611.03</text:p>
          </table:table-cell>
        </table:table-row>
        <table:table-row table:style-name="ro1">
          <table:table-cell office:value-type="float" office:value="13999711" calcext:value-type="float">
            <text:p>13999711</text:p>
          </table:table-cell>
          <table:table-cell table:formula="of:=[.A877]/1000/(60*60*24)" office:value-type="time" office:time-value="PT03H53M19.711S" calcext:value-type="time">
            <text:p>03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8.73" calcext:value-type="float">
            <text:p>488.73</text:p>
          </table:table-cell>
          <table:table-cell office:value-type="float" office:value="611.69" calcext:value-type="float">
            <text:p>611.69</text:p>
          </table:table-cell>
        </table:table-row>
        <table:table-row table:style-name="ro1">
          <table:table-cell office:value-type="float" office:value="14015711" calcext:value-type="float">
            <text:p>14015711</text:p>
          </table:table-cell>
          <table:table-cell table:formula="of:=[.A878]/1000/(60*60*24)" office:value-type="time" office:time-value="PT03H53M35.711S" calcext:value-type="time">
            <text:p>03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9.27" calcext:value-type="float">
            <text:p>489.27</text:p>
          </table:table-cell>
          <table:table-cell office:value-type="float" office:value="612.35" calcext:value-type="float">
            <text:p>612.35</text:p>
          </table:table-cell>
        </table:table-row>
        <table:table-row table:style-name="ro1">
          <table:table-cell office:value-type="float" office:value="14031711" calcext:value-type="float">
            <text:p>14031711</text:p>
          </table:table-cell>
          <table:table-cell table:formula="of:=[.A879]/1000/(60*60*24)" office:value-type="time" office:time-value="PT03H53M51.711S" calcext:value-type="time">
            <text:p>03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9.81" calcext:value-type="float">
            <text:p>489.81</text:p>
          </table:table-cell>
          <table:table-cell office:value-type="float" office:value="613.01" calcext:value-type="float">
            <text:p>613.01</text:p>
          </table:table-cell>
        </table:table-row>
        <table:table-row table:style-name="ro1">
          <table:table-cell office:value-type="float" office:value="14047711" calcext:value-type="float">
            <text:p>14047711</text:p>
          </table:table-cell>
          <table:table-cell table:formula="of:=[.A880]/1000/(60*60*24)" office:value-type="time" office:time-value="PT03H54M07.711S" calcext:value-type="time">
            <text:p>03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0.36" calcext:value-type="float">
            <text:p>490.36</text:p>
          </table:table-cell>
          <table:table-cell office:value-type="float" office:value="613.67" calcext:value-type="float">
            <text:p>613.67</text:p>
          </table:table-cell>
        </table:table-row>
        <table:table-row table:style-name="ro1">
          <table:table-cell office:value-type="float" office:value="14063711" calcext:value-type="float">
            <text:p>14063711</text:p>
          </table:table-cell>
          <table:table-cell table:formula="of:=[.A881]/1000/(60*60*24)" office:value-type="time" office:time-value="PT03H54M23.711S" calcext:value-type="time">
            <text:p>03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0.9" calcext:value-type="float">
            <text:p>490.9</text:p>
          </table:table-cell>
          <table:table-cell office:value-type="float" office:value="614.33" calcext:value-type="float">
            <text:p>614.33</text:p>
          </table:table-cell>
        </table:table-row>
        <table:table-row table:style-name="ro1">
          <table:table-cell office:value-type="float" office:value="14079711" calcext:value-type="float">
            <text:p>14079711</text:p>
          </table:table-cell>
          <table:table-cell table:formula="of:=[.A882]/1000/(60*60*24)" office:value-type="time" office:time-value="PT03H54M39.711S" calcext:value-type="time">
            <text:p>03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1.44" calcext:value-type="float">
            <text:p>491.44</text:p>
          </table:table-cell>
          <table:table-cell office:value-type="float" office:value="614.99" calcext:value-type="float">
            <text:p>614.99</text:p>
          </table:table-cell>
        </table:table-row>
        <table:table-row table:style-name="ro1">
          <table:table-cell office:value-type="float" office:value="14095711" calcext:value-type="float">
            <text:p>14095711</text:p>
          </table:table-cell>
          <table:table-cell table:formula="of:=[.A883]/1000/(60*60*24)" office:value-type="time" office:time-value="PT03H54M55.711S" calcext:value-type="time">
            <text:p>03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1.98" calcext:value-type="float">
            <text:p>491.98</text:p>
          </table:table-cell>
          <table:table-cell office:value-type="float" office:value="615.65" calcext:value-type="float">
            <text:p>615.65</text:p>
          </table:table-cell>
        </table:table-row>
        <table:table-row table:style-name="ro1">
          <table:table-cell office:value-type="float" office:value="14111711" calcext:value-type="float">
            <text:p>14111711</text:p>
          </table:table-cell>
          <table:table-cell table:formula="of:=[.A884]/1000/(60*60*24)" office:value-type="time" office:time-value="PT03H55M11.711S" calcext:value-type="time">
            <text:p>03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2.53" calcext:value-type="float">
            <text:p>492.53</text:p>
          </table:table-cell>
          <table:table-cell office:value-type="float" office:value="616.31" calcext:value-type="float">
            <text:p>616.31</text:p>
          </table:table-cell>
        </table:table-row>
        <table:table-row table:style-name="ro1">
          <table:table-cell office:value-type="float" office:value="14127711" calcext:value-type="float">
            <text:p>14127711</text:p>
          </table:table-cell>
          <table:table-cell table:formula="of:=[.A885]/1000/(60*60*24)" office:value-type="time" office:time-value="PT03H55M27.711S" calcext:value-type="time">
            <text:p>03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3.07" calcext:value-type="float">
            <text:p>493.07</text:p>
          </table:table-cell>
          <table:table-cell office:value-type="float" office:value="616.97" calcext:value-type="float">
            <text:p>616.97</text:p>
          </table:table-cell>
        </table:table-row>
        <table:table-row table:style-name="ro1">
          <table:table-cell office:value-type="float" office:value="14143711" calcext:value-type="float">
            <text:p>14143711</text:p>
          </table:table-cell>
          <table:table-cell table:formula="of:=[.A886]/1000/(60*60*24)" office:value-type="time" office:time-value="PT03H55M43.711S" calcext:value-type="time">
            <text:p>03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3.61" calcext:value-type="float">
            <text:p>493.61</text:p>
          </table:table-cell>
          <table:table-cell office:value-type="float" office:value="617.63" calcext:value-type="float">
            <text:p>617.63</text:p>
          </table:table-cell>
        </table:table-row>
        <table:table-row table:style-name="ro1">
          <table:table-cell office:value-type="float" office:value="14159711" calcext:value-type="float">
            <text:p>14159711</text:p>
          </table:table-cell>
          <table:table-cell table:formula="of:=[.A887]/1000/(60*60*24)" office:value-type="time" office:time-value="PT03H55M59.711S" calcext:value-type="time">
            <text:p>03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4.15" calcext:value-type="float">
            <text:p>494.15</text:p>
          </table:table-cell>
          <table:table-cell office:value-type="float" office:value="618.29" calcext:value-type="float">
            <text:p>618.29</text:p>
          </table:table-cell>
        </table:table-row>
        <table:table-row table:style-name="ro1">
          <table:table-cell office:value-type="float" office:value="14175711" calcext:value-type="float">
            <text:p>14175711</text:p>
          </table:table-cell>
          <table:table-cell table:formula="of:=[.A888]/1000/(60*60*24)" office:value-type="time" office:time-value="PT03H56M15.711S" calcext:value-type="time">
            <text:p>03:56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4.7" calcext:value-type="float">
            <text:p>494.7</text:p>
          </table:table-cell>
          <table:table-cell office:value-type="float" office:value="618.95" calcext:value-type="float">
            <text:p>618.95</text:p>
          </table:table-cell>
        </table:table-row>
        <table:table-row table:style-name="ro1">
          <table:table-cell office:value-type="float" office:value="14191711" calcext:value-type="float">
            <text:p>14191711</text:p>
          </table:table-cell>
          <table:table-cell table:formula="of:=[.A889]/1000/(60*60*24)" office:value-type="time" office:time-value="PT03H56M31.711S" calcext:value-type="time">
            <text:p>03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5.24" calcext:value-type="float">
            <text:p>495.24</text:p>
          </table:table-cell>
          <table:table-cell office:value-type="float" office:value="619.61" calcext:value-type="float">
            <text:p>619.61</text:p>
          </table:table-cell>
        </table:table-row>
        <table:table-row table:style-name="ro1">
          <table:table-cell office:value-type="float" office:value="14207711" calcext:value-type="float">
            <text:p>14207711</text:p>
          </table:table-cell>
          <table:table-cell table:formula="of:=[.A890]/1000/(60*60*24)" office:value-type="time" office:time-value="PT03H56M47.711S" calcext:value-type="time">
            <text:p>03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5.78" calcext:value-type="float">
            <text:p>495.78</text:p>
          </table:table-cell>
          <table:table-cell office:value-type="float" office:value="620.27" calcext:value-type="float">
            <text:p>620.27</text:p>
          </table:table-cell>
        </table:table-row>
        <table:table-row table:style-name="ro1">
          <table:table-cell office:value-type="float" office:value="14223711" calcext:value-type="float">
            <text:p>14223711</text:p>
          </table:table-cell>
          <table:table-cell table:formula="of:=[.A891]/1000/(60*60*24)" office:value-type="time" office:time-value="PT03H57M03.711S" calcext:value-type="time">
            <text:p>03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6.32" calcext:value-type="float">
            <text:p>496.32</text:p>
          </table:table-cell>
          <table:table-cell office:value-type="float" office:value="620.93" calcext:value-type="float">
            <text:p>620.93</text:p>
          </table:table-cell>
        </table:table-row>
        <table:table-row table:style-name="ro1">
          <table:table-cell office:value-type="float" office:value="14239710" calcext:value-type="float">
            <text:p>14239710</text:p>
          </table:table-cell>
          <table:table-cell table:formula="of:=[.A892]/1000/(60*60*24)" office:value-type="time" office:time-value="PT03H57M19.71S" calcext:value-type="time">
            <text:p>03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96.87" calcext:value-type="float">
            <text:p>496.87</text:p>
          </table:table-cell>
          <table:table-cell office:value-type="float" office:value="621.59" calcext:value-type="float">
            <text:p>621.59</text:p>
          </table:table-cell>
        </table:table-row>
        <table:table-row table:style-name="ro1">
          <table:table-cell office:value-type="float" office:value="14255711" calcext:value-type="float">
            <text:p>14255711</text:p>
          </table:table-cell>
          <table:table-cell table:formula="of:=[.A893]/1000/(60*60*24)" office:value-type="time" office:time-value="PT03H57M35.711S" calcext:value-type="time">
            <text:p>03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7.41" calcext:value-type="float">
            <text:p>497.41</text:p>
          </table:table-cell>
          <table:table-cell office:value-type="float" office:value="622.24" calcext:value-type="float">
            <text:p>622.24</text:p>
          </table:table-cell>
        </table:table-row>
        <table:table-row table:style-name="ro1">
          <table:table-cell office:value-type="float" office:value="14271711" calcext:value-type="float">
            <text:p>14271711</text:p>
          </table:table-cell>
          <table:table-cell table:formula="of:=[.A894]/1000/(60*60*24)" office:value-type="time" office:time-value="PT03H57M51.711S" calcext:value-type="time">
            <text:p>03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7.95" calcext:value-type="float">
            <text:p>497.95</text:p>
          </table:table-cell>
          <table:table-cell office:value-type="float" office:value="622.9" calcext:value-type="float">
            <text:p>622.9</text:p>
          </table:table-cell>
        </table:table-row>
        <table:table-row table:style-name="ro1">
          <table:table-cell office:value-type="float" office:value="14287711" calcext:value-type="float">
            <text:p>14287711</text:p>
          </table:table-cell>
          <table:table-cell table:formula="of:=[.A895]/1000/(60*60*24)" office:value-type="time" office:time-value="PT03H58M07.711S" calcext:value-type="time">
            <text:p>03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98.49" calcext:value-type="float">
            <text:p>498.49</text:p>
          </table:table-cell>
          <table:table-cell office:value-type="float" office:value="623.56" calcext:value-type="float">
            <text:p>623.56</text:p>
          </table:table-cell>
        </table:table-row>
        <table:table-row table:style-name="ro1">
          <table:table-cell office:value-type="float" office:value="14303711" calcext:value-type="float">
            <text:p>14303711</text:p>
          </table:table-cell>
          <table:table-cell table:formula="of:=[.A896]/1000/(60*60*24)" office:value-type="time" office:time-value="PT03H58M23.711S" calcext:value-type="time">
            <text:p>03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9.03" calcext:value-type="float">
            <text:p>499.03</text:p>
          </table:table-cell>
          <table:table-cell office:value-type="float" office:value="624.22" calcext:value-type="float">
            <text:p>624.22</text:p>
          </table:table-cell>
        </table:table-row>
        <table:table-row table:style-name="ro1">
          <table:table-cell office:value-type="float" office:value="14319711" calcext:value-type="float">
            <text:p>14319711</text:p>
          </table:table-cell>
          <table:table-cell table:formula="of:=[.A897]/1000/(60*60*24)" office:value-type="time" office:time-value="PT03H58M39.711S" calcext:value-type="time">
            <text:p>03:58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99.58" calcext:value-type="float">
            <text:p>499.58</text:p>
          </table:table-cell>
          <table:table-cell office:value-type="float" office:value="624.88" calcext:value-type="float">
            <text:p>624.88</text:p>
          </table:table-cell>
        </table:table-row>
        <table:table-row table:style-name="ro1">
          <table:table-cell office:value-type="float" office:value="14335711" calcext:value-type="float">
            <text:p>14335711</text:p>
          </table:table-cell>
          <table:table-cell table:formula="of:=[.A898]/1000/(60*60*24)" office:value-type="time" office:time-value="PT03H58M55.711S" calcext:value-type="time">
            <text:p>03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0.12" calcext:value-type="float">
            <text:p>500.12</text:p>
          </table:table-cell>
          <table:table-cell office:value-type="float" office:value="625.53" calcext:value-type="float">
            <text:p>625.53</text:p>
          </table:table-cell>
        </table:table-row>
        <table:table-row table:style-name="ro1">
          <table:table-cell office:value-type="float" office:value="14351711" calcext:value-type="float">
            <text:p>14351711</text:p>
          </table:table-cell>
          <table:table-cell table:formula="of:=[.A899]/1000/(60*60*24)" office:value-type="time" office:time-value="PT03H59M11.711S" calcext:value-type="time">
            <text:p>03:59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0.66" calcext:value-type="float">
            <text:p>500.66</text:p>
          </table:table-cell>
          <table:table-cell office:value-type="float" office:value="626.19" calcext:value-type="float">
            <text:p>626.19</text:p>
          </table:table-cell>
        </table:table-row>
        <table:table-row table:style-name="ro1">
          <table:table-cell office:value-type="float" office:value="14367711" calcext:value-type="float">
            <text:p>14367711</text:p>
          </table:table-cell>
          <table:table-cell table:formula="of:=[.A900]/1000/(60*60*24)" office:value-type="time" office:time-value="PT03H59M27.711S" calcext:value-type="time">
            <text:p>03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1.2" calcext:value-type="float">
            <text:p>501.2</text:p>
          </table:table-cell>
          <table:table-cell office:value-type="float" office:value="626.85" calcext:value-type="float">
            <text:p>626.85</text:p>
          </table:table-cell>
        </table:table-row>
        <table:table-row table:style-name="ro1">
          <table:table-cell office:value-type="float" office:value="14383711" calcext:value-type="float">
            <text:p>14383711</text:p>
          </table:table-cell>
          <table:table-cell table:formula="of:=[.A901]/1000/(60*60*24)" office:value-type="time" office:time-value="PT03H59M43.711S" calcext:value-type="time">
            <text:p>03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1.74" calcext:value-type="float">
            <text:p>501.74</text:p>
          </table:table-cell>
          <table:table-cell office:value-type="float" office:value="627.5" calcext:value-type="float">
            <text:p>627.5</text:p>
          </table:table-cell>
        </table:table-row>
        <table:table-row table:style-name="ro1">
          <table:table-cell office:value-type="float" office:value="14399711" calcext:value-type="float">
            <text:p>14399711</text:p>
          </table:table-cell>
          <table:table-cell table:formula="of:=[.A902]/1000/(60*60*24)" office:value-type="time" office:time-value="PT03H59M59.711S" calcext:value-type="time">
            <text:p>04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2.29" calcext:value-type="float">
            <text:p>502.29</text:p>
          </table:table-cell>
          <table:table-cell office:value-type="float" office:value="628.16" calcext:value-type="float">
            <text:p>628.16</text:p>
          </table:table-cell>
        </table:table-row>
        <table:table-row table:style-name="ro1">
          <table:table-cell office:value-type="float" office:value="14415711" calcext:value-type="float">
            <text:p>14415711</text:p>
          </table:table-cell>
          <table:table-cell table:formula="of:=[.A903]/1000/(60*60*24)" office:value-type="time" office:time-value="PT04H00M15.711S" calcext:value-type="time">
            <text:p>04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2.83" calcext:value-type="float">
            <text:p>502.83</text:p>
          </table:table-cell>
          <table:table-cell office:value-type="float" office:value="628.82" calcext:value-type="float">
            <text:p>628.82</text:p>
          </table:table-cell>
        </table:table-row>
        <table:table-row table:style-name="ro1">
          <table:table-cell office:value-type="float" office:value="14431711" calcext:value-type="float">
            <text:p>14431711</text:p>
          </table:table-cell>
          <table:table-cell table:formula="of:=[.A904]/1000/(60*60*24)" office:value-type="time" office:time-value="PT04H00M31.711S" calcext:value-type="time">
            <text:p>04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3.37" calcext:value-type="float">
            <text:p>503.37</text:p>
          </table:table-cell>
          <table:table-cell office:value-type="float" office:value="629.47" calcext:value-type="float">
            <text:p>629.47</text:p>
          </table:table-cell>
        </table:table-row>
        <table:table-row table:style-name="ro1">
          <table:table-cell office:value-type="float" office:value="14447711" calcext:value-type="float">
            <text:p>14447711</text:p>
          </table:table-cell>
          <table:table-cell table:formula="of:=[.A905]/1000/(60*60*24)" office:value-type="time" office:time-value="PT04H00M47.711S" calcext:value-type="time">
            <text:p>04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3.91" calcext:value-type="float">
            <text:p>503.91</text:p>
          </table:table-cell>
          <table:table-cell office:value-type="float" office:value="630.13" calcext:value-type="float">
            <text:p>630.13</text:p>
          </table:table-cell>
        </table:table-row>
        <table:table-row table:style-name="ro1">
          <table:table-cell office:value-type="float" office:value="14463711" calcext:value-type="float">
            <text:p>14463711</text:p>
          </table:table-cell>
          <table:table-cell table:formula="of:=[.A906]/1000/(60*60*24)" office:value-type="time" office:time-value="PT04H01M03.711S" calcext:value-type="time">
            <text:p>04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04.45" calcext:value-type="float">
            <text:p>504.45</text:p>
          </table:table-cell>
          <table:table-cell office:value-type="float" office:value="630.79" calcext:value-type="float">
            <text:p>630.79</text:p>
          </table:table-cell>
        </table:table-row>
        <table:table-row table:style-name="ro1">
          <table:table-cell office:value-type="float" office:value="14479711" calcext:value-type="float">
            <text:p>14479711</text:p>
          </table:table-cell>
          <table:table-cell table:formula="of:=[.A907]/1000/(60*60*24)" office:value-type="time" office:time-value="PT04H01M19.711S" calcext:value-type="time">
            <text:p>04:01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05" calcext:value-type="float">
            <text:p>505</text:p>
          </table:table-cell>
          <table:table-cell office:value-type="float" office:value="631.44" calcext:value-type="float">
            <text:p>631.44</text:p>
          </table:table-cell>
        </table:table-row>
        <table:table-row table:style-name="ro1">
          <table:table-cell office:value-type="float" office:value="14495711" calcext:value-type="float">
            <text:p>14495711</text:p>
          </table:table-cell>
          <table:table-cell table:formula="of:=[.A908]/1000/(60*60*24)" office:value-type="time" office:time-value="PT04H01M35.711S" calcext:value-type="time">
            <text:p>04:01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05.54" calcext:value-type="float">
            <text:p>505.54</text:p>
          </table:table-cell>
          <table:table-cell office:value-type="float" office:value="632.1" calcext:value-type="float">
            <text:p>632.1</text:p>
          </table:table-cell>
        </table:table-row>
        <table:table-row table:style-name="ro1">
          <table:table-cell office:value-type="float" office:value="14511711" calcext:value-type="float">
            <text:p>14511711</text:p>
          </table:table-cell>
          <table:table-cell table:formula="of:=[.A909]/1000/(60*60*24)" office:value-type="time" office:time-value="PT04H01M51.711S" calcext:value-type="time">
            <text:p>04:01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06.08" calcext:value-type="float">
            <text:p>506.08</text:p>
          </table:table-cell>
          <table:table-cell office:value-type="float" office:value="632.76" calcext:value-type="float">
            <text:p>632.76</text:p>
          </table:table-cell>
        </table:table-row>
        <table:table-row table:style-name="ro1">
          <table:table-cell office:value-type="float" office:value="14527711" calcext:value-type="float">
            <text:p>14527711</text:p>
          </table:table-cell>
          <table:table-cell table:formula="of:=[.A910]/1000/(60*60*24)" office:value-type="time" office:time-value="PT04H02M07.711S" calcext:value-type="time">
            <text:p>04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06.62" calcext:value-type="float">
            <text:p>506.62</text:p>
          </table:table-cell>
          <table:table-cell office:value-type="float" office:value="633.41" calcext:value-type="float">
            <text:p>633.41</text:p>
          </table:table-cell>
        </table:table-row>
        <table:table-row table:style-name="ro1">
          <table:table-cell office:value-type="float" office:value="14543711" calcext:value-type="float">
            <text:p>14543711</text:p>
          </table:table-cell>
          <table:table-cell table:formula="of:=[.A911]/1000/(60*60*24)" office:value-type="time" office:time-value="PT04H02M23.711S" calcext:value-type="time">
            <text:p>04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07.16" calcext:value-type="float">
            <text:p>507.16</text:p>
          </table:table-cell>
          <table:table-cell office:value-type="float" office:value="634.07" calcext:value-type="float">
            <text:p>634.07</text:p>
          </table:table-cell>
        </table:table-row>
        <table:table-row table:style-name="ro1">
          <table:table-cell office:value-type="float" office:value="14559711" calcext:value-type="float">
            <text:p>14559711</text:p>
          </table:table-cell>
          <table:table-cell table:formula="of:=[.A912]/1000/(60*60*24)" office:value-type="time" office:time-value="PT04H02M39.711S" calcext:value-type="time">
            <text:p>04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07.7" calcext:value-type="float">
            <text:p>507.7</text:p>
          </table:table-cell>
          <table:table-cell office:value-type="float" office:value="634.72" calcext:value-type="float">
            <text:p>634.72</text:p>
          </table:table-cell>
        </table:table-row>
        <table:table-row table:style-name="ro1">
          <table:table-cell office:value-type="float" office:value="14575711" calcext:value-type="float">
            <text:p>14575711</text:p>
          </table:table-cell>
          <table:table-cell table:formula="of:=[.A913]/1000/(60*60*24)" office:value-type="time" office:time-value="PT04H02M55.711S" calcext:value-type="time">
            <text:p>04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08.24" calcext:value-type="float">
            <text:p>508.24</text:p>
          </table:table-cell>
          <table:table-cell office:value-type="float" office:value="635.38" calcext:value-type="float">
            <text:p>635.38</text:p>
          </table:table-cell>
        </table:table-row>
        <table:table-row table:style-name="ro1">
          <table:table-cell office:value-type="float" office:value="14591711" calcext:value-type="float">
            <text:p>14591711</text:p>
          </table:table-cell>
          <table:table-cell table:formula="of:=[.A914]/1000/(60*60*24)" office:value-type="time" office:time-value="PT04H03M11.711S" calcext:value-type="time">
            <text:p>04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08.79" calcext:value-type="float">
            <text:p>508.79</text:p>
          </table:table-cell>
          <table:table-cell office:value-type="float" office:value="636.03" calcext:value-type="float">
            <text:p>636.03</text:p>
          </table:table-cell>
        </table:table-row>
        <table:table-row table:style-name="ro1">
          <table:table-cell office:value-type="float" office:value="14607711" calcext:value-type="float">
            <text:p>14607711</text:p>
          </table:table-cell>
          <table:table-cell table:formula="of:=[.A915]/1000/(60*60*24)" office:value-type="time" office:time-value="PT04H03M27.711S" calcext:value-type="time">
            <text:p>04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09.33" calcext:value-type="float">
            <text:p>509.33</text:p>
          </table:table-cell>
          <table:table-cell office:value-type="float" office:value="636.69" calcext:value-type="float">
            <text:p>636.69</text:p>
          </table:table-cell>
        </table:table-row>
        <table:table-row table:style-name="ro1">
          <table:table-cell office:value-type="float" office:value="14623711" calcext:value-type="float">
            <text:p>14623711</text:p>
          </table:table-cell>
          <table:table-cell table:formula="of:=[.A916]/1000/(60*60*24)" office:value-type="time" office:time-value="PT04H03M43.711S" calcext:value-type="time">
            <text:p>04:03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09.87" calcext:value-type="float">
            <text:p>509.87</text:p>
          </table:table-cell>
          <table:table-cell office:value-type="float" office:value="637.34" calcext:value-type="float">
            <text:p>637.34</text:p>
          </table:table-cell>
        </table:table-row>
        <table:table-row table:style-name="ro1">
          <table:table-cell office:value-type="float" office:value="14639711" calcext:value-type="float">
            <text:p>14639711</text:p>
          </table:table-cell>
          <table:table-cell table:formula="of:=[.A917]/1000/(60*60*24)" office:value-type="time" office:time-value="PT04H03M59.711S" calcext:value-type="time">
            <text:p>04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10.41" calcext:value-type="float">
            <text:p>510.41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4655711" calcext:value-type="float">
            <text:p>14655711</text:p>
          </table:table-cell>
          <table:table-cell table:formula="of:=[.A918]/1000/(60*60*24)" office:value-type="time" office:time-value="PT04H04M15.711S" calcext:value-type="time">
            <text:p>04:04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10.95" calcext:value-type="float">
            <text:p>510.95</text:p>
          </table:table-cell>
          <table:table-cell office:value-type="float" office:value="638.65" calcext:value-type="float">
            <text:p>638.65</text:p>
          </table:table-cell>
        </table:table-row>
        <table:table-row table:style-name="ro1">
          <table:table-cell office:value-type="float" office:value="14671711" calcext:value-type="float">
            <text:p>14671711</text:p>
          </table:table-cell>
          <table:table-cell table:formula="of:=[.A919]/1000/(60*60*24)" office:value-type="time" office:time-value="PT04H04M31.711S" calcext:value-type="time">
            <text:p>04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11.49" calcext:value-type="float">
            <text:p>511.49</text:p>
          </table:table-cell>
          <table:table-cell office:value-type="float" office:value="639.31" calcext:value-type="float">
            <text:p>639.31</text:p>
          </table:table-cell>
        </table:table-row>
        <table:table-row table:style-name="ro1">
          <table:table-cell office:value-type="float" office:value="14687711" calcext:value-type="float">
            <text:p>14687711</text:p>
          </table:table-cell>
          <table:table-cell table:formula="of:=[.A920]/1000/(60*60*24)" office:value-type="time" office:time-value="PT04H04M47.711S" calcext:value-type="time">
            <text:p>04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12.03" calcext:value-type="float">
            <text:p>512.03</text:p>
          </table:table-cell>
          <table:table-cell office:value-type="float" office:value="639.96" calcext:value-type="float">
            <text:p>639.96</text:p>
          </table:table-cell>
        </table:table-row>
        <table:table-row table:style-name="ro1">
          <table:table-cell office:value-type="float" office:value="14703711" calcext:value-type="float">
            <text:p>14703711</text:p>
          </table:table-cell>
          <table:table-cell table:formula="of:=[.A921]/1000/(60*60*24)" office:value-type="time" office:time-value="PT04H05M03.711S" calcext:value-type="time">
            <text:p>04:0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12.57" calcext:value-type="float">
            <text:p>512.57</text:p>
          </table:table-cell>
          <table:table-cell office:value-type="float" office:value="640.62" calcext:value-type="float">
            <text:p>640.62</text:p>
          </table:table-cell>
        </table:table-row>
        <table:table-row table:style-name="ro1">
          <table:table-cell office:value-type="float" office:value="14719710" calcext:value-type="float">
            <text:p>14719710</text:p>
          </table:table-cell>
          <table:table-cell table:formula="of:=[.A922]/1000/(60*60*24)" office:value-type="time" office:time-value="PT04H05M19.71S" calcext:value-type="time">
            <text:p>04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13.11" calcext:value-type="float">
            <text:p>513.11</text:p>
          </table:table-cell>
          <table:table-cell office:value-type="float" office:value="641.27" calcext:value-type="float">
            <text:p>641.27</text:p>
          </table:table-cell>
        </table:table-row>
        <table:table-row table:style-name="ro1">
          <table:table-cell office:value-type="float" office:value="14735711" calcext:value-type="float">
            <text:p>14735711</text:p>
          </table:table-cell>
          <table:table-cell table:formula="of:=[.A923]/1000/(60*60*24)" office:value-type="time" office:time-value="PT04H05M35.711S" calcext:value-type="time">
            <text:p>04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13.65" calcext:value-type="float">
            <text:p>513.65</text:p>
          </table:table-cell>
          <table:table-cell office:value-type="float" office:value="641.92" calcext:value-type="float">
            <text:p>641.92</text:p>
          </table:table-cell>
        </table:table-row>
        <table:table-row table:style-name="ro1">
          <table:table-cell office:value-type="float" office:value="14751711" calcext:value-type="float">
            <text:p>14751711</text:p>
          </table:table-cell>
          <table:table-cell table:formula="of:=[.A924]/1000/(60*60*24)" office:value-type="time" office:time-value="PT04H05M51.711S" calcext:value-type="time">
            <text:p>04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14.19" calcext:value-type="float">
            <text:p>514.19</text:p>
          </table:table-cell>
          <table:table-cell office:value-type="float" office:value="642.58" calcext:value-type="float">
            <text:p>642.58</text:p>
          </table:table-cell>
        </table:table-row>
        <table:table-row table:style-name="ro1">
          <table:table-cell office:value-type="float" office:value="14767711" calcext:value-type="float">
            <text:p>14767711</text:p>
          </table:table-cell>
          <table:table-cell table:formula="of:=[.A925]/1000/(60*60*24)" office:value-type="time" office:time-value="PT04H06M07.711S" calcext:value-type="time">
            <text:p>04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14.73" calcext:value-type="float">
            <text:p>514.73</text:p>
          </table:table-cell>
          <table:table-cell office:value-type="float" office:value="643.23" calcext:value-type="float">
            <text:p>643.23</text:p>
          </table:table-cell>
        </table:table-row>
        <table:table-row table:style-name="ro1">
          <table:table-cell office:value-type="float" office:value="14783711" calcext:value-type="float">
            <text:p>14783711</text:p>
          </table:table-cell>
          <table:table-cell table:formula="of:=[.A926]/1000/(60*60*24)" office:value-type="time" office:time-value="PT04H06M23.711S" calcext:value-type="time">
            <text:p>04:0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15.27" calcext:value-type="float">
            <text:p>515.27</text:p>
          </table:table-cell>
          <table:table-cell office:value-type="float" office:value="643.88" calcext:value-type="float">
            <text:p>643.88</text:p>
          </table:table-cell>
        </table:table-row>
        <table:table-row table:style-name="ro1">
          <table:table-cell office:value-type="float" office:value="14799711" calcext:value-type="float">
            <text:p>14799711</text:p>
          </table:table-cell>
          <table:table-cell table:formula="of:=[.A927]/1000/(60*60*24)" office:value-type="time" office:time-value="PT04H06M39.711S" calcext:value-type="time">
            <text:p>04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15.81" calcext:value-type="float">
            <text:p>515.81</text:p>
          </table:table-cell>
          <table:table-cell office:value-type="float" office:value="644.54" calcext:value-type="float">
            <text:p>644.54</text:p>
          </table:table-cell>
        </table:table-row>
        <table:table-row table:style-name="ro1">
          <table:table-cell office:value-type="float" office:value="14815711" calcext:value-type="float">
            <text:p>14815711</text:p>
          </table:table-cell>
          <table:table-cell table:formula="of:=[.A928]/1000/(60*60*24)" office:value-type="time" office:time-value="PT04H06M55.711S" calcext:value-type="time">
            <text:p>04:0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16.35" calcext:value-type="float">
            <text:p>516.35</text:p>
          </table:table-cell>
          <table:table-cell office:value-type="float" office:value="645.19" calcext:value-type="float">
            <text:p>645.19</text:p>
          </table:table-cell>
        </table:table-row>
        <table:table-row table:style-name="ro1">
          <table:table-cell office:value-type="float" office:value="14831711" calcext:value-type="float">
            <text:p>14831711</text:p>
          </table:table-cell>
          <table:table-cell table:formula="of:=[.A929]/1000/(60*60*24)" office:value-type="time" office:time-value="PT04H07M11.711S" calcext:value-type="time">
            <text:p>04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16.89" calcext:value-type="float">
            <text:p>516.89</text:p>
          </table:table-cell>
          <table:table-cell office:value-type="float" office:value="645.84" calcext:value-type="float">
            <text:p>645.84</text:p>
          </table:table-cell>
        </table:table-row>
        <table:table-row table:style-name="ro1">
          <table:table-cell office:value-type="float" office:value="14847711" calcext:value-type="float">
            <text:p>14847711</text:p>
          </table:table-cell>
          <table:table-cell table:formula="of:=[.A930]/1000/(60*60*24)" office:value-type="time" office:time-value="PT04H07M27.711S" calcext:value-type="time">
            <text:p>04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17.43" calcext:value-type="float">
            <text:p>517.43</text:p>
          </table:table-cell>
          <table:table-cell office:value-type="float" office:value="646.5" calcext:value-type="float">
            <text:p>646.5</text:p>
          </table:table-cell>
        </table:table-row>
        <table:table-row table:style-name="ro1">
          <table:table-cell office:value-type="float" office:value="14863711" calcext:value-type="float">
            <text:p>14863711</text:p>
          </table:table-cell>
          <table:table-cell table:formula="of:=[.A931]/1000/(60*60*24)" office:value-type="time" office:time-value="PT04H07M43.711S" calcext:value-type="time">
            <text:p>04:07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17.97" calcext:value-type="float">
            <text:p>517.97</text:p>
          </table:table-cell>
          <table:table-cell office:value-type="float" office:value="647.15" calcext:value-type="float">
            <text:p>647.15</text:p>
          </table:table-cell>
        </table:table-row>
        <table:table-row table:style-name="ro1">
          <table:table-cell office:value-type="float" office:value="14879711" calcext:value-type="float">
            <text:p>14879711</text:p>
          </table:table-cell>
          <table:table-cell table:formula="of:=[.A932]/1000/(60*60*24)" office:value-type="time" office:time-value="PT04H07M59.711S" calcext:value-type="time">
            <text:p>04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18.51" calcext:value-type="float">
            <text:p>518.51</text:p>
          </table:table-cell>
          <table:table-cell office:value-type="float" office:value="647.8" calcext:value-type="float">
            <text:p>647.8</text:p>
          </table:table-cell>
        </table:table-row>
        <table:table-row table:style-name="ro1">
          <table:table-cell office:value-type="float" office:value="14895711" calcext:value-type="float">
            <text:p>14895711</text:p>
          </table:table-cell>
          <table:table-cell table:formula="of:=[.A933]/1000/(60*60*24)" office:value-type="time" office:time-value="PT04H08M15.711S" calcext:value-type="time">
            <text:p>04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19.05" calcext:value-type="float">
            <text:p>519.05</text:p>
          </table:table-cell>
          <table:table-cell office:value-type="float" office:value="648.45" calcext:value-type="float">
            <text:p>648.45</text:p>
          </table:table-cell>
        </table:table-row>
        <table:table-row table:style-name="ro1">
          <table:table-cell office:value-type="float" office:value="14911711" calcext:value-type="float">
            <text:p>14911711</text:p>
          </table:table-cell>
          <table:table-cell table:formula="of:=[.A934]/1000/(60*60*24)" office:value-type="time" office:time-value="PT04H08M31.711S" calcext:value-type="time">
            <text:p>04:0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19.59" calcext:value-type="float">
            <text:p>519.59</text:p>
          </table:table-cell>
          <table:table-cell office:value-type="float" office:value="649.11" calcext:value-type="float">
            <text:p>649.11</text:p>
          </table:table-cell>
        </table:table-row>
        <table:table-row table:style-name="ro1">
          <table:table-cell office:value-type="float" office:value="14927711" calcext:value-type="float">
            <text:p>14927711</text:p>
          </table:table-cell>
          <table:table-cell table:formula="of:=[.A935]/1000/(60*60*24)" office:value-type="time" office:time-value="PT04H08M47.711S" calcext:value-type="time">
            <text:p>04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20.13" calcext:value-type="float">
            <text:p>520.13</text:p>
          </table:table-cell>
          <table:table-cell office:value-type="float" office:value="649.76" calcext:value-type="float">
            <text:p>649.76</text:p>
          </table:table-cell>
        </table:table-row>
        <table:table-row table:style-name="ro1">
          <table:table-cell office:value-type="float" office:value="14943711" calcext:value-type="float">
            <text:p>14943711</text:p>
          </table:table-cell>
          <table:table-cell table:formula="of:=[.A936]/1000/(60*60*24)" office:value-type="time" office:time-value="PT04H09M03.711S" calcext:value-type="time">
            <text:p>04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20.67" calcext:value-type="float">
            <text:p>520.67</text:p>
          </table:table-cell>
          <table:table-cell office:value-type="float" office:value="650.41" calcext:value-type="float">
            <text:p>650.41</text:p>
          </table:table-cell>
        </table:table-row>
        <table:table-row table:style-name="ro1">
          <table:table-cell office:value-type="float" office:value="14959711" calcext:value-type="float">
            <text:p>14959711</text:p>
          </table:table-cell>
          <table:table-cell table:formula="of:=[.A937]/1000/(60*60*24)" office:value-type="time" office:time-value="PT04H09M19.711S" calcext:value-type="time">
            <text:p>04:0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21.21" calcext:value-type="float">
            <text:p>521.21</text:p>
          </table:table-cell>
          <table:table-cell office:value-type="float" office:value="651.06" calcext:value-type="float">
            <text:p>651.06</text:p>
          </table:table-cell>
        </table:table-row>
        <table:table-row table:style-name="ro1">
          <table:table-cell office:value-type="float" office:value="14975711" calcext:value-type="float">
            <text:p>14975711</text:p>
          </table:table-cell>
          <table:table-cell table:formula="of:=[.A938]/1000/(60*60*24)" office:value-type="time" office:time-value="PT04H09M35.711S" calcext:value-type="time">
            <text:p>04:0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21.75" calcext:value-type="float">
            <text:p>521.75</text:p>
          </table:table-cell>
          <table:table-cell office:value-type="float" office:value="651.71" calcext:value-type="float">
            <text:p>651.71</text:p>
          </table:table-cell>
        </table:table-row>
        <table:table-row table:style-name="ro1">
          <table:table-cell office:value-type="float" office:value="14991711" calcext:value-type="float">
            <text:p>14991711</text:p>
          </table:table-cell>
          <table:table-cell table:formula="of:=[.A939]/1000/(60*60*24)" office:value-type="time" office:time-value="PT04H09M51.711S" calcext:value-type="time">
            <text:p>04:0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22.29" calcext:value-type="float">
            <text:p>522.29</text:p>
          </table:table-cell>
          <table:table-cell office:value-type="float" office:value="652.37" calcext:value-type="float">
            <text:p>652.37</text:p>
          </table:table-cell>
        </table:table-row>
        <table:table-row table:style-name="ro1">
          <table:table-cell office:value-type="float" office:value="15007711" calcext:value-type="float">
            <text:p>15007711</text:p>
          </table:table-cell>
          <table:table-cell table:formula="of:=[.A940]/1000/(60*60*24)" office:value-type="time" office:time-value="PT04H10M07.711S" calcext:value-type="time">
            <text:p>04:10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22.83" calcext:value-type="float">
            <text:p>522.83</text:p>
          </table:table-cell>
          <table:table-cell office:value-type="float" office:value="653.02" calcext:value-type="float">
            <text:p>653.02</text:p>
          </table:table-cell>
        </table:table-row>
        <table:table-row table:style-name="ro1">
          <table:table-cell office:value-type="float" office:value="15023711" calcext:value-type="float">
            <text:p>15023711</text:p>
          </table:table-cell>
          <table:table-cell table:formula="of:=[.A941]/1000/(60*60*24)" office:value-type="time" office:time-value="PT04H10M23.711S" calcext:value-type="time">
            <text:p>04:10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23.37" calcext:value-type="float">
            <text:p>523.37</text:p>
          </table:table-cell>
          <table:table-cell office:value-type="float" office:value="653.67" calcext:value-type="float">
            <text:p>653.67</text:p>
          </table:table-cell>
        </table:table-row>
        <table:table-row table:style-name="ro1">
          <table:table-cell office:value-type="float" office:value="15039711" calcext:value-type="float">
            <text:p>15039711</text:p>
          </table:table-cell>
          <table:table-cell table:formula="of:=[.A942]/1000/(60*60*24)" office:value-type="time" office:time-value="PT04H10M39.711S" calcext:value-type="time">
            <text:p>04:1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23.91" calcext:value-type="float">
            <text:p>523.91</text:p>
          </table:table-cell>
          <table:table-cell office:value-type="float" office:value="654.32" calcext:value-type="float">
            <text:p>654.32</text:p>
          </table:table-cell>
        </table:table-row>
        <table:table-row table:style-name="ro1">
          <table:table-cell office:value-type="float" office:value="15055711" calcext:value-type="float">
            <text:p>15055711</text:p>
          </table:table-cell>
          <table:table-cell table:formula="of:=[.A943]/1000/(60*60*24)" office:value-type="time" office:time-value="PT04H10M55.711S" calcext:value-type="time">
            <text:p>04:1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24.45" calcext:value-type="float">
            <text:p>524.45</text:p>
          </table:table-cell>
          <table:table-cell office:value-type="float" office:value="654.97" calcext:value-type="float">
            <text:p>654.97</text:p>
          </table:table-cell>
        </table:table-row>
        <table:table-row table:style-name="ro1">
          <table:table-cell office:value-type="float" office:value="15071711" calcext:value-type="float">
            <text:p>15071711</text:p>
          </table:table-cell>
          <table:table-cell table:formula="of:=[.A944]/1000/(60*60*24)" office:value-type="time" office:time-value="PT04H11M11.711S" calcext:value-type="time">
            <text:p>04:1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24.99" calcext:value-type="float">
            <text:p>524.99</text:p>
          </table:table-cell>
          <table:table-cell office:value-type="float" office:value="655.62" calcext:value-type="float">
            <text:p>655.62</text:p>
          </table:table-cell>
        </table:table-row>
        <table:table-row table:style-name="ro1">
          <table:table-cell office:value-type="float" office:value="15087711" calcext:value-type="float">
            <text:p>15087711</text:p>
          </table:table-cell>
          <table:table-cell table:formula="of:=[.A945]/1000/(60*60*24)" office:value-type="time" office:time-value="PT04H11M27.711S" calcext:value-type="time">
            <text:p>04:11:2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25.53" calcext:value-type="float">
            <text:p>525.53</text:p>
          </table:table-cell>
          <table:table-cell office:value-type="float" office:value="656.27" calcext:value-type="float">
            <text:p>656.27</text:p>
          </table:table-cell>
        </table:table-row>
        <table:table-row table:style-name="ro1">
          <table:table-cell office:value-type="float" office:value="15103711" calcext:value-type="float">
            <text:p>15103711</text:p>
          </table:table-cell>
          <table:table-cell table:formula="of:=[.A946]/1000/(60*60*24)" office:value-type="time" office:time-value="PT04H11M43.711S" calcext:value-type="time">
            <text:p>04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26.07" calcext:value-type="float">
            <text:p>526.07</text:p>
          </table:table-cell>
          <table:table-cell office:value-type="float" office:value="656.93" calcext:value-type="float">
            <text:p>656.93</text:p>
          </table:table-cell>
        </table:table-row>
        <table:table-row table:style-name="ro1">
          <table:table-cell office:value-type="float" office:value="15119711" calcext:value-type="float">
            <text:p>15119711</text:p>
          </table:table-cell>
          <table:table-cell table:formula="of:=[.A947]/1000/(60*60*24)" office:value-type="time" office:time-value="PT04H11M59.711S" calcext:value-type="time">
            <text:p>04:1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26.61" calcext:value-type="float">
            <text:p>526.61</text:p>
          </table:table-cell>
          <table:table-cell office:value-type="float" office:value="657.58" calcext:value-type="float">
            <text:p>657.58</text:p>
          </table:table-cell>
        </table:table-row>
        <table:table-row table:style-name="ro1">
          <table:table-cell office:value-type="float" office:value="15135711" calcext:value-type="float">
            <text:p>15135711</text:p>
          </table:table-cell>
          <table:table-cell table:formula="of:=[.A948]/1000/(60*60*24)" office:value-type="time" office:time-value="PT04H12M15.711S" calcext:value-type="time">
            <text:p>04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27.15" calcext:value-type="float">
            <text:p>527.15</text:p>
          </table:table-cell>
          <table:table-cell office:value-type="float" office:value="658.23" calcext:value-type="float">
            <text:p>658.23</text:p>
          </table:table-cell>
        </table:table-row>
        <table:table-row table:style-name="ro1">
          <table:table-cell office:value-type="float" office:value="15151711" calcext:value-type="float">
            <text:p>15151711</text:p>
          </table:table-cell>
          <table:table-cell table:formula="of:=[.A949]/1000/(60*60*24)" office:value-type="time" office:time-value="PT04H12M31.711S" calcext:value-type="time">
            <text:p>04:12:32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27.69" calcext:value-type="float">
            <text:p>527.69</text:p>
          </table:table-cell>
          <table:table-cell office:value-type="float" office:value="658.88" calcext:value-type="float">
            <text:p>658.88</text:p>
          </table:table-cell>
        </table:table-row>
        <table:table-row table:style-name="ro1">
          <table:table-cell office:value-type="float" office:value="15167711" calcext:value-type="float">
            <text:p>15167711</text:p>
          </table:table-cell>
          <table:table-cell table:formula="of:=[.A950]/1000/(60*60*24)" office:value-type="time" office:time-value="PT04H12M47.711S" calcext:value-type="time">
            <text:p>04:12:4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28.23" calcext:value-type="float">
            <text:p>528.23</text:p>
          </table:table-cell>
          <table:table-cell office:value-type="float" office:value="659.53" calcext:value-type="float">
            <text:p>659.53</text:p>
          </table:table-cell>
        </table:table-row>
        <table:table-row table:style-name="ro1">
          <table:table-cell office:value-type="float" office:value="15183711" calcext:value-type="float">
            <text:p>15183711</text:p>
          </table:table-cell>
          <table:table-cell table:formula="of:=[.A951]/1000/(60*60*24)" office:value-type="time" office:time-value="PT04H13M03.711S" calcext:value-type="time">
            <text:p>04:13:0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28.77" calcext:value-type="float">
            <text:p>528.77</text:p>
          </table:table-cell>
          <table:table-cell office:value-type="float" office:value="660.17" calcext:value-type="float">
            <text:p>660.17</text:p>
          </table:table-cell>
        </table:table-row>
        <table:table-row table:style-name="ro1">
          <table:table-cell office:value-type="float" office:value="15199711" calcext:value-type="float">
            <text:p>15199711</text:p>
          </table:table-cell>
          <table:table-cell table:formula="of:=[.A952]/1000/(60*60*24)" office:value-type="time" office:time-value="PT04H13M19.711S" calcext:value-type="time">
            <text:p>04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29.31" calcext:value-type="float">
            <text:p>529.31</text:p>
          </table:table-cell>
          <table:table-cell office:value-type="float" office:value="660.82" calcext:value-type="float">
            <text:p>660.82</text:p>
          </table:table-cell>
        </table:table-row>
        <table:table-row table:style-name="ro1">
          <table:table-cell office:value-type="float" office:value="15215711" calcext:value-type="float">
            <text:p>15215711</text:p>
          </table:table-cell>
          <table:table-cell table:formula="of:=[.A953]/1000/(60*60*24)" office:value-type="time" office:time-value="PT04H13M35.711S" calcext:value-type="time">
            <text:p>04:13:3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29.84" calcext:value-type="float">
            <text:p>529.84</text:p>
          </table:table-cell>
          <table:table-cell office:value-type="float" office:value="661.47" calcext:value-type="float">
            <text:p>661.47</text:p>
          </table:table-cell>
        </table:table-row>
        <table:table-row table:style-name="ro1">
          <table:table-cell office:value-type="float" office:value="15231711" calcext:value-type="float">
            <text:p>15231711</text:p>
          </table:table-cell>
          <table:table-cell table:formula="of:=[.A954]/1000/(60*60*24)" office:value-type="time" office:time-value="PT04H13M51.711S" calcext:value-type="time">
            <text:p>04:13:5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30.38" calcext:value-type="float">
            <text:p>530.38</text:p>
          </table:table-cell>
          <table:table-cell office:value-type="float" office:value="662.12" calcext:value-type="float">
            <text:p>662.12</text:p>
          </table:table-cell>
        </table:table-row>
        <table:table-row table:style-name="ro1">
          <table:table-cell office:value-type="float" office:value="15247711" calcext:value-type="float">
            <text:p>15247711</text:p>
          </table:table-cell>
          <table:table-cell table:formula="of:=[.A955]/1000/(60*60*24)" office:value-type="time" office:time-value="PT04H14M07.711S" calcext:value-type="time">
            <text:p>04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530.92" calcext:value-type="float">
            <text:p>530.92</text:p>
          </table:table-cell>
          <table:table-cell office:value-type="float" office:value="662.77" calcext:value-type="float">
            <text:p>662.77</text:p>
          </table:table-cell>
        </table:table-row>
        <table:table-row table:style-name="ro1">
          <table:table-cell office:value-type="float" office:value="15263711" calcext:value-type="float">
            <text:p>15263711</text:p>
          </table:table-cell>
          <table:table-cell table:formula="of:=[.A956]/1000/(60*60*24)" office:value-type="time" office:time-value="PT04H14M23.711S" calcext:value-type="time">
            <text:p>04:14:2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31.46" calcext:value-type="float">
            <text:p>531.46</text:p>
          </table:table-cell>
          <table:table-cell office:value-type="float" office:value="663.42" calcext:value-type="float">
            <text:p>663.42</text:p>
          </table:table-cell>
        </table:table-row>
        <table:table-row table:style-name="ro1">
          <table:table-cell office:value-type="float" office:value="15279711" calcext:value-type="float">
            <text:p>15279711</text:p>
          </table:table-cell>
          <table:table-cell table:formula="of:=[.A957]/1000/(60*60*24)" office:value-type="time" office:time-value="PT04H14M39.711S" calcext:value-type="time">
            <text:p>04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532" calcext:value-type="float">
            <text:p>532</text:p>
          </table:table-cell>
          <table:table-cell office:value-type="float" office:value="664.07" calcext:value-type="float">
            <text:p>664.07</text:p>
          </table:table-cell>
        </table:table-row>
        <table:table-row table:style-name="ro1">
          <table:table-cell office:value-type="float" office:value="15295711" calcext:value-type="float">
            <text:p>15295711</text:p>
          </table:table-cell>
          <table:table-cell table:formula="of:=[.A958]/1000/(60*60*24)" office:value-type="time" office:time-value="PT04H14M55.711S" calcext:value-type="time">
            <text:p>04:14:5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32.54" calcext:value-type="float">
            <text:p>532.54</text:p>
          </table:table-cell>
          <table:table-cell office:value-type="float" office:value="664.72" calcext:value-type="float">
            <text:p>664.72</text:p>
          </table:table-cell>
        </table:table-row>
        <table:table-row table:style-name="ro1">
          <table:table-cell office:value-type="float" office:value="15311711" calcext:value-type="float">
            <text:p>15311711</text:p>
          </table:table-cell>
          <table:table-cell table:formula="of:=[.A959]/1000/(60*60*24)" office:value-type="time" office:time-value="PT04H15M11.711S" calcext:value-type="time">
            <text:p>04:15:1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33.08" calcext:value-type="float">
            <text:p>533.08</text:p>
          </table:table-cell>
          <table:table-cell office:value-type="float" office:value="665.37" calcext:value-type="float">
            <text:p>665.37</text:p>
          </table:table-cell>
        </table:table-row>
        <table:table-row table:style-name="ro1">
          <table:table-cell office:value-type="float" office:value="15327711" calcext:value-type="float">
            <text:p>15327711</text:p>
          </table:table-cell>
          <table:table-cell table:formula="of:=[.A960]/1000/(60*60*24)" office:value-type="time" office:time-value="PT04H15M27.711S" calcext:value-type="time">
            <text:p>04:15:2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33.62" calcext:value-type="float">
            <text:p>533.62</text:p>
          </table:table-cell>
          <table:table-cell office:value-type="float" office:value="666.02" calcext:value-type="float">
            <text:p>666.02</text:p>
          </table:table-cell>
        </table:table-row>
        <table:table-row table:style-name="ro1">
          <table:table-cell office:value-type="float" office:value="15343711" calcext:value-type="float">
            <text:p>15343711</text:p>
          </table:table-cell>
          <table:table-cell table:formula="of:=[.A961]/1000/(60*60*24)" office:value-type="time" office:time-value="PT04H15M43.711S" calcext:value-type="time">
            <text:p>04:15:4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34.15" calcext:value-type="float">
            <text:p>534.15</text:p>
          </table:table-cell>
          <table:table-cell office:value-type="float" office:value="666.67" calcext:value-type="float">
            <text:p>666.67</text:p>
          </table:table-cell>
        </table:table-row>
        <table:table-row table:style-name="ro1">
          <table:table-cell office:value-type="float" office:value="15359711" calcext:value-type="float">
            <text:p>15359711</text:p>
          </table:table-cell>
          <table:table-cell table:formula="of:=[.A962]/1000/(60*60*24)" office:value-type="time" office:time-value="PT04H15M59.711S" calcext:value-type="time">
            <text:p>04:16:0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34.69" calcext:value-type="float">
            <text:p>534.69</text:p>
          </table:table-cell>
          <table:table-cell office:value-type="float" office:value="667.32" calcext:value-type="float">
            <text:p>667.32</text:p>
          </table:table-cell>
        </table:table-row>
        <table:table-row table:style-name="ro1">
          <table:table-cell office:value-type="float" office:value="15375711" calcext:value-type="float">
            <text:p>15375711</text:p>
          </table:table-cell>
          <table:table-cell table:formula="of:=[.A963]/1000/(60*60*24)" office:value-type="time" office:time-value="PT04H16M15.711S" calcext:value-type="time">
            <text:p>04:16:1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35.23" calcext:value-type="float">
            <text:p>535.23</text:p>
          </table:table-cell>
          <table:table-cell office:value-type="float" office:value="667.96" calcext:value-type="float">
            <text:p>667.96</text:p>
          </table:table-cell>
        </table:table-row>
        <table:table-row table:style-name="ro1">
          <table:table-cell office:value-type="float" office:value="15391711" calcext:value-type="float">
            <text:p>15391711</text:p>
          </table:table-cell>
          <table:table-cell table:formula="of:=[.A964]/1000/(60*60*24)" office:value-type="time" office:time-value="PT04H16M31.711S" calcext:value-type="time">
            <text:p>04:16:3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35.77" calcext:value-type="float">
            <text:p>535.77</text:p>
          </table:table-cell>
          <table:table-cell office:value-type="float" office:value="668.61" calcext:value-type="float">
            <text:p>668.61</text:p>
          </table:table-cell>
        </table:table-row>
        <table:table-row table:style-name="ro1">
          <table:table-cell office:value-type="float" office:value="15407711" calcext:value-type="float">
            <text:p>15407711</text:p>
          </table:table-cell>
          <table:table-cell table:formula="of:=[.A965]/1000/(60*60*24)" office:value-type="time" office:time-value="PT04H16M47.711S" calcext:value-type="time">
            <text:p>04:16:4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36.31" calcext:value-type="float">
            <text:p>536.31</text:p>
          </table:table-cell>
          <table:table-cell office:value-type="float" office:value="669.26" calcext:value-type="float">
            <text:p>669.26</text:p>
          </table:table-cell>
        </table:table-row>
        <table:table-row table:style-name="ro1">
          <table:table-cell office:value-type="float" office:value="15423711" calcext:value-type="float">
            <text:p>15423711</text:p>
          </table:table-cell>
          <table:table-cell table:formula="of:=[.A966]/1000/(60*60*24)" office:value-type="time" office:time-value="PT04H17M03.711S" calcext:value-type="time">
            <text:p>04:17:0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36.85" calcext:value-type="float">
            <text:p>536.85</text:p>
          </table:table-cell>
          <table:table-cell office:value-type="float" office:value="669.91" calcext:value-type="float">
            <text:p>669.91</text:p>
          </table:table-cell>
        </table:table-row>
        <table:table-row table:style-name="ro1">
          <table:table-cell office:value-type="float" office:value="15439711" calcext:value-type="float">
            <text:p>15439711</text:p>
          </table:table-cell>
          <table:table-cell table:formula="of:=[.A967]/1000/(60*60*24)" office:value-type="time" office:time-value="PT04H17M19.711S" calcext:value-type="time">
            <text:p>04:17:2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37.38" calcext:value-type="float">
            <text:p>537.38</text:p>
          </table:table-cell>
          <table:table-cell office:value-type="float" office:value="670.56" calcext:value-type="float">
            <text:p>670.56</text:p>
          </table:table-cell>
        </table:table-row>
        <table:table-row table:style-name="ro1">
          <table:table-cell office:value-type="float" office:value="15455711" calcext:value-type="float">
            <text:p>15455711</text:p>
          </table:table-cell>
          <table:table-cell table:formula="of:=[.A968]/1000/(60*60*24)" office:value-type="time" office:time-value="PT04H17M35.711S" calcext:value-type="time">
            <text:p>04:17:3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37.92" calcext:value-type="float">
            <text:p>537.92</text:p>
          </table:table-cell>
          <table:table-cell office:value-type="float" office:value="671.21" calcext:value-type="float">
            <text:p>671.21</text:p>
          </table:table-cell>
        </table:table-row>
        <table:table-row table:style-name="ro1">
          <table:table-cell office:value-type="float" office:value="15471711" calcext:value-type="float">
            <text:p>15471711</text:p>
          </table:table-cell>
          <table:table-cell table:formula="of:=[.A969]/1000/(60*60*24)" office:value-type="time" office:time-value="PT04H17M51.711S" calcext:value-type="time">
            <text:p>04:17:5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38.46" calcext:value-type="float">
            <text:p>538.46</text:p>
          </table:table-cell>
          <table:table-cell office:value-type="float" office:value="671.85" calcext:value-type="float">
            <text:p>671.85</text:p>
          </table:table-cell>
        </table:table-row>
        <table:table-row table:style-name="ro1">
          <table:table-cell office:value-type="float" office:value="15487711" calcext:value-type="float">
            <text:p>15487711</text:p>
          </table:table-cell>
          <table:table-cell table:formula="of:=[.A970]/1000/(60*60*24)" office:value-type="time" office:time-value="PT04H18M07.711S" calcext:value-type="time">
            <text:p>04:18:0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39" calcext:value-type="float">
            <text:p>539</text:p>
          </table:table-cell>
          <table:table-cell office:value-type="float" office:value="672.5" calcext:value-type="float">
            <text:p>672.5</text:p>
          </table:table-cell>
        </table:table-row>
        <table:table-row table:style-name="ro1">
          <table:table-cell office:value-type="float" office:value="15503711" calcext:value-type="float">
            <text:p>15503711</text:p>
          </table:table-cell>
          <table:table-cell table:formula="of:=[.A971]/1000/(60*60*24)" office:value-type="time" office:time-value="PT04H18M23.711S" calcext:value-type="time">
            <text:p>04:18:2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39.54" calcext:value-type="float">
            <text:p>539.54</text:p>
          </table:table-cell>
          <table:table-cell office:value-type="float" office:value="673.15" calcext:value-type="float">
            <text:p>673.15</text:p>
          </table:table-cell>
        </table:table-row>
        <table:table-row table:style-name="ro1">
          <table:table-cell office:value-type="float" office:value="15519711" calcext:value-type="float">
            <text:p>15519711</text:p>
          </table:table-cell>
          <table:table-cell table:formula="of:=[.A972]/1000/(60*60*24)" office:value-type="time" office:time-value="PT04H18M39.711S" calcext:value-type="time">
            <text:p>04:18:4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40.07" calcext:value-type="float">
            <text:p>540.07</text:p>
          </table:table-cell>
          <table:table-cell office:value-type="float" office:value="673.8" calcext:value-type="float">
            <text:p>673.8</text:p>
          </table:table-cell>
        </table:table-row>
        <table:table-row table:style-name="ro1">
          <table:table-cell office:value-type="float" office:value="15535711" calcext:value-type="float">
            <text:p>15535711</text:p>
          </table:table-cell>
          <table:table-cell table:formula="of:=[.A973]/1000/(60*60*24)" office:value-type="time" office:time-value="PT04H18M55.711S" calcext:value-type="time">
            <text:p>04:18:5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40.61" calcext:value-type="float">
            <text:p>540.61</text:p>
          </table:table-cell>
          <table:table-cell office:value-type="float" office:value="674.44" calcext:value-type="float">
            <text:p>674.44</text:p>
          </table:table-cell>
        </table:table-row>
        <table:table-row table:style-name="ro1">
          <table:table-cell office:value-type="float" office:value="15551711" calcext:value-type="float">
            <text:p>15551711</text:p>
          </table:table-cell>
          <table:table-cell table:formula="of:=[.A974]/1000/(60*60*24)" office:value-type="time" office:time-value="PT04H19M11.711S" calcext:value-type="time">
            <text:p>04:19:1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41.15" calcext:value-type="float">
            <text:p>541.15</text:p>
          </table:table-cell>
          <table:table-cell office:value-type="float" office:value="675.09" calcext:value-type="float">
            <text:p>675.09</text:p>
          </table:table-cell>
        </table:table-row>
        <table:table-row table:style-name="ro1">
          <table:table-cell office:value-type="float" office:value="15567711" calcext:value-type="float">
            <text:p>15567711</text:p>
          </table:table-cell>
          <table:table-cell table:formula="of:=[.A975]/1000/(60*60*24)" office:value-type="time" office:time-value="PT04H19M27.711S" calcext:value-type="time">
            <text:p>04:19:2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41.69" calcext:value-type="float">
            <text:p>541.69</text:p>
          </table:table-cell>
          <table:table-cell office:value-type="float" office:value="675.74" calcext:value-type="float">
            <text:p>675.74</text:p>
          </table:table-cell>
        </table:table-row>
        <table:table-row table:style-name="ro1">
          <table:table-cell office:value-type="float" office:value="15583711" calcext:value-type="float">
            <text:p>15583711</text:p>
          </table:table-cell>
          <table:table-cell table:formula="of:=[.A976]/1000/(60*60*24)" office:value-type="time" office:time-value="PT04H19M43.711S" calcext:value-type="time">
            <text:p>04:19:4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42.23" calcext:value-type="float">
            <text:p>542.23</text:p>
          </table:table-cell>
          <table:table-cell office:value-type="float" office:value="676.39" calcext:value-type="float">
            <text:p>676.39</text:p>
          </table:table-cell>
        </table:table-row>
        <table:table-row table:style-name="ro1">
          <table:table-cell office:value-type="float" office:value="15599711" calcext:value-type="float">
            <text:p>15599711</text:p>
          </table:table-cell>
          <table:table-cell table:formula="of:=[.A977]/1000/(60*60*24)" office:value-type="time" office:time-value="PT04H19M59.711S" calcext:value-type="time">
            <text:p>04:20:0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42.76" calcext:value-type="float">
            <text:p>542.76</text:p>
          </table:table-cell>
          <table:table-cell office:value-type="float" office:value="677.03" calcext:value-type="float">
            <text:p>677.03</text:p>
          </table:table-cell>
        </table:table-row>
        <table:table-row table:style-name="ro1">
          <table:table-cell office:value-type="float" office:value="15615711" calcext:value-type="float">
            <text:p>15615711</text:p>
          </table:table-cell>
          <table:table-cell table:formula="of:=[.A978]/1000/(60*60*24)" office:value-type="time" office:time-value="PT04H20M15.711S" calcext:value-type="time">
            <text:p>04:20:1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43.3" calcext:value-type="float">
            <text:p>543.3</text:p>
          </table:table-cell>
          <table:table-cell office:value-type="float" office:value="677.68" calcext:value-type="float">
            <text:p>677.68</text:p>
          </table:table-cell>
        </table:table-row>
        <table:table-row table:style-name="ro1">
          <table:table-cell office:value-type="float" office:value="15631711" calcext:value-type="float">
            <text:p>15631711</text:p>
          </table:table-cell>
          <table:table-cell table:formula="of:=[.A979]/1000/(60*60*24)" office:value-type="time" office:time-value="PT04H20M31.711S" calcext:value-type="time">
            <text:p>04:20:3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43.84" calcext:value-type="float">
            <text:p>543.84</text:p>
          </table:table-cell>
          <table:table-cell office:value-type="float" office:value="678.33" calcext:value-type="float">
            <text:p>678.33</text:p>
          </table:table-cell>
        </table:table-row>
        <table:table-row table:style-name="ro1">
          <table:table-cell office:value-type="float" office:value="15647711" calcext:value-type="float">
            <text:p>15647711</text:p>
          </table:table-cell>
          <table:table-cell table:formula="of:=[.A980]/1000/(60*60*24)" office:value-type="time" office:time-value="PT04H20M47.711S" calcext:value-type="time">
            <text:p>04:20:4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44.38" calcext:value-type="float">
            <text:p>544.38</text:p>
          </table:table-cell>
          <table:table-cell office:value-type="float" office:value="678.97" calcext:value-type="float">
            <text:p>678.97</text:p>
          </table:table-cell>
        </table:table-row>
        <table:table-row table:style-name="ro1">
          <table:table-cell office:value-type="float" office:value="15663711" calcext:value-type="float">
            <text:p>15663711</text:p>
          </table:table-cell>
          <table:table-cell table:formula="of:=[.A981]/1000/(60*60*24)" office:value-type="time" office:time-value="PT04H21M03.711S" calcext:value-type="time">
            <text:p>04:21:0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44.91" calcext:value-type="float">
            <text:p>544.91</text:p>
          </table:table-cell>
          <table:table-cell office:value-type="float" office:value="679.62" calcext:value-type="float">
            <text:p>679.62</text:p>
          </table:table-cell>
        </table:table-row>
        <table:table-row table:style-name="ro1">
          <table:table-cell office:value-type="float" office:value="15679711" calcext:value-type="float">
            <text:p>15679711</text:p>
          </table:table-cell>
          <table:table-cell table:formula="of:=[.A982]/1000/(60*60*24)" office:value-type="time" office:time-value="PT04H21M19.711S" calcext:value-type="time">
            <text:p>04:21:2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45.45" calcext:value-type="float">
            <text:p>545.45</text:p>
          </table:table-cell>
          <table:table-cell office:value-type="float" office:value="680.27" calcext:value-type="float">
            <text:p>680.27</text:p>
          </table:table-cell>
        </table:table-row>
        <table:table-row table:style-name="ro1">
          <table:table-cell office:value-type="float" office:value="15695711" calcext:value-type="float">
            <text:p>15695711</text:p>
          </table:table-cell>
          <table:table-cell table:formula="of:=[.A983]/1000/(60*60*24)" office:value-type="time" office:time-value="PT04H21M35.711S" calcext:value-type="time">
            <text:p>04:21:3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45.99" calcext:value-type="float">
            <text:p>545.99</text:p>
          </table:table-cell>
          <table:table-cell office:value-type="float" office:value="680.91" calcext:value-type="float">
            <text:p>680.91</text:p>
          </table:table-cell>
        </table:table-row>
        <table:table-row table:style-name="ro1">
          <table:table-cell office:value-type="float" office:value="15711711" calcext:value-type="float">
            <text:p>15711711</text:p>
          </table:table-cell>
          <table:table-cell table:formula="of:=[.A984]/1000/(60*60*24)" office:value-type="time" office:time-value="PT04H21M51.711S" calcext:value-type="time">
            <text:p>04:21:5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46.53" calcext:value-type="float">
            <text:p>546.53</text:p>
          </table:table-cell>
          <table:table-cell office:value-type="float" office:value="681.56" calcext:value-type="float">
            <text:p>681.56</text:p>
          </table:table-cell>
        </table:table-row>
        <table:table-row table:style-name="ro1">
          <table:table-cell office:value-type="float" office:value="15727711" calcext:value-type="float">
            <text:p>15727711</text:p>
          </table:table-cell>
          <table:table-cell table:formula="of:=[.A985]/1000/(60*60*24)" office:value-type="time" office:time-value="PT04H22M07.711S" calcext:value-type="time">
            <text:p>04:22:0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47.06" calcext:value-type="float">
            <text:p>547.06</text:p>
          </table:table-cell>
          <table:table-cell office:value-type="float" office:value="682.21" calcext:value-type="float">
            <text:p>682.21</text:p>
          </table:table-cell>
        </table:table-row>
        <table:table-row table:style-name="ro1">
          <table:table-cell office:value-type="float" office:value="15743711" calcext:value-type="float">
            <text:p>15743711</text:p>
          </table:table-cell>
          <table:table-cell table:formula="of:=[.A986]/1000/(60*60*24)" office:value-type="time" office:time-value="PT04H22M23.711S" calcext:value-type="time">
            <text:p>04:22:2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7.6" calcext:value-type="float">
            <text:p>547.6</text:p>
          </table:table-cell>
          <table:table-cell office:value-type="float" office:value="682.85" calcext:value-type="float">
            <text:p>682.85</text:p>
          </table:table-cell>
        </table:table-row>
        <table:table-row table:style-name="ro1">
          <table:table-cell office:value-type="float" office:value="15759711" calcext:value-type="float">
            <text:p>15759711</text:p>
          </table:table-cell>
          <table:table-cell table:formula="of:=[.A987]/1000/(60*60*24)" office:value-type="time" office:time-value="PT04H22M39.711S" calcext:value-type="time">
            <text:p>04:22:4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48.14" calcext:value-type="float">
            <text:p>548.14</text:p>
          </table:table-cell>
          <table:table-cell office:value-type="float" office:value="683.5" calcext:value-type="float">
            <text:p>683.5</text:p>
          </table:table-cell>
        </table:table-row>
        <table:table-row table:style-name="ro1">
          <table:table-cell office:value-type="float" office:value="15775711" calcext:value-type="float">
            <text:p>15775711</text:p>
          </table:table-cell>
          <table:table-cell table:formula="of:=[.A988]/1000/(60*60*24)" office:value-type="time" office:time-value="PT04H22M55.711S" calcext:value-type="time">
            <text:p>04:22:5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8.67" calcext:value-type="float">
            <text:p>548.67</text:p>
          </table:table-cell>
          <table:table-cell office:value-type="float" office:value="684.14" calcext:value-type="float">
            <text:p>684.14</text:p>
          </table:table-cell>
        </table:table-row>
        <table:table-row table:style-name="ro1">
          <table:table-cell office:value-type="float" office:value="15791711" calcext:value-type="float">
            <text:p>15791711</text:p>
          </table:table-cell>
          <table:table-cell table:formula="of:=[.A989]/1000/(60*60*24)" office:value-type="time" office:time-value="PT04H23M11.711S" calcext:value-type="time">
            <text:p>04:23:1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9.21" calcext:value-type="float">
            <text:p>549.21</text:p>
          </table:table-cell>
          <table:table-cell office:value-type="float" office:value="684.79" calcext:value-type="float">
            <text:p>684.79</text:p>
          </table:table-cell>
        </table:table-row>
        <table:table-row table:style-name="ro1">
          <table:table-cell office:value-type="float" office:value="15807711" calcext:value-type="float">
            <text:p>15807711</text:p>
          </table:table-cell>
          <table:table-cell table:formula="of:=[.A990]/1000/(60*60*24)" office:value-type="time" office:time-value="PT04H23M27.711S" calcext:value-type="time">
            <text:p>04:23:2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49.75" calcext:value-type="float">
            <text:p>549.75</text:p>
          </table:table-cell>
          <table:table-cell office:value-type="float" office:value="685.43" calcext:value-type="float">
            <text:p>685.43</text:p>
          </table:table-cell>
        </table:table-row>
        <table:table-row table:style-name="ro1">
          <table:table-cell office:value-type="float" office:value="15823711" calcext:value-type="float">
            <text:p>15823711</text:p>
          </table:table-cell>
          <table:table-cell table:formula="of:=[.A991]/1000/(60*60*24)" office:value-type="time" office:time-value="PT04H23M43.711S" calcext:value-type="time">
            <text:p>04:23:4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50.29" calcext:value-type="float">
            <text:p>550.29</text:p>
          </table:table-cell>
          <table:table-cell office:value-type="float" office:value="686.08" calcext:value-type="float">
            <text:p>686.08</text:p>
          </table:table-cell>
        </table:table-row>
        <table:table-row table:style-name="ro1">
          <table:table-cell office:value-type="float" office:value="15839711" calcext:value-type="float">
            <text:p>15839711</text:p>
          </table:table-cell>
          <table:table-cell table:formula="of:=[.A992]/1000/(60*60*24)" office:value-type="time" office:time-value="PT04H23M59.711S" calcext:value-type="time">
            <text:p>04:24:0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50.82" calcext:value-type="float">
            <text:p>550.82</text:p>
          </table:table-cell>
          <table:table-cell office:value-type="float" office:value="686.72" calcext:value-type="float">
            <text:p>686.72</text:p>
          </table:table-cell>
        </table:table-row>
        <table:table-row table:style-name="ro1">
          <table:table-cell office:value-type="float" office:value="15855711" calcext:value-type="float">
            <text:p>15855711</text:p>
          </table:table-cell>
          <table:table-cell table:formula="of:=[.A993]/1000/(60*60*24)" office:value-type="time" office:time-value="PT04H24M15.711S" calcext:value-type="time">
            <text:p>04:24:1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51.36" calcext:value-type="float">
            <text:p>551.36</text:p>
          </table:table-cell>
          <table:table-cell office:value-type="float" office:value="687.37" calcext:value-type="float">
            <text:p>687.37</text:p>
          </table:table-cell>
        </table:table-row>
        <table:table-row table:style-name="ro1">
          <table:table-cell office:value-type="float" office:value="15871711" calcext:value-type="float">
            <text:p>15871711</text:p>
          </table:table-cell>
          <table:table-cell table:formula="of:=[.A994]/1000/(60*60*24)" office:value-type="time" office:time-value="PT04H24M31.711S" calcext:value-type="time">
            <text:p>04:24:3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51.9" calcext:value-type="float">
            <text:p>551.9</text:p>
          </table:table-cell>
          <table:table-cell office:value-type="float" office:value="688.01" calcext:value-type="float">
            <text:p>688.01</text:p>
          </table:table-cell>
        </table:table-row>
        <table:table-row table:style-name="ro1">
          <table:table-cell office:value-type="float" office:value="15887711" calcext:value-type="float">
            <text:p>15887711</text:p>
          </table:table-cell>
          <table:table-cell table:formula="of:=[.A995]/1000/(60*60*24)" office:value-type="time" office:time-value="PT04H24M47.711S" calcext:value-type="time">
            <text:p>04:24:4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52.43" calcext:value-type="float">
            <text:p>552.43</text:p>
          </table:table-cell>
          <table:table-cell office:value-type="float" office:value="688.66" calcext:value-type="float">
            <text:p>688.66</text:p>
          </table:table-cell>
        </table:table-row>
        <table:table-row table:style-name="ro1">
          <table:table-cell office:value-type="float" office:value="15903711" calcext:value-type="float">
            <text:p>15903711</text:p>
          </table:table-cell>
          <table:table-cell table:formula="of:=[.A996]/1000/(60*60*24)" office:value-type="time" office:time-value="PT04H25M03.711S" calcext:value-type="time">
            <text:p>04:25:0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2.97" calcext:value-type="float">
            <text:p>552.97</text:p>
          </table:table-cell>
          <table:table-cell office:value-type="float" office:value="689.3" calcext:value-type="float">
            <text:p>689.3</text:p>
          </table:table-cell>
        </table:table-row>
        <table:table-row table:style-name="ro1">
          <table:table-cell office:value-type="float" office:value="15919711" calcext:value-type="float">
            <text:p>15919711</text:p>
          </table:table-cell>
          <table:table-cell table:formula="of:=[.A997]/1000/(60*60*24)" office:value-type="time" office:time-value="PT04H25M19.711S" calcext:value-type="time">
            <text:p>04:25:2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3.51" calcext:value-type="float">
            <text:p>553.51</text:p>
          </table:table-cell>
          <table:table-cell office:value-type="float" office:value="689.95" calcext:value-type="float">
            <text:p>689.95</text:p>
          </table:table-cell>
        </table:table-row>
        <table:table-row table:style-name="ro1">
          <table:table-cell office:value-type="float" office:value="15935711" calcext:value-type="float">
            <text:p>15935711</text:p>
          </table:table-cell>
          <table:table-cell table:formula="of:=[.A998]/1000/(60*60*24)" office:value-type="time" office:time-value="PT04H25M35.711S" calcext:value-type="time">
            <text:p>04:25:3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4.04" calcext:value-type="float">
            <text:p>554.04</text:p>
          </table:table-cell>
          <table:table-cell office:value-type="float" office:value="690.59" calcext:value-type="float">
            <text:p>690.59</text:p>
          </table:table-cell>
        </table:table-row>
        <table:table-row table:style-name="ro1">
          <table:table-cell office:value-type="float" office:value="15951711" calcext:value-type="float">
            <text:p>15951711</text:p>
          </table:table-cell>
          <table:table-cell table:formula="of:=[.A999]/1000/(60*60*24)" office:value-type="time" office:time-value="PT04H25M51.711S" calcext:value-type="time">
            <text:p>04:25:5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4.58" calcext:value-type="float">
            <text:p>554.58</text:p>
          </table:table-cell>
          <table:table-cell office:value-type="float" office:value="691.23" calcext:value-type="float">
            <text:p>691.23</text:p>
          </table:table-cell>
        </table:table-row>
        <table:table-row table:style-name="ro1">
          <table:table-cell office:value-type="float" office:value="15967711" calcext:value-type="float">
            <text:p>15967711</text:p>
          </table:table-cell>
          <table:table-cell table:formula="of:=[.A1000]/1000/(60*60*24)" office:value-type="time" office:time-value="PT04H26M07.711S" calcext:value-type="time">
            <text:p>04:26:0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5.12" calcext:value-type="float">
            <text:p>555.12</text:p>
          </table:table-cell>
          <table:table-cell office:value-type="float" office:value="691.88" calcext:value-type="float">
            <text:p>691.88</text:p>
          </table:table-cell>
        </table:table-row>
        <table:table-row table:style-name="ro1">
          <table:table-cell office:value-type="float" office:value="15983711" calcext:value-type="float">
            <text:p>15983711</text:p>
          </table:table-cell>
          <table:table-cell table:formula="of:=[.A1001]/1000/(60*60*24)" office:value-type="time" office:time-value="PT04H26M23.711S" calcext:value-type="time">
            <text:p>04:26:2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5.65" calcext:value-type="float">
            <text:p>555.65</text:p>
          </table:table-cell>
          <table:table-cell office:value-type="float" office:value="692.52" calcext:value-type="float">
            <text:p>692.52</text:p>
          </table:table-cell>
        </table:table-row>
        <table:table-row table:style-name="ro1">
          <table:table-cell office:value-type="float" office:value="15999711" calcext:value-type="float">
            <text:p>15999711</text:p>
          </table:table-cell>
          <table:table-cell table:formula="of:=[.A1002]/1000/(60*60*24)" office:value-type="time" office:time-value="PT04H26M39.711S" calcext:value-type="time">
            <text:p>04:26:4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6.19" calcext:value-type="float">
            <text:p>556.19</text:p>
          </table:table-cell>
          <table:table-cell office:value-type="float" office:value="693.16" calcext:value-type="float">
            <text:p>693.16</text:p>
          </table:table-cell>
        </table:table-row>
        <table:table-row table:style-name="ro1">
          <table:table-cell office:value-type="float" office:value="16015711" calcext:value-type="float">
            <text:p>16015711</text:p>
          </table:table-cell>
          <table:table-cell table:formula="of:=[.A1003]/1000/(60*60*24)" office:value-type="time" office:time-value="PT04H26M55.711S" calcext:value-type="time">
            <text:p>04:26:5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6.72" calcext:value-type="float">
            <text:p>556.72</text:p>
          </table:table-cell>
          <table:table-cell office:value-type="float" office:value="693.81" calcext:value-type="float">
            <text:p>693.81</text:p>
          </table:table-cell>
        </table:table-row>
        <table:table-row table:style-name="ro1">
          <table:table-cell office:value-type="float" office:value="16031711" calcext:value-type="float">
            <text:p>16031711</text:p>
          </table:table-cell>
          <table:table-cell table:formula="of:=[.A1004]/1000/(60*60*24)" office:value-type="time" office:time-value="PT04H27M11.711S" calcext:value-type="time">
            <text:p>04:27:1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7.26" calcext:value-type="float">
            <text:p>557.26</text:p>
          </table:table-cell>
          <table:table-cell office:value-type="float" office:value="694.45" calcext:value-type="float">
            <text:p>694.45</text:p>
          </table:table-cell>
        </table:table-row>
        <table:table-row table:style-name="ro1">
          <table:table-cell office:value-type="float" office:value="16047711" calcext:value-type="float">
            <text:p>16047711</text:p>
          </table:table-cell>
          <table:table-cell table:formula="of:=[.A1005]/1000/(60*60*24)" office:value-type="time" office:time-value="PT04H27M27.711S" calcext:value-type="time">
            <text:p>04:27:2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57.8" calcext:value-type="float">
            <text:p>557.8</text:p>
          </table:table-cell>
          <table:table-cell office:value-type="float" office:value="695.09" calcext:value-type="float">
            <text:p>695.09</text:p>
          </table:table-cell>
        </table:table-row>
        <table:table-row table:style-name="ro1">
          <table:table-cell office:value-type="float" office:value="16063711" calcext:value-type="float">
            <text:p>16063711</text:p>
          </table:table-cell>
          <table:table-cell table:formula="of:=[.A1006]/1000/(60*60*24)" office:value-type="time" office:time-value="PT04H27M43.711S" calcext:value-type="time">
            <text:p>04:27:4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58.33" calcext:value-type="float">
            <text:p>558.33</text:p>
          </table:table-cell>
          <table:table-cell office:value-type="float" office:value="695.74" calcext:value-type="float">
            <text:p>695.74</text:p>
          </table:table-cell>
        </table:table-row>
        <table:table-row table:style-name="ro1">
          <table:table-cell office:value-type="float" office:value="16079711" calcext:value-type="float">
            <text:p>16079711</text:p>
          </table:table-cell>
          <table:table-cell table:formula="of:=[.A1007]/1000/(60*60*24)" office:value-type="time" office:time-value="PT04H27M59.711S" calcext:value-type="time">
            <text:p>04:28:0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8.87" calcext:value-type="float">
            <text:p>558.87</text:p>
          </table:table-cell>
          <table:table-cell office:value-type="float" office:value="696.38" calcext:value-type="float">
            <text:p>696.38</text:p>
          </table:table-cell>
        </table:table-row>
        <table:table-row table:style-name="ro1">
          <table:table-cell office:value-type="float" office:value="16095711" calcext:value-type="float">
            <text:p>16095711</text:p>
          </table:table-cell>
          <table:table-cell table:formula="of:=[.A1008]/1000/(60*60*24)" office:value-type="time" office:time-value="PT04H28M15.711S" calcext:value-type="time">
            <text:p>04:28:1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59.4" calcext:value-type="float">
            <text:p>559.4</text:p>
          </table:table-cell>
          <table:table-cell office:value-type="float" office:value="697.03" calcext:value-type="float">
            <text:p>697.03</text:p>
          </table:table-cell>
        </table:table-row>
        <table:table-row table:style-name="ro1">
          <table:table-cell office:value-type="float" office:value="16111711" calcext:value-type="float">
            <text:p>16111711</text:p>
          </table:table-cell>
          <table:table-cell table:formula="of:=[.A1009]/1000/(60*60*24)" office:value-type="time" office:time-value="PT04H28M31.711S" calcext:value-type="time">
            <text:p>04:28:3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59.94" calcext:value-type="float">
            <text:p>559.94</text:p>
          </table:table-cell>
          <table:table-cell office:value-type="float" office:value="697.67" calcext:value-type="float">
            <text:p>697.67</text:p>
          </table:table-cell>
        </table:table-row>
        <table:table-row table:style-name="ro1">
          <table:table-cell office:value-type="float" office:value="16127711" calcext:value-type="float">
            <text:p>16127711</text:p>
          </table:table-cell>
          <table:table-cell table:formula="of:=[.A1010]/1000/(60*60*24)" office:value-type="time" office:time-value="PT04H28M47.711S" calcext:value-type="time">
            <text:p>04:28:4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0.48" calcext:value-type="float">
            <text:p>560.48</text:p>
          </table:table-cell>
          <table:table-cell office:value-type="float" office:value="698.31" calcext:value-type="float">
            <text:p>698.31</text:p>
          </table:table-cell>
        </table:table-row>
        <table:table-row table:style-name="ro1">
          <table:table-cell office:value-type="float" office:value="16143711" calcext:value-type="float">
            <text:p>16143711</text:p>
          </table:table-cell>
          <table:table-cell table:formula="of:=[.A1011]/1000/(60*60*24)" office:value-type="time" office:time-value="PT04H29M03.711S" calcext:value-type="time">
            <text:p>04:29:0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1.01" calcext:value-type="float">
            <text:p>561.01</text:p>
          </table:table-cell>
          <table:table-cell office:value-type="float" office:value="698.95" calcext:value-type="float">
            <text:p>698.95</text:p>
          </table:table-cell>
        </table:table-row>
        <table:table-row table:style-name="ro1">
          <table:table-cell office:value-type="float" office:value="16159710" calcext:value-type="float">
            <text:p>16159710</text:p>
          </table:table-cell>
          <table:table-cell table:formula="of:=[.A1012]/1000/(60*60*24)" office:value-type="time" office:time-value="PT04H29M19.71S" calcext:value-type="time">
            <text:p>04:29:2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1.55" calcext:value-type="float">
            <text:p>561.55</text:p>
          </table:table-cell>
          <table:table-cell office:value-type="float" office:value="699.6" calcext:value-type="float">
            <text:p>699.6</text:p>
          </table:table-cell>
        </table:table-row>
        <table:table-row table:style-name="ro1">
          <table:table-cell office:value-type="float" office:value="16175711" calcext:value-type="float">
            <text:p>16175711</text:p>
          </table:table-cell>
          <table:table-cell table:formula="of:=[.A1013]/1000/(60*60*24)" office:value-type="time" office:time-value="PT04H29M35.711S" calcext:value-type="time">
            <text:p>04:29:3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62.08" calcext:value-type="float">
            <text:p>562.08</text:p>
          </table:table-cell>
          <table:table-cell office:value-type="float" office:value="700.24" calcext:value-type="float">
            <text:p>700.24</text:p>
          </table:table-cell>
        </table:table-row>
        <table:table-row table:style-name="ro1">
          <table:table-cell office:value-type="float" office:value="16191711" calcext:value-type="float">
            <text:p>16191711</text:p>
          </table:table-cell>
          <table:table-cell table:formula="of:=[.A1014]/1000/(60*60*24)" office:value-type="time" office:time-value="PT04H29M51.711S" calcext:value-type="time">
            <text:p>04:29:5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2.62" calcext:value-type="float">
            <text:p>562.62</text:p>
          </table:table-cell>
          <table:table-cell office:value-type="float" office:value="700.88" calcext:value-type="float">
            <text:p>700.88</text:p>
          </table:table-cell>
        </table:table-row>
        <table:table-row table:style-name="ro1">
          <table:table-cell office:value-type="float" office:value="16207711" calcext:value-type="float">
            <text:p>16207711</text:p>
          </table:table-cell>
          <table:table-cell table:formula="of:=[.A1015]/1000/(60*60*24)" office:value-type="time" office:time-value="PT04H30M07.711S" calcext:value-type="time">
            <text:p>04:30:0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63.16" calcext:value-type="float">
            <text:p>563.16</text:p>
          </table:table-cell>
          <table:table-cell office:value-type="float" office:value="701.53" calcext:value-type="float">
            <text:p>701.53</text:p>
          </table:table-cell>
        </table:table-row>
        <table:table-row table:style-name="ro1">
          <table:table-cell office:value-type="float" office:value="16223711" calcext:value-type="float">
            <text:p>16223711</text:p>
          </table:table-cell>
          <table:table-cell table:formula="of:=[.A1016]/1000/(60*60*24)" office:value-type="time" office:time-value="PT04H30M23.711S" calcext:value-type="time">
            <text:p>04:30:2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63.69" calcext:value-type="float">
            <text:p>563.69</text:p>
          </table:table-cell>
          <table:table-cell office:value-type="float" office:value="702.17" calcext:value-type="float">
            <text:p>702.17</text:p>
          </table:table-cell>
        </table:table-row>
        <table:table-row table:style-name="ro1">
          <table:table-cell office:value-type="float" office:value="16239711" calcext:value-type="float">
            <text:p>16239711</text:p>
          </table:table-cell>
          <table:table-cell table:formula="of:=[.A1017]/1000/(60*60*24)" office:value-type="time" office:time-value="PT04H30M39.711S" calcext:value-type="time">
            <text:p>04:30:4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64.23" calcext:value-type="float">
            <text:p>564.23</text:p>
          </table:table-cell>
          <table:table-cell office:value-type="float" office:value="702.81" calcext:value-type="float">
            <text:p>702.81</text:p>
          </table:table-cell>
        </table:table-row>
        <table:table-row table:style-name="ro1">
          <table:table-cell office:value-type="float" office:value="16255710" calcext:value-type="float">
            <text:p>16255710</text:p>
          </table:table-cell>
          <table:table-cell table:formula="of:=[.A1018]/1000/(60*60*24)" office:value-type="time" office:time-value="PT04H30M55.71S" calcext:value-type="time">
            <text:p>04:30:5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64.76" calcext:value-type="float">
            <text:p>564.76</text:p>
          </table:table-cell>
          <table:table-cell office:value-type="float" office:value="703.45" calcext:value-type="float">
            <text:p>703.45</text:p>
          </table:table-cell>
        </table:table-row>
        <table:table-row table:style-name="ro1">
          <table:table-cell office:value-type="float" office:value="16271711" calcext:value-type="float">
            <text:p>16271711</text:p>
          </table:table-cell>
          <table:table-cell table:formula="of:=[.A1019]/1000/(60*60*24)" office:value-type="time" office:time-value="PT04H31M11.711S" calcext:value-type="time">
            <text:p>04:31:1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65.3" calcext:value-type="float">
            <text:p>565.3</text:p>
          </table:table-cell>
          <table:table-cell office:value-type="float" office:value="704.1" calcext:value-type="float">
            <text:p>704.1</text:p>
          </table:table-cell>
        </table:table-row>
        <table:table-row table:style-name="ro1">
          <table:table-cell office:value-type="float" office:value="16287711" calcext:value-type="float">
            <text:p>16287711</text:p>
          </table:table-cell>
          <table:table-cell table:formula="of:=[.A1020]/1000/(60*60*24)" office:value-type="time" office:time-value="PT04H31M27.711S" calcext:value-type="time">
            <text:p>04:31:2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65.83" calcext:value-type="float">
            <text:p>565.83</text:p>
          </table:table-cell>
          <table:table-cell office:value-type="float" office:value="704.74" calcext:value-type="float">
            <text:p>704.74</text:p>
          </table:table-cell>
        </table:table-row>
        <table:table-row table:style-name="ro1">
          <table:table-cell office:value-type="float" office:value="16303711" calcext:value-type="float">
            <text:p>16303711</text:p>
          </table:table-cell>
          <table:table-cell table:formula="of:=[.A1021]/1000/(60*60*24)" office:value-type="time" office:time-value="PT04H31M43.711S" calcext:value-type="time">
            <text:p>04:31:4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66.37" calcext:value-type="float">
            <text:p>566.37</text:p>
          </table:table-cell>
          <table:table-cell office:value-type="float" office:value="705.38" calcext:value-type="float">
            <text:p>705.38</text:p>
          </table:table-cell>
        </table:table-row>
        <table:table-row table:style-name="ro1">
          <table:table-cell office:value-type="float" office:value="16319711" calcext:value-type="float">
            <text:p>16319711</text:p>
          </table:table-cell>
          <table:table-cell table:formula="of:=[.A1022]/1000/(60*60*24)" office:value-type="time" office:time-value="PT04H31M59.711S" calcext:value-type="time">
            <text:p>04:32:0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66.9" calcext:value-type="float">
            <text:p>566.9</text:p>
          </table:table-cell>
          <table:table-cell office:value-type="float" office:value="706.02" calcext:value-type="float">
            <text:p>706.02</text:p>
          </table:table-cell>
        </table:table-row>
        <table:table-row table:style-name="ro1">
          <table:table-cell office:value-type="float" office:value="16335710" calcext:value-type="float">
            <text:p>16335710</text:p>
          </table:table-cell>
          <table:table-cell table:formula="of:=[.A1023]/1000/(60*60*24)" office:value-type="time" office:time-value="PT04H32M15.71S" calcext:value-type="time">
            <text:p>04:32:1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67.44" calcext:value-type="float">
            <text:p>567.44</text:p>
          </table:table-cell>
          <table:table-cell office:value-type="float" office:value="706.66" calcext:value-type="float">
            <text:p>706.66</text:p>
          </table:table-cell>
        </table:table-row>
        <table:table-row table:style-name="ro1">
          <table:table-cell office:value-type="float" office:value="16351710" calcext:value-type="float">
            <text:p>16351710</text:p>
          </table:table-cell>
          <table:table-cell table:formula="of:=[.A1024]/1000/(60*60*24)" office:value-type="time" office:time-value="PT04H32M31.71S" calcext:value-type="time">
            <text:p>04:32:3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67.97" calcext:value-type="float">
            <text:p>567.97</text:p>
          </table:table-cell>
          <table:table-cell office:value-type="float" office:value="707.3" calcext:value-type="float">
            <text:p>707.3</text:p>
          </table:table-cell>
        </table:table-row>
        <table:table-row table:style-name="ro1">
          <table:table-cell office:value-type="float" office:value="16367711" calcext:value-type="float">
            <text:p>16367711</text:p>
          </table:table-cell>
          <table:table-cell table:formula="of:=[.A1025]/1000/(60*60*24)" office:value-type="time" office:time-value="PT04H32M47.711S" calcext:value-type="time">
            <text:p>04:32:4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568.51" calcext:value-type="float">
            <text:p>568.51</text:p>
          </table:table-cell>
          <table:table-cell office:value-type="float" office:value="707.95" calcext:value-type="float">
            <text:p>707.95</text:p>
          </table:table-cell>
        </table:table-row>
        <table:table-row table:style-name="ro1">
          <table:table-cell office:value-type="float" office:value="16383711" calcext:value-type="float">
            <text:p>16383711</text:p>
          </table:table-cell>
          <table:table-cell table:formula="of:=[.A1026]/1000/(60*60*24)" office:value-type="time" office:time-value="PT04H33M03.711S" calcext:value-type="time">
            <text:p>04:33:0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69.04" calcext:value-type="float">
            <text:p>569.04</text:p>
          </table:table-cell>
          <table:table-cell office:value-type="float" office:value="708.59" calcext:value-type="float">
            <text:p>708.59</text:p>
          </table:table-cell>
        </table:table-row>
        <table:table-row table:style-name="ro1">
          <table:table-cell office:value-type="float" office:value="16399711" calcext:value-type="float">
            <text:p>16399711</text:p>
          </table:table-cell>
          <table:table-cell table:formula="of:=[.A1027]/1000/(60*60*24)" office:value-type="time" office:time-value="PT04H33M19.711S" calcext:value-type="time">
            <text:p>04:33:2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69.58" calcext:value-type="float">
            <text:p>569.58</text:p>
          </table:table-cell>
          <table:table-cell office:value-type="float" office:value="709.23" calcext:value-type="float">
            <text:p>709.23</text:p>
          </table:table-cell>
        </table:table-row>
        <table:table-row table:style-name="ro1">
          <table:table-cell office:value-type="float" office:value="16415711" calcext:value-type="float">
            <text:p>16415711</text:p>
          </table:table-cell>
          <table:table-cell table:formula="of:=[.A1028]/1000/(60*60*24)" office:value-type="time" office:time-value="PT04H33M35.711S" calcext:value-type="time">
            <text:p>04:33:3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70.12" calcext:value-type="float">
            <text:p>570.12</text:p>
          </table:table-cell>
          <table:table-cell office:value-type="float" office:value="709.87" calcext:value-type="float">
            <text:p>709.87</text:p>
          </table:table-cell>
        </table:table-row>
        <table:table-row table:style-name="ro1">
          <table:table-cell office:value-type="float" office:value="16431711" calcext:value-type="float">
            <text:p>16431711</text:p>
          </table:table-cell>
          <table:table-cell table:formula="of:=[.A1029]/1000/(60*60*24)" office:value-type="time" office:time-value="PT04H33M51.711S" calcext:value-type="time">
            <text:p>04:33:5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70.65" calcext:value-type="float">
            <text:p>570.65</text:p>
          </table:table-cell>
          <table:table-cell office:value-type="float" office:value="710.51" calcext:value-type="float">
            <text:p>710.51</text:p>
          </table:table-cell>
        </table:table-row>
        <table:table-row table:style-name="ro1">
          <table:table-cell office:value-type="float" office:value="16447711" calcext:value-type="float">
            <text:p>16447711</text:p>
          </table:table-cell>
          <table:table-cell table:formula="of:=[.A1030]/1000/(60*60*24)" office:value-type="time" office:time-value="PT04H34M07.711S" calcext:value-type="time">
            <text:p>04:34:0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71.19" calcext:value-type="float">
            <text:p>571.19</text:p>
          </table:table-cell>
          <table:table-cell office:value-type="float" office:value="711.15" calcext:value-type="float">
            <text:p>711.15</text:p>
          </table:table-cell>
        </table:table-row>
        <table:table-row table:style-name="ro1">
          <table:table-cell office:value-type="float" office:value="16463711" calcext:value-type="float">
            <text:p>16463711</text:p>
          </table:table-cell>
          <table:table-cell table:formula="of:=[.A1031]/1000/(60*60*24)" office:value-type="time" office:time-value="PT04H34M23.711S" calcext:value-type="time">
            <text:p>04:34:2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71.72" calcext:value-type="float">
            <text:p>571.72</text:p>
          </table:table-cell>
          <table:table-cell office:value-type="float" office:value="711.79" calcext:value-type="float">
            <text:p>711.79</text:p>
          </table:table-cell>
        </table:table-row>
        <table:table-row table:style-name="ro1">
          <table:table-cell office:value-type="float" office:value="16479711" calcext:value-type="float">
            <text:p>16479711</text:p>
          </table:table-cell>
          <table:table-cell table:formula="of:=[.A1032]/1000/(60*60*24)" office:value-type="time" office:time-value="PT04H34M39.711S" calcext:value-type="time">
            <text:p>04:34:4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2.26" calcext:value-type="float">
            <text:p>572.26</text:p>
          </table:table-cell>
          <table:table-cell office:value-type="float" office:value="712.43" calcext:value-type="float">
            <text:p>712.43</text:p>
          </table:table-cell>
        </table:table-row>
        <table:table-row table:style-name="ro1">
          <table:table-cell office:value-type="float" office:value="16495711" calcext:value-type="float">
            <text:p>16495711</text:p>
          </table:table-cell>
          <table:table-cell table:formula="of:=[.A1033]/1000/(60*60*24)" office:value-type="time" office:time-value="PT04H34M55.711S" calcext:value-type="time">
            <text:p>04:34:5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72.79" calcext:value-type="float">
            <text:p>572.79</text:p>
          </table:table-cell>
          <table:table-cell office:value-type="float" office:value="713.07" calcext:value-type="float">
            <text:p>713.07</text:p>
          </table:table-cell>
        </table:table-row>
        <table:table-row table:style-name="ro1">
          <table:table-cell office:value-type="float" office:value="16511711" calcext:value-type="float">
            <text:p>16511711</text:p>
          </table:table-cell>
          <table:table-cell table:formula="of:=[.A1034]/1000/(60*60*24)" office:value-type="time" office:time-value="PT04H35M11.711S" calcext:value-type="time">
            <text:p>04:35:1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73.33" calcext:value-type="float">
            <text:p>573.33</text:p>
          </table:table-cell>
          <table:table-cell office:value-type="float" office:value="713.71" calcext:value-type="float">
            <text:p>713.71</text:p>
          </table:table-cell>
        </table:table-row>
        <table:table-row table:style-name="ro1">
          <table:table-cell office:value-type="float" office:value="16527711" calcext:value-type="float">
            <text:p>16527711</text:p>
          </table:table-cell>
          <table:table-cell table:formula="of:=[.A1035]/1000/(60*60*24)" office:value-type="time" office:time-value="PT04H35M27.711S" calcext:value-type="time">
            <text:p>04:35:2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3.86" calcext:value-type="float">
            <text:p>573.86</text:p>
          </table:table-cell>
          <table:table-cell office:value-type="float" office:value="714.35" calcext:value-type="float">
            <text:p>714.35</text:p>
          </table:table-cell>
        </table:table-row>
        <table:table-row table:style-name="ro1">
          <table:table-cell office:value-type="float" office:value="16543711" calcext:value-type="float">
            <text:p>16543711</text:p>
          </table:table-cell>
          <table:table-cell table:formula="of:=[.A1036]/1000/(60*60*24)" office:value-type="time" office:time-value="PT04H35M43.711S" calcext:value-type="time">
            <text:p>04:35:4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74.4" calcext:value-type="float">
            <text:p>574.4</text:p>
          </table:table-cell>
          <table:table-cell office:value-type="float" office:value="714.99" calcext:value-type="float">
            <text:p>714.99</text:p>
          </table:table-cell>
        </table:table-row>
        <table:table-row table:style-name="ro1">
          <table:table-cell office:value-type="float" office:value="16559711" calcext:value-type="float">
            <text:p>16559711</text:p>
          </table:table-cell>
          <table:table-cell table:formula="of:=[.A1037]/1000/(60*60*24)" office:value-type="time" office:time-value="PT04H35M59.711S" calcext:value-type="time">
            <text:p>04:36:0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4.93" calcext:value-type="float">
            <text:p>574.93</text:p>
          </table:table-cell>
          <table:table-cell office:value-type="float" office:value="715.63" calcext:value-type="float">
            <text:p>715.63</text:p>
          </table:table-cell>
        </table:table-row>
        <table:table-row table:style-name="ro1">
          <table:table-cell office:value-type="float" office:value="16575711" calcext:value-type="float">
            <text:p>16575711</text:p>
          </table:table-cell>
          <table:table-cell table:formula="of:=[.A1038]/1000/(60*60*24)" office:value-type="time" office:time-value="PT04H36M15.711S" calcext:value-type="time">
            <text:p>04:36:1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5.46" calcext:value-type="float">
            <text:p>575.46</text:p>
          </table:table-cell>
          <table:table-cell office:value-type="float" office:value="716.27" calcext:value-type="float">
            <text:p>716.27</text:p>
          </table:table-cell>
        </table:table-row>
        <table:table-row table:style-name="ro1">
          <table:table-cell office:value-type="float" office:value="16591711" calcext:value-type="float">
            <text:p>16591711</text:p>
          </table:table-cell>
          <table:table-cell table:formula="of:=[.A1039]/1000/(60*60*24)" office:value-type="time" office:time-value="PT04H36M31.711S" calcext:value-type="time">
            <text:p>04:36:3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6" calcext:value-type="float">
            <text:p>576</text:p>
          </table:table-cell>
          <table:table-cell office:value-type="float" office:value="716.91" calcext:value-type="float">
            <text:p>716.91</text:p>
          </table:table-cell>
        </table:table-row>
        <table:table-row table:style-name="ro1">
          <table:table-cell office:value-type="float" office:value="16607711" calcext:value-type="float">
            <text:p>16607711</text:p>
          </table:table-cell>
          <table:table-cell table:formula="of:=[.A1040]/1000/(60*60*24)" office:value-type="time" office:time-value="PT04H36M47.711S" calcext:value-type="time">
            <text:p>04:36:4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6.53" calcext:value-type="float">
            <text:p>576.53</text:p>
          </table:table-cell>
          <table:table-cell office:value-type="float" office:value="717.55" calcext:value-type="float">
            <text:p>717.55</text:p>
          </table:table-cell>
        </table:table-row>
        <table:table-row table:style-name="ro1">
          <table:table-cell office:value-type="float" office:value="16623711" calcext:value-type="float">
            <text:p>16623711</text:p>
          </table:table-cell>
          <table:table-cell table:formula="of:=[.A1041]/1000/(60*60*24)" office:value-type="time" office:time-value="PT04H37M03.711S" calcext:value-type="time">
            <text:p>04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4" calcext:value-type="float">
            <text:p>143.4</text:p>
          </table:table-cell>
          <table:table-cell office:value-type="float" office:value="577.07" calcext:value-type="float">
            <text:p>577.07</text:p>
          </table:table-cell>
          <table:table-cell office:value-type="float" office:value="718.19" calcext:value-type="float">
            <text:p>718.19</text:p>
          </table:table-cell>
        </table:table-row>
        <table:table-row table:style-name="ro1">
          <table:table-cell office:value-type="float" office:value="16639711" calcext:value-type="float">
            <text:p>16639711</text:p>
          </table:table-cell>
          <table:table-cell table:formula="of:=[.A1042]/1000/(60*60*24)" office:value-type="time" office:time-value="PT04H37M19.711S" calcext:value-type="time">
            <text:p>04:37:2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7.6" calcext:value-type="float">
            <text:p>577.6</text:p>
          </table:table-cell>
          <table:table-cell office:value-type="float" office:value="718.83" calcext:value-type="float">
            <text:p>718.83</text:p>
          </table:table-cell>
        </table:table-row>
        <table:table-row table:style-name="ro1">
          <table:table-cell office:value-type="float" office:value="16655711" calcext:value-type="float">
            <text:p>16655711</text:p>
          </table:table-cell>
          <table:table-cell table:formula="of:=[.A1043]/1000/(60*60*24)" office:value-type="time" office:time-value="PT04H37M35.711S" calcext:value-type="time">
            <text:p>04:37:3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8.14" calcext:value-type="float">
            <text:p>578.14</text:p>
          </table:table-cell>
          <table:table-cell office:value-type="float" office:value="719.47" calcext:value-type="float">
            <text:p>719.47</text:p>
          </table:table-cell>
        </table:table-row>
        <table:table-row table:style-name="ro1">
          <table:table-cell office:value-type="float" office:value="16671711" calcext:value-type="float">
            <text:p>16671711</text:p>
          </table:table-cell>
          <table:table-cell table:formula="of:=[.A1044]/1000/(60*60*24)" office:value-type="time" office:time-value="PT04H37M51.711S" calcext:value-type="time">
            <text:p>04:37:5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8.67" calcext:value-type="float">
            <text:p>578.67</text:p>
          </table:table-cell>
          <table:table-cell office:value-type="float" office:value="720.1" calcext:value-type="float">
            <text:p>720.1</text:p>
          </table:table-cell>
        </table:table-row>
        <table:table-row table:style-name="ro1">
          <table:table-cell office:value-type="float" office:value="16687711" calcext:value-type="float">
            <text:p>16687711</text:p>
          </table:table-cell>
          <table:table-cell table:formula="of:=[.A1045]/1000/(60*60*24)" office:value-type="time" office:time-value="PT04H38M07.711S" calcext:value-type="time">
            <text:p>04:38:0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9.21" calcext:value-type="float">
            <text:p>579.21</text:p>
          </table:table-cell>
          <table:table-cell office:value-type="float" office:value="720.74" calcext:value-type="float">
            <text:p>720.74</text:p>
          </table:table-cell>
        </table:table-row>
        <table:table-row table:style-name="ro1">
          <table:table-cell office:value-type="float" office:value="16703711" calcext:value-type="float">
            <text:p>16703711</text:p>
          </table:table-cell>
          <table:table-cell table:formula="of:=[.A1046]/1000/(60*60*24)" office:value-type="time" office:time-value="PT04H38M23.711S" calcext:value-type="time">
            <text:p>04:38:2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9.74" calcext:value-type="float">
            <text:p>579.74</text:p>
          </table:table-cell>
          <table:table-cell office:value-type="float" office:value="721.38" calcext:value-type="float">
            <text:p>721.38</text:p>
          </table:table-cell>
        </table:table-row>
        <table:table-row table:style-name="ro1">
          <table:table-cell office:value-type="float" office:value="16719711" calcext:value-type="float">
            <text:p>16719711</text:p>
          </table:table-cell>
          <table:table-cell table:formula="of:=[.A1047]/1000/(60*60*24)" office:value-type="time" office:time-value="PT04H38M39.711S" calcext:value-type="time">
            <text:p>04:38:4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0.27" calcext:value-type="float">
            <text:p>580.27</text:p>
          </table:table-cell>
          <table:table-cell office:value-type="float" office:value="722.02" calcext:value-type="float">
            <text:p>722.02</text:p>
          </table:table-cell>
        </table:table-row>
        <table:table-row table:style-name="ro1">
          <table:table-cell office:value-type="float" office:value="16735711" calcext:value-type="float">
            <text:p>16735711</text:p>
          </table:table-cell>
          <table:table-cell table:formula="of:=[.A1048]/1000/(60*60*24)" office:value-type="time" office:time-value="PT04H38M55.711S" calcext:value-type="time">
            <text:p>04:38:5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0.81" calcext:value-type="float">
            <text:p>580.81</text:p>
          </table:table-cell>
          <table:table-cell office:value-type="float" office:value="722.66" calcext:value-type="float">
            <text:p>722.66</text:p>
          </table:table-cell>
        </table:table-row>
        <table:table-row table:style-name="ro1">
          <table:table-cell office:value-type="float" office:value="16751711" calcext:value-type="float">
            <text:p>16751711</text:p>
          </table:table-cell>
          <table:table-cell table:formula="of:=[.A1049]/1000/(60*60*24)" office:value-type="time" office:time-value="PT04H39M11.711S" calcext:value-type="time">
            <text:p>04:39:1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1.34" calcext:value-type="float">
            <text:p>581.34</text:p>
          </table:table-cell>
          <table:table-cell office:value-type="float" office:value="723.3" calcext:value-type="float">
            <text:p>723.3</text:p>
          </table:table-cell>
        </table:table-row>
        <table:table-row table:style-name="ro1">
          <table:table-cell office:value-type="float" office:value="16767710" calcext:value-type="float">
            <text:p>16767710</text:p>
          </table:table-cell>
          <table:table-cell table:formula="of:=[.A1050]/1000/(60*60*24)" office:value-type="time" office:time-value="PT04H39M27.71S" calcext:value-type="time">
            <text:p>04:39:2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1.88" calcext:value-type="float">
            <text:p>581.88</text:p>
          </table:table-cell>
          <table:table-cell office:value-type="float" office:value="723.94" calcext:value-type="float">
            <text:p>723.94</text:p>
          </table:table-cell>
        </table:table-row>
        <table:table-row table:style-name="ro1">
          <table:table-cell office:value-type="float" office:value="16783711" calcext:value-type="float">
            <text:p>16783711</text:p>
          </table:table-cell>
          <table:table-cell table:formula="of:=[.A1051]/1000/(60*60*24)" office:value-type="time" office:time-value="PT04H39M43.711S" calcext:value-type="time">
            <text:p>04:39:4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2.41" calcext:value-type="float">
            <text:p>582.41</text:p>
          </table:table-cell>
          <table:table-cell office:value-type="float" office:value="724.58" calcext:value-type="float">
            <text:p>724.58</text:p>
          </table:table-cell>
        </table:table-row>
        <table:table-row table:style-name="ro1">
          <table:table-cell office:value-type="float" office:value="16799711" calcext:value-type="float">
            <text:p>16799711</text:p>
          </table:table-cell>
          <table:table-cell table:formula="of:=[.A1052]/1000/(60*60*24)" office:value-type="time" office:time-value="PT04H39M59.711S" calcext:value-type="time">
            <text:p>04:40:0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2.94" calcext:value-type="float">
            <text:p>582.94</text:p>
          </table:table-cell>
          <table:table-cell office:value-type="float" office:value="725.22" calcext:value-type="float">
            <text:p>725.22</text:p>
          </table:table-cell>
        </table:table-row>
        <table:table-row table:style-name="ro1">
          <table:table-cell office:value-type="float" office:value="16815711" calcext:value-type="float">
            <text:p>16815711</text:p>
          </table:table-cell>
          <table:table-cell table:formula="of:=[.A1053]/1000/(60*60*24)" office:value-type="time" office:time-value="PT04H40M15.711S" calcext:value-type="time">
            <text:p>04:40:1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3.48" calcext:value-type="float">
            <text:p>583.48</text:p>
          </table:table-cell>
          <table:table-cell office:value-type="float" office:value="725.86" calcext:value-type="float">
            <text:p>725.86</text:p>
          </table:table-cell>
        </table:table-row>
        <table:table-row table:style-name="ro1">
          <table:table-cell office:value-type="float" office:value="16831711" calcext:value-type="float">
            <text:p>16831711</text:p>
          </table:table-cell>
          <table:table-cell table:formula="of:=[.A1054]/1000/(60*60*24)" office:value-type="time" office:time-value="PT04H40M31.711S" calcext:value-type="time">
            <text:p>04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84.01" calcext:value-type="float">
            <text:p>584.01</text:p>
          </table:table-cell>
          <table:table-cell office:value-type="float" office:value="726.49" calcext:value-type="float">
            <text:p>726.49</text:p>
          </table:table-cell>
        </table:table-row>
        <table:table-row table:style-name="ro1">
          <table:table-cell office:value-type="float" office:value="16847711" calcext:value-type="float">
            <text:p>16847711</text:p>
          </table:table-cell>
          <table:table-cell table:formula="of:=[.A1055]/1000/(60*60*24)" office:value-type="time" office:time-value="PT04H40M47.711S" calcext:value-type="time">
            <text:p>04:40:4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4.55" calcext:value-type="float">
            <text:p>584.55</text:p>
          </table:table-cell>
          <table:table-cell office:value-type="float" office:value="727.13" calcext:value-type="float">
            <text:p>727.13</text:p>
          </table:table-cell>
        </table:table-row>
        <table:table-row table:style-name="ro1">
          <table:table-cell office:value-type="float" office:value="16863711" calcext:value-type="float">
            <text:p>16863711</text:p>
          </table:table-cell>
          <table:table-cell table:formula="of:=[.A1056]/1000/(60*60*24)" office:value-type="time" office:time-value="PT04H41M03.711S" calcext:value-type="time">
            <text:p>04:41:0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5.08" calcext:value-type="float">
            <text:p>585.08</text:p>
          </table:table-cell>
          <table:table-cell office:value-type="float" office:value="727.77" calcext:value-type="float">
            <text:p>727.77</text:p>
          </table:table-cell>
        </table:table-row>
        <table:table-row table:style-name="ro1">
          <table:table-cell office:value-type="float" office:value="16879711" calcext:value-type="float">
            <text:p>16879711</text:p>
          </table:table-cell>
          <table:table-cell table:formula="of:=[.A1057]/1000/(60*60*24)" office:value-type="time" office:time-value="PT04H41M19.711S" calcext:value-type="time">
            <text:p>04:41:20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5.62" calcext:value-type="float">
            <text:p>585.62</text:p>
          </table:table-cell>
          <table:table-cell office:value-type="float" office:value="728.41" calcext:value-type="float">
            <text:p>728.41</text:p>
          </table:table-cell>
        </table:table-row>
        <table:table-row table:style-name="ro1">
          <table:table-cell office:value-type="float" office:value="16895711" calcext:value-type="float">
            <text:p>16895711</text:p>
          </table:table-cell>
          <table:table-cell table:formula="of:=[.A1058]/1000/(60*60*24)" office:value-type="time" office:time-value="PT04H41M35.711S" calcext:value-type="time">
            <text:p>04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6.15" calcext:value-type="float">
            <text:p>586.15</text:p>
          </table:table-cell>
          <table:table-cell office:value-type="float" office:value="729.05" calcext:value-type="float">
            <text:p>729.05</text:p>
          </table:table-cell>
        </table:table-row>
        <table:table-row table:style-name="ro1">
          <table:table-cell office:value-type="float" office:value="16911711" calcext:value-type="float">
            <text:p>16911711</text:p>
          </table:table-cell>
          <table:table-cell table:formula="of:=[.A1059]/1000/(60*60*24)" office:value-type="time" office:time-value="PT04H41M51.711S" calcext:value-type="time">
            <text:p>04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6.68" calcext:value-type="float">
            <text:p>586.68</text:p>
          </table:table-cell>
          <table:table-cell office:value-type="float" office:value="729.69" calcext:value-type="float">
            <text:p>729.69</text:p>
          </table:table-cell>
        </table:table-row>
        <table:table-row table:style-name="ro1">
          <table:table-cell office:value-type="float" office:value="16927711" calcext:value-type="float">
            <text:p>16927711</text:p>
          </table:table-cell>
          <table:table-cell table:formula="of:=[.A1060]/1000/(60*60*24)" office:value-type="time" office:time-value="PT04H42M07.711S" calcext:value-type="time">
            <text:p>04:42:08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7.22" calcext:value-type="float">
            <text:p>587.22</text:p>
          </table:table-cell>
          <table:table-cell office:value-type="float" office:value="730.32" calcext:value-type="float">
            <text:p>730.32</text:p>
          </table:table-cell>
        </table:table-row>
        <table:table-row table:style-name="ro1">
          <table:table-cell office:value-type="float" office:value="16943711" calcext:value-type="float">
            <text:p>16943711</text:p>
          </table:table-cell>
          <table:table-cell table:formula="of:=[.A1061]/1000/(60*60*24)" office:value-type="time" office:time-value="PT04H42M23.711S" calcext:value-type="time">
            <text:p>04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7.75" calcext:value-type="float">
            <text:p>587.75</text:p>
          </table:table-cell>
          <table:table-cell office:value-type="float" office:value="730.96" calcext:value-type="float">
            <text:p>730.96</text:p>
          </table:table-cell>
        </table:table-row>
        <table:table-row table:style-name="ro1">
          <table:table-cell office:value-type="float" office:value="16959710" calcext:value-type="float">
            <text:p>16959710</text:p>
          </table:table-cell>
          <table:table-cell table:formula="of:=[.A1062]/1000/(60*60*24)" office:value-type="time" office:time-value="PT04H42M39.71S" calcext:value-type="time">
            <text:p>04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8.29" calcext:value-type="float">
            <text:p>588.29</text:p>
          </table:table-cell>
          <table:table-cell office:value-type="float" office:value="731.6" calcext:value-type="float">
            <text:p>731.6</text:p>
          </table:table-cell>
        </table:table-row>
        <table:table-row table:style-name="ro1">
          <table:table-cell office:value-type="float" office:value="16975711" calcext:value-type="float">
            <text:p>16975711</text:p>
          </table:table-cell>
          <table:table-cell table:formula="of:=[.A1063]/1000/(60*60*24)" office:value-type="time" office:time-value="PT04H42M55.711S" calcext:value-type="time">
            <text:p>04:42:56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8.82" calcext:value-type="float">
            <text:p>588.82</text:p>
          </table:table-cell>
          <table:table-cell office:value-type="float" office:value="732.24" calcext:value-type="float">
            <text:p>732.24</text:p>
          </table:table-cell>
        </table:table-row>
        <table:table-row table:style-name="ro1">
          <table:table-cell office:value-type="float" office:value="16991711" calcext:value-type="float">
            <text:p>16991711</text:p>
          </table:table-cell>
          <table:table-cell table:formula="of:=[.A1064]/1000/(60*60*24)" office:value-type="time" office:time-value="PT04H43M11.711S" calcext:value-type="time">
            <text:p>04:43:12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9.35" calcext:value-type="float">
            <text:p>589.35</text:p>
          </table:table-cell>
          <table:table-cell office:value-type="float" office:value="732.88" calcext:value-type="float">
            <text:p>732.88</text:p>
          </table:table-cell>
        </table:table-row>
        <table:table-row table:style-name="ro1">
          <table:table-cell office:value-type="float" office:value="17007711" calcext:value-type="float">
            <text:p>17007711</text:p>
          </table:table-cell>
          <table:table-cell table:formula="of:=[.A1065]/1000/(60*60*24)" office:value-type="time" office:time-value="PT04H43M27.711S" calcext:value-type="time">
            <text:p>04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89.89" calcext:value-type="float">
            <text:p>589.89</text:p>
          </table:table-cell>
          <table:table-cell office:value-type="float" office:value="733.51" calcext:value-type="float">
            <text:p>733.51</text:p>
          </table:table-cell>
        </table:table-row>
        <table:table-row table:style-name="ro1">
          <table:table-cell office:value-type="float" office:value="17023711" calcext:value-type="float">
            <text:p>17023711</text:p>
          </table:table-cell>
          <table:table-cell table:formula="of:=[.A1066]/1000/(60*60*24)" office:value-type="time" office:time-value="PT04H43M43.711S" calcext:value-type="time">
            <text:p>04:43:44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90.42" calcext:value-type="float">
            <text:p>590.42</text:p>
          </table:table-cell>
          <table:table-cell office:value-type="float" office:value="734.15" calcext:value-type="float">
            <text:p>734.15</text:p>
          </table:table-cell>
        </table:table-row>
        <table:table-row table:style-name="ro1">
          <table:table-cell office:value-type="float" office:value="17039711" calcext:value-type="float">
            <text:p>17039711</text:p>
          </table:table-cell>
          <table:table-cell table:formula="of:=[.A1067]/1000/(60*60*24)" office:value-type="time" office:time-value="PT04H43M59.711S" calcext:value-type="time">
            <text:p>04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90.95" calcext:value-type="float">
            <text:p>590.95</text:p>
          </table:table-cell>
          <table:table-cell office:value-type="float" office:value="734.79" calcext:value-type="float">
            <text:p>734.79</text:p>
          </table:table-cell>
        </table:table-row>
        <table:table-row table:style-name="ro1">
          <table:table-cell office:value-type="float" office:value="17055711" calcext:value-type="float">
            <text:p>17055711</text:p>
          </table:table-cell>
          <table:table-cell table:formula="of:=[.A1068]/1000/(60*60*24)" office:value-type="time" office:time-value="PT04H44M15.711S" calcext:value-type="time">
            <text:p>04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1.49" calcext:value-type="float">
            <text:p>591.49</text:p>
          </table:table-cell>
          <table:table-cell office:value-type="float" office:value="735.42" calcext:value-type="float">
            <text:p>735.42</text:p>
          </table:table-cell>
        </table:table-row>
        <table:table-row table:style-name="ro1">
          <table:table-cell office:value-type="float" office:value="17071711" calcext:value-type="float">
            <text:p>17071711</text:p>
          </table:table-cell>
          <table:table-cell table:formula="of:=[.A1069]/1000/(60*60*24)" office:value-type="time" office:time-value="PT04H44M31.711S" calcext:value-type="time">
            <text:p>04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2.02" calcext:value-type="float">
            <text:p>592.02</text:p>
          </table:table-cell>
          <table:table-cell office:value-type="float" office:value="736.06" calcext:value-type="float">
            <text:p>736.06</text:p>
          </table:table-cell>
        </table:table-row>
        <table:table-row table:style-name="ro1">
          <table:table-cell office:value-type="float" office:value="17087711" calcext:value-type="float">
            <text:p>17087711</text:p>
          </table:table-cell>
          <table:table-cell table:formula="of:=[.A1070]/1000/(60*60*24)" office:value-type="time" office:time-value="PT04H44M47.711S" calcext:value-type="time">
            <text:p>04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2.55" calcext:value-type="float">
            <text:p>592.55</text:p>
          </table:table-cell>
          <table:table-cell office:value-type="float" office:value="736.69" calcext:value-type="float">
            <text:p>736.69</text:p>
          </table:table-cell>
        </table:table-row>
        <table:table-row table:style-name="ro1">
          <table:table-cell office:value-type="float" office:value="17103711" calcext:value-type="float">
            <text:p>17103711</text:p>
          </table:table-cell>
          <table:table-cell table:formula="of:=[.A1071]/1000/(60*60*24)" office:value-type="time" office:time-value="PT04H45M03.711S" calcext:value-type="time">
            <text:p>04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3.09" calcext:value-type="float">
            <text:p>593.09</text:p>
          </table:table-cell>
          <table:table-cell office:value-type="float" office:value="737.33" calcext:value-type="float">
            <text:p>737.33</text:p>
          </table:table-cell>
        </table:table-row>
        <table:table-row table:style-name="ro1">
          <table:table-cell office:value-type="float" office:value="17119711" calcext:value-type="float">
            <text:p>17119711</text:p>
          </table:table-cell>
          <table:table-cell table:formula="of:=[.A1072]/1000/(60*60*24)" office:value-type="time" office:time-value="PT04H45M19.711S" calcext:value-type="time">
            <text:p>04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3.62" calcext:value-type="float">
            <text:p>593.62</text:p>
          </table:table-cell>
          <table:table-cell office:value-type="float" office:value="737.97" calcext:value-type="float">
            <text:p>737.97</text:p>
          </table:table-cell>
        </table:table-row>
        <table:table-row table:style-name="ro1">
          <table:table-cell office:value-type="float" office:value="17135711" calcext:value-type="float">
            <text:p>17135711</text:p>
          </table:table-cell>
          <table:table-cell table:formula="of:=[.A1073]/1000/(60*60*24)" office:value-type="time" office:time-value="PT04H45M35.711S" calcext:value-type="time">
            <text:p>04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4.15" calcext:value-type="float">
            <text:p>594.15</text:p>
          </table:table-cell>
          <table:table-cell office:value-type="float" office:value="738.6" calcext:value-type="float">
            <text:p>738.6</text:p>
          </table:table-cell>
        </table:table-row>
        <table:table-row table:style-name="ro1">
          <table:table-cell office:value-type="float" office:value="17151711" calcext:value-type="float">
            <text:p>17151711</text:p>
          </table:table-cell>
          <table:table-cell table:formula="of:=[.A1074]/1000/(60*60*24)" office:value-type="time" office:time-value="PT04H45M51.711S" calcext:value-type="time">
            <text:p>04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4.69" calcext:value-type="float">
            <text:p>594.69</text:p>
          </table:table-cell>
          <table:table-cell office:value-type="float" office:value="739.24" calcext:value-type="float">
            <text:p>739.24</text:p>
          </table:table-cell>
        </table:table-row>
        <table:table-row table:style-name="ro1">
          <table:table-cell office:value-type="float" office:value="17167711" calcext:value-type="float">
            <text:p>17167711</text:p>
          </table:table-cell>
          <table:table-cell table:formula="of:=[.A1075]/1000/(60*60*24)" office:value-type="time" office:time-value="PT04H46M07.711S" calcext:value-type="time">
            <text:p>04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5.22" calcext:value-type="float">
            <text:p>595.22</text:p>
          </table:table-cell>
          <table:table-cell office:value-type="float" office:value="739.87" calcext:value-type="float">
            <text:p>739.87</text:p>
          </table:table-cell>
        </table:table-row>
        <table:table-row table:style-name="ro1">
          <table:table-cell office:value-type="float" office:value="17183711" calcext:value-type="float">
            <text:p>17183711</text:p>
          </table:table-cell>
          <table:table-cell table:formula="of:=[.A1076]/1000/(60*60*24)" office:value-type="time" office:time-value="PT04H46M23.711S" calcext:value-type="time">
            <text:p>04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5.75" calcext:value-type="float">
            <text:p>595.75</text:p>
          </table:table-cell>
          <table:table-cell office:value-type="float" office:value="740.51" calcext:value-type="float">
            <text:p>740.51</text:p>
          </table:table-cell>
        </table:table-row>
        <table:table-row table:style-name="ro1">
          <table:table-cell office:value-type="float" office:value="17199711" calcext:value-type="float">
            <text:p>17199711</text:p>
          </table:table-cell>
          <table:table-cell table:formula="of:=[.A1077]/1000/(60*60*24)" office:value-type="time" office:time-value="PT04H46M39.711S" calcext:value-type="time">
            <text:p>04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6.29" calcext:value-type="float">
            <text:p>596.29</text:p>
          </table:table-cell>
          <table:table-cell office:value-type="float" office:value="741.14" calcext:value-type="float">
            <text:p>741.14</text:p>
          </table:table-cell>
        </table:table-row>
        <table:table-row table:style-name="ro1">
          <table:table-cell office:value-type="float" office:value="17215711" calcext:value-type="float">
            <text:p>17215711</text:p>
          </table:table-cell>
          <table:table-cell table:formula="of:=[.A1078]/1000/(60*60*24)" office:value-type="time" office:time-value="PT04H46M55.711S" calcext:value-type="time">
            <text:p>04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6.82" calcext:value-type="float">
            <text:p>596.82</text:p>
          </table:table-cell>
          <table:table-cell office:value-type="float" office:value="741.78" calcext:value-type="float">
            <text:p>741.78</text:p>
          </table:table-cell>
        </table:table-row>
        <table:table-row table:style-name="ro1">
          <table:table-cell office:value-type="float" office:value="17231711" calcext:value-type="float">
            <text:p>17231711</text:p>
          </table:table-cell>
          <table:table-cell table:formula="of:=[.A1079]/1000/(60*60*24)" office:value-type="time" office:time-value="PT04H47M11.711S" calcext:value-type="time">
            <text:p>04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7.35" calcext:value-type="float">
            <text:p>597.35</text:p>
          </table:table-cell>
          <table:table-cell office:value-type="float" office:value="742.41" calcext:value-type="float">
            <text:p>742.41</text:p>
          </table:table-cell>
        </table:table-row>
        <table:table-row table:style-name="ro1">
          <table:table-cell office:value-type="float" office:value="17247711" calcext:value-type="float">
            <text:p>17247711</text:p>
          </table:table-cell>
          <table:table-cell table:formula="of:=[.A1080]/1000/(60*60*24)" office:value-type="time" office:time-value="PT04H47M27.711S" calcext:value-type="time">
            <text:p>04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7.89" calcext:value-type="float">
            <text:p>597.89</text:p>
          </table:table-cell>
          <table:table-cell office:value-type="float" office:value="743.05" calcext:value-type="float">
            <text:p>743.05</text:p>
          </table:table-cell>
        </table:table-row>
        <table:table-row table:style-name="ro1">
          <table:table-cell office:value-type="float" office:value="17263711" calcext:value-type="float">
            <text:p>17263711</text:p>
          </table:table-cell>
          <table:table-cell table:formula="of:=[.A1081]/1000/(60*60*24)" office:value-type="time" office:time-value="PT04H47M43.711S" calcext:value-type="time">
            <text:p>04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8.42" calcext:value-type="float">
            <text:p>598.42</text:p>
          </table:table-cell>
          <table:table-cell office:value-type="float" office:value="743.68" calcext:value-type="float">
            <text:p>743.68</text:p>
          </table:table-cell>
        </table:table-row>
        <table:table-row table:style-name="ro1">
          <table:table-cell office:value-type="float" office:value="17279711" calcext:value-type="float">
            <text:p>17279711</text:p>
          </table:table-cell>
          <table:table-cell table:formula="of:=[.A1082]/1000/(60*60*24)" office:value-type="time" office:time-value="PT04H47M59.711S" calcext:value-type="time">
            <text:p>04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98.95" calcext:value-type="float">
            <text:p>598.95</text:p>
          </table:table-cell>
          <table:table-cell office:value-type="float" office:value="744.32" calcext:value-type="float">
            <text:p>744.32</text:p>
          </table:table-cell>
        </table:table-row>
        <table:table-row table:style-name="ro1">
          <table:table-cell office:value-type="float" office:value="17295711" calcext:value-type="float">
            <text:p>17295711</text:p>
          </table:table-cell>
          <table:table-cell table:formula="of:=[.A1083]/1000/(60*60*24)" office:value-type="time" office:time-value="PT04H48M15.711S" calcext:value-type="time">
            <text:p>04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99.48" calcext:value-type="float">
            <text:p>599.48</text:p>
          </table:table-cell>
          <table:table-cell office:value-type="float" office:value="744.95" calcext:value-type="float">
            <text:p>744.95</text:p>
          </table:table-cell>
        </table:table-row>
        <table:table-row table:style-name="ro1">
          <table:table-cell office:value-type="float" office:value="17311711" calcext:value-type="float">
            <text:p>17311711</text:p>
          </table:table-cell>
          <table:table-cell table:formula="of:=[.A1084]/1000/(60*60*24)" office:value-type="time" office:time-value="PT04H48M31.711S" calcext:value-type="time">
            <text:p>04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0.02" calcext:value-type="float">
            <text:p>600.02</text:p>
          </table:table-cell>
          <table:table-cell office:value-type="float" office:value="745.59" calcext:value-type="float">
            <text:p>745.59</text:p>
          </table:table-cell>
        </table:table-row>
        <table:table-row table:style-name="ro1">
          <table:table-cell office:value-type="float" office:value="17327711" calcext:value-type="float">
            <text:p>17327711</text:p>
          </table:table-cell>
          <table:table-cell table:formula="of:=[.A1085]/1000/(60*60*24)" office:value-type="time" office:time-value="PT04H48M47.711S" calcext:value-type="time">
            <text:p>04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0.55" calcext:value-type="float">
            <text:p>600.55</text:p>
          </table:table-cell>
          <table:table-cell office:value-type="float" office:value="746.22" calcext:value-type="float">
            <text:p>746.22</text:p>
          </table:table-cell>
        </table:table-row>
        <table:table-row table:style-name="ro1">
          <table:table-cell office:value-type="float" office:value="17343711" calcext:value-type="float">
            <text:p>17343711</text:p>
          </table:table-cell>
          <table:table-cell table:formula="of:=[.A1086]/1000/(60*60*24)" office:value-type="time" office:time-value="PT04H49M03.711S" calcext:value-type="time">
            <text:p>04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1.08" calcext:value-type="float">
            <text:p>601.08</text:p>
          </table:table-cell>
          <table:table-cell office:value-type="float" office:value="746.86" calcext:value-type="float">
            <text:p>746.86</text:p>
          </table:table-cell>
        </table:table-row>
        <table:table-row table:style-name="ro1">
          <table:table-cell office:value-type="float" office:value="17359711" calcext:value-type="float">
            <text:p>17359711</text:p>
          </table:table-cell>
          <table:table-cell table:formula="of:=[.A1087]/1000/(60*60*24)" office:value-type="time" office:time-value="PT04H49M19.711S" calcext:value-type="time">
            <text:p>04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1.61" calcext:value-type="float">
            <text:p>601.61</text:p>
          </table:table-cell>
          <table:table-cell office:value-type="float" office:value="747.49" calcext:value-type="float">
            <text:p>747.49</text:p>
          </table:table-cell>
        </table:table-row>
        <table:table-row table:style-name="ro1">
          <table:table-cell office:value-type="float" office:value="17375711" calcext:value-type="float">
            <text:p>17375711</text:p>
          </table:table-cell>
          <table:table-cell table:formula="of:=[.A1088]/1000/(60*60*24)" office:value-type="time" office:time-value="PT04H49M35.711S" calcext:value-type="time">
            <text:p>04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2.15" calcext:value-type="float">
            <text:p>602.15</text:p>
          </table:table-cell>
          <table:table-cell office:value-type="float" office:value="748.12" calcext:value-type="float">
            <text:p>748.12</text:p>
          </table:table-cell>
        </table:table-row>
        <table:table-row table:style-name="ro1">
          <table:table-cell office:value-type="float" office:value="17391711" calcext:value-type="float">
            <text:p>17391711</text:p>
          </table:table-cell>
          <table:table-cell table:formula="of:=[.A1089]/1000/(60*60*24)" office:value-type="time" office:time-value="PT04H49M51.711S" calcext:value-type="time">
            <text:p>04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02.68" calcext:value-type="float">
            <text:p>602.68</text:p>
          </table:table-cell>
          <table:table-cell office:value-type="float" office:value="748.76" calcext:value-type="float">
            <text:p>748.76</text:p>
          </table:table-cell>
        </table:table-row>
        <table:table-row table:style-name="ro1">
          <table:table-cell office:value-type="float" office:value="17407711" calcext:value-type="float">
            <text:p>17407711</text:p>
          </table:table-cell>
          <table:table-cell table:formula="of:=[.A1090]/1000/(60*60*24)" office:value-type="time" office:time-value="PT04H50M07.711S" calcext:value-type="time">
            <text:p>04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03.21" calcext:value-type="float">
            <text:p>603.21</text:p>
          </table:table-cell>
          <table:table-cell office:value-type="float" office:value="749.39" calcext:value-type="float">
            <text:p>749.39</text:p>
          </table:table-cell>
        </table:table-row>
        <table:table-row table:style-name="ro1">
          <table:table-cell office:value-type="float" office:value="17423711" calcext:value-type="float">
            <text:p>17423711</text:p>
          </table:table-cell>
          <table:table-cell table:formula="of:=[.A1091]/1000/(60*60*24)" office:value-type="time" office:time-value="PT04H50M23.711S" calcext:value-type="time">
            <text:p>04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03.74" calcext:value-type="float">
            <text:p>603.74</text:p>
          </table:table-cell>
          <table:table-cell office:value-type="float" office:value="750.03" calcext:value-type="float">
            <text:p>750.03</text:p>
          </table:table-cell>
        </table:table-row>
        <table:table-row table:style-name="ro1">
          <table:table-cell office:value-type="float" office:value="17439710" calcext:value-type="float">
            <text:p>17439710</text:p>
          </table:table-cell>
          <table:table-cell table:formula="of:=[.A1092]/1000/(60*60*24)" office:value-type="time" office:time-value="PT04H50M39.71S" calcext:value-type="time">
            <text:p>04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04.27" calcext:value-type="float">
            <text:p>604.27</text:p>
          </table:table-cell>
          <table:table-cell office:value-type="float" office:value="750.66" calcext:value-type="float">
            <text:p>750.66</text:p>
          </table:table-cell>
        </table:table-row>
        <table:table-row table:style-name="ro1">
          <table:table-cell office:value-type="float" office:value="17455711" calcext:value-type="float">
            <text:p>17455711</text:p>
          </table:table-cell>
          <table:table-cell table:formula="of:=[.A1093]/1000/(60*60*24)" office:value-type="time" office:time-value="PT04H50M55.711S" calcext:value-type="time">
            <text:p>04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04.81" calcext:value-type="float">
            <text:p>604.81</text:p>
          </table:table-cell>
          <table:table-cell office:value-type="float" office:value="751.29" calcext:value-type="float">
            <text:p>751.29</text:p>
          </table:table-cell>
        </table:table-row>
        <table:table-row table:style-name="ro1">
          <table:table-cell office:value-type="float" office:value="17471711" calcext:value-type="float">
            <text:p>17471711</text:p>
          </table:table-cell>
          <table:table-cell table:formula="of:=[.A1094]/1000/(60*60*24)" office:value-type="time" office:time-value="PT04H51M11.711S" calcext:value-type="time">
            <text:p>04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5.34" calcext:value-type="float">
            <text:p>605.34</text:p>
          </table:table-cell>
          <table:table-cell office:value-type="float" office:value="751.92" calcext:value-type="float">
            <text:p>751.92</text:p>
          </table:table-cell>
        </table:table-row>
        <table:table-row table:style-name="ro1">
          <table:table-cell office:value-type="float" office:value="17487711" calcext:value-type="float">
            <text:p>17487711</text:p>
          </table:table-cell>
          <table:table-cell table:formula="of:=[.A1095]/1000/(60*60*24)" office:value-type="time" office:time-value="PT04H51M27.711S" calcext:value-type="time">
            <text:p>04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05.87" calcext:value-type="float">
            <text:p>605.87</text:p>
          </table:table-cell>
          <table:table-cell office:value-type="float" office:value="752.56" calcext:value-type="float">
            <text:p>752.56</text:p>
          </table:table-cell>
        </table:table-row>
        <table:table-row table:style-name="ro1">
          <table:table-cell office:value-type="float" office:value="17503711" calcext:value-type="float">
            <text:p>17503711</text:p>
          </table:table-cell>
          <table:table-cell table:formula="of:=[.A1096]/1000/(60*60*24)" office:value-type="time" office:time-value="PT04H51M43.711S" calcext:value-type="time">
            <text:p>04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06.4" calcext:value-type="float">
            <text:p>606.4</text:p>
          </table:table-cell>
          <table:table-cell office:value-type="float" office:value="753.19" calcext:value-type="float">
            <text:p>753.19</text:p>
          </table:table-cell>
        </table:table-row>
        <table:table-row table:style-name="ro1">
          <table:table-cell office:value-type="float" office:value="17519710" calcext:value-type="float">
            <text:p>17519710</text:p>
          </table:table-cell>
          <table:table-cell table:formula="of:=[.A1097]/1000/(60*60*24)" office:value-type="time" office:time-value="PT04H51M59.71S" calcext:value-type="time">
            <text:p>04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6.93" calcext:value-type="float">
            <text:p>606.93</text:p>
          </table:table-cell>
          <table:table-cell office:value-type="float" office:value="753.82" calcext:value-type="float">
            <text:p>753.82</text:p>
          </table:table-cell>
        </table:table-row>
        <table:table-row table:style-name="ro1">
          <table:table-cell office:value-type="float" office:value="17535711" calcext:value-type="float">
            <text:p>17535711</text:p>
          </table:table-cell>
          <table:table-cell table:formula="of:=[.A1098]/1000/(60*60*24)" office:value-type="time" office:time-value="PT04H52M15.711S" calcext:value-type="time">
            <text:p>04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7.47" calcext:value-type="float">
            <text:p>607.47</text:p>
          </table:table-cell>
          <table:table-cell office:value-type="float" office:value="754.46" calcext:value-type="float">
            <text:p>754.46</text:p>
          </table:table-cell>
        </table:table-row>
        <table:table-row table:style-name="ro1">
          <table:table-cell office:value-type="float" office:value="17551711" calcext:value-type="float">
            <text:p>17551711</text:p>
          </table:table-cell>
          <table:table-cell table:formula="of:=[.A1099]/1000/(60*60*24)" office:value-type="time" office:time-value="PT04H52M31.711S" calcext:value-type="time">
            <text:p>04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8" calcext:value-type="float">
            <text:p>608</text:p>
          </table:table-cell>
          <table:table-cell office:value-type="float" office:value="755.09" calcext:value-type="float">
            <text:p>755.09</text:p>
          </table:table-cell>
        </table:table-row>
        <table:table-row table:style-name="ro1">
          <table:table-cell office:value-type="float" office:value="17567711" calcext:value-type="float">
            <text:p>17567711</text:p>
          </table:table-cell>
          <table:table-cell table:formula="of:=[.A1100]/1000/(60*60*24)" office:value-type="time" office:time-value="PT04H52M47.711S" calcext:value-type="time">
            <text:p>04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8.53" calcext:value-type="float">
            <text:p>608.53</text:p>
          </table:table-cell>
          <table:table-cell office:value-type="float" office:value="755.72" calcext:value-type="float">
            <text:p>755.72</text:p>
          </table:table-cell>
        </table:table-row>
        <table:table-row table:style-name="ro1">
          <table:table-cell office:value-type="float" office:value="17583711" calcext:value-type="float">
            <text:p>17583711</text:p>
          </table:table-cell>
          <table:table-cell table:formula="of:=[.A1101]/1000/(60*60*24)" office:value-type="time" office:time-value="PT04H53M03.711S" calcext:value-type="time">
            <text:p>04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9.06" calcext:value-type="float">
            <text:p>609.06</text:p>
          </table:table-cell>
          <table:table-cell office:value-type="float" office:value="756.35" calcext:value-type="float">
            <text:p>756.35</text:p>
          </table:table-cell>
        </table:table-row>
        <table:table-row table:style-name="ro1">
          <table:table-cell office:value-type="float" office:value="17599711" calcext:value-type="float">
            <text:p>17599711</text:p>
          </table:table-cell>
          <table:table-cell table:formula="of:=[.A1102]/1000/(60*60*24)" office:value-type="time" office:time-value="PT04H53M19.711S" calcext:value-type="time">
            <text:p>04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9.59" calcext:value-type="float">
            <text:p>609.59</text:p>
          </table:table-cell>
          <table:table-cell office:value-type="float" office:value="756.98" calcext:value-type="float">
            <text:p>756.98</text:p>
          </table:table-cell>
        </table:table-row>
        <table:table-row table:style-name="ro1">
          <table:table-cell office:value-type="float" office:value="17615711" calcext:value-type="float">
            <text:p>17615711</text:p>
          </table:table-cell>
          <table:table-cell table:formula="of:=[.A1103]/1000/(60*60*24)" office:value-type="time" office:time-value="PT04H53M35.711S" calcext:value-type="time">
            <text:p>04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10.12" calcext:value-type="float">
            <text:p>610.12</text:p>
          </table:table-cell>
          <table:table-cell office:value-type="float" office:value="757.61" calcext:value-type="float">
            <text:p>757.61</text:p>
          </table:table-cell>
        </table:table-row>
        <table:table-row table:style-name="ro1">
          <table:table-cell office:value-type="float" office:value="17631711" calcext:value-type="float">
            <text:p>17631711</text:p>
          </table:table-cell>
          <table:table-cell table:formula="of:=[.A1104]/1000/(60*60*24)" office:value-type="time" office:time-value="PT04H53M51.711S" calcext:value-type="time">
            <text:p>04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0.65" calcext:value-type="float">
            <text:p>610.65</text:p>
          </table:table-cell>
          <table:table-cell office:value-type="float" office:value="758.24" calcext:value-type="float">
            <text:p>758.24</text:p>
          </table:table-cell>
        </table:table-row>
        <table:table-row table:style-name="ro1">
          <table:table-cell office:value-type="float" office:value="17647711" calcext:value-type="float">
            <text:p>17647711</text:p>
          </table:table-cell>
          <table:table-cell table:formula="of:=[.A1105]/1000/(60*60*24)" office:value-type="time" office:time-value="PT04H54M07.711S" calcext:value-type="time">
            <text:p>04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1.18" calcext:value-type="float">
            <text:p>611.18</text:p>
          </table:table-cell>
          <table:table-cell office:value-type="float" office:value="758.87" calcext:value-type="float">
            <text:p>758.87</text:p>
          </table:table-cell>
        </table:table-row>
        <table:table-row table:style-name="ro1">
          <table:table-cell office:value-type="float" office:value="17663711" calcext:value-type="float">
            <text:p>17663711</text:p>
          </table:table-cell>
          <table:table-cell table:formula="of:=[.A1106]/1000/(60*60*24)" office:value-type="time" office:time-value="PT04H54M23.711S" calcext:value-type="time">
            <text:p>04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1.71" calcext:value-type="float">
            <text:p>611.71</text:p>
          </table:table-cell>
          <table:table-cell office:value-type="float" office:value="759.51" calcext:value-type="float">
            <text:p>759.51</text:p>
          </table:table-cell>
        </table:table-row>
        <table:table-row table:style-name="ro1">
          <table:table-cell office:value-type="float" office:value="17679711" calcext:value-type="float">
            <text:p>17679711</text:p>
          </table:table-cell>
          <table:table-cell table:formula="of:=[.A1107]/1000/(60*60*24)" office:value-type="time" office:time-value="PT04H54M39.711S" calcext:value-type="time">
            <text:p>04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2.24" calcext:value-type="float">
            <text:p>612.24</text:p>
          </table:table-cell>
          <table:table-cell office:value-type="float" office:value="760.14" calcext:value-type="float">
            <text:p>760.14</text:p>
          </table:table-cell>
        </table:table-row>
        <table:table-row table:style-name="ro1">
          <table:table-cell office:value-type="float" office:value="17695711" calcext:value-type="float">
            <text:p>17695711</text:p>
          </table:table-cell>
          <table:table-cell table:formula="of:=[.A1108]/1000/(60*60*24)" office:value-type="time" office:time-value="PT04H54M55.711S" calcext:value-type="time">
            <text:p>04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2.78" calcext:value-type="float">
            <text:p>612.78</text:p>
          </table:table-cell>
          <table:table-cell office:value-type="float" office:value="760.77" calcext:value-type="float">
            <text:p>760.77</text:p>
          </table:table-cell>
        </table:table-row>
        <table:table-row table:style-name="ro1">
          <table:table-cell office:value-type="float" office:value="17711711" calcext:value-type="float">
            <text:p>17711711</text:p>
          </table:table-cell>
          <table:table-cell table:formula="of:=[.A1109]/1000/(60*60*24)" office:value-type="time" office:time-value="PT04H55M11.711S" calcext:value-type="time">
            <text:p>04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3.31" calcext:value-type="float">
            <text:p>613.31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office:value-type="float" office:value="17727711" calcext:value-type="float">
            <text:p>17727711</text:p>
          </table:table-cell>
          <table:table-cell table:formula="of:=[.A1110]/1000/(60*60*24)" office:value-type="time" office:time-value="PT04H55M27.711S" calcext:value-type="time">
            <text:p>04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3.84" calcext:value-type="float">
            <text:p>613.84</text:p>
          </table:table-cell>
          <table:table-cell office:value-type="float" office:value="762.03" calcext:value-type="float">
            <text:p>762.03</text:p>
          </table:table-cell>
        </table:table-row>
        <table:table-row table:style-name="ro1">
          <table:table-cell office:value-type="float" office:value="17743711" calcext:value-type="float">
            <text:p>17743711</text:p>
          </table:table-cell>
          <table:table-cell table:formula="of:=[.A1111]/1000/(60*60*24)" office:value-type="time" office:time-value="PT04H55M43.711S" calcext:value-type="time">
            <text:p>04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614.37" calcext:value-type="float">
            <text:p>614.37</text:p>
          </table:table-cell>
          <table:table-cell office:value-type="float" office:value="762.66" calcext:value-type="float">
            <text:p>762.66</text:p>
          </table:table-cell>
        </table:table-row>
        <table:table-row table:style-name="ro1">
          <table:table-cell office:value-type="float" office:value="17759711" calcext:value-type="float">
            <text:p>17759711</text:p>
          </table:table-cell>
          <table:table-cell table:formula="of:=[.A1112]/1000/(60*60*24)" office:value-type="time" office:time-value="PT04H55M59.711S" calcext:value-type="time">
            <text:p>04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614.9" calcext:value-type="float">
            <text:p>614.9</text:p>
          </table:table-cell>
          <table:table-cell office:value-type="float" office:value="763.29" calcext:value-type="float">
            <text:p>763.29</text:p>
          </table:table-cell>
        </table:table-row>
        <table:table-row table:style-name="ro1">
          <table:table-cell office:value-type="float" office:value="17775711" calcext:value-type="float">
            <text:p>17775711</text:p>
          </table:table-cell>
          <table:table-cell table:formula="of:=[.A1113]/1000/(60*60*24)" office:value-type="time" office:time-value="PT04H56M15.711S" calcext:value-type="time">
            <text:p>04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15.43" calcext:value-type="float">
            <text:p>615.43</text:p>
          </table:table-cell>
          <table:table-cell office:value-type="float" office:value="763.92" calcext:value-type="float">
            <text:p>763.92</text:p>
          </table:table-cell>
        </table:table-row>
        <table:table-row table:style-name="ro1">
          <table:table-cell office:value-type="float" office:value="17791711" calcext:value-type="float">
            <text:p>17791711</text:p>
          </table:table-cell>
          <table:table-cell table:formula="of:=[.A1114]/1000/(60*60*24)" office:value-type="time" office:time-value="PT04H56M31.711S" calcext:value-type="time">
            <text:p>04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15.96" calcext:value-type="float">
            <text:p>615.96</text:p>
          </table:table-cell>
          <table:table-cell office:value-type="float" office:value="764.55" calcext:value-type="float">
            <text:p>764.55</text:p>
          </table:table-cell>
        </table:table-row>
        <table:table-row table:style-name="ro1">
          <table:table-cell office:value-type="float" office:value="17807711" calcext:value-type="float">
            <text:p>17807711</text:p>
          </table:table-cell>
          <table:table-cell table:formula="of:=[.A1115]/1000/(60*60*24)" office:value-type="time" office:time-value="PT04H56M47.711S" calcext:value-type="time">
            <text:p>04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16.49" calcext:value-type="float">
            <text:p>616.49</text:p>
          </table:table-cell>
          <table:table-cell office:value-type="float" office:value="765.18" calcext:value-type="float">
            <text:p>765.18</text:p>
          </table:table-cell>
        </table:table-row>
        <table:table-row table:style-name="ro1">
          <table:table-cell office:value-type="float" office:value="17823711" calcext:value-type="float">
            <text:p>17823711</text:p>
          </table:table-cell>
          <table:table-cell table:formula="of:=[.A1116]/1000/(60*60*24)" office:value-type="time" office:time-value="PT04H57M03.711S" calcext:value-type="time">
            <text:p>04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17.02" calcext:value-type="float">
            <text:p>617.02</text:p>
          </table:table-cell>
          <table:table-cell office:value-type="float" office:value="765.8" calcext:value-type="float">
            <text:p>765.8</text:p>
          </table:table-cell>
        </table:table-row>
        <table:table-row table:style-name="ro1">
          <table:table-cell office:value-type="float" office:value="17839711" calcext:value-type="float">
            <text:p>17839711</text:p>
          </table:table-cell>
          <table:table-cell table:formula="of:=[.A1117]/1000/(60*60*24)" office:value-type="time" office:time-value="PT04H57M19.711S" calcext:value-type="time">
            <text:p>04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17.55" calcext:value-type="float">
            <text:p>617.55</text:p>
          </table:table-cell>
          <table:table-cell office:value-type="float" office:value="766.43" calcext:value-type="float">
            <text:p>766.43</text:p>
          </table:table-cell>
        </table:table-row>
        <table:table-row table:style-name="ro1">
          <table:table-cell office:value-type="float" office:value="17855711" calcext:value-type="float">
            <text:p>17855711</text:p>
          </table:table-cell>
          <table:table-cell table:formula="of:=[.A1118]/1000/(60*60*24)" office:value-type="time" office:time-value="PT04H57M35.711S" calcext:value-type="time">
            <text:p>04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18.08" calcext:value-type="float">
            <text:p>618.08</text:p>
          </table:table-cell>
          <table:table-cell office:value-type="float" office:value="767.06" calcext:value-type="float">
            <text:p>767.06</text:p>
          </table:table-cell>
        </table:table-row>
        <table:table-row table:style-name="ro1">
          <table:table-cell office:value-type="float" office:value="17871711" calcext:value-type="float">
            <text:p>17871711</text:p>
          </table:table-cell>
          <table:table-cell table:formula="of:=[.A1119]/1000/(60*60*24)" office:value-type="time" office:time-value="PT04H57M51.711S" calcext:value-type="time">
            <text:p>04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18.61" calcext:value-type="float">
            <text:p>618.61</text:p>
          </table:table-cell>
          <table:table-cell office:value-type="float" office:value="767.69" calcext:value-type="float">
            <text:p>767.69</text:p>
          </table:table-cell>
        </table:table-row>
        <table:table-row table:style-name="ro1">
          <table:table-cell office:value-type="float" office:value="17887711" calcext:value-type="float">
            <text:p>17887711</text:p>
          </table:table-cell>
          <table:table-cell table:formula="of:=[.A1120]/1000/(60*60*24)" office:value-type="time" office:time-value="PT04H58M07.711S" calcext:value-type="time">
            <text:p>04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19.14" calcext:value-type="float">
            <text:p>619.14</text:p>
          </table:table-cell>
          <table:table-cell office:value-type="float" office:value="768.32" calcext:value-type="float">
            <text:p>768.32</text:p>
          </table:table-cell>
        </table:table-row>
        <table:table-row table:style-name="ro1">
          <table:table-cell office:value-type="float" office:value="17903711" calcext:value-type="float">
            <text:p>17903711</text:p>
          </table:table-cell>
          <table:table-cell table:formula="of:=[.A1121]/1000/(60*60*24)" office:value-type="time" office:time-value="PT04H58M23.711S" calcext:value-type="time">
            <text:p>04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19.67" calcext:value-type="float">
            <text:p>619.67</text:p>
          </table:table-cell>
          <table:table-cell office:value-type="float" office:value="768.94" calcext:value-type="float">
            <text:p>768.94</text:p>
          </table:table-cell>
        </table:table-row>
        <table:table-row table:style-name="ro1">
          <table:table-cell office:value-type="float" office:value="17919711" calcext:value-type="float">
            <text:p>17919711</text:p>
          </table:table-cell>
          <table:table-cell table:formula="of:=[.A1122]/1000/(60*60*24)" office:value-type="time" office:time-value="PT04H58M39.711S" calcext:value-type="time">
            <text:p>04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20.2" calcext:value-type="float">
            <text:p>620.2</text:p>
          </table:table-cell>
          <table:table-cell office:value-type="float" office:value="769.57" calcext:value-type="float">
            <text:p>769.57</text:p>
          </table:table-cell>
        </table:table-row>
        <table:table-row table:style-name="ro1">
          <table:table-cell office:value-type="float" office:value="17935710" calcext:value-type="float">
            <text:p>17935710</text:p>
          </table:table-cell>
          <table:table-cell table:formula="of:=[.A1123]/1000/(60*60*24)" office:value-type="time" office:time-value="PT04H58M55.71S" calcext:value-type="time">
            <text:p>04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20.72" calcext:value-type="float">
            <text:p>620.72</text:p>
          </table:table-cell>
          <table:table-cell office:value-type="float" office:value="770.2" calcext:value-type="float">
            <text:p>770.2</text:p>
          </table:table-cell>
        </table:table-row>
        <table:table-row table:style-name="ro1">
          <table:table-cell office:value-type="float" office:value="17951711" calcext:value-type="float">
            <text:p>17951711</text:p>
          </table:table-cell>
          <table:table-cell table:formula="of:=[.A1124]/1000/(60*60*24)" office:value-type="time" office:time-value="PT04H59M11.711S" calcext:value-type="time">
            <text:p>04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21.25" calcext:value-type="float">
            <text:p>621.25</text:p>
          </table:table-cell>
          <table:table-cell office:value-type="float" office:value="770.82" calcext:value-type="float">
            <text:p>770.82</text:p>
          </table:table-cell>
        </table:table-row>
        <table:table-row table:style-name="ro1">
          <table:table-cell office:value-type="float" office:value="17967711" calcext:value-type="float">
            <text:p>17967711</text:p>
          </table:table-cell>
          <table:table-cell table:formula="of:=[.A1125]/1000/(60*60*24)" office:value-type="time" office:time-value="PT04H59M27.711S" calcext:value-type="time">
            <text:p>04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21.78" calcext:value-type="float">
            <text:p>621.78</text:p>
          </table:table-cell>
          <table:table-cell office:value-type="float" office:value="771.45" calcext:value-type="float">
            <text:p>771.45</text:p>
          </table:table-cell>
        </table:table-row>
        <table:table-row table:style-name="ro1">
          <table:table-cell office:value-type="float" office:value="17983711" calcext:value-type="float">
            <text:p>17983711</text:p>
          </table:table-cell>
          <table:table-cell table:formula="of:=[.A1126]/1000/(60*60*24)" office:value-type="time" office:time-value="PT04H59M43.711S" calcext:value-type="time">
            <text:p>04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22.31" calcext:value-type="float">
            <text:p>622.31</text:p>
          </table:table-cell>
          <table:table-cell office:value-type="float" office:value="772.08" calcext:value-type="float">
            <text:p>772.08</text:p>
          </table:table-cell>
        </table:table-row>
        <table:table-row table:style-name="ro1">
          <table:table-cell office:value-type="float" office:value="17999711" calcext:value-type="float">
            <text:p>17999711</text:p>
          </table:table-cell>
          <table:table-cell table:formula="of:=[.A1127]/1000/(60*60*24)" office:value-type="time" office:time-value="PT04H59M59.711S" calcext:value-type="time">
            <text:p>05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22.84" calcext:value-type="float">
            <text:p>622.84</text:p>
          </table:table-cell>
          <table:table-cell office:value-type="float" office:value="772.7" calcext:value-type="float">
            <text:p>772.7</text:p>
          </table:table-cell>
        </table:table-row>
        <table:table-row table:style-name="ro1">
          <table:table-cell office:value-type="float" office:value="18015711" calcext:value-type="float">
            <text:p>18015711</text:p>
          </table:table-cell>
          <table:table-cell table:formula="of:=[.A1128]/1000/(60*60*24)" office:value-type="time" office:time-value="PT05H00M15.711S" calcext:value-type="time">
            <text:p>05:00:1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3.37" calcext:value-type="float">
            <text:p>623.37</text:p>
          </table:table-cell>
          <table:table-cell office:value-type="float" office:value="773.33" calcext:value-type="float">
            <text:p>773.33</text:p>
          </table:table-cell>
        </table:table-row>
        <table:table-row table:style-name="ro1">
          <table:table-cell office:value-type="float" office:value="18031711" calcext:value-type="float">
            <text:p>18031711</text:p>
          </table:table-cell>
          <table:table-cell table:formula="of:=[.A1129]/1000/(60*60*24)" office:value-type="time" office:time-value="PT05H00M31.711S" calcext:value-type="time">
            <text:p>05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23.9" calcext:value-type="float">
            <text:p>623.9</text:p>
          </table:table-cell>
          <table:table-cell office:value-type="float" office:value="773.96" calcext:value-type="float">
            <text:p>773.96</text:p>
          </table:table-cell>
        </table:table-row>
        <table:table-row table:style-name="ro1">
          <table:table-cell office:value-type="float" office:value="18047711" calcext:value-type="float">
            <text:p>18047711</text:p>
          </table:table-cell>
          <table:table-cell table:formula="of:=[.A1130]/1000/(60*60*24)" office:value-type="time" office:time-value="PT05H00M47.711S" calcext:value-type="time">
            <text:p>05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24.43" calcext:value-type="float">
            <text:p>624.43</text:p>
          </table:table-cell>
          <table:table-cell office:value-type="float" office:value="774.58" calcext:value-type="float">
            <text:p>774.58</text:p>
          </table:table-cell>
        </table:table-row>
        <table:table-row table:style-name="ro1">
          <table:table-cell office:value-type="float" office:value="18063711" calcext:value-type="float">
            <text:p>18063711</text:p>
          </table:table-cell>
          <table:table-cell table:formula="of:=[.A1131]/1000/(60*60*24)" office:value-type="time" office:time-value="PT05H01M03.711S" calcext:value-type="time">
            <text:p>05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624.96" calcext:value-type="float">
            <text:p>624.96</text:p>
          </table:table-cell>
          <table:table-cell office:value-type="float" office:value="775.21" calcext:value-type="float">
            <text:p>775.21</text:p>
          </table:table-cell>
        </table:table-row>
        <table:table-row table:style-name="ro1">
          <table:table-cell office:value-type="float" office:value="18079711" calcext:value-type="float">
            <text:p>18079711</text:p>
          </table:table-cell>
          <table:table-cell table:formula="of:=[.A1132]/1000/(60*60*24)" office:value-type="time" office:time-value="PT05H01M19.711S" calcext:value-type="time">
            <text:p>05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25.49" calcext:value-type="float">
            <text:p>625.49</text:p>
          </table:table-cell>
          <table:table-cell office:value-type="float" office:value="775.83" calcext:value-type="float">
            <text:p>775.83</text:p>
          </table:table-cell>
        </table:table-row>
        <table:table-row table:style-name="ro1">
          <table:table-cell office:value-type="float" office:value="18095711" calcext:value-type="float">
            <text:p>18095711</text:p>
          </table:table-cell>
          <table:table-cell table:formula="of:=[.A1133]/1000/(60*60*24)" office:value-type="time" office:time-value="PT05H01M35.711S" calcext:value-type="time">
            <text:p>05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26.02" calcext:value-type="float">
            <text:p>626.02</text:p>
          </table:table-cell>
          <table:table-cell office:value-type="float" office:value="776.46" calcext:value-type="float">
            <text:p>776.46</text:p>
          </table:table-cell>
        </table:table-row>
        <table:table-row table:style-name="ro1">
          <table:table-cell office:value-type="float" office:value="18111710" calcext:value-type="float">
            <text:p>18111710</text:p>
          </table:table-cell>
          <table:table-cell table:formula="of:=[.A1134]/1000/(60*60*24)" office:value-type="time" office:time-value="PT05H01M51.71S" calcext:value-type="time">
            <text:p>05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26.54" calcext:value-type="float">
            <text:p>626.54</text:p>
          </table:table-cell>
          <table:table-cell office:value-type="float" office:value="777.08" calcext:value-type="float">
            <text:p>777.08</text:p>
          </table:table-cell>
        </table:table-row>
        <table:table-row table:style-name="ro1">
          <table:table-cell office:value-type="float" office:value="18127711" calcext:value-type="float">
            <text:p>18127711</text:p>
          </table:table-cell>
          <table:table-cell table:formula="of:=[.A1135]/1000/(60*60*24)" office:value-type="time" office:time-value="PT05H02M07.711S" calcext:value-type="time">
            <text:p>05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27.07" calcext:value-type="float">
            <text:p>627.07</text:p>
          </table:table-cell>
          <table:table-cell office:value-type="float" office:value="777.71" calcext:value-type="float">
            <text:p>777.71</text:p>
          </table:table-cell>
        </table:table-row>
        <table:table-row table:style-name="ro1">
          <table:table-cell office:value-type="float" office:value="18143711" calcext:value-type="float">
            <text:p>18143711</text:p>
          </table:table-cell>
          <table:table-cell table:formula="of:=[.A1136]/1000/(60*60*24)" office:value-type="time" office:time-value="PT05H02M23.711S" calcext:value-type="time">
            <text:p>05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27.6" calcext:value-type="float">
            <text:p>627.6</text:p>
          </table:table-cell>
          <table:table-cell office:value-type="float" office:value="778.33" calcext:value-type="float">
            <text:p>778.33</text:p>
          </table:table-cell>
        </table:table-row>
        <table:table-row table:style-name="ro1">
          <table:table-cell office:value-type="float" office:value="18159711" calcext:value-type="float">
            <text:p>18159711</text:p>
          </table:table-cell>
          <table:table-cell table:formula="of:=[.A1137]/1000/(60*60*24)" office:value-type="time" office:time-value="PT05H02M39.711S" calcext:value-type="time">
            <text:p>05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28.13" calcext:value-type="float">
            <text:p>628.13</text:p>
          </table:table-cell>
          <table:table-cell office:value-type="float" office:value="778.95" calcext:value-type="float">
            <text:p>778.95</text:p>
          </table:table-cell>
        </table:table-row>
        <table:table-row table:style-name="ro1">
          <table:table-cell office:value-type="float" office:value="18175711" calcext:value-type="float">
            <text:p>18175711</text:p>
          </table:table-cell>
          <table:table-cell table:formula="of:=[.A1138]/1000/(60*60*24)" office:value-type="time" office:time-value="PT05H02M55.711S" calcext:value-type="time">
            <text:p>05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28.66" calcext:value-type="float">
            <text:p>628.66</text:p>
          </table:table-cell>
          <table:table-cell office:value-type="float" office:value="779.58" calcext:value-type="float">
            <text:p>779.58</text:p>
          </table:table-cell>
        </table:table-row>
        <table:table-row table:style-name="ro1">
          <table:table-cell office:value-type="float" office:value="18191711" calcext:value-type="float">
            <text:p>18191711</text:p>
          </table:table-cell>
          <table:table-cell table:formula="of:=[.A1139]/1000/(60*60*24)" office:value-type="time" office:time-value="PT05H03M11.711S" calcext:value-type="time">
            <text:p>05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29.19" calcext:value-type="float">
            <text:p>629.19</text:p>
          </table:table-cell>
          <table:table-cell office:value-type="float" office:value="780.2" calcext:value-type="float">
            <text:p>780.2</text:p>
          </table:table-cell>
        </table:table-row>
        <table:table-row table:style-name="ro1">
          <table:table-cell office:value-type="float" office:value="18207711" calcext:value-type="float">
            <text:p>18207711</text:p>
          </table:table-cell>
          <table:table-cell table:formula="of:=[.A1140]/1000/(60*60*24)" office:value-type="time" office:time-value="PT05H03M27.711S" calcext:value-type="time">
            <text:p>05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9.71" calcext:value-type="float">
            <text:p>629.71</text:p>
          </table:table-cell>
          <table:table-cell office:value-type="float" office:value="780.82" calcext:value-type="float">
            <text:p>780.82</text:p>
          </table:table-cell>
        </table:table-row>
        <table:table-row table:style-name="ro1">
          <table:table-cell office:value-type="float" office:value="18223711" calcext:value-type="float">
            <text:p>18223711</text:p>
          </table:table-cell>
          <table:table-cell table:formula="of:=[.A1141]/1000/(60*60*24)" office:value-type="time" office:time-value="PT05H03M43.711S" calcext:value-type="time">
            <text:p>05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0.24" calcext:value-type="float">
            <text:p>630.24</text:p>
          </table:table-cell>
          <table:table-cell office:value-type="float" office:value="781.44" calcext:value-type="float">
            <text:p>781.44</text:p>
          </table:table-cell>
        </table:table-row>
        <table:table-row table:style-name="ro1">
          <table:table-cell office:value-type="float" office:value="18239711" calcext:value-type="float">
            <text:p>18239711</text:p>
          </table:table-cell>
          <table:table-cell table:formula="of:=[.A1142]/1000/(60*60*24)" office:value-type="time" office:time-value="PT05H03M59.711S" calcext:value-type="time">
            <text:p>05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0.77" calcext:value-type="float">
            <text:p>630.77</text:p>
          </table:table-cell>
          <table:table-cell office:value-type="float" office:value="782.07" calcext:value-type="float">
            <text:p>782.07</text:p>
          </table:table-cell>
        </table:table-row>
        <table:table-row table:style-name="ro1">
          <table:table-cell office:value-type="float" office:value="18255711" calcext:value-type="float">
            <text:p>18255711</text:p>
          </table:table-cell>
          <table:table-cell table:formula="of:=[.A1143]/1000/(60*60*24)" office:value-type="time" office:time-value="PT05H04M15.711S" calcext:value-type="time">
            <text:p>05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1.3" calcext:value-type="float">
            <text:p>631.3</text:p>
          </table:table-cell>
          <table:table-cell office:value-type="float" office:value="782.69" calcext:value-type="float">
            <text:p>782.69</text:p>
          </table:table-cell>
        </table:table-row>
        <table:table-row table:style-name="ro1">
          <table:table-cell office:value-type="float" office:value="18271711" calcext:value-type="float">
            <text:p>18271711</text:p>
          </table:table-cell>
          <table:table-cell table:formula="of:=[.A1144]/1000/(60*60*24)" office:value-type="time" office:time-value="PT05H04M31.711S" calcext:value-type="time">
            <text:p>05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1.82" calcext:value-type="float">
            <text:p>631.82</text:p>
          </table:table-cell>
          <table:table-cell office:value-type="float" office:value="783.31" calcext:value-type="float">
            <text:p>783.31</text:p>
          </table:table-cell>
        </table:table-row>
        <table:table-row table:style-name="ro1">
          <table:table-cell office:value-type="float" office:value="18287711" calcext:value-type="float">
            <text:p>18287711</text:p>
          </table:table-cell>
          <table:table-cell table:formula="of:=[.A1145]/1000/(60*60*24)" office:value-type="time" office:time-value="PT05H04M47.711S" calcext:value-type="time">
            <text:p>05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32.35" calcext:value-type="float">
            <text:p>632.35</text:p>
          </table:table-cell>
          <table:table-cell office:value-type="float" office:value="783.93" calcext:value-type="float">
            <text:p>783.93</text:p>
          </table:table-cell>
        </table:table-row>
        <table:table-row table:style-name="ro1">
          <table:table-cell office:value-type="float" office:value="18303711" calcext:value-type="float">
            <text:p>18303711</text:p>
          </table:table-cell>
          <table:table-cell table:formula="of:=[.A1146]/1000/(60*60*24)" office:value-type="time" office:time-value="PT05H05M03.711S" calcext:value-type="time">
            <text:p>05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32.88" calcext:value-type="float">
            <text:p>632.88</text:p>
          </table:table-cell>
          <table:table-cell office:value-type="float" office:value="784.55" calcext:value-type="float">
            <text:p>784.55</text:p>
          </table:table-cell>
        </table:table-row>
        <table:table-row table:style-name="ro1">
          <table:table-cell office:value-type="float" office:value="18319711" calcext:value-type="float">
            <text:p>18319711</text:p>
          </table:table-cell>
          <table:table-cell table:formula="of:=[.A1147]/1000/(60*60*24)" office:value-type="time" office:time-value="PT05H05M19.711S" calcext:value-type="time">
            <text:p>05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33.41" calcext:value-type="float">
            <text:p>633.41</text:p>
          </table:table-cell>
          <table:table-cell office:value-type="float" office:value="785.18" calcext:value-type="float">
            <text:p>785.18</text:p>
          </table:table-cell>
        </table:table-row>
        <table:table-row table:style-name="ro1">
          <table:table-cell office:value-type="float" office:value="18335711" calcext:value-type="float">
            <text:p>18335711</text:p>
          </table:table-cell>
          <table:table-cell table:formula="of:=[.A1148]/1000/(60*60*24)" office:value-type="time" office:time-value="PT05H05M35.711S" calcext:value-type="time">
            <text:p>05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33.93" calcext:value-type="float">
            <text:p>633.93</text:p>
          </table:table-cell>
          <table:table-cell office:value-type="float" office:value="785.8" calcext:value-type="float">
            <text:p>785.8</text:p>
          </table:table-cell>
        </table:table-row>
        <table:table-row table:style-name="ro1">
          <table:table-cell office:value-type="float" office:value="18351711" calcext:value-type="float">
            <text:p>18351711</text:p>
          </table:table-cell>
          <table:table-cell table:formula="of:=[.A1149]/1000/(60*60*24)" office:value-type="time" office:time-value="PT05H05M51.711S" calcext:value-type="time">
            <text:p>05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34.46" calcext:value-type="float">
            <text:p>634.46</text:p>
          </table:table-cell>
          <table:table-cell office:value-type="float" office:value="786.42" calcext:value-type="float">
            <text:p>786.42</text:p>
          </table:table-cell>
        </table:table-row>
        <table:table-row table:style-name="ro1">
          <table:table-cell office:value-type="float" office:value="18367711" calcext:value-type="float">
            <text:p>18367711</text:p>
          </table:table-cell>
          <table:table-cell table:formula="of:=[.A1150]/1000/(60*60*24)" office:value-type="time" office:time-value="PT05H06M07.711S" calcext:value-type="time">
            <text:p>05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4.99" calcext:value-type="float">
            <text:p>634.99</text:p>
          </table:table-cell>
          <table:table-cell office:value-type="float" office:value="787.04" calcext:value-type="float">
            <text:p>787.04</text:p>
          </table:table-cell>
        </table:table-row>
        <table:table-row table:style-name="ro1">
          <table:table-cell office:value-type="float" office:value="18383711" calcext:value-type="float">
            <text:p>18383711</text:p>
          </table:table-cell>
          <table:table-cell table:formula="of:=[.A1151]/1000/(60*60*24)" office:value-type="time" office:time-value="PT05H06M23.711S" calcext:value-type="time">
            <text:p>05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5.51" calcext:value-type="float">
            <text:p>635.51</text:p>
          </table:table-cell>
          <table:table-cell office:value-type="float" office:value="787.66" calcext:value-type="float">
            <text:p>787.66</text:p>
          </table:table-cell>
        </table:table-row>
        <table:table-row table:style-name="ro1">
          <table:table-cell office:value-type="float" office:value="18399711" calcext:value-type="float">
            <text:p>18399711</text:p>
          </table:table-cell>
          <table:table-cell table:formula="of:=[.A1152]/1000/(60*60*24)" office:value-type="time" office:time-value="PT05H06M39.711S" calcext:value-type="time">
            <text:p>05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6.04" calcext:value-type="float">
            <text:p>636.04</text:p>
          </table:table-cell>
          <table:table-cell office:value-type="float" office:value="788.28" calcext:value-type="float">
            <text:p>788.28</text:p>
          </table:table-cell>
        </table:table-row>
        <table:table-row table:style-name="ro1">
          <table:table-cell office:value-type="float" office:value="18415711" calcext:value-type="float">
            <text:p>18415711</text:p>
          </table:table-cell>
          <table:table-cell table:formula="of:=[.A1153]/1000/(60*60*24)" office:value-type="time" office:time-value="PT05H06M55.711S" calcext:value-type="time">
            <text:p>05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6.57" calcext:value-type="float">
            <text:p>636.57</text:p>
          </table:table-cell>
          <table:table-cell office:value-type="float" office:value="788.9" calcext:value-type="float">
            <text:p>788.9</text:p>
          </table:table-cell>
        </table:table-row>
        <table:table-row table:style-name="ro1">
          <table:table-cell office:value-type="float" office:value="18431711" calcext:value-type="float">
            <text:p>18431711</text:p>
          </table:table-cell>
          <table:table-cell table:formula="of:=[.A1154]/1000/(60*60*24)" office:value-type="time" office:time-value="PT05H07M11.711S" calcext:value-type="time">
            <text:p>05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7.09" calcext:value-type="float">
            <text:p>637.09</text:p>
          </table:table-cell>
          <table:table-cell office:value-type="float" office:value="789.52" calcext:value-type="float">
            <text:p>789.52</text:p>
          </table:table-cell>
        </table:table-row>
        <table:table-row table:style-name="ro1">
          <table:table-cell office:value-type="float" office:value="18447711" calcext:value-type="float">
            <text:p>18447711</text:p>
          </table:table-cell>
          <table:table-cell table:formula="of:=[.A1155]/1000/(60*60*24)" office:value-type="time" office:time-value="PT05H07M27.711S" calcext:value-type="time">
            <text:p>05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7.62" calcext:value-type="float">
            <text:p>637.62</text:p>
          </table:table-cell>
          <table:table-cell office:value-type="float" office:value="790.14" calcext:value-type="float">
            <text:p>790.14</text:p>
          </table:table-cell>
        </table:table-row>
        <table:table-row table:style-name="ro1">
          <table:table-cell office:value-type="float" office:value="18463711" calcext:value-type="float">
            <text:p>18463711</text:p>
          </table:table-cell>
          <table:table-cell table:formula="of:=[.A1156]/1000/(60*60*24)" office:value-type="time" office:time-value="PT05H07M43.711S" calcext:value-type="time">
            <text:p>05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38.14" calcext:value-type="float">
            <text:p>638.14</text:p>
          </table:table-cell>
          <table:table-cell office:value-type="float" office:value="790.76" calcext:value-type="float">
            <text:p>790.76</text:p>
          </table:table-cell>
        </table:table-row>
        <table:table-row table:style-name="ro1">
          <table:table-cell office:value-type="float" office:value="18479711" calcext:value-type="float">
            <text:p>18479711</text:p>
          </table:table-cell>
          <table:table-cell table:formula="of:=[.A1157]/1000/(60*60*24)" office:value-type="time" office:time-value="PT05H07M59.711S" calcext:value-type="time">
            <text:p>05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38.67" calcext:value-type="float">
            <text:p>638.67</text:p>
          </table:table-cell>
          <table:table-cell office:value-type="float" office:value="791.37" calcext:value-type="float">
            <text:p>791.37</text:p>
          </table:table-cell>
        </table:table-row>
        <table:table-row table:style-name="ro1">
          <table:table-cell office:value-type="float" office:value="18495711" calcext:value-type="float">
            <text:p>18495711</text:p>
          </table:table-cell>
          <table:table-cell table:formula="of:=[.A1158]/1000/(60*60*24)" office:value-type="time" office:time-value="PT05H08M15.711S" calcext:value-type="time">
            <text:p>05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39.2" calcext:value-type="float">
            <text:p>639.2</text:p>
          </table:table-cell>
          <table:table-cell office:value-type="float" office:value="791.99" calcext:value-type="float">
            <text:p>791.99</text:p>
          </table:table-cell>
        </table:table-row>
        <table:table-row table:style-name="ro1">
          <table:table-cell office:value-type="float" office:value="18511711" calcext:value-type="float">
            <text:p>18511711</text:p>
          </table:table-cell>
          <table:table-cell table:formula="of:=[.A1159]/1000/(60*60*24)" office:value-type="time" office:time-value="PT05H08M31.711S" calcext:value-type="time">
            <text:p>05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39.72" calcext:value-type="float">
            <text:p>639.72</text:p>
          </table:table-cell>
          <table:table-cell office:value-type="float" office:value="792.61" calcext:value-type="float">
            <text:p>792.61</text:p>
          </table:table-cell>
        </table:table-row>
        <table:table-row table:style-name="ro1">
          <table:table-cell office:value-type="float" office:value="18527711" calcext:value-type="float">
            <text:p>18527711</text:p>
          </table:table-cell>
          <table:table-cell table:formula="of:=[.A1160]/1000/(60*60*24)" office:value-type="time" office:time-value="PT05H08M47.711S" calcext:value-type="time">
            <text:p>05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0.25" calcext:value-type="float">
            <text:p>640.25</text:p>
          </table:table-cell>
          <table:table-cell office:value-type="float" office:value="793.23" calcext:value-type="float">
            <text:p>793.23</text:p>
          </table:table-cell>
        </table:table-row>
        <table:table-row table:style-name="ro1">
          <table:table-cell office:value-type="float" office:value="18543711" calcext:value-type="float">
            <text:p>18543711</text:p>
          </table:table-cell>
          <table:table-cell table:formula="of:=[.A1161]/1000/(60*60*24)" office:value-type="time" office:time-value="PT05H09M03.711S" calcext:value-type="time">
            <text:p>05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0.77" calcext:value-type="float">
            <text:p>640.77</text:p>
          </table:table-cell>
          <table:table-cell office:value-type="float" office:value="793.85" calcext:value-type="float">
            <text:p>793.85</text:p>
          </table:table-cell>
        </table:table-row>
        <table:table-row table:style-name="ro1">
          <table:table-cell office:value-type="float" office:value="18559711" calcext:value-type="float">
            <text:p>18559711</text:p>
          </table:table-cell>
          <table:table-cell table:formula="of:=[.A1162]/1000/(60*60*24)" office:value-type="time" office:time-value="PT05H09M19.711S" calcext:value-type="time">
            <text:p>05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1.3" calcext:value-type="float">
            <text:p>641.3</text:p>
          </table:table-cell>
          <table:table-cell office:value-type="float" office:value="794.46" calcext:value-type="float">
            <text:p>794.46</text:p>
          </table:table-cell>
        </table:table-row>
        <table:table-row table:style-name="ro1">
          <table:table-cell office:value-type="float" office:value="18575711" calcext:value-type="float">
            <text:p>18575711</text:p>
          </table:table-cell>
          <table:table-cell table:formula="of:=[.A1163]/1000/(60*60*24)" office:value-type="time" office:time-value="PT05H09M35.711S" calcext:value-type="time">
            <text:p>05:09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1.82" calcext:value-type="float">
            <text:p>641.82</text:p>
          </table:table-cell>
          <table:table-cell office:value-type="float" office:value="795.08" calcext:value-type="float">
            <text:p>795.08</text:p>
          </table:table-cell>
        </table:table-row>
        <table:table-row table:style-name="ro1">
          <table:table-cell office:value-type="float" office:value="18591711" calcext:value-type="float">
            <text:p>18591711</text:p>
          </table:table-cell>
          <table:table-cell table:formula="of:=[.A1164]/1000/(60*60*24)" office:value-type="time" office:time-value="PT05H09M51.711S" calcext:value-type="time">
            <text:p>05:09:52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42.35" calcext:value-type="float">
            <text:p>642.35</text:p>
          </table:table-cell>
          <table:table-cell office:value-type="float" office:value="795.7" calcext:value-type="float">
            <text:p>795.7</text:p>
          </table:table-cell>
        </table:table-row>
        <table:table-row table:style-name="ro1">
          <table:table-cell office:value-type="float" office:value="18607711" calcext:value-type="float">
            <text:p>18607711</text:p>
          </table:table-cell>
          <table:table-cell table:formula="of:=[.A1165]/1000/(60*60*24)" office:value-type="time" office:time-value="PT05H10M07.711S" calcext:value-type="time">
            <text:p>05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42.87" calcext:value-type="float">
            <text:p>642.87</text:p>
          </table:table-cell>
          <table:table-cell office:value-type="float" office:value="796.31" calcext:value-type="float">
            <text:p>796.31</text:p>
          </table:table-cell>
        </table:table-row>
        <table:table-row table:style-name="ro1">
          <table:table-cell office:value-type="float" office:value="18623711" calcext:value-type="float">
            <text:p>18623711</text:p>
          </table:table-cell>
          <table:table-cell table:formula="of:=[.A1166]/1000/(60*60*24)" office:value-type="time" office:time-value="PT05H10M23.711S" calcext:value-type="time">
            <text:p>05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43.4" calcext:value-type="float">
            <text:p>643.4</text:p>
          </table:table-cell>
          <table:table-cell office:value-type="float" office:value="796.93" calcext:value-type="float">
            <text:p>796.93</text:p>
          </table:table-cell>
        </table:table-row>
        <table:table-row table:style-name="ro1">
          <table:table-cell office:value-type="float" office:value="18639711" calcext:value-type="float">
            <text:p>18639711</text:p>
          </table:table-cell>
          <table:table-cell table:formula="of:=[.A1167]/1000/(60*60*24)" office:value-type="time" office:time-value="PT05H10M39.711S" calcext:value-type="time">
            <text:p>05:10:40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43.92" calcext:value-type="float">
            <text:p>643.92</text:p>
          </table:table-cell>
          <table:table-cell office:value-type="float" office:value="797.54" calcext:value-type="float">
            <text:p>797.54</text:p>
          </table:table-cell>
        </table:table-row>
        <table:table-row table:style-name="ro1">
          <table:table-cell office:value-type="float" office:value="18655711" calcext:value-type="float">
            <text:p>18655711</text:p>
          </table:table-cell>
          <table:table-cell table:formula="of:=[.A1168]/1000/(60*60*24)" office:value-type="time" office:time-value="PT05H10M55.711S" calcext:value-type="time">
            <text:p>05:10:56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44.45" calcext:value-type="float">
            <text:p>644.45</text:p>
          </table:table-cell>
          <table:table-cell office:value-type="float" office:value="798.16" calcext:value-type="float">
            <text:p>798.16</text:p>
          </table:table-cell>
        </table:table-row>
        <table:table-row table:style-name="ro1">
          <table:table-cell office:value-type="float" office:value="18671711" calcext:value-type="float">
            <text:p>18671711</text:p>
          </table:table-cell>
          <table:table-cell table:formula="of:=[.A1169]/1000/(60*60*24)" office:value-type="time" office:time-value="PT05H11M11.711S" calcext:value-type="time">
            <text:p>05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44.97" calcext:value-type="float">
            <text:p>644.97</text:p>
          </table:table-cell>
          <table:table-cell office:value-type="float" office:value="798.77" calcext:value-type="float">
            <text:p>798.77</text:p>
          </table:table-cell>
        </table:table-row>
        <table:table-row table:style-name="ro1">
          <table:table-cell office:value-type="float" office:value="18687711" calcext:value-type="float">
            <text:p>18687711</text:p>
          </table:table-cell>
          <table:table-cell table:formula="of:=[.A1170]/1000/(60*60*24)" office:value-type="time" office:time-value="PT05H11M27.711S" calcext:value-type="time">
            <text:p>05:11:28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45.49" calcext:value-type="float">
            <text:p>645.49</text:p>
          </table:table-cell>
          <table:table-cell office:value-type="float" office:value="799.39" calcext:value-type="float">
            <text:p>799.39</text:p>
          </table:table-cell>
        </table:table-row>
        <table:table-row table:style-name="ro1">
          <table:table-cell office:value-type="float" office:value="18703711" calcext:value-type="float">
            <text:p>18703711</text:p>
          </table:table-cell>
          <table:table-cell table:formula="of:=[.A1171]/1000/(60*60*24)" office:value-type="time" office:time-value="PT05H11M43.711S" calcext:value-type="time">
            <text:p>05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46.02" calcext:value-type="float">
            <text:p>646.0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719711" calcext:value-type="float">
            <text:p>18719711</text:p>
          </table:table-cell>
          <table:table-cell table:formula="of:=[.A1172]/1000/(60*60*24)" office:value-type="time" office:time-value="PT05H11M59.711S" calcext:value-type="time">
            <text:p>05:12:00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46.54" calcext:value-type="float">
            <text:p>646.54</text:p>
          </table:table-cell>
          <table:table-cell office:value-type="float" office:value="800.62" calcext:value-type="float">
            <text:p>800.62</text:p>
          </table:table-cell>
        </table:table-row>
        <table:table-row table:style-name="ro1">
          <table:table-cell office:value-type="float" office:value="18735711" calcext:value-type="float">
            <text:p>18735711</text:p>
          </table:table-cell>
          <table:table-cell table:formula="of:=[.A1173]/1000/(60*60*24)" office:value-type="time" office:time-value="PT05H12M15.711S" calcext:value-type="time">
            <text:p>05:12:1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47.07" calcext:value-type="float">
            <text:p>647.07</text:p>
          </table:table-cell>
          <table:table-cell office:value-type="float" office:value="801.23" calcext:value-type="float">
            <text:p>801.23</text:p>
          </table:table-cell>
        </table:table-row>
        <table:table-row table:style-name="ro1">
          <table:table-cell office:value-type="float" office:value="18751711" calcext:value-type="float">
            <text:p>18751711</text:p>
          </table:table-cell>
          <table:table-cell table:formula="of:=[.A1174]/1000/(60*60*24)" office:value-type="time" office:time-value="PT05H12M31.711S" calcext:value-type="time">
            <text:p>05:12:3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47.59" calcext:value-type="float">
            <text:p>647.59</text:p>
          </table:table-cell>
          <table:table-cell office:value-type="float" office:value="801.85" calcext:value-type="float">
            <text:p>801.85</text:p>
          </table:table-cell>
        </table:table-row>
        <table:table-row table:style-name="ro1">
          <table:table-cell office:value-type="float" office:value="18767711" calcext:value-type="float">
            <text:p>18767711</text:p>
          </table:table-cell>
          <table:table-cell table:formula="of:=[.A1175]/1000/(60*60*24)" office:value-type="time" office:time-value="PT05H12M47.711S" calcext:value-type="time">
            <text:p>05:12:48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7.68" calcext:value-type="float">
            <text:p>137.68</text:p>
          </table:table-cell>
          <table:table-cell office:value-type="float" office:value="648.12" calcext:value-type="float">
            <text:p>648.12</text:p>
          </table:table-cell>
          <table:table-cell office:value-type="float" office:value="802.46" calcext:value-type="float">
            <text:p>802.46</text:p>
          </table:table-cell>
        </table:table-row>
        <table:table-row table:style-name="ro1">
          <table:table-cell office:value-type="float" office:value="18783711" calcext:value-type="float">
            <text:p>18783711</text:p>
          </table:table-cell>
          <table:table-cell table:formula="of:=[.A1176]/1000/(60*60*24)" office:value-type="time" office:time-value="PT05H13M03.711S" calcext:value-type="time">
            <text:p>05:13:04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48.64" calcext:value-type="float">
            <text:p>648.64</text:p>
          </table:table-cell>
          <table:table-cell office:value-type="float" office:value="803.07" calcext:value-type="float">
            <text:p>803.07</text:p>
          </table:table-cell>
        </table:table-row>
        <table:table-row table:style-name="ro1">
          <table:table-cell office:value-type="float" office:value="18799711" calcext:value-type="float">
            <text:p>18799711</text:p>
          </table:table-cell>
          <table:table-cell table:formula="of:=[.A1177]/1000/(60*60*24)" office:value-type="time" office:time-value="PT05H13M19.711S" calcext:value-type="time">
            <text:p>05:13:2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49.16" calcext:value-type="float">
            <text:p>649.16</text:p>
          </table:table-cell>
          <table:table-cell office:value-type="float" office:value="803.68" calcext:value-type="float">
            <text:p>803.68</text:p>
          </table:table-cell>
        </table:table-row>
        <table:table-row table:style-name="ro1">
          <table:table-cell office:value-type="float" office:value="18815711" calcext:value-type="float">
            <text:p>18815711</text:p>
          </table:table-cell>
          <table:table-cell table:formula="of:=[.A1178]/1000/(60*60*24)" office:value-type="time" office:time-value="PT05H13M35.711S" calcext:value-type="time">
            <text:p>05:13:36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49.69" calcext:value-type="float">
            <text:p>649.69</text:p>
          </table:table-cell>
          <table:table-cell office:value-type="float" office:value="804.3" calcext:value-type="float">
            <text:p>804.3</text:p>
          </table:table-cell>
        </table:table-row>
        <table:table-row table:style-name="ro1">
          <table:table-cell office:value-type="float" office:value="18831711" calcext:value-type="float">
            <text:p>18831711</text:p>
          </table:table-cell>
          <table:table-cell table:formula="of:=[.A1179]/1000/(60*60*24)" office:value-type="time" office:time-value="PT05H13M51.711S" calcext:value-type="time">
            <text:p>05:13:5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50.21" calcext:value-type="float">
            <text:p>650.21</text:p>
          </table:table-cell>
          <table:table-cell office:value-type="float" office:value="804.91" calcext:value-type="float">
            <text:p>804.91</text:p>
          </table:table-cell>
        </table:table-row>
        <table:table-row table:style-name="ro1">
          <table:table-cell office:value-type="float" office:value="18847711" calcext:value-type="float">
            <text:p>18847711</text:p>
          </table:table-cell>
          <table:table-cell table:formula="of:=[.A1180]/1000/(60*60*24)" office:value-type="time" office:time-value="PT05H14M07.711S" calcext:value-type="time">
            <text:p>05:14:0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50.73" calcext:value-type="float">
            <text:p>650.73</text:p>
          </table:table-cell>
          <table:table-cell office:value-type="float" office:value="805.52" calcext:value-type="float">
            <text:p>805.52</text:p>
          </table:table-cell>
        </table:table-row>
        <table:table-row table:style-name="ro1">
          <table:table-cell office:value-type="float" office:value="18863711" calcext:value-type="float">
            <text:p>18863711</text:p>
          </table:table-cell>
          <table:table-cell table:formula="of:=[.A1181]/1000/(60*60*24)" office:value-type="time" office:time-value="PT05H14M23.711S" calcext:value-type="time">
            <text:p>05:14:2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1.26" calcext:value-type="float">
            <text:p>651.26</text:p>
          </table:table-cell>
          <table:table-cell office:value-type="float" office:value="806.13" calcext:value-type="float">
            <text:p>806.13</text:p>
          </table:table-cell>
        </table:table-row>
        <table:table-row table:style-name="ro1">
          <table:table-cell office:value-type="float" office:value="18879711" calcext:value-type="float">
            <text:p>18879711</text:p>
          </table:table-cell>
          <table:table-cell table:formula="of:=[.A1182]/1000/(60*60*24)" office:value-type="time" office:time-value="PT05H14M39.711S" calcext:value-type="time">
            <text:p>05:14:40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1.78" calcext:value-type="float">
            <text:p>651.78</text:p>
          </table:table-cell>
          <table:table-cell office:value-type="float" office:value="806.74" calcext:value-type="float">
            <text:p>806.74</text:p>
          </table:table-cell>
        </table:table-row>
        <table:table-row table:style-name="ro1">
          <table:table-cell office:value-type="float" office:value="18895711" calcext:value-type="float">
            <text:p>18895711</text:p>
          </table:table-cell>
          <table:table-cell table:formula="of:=[.A1183]/1000/(60*60*24)" office:value-type="time" office:time-value="PT05H14M55.711S" calcext:value-type="time">
            <text:p>05:14:56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2.3" calcext:value-type="float">
            <text:p>652.3</text:p>
          </table:table-cell>
          <table:table-cell office:value-type="float" office:value="807.35" calcext:value-type="float">
            <text:p>807.35</text:p>
          </table:table-cell>
        </table:table-row>
        <table:table-row table:style-name="ro1">
          <table:table-cell office:value-type="float" office:value="18911711" calcext:value-type="float">
            <text:p>18911711</text:p>
          </table:table-cell>
          <table:table-cell table:formula="of:=[.A1184]/1000/(60*60*24)" office:value-type="time" office:time-value="PT05H15M11.711S" calcext:value-type="time">
            <text:p>05:15:12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2.82" calcext:value-type="float">
            <text:p>652.82</text:p>
          </table:table-cell>
          <table:table-cell office:value-type="float" office:value="807.96" calcext:value-type="float">
            <text:p>807.96</text:p>
          </table:table-cell>
        </table:table-row>
        <table:table-row table:style-name="ro1">
          <table:table-cell office:value-type="float" office:value="18927711" calcext:value-type="float">
            <text:p>18927711</text:p>
          </table:table-cell>
          <table:table-cell table:formula="of:=[.A1185]/1000/(60*60*24)" office:value-type="time" office:time-value="PT05H15M27.711S" calcext:value-type="time">
            <text:p>05:15:28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3.35" calcext:value-type="float">
            <text:p>653.35</text:p>
          </table:table-cell>
          <table:table-cell office:value-type="float" office:value="808.57" calcext:value-type="float">
            <text:p>808.57</text:p>
          </table:table-cell>
        </table:table-row>
        <table:table-row table:style-name="ro1">
          <table:table-cell office:value-type="float" office:value="18943711" calcext:value-type="float">
            <text:p>18943711</text:p>
          </table:table-cell>
          <table:table-cell table:formula="of:=[.A1186]/1000/(60*60*24)" office:value-type="time" office:time-value="PT05H15M43.711S" calcext:value-type="time">
            <text:p>05:15:44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53.87" calcext:value-type="float">
            <text:p>653.87</text:p>
          </table:table-cell>
          <table:table-cell office:value-type="float" office:value="809.18" calcext:value-type="float">
            <text:p>809.18</text:p>
          </table:table-cell>
        </table:table-row>
        <table:table-row table:style-name="ro1">
          <table:table-cell office:value-type="float" office:value="18959711" calcext:value-type="float">
            <text:p>18959711</text:p>
          </table:table-cell>
          <table:table-cell table:formula="of:=[.A1187]/1000/(60*60*24)" office:value-type="time" office:time-value="PT05H15M59.711S" calcext:value-type="time">
            <text:p>05:16:00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54.39" calcext:value-type="float">
            <text:p>654.39</text:p>
          </table:table-cell>
          <table:table-cell office:value-type="float" office:value="809.79" calcext:value-type="float">
            <text:p>809.79</text:p>
          </table:table-cell>
        </table:table-row>
        <table:table-row table:style-name="ro1">
          <table:table-cell office:value-type="float" office:value="18975711" calcext:value-type="float">
            <text:p>18975711</text:p>
          </table:table-cell>
          <table:table-cell table:formula="of:=[.A1188]/1000/(60*60*24)" office:value-type="time" office:time-value="PT05H16M15.711S" calcext:value-type="time">
            <text:p>05:16:16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54.91" calcext:value-type="float">
            <text:p>654.91</text:p>
          </table:table-cell>
          <table:table-cell office:value-type="float" office:value="810.4" calcext:value-type="float">
            <text:p>810.4</text:p>
          </table:table-cell>
        </table:table-row>
        <table:table-row table:style-name="ro1">
          <table:table-cell office:value-type="float" office:value="18991711" calcext:value-type="float">
            <text:p>18991711</text:p>
          </table:table-cell>
          <table:table-cell table:formula="of:=[.A1189]/1000/(60*60*24)" office:value-type="time" office:time-value="PT05H16M31.711S" calcext:value-type="time">
            <text:p>05:16:32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55.44" calcext:value-type="float">
            <text:p>655.44</text:p>
          </table:table-cell>
          <table:table-cell office:value-type="float" office:value="811.01" calcext:value-type="float">
            <text:p>811.01</text:p>
          </table:table-cell>
        </table:table-row>
        <table:table-row table:style-name="ro1">
          <table:table-cell office:value-type="float" office:value="19007711" calcext:value-type="float">
            <text:p>19007711</text:p>
          </table:table-cell>
          <table:table-cell table:formula="of:=[.A1190]/1000/(60*60*24)" office:value-type="time" office:time-value="PT05H16M47.711S" calcext:value-type="time">
            <text:p>05:16:48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55.96" calcext:value-type="float">
            <text:p>655.96</text:p>
          </table:table-cell>
          <table:table-cell office:value-type="float" office:value="811.62" calcext:value-type="float">
            <text:p>811.62</text:p>
          </table:table-cell>
        </table:table-row>
        <table:table-row table:style-name="ro1">
          <table:table-cell office:value-type="float" office:value="19023711" calcext:value-type="float">
            <text:p>19023711</text:p>
          </table:table-cell>
          <table:table-cell table:formula="of:=[.A1191]/1000/(60*60*24)" office:value-type="time" office:time-value="PT05H17M03.711S" calcext:value-type="time">
            <text:p>05:17:04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56.48" calcext:value-type="float">
            <text:p>656.48</text:p>
          </table:table-cell>
          <table:table-cell office:value-type="float" office:value="812.23" calcext:value-type="float">
            <text:p>812.23</text:p>
          </table:table-cell>
        </table:table-row>
        <table:table-row table:style-name="ro1">
          <table:table-cell office:value-type="float" office:value="19039711" calcext:value-type="float">
            <text:p>19039711</text:p>
          </table:table-cell>
          <table:table-cell table:formula="of:=[.A1192]/1000/(60*60*24)" office:value-type="time" office:time-value="PT05H17M19.711S" calcext:value-type="time">
            <text:p>05:17:20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57" calcext:value-type="float">
            <text:p>657</text:p>
          </table:table-cell>
          <table:table-cell office:value-type="float" office:value="812.84" calcext:value-type="float">
            <text:p>812.84</text:p>
          </table:table-cell>
        </table:table-row>
        <table:table-row table:style-name="ro1">
          <table:table-cell office:value-type="float" office:value="19055711" calcext:value-type="float">
            <text:p>19055711</text:p>
          </table:table-cell>
          <table:table-cell table:formula="of:=[.A1193]/1000/(60*60*24)" office:value-type="time" office:time-value="PT05H17M35.711S" calcext:value-type="time">
            <text:p>05:17:36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57.52" calcext:value-type="float">
            <text:p>657.52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float" office:value="19071711" calcext:value-type="float">
            <text:p>19071711</text:p>
          </table:table-cell>
          <table:table-cell table:formula="of:=[.A1194]/1000/(60*60*24)" office:value-type="time" office:time-value="PT05H17M51.711S" calcext:value-type="time">
            <text:p>05:17:52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658.04" calcext:value-type="float">
            <text:p>658.04</text:p>
          </table:table-cell>
          <table:table-cell office:value-type="float" office:value="814.05" calcext:value-type="float">
            <text:p>814.05</text:p>
          </table:table-cell>
        </table:table-row>
        <table:table-row table:style-name="ro1">
          <table:table-cell office:value-type="float" office:value="19087711" calcext:value-type="float">
            <text:p>19087711</text:p>
          </table:table-cell>
          <table:table-cell table:formula="of:=[.A1195]/1000/(60*60*24)" office:value-type="time" office:time-value="PT05H18M07.711S" calcext:value-type="time">
            <text:p>05:18:08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58.56" calcext:value-type="float">
            <text:p>658.56</text:p>
          </table:table-cell>
          <table:table-cell office:value-type="float" office:value="814.66" calcext:value-type="float">
            <text:p>814.66</text:p>
          </table:table-cell>
        </table:table-row>
        <table:table-row table:style-name="ro1">
          <table:table-cell office:value-type="float" office:value="19103711" calcext:value-type="float">
            <text:p>19103711</text:p>
          </table:table-cell>
          <table:table-cell table:formula="of:=[.A1196]/1000/(60*60*24)" office:value-type="time" office:time-value="PT05H18M23.711S" calcext:value-type="time">
            <text:p>05:18:24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59.08" calcext:value-type="float">
            <text:p>659.08</text:p>
          </table:table-cell>
          <table:table-cell office:value-type="float" office:value="815.26" calcext:value-type="float">
            <text:p>815.26</text:p>
          </table:table-cell>
        </table:table-row>
        <table:table-row table:style-name="ro1">
          <table:table-cell office:value-type="float" office:value="19119711" calcext:value-type="float">
            <text:p>19119711</text:p>
          </table:table-cell>
          <table:table-cell table:formula="of:=[.A1197]/1000/(60*60*24)" office:value-type="time" office:time-value="PT05H18M39.711S" calcext:value-type="time">
            <text:p>05:18:40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59.6" calcext:value-type="float">
            <text:p>659.6</text:p>
          </table:table-cell>
          <table:table-cell office:value-type="float" office:value="815.87" calcext:value-type="float">
            <text:p>815.87</text:p>
          </table:table-cell>
        </table:table-row>
        <table:table-row table:style-name="ro1">
          <table:table-cell office:value-type="float" office:value="19135711" calcext:value-type="float">
            <text:p>19135711</text:p>
          </table:table-cell>
          <table:table-cell table:formula="of:=[.A1198]/1000/(60*60*24)" office:value-type="time" office:time-value="PT05H18M55.711S" calcext:value-type="time">
            <text:p>05:18:56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60.12" calcext:value-type="float">
            <text:p>660.12</text:p>
          </table:table-cell>
          <table:table-cell office:value-type="float" office:value="816.47" calcext:value-type="float">
            <text:p>816.47</text:p>
          </table:table-cell>
        </table:table-row>
        <table:table-row table:style-name="ro1">
          <table:table-cell office:value-type="float" office:value="19151711" calcext:value-type="float">
            <text:p>19151711</text:p>
          </table:table-cell>
          <table:table-cell table:formula="of:=[.A1199]/1000/(60*60*24)" office:value-type="time" office:time-value="PT05H19M11.711S" calcext:value-type="time">
            <text:p>05:19:12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60.64" calcext:value-type="float">
            <text:p>660.64</text:p>
          </table:table-cell>
          <table:table-cell office:value-type="float" office:value="817.08" calcext:value-type="float">
            <text:p>817.08</text:p>
          </table:table-cell>
        </table:table-row>
        <table:table-row table:style-name="ro1">
          <table:table-cell office:value-type="float" office:value="19167711" calcext:value-type="float">
            <text:p>19167711</text:p>
          </table:table-cell>
          <table:table-cell table:formula="of:=[.A1200]/1000/(60*60*24)" office:value-type="time" office:time-value="PT05H19M27.711S" calcext:value-type="time">
            <text:p>05:19:28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61.16" calcext:value-type="float">
            <text:p>661.16</text:p>
          </table:table-cell>
          <table:table-cell office:value-type="float" office:value="817.69" calcext:value-type="float">
            <text:p>817.69</text:p>
          </table:table-cell>
        </table:table-row>
        <table:table-row table:style-name="ro1">
          <table:table-cell office:value-type="float" office:value="19183711" calcext:value-type="float">
            <text:p>19183711</text:p>
          </table:table-cell>
          <table:table-cell table:formula="of:=[.A1201]/1000/(60*60*24)" office:value-type="time" office:time-value="PT05H19M43.711S" calcext:value-type="time">
            <text:p>05:19:44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61.68" calcext:value-type="float">
            <text:p>661.68</text:p>
          </table:table-cell>
          <table:table-cell office:value-type="float" office:value="818.29" calcext:value-type="float">
            <text:p>818.29</text:p>
          </table:table-cell>
        </table:table-row>
        <table:table-row table:style-name="ro1">
          <table:table-cell office:value-type="float" office:value="19199711" calcext:value-type="float">
            <text:p>19199711</text:p>
          </table:table-cell>
          <table:table-cell table:formula="of:=[.A1202]/1000/(60*60*24)" office:value-type="time" office:time-value="PT05H19M59.711S" calcext:value-type="time">
            <text:p>05:20:00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62.2" calcext:value-type="float">
            <text:p>662.2</text:p>
          </table:table-cell>
          <table:table-cell office:value-type="float" office:value="818.89" calcext:value-type="float">
            <text:p>818.89</text:p>
          </table:table-cell>
        </table:table-row>
        <table:table-row table:style-name="ro1">
          <table:table-cell office:value-type="float" office:value="19215711" calcext:value-type="float">
            <text:p>19215711</text:p>
          </table:table-cell>
          <table:table-cell table:formula="of:=[.A1203]/1000/(60*60*24)" office:value-type="time" office:time-value="PT05H20M15.711S" calcext:value-type="time">
            <text:p>05:20:16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62.72" calcext:value-type="float">
            <text:p>662.72</text:p>
          </table:table-cell>
          <table:table-cell office:value-type="float" office:value="819.5" calcext:value-type="float">
            <text:p>819.5</text:p>
          </table:table-cell>
        </table:table-row>
        <table:table-row table:style-name="ro1">
          <table:table-cell office:value-type="float" office:value="19231711" calcext:value-type="float">
            <text:p>19231711</text:p>
          </table:table-cell>
          <table:table-cell table:formula="of:=[.A1204]/1000/(60*60*24)" office:value-type="time" office:time-value="PT05H20M31.711S" calcext:value-type="time">
            <text:p>05:20:32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63.24" calcext:value-type="float">
            <text:p>663.24</text:p>
          </table:table-cell>
          <table:table-cell office:value-type="float" office:value="820.1" calcext:value-type="float">
            <text:p>820.1</text:p>
          </table:table-cell>
        </table:table-row>
        <table:table-row table:style-name="ro1">
          <table:table-cell office:value-type="float" office:value="19247711" calcext:value-type="float">
            <text:p>19247711</text:p>
          </table:table-cell>
          <table:table-cell table:formula="of:=[.A1205]/1000/(60*60*24)" office:value-type="time" office:time-value="PT05H20M47.711S" calcext:value-type="time">
            <text:p>05:20:48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63.76" calcext:value-type="float">
            <text:p>663.76</text:p>
          </table:table-cell>
          <table:table-cell office:value-type="float" office:value="820.71" calcext:value-type="float">
            <text:p>820.71</text:p>
          </table:table-cell>
        </table:table-row>
        <table:table-row table:style-name="ro1">
          <table:table-cell office:value-type="float" office:value="19263711" calcext:value-type="float">
            <text:p>19263711</text:p>
          </table:table-cell>
          <table:table-cell table:formula="of:=[.A1206]/1000/(60*60*24)" office:value-type="time" office:time-value="PT05H21M03.711S" calcext:value-type="time">
            <text:p>05:21:04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64.28" calcext:value-type="float">
            <text:p>664.28</text:p>
          </table:table-cell>
          <table:table-cell office:value-type="float" office:value="821.31" calcext:value-type="float">
            <text:p>821.31</text:p>
          </table:table-cell>
        </table:table-row>
        <table:table-row table:style-name="ro1">
          <table:table-cell office:value-type="float" office:value="19279711" calcext:value-type="float">
            <text:p>19279711</text:p>
          </table:table-cell>
          <table:table-cell table:formula="of:=[.A1207]/1000/(60*60*24)" office:value-type="time" office:time-value="PT05H21M19.711S" calcext:value-type="time">
            <text:p>05:21:20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64.8" calcext:value-type="float">
            <text:p>664.8</text:p>
          </table:table-cell>
          <table:table-cell office:value-type="float" office:value="821.91" calcext:value-type="float">
            <text:p>821.91</text:p>
          </table:table-cell>
        </table:table-row>
        <table:table-row table:style-name="ro1">
          <table:table-cell office:value-type="float" office:value="19295711" calcext:value-type="float">
            <text:p>19295711</text:p>
          </table:table-cell>
          <table:table-cell table:formula="of:=[.A1208]/1000/(60*60*24)" office:value-type="time" office:time-value="PT05H21M35.711S" calcext:value-type="time">
            <text:p>05:21:36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65.32" calcext:value-type="float">
            <text:p>665.32</text:p>
          </table:table-cell>
          <table:table-cell office:value-type="float" office:value="822.51" calcext:value-type="float">
            <text:p>822.51</text:p>
          </table:table-cell>
        </table:table-row>
        <table:table-row table:style-name="ro1">
          <table:table-cell office:value-type="float" office:value="19311711" calcext:value-type="float">
            <text:p>19311711</text:p>
          </table:table-cell>
          <table:table-cell table:formula="of:=[.A1209]/1000/(60*60*24)" office:value-type="time" office:time-value="PT05H21M51.711S" calcext:value-type="time">
            <text:p>05:21:52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65.84" calcext:value-type="float">
            <text:p>665.84</text:p>
          </table:table-cell>
          <table:table-cell office:value-type="float" office:value="823.11" calcext:value-type="float">
            <text:p>823.11</text:p>
          </table:table-cell>
        </table:table-row>
        <table:table-row table:style-name="ro1">
          <table:table-cell office:value-type="float" office:value="19327711" calcext:value-type="float">
            <text:p>19327711</text:p>
          </table:table-cell>
          <table:table-cell table:formula="of:=[.A1210]/1000/(60*60*24)" office:value-type="time" office:time-value="PT05H22M07.711S" calcext:value-type="time">
            <text:p>05:22:08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66.36" calcext:value-type="float">
            <text:p>666.36</text:p>
          </table:table-cell>
          <table:table-cell office:value-type="float" office:value="823.72" calcext:value-type="float">
            <text:p>823.72</text:p>
          </table:table-cell>
        </table:table-row>
        <table:table-row table:style-name="ro1">
          <table:table-cell office:value-type="float" office:value="19343711" calcext:value-type="float">
            <text:p>19343711</text:p>
          </table:table-cell>
          <table:table-cell table:formula="of:=[.A1211]/1000/(60*60*24)" office:value-type="time" office:time-value="PT05H22M23.711S" calcext:value-type="time">
            <text:p>05:22:24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66.88" calcext:value-type="float">
            <text:p>666.88</text:p>
          </table:table-cell>
          <table:table-cell office:value-type="float" office:value="824.32" calcext:value-type="float">
            <text:p>824.32</text:p>
          </table:table-cell>
        </table:table-row>
        <table:table-row table:style-name="ro1">
          <table:table-cell office:value-type="float" office:value="19359711" calcext:value-type="float">
            <text:p>19359711</text:p>
          </table:table-cell>
          <table:table-cell table:formula="of:=[.A1212]/1000/(60*60*24)" office:value-type="time" office:time-value="PT05H22M39.711S" calcext:value-type="time">
            <text:p>05:22:40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667.4" calcext:value-type="float">
            <text:p>667.4</text:p>
          </table:table-cell>
          <table:table-cell office:value-type="float" office:value="824.92" calcext:value-type="float">
            <text:p>824.92</text:p>
          </table:table-cell>
        </table:table-row>
        <table:table-row table:style-name="ro1">
          <table:table-cell office:value-type="float" office:value="19375711" calcext:value-type="float">
            <text:p>19375711</text:p>
          </table:table-cell>
          <table:table-cell table:formula="of:=[.A1213]/1000/(60*60*24)" office:value-type="time" office:time-value="PT05H22M55.711S" calcext:value-type="time">
            <text:p>05:22:56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667.91" calcext:value-type="float">
            <text:p>667.91</text:p>
          </table:table-cell>
          <table:table-cell office:value-type="float" office:value="825.52" calcext:value-type="float">
            <text:p>825.52</text:p>
          </table:table-cell>
        </table:table-row>
        <table:table-row table:style-name="ro1">
          <table:table-cell office:value-type="float" office:value="19391711" calcext:value-type="float">
            <text:p>19391711</text:p>
          </table:table-cell>
          <table:table-cell table:formula="of:=[.A1214]/1000/(60*60*24)" office:value-type="time" office:time-value="PT05H23M11.711S" calcext:value-type="time">
            <text:p>05:23:12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68.43" calcext:value-type="float">
            <text:p>668.43</text:p>
          </table:table-cell>
          <table:table-cell office:value-type="float" office:value="826.12" calcext:value-type="float">
            <text:p>826.12</text:p>
          </table:table-cell>
        </table:table-row>
        <table:table-row table:style-name="ro1">
          <table:table-cell office:value-type="float" office:value="19407711" calcext:value-type="float">
            <text:p>19407711</text:p>
          </table:table-cell>
          <table:table-cell table:formula="of:=[.A1215]/1000/(60*60*24)" office:value-type="time" office:time-value="PT05H23M27.711S" calcext:value-type="time">
            <text:p>05:23:28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68.95" calcext:value-type="float">
            <text:p>668.95</text:p>
          </table:table-cell>
          <table:table-cell office:value-type="float" office:value="826.71" calcext:value-type="float">
            <text:p>826.71</text:p>
          </table:table-cell>
        </table:table-row>
        <table:table-row table:style-name="ro1">
          <table:table-cell office:value-type="float" office:value="19423711" calcext:value-type="float">
            <text:p>19423711</text:p>
          </table:table-cell>
          <table:table-cell table:formula="of:=[.A1216]/1000/(60*60*24)" office:value-type="time" office:time-value="PT05H23M43.711S" calcext:value-type="time">
            <text:p>05:23:44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69.47" calcext:value-type="float">
            <text:p>669.47</text:p>
          </table:table-cell>
          <table:table-cell office:value-type="float" office:value="827.31" calcext:value-type="float">
            <text:p>827.31</text:p>
          </table:table-cell>
        </table:table-row>
        <table:table-row table:style-name="ro1">
          <table:table-cell office:value-type="float" office:value="19439711" calcext:value-type="float">
            <text:p>19439711</text:p>
          </table:table-cell>
          <table:table-cell table:formula="of:=[.A1217]/1000/(60*60*24)" office:value-type="time" office:time-value="PT05H23M59.711S" calcext:value-type="time">
            <text:p>05:24:00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69.98" calcext:value-type="float">
            <text:p>669.98</text:p>
          </table:table-cell>
          <table:table-cell office:value-type="float" office:value="827.91" calcext:value-type="float">
            <text:p>827.91</text:p>
          </table:table-cell>
        </table:table-row>
        <table:table-row table:style-name="ro1">
          <table:table-cell office:value-type="float" office:value="19455711" calcext:value-type="float">
            <text:p>19455711</text:p>
          </table:table-cell>
          <table:table-cell table:formula="of:=[.A1218]/1000/(60*60*24)" office:value-type="time" office:time-value="PT05H24M15.711S" calcext:value-type="time">
            <text:p>05:24:16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70.5" calcext:value-type="float">
            <text:p>670.5</text:p>
          </table:table-cell>
          <table:table-cell office:value-type="float" office:value="828.51" calcext:value-type="float">
            <text:p>828.51</text:p>
          </table:table-cell>
        </table:table-row>
        <table:table-row table:style-name="ro1">
          <table:table-cell office:value-type="float" office:value="19471711" calcext:value-type="float">
            <text:p>19471711</text:p>
          </table:table-cell>
          <table:table-cell table:formula="of:=[.A1219]/1000/(60*60*24)" office:value-type="time" office:time-value="PT05H24M31.711S" calcext:value-type="time">
            <text:p>05:24:32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71.02" calcext:value-type="float">
            <text:p>671.02</text:p>
          </table:table-cell>
          <table:table-cell office:value-type="float" office:value="829.11" calcext:value-type="float">
            <text:p>829.11</text:p>
          </table:table-cell>
        </table:table-row>
        <table:table-row table:style-name="ro1">
          <table:table-cell office:value-type="float" office:value="19487711" calcext:value-type="float">
            <text:p>19487711</text:p>
          </table:table-cell>
          <table:table-cell table:formula="of:=[.A1220]/1000/(60*60*24)" office:value-type="time" office:time-value="PT05H24M47.711S" calcext:value-type="time">
            <text:p>05:24:48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71.54" calcext:value-type="float">
            <text:p>671.54</text:p>
          </table:table-cell>
          <table:table-cell office:value-type="float" office:value="829.7" calcext:value-type="float">
            <text:p>829.7</text:p>
          </table:table-cell>
        </table:table-row>
        <table:table-row table:style-name="ro1">
          <table:table-cell office:value-type="float" office:value="19503711" calcext:value-type="float">
            <text:p>19503711</text:p>
          </table:table-cell>
          <table:table-cell table:formula="of:=[.A1221]/1000/(60*60*24)" office:value-type="time" office:time-value="PT05H25M03.711S" calcext:value-type="time">
            <text:p>05:25:04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72.05" calcext:value-type="float">
            <text:p>672.05</text:p>
          </table:table-cell>
          <table:table-cell office:value-type="float" office:value="830.3" calcext:value-type="float">
            <text:p>830.3</text:p>
          </table:table-cell>
        </table:table-row>
        <table:table-row table:style-name="ro1">
          <table:table-cell office:value-type="float" office:value="19519711" calcext:value-type="float">
            <text:p>19519711</text:p>
          </table:table-cell>
          <table:table-cell table:formula="of:=[.A1222]/1000/(60*60*24)" office:value-type="time" office:time-value="PT05H25M19.711S" calcext:value-type="time">
            <text:p>05:25:20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72.57" calcext:value-type="float">
            <text:p>672.57</text:p>
          </table:table-cell>
          <table:table-cell office:value-type="float" office:value="830.9" calcext:value-type="float">
            <text:p>830.9</text:p>
          </table:table-cell>
        </table:table-row>
        <table:table-row table:style-name="ro1">
          <table:table-cell office:value-type="float" office:value="19535711" calcext:value-type="float">
            <text:p>19535711</text:p>
          </table:table-cell>
          <table:table-cell table:formula="of:=[.A1223]/1000/(60*60*24)" office:value-type="time" office:time-value="PT05H25M35.711S" calcext:value-type="time">
            <text:p>05:25:36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73.09" calcext:value-type="float">
            <text:p>673.09</text:p>
          </table:table-cell>
          <table:table-cell office:value-type="float" office:value="831.49" calcext:value-type="float">
            <text:p>831.49</text:p>
          </table:table-cell>
        </table:table-row>
        <table:table-row table:style-name="ro1">
          <table:table-cell office:value-type="float" office:value="19551711" calcext:value-type="float">
            <text:p>19551711</text:p>
          </table:table-cell>
          <table:table-cell table:formula="of:=[.A1224]/1000/(60*60*24)" office:value-type="time" office:time-value="PT05H25M51.711S" calcext:value-type="time">
            <text:p>05:25:52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73.6" calcext:value-type="float">
            <text:p>673.6</text:p>
          </table:table-cell>
          <table:table-cell office:value-type="float" office:value="832.09" calcext:value-type="float">
            <text:p>832.09</text:p>
          </table:table-cell>
        </table:table-row>
        <table:table-row table:style-name="ro1">
          <table:table-cell office:value-type="float" office:value="19567711" calcext:value-type="float">
            <text:p>19567711</text:p>
          </table:table-cell>
          <table:table-cell table:formula="of:=[.A1225]/1000/(60*60*24)" office:value-type="time" office:time-value="PT05H26M07.711S" calcext:value-type="time">
            <text:p>05:26:08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674.12" calcext:value-type="float">
            <text:p>674.12</text:p>
          </table:table-cell>
          <table:table-cell office:value-type="float" office:value="832.68" calcext:value-type="float">
            <text:p>832.68</text:p>
          </table:table-cell>
        </table:table-row>
        <table:table-row table:style-name="ro1">
          <table:table-cell office:value-type="float" office:value="19583711" calcext:value-type="float">
            <text:p>19583711</text:p>
          </table:table-cell>
          <table:table-cell table:formula="of:=[.A1226]/1000/(60*60*24)" office:value-type="time" office:time-value="PT05H26M23.711S" calcext:value-type="time">
            <text:p>05:26:24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674.63" calcext:value-type="float">
            <text:p>674.63</text:p>
          </table:table-cell>
          <table:table-cell office:value-type="float" office:value="833.28" calcext:value-type="float">
            <text:p>833.28</text:p>
          </table:table-cell>
        </table:table-row>
        <table:table-row table:style-name="ro1">
          <table:table-cell office:value-type="float" office:value="19599711" calcext:value-type="float">
            <text:p>19599711</text:p>
          </table:table-cell>
          <table:table-cell table:formula="of:=[.A1227]/1000/(60*60*24)" office:value-type="time" office:time-value="PT05H26M39.711S" calcext:value-type="time">
            <text:p>05:26:40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675.15" calcext:value-type="float">
            <text:p>675.15</text:p>
          </table:table-cell>
          <table:table-cell office:value-type="float" office:value="833.87" calcext:value-type="float">
            <text:p>833.87</text:p>
          </table:table-cell>
        </table:table-row>
        <table:table-row table:style-name="ro1">
          <table:table-cell office:value-type="float" office:value="19615711" calcext:value-type="float">
            <text:p>19615711</text:p>
          </table:table-cell>
          <table:table-cell table:formula="of:=[.A1228]/1000/(60*60*24)" office:value-type="time" office:time-value="PT05H26M55.711S" calcext:value-type="time">
            <text:p>05:26:56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675.66" calcext:value-type="float">
            <text:p>675.66</text:p>
          </table:table-cell>
          <table:table-cell office:value-type="float" office:value="834.46" calcext:value-type="float">
            <text:p>834.46</text:p>
          </table:table-cell>
        </table:table-row>
        <table:table-row table:style-name="ro1">
          <table:table-cell office:value-type="float" office:value="19631711" calcext:value-type="float">
            <text:p>19631711</text:p>
          </table:table-cell>
          <table:table-cell table:formula="of:=[.A1229]/1000/(60*60*24)" office:value-type="time" office:time-value="PT05H27M11.711S" calcext:value-type="time">
            <text:p>05:27:12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76.18" calcext:value-type="float">
            <text:p>676.18</text:p>
          </table:table-cell>
          <table:table-cell office:value-type="float" office:value="835.06" calcext:value-type="float">
            <text:p>835.06</text:p>
          </table:table-cell>
        </table:table-row>
        <table:table-row table:style-name="ro1">
          <table:table-cell office:value-type="float" office:value="19647711" calcext:value-type="float">
            <text:p>19647711</text:p>
          </table:table-cell>
          <table:table-cell table:formula="of:=[.A1230]/1000/(60*60*24)" office:value-type="time" office:time-value="PT05H27M27.711S" calcext:value-type="time">
            <text:p>05:27:28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676.69" calcext:value-type="float">
            <text:p>676.69</text:p>
          </table:table-cell>
          <table:table-cell office:value-type="float" office:value="835.65" calcext:value-type="float">
            <text:p>835.65</text:p>
          </table:table-cell>
        </table:table-row>
        <table:table-row table:style-name="ro1">
          <table:table-cell office:value-type="float" office:value="19663711" calcext:value-type="float">
            <text:p>19663711</text:p>
          </table:table-cell>
          <table:table-cell table:formula="of:=[.A1231]/1000/(60*60*24)" office:value-type="time" office:time-value="PT05H27M43.711S" calcext:value-type="time">
            <text:p>05:27:44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677.21" calcext:value-type="float">
            <text:p>677.21</text:p>
          </table:table-cell>
          <table:table-cell office:value-type="float" office:value="836.24" calcext:value-type="float">
            <text:p>836.24</text:p>
          </table:table-cell>
        </table:table-row>
        <table:table-row table:style-name="ro1">
          <table:table-cell office:value-type="float" office:value="19679711" calcext:value-type="float">
            <text:p>19679711</text:p>
          </table:table-cell>
          <table:table-cell table:formula="of:=[.A1232]/1000/(60*60*24)" office:value-type="time" office:time-value="PT05H27M59.711S" calcext:value-type="time">
            <text:p>05:28:00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677.72" calcext:value-type="float">
            <text:p>677.72</text:p>
          </table:table-cell>
          <table:table-cell office:value-type="float" office:value="836.83" calcext:value-type="float">
            <text:p>836.83</text:p>
          </table:table-cell>
        </table:table-row>
        <table:table-row table:style-name="ro1">
          <table:table-cell office:value-type="float" office:value="19695711" calcext:value-type="float">
            <text:p>19695711</text:p>
          </table:table-cell>
          <table:table-cell table:formula="of:=[.A1233]/1000/(60*60*24)" office:value-type="time" office:time-value="PT05H28M15.711S" calcext:value-type="time">
            <text:p>05:28:16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678.24" calcext:value-type="float">
            <text:p>678.24</text:p>
          </table:table-cell>
          <table:table-cell office:value-type="float" office:value="837.42" calcext:value-type="float">
            <text:p>837.42</text:p>
          </table:table-cell>
        </table:table-row>
        <table:table-row table:style-name="ro1">
          <table:table-cell office:value-type="float" office:value="19711711" calcext:value-type="float">
            <text:p>19711711</text:p>
          </table:table-cell>
          <table:table-cell table:formula="of:=[.A1234]/1000/(60*60*24)" office:value-type="time" office:time-value="PT05H28M31.711S" calcext:value-type="time">
            <text:p>05:28:32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678.75" calcext:value-type="float">
            <text:p>678.75</text:p>
          </table:table-cell>
          <table:table-cell office:value-type="float" office:value="838.01" calcext:value-type="float">
            <text:p>838.01</text:p>
          </table:table-cell>
        </table:table-row>
        <table:table-row table:style-name="ro1">
          <table:table-cell office:value-type="float" office:value="19727711" calcext:value-type="float">
            <text:p>19727711</text:p>
          </table:table-cell>
          <table:table-cell table:formula="of:=[.A1235]/1000/(60*60*24)" office:value-type="time" office:time-value="PT05H28M47.711S" calcext:value-type="time">
            <text:p>05:28:48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79.27" calcext:value-type="float">
            <text:p>679.27</text:p>
          </table:table-cell>
          <table:table-cell office:value-type="float" office:value="838.6" calcext:value-type="float">
            <text:p>838.6</text:p>
          </table:table-cell>
        </table:table-row>
        <table:table-row table:style-name="ro1">
          <table:table-cell office:value-type="float" office:value="19743711" calcext:value-type="float">
            <text:p>19743711</text:p>
          </table:table-cell>
          <table:table-cell table:formula="of:=[.A1236]/1000/(60*60*24)" office:value-type="time" office:time-value="PT05H29M03.711S" calcext:value-type="time">
            <text:p>05:29:04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79.78" calcext:value-type="float">
            <text:p>679.78</text:p>
          </table:table-cell>
          <table:table-cell office:value-type="float" office:value="839.19" calcext:value-type="float">
            <text:p>839.19</text:p>
          </table:table-cell>
        </table:table-row>
        <table:table-row table:style-name="ro1">
          <table:table-cell office:value-type="float" office:value="19759711" calcext:value-type="float">
            <text:p>19759711</text:p>
          </table:table-cell>
          <table:table-cell table:formula="of:=[.A1237]/1000/(60*60*24)" office:value-type="time" office:time-value="PT05H29M19.711S" calcext:value-type="time">
            <text:p>05:29:20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80.29" calcext:value-type="float">
            <text:p>680.29</text:p>
          </table:table-cell>
          <table:table-cell office:value-type="float" office:value="839.78" calcext:value-type="float">
            <text:p>839.78</text:p>
          </table:table-cell>
        </table:table-row>
        <table:table-row table:style-name="ro1">
          <table:table-cell office:value-type="float" office:value="19775711" calcext:value-type="float">
            <text:p>19775711</text:p>
          </table:table-cell>
          <table:table-cell table:formula="of:=[.A1238]/1000/(60*60*24)" office:value-type="time" office:time-value="PT05H29M35.711S" calcext:value-type="time">
            <text:p>05:29:36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80.81" calcext:value-type="float">
            <text:p>680.81</text:p>
          </table:table-cell>
          <table:table-cell office:value-type="float" office:value="840.37" calcext:value-type="float">
            <text:p>840.37</text:p>
          </table:table-cell>
        </table:table-row>
        <table:table-row table:style-name="ro1">
          <table:table-cell office:value-type="float" office:value="19791711" calcext:value-type="float">
            <text:p>19791711</text:p>
          </table:table-cell>
          <table:table-cell table:formula="of:=[.A1239]/1000/(60*60*24)" office:value-type="time" office:time-value="PT05H29M51.711S" calcext:value-type="time">
            <text:p>05:29:52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81.32" calcext:value-type="float">
            <text:p>681.32</text:p>
          </table:table-cell>
          <table:table-cell office:value-type="float" office:value="840.96" calcext:value-type="float">
            <text:p>840.96</text:p>
          </table:table-cell>
        </table:table-row>
        <table:table-row table:style-name="ro1">
          <table:table-cell office:value-type="float" office:value="19807711" calcext:value-type="float">
            <text:p>19807711</text:p>
          </table:table-cell>
          <table:table-cell table:formula="of:=[.A1240]/1000/(60*60*24)" office:value-type="time" office:time-value="PT05H30M07.711S" calcext:value-type="time">
            <text:p>05:30:08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681.83" calcext:value-type="float">
            <text:p>681.83</text:p>
          </table:table-cell>
          <table:table-cell office:value-type="float" office:value="841.55" calcext:value-type="float">
            <text:p>841.55</text:p>
          </table:table-cell>
        </table:table-row>
        <table:table-row table:style-name="ro1">
          <table:table-cell office:value-type="float" office:value="19823711" calcext:value-type="float">
            <text:p>19823711</text:p>
          </table:table-cell>
          <table:table-cell table:formula="of:=[.A1241]/1000/(60*60*24)" office:value-type="time" office:time-value="PT05H30M23.711S" calcext:value-type="time">
            <text:p>05:30:24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682.35" calcext:value-type="float">
            <text:p>682.35</text:p>
          </table:table-cell>
          <table:table-cell office:value-type="float" office:value="842.14" calcext:value-type="float">
            <text:p>842.14</text:p>
          </table:table-cell>
        </table:table-row>
        <table:table-row table:style-name="ro1">
          <table:table-cell office:value-type="float" office:value="19839711" calcext:value-type="float">
            <text:p>19839711</text:p>
          </table:table-cell>
          <table:table-cell table:formula="of:=[.A1242]/1000/(60*60*24)" office:value-type="time" office:time-value="PT05H30M39.711S" calcext:value-type="time">
            <text:p>05:30:40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682.86" calcext:value-type="float">
            <text:p>682.86</text:p>
          </table:table-cell>
          <table:table-cell office:value-type="float" office:value="842.73" calcext:value-type="float">
            <text:p>842.73</text:p>
          </table:table-cell>
        </table:table-row>
        <table:table-row table:style-name="ro1">
          <table:table-cell office:value-type="float" office:value="19855711" calcext:value-type="float">
            <text:p>19855711</text:p>
          </table:table-cell>
          <table:table-cell table:formula="of:=[.A1243]/1000/(60*60*24)" office:value-type="time" office:time-value="PT05H30M55.711S" calcext:value-type="time">
            <text:p>05:30:56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683.37" calcext:value-type="float">
            <text:p>683.37</text:p>
          </table:table-cell>
          <table:table-cell office:value-type="float" office:value="843.31" calcext:value-type="float">
            <text:p>843.31</text:p>
          </table:table-cell>
        </table:table-row>
        <table:table-row table:style-name="ro1">
          <table:table-cell office:value-type="float" office:value="19871711" calcext:value-type="float">
            <text:p>19871711</text:p>
          </table:table-cell>
          <table:table-cell table:formula="of:=[.A1244]/1000/(60*60*24)" office:value-type="time" office:time-value="PT05H31M11.711S" calcext:value-type="time">
            <text:p>05:31:12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83.88" calcext:value-type="float">
            <text:p>683.88</text:p>
          </table:table-cell>
          <table:table-cell office:value-type="float" office:value="843.9" calcext:value-type="float">
            <text:p>843.9</text:p>
          </table:table-cell>
        </table:table-row>
        <table:table-row table:style-name="ro1">
          <table:table-cell office:value-type="float" office:value="19887711" calcext:value-type="float">
            <text:p>19887711</text:p>
          </table:table-cell>
          <table:table-cell table:formula="of:=[.A1245]/1000/(60*60*24)" office:value-type="time" office:time-value="PT05H31M27.711S" calcext:value-type="time">
            <text:p>05:31:28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84.4" calcext:value-type="float">
            <text:p>684.4</text:p>
          </table:table-cell>
          <table:table-cell office:value-type="float" office:value="844.48" calcext:value-type="float">
            <text:p>844.48</text:p>
          </table:table-cell>
        </table:table-row>
        <table:table-row table:style-name="ro1">
          <table:table-cell office:value-type="float" office:value="19903711" calcext:value-type="float">
            <text:p>19903711</text:p>
          </table:table-cell>
          <table:table-cell table:formula="of:=[.A1246]/1000/(60*60*24)" office:value-type="time" office:time-value="PT05H31M43.711S" calcext:value-type="time">
            <text:p>05:31:44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84.91" calcext:value-type="float">
            <text:p>684.91</text:p>
          </table:table-cell>
          <table:table-cell office:value-type="float" office:value="845.07" calcext:value-type="float">
            <text:p>845.07</text:p>
          </table:table-cell>
        </table:table-row>
        <table:table-row table:style-name="ro1">
          <table:table-cell office:value-type="float" office:value="19919711" calcext:value-type="float">
            <text:p>19919711</text:p>
          </table:table-cell>
          <table:table-cell table:formula="of:=[.A1247]/1000/(60*60*24)" office:value-type="time" office:time-value="PT05H31M59.711S" calcext:value-type="time">
            <text:p>05:32:00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85.42" calcext:value-type="float">
            <text:p>685.42</text:p>
          </table:table-cell>
          <table:table-cell office:value-type="float" office:value="845.65" calcext:value-type="float">
            <text:p>845.65</text:p>
          </table:table-cell>
        </table:table-row>
        <table:table-row table:style-name="ro1">
          <table:table-cell office:value-type="float" office:value="19935711" calcext:value-type="float">
            <text:p>19935711</text:p>
          </table:table-cell>
          <table:table-cell table:formula="of:=[.A1248]/1000/(60*60*24)" office:value-type="time" office:time-value="PT05H32M15.711S" calcext:value-type="time">
            <text:p>05:32:16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685.93" calcext:value-type="float">
            <text:p>685.93</text:p>
          </table:table-cell>
          <table:table-cell office:value-type="float" office:value="846.24" calcext:value-type="float">
            <text:p>846.24</text:p>
          </table:table-cell>
        </table:table-row>
        <table:table-row table:style-name="ro1">
          <table:table-cell office:value-type="float" office:value="19951711" calcext:value-type="float">
            <text:p>19951711</text:p>
          </table:table-cell>
          <table:table-cell table:formula="of:=[.A1249]/1000/(60*60*24)" office:value-type="time" office:time-value="PT05H32M31.711S" calcext:value-type="time">
            <text:p>05:32:32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686.44" calcext:value-type="float">
            <text:p>686.44</text:p>
          </table:table-cell>
          <table:table-cell office:value-type="float" office:value="846.82" calcext:value-type="float">
            <text:p>846.82</text:p>
          </table:table-cell>
        </table:table-row>
        <table:table-row table:style-name="ro1">
          <table:table-cell office:value-type="float" office:value="19967711" calcext:value-type="float">
            <text:p>19967711</text:p>
          </table:table-cell>
          <table:table-cell table:formula="of:=[.A1250]/1000/(60*60*24)" office:value-type="time" office:time-value="PT05H32M47.711S" calcext:value-type="time">
            <text:p>05:32:48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686.95" calcext:value-type="float">
            <text:p>686.95</text:p>
          </table:table-cell>
          <table:table-cell office:value-type="float" office:value="847.4" calcext:value-type="float">
            <text:p>847.4</text:p>
          </table:table-cell>
        </table:table-row>
        <table:table-row table:style-name="ro1">
          <table:table-cell office:value-type="float" office:value="19983711" calcext:value-type="float">
            <text:p>19983711</text:p>
          </table:table-cell>
          <table:table-cell table:formula="of:=[.A1251]/1000/(60*60*24)" office:value-type="time" office:time-value="PT05H33M03.711S" calcext:value-type="time">
            <text:p>05:33:04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687.46" calcext:value-type="float">
            <text:p>687.46</text:p>
          </table:table-cell>
          <table:table-cell office:value-type="float" office:value="847.99" calcext:value-type="float">
            <text:p>847.99</text:p>
          </table:table-cell>
        </table:table-row>
        <table:table-row table:style-name="ro1">
          <table:table-cell office:value-type="float" office:value="19999711" calcext:value-type="float">
            <text:p>19999711</text:p>
          </table:table-cell>
          <table:table-cell table:formula="of:=[.A1252]/1000/(60*60*24)" office:value-type="time" office:time-value="PT05H33M19.711S" calcext:value-type="time">
            <text:p>05:33:20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87.97" calcext:value-type="float">
            <text:p>687.97</text:p>
          </table:table-cell>
          <table:table-cell office:value-type="float" office:value="848.57" calcext:value-type="float">
            <text:p>848.57</text:p>
          </table:table-cell>
        </table:table-row>
        <table:table-row table:style-name="ro1">
          <table:table-cell office:value-type="float" office:value="20015711" calcext:value-type="float">
            <text:p>20015711</text:p>
          </table:table-cell>
          <table:table-cell table:formula="of:=[.A1253]/1000/(60*60*24)" office:value-type="time" office:time-value="PT05H33M35.711S" calcext:value-type="time">
            <text:p>05:33:36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88.48" calcext:value-type="float">
            <text:p>688.48</text:p>
          </table:table-cell>
          <table:table-cell office:value-type="float" office:value="849.15" calcext:value-type="float">
            <text:p>849.15</text:p>
          </table:table-cell>
        </table:table-row>
        <table:table-row table:style-name="ro1">
          <table:table-cell office:value-type="float" office:value="20031711" calcext:value-type="float">
            <text:p>20031711</text:p>
          </table:table-cell>
          <table:table-cell table:formula="of:=[.A1254]/1000/(60*60*24)" office:value-type="time" office:time-value="PT05H33M51.711S" calcext:value-type="time">
            <text:p>05:33:52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688.99" calcext:value-type="float">
            <text:p>688.99</text:p>
          </table:table-cell>
          <table:table-cell office:value-type="float" office:value="849.73" calcext:value-type="float">
            <text:p>849.73</text:p>
          </table:table-cell>
        </table:table-row>
        <table:table-row table:style-name="ro1">
          <table:table-cell office:value-type="float" office:value="20047711" calcext:value-type="float">
            <text:p>20047711</text:p>
          </table:table-cell>
          <table:table-cell table:formula="of:=[.A1255]/1000/(60*60*24)" office:value-type="time" office:time-value="PT05H34M07.711S" calcext:value-type="time">
            <text:p>05:34:08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689.5" calcext:value-type="float">
            <text:p>689.5</text:p>
          </table:table-cell>
          <table:table-cell office:value-type="float" office:value="850.31" calcext:value-type="float">
            <text:p>850.31</text:p>
          </table:table-cell>
        </table:table-row>
        <table:table-row table:style-name="ro1">
          <table:table-cell office:value-type="float" office:value="20063711" calcext:value-type="float">
            <text:p>20063711</text:p>
          </table:table-cell>
          <table:table-cell table:formula="of:=[.A1256]/1000/(60*60*24)" office:value-type="time" office:time-value="PT05H34M23.711S" calcext:value-type="time">
            <text:p>05:34:24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690.01" calcext:value-type="float">
            <text:p>690.01</text:p>
          </table:table-cell>
          <table:table-cell office:value-type="float" office:value="850.89" calcext:value-type="float">
            <text:p>850.89</text:p>
          </table:table-cell>
        </table:table-row>
        <table:table-row table:style-name="ro1">
          <table:table-cell office:value-type="float" office:value="20079711" calcext:value-type="float">
            <text:p>20079711</text:p>
          </table:table-cell>
          <table:table-cell table:formula="of:=[.A1257]/1000/(60*60*24)" office:value-type="time" office:time-value="PT05H34M39.711S" calcext:value-type="time">
            <text:p>05:34:40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690.52" calcext:value-type="float">
            <text:p>690.52</text:p>
          </table:table-cell>
          <table:table-cell office:value-type="float" office:value="851.47" calcext:value-type="float">
            <text:p>851.47</text:p>
          </table:table-cell>
        </table:table-row>
        <table:table-row table:style-name="ro1">
          <table:table-cell office:value-type="float" office:value="20095711" calcext:value-type="float">
            <text:p>20095711</text:p>
          </table:table-cell>
          <table:table-cell table:formula="of:=[.A1258]/1000/(60*60*24)" office:value-type="time" office:time-value="PT05H34M55.711S" calcext:value-type="time">
            <text:p>05:34:56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691.03" calcext:value-type="float">
            <text:p>691.03</text:p>
          </table:table-cell>
          <table:table-cell office:value-type="float" office:value="852.05" calcext:value-type="float">
            <text:p>852.05</text:p>
          </table:table-cell>
        </table:table-row>
        <table:table-row table:style-name="ro1">
          <table:table-cell office:value-type="float" office:value="20111711" calcext:value-type="float">
            <text:p>20111711</text:p>
          </table:table-cell>
          <table:table-cell table:formula="of:=[.A1259]/1000/(60*60*24)" office:value-type="time" office:time-value="PT05H35M11.711S" calcext:value-type="time">
            <text:p>05:35:12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9" calcext:value-type="float">
            <text:p>129.9</text:p>
          </table:table-cell>
          <table:table-cell office:value-type="float" office:value="691.54" calcext:value-type="float">
            <text:p>691.54</text:p>
          </table:table-cell>
          <table:table-cell office:value-type="float" office:value="852.63" calcext:value-type="float">
            <text:p>852.63</text:p>
          </table:table-cell>
        </table:table-row>
        <table:table-row table:style-name="ro1">
          <table:table-cell office:value-type="float" office:value="20127711" calcext:value-type="float">
            <text:p>20127711</text:p>
          </table:table-cell>
          <table:table-cell table:formula="of:=[.A1260]/1000/(60*60*24)" office:value-type="time" office:time-value="PT05H35M27.711S" calcext:value-type="time">
            <text:p>05:35:28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692.05" calcext:value-type="float">
            <text:p>692.05</text:p>
          </table:table-cell>
          <table:table-cell office:value-type="float" office:value="853.2" calcext:value-type="float">
            <text:p>853.2</text:p>
          </table:table-cell>
        </table:table-row>
        <table:table-row table:style-name="ro1">
          <table:table-cell office:value-type="float" office:value="20143711" calcext:value-type="float">
            <text:p>20143711</text:p>
          </table:table-cell>
          <table:table-cell table:formula="of:=[.A1261]/1000/(60*60*24)" office:value-type="time" office:time-value="PT05H35M43.711S" calcext:value-type="time">
            <text:p>05:35:44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692.56" calcext:value-type="float">
            <text:p>692.56</text:p>
          </table:table-cell>
          <table:table-cell office:value-type="float" office:value="853.78" calcext:value-type="float">
            <text:p>853.78</text:p>
          </table:table-cell>
        </table:table-row>
        <table:table-row table:style-name="ro1">
          <table:table-cell office:value-type="float" office:value="20159711" calcext:value-type="float">
            <text:p>20159711</text:p>
          </table:table-cell>
          <table:table-cell table:formula="of:=[.A1262]/1000/(60*60*24)" office:value-type="time" office:time-value="PT05H35M59.711S" calcext:value-type="time">
            <text:p>05:36:00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693.06" calcext:value-type="float">
            <text:p>693.06</text:p>
          </table:table-cell>
          <table:table-cell office:value-type="float" office:value="854.36" calcext:value-type="float">
            <text:p>854.36</text:p>
          </table:table-cell>
        </table:table-row>
        <table:table-row table:style-name="ro1">
          <table:table-cell office:value-type="float" office:value="20175711" calcext:value-type="float">
            <text:p>20175711</text:p>
          </table:table-cell>
          <table:table-cell table:formula="of:=[.A1263]/1000/(60*60*24)" office:value-type="time" office:time-value="PT05H36M15.711S" calcext:value-type="time">
            <text:p>05:36:16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693.57" calcext:value-type="float">
            <text:p>693.57</text:p>
          </table:table-cell>
          <table:table-cell office:value-type="float" office:value="854.93" calcext:value-type="float">
            <text:p>854.93</text:p>
          </table:table-cell>
        </table:table-row>
        <table:table-row table:style-name="ro1">
          <table:table-cell office:value-type="float" office:value="20191711" calcext:value-type="float">
            <text:p>20191711</text:p>
          </table:table-cell>
          <table:table-cell table:formula="of:=[.A1264]/1000/(60*60*24)" office:value-type="time" office:time-value="PT05H36M31.711S" calcext:value-type="time">
            <text:p>05:36:32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694.08" calcext:value-type="float">
            <text:p>694.08</text:p>
          </table:table-cell>
          <table:table-cell office:value-type="float" office:value="855.51" calcext:value-type="float">
            <text:p>855.51</text:p>
          </table:table-cell>
        </table:table-row>
        <table:table-row table:style-name="ro1">
          <table:table-cell office:value-type="float" office:value="20207711" calcext:value-type="float">
            <text:p>20207711</text:p>
          </table:table-cell>
          <table:table-cell table:formula="of:=[.A1265]/1000/(60*60*24)" office:value-type="time" office:time-value="PT05H36M47.711S" calcext:value-type="time">
            <text:p>05:36:48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694.59" calcext:value-type="float">
            <text:p>694.59</text:p>
          </table:table-cell>
          <table:table-cell office:value-type="float" office:value="856.09" calcext:value-type="float">
            <text:p>856.09</text:p>
          </table:table-cell>
        </table:table-row>
        <table:table-row table:style-name="ro1">
          <table:table-cell office:value-type="float" office:value="20223711" calcext:value-type="float">
            <text:p>20223711</text:p>
          </table:table-cell>
          <table:table-cell table:formula="of:=[.A1266]/1000/(60*60*24)" office:value-type="time" office:time-value="PT05H37M03.711S" calcext:value-type="time">
            <text:p>05:37:04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695.09" calcext:value-type="float">
            <text:p>695.09</text:p>
          </table:table-cell>
          <table:table-cell office:value-type="float" office:value="856.66" calcext:value-type="float">
            <text:p>856.66</text:p>
          </table:table-cell>
        </table:table-row>
        <table:table-row table:style-name="ro1">
          <table:table-cell office:value-type="float" office:value="20239711" calcext:value-type="float">
            <text:p>20239711</text:p>
          </table:table-cell>
          <table:table-cell table:formula="of:=[.A1267]/1000/(60*60*24)" office:value-type="time" office:time-value="PT05H37M19.711S" calcext:value-type="time">
            <text:p>05:37:20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695.6" calcext:value-type="float">
            <text:p>695.6</text:p>
          </table:table-cell>
          <table:table-cell office:value-type="float" office:value="857.23" calcext:value-type="float">
            <text:p>857.23</text:p>
          </table:table-cell>
        </table:table-row>
        <table:table-row table:style-name="ro1">
          <table:table-cell office:value-type="float" office:value="20255711" calcext:value-type="float">
            <text:p>20255711</text:p>
          </table:table-cell>
          <table:table-cell table:formula="of:=[.A1268]/1000/(60*60*24)" office:value-type="time" office:time-value="PT05H37M35.711S" calcext:value-type="time">
            <text:p>05:37:36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696.11" calcext:value-type="float">
            <text:p>696.11</text:p>
          </table:table-cell>
          <table:table-cell office:value-type="float" office:value="857.81" calcext:value-type="float">
            <text:p>857.81</text:p>
          </table:table-cell>
        </table:table-row>
        <table:table-row table:style-name="ro1">
          <table:table-cell office:value-type="float" office:value="20271711" calcext:value-type="float">
            <text:p>20271711</text:p>
          </table:table-cell>
          <table:table-cell table:formula="of:=[.A1269]/1000/(60*60*24)" office:value-type="time" office:time-value="PT05H37M51.711S" calcext:value-type="time">
            <text:p>05:37:52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696.61" calcext:value-type="float">
            <text:p>696.61</text:p>
          </table:table-cell>
          <table:table-cell office:value-type="float" office:value="858.38" calcext:value-type="float">
            <text:p>858.38</text:p>
          </table:table-cell>
        </table:table-row>
        <table:table-row table:style-name="ro1">
          <table:table-cell office:value-type="float" office:value="20287711" calcext:value-type="float">
            <text:p>20287711</text:p>
          </table:table-cell>
          <table:table-cell table:formula="of:=[.A1270]/1000/(60*60*24)" office:value-type="time" office:time-value="PT05H38M07.711S" calcext:value-type="time">
            <text:p>05:38:08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697.12" calcext:value-type="float">
            <text:p>697.12</text:p>
          </table:table-cell>
          <table:table-cell office:value-type="float" office:value="858.95" calcext:value-type="float">
            <text:p>858.95</text:p>
          </table:table-cell>
        </table:table-row>
        <table:table-row table:style-name="ro1">
          <table:table-cell office:value-type="float" office:value="20303711" calcext:value-type="float">
            <text:p>20303711</text:p>
          </table:table-cell>
          <table:table-cell table:formula="of:=[.A1271]/1000/(60*60*24)" office:value-type="time" office:time-value="PT05H38M23.711S" calcext:value-type="time">
            <text:p>05:38:24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29" calcext:value-type="float">
            <text:p>128.29</text:p>
          </table:table-cell>
          <table:table-cell office:value-type="float" office:value="697.62" calcext:value-type="float">
            <text:p>697.62</text:p>
          </table:table-cell>
          <table:table-cell office:value-type="float" office:value="859.52" calcext:value-type="float">
            <text:p>859.52</text:p>
          </table:table-cell>
        </table:table-row>
        <table:table-row table:style-name="ro1">
          <table:table-cell office:value-type="float" office:value="20319711" calcext:value-type="float">
            <text:p>20319711</text:p>
          </table:table-cell>
          <table:table-cell table:formula="of:=[.A1272]/1000/(60*60*24)" office:value-type="time" office:time-value="PT05H38M39.711S" calcext:value-type="time">
            <text:p>05:38:40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698.13" calcext:value-type="float">
            <text:p>698.13</text:p>
          </table:table-cell>
          <table:table-cell office:value-type="float" office:value="860.09" calcext:value-type="float">
            <text:p>860.09</text:p>
          </table:table-cell>
        </table:table-row>
        <table:table-row table:style-name="ro1">
          <table:table-cell office:value-type="float" office:value="20335711" calcext:value-type="float">
            <text:p>20335711</text:p>
          </table:table-cell>
          <table:table-cell table:formula="of:=[.A1273]/1000/(60*60*24)" office:value-type="time" office:time-value="PT05H38M55.711S" calcext:value-type="time">
            <text:p>05:38:56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698.63" calcext:value-type="float">
            <text:p>698.63</text:p>
          </table:table-cell>
          <table:table-cell office:value-type="float" office:value="860.66" calcext:value-type="float">
            <text:p>860.66</text:p>
          </table:table-cell>
        </table:table-row>
        <table:table-row table:style-name="ro1">
          <table:table-cell office:value-type="float" office:value="20351711" calcext:value-type="float">
            <text:p>20351711</text:p>
          </table:table-cell>
          <table:table-cell table:formula="of:=[.A1274]/1000/(60*60*24)" office:value-type="time" office:time-value="PT05H39M11.711S" calcext:value-type="time">
            <text:p>05:39:12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699.14" calcext:value-type="float">
            <text:p>699.14</text:p>
          </table:table-cell>
          <table:table-cell office:value-type="float" office:value="861.23" calcext:value-type="float">
            <text:p>861.23</text:p>
          </table:table-cell>
        </table:table-row>
        <table:table-row table:style-name="ro1">
          <table:table-cell office:value-type="float" office:value="20367711" calcext:value-type="float">
            <text:p>20367711</text:p>
          </table:table-cell>
          <table:table-cell table:formula="of:=[.A1275]/1000/(60*60*24)" office:value-type="time" office:time-value="PT05H39M27.711S" calcext:value-type="time">
            <text:p>05:39:28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699.64" calcext:value-type="float">
            <text:p>699.64</text:p>
          </table:table-cell>
          <table:table-cell office:value-type="float" office:value="861.8" calcext:value-type="float">
            <text:p>861.8</text:p>
          </table:table-cell>
        </table:table-row>
        <table:table-row table:style-name="ro1">
          <table:table-cell office:value-type="float" office:value="20383711" calcext:value-type="float">
            <text:p>20383711</text:p>
          </table:table-cell>
          <table:table-cell table:formula="of:=[.A1276]/1000/(60*60*24)" office:value-type="time" office:time-value="PT05H39M43.711S" calcext:value-type="time">
            <text:p>05:39:44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700.15" calcext:value-type="float">
            <text:p>700.15</text:p>
          </table:table-cell>
          <table:table-cell office:value-type="float" office:value="862.37" calcext:value-type="float">
            <text:p>862.37</text:p>
          </table:table-cell>
        </table:table-row>
        <table:table-row table:style-name="ro1">
          <table:table-cell office:value-type="float" office:value="20399711" calcext:value-type="float">
            <text:p>20399711</text:p>
          </table:table-cell>
          <table:table-cell table:formula="of:=[.A1277]/1000/(60*60*24)" office:value-type="time" office:time-value="PT05H39M59.711S" calcext:value-type="time">
            <text:p>05:40:00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700.65" calcext:value-type="float">
            <text:p>700.65</text:p>
          </table:table-cell>
          <table:table-cell office:value-type="float" office:value="862.93" calcext:value-type="float">
            <text:p>862.93</text:p>
          </table:table-cell>
        </table:table-row>
        <table:table-row table:style-name="ro1">
          <table:table-cell office:value-type="float" office:value="20415711" calcext:value-type="float">
            <text:p>20415711</text:p>
          </table:table-cell>
          <table:table-cell table:formula="of:=[.A1278]/1000/(60*60*24)" office:value-type="time" office:time-value="PT05H40M15.711S" calcext:value-type="time">
            <text:p>05:40:16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701.16" calcext:value-type="float">
            <text:p>701.16</text:p>
          </table:table-cell>
          <table:table-cell office:value-type="float" office:value="863.5" calcext:value-type="float">
            <text:p>863.5</text:p>
          </table:table-cell>
        </table:table-row>
        <table:table-row table:style-name="ro1">
          <table:table-cell office:value-type="float" office:value="20431711" calcext:value-type="float">
            <text:p>20431711</text:p>
          </table:table-cell>
          <table:table-cell table:formula="of:=[.A1279]/1000/(60*60*24)" office:value-type="time" office:time-value="PT05H40M31.711S" calcext:value-type="time">
            <text:p>05:40:32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701.66" calcext:value-type="float">
            <text:p>701.66</text:p>
          </table:table-cell>
          <table:table-cell office:value-type="float" office:value="864.06" calcext:value-type="float">
            <text:p>864.06</text:p>
          </table:table-cell>
        </table:table-row>
        <table:table-row table:style-name="ro1">
          <table:table-cell office:value-type="float" office:value="20447711" calcext:value-type="float">
            <text:p>20447711</text:p>
          </table:table-cell>
          <table:table-cell table:formula="of:=[.A1280]/1000/(60*60*24)" office:value-type="time" office:time-value="PT05H40M47.711S" calcext:value-type="time">
            <text:p>05:40:48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702.16" calcext:value-type="float">
            <text:p>702.16</text:p>
          </table:table-cell>
          <table:table-cell office:value-type="float" office:value="864.63" calcext:value-type="float">
            <text:p>864.63</text:p>
          </table:table-cell>
        </table:table-row>
        <table:table-row table:style-name="ro1">
          <table:table-cell office:value-type="float" office:value="20463711" calcext:value-type="float">
            <text:p>20463711</text:p>
          </table:table-cell>
          <table:table-cell table:formula="of:=[.A1281]/1000/(60*60*24)" office:value-type="time" office:time-value="PT05H41M03.711S" calcext:value-type="time">
            <text:p>05:41:04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702.67" calcext:value-type="float">
            <text:p>702.67</text:p>
          </table:table-cell>
          <table:table-cell office:value-type="float" office:value="865.19" calcext:value-type="float">
            <text:p>865.19</text:p>
          </table:table-cell>
        </table:table-row>
        <table:table-row table:style-name="ro1">
          <table:table-cell office:value-type="float" office:value="20479711" calcext:value-type="float">
            <text:p>20479711</text:p>
          </table:table-cell>
          <table:table-cell table:formula="of:=[.A1282]/1000/(60*60*24)" office:value-type="time" office:time-value="PT05H41M19.711S" calcext:value-type="time">
            <text:p>05:41:20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703.17" calcext:value-type="float">
            <text:p>703.17</text:p>
          </table:table-cell>
          <table:table-cell office:value-type="float" office:value="865.76" calcext:value-type="float">
            <text:p>865.76</text:p>
          </table:table-cell>
        </table:table-row>
        <table:table-row table:style-name="ro1">
          <table:table-cell office:value-type="float" office:value="20495711" calcext:value-type="float">
            <text:p>20495711</text:p>
          </table:table-cell>
          <table:table-cell table:formula="of:=[.A1283]/1000/(60*60*24)" office:value-type="time" office:time-value="PT05H41M35.711S" calcext:value-type="time">
            <text:p>05:41:36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703.67" calcext:value-type="float">
            <text:p>703.67</text:p>
          </table:table-cell>
          <table:table-cell office:value-type="float" office:value="866.32" calcext:value-type="float">
            <text:p>866.32</text:p>
          </table:table-cell>
        </table:table-row>
        <table:table-row table:style-name="ro1">
          <table:table-cell office:value-type="float" office:value="20511711" calcext:value-type="float">
            <text:p>20511711</text:p>
          </table:table-cell>
          <table:table-cell table:formula="of:=[.A1284]/1000/(60*60*24)" office:value-type="time" office:time-value="PT05H41M51.711S" calcext:value-type="time">
            <text:p>05:41:52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704.17" calcext:value-type="float">
            <text:p>704.17</text:p>
          </table:table-cell>
          <table:table-cell office:value-type="float" office:value="866.88" calcext:value-type="float">
            <text:p>866.88</text:p>
          </table:table-cell>
        </table:table-row>
        <table:table-row table:style-name="ro1">
          <table:table-cell office:value-type="float" office:value="20527711" calcext:value-type="float">
            <text:p>20527711</text:p>
          </table:table-cell>
          <table:table-cell table:formula="of:=[.A1285]/1000/(60*60*24)" office:value-type="time" office:time-value="PT05H42M07.711S" calcext:value-type="time">
            <text:p>05:42:08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704.67" calcext:value-type="float">
            <text:p>704.67</text:p>
          </table:table-cell>
          <table:table-cell office:value-type="float" office:value="867.45" calcext:value-type="float">
            <text:p>867.45</text:p>
          </table:table-cell>
        </table:table-row>
        <table:table-row table:style-name="ro1">
          <table:table-cell office:value-type="float" office:value="20543711" calcext:value-type="float">
            <text:p>20543711</text:p>
          </table:table-cell>
          <table:table-cell table:formula="of:=[.A1286]/1000/(60*60*24)" office:value-type="time" office:time-value="PT05H42M23.711S" calcext:value-type="time">
            <text:p>05:42:24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705.17" calcext:value-type="float">
            <text:p>705.17</text:p>
          </table:table-cell>
          <table:table-cell office:value-type="float" office:value="868.01" calcext:value-type="float">
            <text:p>868.01</text:p>
          </table:table-cell>
        </table:table-row>
        <table:table-row table:style-name="ro1">
          <table:table-cell office:value-type="float" office:value="20559711" calcext:value-type="float">
            <text:p>20559711</text:p>
          </table:table-cell>
          <table:table-cell table:formula="of:=[.A1287]/1000/(60*60*24)" office:value-type="time" office:time-value="PT05H42M39.711S" calcext:value-type="time">
            <text:p>05:42:40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705.67" calcext:value-type="float">
            <text:p>705.67</text:p>
          </table:table-cell>
          <table:table-cell office:value-type="float" office:value="868.57" calcext:value-type="float">
            <text:p>868.57</text:p>
          </table:table-cell>
        </table:table-row>
        <table:table-row table:style-name="ro1">
          <table:table-cell office:value-type="float" office:value="20575711" calcext:value-type="float">
            <text:p>20575711</text:p>
          </table:table-cell>
          <table:table-cell table:formula="of:=[.A1288]/1000/(60*60*24)" office:value-type="time" office:time-value="PT05H42M55.711S" calcext:value-type="time">
            <text:p>05:42:56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5.58" calcext:value-type="float">
            <text:p>125.58</text:p>
          </table:table-cell>
          <table:table-cell office:value-type="float" office:value="706.18" calcext:value-type="float">
            <text:p>706.18</text:p>
          </table:table-cell>
          <table:table-cell office:value-type="float" office:value="869.13" calcext:value-type="float">
            <text:p>869.13</text:p>
          </table:table-cell>
        </table:table-row>
        <table:table-row table:style-name="ro1">
          <table:table-cell office:value-type="float" office:value="20591711" calcext:value-type="float">
            <text:p>20591711</text:p>
          </table:table-cell>
          <table:table-cell table:formula="of:=[.A1289]/1000/(60*60*24)" office:value-type="time" office:time-value="PT05H43M11.711S" calcext:value-type="time">
            <text:p>05:43:12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706.68" calcext:value-type="float">
            <text:p>706.68</text:p>
          </table:table-cell>
          <table:table-cell office:value-type="float" office:value="869.69" calcext:value-type="float">
            <text:p>869.69</text:p>
          </table:table-cell>
        </table:table-row>
        <table:table-row table:style-name="ro1">
          <table:table-cell office:value-type="float" office:value="20607711" calcext:value-type="float">
            <text:p>20607711</text:p>
          </table:table-cell>
          <table:table-cell table:formula="of:=[.A1290]/1000/(60*60*24)" office:value-type="time" office:time-value="PT05H43M27.711S" calcext:value-type="time">
            <text:p>05:43:28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707.18" calcext:value-type="float">
            <text:p>707.18</text:p>
          </table:table-cell>
          <table:table-cell office:value-type="float" office:value="870.25" calcext:value-type="float">
            <text:p>870.25</text:p>
          </table:table-cell>
        </table:table-row>
        <table:table-row table:style-name="ro1">
          <table:table-cell office:value-type="float" office:value="20623711" calcext:value-type="float">
            <text:p>20623711</text:p>
          </table:table-cell>
          <table:table-cell table:formula="of:=[.A1291]/1000/(60*60*24)" office:value-type="time" office:time-value="PT05H43M43.711S" calcext:value-type="time">
            <text:p>05:43:44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707.68" calcext:value-type="float">
            <text:p>707.68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20639711" calcext:value-type="float">
            <text:p>20639711</text:p>
          </table:table-cell>
          <table:table-cell table:formula="of:=[.A1292]/1000/(60*60*24)" office:value-type="time" office:time-value="PT05H43M59.711S" calcext:value-type="time">
            <text:p>05:44:00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708.17" calcext:value-type="float">
            <text:p>708.17</text:p>
          </table:table-cell>
          <table:table-cell office:value-type="float" office:value="871.36" calcext:value-type="float">
            <text:p>871.36</text:p>
          </table:table-cell>
        </table:table-row>
        <table:table-row table:style-name="ro1">
          <table:table-cell office:value-type="float" office:value="20655711" calcext:value-type="float">
            <text:p>20655711</text:p>
          </table:table-cell>
          <table:table-cell table:formula="of:=[.A1293]/1000/(60*60*24)" office:value-type="time" office:time-value="PT05H44M15.711S" calcext:value-type="time">
            <text:p>05:44:16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708.67" calcext:value-type="float">
            <text:p>708.67</text:p>
          </table:table-cell>
          <table:table-cell office:value-type="float" office:value="871.91" calcext:value-type="float">
            <text:p>871.91</text:p>
          </table:table-cell>
        </table:table-row>
        <table:table-row table:style-name="ro1">
          <table:table-cell office:value-type="float" office:value="20671711" calcext:value-type="float">
            <text:p>20671711</text:p>
          </table:table-cell>
          <table:table-cell table:formula="of:=[.A1294]/1000/(60*60*24)" office:value-type="time" office:time-value="PT05H44M31.711S" calcext:value-type="time">
            <text:p>05:44:32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709.17" calcext:value-type="float">
            <text:p>709.17</text:p>
          </table:table-cell>
          <table:table-cell office:value-type="float" office:value="872.47" calcext:value-type="float">
            <text:p>872.47</text:p>
          </table:table-cell>
        </table:table-row>
        <table:table-row table:style-name="ro1">
          <table:table-cell office:value-type="float" office:value="20687711" calcext:value-type="float">
            <text:p>20687711</text:p>
          </table:table-cell>
          <table:table-cell table:formula="of:=[.A1295]/1000/(60*60*24)" office:value-type="time" office:time-value="PT05H44M47.711S" calcext:value-type="time">
            <text:p>05:44:48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709.67" calcext:value-type="float">
            <text:p>709.67</text:p>
          </table:table-cell>
          <table:table-cell office:value-type="float" office:value="873.02" calcext:value-type="float">
            <text:p>873.02</text:p>
          </table:table-cell>
        </table:table-row>
        <table:table-row table:style-name="ro1">
          <table:table-cell office:value-type="float" office:value="20703711" calcext:value-type="float">
            <text:p>20703711</text:p>
          </table:table-cell>
          <table:table-cell table:formula="of:=[.A1296]/1000/(60*60*24)" office:value-type="time" office:time-value="PT05H45M03.711S" calcext:value-type="time">
            <text:p>05:45:04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710.17" calcext:value-type="float">
            <text:p>710.17</text:p>
          </table:table-cell>
          <table:table-cell office:value-type="float" office:value="873.58" calcext:value-type="float">
            <text:p>873.58</text:p>
          </table:table-cell>
        </table:table-row>
        <table:table-row table:style-name="ro1">
          <table:table-cell office:value-type="float" office:value="20719711" calcext:value-type="float">
            <text:p>20719711</text:p>
          </table:table-cell>
          <table:table-cell table:formula="of:=[.A1297]/1000/(60*60*24)" office:value-type="time" office:time-value="PT05H45M19.711S" calcext:value-type="time">
            <text:p>05:45:20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710.67" calcext:value-type="float">
            <text:p>710.67</text:p>
          </table:table-cell>
          <table:table-cell office:value-type="float" office:value="874.13" calcext:value-type="float">
            <text:p>874.13</text:p>
          </table:table-cell>
        </table:table-row>
        <table:table-row table:style-name="ro1">
          <table:table-cell office:value-type="float" office:value="20735711" calcext:value-type="float">
            <text:p>20735711</text:p>
          </table:table-cell>
          <table:table-cell table:formula="of:=[.A1298]/1000/(60*60*24)" office:value-type="time" office:time-value="PT05H45M35.711S" calcext:value-type="time">
            <text:p>05:45:36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3.78" calcext:value-type="float">
            <text:p>123.78</text:p>
          </table:table-cell>
          <table:table-cell office:value-type="float" office:value="711.16" calcext:value-type="float">
            <text:p>711.16</text:p>
          </table:table-cell>
          <table:table-cell office:value-type="float" office:value="874.68" calcext:value-type="float">
            <text:p>874.68</text:p>
          </table:table-cell>
        </table:table-row>
        <table:table-row table:style-name="ro1">
          <table:table-cell office:value-type="float" office:value="20751711" calcext:value-type="float">
            <text:p>20751711</text:p>
          </table:table-cell>
          <table:table-cell table:formula="of:=[.A1299]/1000/(60*60*24)" office:value-type="time" office:time-value="PT05H45M51.711S" calcext:value-type="time">
            <text:p>05:45:52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711.66" calcext:value-type="float">
            <text:p>711.66</text:p>
          </table:table-cell>
          <table:table-cell office:value-type="float" office:value="875.23" calcext:value-type="float">
            <text:p>875.23</text:p>
          </table:table-cell>
        </table:table-row>
        <table:table-row table:style-name="ro1">
          <table:table-cell office:value-type="float" office:value="20767711" calcext:value-type="float">
            <text:p>20767711</text:p>
          </table:table-cell>
          <table:table-cell table:formula="of:=[.A1300]/1000/(60*60*24)" office:value-type="time" office:time-value="PT05H46M07.711S" calcext:value-type="time">
            <text:p>05:46:08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712.16" calcext:value-type="float">
            <text:p>712.16</text:p>
          </table:table-cell>
          <table:table-cell office:value-type="float" office:value="875.78" calcext:value-type="float">
            <text:p>875.78</text:p>
          </table:table-cell>
        </table:table-row>
        <table:table-row table:style-name="ro1">
          <table:table-cell office:value-type="float" office:value="20783711" calcext:value-type="float">
            <text:p>20783711</text:p>
          </table:table-cell>
          <table:table-cell table:formula="of:=[.A1301]/1000/(60*60*24)" office:value-type="time" office:time-value="PT05H46M23.711S" calcext:value-type="time">
            <text:p>05:46:24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712.65" calcext:value-type="float">
            <text:p>712.65</text:p>
          </table:table-cell>
          <table:table-cell office:value-type="float" office:value="876.33" calcext:value-type="float">
            <text:p>876.33</text:p>
          </table:table-cell>
        </table:table-row>
        <table:table-row table:style-name="ro1">
          <table:table-cell office:value-type="float" office:value="20799711" calcext:value-type="float">
            <text:p>20799711</text:p>
          </table:table-cell>
          <table:table-cell table:formula="of:=[.A1302]/1000/(60*60*24)" office:value-type="time" office:time-value="PT05H46M39.711S" calcext:value-type="time">
            <text:p>05:46:40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713.15" calcext:value-type="float">
            <text:p>713.15</text:p>
          </table:table-cell>
          <table:table-cell office:value-type="float" office:value="876.88" calcext:value-type="float">
            <text:p>876.88</text:p>
          </table:table-cell>
        </table:table-row>
        <table:table-row table:style-name="ro1">
          <table:table-cell office:value-type="float" office:value="20815711" calcext:value-type="float">
            <text:p>20815711</text:p>
          </table:table-cell>
          <table:table-cell table:formula="of:=[.A1303]/1000/(60*60*24)" office:value-type="time" office:time-value="PT05H46M55.711S" calcext:value-type="time">
            <text:p>05:46:56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713.64" calcext:value-type="float">
            <text:p>713.64</text:p>
          </table:table-cell>
          <table:table-cell office:value-type="float" office:value="877.43" calcext:value-type="float">
            <text:p>877.43</text:p>
          </table:table-cell>
        </table:table-row>
        <table:table-row table:style-name="ro1">
          <table:table-cell office:value-type="float" office:value="20831711" calcext:value-type="float">
            <text:p>20831711</text:p>
          </table:table-cell>
          <table:table-cell table:formula="of:=[.A1304]/1000/(60*60*24)" office:value-type="time" office:time-value="PT05H47M11.711S" calcext:value-type="time">
            <text:p>05:47:12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714.14" calcext:value-type="float">
            <text:p>714.14</text:p>
          </table:table-cell>
          <table:table-cell office:value-type="float" office:value="877.97" calcext:value-type="float">
            <text:p>877.97</text:p>
          </table:table-cell>
        </table:table-row>
        <table:table-row table:style-name="ro1">
          <table:table-cell office:value-type="float" office:value="20847711" calcext:value-type="float">
            <text:p>20847711</text:p>
          </table:table-cell>
          <table:table-cell table:formula="of:=[.A1305]/1000/(60*60*24)" office:value-type="time" office:time-value="PT05H47M27.711S" calcext:value-type="time">
            <text:p>05:47:28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714.63" calcext:value-type="float">
            <text:p>714.63</text:p>
          </table:table-cell>
          <table:table-cell office:value-type="float" office:value="878.52" calcext:value-type="float">
            <text:p>878.52</text:p>
          </table:table-cell>
        </table:table-row>
        <table:table-row table:style-name="ro1">
          <table:table-cell office:value-type="float" office:value="20863711" calcext:value-type="float">
            <text:p>20863711</text:p>
          </table:table-cell>
          <table:table-cell table:formula="of:=[.A1306]/1000/(60*60*24)" office:value-type="time" office:time-value="PT05H47M43.711S" calcext:value-type="time">
            <text:p>05:47:44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715.13" calcext:value-type="float">
            <text:p>715.13</text:p>
          </table:table-cell>
          <table:table-cell office:value-type="float" office:value="879.07" calcext:value-type="float">
            <text:p>879.07</text:p>
          </table:table-cell>
        </table:table-row>
        <table:table-row table:style-name="ro1">
          <table:table-cell office:value-type="float" office:value="20879711" calcext:value-type="float">
            <text:p>20879711</text:p>
          </table:table-cell>
          <table:table-cell table:formula="of:=[.A1307]/1000/(60*60*24)" office:value-type="time" office:time-value="PT05H47M59.711S" calcext:value-type="time">
            <text:p>05:48:00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715.62" calcext:value-type="float">
            <text:p>715.62</text:p>
          </table:table-cell>
          <table:table-cell office:value-type="float" office:value="879.61" calcext:value-type="float">
            <text:p>879.61</text:p>
          </table:table-cell>
        </table:table-row>
        <table:table-row table:style-name="ro1">
          <table:table-cell office:value-type="float" office:value="20895711" calcext:value-type="float">
            <text:p>20895711</text:p>
          </table:table-cell>
          <table:table-cell table:formula="of:=[.A1308]/1000/(60*60*24)" office:value-type="time" office:time-value="PT05H48M15.711S" calcext:value-type="time">
            <text:p>05:48:16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716.11" calcext:value-type="float">
            <text:p>716.11</text:p>
          </table:table-cell>
          <table:table-cell office:value-type="float" office:value="880.15" calcext:value-type="float">
            <text:p>880.15</text:p>
          </table:table-cell>
        </table:table-row>
        <table:table-row table:style-name="ro1">
          <table:table-cell office:value-type="float" office:value="20911711" calcext:value-type="float">
            <text:p>20911711</text:p>
          </table:table-cell>
          <table:table-cell table:formula="of:=[.A1309]/1000/(60*60*24)" office:value-type="time" office:time-value="PT05H48M31.711S" calcext:value-type="time">
            <text:p>05:48:32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716.61" calcext:value-type="float">
            <text:p>716.61</text:p>
          </table:table-cell>
          <table:table-cell office:value-type="float" office:value="880.69" calcext:value-type="float">
            <text:p>880.69</text:p>
          </table:table-cell>
        </table:table-row>
        <table:table-row table:style-name="ro1">
          <table:table-cell office:value-type="float" office:value="20927711" calcext:value-type="float">
            <text:p>20927711</text:p>
          </table:table-cell>
          <table:table-cell table:formula="of:=[.A1310]/1000/(60*60*24)" office:value-type="time" office:time-value="PT05H48M47.711S" calcext:value-type="time">
            <text:p>05:48:48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717.1" calcext:value-type="float">
            <text:p>717.1</text:p>
          </table:table-cell>
          <table:table-cell office:value-type="float" office:value="881.24" calcext:value-type="float">
            <text:p>881.24</text:p>
          </table:table-cell>
        </table:table-row>
        <table:table-row table:style-name="ro1">
          <table:table-cell office:value-type="float" office:value="20943711" calcext:value-type="float">
            <text:p>20943711</text:p>
          </table:table-cell>
          <table:table-cell table:formula="of:=[.A1311]/1000/(60*60*24)" office:value-type="time" office:time-value="PT05H49M03.711S" calcext:value-type="time">
            <text:p>05:49:04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717.59" calcext:value-type="float">
            <text:p>717.59</text:p>
          </table:table-cell>
          <table:table-cell office:value-type="float" office:value="881.78" calcext:value-type="float">
            <text:p>881.78</text:p>
          </table:table-cell>
        </table:table-row>
        <table:table-row table:style-name="ro1">
          <table:table-cell office:value-type="float" office:value="20959711" calcext:value-type="float">
            <text:p>20959711</text:p>
          </table:table-cell>
          <table:table-cell table:formula="of:=[.A1312]/1000/(60*60*24)" office:value-type="time" office:time-value="PT05H49M19.711S" calcext:value-type="time">
            <text:p>05:49:20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718.08" calcext:value-type="float">
            <text:p>718.08</text:p>
          </table:table-cell>
          <table:table-cell office:value-type="float" office:value="882.32" calcext:value-type="float">
            <text:p>882.32</text:p>
          </table:table-cell>
        </table:table-row>
        <table:table-row table:style-name="ro1">
          <table:table-cell office:value-type="float" office:value="20975711" calcext:value-type="float">
            <text:p>20975711</text:p>
          </table:table-cell>
          <table:table-cell table:formula="of:=[.A1313]/1000/(60*60*24)" office:value-type="time" office:time-value="PT05H49M35.711S" calcext:value-type="time">
            <text:p>05:49:36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718.57" calcext:value-type="float">
            <text:p>718.57</text:p>
          </table:table-cell>
          <table:table-cell office:value-type="float" office:value="882.85" calcext:value-type="float">
            <text:p>882.85</text:p>
          </table:table-cell>
        </table:table-row>
        <table:table-row table:style-name="ro1">
          <table:table-cell office:value-type="float" office:value="20991711" calcext:value-type="float">
            <text:p>20991711</text:p>
          </table:table-cell>
          <table:table-cell table:formula="of:=[.A1314]/1000/(60*60*24)" office:value-type="time" office:time-value="PT05H49M51.711S" calcext:value-type="time">
            <text:p>05:49:52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719.06" calcext:value-type="float">
            <text:p>719.06</text:p>
          </table:table-cell>
          <table:table-cell office:value-type="float" office:value="883.39" calcext:value-type="float">
            <text:p>883.39</text:p>
          </table:table-cell>
        </table:table-row>
        <table:table-row table:style-name="ro1">
          <table:table-cell office:value-type="float" office:value="21007711" calcext:value-type="float">
            <text:p>21007711</text:p>
          </table:table-cell>
          <table:table-cell table:formula="of:=[.A1315]/1000/(60*60*24)" office:value-type="time" office:time-value="PT05H50M07.711S" calcext:value-type="time">
            <text:p>05:50:08</text:p>
          </table:table-cell>
          <table:table-cell office:value-type="float" office:value="1.09" calcext:value-type="float">
            <text:p>1.09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34" calcext:value-type="float">
            <text:p>120.34</text:p>
          </table:table-cell>
          <table:table-cell office:value-type="float" office:value="719.55" calcext:value-type="float">
            <text:p>719.55</text:p>
          </table:table-cell>
          <table:table-cell office:value-type="float" office:value="883.93" calcext:value-type="float">
            <text:p>883.93</text:p>
          </table:table-cell>
        </table:table-row>
        <table:table-row table:style-name="ro1">
          <table:table-cell office:value-type="float" office:value="21023711" calcext:value-type="float">
            <text:p>21023711</text:p>
          </table:table-cell>
          <table:table-cell table:formula="of:=[.A1316]/1000/(60*60*24)" office:value-type="time" office:time-value="PT05H50M23.711S" calcext:value-type="time">
            <text:p>05:50:24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720.04" calcext:value-type="float">
            <text:p>720.04</text:p>
          </table:table-cell>
          <table:table-cell office:value-type="float" office:value="884.46" calcext:value-type="float">
            <text:p>884.46</text:p>
          </table:table-cell>
        </table:table-row>
        <table:table-row table:style-name="ro1">
          <table:table-cell office:value-type="float" office:value="21039711" calcext:value-type="float">
            <text:p>21039711</text:p>
          </table:table-cell>
          <table:table-cell table:formula="of:=[.A1317]/1000/(60*60*24)" office:value-type="time" office:time-value="PT05H50M39.711S" calcext:value-type="time">
            <text:p>05:50:40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720.53" calcext:value-type="float">
            <text:p>720.5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1055711" calcext:value-type="float">
            <text:p>21055711</text:p>
          </table:table-cell>
          <table:table-cell table:formula="of:=[.A1318]/1000/(60*60*24)" office:value-type="time" office:time-value="PT05H50M55.711S" calcext:value-type="time">
            <text:p>05:50:56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721.02" calcext:value-type="float">
            <text:p>721.02</text:p>
          </table:table-cell>
          <table:table-cell office:value-type="float" office:value="885.53" calcext:value-type="float">
            <text:p>885.53</text:p>
          </table:table-cell>
        </table:table-row>
        <table:table-row table:style-name="ro1">
          <table:table-cell office:value-type="float" office:value="21071711" calcext:value-type="float">
            <text:p>21071711</text:p>
          </table:table-cell>
          <table:table-cell table:formula="of:=[.A1319]/1000/(60*60*24)" office:value-type="time" office:time-value="PT05H51M11.711S" calcext:value-type="time">
            <text:p>05:51:12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35" calcext:value-type="float">
            <text:p>119.35</text:p>
          </table:table-cell>
          <table:table-cell office:value-type="float" office:value="721.51" calcext:value-type="float">
            <text:p>721.51</text:p>
          </table:table-cell>
          <table:table-cell office:value-type="float" office:value="886.06" calcext:value-type="float">
            <text:p>886.06</text:p>
          </table:table-cell>
        </table:table-row>
        <table:table-row table:style-name="ro1">
          <table:table-cell office:value-type="float" office:value="21087711" calcext:value-type="float">
            <text:p>21087711</text:p>
          </table:table-cell>
          <table:table-cell table:formula="of:=[.A1320]/1000/(60*60*24)" office:value-type="time" office:time-value="PT05H51M27.711S" calcext:value-type="time">
            <text:p>05:51:28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722" calcext:value-type="float">
            <text:p>722</text:p>
          </table:table-cell>
          <table:table-cell office:value-type="float" office:value="886.59" calcext:value-type="float">
            <text:p>886.59</text:p>
          </table:table-cell>
        </table:table-row>
        <table:table-row table:style-name="ro1">
          <table:table-cell office:value-type="float" office:value="21103711" calcext:value-type="float">
            <text:p>21103711</text:p>
          </table:table-cell>
          <table:table-cell table:formula="of:=[.A1321]/1000/(60*60*24)" office:value-type="time" office:time-value="PT05H51M43.711S" calcext:value-type="time">
            <text:p>05:51:44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722.49" calcext:value-type="float">
            <text:p>722.49</text:p>
          </table:table-cell>
          <table:table-cell office:value-type="float" office:value="887.12" calcext:value-type="float">
            <text:p>887.12</text:p>
          </table:table-cell>
        </table:table-row>
        <table:table-row table:style-name="ro1">
          <table:table-cell office:value-type="float" office:value="21119711" calcext:value-type="float">
            <text:p>21119711</text:p>
          </table:table-cell>
          <table:table-cell table:formula="of:=[.A1322]/1000/(60*60*24)" office:value-type="time" office:time-value="PT05H51M59.711S" calcext:value-type="time">
            <text:p>05:52:00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722.97" calcext:value-type="float">
            <text:p>722.97</text:p>
          </table:table-cell>
          <table:table-cell office:value-type="float" office:value="887.65" calcext:value-type="float">
            <text:p>887.65</text:p>
          </table:table-cell>
        </table:table-row>
        <table:table-row table:style-name="ro1">
          <table:table-cell office:value-type="float" office:value="21135711" calcext:value-type="float">
            <text:p>21135711</text:p>
          </table:table-cell>
          <table:table-cell table:formula="of:=[.A1323]/1000/(60*60*24)" office:value-type="time" office:time-value="PT05H52M15.711S" calcext:value-type="time">
            <text:p>05:52:16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723.46" calcext:value-type="float">
            <text:p>723.46</text:p>
          </table:table-cell>
          <table:table-cell office:value-type="float" office:value="888.18" calcext:value-type="float">
            <text:p>888.18</text:p>
          </table:table-cell>
        </table:table-row>
        <table:table-row table:style-name="ro1">
          <table:table-cell office:value-type="float" office:value="21151711" calcext:value-type="float">
            <text:p>21151711</text:p>
          </table:table-cell>
          <table:table-cell table:formula="of:=[.A1324]/1000/(60*60*24)" office:value-type="time" office:time-value="PT05H52M31.711S" calcext:value-type="time">
            <text:p>05:52:32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723.94" calcext:value-type="float">
            <text:p>723.94</text:p>
          </table:table-cell>
          <table:table-cell office:value-type="float" office:value="888.7" calcext:value-type="float">
            <text:p>888.7</text:p>
          </table:table-cell>
        </table:table-row>
        <table:table-row table:style-name="ro1">
          <table:table-cell office:value-type="float" office:value="21167711" calcext:value-type="float">
            <text:p>21167711</text:p>
          </table:table-cell>
          <table:table-cell table:formula="of:=[.A1325]/1000/(60*60*24)" office:value-type="time" office:time-value="PT05H52M47.711S" calcext:value-type="time">
            <text:p>05:52:48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4" calcext:value-type="float">
            <text:p>118.14</text:p>
          </table:table-cell>
          <table:table-cell office:value-type="float" office:value="724.43" calcext:value-type="float">
            <text:p>724.43</text:p>
          </table:table-cell>
          <table:table-cell office:value-type="float" office:value="889.23" calcext:value-type="float">
            <text:p>889.23</text:p>
          </table:table-cell>
        </table:table-row>
        <table:table-row table:style-name="ro1">
          <table:table-cell office:value-type="float" office:value="21183711" calcext:value-type="float">
            <text:p>21183711</text:p>
          </table:table-cell>
          <table:table-cell table:formula="of:=[.A1326]/1000/(60*60*24)" office:value-type="time" office:time-value="PT05H53M03.711S" calcext:value-type="time">
            <text:p>05:53:04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724.91" calcext:value-type="float">
            <text:p>724.91</text:p>
          </table:table-cell>
          <table:table-cell office:value-type="float" office:value="889.75" calcext:value-type="float">
            <text:p>889.75</text:p>
          </table:table-cell>
        </table:table-row>
        <table:table-row table:style-name="ro1">
          <table:table-cell office:value-type="float" office:value="21199711" calcext:value-type="float">
            <text:p>21199711</text:p>
          </table:table-cell>
          <table:table-cell table:formula="of:=[.A1327]/1000/(60*60*24)" office:value-type="time" office:time-value="PT05H53M19.711S" calcext:value-type="time">
            <text:p>05:53:20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725.4" calcext:value-type="float">
            <text:p>725.4</text:p>
          </table:table-cell>
          <table:table-cell office:value-type="float" office:value="890.27" calcext:value-type="float">
            <text:p>890.27</text:p>
          </table:table-cell>
        </table:table-row>
        <table:table-row table:style-name="ro1">
          <table:table-cell office:value-type="float" office:value="21215711" calcext:value-type="float">
            <text:p>21215711</text:p>
          </table:table-cell>
          <table:table-cell table:formula="of:=[.A1328]/1000/(60*60*24)" office:value-type="time" office:time-value="PT05H53M35.711S" calcext:value-type="time">
            <text:p>05:53:36</text:p>
          </table:table-cell>
          <table:table-cell office:value-type="float" office:value="1.07" calcext:value-type="float">
            <text:p>1.07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73" calcext:value-type="float">
            <text:p>116.73</text:p>
          </table:table-cell>
          <table:table-cell office:value-type="float" office:value="725.88" calcext:value-type="float">
            <text:p>725.88</text:p>
          </table:table-cell>
          <table:table-cell office:value-type="float" office:value="890.79" calcext:value-type="float">
            <text:p>890.79</text:p>
          </table:table-cell>
        </table:table-row>
        <table:table-row table:style-name="ro1">
          <table:table-cell office:value-type="float" office:value="21231711" calcext:value-type="float">
            <text:p>21231711</text:p>
          </table:table-cell>
          <table:table-cell table:formula="of:=[.A1329]/1000/(60*60*24)" office:value-type="time" office:time-value="PT05H53M51.711S" calcext:value-type="time">
            <text:p>05:53:52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726.36" calcext:value-type="float">
            <text:p>726.36</text:p>
          </table:table-cell>
          <table:table-cell office:value-type="float" office:value="891.31" calcext:value-type="float">
            <text:p>891.31</text:p>
          </table:table-cell>
        </table:table-row>
        <table:table-row table:style-name="ro1">
          <table:table-cell office:value-type="float" office:value="21247711" calcext:value-type="float">
            <text:p>21247711</text:p>
          </table:table-cell>
          <table:table-cell table:formula="of:=[.A1330]/1000/(60*60*24)" office:value-type="time" office:time-value="PT05H54M07.711S" calcext:value-type="time">
            <text:p>05:54:08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726.84" calcext:value-type="float">
            <text:p>726.84</text:p>
          </table:table-cell>
          <table:table-cell office:value-type="float" office:value="891.83" calcext:value-type="float">
            <text:p>891.83</text:p>
          </table:table-cell>
        </table:table-row>
        <table:table-row table:style-name="ro1">
          <table:table-cell office:value-type="float" office:value="21263711" calcext:value-type="float">
            <text:p>21263711</text:p>
          </table:table-cell>
          <table:table-cell table:formula="of:=[.A1331]/1000/(60*60*24)" office:value-type="time" office:time-value="PT05H54M23.711S" calcext:value-type="time">
            <text:p>05:54:24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727.32" calcext:value-type="float">
            <text:p>727.32</text:p>
          </table:table-cell>
          <table:table-cell office:value-type="float" office:value="892.34" calcext:value-type="float">
            <text:p>892.34</text:p>
          </table:table-cell>
        </table:table-row>
        <table:table-row table:style-name="ro1">
          <table:table-cell office:value-type="float" office:value="21279711" calcext:value-type="float">
            <text:p>21279711</text:p>
          </table:table-cell>
          <table:table-cell table:formula="of:=[.A1332]/1000/(60*60*24)" office:value-type="time" office:time-value="PT05H54M39.711S" calcext:value-type="time">
            <text:p>05:54:40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727.8" calcext:value-type="float">
            <text:p>727.8</text:p>
          </table:table-cell>
          <table:table-cell office:value-type="float" office:value="892.86" calcext:value-type="float">
            <text:p>892.86</text:p>
          </table:table-cell>
        </table:table-row>
        <table:table-row table:style-name="ro1">
          <table:table-cell office:value-type="float" office:value="21295711" calcext:value-type="float">
            <text:p>21295711</text:p>
          </table:table-cell>
          <table:table-cell table:formula="of:=[.A1333]/1000/(60*60*24)" office:value-type="time" office:time-value="PT05H54M55.711S" calcext:value-type="time">
            <text:p>05:54:56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" calcext:value-type="float">
            <text:p>115</text:p>
          </table:table-cell>
          <table:table-cell office:value-type="float" office:value="728.28" calcext:value-type="float">
            <text:p>728.28</text:p>
          </table:table-cell>
          <table:table-cell office:value-type="float" office:value="893.37" calcext:value-type="float">
            <text:p>893.37</text:p>
          </table:table-cell>
        </table:table-row>
        <table:table-row table:style-name="ro1">
          <table:table-cell office:value-type="float" office:value="21311711" calcext:value-type="float">
            <text:p>21311711</text:p>
          </table:table-cell>
          <table:table-cell table:formula="of:=[.A1334]/1000/(60*60*24)" office:value-type="time" office:time-value="PT05H55M11.711S" calcext:value-type="time">
            <text:p>05:55:12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728.76" calcext:value-type="float">
            <text:p>728.76</text:p>
          </table:table-cell>
          <table:table-cell office:value-type="float" office:value="893.88" calcext:value-type="float">
            <text:p>893.88</text:p>
          </table:table-cell>
        </table:table-row>
        <table:table-row table:style-name="ro1">
          <table:table-cell office:value-type="float" office:value="21327711" calcext:value-type="float">
            <text:p>21327711</text:p>
          </table:table-cell>
          <table:table-cell table:formula="of:=[.A1335]/1000/(60*60*24)" office:value-type="time" office:time-value="PT05H55M27.711S" calcext:value-type="time">
            <text:p>05:55:28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729.24" calcext:value-type="float">
            <text:p>729.24</text:p>
          </table:table-cell>
          <table:table-cell office:value-type="float" office:value="894.39" calcext:value-type="float">
            <text:p>894.39</text:p>
          </table:table-cell>
        </table:table-row>
        <table:table-row table:style-name="ro1">
          <table:table-cell office:value-type="float" office:value="21343711" calcext:value-type="float">
            <text:p>21343711</text:p>
          </table:table-cell>
          <table:table-cell table:formula="of:=[.A1336]/1000/(60*60*24)" office:value-type="time" office:time-value="PT05H55M43.711S" calcext:value-type="time">
            <text:p>05:55:44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729.72" calcext:value-type="float">
            <text:p>729.72</text:p>
          </table:table-cell>
          <table:table-cell office:value-type="float" office:value="894.9" calcext:value-type="float">
            <text:p>894.9</text:p>
          </table:table-cell>
        </table:table-row>
        <table:table-row table:style-name="ro1">
          <table:table-cell office:value-type="float" office:value="21359711" calcext:value-type="float">
            <text:p>21359711</text:p>
          </table:table-cell>
          <table:table-cell table:formula="of:=[.A1337]/1000/(60*60*24)" office:value-type="time" office:time-value="PT05H55M59.711S" calcext:value-type="time">
            <text:p>05:56:00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39" calcext:value-type="float">
            <text:p>113.39</text:p>
          </table:table-cell>
          <table:table-cell office:value-type="float" office:value="730.19" calcext:value-type="float">
            <text:p>730.19</text:p>
          </table:table-cell>
          <table:table-cell office:value-type="float" office:value="895.4" calcext:value-type="float">
            <text:p>895.4</text:p>
          </table:table-cell>
        </table:table-row>
        <table:table-row table:style-name="ro1">
          <table:table-cell office:value-type="float" office:value="21375711" calcext:value-type="float">
            <text:p>21375711</text:p>
          </table:table-cell>
          <table:table-cell table:formula="of:=[.A1338]/1000/(60*60*24)" office:value-type="time" office:time-value="PT05H56M15.711S" calcext:value-type="time">
            <text:p>05:56:16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730.67" calcext:value-type="float">
            <text:p>730.67</text:p>
          </table:table-cell>
          <table:table-cell office:value-type="float" office:value="895.91" calcext:value-type="float">
            <text:p>895.91</text:p>
          </table:table-cell>
        </table:table-row>
        <table:table-row table:style-name="ro1">
          <table:table-cell office:value-type="float" office:value="21391711" calcext:value-type="float">
            <text:p>21391711</text:p>
          </table:table-cell>
          <table:table-cell table:formula="of:=[.A1339]/1000/(60*60*24)" office:value-type="time" office:time-value="PT05H56M31.711S" calcext:value-type="time">
            <text:p>05:56:32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731.14" calcext:value-type="float">
            <text:p>731.14</text:p>
          </table:table-cell>
          <table:table-cell office:value-type="float" office:value="896.41" calcext:value-type="float">
            <text:p>896.41</text:p>
          </table:table-cell>
        </table:table-row>
        <table:table-row table:style-name="ro1">
          <table:table-cell office:value-type="float" office:value="21407711" calcext:value-type="float">
            <text:p>21407711</text:p>
          </table:table-cell>
          <table:table-cell table:formula="of:=[.A1340]/1000/(60*60*24)" office:value-type="time" office:time-value="PT05H56M47.711S" calcext:value-type="time">
            <text:p>05:56:48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731.62" calcext:value-type="float">
            <text:p>731.62</text:p>
          </table:table-cell>
          <table:table-cell office:value-type="float" office:value="896.91" calcext:value-type="float">
            <text:p>896.91</text:p>
          </table:table-cell>
        </table:table-row>
        <table:table-row table:style-name="ro1">
          <table:table-cell office:value-type="float" office:value="21423711" calcext:value-type="float">
            <text:p>21423711</text:p>
          </table:table-cell>
          <table:table-cell table:formula="of:=[.A1341]/1000/(60*60*24)" office:value-type="time" office:time-value="PT05H57M03.711S" calcext:value-type="time">
            <text:p>05:57:04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732.09" calcext:value-type="float">
            <text:p>732.09</text:p>
          </table:table-cell>
          <table:table-cell office:value-type="float" office:value="897.41" calcext:value-type="float">
            <text:p>897.41</text:p>
          </table:table-cell>
        </table:table-row>
        <table:table-row table:style-name="ro1">
          <table:table-cell office:value-type="float" office:value="21439711" calcext:value-type="float">
            <text:p>21439711</text:p>
          </table:table-cell>
          <table:table-cell table:formula="of:=[.A1342]/1000/(60*60*24)" office:value-type="time" office:time-value="PT05H57M19.711S" calcext:value-type="time">
            <text:p>05:57:20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732.56" calcext:value-type="float">
            <text:p>732.56</text:p>
          </table:table-cell>
          <table:table-cell office:value-type="float" office:value="897.91" calcext:value-type="float">
            <text:p>897.91</text:p>
          </table:table-cell>
        </table:table-row>
        <table:table-row table:style-name="ro1">
          <table:table-cell office:value-type="float" office:value="21455711" calcext:value-type="float">
            <text:p>21455711</text:p>
          </table:table-cell>
          <table:table-cell table:formula="of:=[.A1343]/1000/(60*60*24)" office:value-type="time" office:time-value="PT05H57M35.711S" calcext:value-type="time">
            <text:p>05:57:36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1.15" calcext:value-type="float">
            <text:p>111.15</text:p>
          </table:table-cell>
          <table:table-cell office:value-type="float" office:value="733.03" calcext:value-type="float">
            <text:p>733.03</text:p>
          </table:table-cell>
          <table:table-cell office:value-type="float" office:value="898.4" calcext:value-type="float">
            <text:p>898.4</text:p>
          </table:table-cell>
        </table:table-row>
        <table:table-row table:style-name="ro1">
          <table:table-cell office:value-type="float" office:value="21471711" calcext:value-type="float">
            <text:p>21471711</text:p>
          </table:table-cell>
          <table:table-cell table:formula="of:=[.A1344]/1000/(60*60*24)" office:value-type="time" office:time-value="PT05H57M51.711S" calcext:value-type="time">
            <text:p>05:57:52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733.5" calcext:value-type="float">
            <text:p>733.5</text:p>
          </table:table-cell>
          <table:table-cell office:value-type="float" office:value="898.89" calcext:value-type="float">
            <text:p>898.89</text:p>
          </table:table-cell>
        </table:table-row>
        <table:table-row table:style-name="ro1">
          <table:table-cell office:value-type="float" office:value="21487711" calcext:value-type="float">
            <text:p>21487711</text:p>
          </table:table-cell>
          <table:table-cell table:formula="of:=[.A1345]/1000/(60*60*24)" office:value-type="time" office:time-value="PT05H58M07.711S" calcext:value-type="time">
            <text:p>05:58:08</text:p>
          </table:table-cell>
          <table:table-cell office:value-type="float" office:value="1.04" calcext:value-type="float">
            <text:p>1.04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8" calcext:value-type="float">
            <text:p>109.78</text:p>
          </table:table-cell>
          <table:table-cell office:value-type="float" office:value="733.97" calcext:value-type="float">
            <text:p>733.97</text:p>
          </table:table-cell>
          <table:table-cell office:value-type="float" office:value="899.38" calcext:value-type="float">
            <text:p>899.38</text:p>
          </table:table-cell>
        </table:table-row>
        <table:table-row table:style-name="ro1">
          <table:table-cell office:value-type="float" office:value="21503711" calcext:value-type="float">
            <text:p>21503711</text:p>
          </table:table-cell>
          <table:table-cell table:formula="of:=[.A1346]/1000/(60*60*24)" office:value-type="time" office:time-value="PT05H58M23.711S" calcext:value-type="time">
            <text:p>05:58:24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57" calcext:value-type="float">
            <text:p>109.57</text:p>
          </table:table-cell>
          <table:table-cell office:value-type="float" office:value="734.44" calcext:value-type="float">
            <text:p>734.44</text:p>
          </table:table-cell>
          <table:table-cell office:value-type="float" office:value="899.87" calcext:value-type="float">
            <text:p>899.87</text:p>
          </table:table-cell>
        </table:table-row>
        <table:table-row table:style-name="ro1">
          <table:table-cell office:value-type="float" office:value="21519711" calcext:value-type="float">
            <text:p>21519711</text:p>
          </table:table-cell>
          <table:table-cell table:formula="of:=[.A1347]/1000/(60*60*24)" office:value-type="time" office:time-value="PT05H58M39.711S" calcext:value-type="time">
            <text:p>05:58:40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734.91" calcext:value-type="float">
            <text:p>734.91</text:p>
          </table:table-cell>
          <table:table-cell office:value-type="float" office:value="900.35" calcext:value-type="float">
            <text:p>900.35</text:p>
          </table:table-cell>
        </table:table-row>
        <table:table-row table:style-name="ro1">
          <table:table-cell office:value-type="float" office:value="21535711" calcext:value-type="float">
            <text:p>21535711</text:p>
          </table:table-cell>
          <table:table-cell table:formula="of:=[.A1348]/1000/(60*60*24)" office:value-type="time" office:time-value="PT05H58M55.711S" calcext:value-type="time">
            <text:p>05:58:56</text:p>
          </table:table-cell>
          <table:table-cell office:value-type="float" office:value="1.03" calcext:value-type="float">
            <text:p>1.03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1" calcext:value-type="float">
            <text:p>108.1</text:p>
          </table:table-cell>
          <table:table-cell office:value-type="float" office:value="735.37" calcext:value-type="float">
            <text:p>735.37</text:p>
          </table:table-cell>
          <table:table-cell office:value-type="float" office:value="900.84" calcext:value-type="float">
            <text:p>900.84</text:p>
          </table:table-cell>
        </table:table-row>
        <table:table-row table:style-name="ro1">
          <table:table-cell office:value-type="float" office:value="21551711" calcext:value-type="float">
            <text:p>21551711</text:p>
          </table:table-cell>
          <table:table-cell table:formula="of:=[.A1349]/1000/(60*60*24)" office:value-type="time" office:time-value="PT05H59M11.711S" calcext:value-type="time">
            <text:p>05:59:12</text:p>
          </table:table-cell>
          <table:table-cell office:value-type="float" office:value="1.03" calcext:value-type="float">
            <text:p>1.03</text:p>
          </table:table-cell>
          <table:table-cell office:value-type="float" office:value="104.3" calcext:value-type="float">
            <text:p>104.3</text:p>
          </table:table-cell>
          <table:table-cell office:value-type="float" office:value="107.89" calcext:value-type="float">
            <text:p>107.89</text:p>
          </table:table-cell>
          <table:table-cell office:value-type="float" office:value="735.83" calcext:value-type="float">
            <text:p>735.83</text:p>
          </table:table-cell>
          <table:table-cell office:value-type="float" office:value="901.32" calcext:value-type="float">
            <text:p>901.32</text:p>
          </table:table-cell>
        </table:table-row>
        <table:table-row table:style-name="ro1">
          <table:table-cell office:value-type="float" office:value="21567711" calcext:value-type="float">
            <text:p>21567711</text:p>
          </table:table-cell>
          <table:table-cell table:formula="of:=[.A1350]/1000/(60*60*24)" office:value-type="time" office:time-value="PT05H59M27.711S" calcext:value-type="time">
            <text:p>05:59:28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736.3" calcext:value-type="float">
            <text:p>736.3</text:p>
          </table:table-cell>
          <table:table-cell office:value-type="float" office:value="901.79" calcext:value-type="float">
            <text:p>901.79</text:p>
          </table:table-cell>
        </table:table-row>
        <table:table-row table:style-name="ro1">
          <table:table-cell office:value-type="float" office:value="21583711" calcext:value-type="float">
            <text:p>21583711</text:p>
          </table:table-cell>
          <table:table-cell table:formula="of:=[.A1351]/1000/(60*60*24)" office:value-type="time" office:time-value="PT05H59M43.711S" calcext:value-type="time">
            <text:p>05:59:44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43" calcext:value-type="float">
            <text:p>106.43</text:p>
          </table:table-cell>
          <table:table-cell office:value-type="float" office:value="736.76" calcext:value-type="float">
            <text:p>736.76</text:p>
          </table:table-cell>
          <table:table-cell office:value-type="float" office:value="902.27" calcext:value-type="float">
            <text:p>902.27</text:p>
          </table:table-cell>
        </table:table-row>
        <table:table-row table:style-name="ro1">
          <table:table-cell office:value-type="float" office:value="21599711" calcext:value-type="float">
            <text:p>21599711</text:p>
          </table:table-cell>
          <table:table-cell table:formula="of:=[.A1352]/1000/(60*60*24)" office:value-type="time" office:time-value="PT05H59M59.711S" calcext:value-type="time">
            <text:p>06:00:00</text:p>
          </table:table-cell>
          <table:table-cell office:value-type="float" office:value="1.02" calcext:value-type="float">
            <text:p>1.02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61" calcext:value-type="float">
            <text:p>105.61</text:p>
          </table:table-cell>
          <table:table-cell office:value-type="float" office:value="737.22" calcext:value-type="float">
            <text:p>737.22</text:p>
          </table:table-cell>
          <table:table-cell office:value-type="float" office:value="902.74" calcext:value-type="float">
            <text:p>902.74</text:p>
          </table:table-cell>
        </table:table-row>
        <table:table-row table:style-name="ro1">
          <table:table-cell office:value-type="float" office:value="21615711" calcext:value-type="float">
            <text:p>21615711</text:p>
          </table:table-cell>
          <table:table-cell table:formula="of:=[.A1353]/1000/(60*60*24)" office:value-type="time" office:time-value="PT06H00M15.711S" calcext:value-type="time">
            <text:p>06:00:16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737.68" calcext:value-type="float">
            <text:p>737.68</text:p>
          </table:table-cell>
          <table:table-cell office:value-type="float" office:value="903.21" calcext:value-type="float">
            <text:p>903.21</text:p>
          </table:table-cell>
        </table:table-row>
        <table:table-row table:style-name="ro1">
          <table:table-cell office:value-type="float" office:value="21631711" calcext:value-type="float">
            <text:p>21631711</text:p>
          </table:table-cell>
          <table:table-cell table:formula="of:=[.A1354]/1000/(60*60*24)" office:value-type="time" office:time-value="PT06H00M31.711S" calcext:value-type="time">
            <text:p>06:00:32</text:p>
          </table:table-cell>
          <table:table-cell office:value-type="float" office:value="1.02" calcext:value-type="float">
            <text:p>1.02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47" calcext:value-type="float">
            <text:p>104.47</text:p>
          </table:table-cell>
          <table:table-cell office:value-type="float" office:value="738.13" calcext:value-type="float">
            <text:p>738.13</text:p>
          </table:table-cell>
          <table:table-cell office:value-type="float" office:value="903.67" calcext:value-type="float">
            <text:p>903.67</text:p>
          </table:table-cell>
        </table:table-row>
        <table:table-row table:style-name="ro1">
          <table:table-cell office:value-type="float" office:value="21647711" calcext:value-type="float">
            <text:p>21647711</text:p>
          </table:table-cell>
          <table:table-cell table:formula="of:=[.A1355]/1000/(60*60*24)" office:value-type="time" office:time-value="PT06H00M47.711S" calcext:value-type="time">
            <text:p>06:00:48</text:p>
          </table:table-cell>
          <table:table-cell office:value-type="float" office:value="1.01" calcext:value-type="float">
            <text:p>1.01</text:p>
          </table:table-cell>
          <table:table-cell office:value-type="float" office:value="102.3" calcext:value-type="float">
            <text:p>102.3</text:p>
          </table:table-cell>
          <table:table-cell office:value-type="float" office:value="103.76" calcext:value-type="float">
            <text:p>103.76</text:p>
          </table:table-cell>
          <table:table-cell office:value-type="float" office:value="738.59" calcext:value-type="float">
            <text:p>738.59</text:p>
          </table:table-cell>
          <table:table-cell office:value-type="float" office:value="904.14" calcext:value-type="float">
            <text:p>904.14</text:p>
          </table:table-cell>
        </table:table-row>
        <table:table-row table:style-name="ro1">
          <table:table-cell office:value-type="float" office:value="21663711" calcext:value-type="float">
            <text:p>21663711</text:p>
          </table:table-cell>
          <table:table-cell table:formula="of:=[.A1356]/1000/(60*60*24)" office:value-type="time" office:time-value="PT06H01M03.711S" calcext:value-type="time">
            <text:p>06:01:04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53" calcext:value-type="float">
            <text:p>102.53</text:p>
          </table:table-cell>
          <table:table-cell office:value-type="float" office:value="739.04" calcext:value-type="float">
            <text:p>739.04</text:p>
          </table:table-cell>
          <table:table-cell office:value-type="float" office:value="904.59" calcext:value-type="float">
            <text:p>904.59</text:p>
          </table:table-cell>
        </table:table-row>
        <table:table-row table:style-name="ro1">
          <table:table-cell office:value-type="float" office:value="21679711" calcext:value-type="float">
            <text:p>21679711</text:p>
          </table:table-cell>
          <table:table-cell table:formula="of:=[.A1357]/1000/(60*60*24)" office:value-type="time" office:time-value="PT06H01M19.711S" calcext:value-type="time">
            <text:p>06:01:20</text:p>
          </table:table-cell>
          <table:table-cell office:value-type="float" office:value="1.01" calcext:value-type="float">
            <text:p>1.0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13" calcext:value-type="float">
            <text:p>102.13</text:p>
          </table:table-cell>
          <table:table-cell office:value-type="float" office:value="739.49" calcext:value-type="float">
            <text:p>739.49</text:p>
          </table:table-cell>
          <table:table-cell office:value-type="float" office:value="905.05" calcext:value-type="float">
            <text:p>905.05</text:p>
          </table:table-cell>
        </table:table-row>
        <table:table-row table:style-name="ro1">
          <table:table-cell office:value-type="float" office:value="21695711" calcext:value-type="float">
            <text:p>21695711</text:p>
          </table:table-cell>
          <table:table-cell table:formula="of:=[.A1358]/1000/(60*60*24)" office:value-type="time" office:time-value="PT06H01M35.711S" calcext:value-type="time">
            <text:p>06:01:36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739.94" calcext:value-type="float">
            <text:p>739.94</text:p>
          </table:table-cell>
          <table:table-cell office:value-type="float" office:value="905.5" calcext:value-type="float">
            <text:p>905.5</text:p>
          </table:table-cell>
        </table:table-row>
        <table:table-row table:style-name="ro1">
          <table:table-cell office:value-type="float" office:value="21695711" calcext:value-type="float">
            <text:p>21695711</text:p>
          </table:table-cell>
          <table:table-cell table:formula="of:=[.A1359]/1000/(60*60*24)" office:value-type="time" office:time-value="PT06H01M35.711S" calcext:value-type="time">
            <text:p>06:01:36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739.94" calcext:value-type="float">
            <text:p>739.94</text:p>
          </table:table-cell>
          <table:table-cell office:value-type="float" office:value="905.5" calcext:value-type="float">
            <text:p>90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2T22:36:32.601000000</dc:date>
    <meta:editing-duration>PT6M38S</meta:editing-duration>
    <meta:editing-cycles>1</meta:editing-cycles>
    <meta:document-statistic meta:table-count="1" meta:cell-count="9513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5cm" svg:height="15.201cm" xlink:href=".." xlink:type="simple" chart:class="chart:line" chart:style-name="ch1">
        <chart:title svg:x="10.69cm" svg:y="0.44cm" chart:style-name="ch2">
          <text:p>Eneloop AAA @ 10 Ohm #1</text:p>
        </chart:title>
        <chart:legend chart:legend-position="end" svg:x="24.57cm" svg:y="7.301cm" style:legend-expansion="high" chart:style-name="ch3"/>
        <chart:plot-area chart:style-name="ch4" table:cell-range-address="LOGGER00.B1:LOGGER00.C1359" chart:data-source-has-labels="both" svg:x="0.54cm" svg:y="1.523cm" svg:width="23.49cm" svg:height="13.374cm">
          <chartooo:coordinate-region svg:x="1.452cm" svg:y="1.523cm" svg:width="22.578cm" svg:height="12.045cm"/>
          <chart:axis chart:dimension="x" chart:name="primary-x" chart:style-name="ch5" chartooo:axis-type="auto">
            <chartooo:date-scale/>
            <chart:categories table:cell-range-address="LOGGER00.B2:LOGGER00.B13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359" chart:label-cell-address="LOGGER00.C1:LOGGER00.C1" chart:class="chart:line">
            <chart:data-point chart:repeated="13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359</svg:desc>
                </draw:g>
              </table:table-cell>
              <table:table-cell office:value-type="float" office:value="1.37">
                <text:p>1.37</text:p>
                <draw:g>
                  <svg:desc>LOGGER00.C2:LOGGER00.C1359</svg:desc>
                </draw:g>
              </table:table-cell>
            </table:table-row>
            <table:table-row>
              <table:table-cell office:value-type="float" office:value="0.000181840277777778">
                <text:p>0.00018184027777777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367025462962963">
                <text:p>0.000367025462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552210648148148">
                <text:p>0.0005522106481481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737395833333333">
                <text:p>0.0007373958333333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922581018518519">
                <text:p>0.000922581018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11077662037037">
                <text:p>0.0011077662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129295138888889">
                <text:p>0.0012929513888888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47813657407407">
                <text:p>0.0014781365740740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66332175925926">
                <text:p>0.0016633217592592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84850694444444">
                <text:p>0.0018485069444444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03369212962963">
                <text:p>0.00203369212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21887731481481">
                <text:p>0.002218877314814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4040625">
                <text:p>0.00240406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58924768518519">
                <text:p>0.002589247685185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77443287037037">
                <text:p>0.0027744328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95961805555556">
                <text:p>0.00295961805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14480324074074">
                <text:p>0.0031448032407407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32998842592593">
                <text:p>0.00332998842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51517361111111">
                <text:p>0.003515173611111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7003587962963">
                <text:p>0.0037003587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88554398148148">
                <text:p>0.00388554398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07072916666667">
                <text:p>0.00407072916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25591435185185">
                <text:p>0.00425591435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44109953703704">
                <text:p>0.0044410995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62628472222222">
                <text:p>0.00462628472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81146990740741">
                <text:p>0.00481146990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99665509259259">
                <text:p>0.00499665509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18184027777778">
                <text:p>0.00518184027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36702546296296">
                <text:p>0.005367025462962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55221064814815">
                <text:p>0.00555221064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73739583333333">
                <text:p>0.0057373958333333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92258101851852">
                <text:p>0.00592258101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1077662037037">
                <text:p>0.0061077662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29295138888889">
                <text:p>0.0062929513888888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478125">
                <text:p>0.0064781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66332175925926">
                <text:p>0.00666332175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84850694444444">
                <text:p>0.0068485069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03369212962963">
                <text:p>0.007033692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21887731481482">
                <text:p>0.0072188773148148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4040625">
                <text:p>0.00740406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58924768518518">
                <text:p>0.0075892476851851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77443287037037">
                <text:p>0.007774432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95961805555556">
                <text:p>0.0079596180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14480324074074">
                <text:p>0.0081448032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32998842592593">
                <text:p>0.0083299884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51517361111111">
                <text:p>0.0085151736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7003587962963">
                <text:p>0.008700358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88554398148148">
                <text:p>0.0088855439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07072916666667">
                <text:p>0.0090707291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25591435185185">
                <text:p>0.0092559143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44109953703704">
                <text:p>0.0094410995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62628472222222">
                <text:p>0.00962628472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81146990740741">
                <text:p>0.0098114699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99664351851852">
                <text:p>0.0099966435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1818402777778">
                <text:p>0.0101818402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3670138888889">
                <text:p>0.010367013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5522106481481">
                <text:p>0.0105522106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7373958333333">
                <text:p>0.0107373958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9225810185185">
                <text:p>0.0109225810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1077662037037">
                <text:p>0.0111077662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2929513888889">
                <text:p>0.0112929513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4781365740741">
                <text:p>0.0114781365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6633217592593">
                <text:p>0.0116633217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8485069444444">
                <text:p>0.0118485069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0336921296296">
                <text:p>0.0120336921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2188773148148">
                <text:p>0.0122188773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4040625">
                <text:p>0.01240406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5892476851852">
                <text:p>0.0125892476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7744328703704">
                <text:p>0.0127744328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9596180555556">
                <text:p>0.0129596180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1448032407407">
                <text:p>0.0131448032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3299884259259">
                <text:p>0.0133299884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5151736111111">
                <text:p>0.0135151736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7003587962963">
                <text:p>0.013700358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8855439814815">
                <text:p>0.0138855439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0707291666667">
                <text:p>0.0140707291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2559143518519">
                <text:p>0.0142559143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441099537037">
                <text:p>0.014441099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6262847222222">
                <text:p>0.0146262847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8114699074074">
                <text:p>0.0148114699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9966550925926">
                <text:p>0.0149966550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1818402777778">
                <text:p>0.0151818402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367025462963">
                <text:p>0.0153670254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5522106481481">
                <text:p>0.0155522106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7373958333333">
                <text:p>0.015737395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9225810185185">
                <text:p>0.015922581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1077662037037">
                <text:p>0.016107766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2929513888889">
                <text:p>0.0162929513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4781365740741">
                <text:p>0.016478136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6633217592593">
                <text:p>0.016663321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8485069444444">
                <text:p>0.0168485069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0336921296296">
                <text:p>0.017033692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2188773148148">
                <text:p>0.017218877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4040625">
                <text:p>0.01740406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5892476851852">
                <text:p>0.017589247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7744328703704">
                <text:p>0.017774432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9596180555556">
                <text:p>0.017959618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1448032407407">
                <text:p>0.018144803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3299884259259">
                <text:p>0.018329988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5151736111111">
                <text:p>0.018515173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7003587962963">
                <text:p>0.01870035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8855439814815">
                <text:p>0.018885543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0707291666667">
                <text:p>0.019070729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2559143518519">
                <text:p>0.0192559143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441087962963">
                <text:p>0.019441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6262847222222">
                <text:p>0.019626284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8114699074074">
                <text:p>0.019811469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9966550925926">
                <text:p>0.019996655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1818402777778">
                <text:p>0.020181840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367025462963">
                <text:p>0.020367025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5522106481481">
                <text:p>0.020552210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7373958333333">
                <text:p>0.020737395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9225810185185">
                <text:p>0.020922581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1077662037037">
                <text:p>0.021107766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2929513888889">
                <text:p>0.021292951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4781365740741">
                <text:p>0.021478136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6633217592593">
                <text:p>0.021663321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8485069444444">
                <text:p>0.021848506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0336921296296">
                <text:p>0.022033692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2188773148148">
                <text:p>0.022218877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4040625">
                <text:p>0.02240406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5892476851852">
                <text:p>0.022589247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7744328703704">
                <text:p>0.022774432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9596180555556">
                <text:p>0.022959618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1448032407407">
                <text:p>0.023144803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3299884259259">
                <text:p>0.023329988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5151736111111">
                <text:p>0.023515173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7003587962963">
                <text:p>0.02370035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8855439814815">
                <text:p>0.023885543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0707291666667">
                <text:p>0.024070729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2559143518518">
                <text:p>0.0242559143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441087962963">
                <text:p>0.024441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6262847222222">
                <text:p>0.024626284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8114699074074">
                <text:p>0.024811469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9966550925926">
                <text:p>0.024996655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1818402777778">
                <text:p>0.025181840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367025462963">
                <text:p>0.025367025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5522106481481">
                <text:p>0.025552210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7373958333333">
                <text:p>0.025737395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9225694444444">
                <text:p>0.025922569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1077662037037">
                <text:p>0.02610776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2929513888889">
                <text:p>0.026292951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478125">
                <text:p>0.026478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6633217592593">
                <text:p>0.026663321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8485069444444">
                <text:p>0.026848506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0336921296296">
                <text:p>0.027033692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2188773148148">
                <text:p>0.027218877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4040625">
                <text:p>0.02740406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5892476851852">
                <text:p>0.027589247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7744328703704">
                <text:p>0.027774432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9596180555556">
                <text:p>0.027959618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1448032407407">
                <text:p>0.028144803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3299884259259">
                <text:p>0.028329988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5151736111111">
                <text:p>0.028515173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7003587962963">
                <text:p>0.02870035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8855439814815">
                <text:p>0.028885543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0707291666667">
                <text:p>0.029070729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2559143518518">
                <text:p>0.0292559143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441099537037">
                <text:p>0.029441099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6262847222222">
                <text:p>0.029626284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8114583333333">
                <text:p>0.029811458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9966550925926">
                <text:p>0.029996655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1818402777778">
                <text:p>0.03018184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367025462963">
                <text:p>0.03036702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5522106481481">
                <text:p>0.030552210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7373958333333">
                <text:p>0.03073739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9225810185185">
                <text:p>0.03092258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1077662037037">
                <text:p>0.03110776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2929513888889">
                <text:p>0.03129295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4781365740741">
                <text:p>0.03147813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6633217592593">
                <text:p>0.03166332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8485069444444">
                <text:p>0.031848506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0336921296296">
                <text:p>0.03203369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2188773148148">
                <text:p>0.03221887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4040625">
                <text:p>0.03240406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5892476851852">
                <text:p>0.03258924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7744328703704">
                <text:p>0.032774432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9596180555556">
                <text:p>0.03295961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1448032407407">
                <text:p>0.03314480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3299884259259">
                <text:p>0.03332998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5151736111111">
                <text:p>0.03351517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7003587962963">
                <text:p>0.03370035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8855439814815">
                <text:p>0.03388554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0707291666667">
                <text:p>0.03407072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2559143518518">
                <text:p>0.034255914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441099537037">
                <text:p>0.034441099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6262847222222">
                <text:p>0.03462628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8114699074074">
                <text:p>0.03481146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9966550925926">
                <text:p>0.034996655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1818402777778">
                <text:p>0.03518184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367025462963">
                <text:p>0.03536702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5522106481481">
                <text:p>0.035552210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7373958333333">
                <text:p>0.03573739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9225810185185">
                <text:p>0.03592258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1077662037037">
                <text:p>0.03610776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2929513888889">
                <text:p>0.03629295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4781365740741">
                <text:p>0.03647813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6633217592593">
                <text:p>0.03666332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8485069444444">
                <text:p>0.036848506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0336921296296">
                <text:p>0.03703369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2188773148148">
                <text:p>0.03721887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4040625">
                <text:p>0.03740406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5892476851852">
                <text:p>0.03758924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7744328703704">
                <text:p>0.037774432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9596180555556">
                <text:p>0.03795961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1448032407407">
                <text:p>0.03814480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3299884259259">
                <text:p>0.03832998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5151736111111">
                <text:p>0.03851517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7003587962963">
                <text:p>0.03870035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8855439814815">
                <text:p>0.03888554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0707291666667">
                <text:p>0.03907072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2559143518518">
                <text:p>0.039255914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441099537037">
                <text:p>0.039441099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6262847222222">
                <text:p>0.03962628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8114699074074">
                <text:p>0.03981146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9966550925926">
                <text:p>0.039996655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1818402777778">
                <text:p>0.04018184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367025462963">
                <text:p>0.04036702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5522106481481">
                <text:p>0.040552210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7373958333333">
                <text:p>0.04073739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9225810185185">
                <text:p>0.04092258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1077662037037">
                <text:p>0.04110776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2929513888889">
                <text:p>0.04129295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4781365740741">
                <text:p>0.04147813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6633217592593">
                <text:p>0.04166332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8485069444444">
                <text:p>0.04184850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0336921296296">
                <text:p>0.04203369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2188773148148">
                <text:p>0.04221887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4040625">
                <text:p>0.0424040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5892476851852">
                <text:p>0.04258924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7744328703704">
                <text:p>0.04277443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9596180555556">
                <text:p>0.04295961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1448032407407">
                <text:p>0.04314480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3299884259259">
                <text:p>0.04332998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5151736111111">
                <text:p>0.04351517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7003587962963">
                <text:p>0.04370035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8855439814815">
                <text:p>0.04388554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0707291666667">
                <text:p>0.04407072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2559143518518">
                <text:p>0.0442559143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441099537037">
                <text:p>0.04444109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6262847222222">
                <text:p>0.04462628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8114699074074">
                <text:p>0.04481146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9966550925926">
                <text:p>0.04499665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1818402777778">
                <text:p>0.04518184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367025462963">
                <text:p>0.04536702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5522106481481">
                <text:p>0.04555221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7373958333333">
                <text:p>0.04573739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9225810185185">
                <text:p>0.04592258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1077662037037">
                <text:p>0.04610776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2929513888889">
                <text:p>0.04629295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4781365740741">
                <text:p>0.04647813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6633217592593">
                <text:p>0.04666332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8485069444444">
                <text:p>0.04684850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0336921296296">
                <text:p>0.04703369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2188773148148">
                <text:p>0.04721887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4040625">
                <text:p>0.0474040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5892476851852">
                <text:p>0.04758924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7744328703704">
                <text:p>0.04777443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9596180555556">
                <text:p>0.04795961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1448032407408">
                <text:p>0.048144803240740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3299884259259">
                <text:p>0.04832998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5151736111111">
                <text:p>0.04851517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7003587962963">
                <text:p>0.04870035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8855439814815">
                <text:p>0.04888554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0707291666667">
                <text:p>0.04907072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2559143518519">
                <text:p>0.04925591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441099537037">
                <text:p>0.04944109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6262847222222">
                <text:p>0.04962628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8114699074074">
                <text:p>0.04981146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9966550925926">
                <text:p>0.04999665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1818402777778">
                <text:p>0.05018184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367025462963">
                <text:p>0.05036702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5522106481482">
                <text:p>0.050552210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7373958333333">
                <text:p>0.05073739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9225810185185">
                <text:p>0.05092258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1077662037037">
                <text:p>0.05110776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2929513888889">
                <text:p>0.05129295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4781365740741">
                <text:p>0.05147813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6633217592593">
                <text:p>0.05166332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8485069444445">
                <text:p>0.0518485069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0336921296296">
                <text:p>0.05203369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2188657407407">
                <text:p>0.0522188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4040625">
                <text:p>0.0524040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5892476851852">
                <text:p>0.05258924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7744328703704">
                <text:p>0.05277443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9596180555556">
                <text:p>0.05295961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1448032407407">
                <text:p>0.05314480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3299884259259">
                <text:p>0.05332998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5151736111111">
                <text:p>0.05351517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7003587962963">
                <text:p>0.05370035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8855439814815">
                <text:p>0.05388554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0707291666667">
                <text:p>0.05407072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2559143518519">
                <text:p>0.05425591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441099537037">
                <text:p>0.05444109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6262847222222">
                <text:p>0.05462628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8114699074074">
                <text:p>0.05481146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9966550925926">
                <text:p>0.05499665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1818402777778">
                <text:p>0.05518184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367025462963">
                <text:p>0.05536702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5522106481482">
                <text:p>0.055552210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7373958333333">
                <text:p>0.055737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225810185185">
                <text:p>0.05592258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1077662037037">
                <text:p>0.05610776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929513888889">
                <text:p>0.05629295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4781365740741">
                <text:p>0.05647813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6633217592593">
                <text:p>0.05666332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8485069444444">
                <text:p>0.05684850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0336921296296">
                <text:p>0.05703369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2188773148148">
                <text:p>0.05721887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4040625">
                <text:p>0.0574040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5892476851852">
                <text:p>0.057589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744328703704">
                <text:p>0.05777443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9596180555556">
                <text:p>0.05795961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1448032407407">
                <text:p>0.05814480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3299884259259">
                <text:p>0.05832998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5151736111111">
                <text:p>0.05851517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7003587962963">
                <text:p>0.05870035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8855439814815">
                <text:p>0.05888554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0707291666667">
                <text:p>0.05907072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2559143518519">
                <text:p>0.05925591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441099537037">
                <text:p>0.05944109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6262847222222">
                <text:p>0.05962628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8114699074074">
                <text:p>0.05981146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9966550925926">
                <text:p>0.05999665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01818402777778">
                <text:p>0.06018184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0367025462963">
                <text:p>0.06036702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05522106481481">
                <text:p>0.06055221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07373958333333">
                <text:p>0.060737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225810185185">
                <text:p>0.06092258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11077662037037">
                <text:p>0.06110776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12929513888889">
                <text:p>0.06129295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14781365740741">
                <text:p>0.06147813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16633217592593">
                <text:p>0.06166332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18485069444444">
                <text:p>0.06184850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0336921296296">
                <text:p>0.06203369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188773148148">
                <text:p>0.06221887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4040625">
                <text:p>0.0624040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5892476851852">
                <text:p>0.06258924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27744328703704">
                <text:p>0.06277443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596180555556">
                <text:p>0.06295961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1448032407408">
                <text:p>0.063144803240740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3299884259259">
                <text:p>0.06332998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5151736111111">
                <text:p>0.06351517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7003587962963">
                <text:p>0.06370035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38855439814815">
                <text:p>0.06388554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40707291666667">
                <text:p>0.06407072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559143518518">
                <text:p>0.06425591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41099537037">
                <text:p>0.064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262847222222">
                <text:p>0.06462628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114699074074">
                <text:p>0.06481146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966550925926">
                <text:p>0.06499665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818402777778">
                <text:p>0.06518184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5367025462963">
                <text:p>0.065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522106481481">
                <text:p>0.06555221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373958333333">
                <text:p>0.065737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225810185185">
                <text:p>0.06592258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1077662037037">
                <text:p>0.06610776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929398148148">
                <text:p>0.06629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781365740741">
                <text:p>0.06647813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633217592593">
                <text:p>0.0666633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485069444444">
                <text:p>0.06684850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0336921296296">
                <text:p>0.06703369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2188773148148">
                <text:p>0.06721887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4040625">
                <text:p>0.0674040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5892476851852">
                <text:p>0.067589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744328703704">
                <text:p>0.06777443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9596180555556">
                <text:p>0.06795961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448032407407">
                <text:p>0.06814480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299884259259">
                <text:p>0.06832998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5151736111111">
                <text:p>0.06851517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7003587962963">
                <text:p>0.06870035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855439814815">
                <text:p>0.06888554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707291666667">
                <text:p>0.06907072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559143518519">
                <text:p>0.06925591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441099537037">
                <text:p>0.069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262847222222">
                <text:p>0.06962628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8114699074074">
                <text:p>0.06981146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966550925926">
                <text:p>0.06999665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1818402777778">
                <text:p>0.07018184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367025462963">
                <text:p>0.070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5522106481482">
                <text:p>0.07055221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373958333333">
                <text:p>0.070737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9225810185185">
                <text:p>0.07092258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1077662037037">
                <text:p>0.07110776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929513888889">
                <text:p>0.07129295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781365740741">
                <text:p>0.07147813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633217592593">
                <text:p>0.0716633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8485069444444">
                <text:p>0.07184850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0336921296296">
                <text:p>0.07203369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188773148148">
                <text:p>0.07221887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4040625">
                <text:p>0.072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5892476851852">
                <text:p>0.072589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7744328703704">
                <text:p>0.07277443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9596180555556">
                <text:p>0.07295961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1448032407407">
                <text:p>0.07314480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299884259259">
                <text:p>0.07332998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5151736111111">
                <text:p>0.07351517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7003587962963">
                <text:p>0.07370035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8855439814815">
                <text:p>0.07388554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0707291666667">
                <text:p>0.07407072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2559143518519">
                <text:p>0.07425591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441099537037">
                <text:p>0.074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6262847222222">
                <text:p>0.07462628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8114699074074">
                <text:p>0.07481146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9966550925926">
                <text:p>0.07499665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1818402777778">
                <text:p>0.07518184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367025462963">
                <text:p>0.075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5522106481482">
                <text:p>0.07555221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7373958333333">
                <text:p>0.075737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9225810185185">
                <text:p>0.07592258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1077662037037">
                <text:p>0.07610776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2929513888889">
                <text:p>0.07629295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4781365740741">
                <text:p>0.07647813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6633217592593">
                <text:p>0.0766633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8485069444445">
                <text:p>0.076848506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0336921296296">
                <text:p>0.07703369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2188773148148">
                <text:p>0.07721887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4040625">
                <text:p>0.077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5892476851852">
                <text:p>0.077589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7744328703704">
                <text:p>0.07777443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9596180555556">
                <text:p>0.07795961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1448032407408">
                <text:p>0.0781448032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3299884259259">
                <text:p>0.07832998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5151736111111">
                <text:p>0.07851517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7003587962963">
                <text:p>0.07870035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8855439814815">
                <text:p>0.07888554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0707291666667">
                <text:p>0.07907072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2559143518518">
                <text:p>0.07925591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441099537037">
                <text:p>0.079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6262847222222">
                <text:p>0.07962628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8114699074074">
                <text:p>0.07981146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9966550925926">
                <text:p>0.07999665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1818402777778">
                <text:p>0.08018184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367025462963">
                <text:p>0.080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5522106481481">
                <text:p>0.08055221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7373958333333">
                <text:p>0.080737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225810185185">
                <text:p>0.08092258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1077662037037">
                <text:p>0.08110776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2929513888889">
                <text:p>0.08129295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4781365740741">
                <text:p>0.08147813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6633217592593">
                <text:p>0.0816633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8485069444444">
                <text:p>0.08184850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0336921296296">
                <text:p>0.08203369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2188657407407">
                <text:p>0.08221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4040625">
                <text:p>0.082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5892476851852">
                <text:p>0.082589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7744328703704">
                <text:p>0.08277443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9596180555556">
                <text:p>0.08295961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1448032407408">
                <text:p>0.0831448032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3299884259259">
                <text:p>0.08332998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5151736111111">
                <text:p>0.08351517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7003587962963">
                <text:p>0.08370035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8855439814815">
                <text:p>0.08388554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0707291666667">
                <text:p>0.08407072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559143518518">
                <text:p>0.08425591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441099537037">
                <text:p>0.084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6262847222222">
                <text:p>0.08462628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8114699074074">
                <text:p>0.08481146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9966550925926">
                <text:p>0.08499665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1818287037037">
                <text:p>0.08518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367025462963">
                <text:p>0.085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5522106481481">
                <text:p>0.08555221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7373958333333">
                <text:p>0.085737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9225810185185">
                <text:p>0.08592258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1077662037037">
                <text:p>0.08610776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2929513888889">
                <text:p>0.08629295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4781365740741">
                <text:p>0.08647813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6633217592593">
                <text:p>0.0866633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8485069444444">
                <text:p>0.08684850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0336921296296">
                <text:p>0.08703369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2188773148148">
                <text:p>0.08721887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4040625">
                <text:p>0.087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5892476851852">
                <text:p>0.087589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7744328703704">
                <text:p>0.08777443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9596180555556">
                <text:p>0.08795961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1448032407407">
                <text:p>0.08814480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3299884259259">
                <text:p>0.08832998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5151736111111">
                <text:p>0.08851517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7003587962963">
                <text:p>0.08870035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8855439814815">
                <text:p>0.08888554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0707291666667">
                <text:p>0.08907072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2559143518519">
                <text:p>0.08925591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441099537037">
                <text:p>0.089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6262847222222">
                <text:p>0.08962628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8114699074074">
                <text:p>0.08981146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9966550925926">
                <text:p>0.08999665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1818402777778">
                <text:p>0.09018184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367025462963">
                <text:p>0.090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5522106481481">
                <text:p>0.09055221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7373958333333">
                <text:p>0.090737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9225810185185">
                <text:p>0.09092258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1077662037037">
                <text:p>0.09110776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2929513888889">
                <text:p>0.09129295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4781365740741">
                <text:p>0.09147813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6633217592593">
                <text:p>0.0916633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8485069444444">
                <text:p>0.09184850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0336921296296">
                <text:p>0.09203369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2188773148148">
                <text:p>0.09221887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4040625">
                <text:p>0.092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5892476851852">
                <text:p>0.092589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7744328703704">
                <text:p>0.09277443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9596180555556">
                <text:p>0.09295961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1448032407407">
                <text:p>0.09314480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3299884259259">
                <text:p>0.09332998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5151736111111">
                <text:p>0.09351517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7003587962963">
                <text:p>0.09370035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8855439814815">
                <text:p>0.09388554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0707291666667">
                <text:p>0.09407072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2559143518518">
                <text:p>0.09425591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441099537037">
                <text:p>0.094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6262847222222">
                <text:p>0.09462628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8114699074074">
                <text:p>0.09481146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9966550925926">
                <text:p>0.09499665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1818402777778">
                <text:p>0.09518184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367025462963">
                <text:p>0.095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5522106481481">
                <text:p>0.09555221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7373958333333">
                <text:p>0.095737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9225810185185">
                <text:p>0.09592258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1077662037037">
                <text:p>0.09610776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2929513888889">
                <text:p>0.09629295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4781365740741">
                <text:p>0.09647813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6633217592593">
                <text:p>0.0966633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8485069444444">
                <text:p>0.09684850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0336921296296">
                <text:p>0.09703369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2188773148148">
                <text:p>0.09721887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4040625">
                <text:p>0.097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5892476851852">
                <text:p>0.097589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7744328703704">
                <text:p>0.09777443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9596180555556">
                <text:p>0.09795961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1448032407407">
                <text:p>0.09814480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3299884259259">
                <text:p>0.09832998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5151736111111">
                <text:p>0.09851517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7003587962963">
                <text:p>0.09870035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8855439814815">
                <text:p>0.09888554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0707291666667">
                <text:p>0.09907072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2559143518518">
                <text:p>0.09925591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441099537037">
                <text:p>0.099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6262847222222">
                <text:p>0.09962628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8114699074074">
                <text:p>0.09981146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9966550925926">
                <text:p>0.09999665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181840277778">
                <text:p>0.100181840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367025462963">
                <text:p>0.100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552210648148">
                <text:p>0.100552210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737395833333">
                <text:p>0.100737395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922581018519">
                <text:p>0.100922581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107766203704">
                <text:p>0.101107766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292951388889">
                <text:p>0.101292951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478136574074">
                <text:p>0.101478136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663321759259">
                <text:p>0.101663321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848506944444">
                <text:p>0.101848506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03369212963">
                <text:p>0.102033692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218877314815">
                <text:p>0.102218877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4040625">
                <text:p>0.102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589247685185">
                <text:p>0.10258924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77443287037">
                <text:p>0.102774432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959618055556">
                <text:p>0.102959618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144803240741">
                <text:p>0.103144803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329988425926">
                <text:p>0.103329988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515173611111">
                <text:p>0.103515173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700358796296">
                <text:p>0.103700358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885543981481">
                <text:p>0.103885543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070729166667">
                <text:p>0.104070729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255914351852">
                <text:p>0.104255914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441087962963">
                <text:p>0.1044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626284722222">
                <text:p>0.104626284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811469907407">
                <text:p>0.104811469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996655092593">
                <text:p>0.104996655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181840277778">
                <text:p>0.105181840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367025462963">
                <text:p>0.105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552210648148">
                <text:p>0.105552210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737395833333">
                <text:p>0.105737395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922581018519">
                <text:p>0.105922581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107766203704">
                <text:p>0.106107766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292951388889">
                <text:p>0.106292951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478136574074">
                <text:p>0.106478136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663321759259">
                <text:p>0.106663321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848506944444">
                <text:p>0.106848506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03369212963">
                <text:p>0.107033692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218877314815">
                <text:p>0.107218877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4040625">
                <text:p>0.107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589247685185">
                <text:p>0.10758924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77443287037">
                <text:p>0.107774432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959618055556">
                <text:p>0.107959618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144803240741">
                <text:p>0.108144803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329988425926">
                <text:p>0.108329988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515173611111">
                <text:p>0.108515173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700358796296">
                <text:p>0.108700358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885543981481">
                <text:p>0.108885543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070729166667">
                <text:p>0.109070729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255914351852">
                <text:p>0.109255914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441099537037">
                <text:p>0.109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626284722222">
                <text:p>0.109626284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811469907407">
                <text:p>0.109811469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996655092593">
                <text:p>0.109996655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181828703704">
                <text:p>0.1101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367025462963">
                <text:p>0.110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552210648148">
                <text:p>0.110552210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737395833333">
                <text:p>0.110737395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922581018519">
                <text:p>0.110922581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107766203704">
                <text:p>0.111107766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292951388889">
                <text:p>0.111292951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478136574074">
                <text:p>0.111478136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663321759259">
                <text:p>0.111663321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848506944444">
                <text:p>0.111848506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03369212963">
                <text:p>0.112033692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218877314815">
                <text:p>0.112218877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4040625">
                <text:p>0.112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589247685185">
                <text:p>0.11258924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77443287037">
                <text:p>0.112774432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959618055556">
                <text:p>0.112959618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144803240741">
                <text:p>0.113144803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329988425926">
                <text:p>0.113329988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515173611111">
                <text:p>0.113515173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700358796296">
                <text:p>0.113700358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885543981481">
                <text:p>0.113885543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070729166667">
                <text:p>0.114070729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255914351852">
                <text:p>0.114255914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441099537037">
                <text:p>0.114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626284722222">
                <text:p>0.114626284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811469907407">
                <text:p>0.114811469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996655092593">
                <text:p>0.114996655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181840277778">
                <text:p>0.115181840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367025462963">
                <text:p>0.115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552210648148">
                <text:p>0.115552210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737395833333">
                <text:p>0.115737395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922581018519">
                <text:p>0.115922581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107766203704">
                <text:p>0.116107766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292951388889">
                <text:p>0.116292951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478136574074">
                <text:p>0.116478136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663321759259">
                <text:p>0.116663321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848506944444">
                <text:p>0.116848506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03369212963">
                <text:p>0.117033692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218877314815">
                <text:p>0.117218877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4040625">
                <text:p>0.117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589247685185">
                <text:p>0.11758924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77443287037">
                <text:p>0.117774432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959618055556">
                <text:p>0.117959618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144803240741">
                <text:p>0.118144803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329988425926">
                <text:p>0.118329988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515173611111">
                <text:p>0.118515173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700358796296">
                <text:p>0.118700358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885543981481">
                <text:p>0.118885543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070729166667">
                <text:p>0.119070729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255914351852">
                <text:p>0.119255914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441099537037">
                <text:p>0.119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626284722222">
                <text:p>0.119626284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811469907407">
                <text:p>0.119811469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996655092593">
                <text:p>0.119996655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181840277778">
                <text:p>0.120181840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367025462963">
                <text:p>0.120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552210648148">
                <text:p>0.120552210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737395833333">
                <text:p>0.120737395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922581018519">
                <text:p>0.120922581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107766203704">
                <text:p>0.121107766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292951388889">
                <text:p>0.121292951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478136574074">
                <text:p>0.121478136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663321759259">
                <text:p>0.121663321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848506944444">
                <text:p>0.121848506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03369212963">
                <text:p>0.122033692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218877314815">
                <text:p>0.122218877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4040625">
                <text:p>0.122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589247685185">
                <text:p>0.12258924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77443287037">
                <text:p>0.122774432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959618055556">
                <text:p>0.122959618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144803240741">
                <text:p>0.123144803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329988425926">
                <text:p>0.123329988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515173611111">
                <text:p>0.123515173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700358796296">
                <text:p>0.123700358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885543981481">
                <text:p>0.123885543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070717592593">
                <text:p>0.1240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255914351852">
                <text:p>0.124255914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441099537037">
                <text:p>0.124441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626284722222">
                <text:p>0.124626284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811469907407">
                <text:p>0.12481146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996655092593">
                <text:p>0.124996655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181840277778">
                <text:p>0.125181840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367025462963">
                <text:p>0.125367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552210648148">
                <text:p>0.125552210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737395833333">
                <text:p>0.125737395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922581018519">
                <text:p>0.125922581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107766203704">
                <text:p>0.126107766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292951388889">
                <text:p>0.126292951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478136574074">
                <text:p>0.126478136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663321759259">
                <text:p>0.12666332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848506944444">
                <text:p>0.126848506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03369212963">
                <text:p>0.127033692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218877314815">
                <text:p>0.127218877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4040625">
                <text:p>0.127404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589247685185">
                <text:p>0.12758924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77443287037">
                <text:p>0.12777443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959618055556">
                <text:p>0.12795961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144803240741">
                <text:p>0.12814480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329988425926">
                <text:p>0.128329988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515173611111">
                <text:p>0.128515173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700358796296">
                <text:p>0.128700358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885543981481">
                <text:p>0.12888554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070729166667">
                <text:p>0.12907072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255914351852">
                <text:p>0.12925591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441099537037">
                <text:p>0.12944109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626284722222">
                <text:p>0.12962628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811469907407">
                <text:p>0.12981146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996655092593">
                <text:p>0.129996655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181840277778">
                <text:p>0.13018184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367025462963">
                <text:p>0.13036702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552210648148">
                <text:p>0.13055221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737395833333">
                <text:p>0.13073739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922569444444">
                <text:p>0.13092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107766203704">
                <text:p>0.13110776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292951388889">
                <text:p>0.13129295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478136574074">
                <text:p>0.13147813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663321759259">
                <text:p>0.13166332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848506944444">
                <text:p>0.13184850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03369212963">
                <text:p>0.132033692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218877314815">
                <text:p>0.13221887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4040625">
                <text:p>0.1324040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589247685185">
                <text:p>0.13258924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77443287037">
                <text:p>0.13277443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959618055556">
                <text:p>0.13295961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144803240741">
                <text:p>0.13314480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329988425926">
                <text:p>0.13332998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515173611111">
                <text:p>0.13351517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700358796296">
                <text:p>0.13370035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885543981481">
                <text:p>0.13388554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070729166667">
                <text:p>0.13407072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255914351852">
                <text:p>0.13425591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441099537037">
                <text:p>0.13444109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626284722222">
                <text:p>0.13462628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811469907407">
                <text:p>0.13481146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996655092593">
                <text:p>0.134996655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181840277778">
                <text:p>0.13518184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367025462963">
                <text:p>0.13536702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552210648148">
                <text:p>0.13555221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737395833333">
                <text:p>0.13573739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922581018519">
                <text:p>0.135922581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107766203704">
                <text:p>0.13610776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292951388889">
                <text:p>0.13629295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478136574074">
                <text:p>0.13647813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663321759259">
                <text:p>0.13666332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848506944444">
                <text:p>0.13684850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03369212963">
                <text:p>0.137033692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218877314815">
                <text:p>0.13721887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4040625">
                <text:p>0.1374040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589247685185">
                <text:p>0.13758924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77443287037">
                <text:p>0.13777443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959618055556">
                <text:p>0.13795961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144803240741">
                <text:p>0.13814480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329988425926">
                <text:p>0.13832998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515173611111">
                <text:p>0.13851517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700358796296">
                <text:p>0.13870035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8885543981481">
                <text:p>0.13888554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070729166667">
                <text:p>0.13907072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255914351852">
                <text:p>0.13925591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441099537037">
                <text:p>0.13944109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626284722222">
                <text:p>0.13962628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811469907407">
                <text:p>0.13981146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996655092593">
                <text:p>0.139996655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181840277778">
                <text:p>0.14018184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367025462963">
                <text:p>0.14036702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552210648148">
                <text:p>0.14055221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737395833333">
                <text:p>0.14073739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922569444444">
                <text:p>0.14092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107766203704">
                <text:p>0.14110776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292951388889">
                <text:p>0.14129295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478136574074">
                <text:p>0.14147813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663321759259">
                <text:p>0.14166332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848506944444">
                <text:p>0.14184850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03369212963">
                <text:p>0.142033692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218877314815">
                <text:p>0.14221887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4040625">
                <text:p>0.1424040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589247685185">
                <text:p>0.14258924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77443287037">
                <text:p>0.14277443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959618055556">
                <text:p>0.14295961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144803240741">
                <text:p>0.14314480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329988425926">
                <text:p>0.14332998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515173611111">
                <text:p>0.14351517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700358796296">
                <text:p>0.14370035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3885543981481">
                <text:p>0.14388554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070729166667">
                <text:p>0.14407072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255914351852">
                <text:p>0.14425591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441099537037">
                <text:p>0.1444410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26284722222">
                <text:p>0.14462628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811469907407">
                <text:p>0.14481146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996655092593">
                <text:p>0.14499665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81840277778">
                <text:p>0.14518184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367025462963">
                <text:p>0.14536702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552210648148">
                <text:p>0.14555221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737395833333">
                <text:p>0.14573739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922581018519">
                <text:p>0.14592258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107766203704">
                <text:p>0.14610776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92951388889">
                <text:p>0.14629295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6478136574074">
                <text:p>0.14647813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63321759259">
                <text:p>0.14666332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48506944444">
                <text:p>0.14684850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03369212963">
                <text:p>0.14703369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18877314815">
                <text:p>0.14721887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74040625">
                <text:p>0.1474040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89247685185">
                <text:p>0.14758924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7443287037">
                <text:p>0.14777443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959618055556">
                <text:p>0.14795961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44803240741">
                <text:p>0.14814480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9976851852">
                <text:p>0.14832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15173611111">
                <text:p>0.14851517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700358796296">
                <text:p>0.14870035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885543981481">
                <text:p>0.14888554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70729166667">
                <text:p>0.14907072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55914351852">
                <text:p>0.14925591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41099537037">
                <text:p>0.1494410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26273148148">
                <text:p>0.14962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811469907407">
                <text:p>0.14981146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96655092593">
                <text:p>0.14999665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181840277778">
                <text:p>0.15018184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367025462963">
                <text:p>0.15036702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552210648148">
                <text:p>0.15055221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737395833333">
                <text:p>0.15073739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22581018519">
                <text:p>0.15092258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107766203704">
                <text:p>0.15110776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292951388889">
                <text:p>0.15129295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478136574074">
                <text:p>0.15147813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63321759259">
                <text:p>0.15166332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848506944444">
                <text:p>0.15184850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03369212963">
                <text:p>0.15203369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218877314815">
                <text:p>0.15221887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4040625">
                <text:p>0.1524040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589247685185">
                <text:p>0.15258924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77443287037">
                <text:p>0.15277443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959618055556">
                <text:p>0.15295961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144803240741">
                <text:p>0.15314480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329988425926">
                <text:p>0.15332998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515173611111">
                <text:p>0.15351517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700358796296">
                <text:p>0.15370035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885543981481">
                <text:p>0.15388554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070729166667">
                <text:p>0.15407072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255914351852">
                <text:p>0.15425591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441099537037">
                <text:p>0.1544410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626284722222">
                <text:p>0.15462628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811469907407">
                <text:p>0.15481146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996655092593">
                <text:p>0.15499665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181840277778">
                <text:p>0.15518184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367025462963">
                <text:p>0.15536702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552210648148">
                <text:p>0.15555221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737395833333">
                <text:p>0.15573739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922581018519">
                <text:p>0.15592258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107766203704">
                <text:p>0.15610776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292951388889">
                <text:p>0.15629295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478136574074">
                <text:p>0.15647813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663321759259">
                <text:p>0.15666332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848506944444">
                <text:p>0.15684850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03369212963">
                <text:p>0.15703369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218877314815">
                <text:p>0.15721887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4040625">
                <text:p>0.1574040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589247685185">
                <text:p>0.15758924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77443287037">
                <text:p>0.15777443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959618055556">
                <text:p>0.15795961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144803240741">
                <text:p>0.15814480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329988425926">
                <text:p>0.15832998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515173611111">
                <text:p>0.15851517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700347222222">
                <text:p>0.15870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885543981481">
                <text:p>0.15888554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070729166667">
                <text:p>0.15907072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255914351852">
                <text:p>0.15925591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441099537037">
                <text:p>0.1594410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626284722222">
                <text:p>0.15962628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811469907407">
                <text:p>0.15981146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996655092593">
                <text:p>0.15999665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81840277778">
                <text:p>0.16018184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67025462963">
                <text:p>0.16036702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552210648148">
                <text:p>0.16055221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737395833333">
                <text:p>0.16073739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922581018518">
                <text:p>0.160922581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107766203704">
                <text:p>0.16110776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292951388889">
                <text:p>0.16129295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78136574074">
                <text:p>0.16147813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63321759259">
                <text:p>0.16166332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848506944444">
                <text:p>0.16184850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03369212963">
                <text:p>0.16203369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218877314815">
                <text:p>0.16221887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4040625">
                <text:p>0.1624040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589247685185">
                <text:p>0.16258924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77443287037">
                <text:p>0.16277443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959618055556">
                <text:p>0.16295961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144803240741">
                <text:p>0.16314480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329988425926">
                <text:p>0.16332998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515173611111">
                <text:p>0.16351517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700358796296">
                <text:p>0.16370035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885543981481">
                <text:p>0.16388554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070729166667">
                <text:p>0.16407072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255914351852">
                <text:p>0.16425591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441099537037">
                <text:p>0.16444109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626284722222">
                <text:p>0.16462628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811458333333">
                <text:p>0.16481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996655092593">
                <text:p>0.16499665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181840277778">
                <text:p>0.16518184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367025462963">
                <text:p>0.16536702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552210648148">
                <text:p>0.16555221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737395833333">
                <text:p>0.16573739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922581018519">
                <text:p>0.16592258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107766203704">
                <text:p>0.16610776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292951388889">
                <text:p>0.16629295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478136574074">
                <text:p>0.16647813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663321759259">
                <text:p>0.16666332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848506944444">
                <text:p>0.16684850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03369212963">
                <text:p>0.16703369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218877314815">
                <text:p>0.16721887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4040625">
                <text:p>0.167404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589247685185">
                <text:p>0.16758924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77443287037">
                <text:p>0.16777443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959618055556">
                <text:p>0.16795961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144803240741">
                <text:p>0.16814480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329988425926">
                <text:p>0.16832998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515173611111">
                <text:p>0.16851517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700358796296">
                <text:p>0.16870035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885543981481">
                <text:p>0.16888554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070729166667">
                <text:p>0.16907072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255914351852">
                <text:p>0.16925591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441099537037">
                <text:p>0.16944109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626284722222">
                <text:p>0.16962628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811469907407">
                <text:p>0.16981146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996655092593">
                <text:p>0.16999665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181840277778">
                <text:p>0.17018184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367013888889">
                <text:p>0.17036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552210648148">
                <text:p>0.17055221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737395833333">
                <text:p>0.17073739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922581018519">
                <text:p>0.17092258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107766203704">
                <text:p>0.17110776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292951388889">
                <text:p>0.17129295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478136574074">
                <text:p>0.17147813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663321759259">
                <text:p>0.17166332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848506944444">
                <text:p>0.17184850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03369212963">
                <text:p>0.17203369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218877314815">
                <text:p>0.17221887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4040625">
                <text:p>0.172404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589247685185">
                <text:p>0.17258924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77443287037">
                <text:p>0.17277443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959618055556">
                <text:p>0.17295961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144803240741">
                <text:p>0.17314480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329988425926">
                <text:p>0.17332998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515173611111">
                <text:p>0.17351517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700358796296">
                <text:p>0.17370035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885543981481">
                <text:p>0.17388554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070729166667">
                <text:p>0.17407072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255914351852">
                <text:p>0.17425591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441099537037">
                <text:p>0.17444109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626284722222">
                <text:p>0.174626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811469907407">
                <text:p>0.17481146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996655092593">
                <text:p>0.17499665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181840277778">
                <text:p>0.17518184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367025462963">
                <text:p>0.175367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52210648148">
                <text:p>0.175552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37395833333">
                <text:p>0.175737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22581018519">
                <text:p>0.17592258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107766203704">
                <text:p>0.176107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92951388889">
                <text:p>0.176292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78136574074">
                <text:p>0.17647813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663321759259">
                <text:p>0.176663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48506944444">
                <text:p>0.17684850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03369212963">
                <text:p>0.177033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18877314815">
                <text:p>0.177218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4040625">
                <text:p>0.177404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89247685185">
                <text:p>0.177589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7443287037">
                <text:p>0.177774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59618055556">
                <text:p>0.177959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44803240741">
                <text:p>0.178144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29988425926">
                <text:p>0.178329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15173611111">
                <text:p>0.178515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700358796296">
                <text:p>0.178700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85543981481">
                <text:p>0.178885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70729166667">
                <text:p>0.179070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55914351852">
                <text:p>0.179255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41099537037">
                <text:p>0.179441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26284722222">
                <text:p>0.179626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811469907407">
                <text:p>0.179811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96655092593">
                <text:p>0.179996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81840277778">
                <text:p>0.180181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67025462963">
                <text:p>0.180367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52210648148">
                <text:p>0.180552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37395833333">
                <text:p>0.180737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22581018519">
                <text:p>0.180922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107766203704">
                <text:p>0.181107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92951388889">
                <text:p>0.181292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78136574074">
                <text:p>0.181478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63321759259">
                <text:p>0.181663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48506944444">
                <text:p>0.181848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3369212963">
                <text:p>0.182033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18877314815">
                <text:p>0.182218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4040625">
                <text:p>0.182404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89247685185">
                <text:p>0.182589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7443287037">
                <text:p>0.182774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59618055556">
                <text:p>0.182959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44803240741">
                <text:p>0.183144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29988425926">
                <text:p>0.183329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15173611111">
                <text:p>0.183515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700358796296">
                <text:p>0.183700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85543981481">
                <text:p>0.183885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70729166667">
                <text:p>0.184070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55914351852">
                <text:p>0.184255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41099537037">
                <text:p>0.184441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26284722222">
                <text:p>0.184626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811469907407">
                <text:p>0.184811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96655092593">
                <text:p>0.184996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81840277778">
                <text:p>0.185181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67025462963">
                <text:p>0.185367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52210648148">
                <text:p>0.185552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37395833333">
                <text:p>0.185737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22581018519">
                <text:p>0.185922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107766203704">
                <text:p>0.186107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92951388889">
                <text:p>0.186292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78136574074">
                <text:p>0.186478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63321759259">
                <text:p>0.186663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48506944444">
                <text:p>0.186848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33680555556">
                <text:p>0.18703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18877314815">
                <text:p>0.187218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4040625">
                <text:p>0.187404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89247685185">
                <text:p>0.187589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7443287037">
                <text:p>0.187774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59618055556">
                <text:p>0.187959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44791666667">
                <text:p>0.18814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29988425926">
                <text:p>0.188329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15173611111">
                <text:p>0.188515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700358796296">
                <text:p>0.188700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85543981481">
                <text:p>0.188885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70717592593">
                <text:p>0.18907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55902777778">
                <text:p>0.18925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41099537037">
                <text:p>0.189441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26284722222">
                <text:p>0.189626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811469907407">
                <text:p>0.189811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96655092593">
                <text:p>0.189996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81840277778">
                <text:p>0.190181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67025462963">
                <text:p>0.190367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52210648148">
                <text:p>0.190552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37395833333">
                <text:p>0.190737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22581018519">
                <text:p>0.190922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107766203704">
                <text:p>0.191107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92951388889">
                <text:p>0.191292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78136574074">
                <text:p>0.191478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63321759259">
                <text:p>0.191663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48506944444">
                <text:p>0.191848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3369212963">
                <text:p>0.192033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18877314815">
                <text:p>0.192218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4040625">
                <text:p>0.192404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589247685185">
                <text:p>0.192589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7443287037">
                <text:p>0.192774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59618055556">
                <text:p>0.192959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44803240741">
                <text:p>0.193144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29988425926">
                <text:p>0.193329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15173611111">
                <text:p>0.193515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700358796296">
                <text:p>0.193700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85543981481">
                <text:p>0.193885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70717592593">
                <text:p>0.19407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55914351852">
                <text:p>0.194255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41099537037">
                <text:p>0.194441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26284722222">
                <text:p>0.194626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811469907407">
                <text:p>0.19481146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96655092593">
                <text:p>0.194996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81840277778">
                <text:p>0.195181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67025462963">
                <text:p>0.195367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52210648148">
                <text:p>0.19555221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737395833333">
                <text:p>0.19573739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22581018519">
                <text:p>0.195922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107766203704">
                <text:p>0.19610776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292939814815">
                <text:p>0.19629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78136574074">
                <text:p>0.196478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63321759259">
                <text:p>0.196663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48506944444">
                <text:p>0.19684850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03369212963">
                <text:p>0.197033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18877314815">
                <text:p>0.19721887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4040625">
                <text:p>0.197404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589247685185">
                <text:p>0.19758924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77443287037">
                <text:p>0.19777443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959618055556">
                <text:p>0.1979596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44803240741">
                <text:p>0.198144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329988425926">
                <text:p>0.19832998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515173611111">
                <text:p>0.19851517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700358796296">
                <text:p>0.19870035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85543981481">
                <text:p>0.19888554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70729166667">
                <text:p>0.199070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255914351852">
                <text:p>0.19925591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441099537037">
                <text:p>0.199441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26284722222">
                <text:p>0.19962628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811469907407">
                <text:p>0.19981146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96655092593">
                <text:p>0.19999665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181840277778">
                <text:p>0.20018184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367025462963">
                <text:p>0.200367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552210648148">
                <text:p>0.20055221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737395833333">
                <text:p>0.20073739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22581018518">
                <text:p>0.200922581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107766203704">
                <text:p>0.20110776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292951388889">
                <text:p>0.20129295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478136574074">
                <text:p>0.20147813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63321759259">
                <text:p>0.20166332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84849537037">
                <text:p>0.2018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03369212963">
                <text:p>0.20203369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218877314815">
                <text:p>0.20221887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4040625">
                <text:p>0.202404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589247685185">
                <text:p>0.20258924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74421296296">
                <text:p>0.20277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959618055556">
                <text:p>0.2029596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144803240741">
                <text:p>0.203144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329988425926">
                <text:p>0.20332998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515173611111">
                <text:p>0.20351517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700358796296">
                <text:p>0.20370035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85543981481">
                <text:p>0.20388554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070729166667">
                <text:p>0.204070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55914351852">
                <text:p>0.20425591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41099537037">
                <text:p>0.204441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626284722222">
                <text:p>0.20462628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811469907407">
                <text:p>0.20481146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96655092593">
                <text:p>0.20499665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181840277778">
                <text:p>0.20518184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367025462963">
                <text:p>0.205367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552210648148">
                <text:p>0.20555221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37395833333">
                <text:p>0.20573739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22581018518">
                <text:p>0.20592258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107766203704">
                <text:p>0.20610776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92951388889">
                <text:p>0.20629295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478136574074">
                <text:p>0.206478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663321759259">
                <text:p>0.20666332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48506944444">
                <text:p>0.20684850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03369212963">
                <text:p>0.2070336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218877314815">
                <text:p>0.20721887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4040625">
                <text:p>0.207404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589236111111">
                <text:p>0.20758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77443287037">
                <text:p>0.20777443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959618055556">
                <text:p>0.20795961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144803240741">
                <text:p>0.20814480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329988425926">
                <text:p>0.20832998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515173611111">
                <text:p>0.208515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700358796296">
                <text:p>0.20870035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885543981481">
                <text:p>0.20888554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070729166667">
                <text:p>0.20907072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255914351852">
                <text:p>0.20925591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441099537037">
                <text:p>0.209441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626273148148">
                <text:p>0.20962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811469907407">
                <text:p>0.20981146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996655092593">
                <text:p>0.2099966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81840277778">
                <text:p>0.21018184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367025462963">
                <text:p>0.210367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552210648148">
                <text:p>0.21055221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737395833333">
                <text:p>0.21073739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922581018518">
                <text:p>0.21092258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107766203704">
                <text:p>0.21110776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292951388889">
                <text:p>0.21129295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78136574074">
                <text:p>0.211478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663321759259">
                <text:p>0.21166332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848506944444">
                <text:p>0.21184850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03369212963">
                <text:p>0.2120336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218877314815">
                <text:p>0.21221887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4040625">
                <text:p>0.212404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589247685185">
                <text:p>0.2125892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7443287037">
                <text:p>0.21277443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59618055556">
                <text:p>0.21295961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44803240741">
                <text:p>0.21314480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29988425926">
                <text:p>0.21332998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15173611111">
                <text:p>0.213515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700358796296">
                <text:p>0.21370035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85543981481">
                <text:p>0.21388554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70729166667">
                <text:p>0.21407072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55914351852">
                <text:p>0.21425591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41099537037">
                <text:p>0.214441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26284722222">
                <text:p>0.21462628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11469907407">
                <text:p>0.21481146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96655092593">
                <text:p>0.2149966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181840277778">
                <text:p>0.21518184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5367025462963">
                <text:p>0.215367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5552210648148">
                <text:p>0.21555221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5737395833333">
                <text:p>0.21573739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5922581018518">
                <text:p>0.215922581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6107766203704">
                <text:p>0.21610776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6292951388889">
                <text:p>0.21629295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6478136574074">
                <text:p>0.21647813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6663321759259">
                <text:p>0.21666332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6848506944444">
                <text:p>0.21684850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03369212963">
                <text:p>0.21703369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218877314815">
                <text:p>0.21721887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4040625">
                <text:p>0.217404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589247685185">
                <text:p>0.21758924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77443287037">
                <text:p>0.21777443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959618055556">
                <text:p>0.21795961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144803240741">
                <text:p>0.21814480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329988425926">
                <text:p>0.21832998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515173611111">
                <text:p>0.21851517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700358796296">
                <text:p>0.21870035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885543981481">
                <text:p>0.21888554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070729166667">
                <text:p>0.21907072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255914351852">
                <text:p>0.21925591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441099537037">
                <text:p>0.219441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626284722222">
                <text:p>0.21962628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811469907407">
                <text:p>0.21981146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996655092593">
                <text:p>0.219996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181840277778">
                <text:p>0.22018184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367025462963">
                <text:p>0.220367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552210648148">
                <text:p>0.22055221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737395833333">
                <text:p>0.22073739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922581018518">
                <text:p>0.22092258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107766203704">
                <text:p>0.22110776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292951388889">
                <text:p>0.221292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478136574074">
                <text:p>0.22147813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663321759259">
                <text:p>0.22166332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848506944444">
                <text:p>0.221848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03369212963">
                <text:p>0.22203369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218877314815">
                <text:p>0.22221887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4040625">
                <text:p>0.222404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589247685185">
                <text:p>0.22258924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77443287037">
                <text:p>0.22277443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959618055556">
                <text:p>0.22295961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144803240741">
                <text:p>0.22314480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329988425926">
                <text:p>0.22332998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515173611111">
                <text:p>0.22351517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700358796296">
                <text:p>0.22370035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885543981481">
                <text:p>0.223885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070729166667">
                <text:p>0.224070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255914351852">
                <text:p>0.22425591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441099537037">
                <text:p>0.224441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626284722222">
                <text:p>0.224626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811469907407">
                <text:p>0.22481146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996655092593">
                <text:p>0.224996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181840277778">
                <text:p>0.22518184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367025462963">
                <text:p>0.225367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552210648148">
                <text:p>0.22555221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737395833333">
                <text:p>0.225737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922581018518">
                <text:p>0.22592258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107766203704">
                <text:p>0.22610776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292951388889">
                <text:p>0.226292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478136574074">
                <text:p>0.22647813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6663321759259">
                <text:p>0.22666332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6848506944444">
                <text:p>0.22684850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703369212963">
                <text:p>0.22703369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7218877314815">
                <text:p>0.22721887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74040625">
                <text:p>0.227404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7589247685185">
                <text:p>0.22758924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777443287037">
                <text:p>0.22777443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7959618055556">
                <text:p>0.2279596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8144803240741">
                <text:p>0.2281448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8329988425926">
                <text:p>0.22832998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8515173611111">
                <text:p>0.2285151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8700358796296">
                <text:p>0.22870035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8885543981481">
                <text:p>0.22888554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070729166667">
                <text:p>0.22907072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255914351852">
                <text:p>0.22925591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441099537037">
                <text:p>0.229441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9626284722222">
                <text:p>0.22962628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811469907407">
                <text:p>0.22981146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996655092593">
                <text:p>0.22999665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181840277778">
                <text:p>0.23018184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367025462963">
                <text:p>0.23036702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552210648148">
                <text:p>0.23055221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737395833333">
                <text:p>0.23073739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922581018518">
                <text:p>0.230922581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1107766203704">
                <text:p>0.23110776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1292951388889">
                <text:p>0.23129295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1478136574074">
                <text:p>0.23147813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1663321759259">
                <text:p>0.23166332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1848506944444">
                <text:p>0.23184850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03369212963">
                <text:p>0.23203369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218877314815">
                <text:p>0.23221887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4040625">
                <text:p>0.2324040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589247685185">
                <text:p>0.23258924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77443287037">
                <text:p>0.23277443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959618055556">
                <text:p>0.23295961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144803240741">
                <text:p>0.23314480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329988425926">
                <text:p>0.23332998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515173611111">
                <text:p>0.23351517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3700358796296">
                <text:p>0.23370035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885543981481">
                <text:p>0.23388554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070729166667">
                <text:p>0.23407072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255914351852">
                <text:p>0.23425591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441099537037">
                <text:p>0.23444109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626284722222">
                <text:p>0.23462628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811469907407">
                <text:p>0.23481146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996655092593">
                <text:p>0.23499665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181840277778">
                <text:p>0.23518184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367025462963">
                <text:p>0.2353670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552210648148">
                <text:p>0.23555221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737395833333">
                <text:p>0.23573739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922581018518">
                <text:p>0.23592258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107766203704">
                <text:p>0.23610776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292951388889">
                <text:p>0.23629295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6478136574074">
                <text:p>0.23647813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6663321759259">
                <text:p>0.23666332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6848506944444">
                <text:p>0.23684850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703369212963">
                <text:p>0.23703369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7218877314815">
                <text:p>0.23721887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74040625">
                <text:p>0.237404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7589247685185">
                <text:p>0.23758924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777443287037">
                <text:p>0.23777443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7959618055556">
                <text:p>0.23795961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8144803240741">
                <text:p>0.23814480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8329988425926">
                <text:p>0.23832998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8515173611111">
                <text:p>0.23851517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8700358796296">
                <text:p>0.23870035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8885543981481">
                <text:p>0.23888554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9070729166667">
                <text:p>0.23907072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9255914351852">
                <text:p>0.23925591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9441099537037">
                <text:p>0.23944109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9626284722222">
                <text:p>0.23962628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9811469907407">
                <text:p>0.23981146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9996655092593">
                <text:p>0.23999665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0181840277778">
                <text:p>0.24018184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0367025462963">
                <text:p>0.24036702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0552210648148">
                <text:p>0.24055221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0737395833333">
                <text:p>0.24073739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40922581018518">
                <text:p>0.2409225810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1107766203704">
                <text:p>0.241107766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1292951388889">
                <text:p>0.24129295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1478136574074">
                <text:p>0.24147813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1663321759259">
                <text:p>0.24166332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1848506944444">
                <text:p>0.24184850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203369212963">
                <text:p>0.24203369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2218877314815">
                <text:p>0.242218877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24040625">
                <text:p>0.24240406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2589247685185">
                <text:p>0.24258924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277443287037">
                <text:p>0.24277443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2959618055556">
                <text:p>0.24295961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3144803240741">
                <text:p>0.24314480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3329988425926">
                <text:p>0.243329988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3515173611111">
                <text:p>0.24351517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3700358796296">
                <text:p>0.24370035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3885543981481">
                <text:p>0.243885543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4070729166667">
                <text:p>0.24407072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4255914351852">
                <text:p>0.244255914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4441099537037">
                <text:p>0.244441099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4626284722222">
                <text:p>0.244626284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4811469907407">
                <text:p>0.244811469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4996655092593">
                <text:p>0.244996655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5181840277778">
                <text:p>0.245181840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5367025462963">
                <text:p>0.24536702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5552210648148">
                <text:p>0.24555221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5737395833333">
                <text:p>0.24573739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5922581018519">
                <text:p>0.2459225810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6107766203704">
                <text:p>0.24610776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6292951388889">
                <text:p>0.24629295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6478136574074">
                <text:p>0.24647813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6663321759259">
                <text:p>0.246663321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6848506944444">
                <text:p>0.24684850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703369212963">
                <text:p>0.2470336921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7218877314815">
                <text:p>0.247218877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74040625">
                <text:p>0.24740406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7589247685185">
                <text:p>0.247589247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777443287037">
                <text:p>0.2477744328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7959618055556">
                <text:p>0.2479596180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8144803240741">
                <text:p>0.2481448032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8329988425926">
                <text:p>0.2483299884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8515173611111">
                <text:p>0.2485151736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8700358796296">
                <text:p>0.2487003587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8885543981481">
                <text:p>0.2488855439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9070729166667">
                <text:p>0.2490707291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9255914351852">
                <text:p>0.2492559143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9441099537037">
                <text:p>0.2494410995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9626284722222">
                <text:p>0.2496262847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9811469907407">
                <text:p>0.2498114699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9996655092593">
                <text:p>0.2499966550925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50181840277778">
                <text:p>0.2501818402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50367025462963">
                <text:p>0.2503670254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50552210648148">
                <text:p>0.2505522106481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0737395833333">
                <text:p>0.2507373958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0922581018518">
                <text:p>0.25092258101851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51107766203704">
                <text:p>0.2511077662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1107766203704">
                <text:p>0.2511077662037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